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9.435cm"/>
    </style:style>
    <style:style style:name="gr2" style:family="graphic" style:parent-style-name="standard">
      <style:graphic-properties draw:stroke="none" svg:stroke-color="#000000" draw:fill="none" draw:fill-color="#ffffff" fo:min-height="22.641cm"/>
    </style:style>
    <style:style style:name="gr3" style:family="graphic" style:parent-style-name="standard">
      <style:graphic-properties draw:stroke="none" svg:stroke-color="#000000" draw:fill="solid" draw:fill-color="#ebebff" draw:textarea-horizontal-align="left" draw:auto-grow-height="true" draw:auto-grow-width="false" fo:min-height="5.592cm" fo:min-width="11.58cm"/>
    </style:style>
    <style:style style:name="gr4" style:family="graphic" style:parent-style-name="standard">
      <style:graphic-properties draw:stroke="none" svg:stroke-color="#000000" draw:fill="solid" draw:fill-color="#ebebff" draw:textarea-horizontal-align="left" draw:auto-grow-height="true" draw:auto-grow-width="false" fo:min-height="7.827cm" fo:min-width="10.239cm"/>
    </style:style>
    <style:style style:name="gr5" style:family="graphic" style:parent-style-name="standard">
      <style:graphic-properties draw:stroke="none" draw:fill="solid" draw:fill-color="#ebebff" fo:min-height="5.033cm"/>
    </style:style>
    <style:style style:name="gr6" style:family="graphic" style:parent-style-name="standard">
      <style:graphic-properties draw:stroke="none" svg:stroke-color="#c9c6ff" draw:fill="solid" draw:fill-color="#c9c6ff" draw:auto-grow-height="false" fo:min-height="1.289cm"/>
    </style:style>
    <style:style style:name="gr7" style:family="graphic" style:parent-style-name="standard">
      <style:graphic-properties draw:stroke="none" draw:fill="solid" draw:fill-color="#ebebff" fo:min-height="4.601cm"/>
    </style:style>
    <style:style style:name="gr8" style:family="graphic" style:parent-style-name="standard">
      <style:graphic-properties draw:stroke="none" svg:stroke-color="#000000" draw:fill="none" draw:fill-color="#ffffff" fo:min-height="22.61cm"/>
    </style:style>
    <style:style style:name="gr9" style:family="graphic" style:parent-style-name="standard">
      <style:graphic-properties draw:stroke="none" draw:fill="solid" draw:fill-color="#ebebff" fo:min-height="4.608cm"/>
    </style:style>
    <style:style style:name="gr10" style:family="graphic" style:parent-style-name="standard">
      <style:graphic-properties draw:stroke="none" draw:fill="solid" draw:fill-color="#ebebff" fo:min-height="3.509cm"/>
    </style:style>
    <style:style style:name="gr11" style:family="graphic" style:parent-style-name="standard">
      <style:graphic-properties draw:stroke="none" draw:fill="solid" draw:fill-color="#ebebff" fo:min-height="3.916cm"/>
    </style:style>
    <style:style style:name="gr12" style:family="graphic" style:parent-style-name="standard">
      <style:graphic-properties draw:stroke="none" svg:stroke-color="#000000" draw:fill="none" draw:fill-color="#ffffff" fo:min-height="21.34cm"/>
    </style:style>
    <style:style style:name="gr13" style:family="graphic" style:parent-style-name="standard">
      <style:graphic-properties draw:stroke="none" draw:fill="solid" draw:fill-color="#ebebff" fo:min-height="6.71cm"/>
    </style:style>
    <style:style style:name="gr14" style:family="graphic" style:parent-style-name="standard">
      <style:graphic-properties draw:stroke="none" draw:fill="solid" draw:fill-color="#ebebff" fo:min-height="6.456cm"/>
    </style:style>
    <style:style style:name="gr15" style:family="graphic" style:parent-style-name="standard">
      <style:graphic-properties draw:stroke="none" draw:fill="solid" draw:fill-color="#ebebff" fo:min-height="5.592cm"/>
    </style:style>
    <style:style style:name="gr16" style:family="graphic" style:parent-style-name="standard">
      <style:graphic-properties draw:stroke="none" draw:fill="solid" draw:fill-color="#ebebff" fo:min-height="7.827cm"/>
    </style:style>
    <style:style style:name="gr17" style:family="graphic" style:parent-style-name="standard">
      <style:graphic-properties draw:stroke="none" draw:fill="solid" draw:fill-color="#ebebff" fo:min-height="2.112cm"/>
    </style:style>
    <style:style style:name="gr18" style:family="graphic" style:parent-style-name="standard">
      <style:graphic-properties draw:stroke="none" draw:fill="solid" draw:fill-color="#ebebff" fo:min-height="2.315cm"/>
    </style:style>
    <style:style style:name="gr19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cm" fo:min-width="0cm"/>
    </style:style>
    <style:style style:name="gr20" style:family="graphic" style:parent-style-name="standard">
      <style:graphic-properties draw:stroke="none" svg:stroke-color="#000000" draw:fill="none" draw:fill-color="#ffffff" fo:min-height="18.165cm"/>
    </style:style>
    <style:style style:name="gr21" style:family="graphic" style:parent-style-name="standard">
      <style:graphic-properties draw:stroke="none" svg:stroke-color="#000000" draw:fill="solid" draw:fill-color="#f5f5ff" draw:textarea-horizontal-align="left" draw:auto-grow-height="true" draw:auto-grow-width="false" fo:min-height="3.73cm" fo:min-width="10.794cm"/>
    </style:style>
    <style:style style:name="gr22" style:family="graphic" style:parent-style-name="standard">
      <style:graphic-properties svg:stroke-width="0.025cm" draw:marker-start="Dimension_20_Lines" draw:marker-start-width="0.33cm" draw:marker-end="Dimension_20_Lines" draw:marker-end-width="0.33cm" draw:textarea-horizontal-align="center" draw:textarea-vertical-align="middle" fo:padding-top="0.137cm" fo:padding-bottom="0.137cm" fo:padding-left="0.262cm" fo:padding-right="0.262cm"/>
    </style:style>
    <style:style style:name="gr23" style:family="graphic" style:parent-style-name="standard">
      <style:graphic-properties draw:stroke="none" svg:stroke-color="#000000" draw:fill="none" draw:fill-color="#ffffff" fo:min-height="25.15cm"/>
    </style:style>
    <style:style style:name="gr24" style:family="graphic" style:parent-style-name="standard">
      <style:graphic-properties draw:stroke="none" svg:stroke-width="0cm" svg:stroke-color="#f5f5ff" draw:marker-start-width="0.2cm" draw:marker-end-width="0.2cm" draw:fill="solid" draw:fill-color="#f5f5ff" draw:textarea-horizontal-align="left" draw:auto-grow-height="true" draw:auto-grow-width="false" fo:min-height="3.281cm" fo:min-width="10.794cm"/>
    </style:style>
    <style:style style:name="gr25" style:family="graphic" style:parent-style-name="standard">
      <style:graphic-properties draw:stroke="none" svg:stroke-color="#000000" draw:fill="solid" draw:fill-color="#f5f5ff" draw:textarea-horizontal-align="left" draw:auto-grow-height="true" draw:auto-grow-width="false" fo:min-height="3.281cm" fo:min-width="10.794cm"/>
    </style:style>
    <style:style style:name="gr26" style:family="graphic" style:parent-style-name="standard">
      <style:graphic-properties draw:stroke="none" svg:stroke-color="#000000" draw:fill="none" draw:fill-color="#ffffff" fo:min-height="23.448cm"/>
    </style:style>
    <style:style style:name="gr27" style:family="graphic" style:parent-style-name="standard">
      <style:graphic-properties draw:stroke="none" svg:stroke-color="#f5f5ff" draw:fill="solid" draw:fill-color="#f5f5ff" draw:textarea-horizontal-align="left" draw:auto-grow-height="true" draw:auto-grow-width="false" fo:min-height="3.281cm" fo:min-width="10.794cm"/>
    </style:style>
    <style:style style:name="gr28" style:family="graphic" style:parent-style-name="standard">
      <style:graphic-properties draw:stroke="none" svg:stroke-color="#000000" draw:fill="none" draw:fill-color="#ffffff" fo:min-height="25.328cm"/>
    </style:style>
    <style:style style:name="gr29" style:family="graphic" style:parent-style-name="standard">
      <style:graphic-properties draw:stroke="none" svg:stroke-color="#000000" draw:fill="none" draw:fill-color="#ffffff" fo:min-height="27.149cm"/>
    </style:style>
    <style:style style:name="gr30" style:family="graphic" style:parent-style-name="standard">
      <style:graphic-properties draw:stroke="none" svg:stroke-color="#000000" draw:fill="none" draw:fill-color="#ffffff" fo:min-height="24.58cm"/>
    </style:style>
    <style:style style:name="gr31" style:family="graphic" style:parent-style-name="standard">
      <style:graphic-properties draw:stroke="none" svg:stroke-color="#000000" draw:fill="none" draw:fill-color="#ffffff" fo:min-height="21.791cm"/>
    </style:style>
    <style:style style:name="gr32" style:family="graphic" style:parent-style-name="standard">
      <style:graphic-properties draw:stroke="none" svg:stroke-color="#000000" draw:fill="none" draw:fill-color="#ffffff" fo:min-height="26.42cm"/>
    </style:style>
    <style:style style:name="gr33" style:family="graphic" style:parent-style-name="standard">
      <style:graphic-properties draw:stroke="none" svg:stroke-color="#000000" draw:fill="none" draw:fill-color="#ffffff" fo:min-height="25.42cm"/>
    </style:style>
    <style:style style:name="gr34" style:family="graphic" style:parent-style-name="standard">
      <style:graphic-properties draw:stroke="none" svg:stroke-color="#000000" draw:fill="none" draw:fill-color="#ffffff" fo:min-height="24.515cm"/>
    </style:style>
    <style:style style:name="gr35" style:family="graphic" style:parent-style-name="standard">
      <style:graphic-properties draw:stroke="none" svg:stroke-color="#000000" draw:fill="none" draw:fill-color="#ffffff" fo:min-height="25.09cm"/>
    </style:style>
    <style:style style:name="gr36" style:family="graphic" style:parent-style-name="standard">
      <style:graphic-properties draw:stroke="none" svg:stroke-color="#000000" draw:fill="none" draw:fill-color="#ffffff" fo:min-height="24.55cm"/>
    </style:style>
    <style:style style:name="gr37" style:family="graphic" style:parent-style-name="standard">
      <style:graphic-properties draw:stroke="none" svg:stroke-color="#000000" draw:fill="none" draw:fill-color="#ffffff" fo:min-height="24.647cm"/>
    </style:style>
    <style:style style:name="gr38" style:family="graphic" style:parent-style-name="standard">
      <style:graphic-properties draw:stroke="none" svg:stroke-color="#000000" draw:fill="none" draw:fill-color="#ffffff" fo:min-height="22.742cm"/>
    </style:style>
    <style:style style:name="gr39" style:family="graphic" style:parent-style-name="standard">
      <style:graphic-properties draw:stroke="none" svg:stroke-color="#000000" draw:fill="none" draw:fill-color="#ffffff" fo:min-height="25.055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4.066cm" fo:min-width="17.915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3.431cm" fo:min-width="17.915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3.975cm" fo:min-width="17.28cm"/>
    </style:style>
    <style:style style:name="gr43" style:family="graphic" style:parent-style-name="standard">
      <style:graphic-properties draw:stroke="none" draw:fill="none" fo:min-height="24.557cm"/>
    </style:style>
    <style:style style:name="P1" style:family="paragraph">
      <style:text-properties fo:font-family="'Bembo Std'" style:font-pitch="variable" fo:font-size="40pt" style:font-size-asian="40pt" style:font-size-complex="40pt"/>
    </style:style>
    <style:style style:name="P2" style:family="paragraph">
      <style:paragraph-properties fo:text-align="start"/>
    </style:style>
    <style:style style:name="P3" style:family="paragraph">
      <style:text-properties fo:font-family="Bembo" style:font-family-generic="roman" style:font-pitch="variable" fo:font-size="14pt" style:font-size-asian="14pt" style:font-size-complex="14pt"/>
    </style:style>
    <style:style style:name="P4" style:family="paragraph">
      <style:paragraph-properties fo:text-align="start"/>
      <style:text-properties fo:font-family="'Bembo Std'" style:font-pitch="variable"/>
    </style:style>
    <style:style style:name="P5" style:family="paragraph">
      <style:text-properties fo:font-family="'Bembo Std'" style:font-pitch="variable"/>
    </style:style>
    <style:style style:name="P6" style:family="paragraph">
      <style:text-properties fo:font-family="'URW Palladio L'" style:font-pitch="variable" fo:font-size="11pt" fo:font-weight="bold" style:font-size-asian="11pt" style:font-weight-asian="bold" style:font-size-complex="11pt" style:font-weight-complex="bold"/>
    </style:style>
    <style:style style:name="P7" style:family="paragraph">
      <style:paragraph-properties>
        <style:tab-stops>
          <style:tab-stop style:position="1.905cm"/>
        </style:tab-stops>
      </style:paragraph-properties>
    </style:style>
    <style:style style:name="P8" style:family="paragraph">
      <style:paragraph-properties>
        <style:tab-stops>
          <style:tab-stop style:position="1.905cm"/>
        </style:tab-stops>
      </style:paragraph-properties>
      <style:text-properties fo:font-family="'Bembo Std'" style:font-pitch="variable"/>
    </style:style>
    <style:style style:name="P9" style:family="paragraph">
      <style:text-properties fo:font-family="'Bembo Std'" style:font-pitch="variable" fo:font-size="13pt" style:font-size-asian="13pt" style:font-size-complex="13pt"/>
    </style:style>
    <style:style style:name="P10" style:family="paragraph">
      <style:paragraph-properties fo:text-align="start"/>
      <style:text-properties fo:font-family="'URW Bookman L'" style:font-pitch="variable" fo:font-size="11pt" style:font-size-asian="11pt" style:font-size-complex="11pt"/>
    </style:style>
    <style:style style:name="P11" style:family="paragraph">
      <style:paragraph-properties fo:text-align="center"/>
    </style:style>
    <style:style style:name="P12" style:family="paragraph">
      <style:paragraph-properties fo:text-align="start"/>
      <style:text-properties fo:font-family="Bembo" style:font-family-generic="roman" style:font-pitch="variable" fo:font-size="11pt" style:font-size-asian="11pt" style:font-size-complex="11pt"/>
    </style:style>
    <style:style style:name="P13" style:family="paragraph">
      <style:text-properties fo:color="#000000" fo:font-family="Calibri" style:font-pitch="variable" fo:font-size="10pt" style:font-size-asian="10pt" style:font-size-complex="10pt"/>
    </style:style>
    <style:style style:name="P14" style:family="paragraph">
      <style:text-properties fo:color="#000000" fo:font-family="Calibri" style:font-pitch="variable" fo:font-size="12pt" style:font-size-asian="12pt" style:font-size-complex="12pt"/>
    </style:style>
    <style:style style:name="P15" style:family="paragraph">
      <style:text-properties fo:font-family="Bembo" style:font-family-generic="roman" style:font-pitch="variable" fo:font-size="12pt" style:font-size-asian="12pt" style:font-size-complex="12pt"/>
    </style:style>
    <style:style style:name="P16" style:family="paragraph">
      <style:text-properties fo:font-family="'URW Bookman L'" style:font-pitch="variable" fo:font-size="13pt" style:font-size-asian="13pt" style:font-size-complex="13pt"/>
    </style:style>
    <style:style style:name="P17" style:family="paragraph">
      <style:text-properties fo:color="#000000" fo:font-family="'Tw Cen MT'" style:font-pitch="variable" fo:font-size="10pt" style:font-size-asian="10pt" style:font-size-complex="10pt"/>
    </style:style>
    <style:style style:name="P18" style:family="paragraph">
      <style:text-properties fo:color="#000000" fo:font-family="Consolas" style:font-pitch="fixed" fo:font-size="8pt" style:font-size-asian="8pt" style:font-size-complex="8pt"/>
    </style:style>
    <style:style style:name="P19" style:family="paragraph">
      <style:text-properties fo:color="#000000" fo:font-family="'URW Bookman L'" style:font-pitch="variable" fo:font-size="11pt" style:font-size-asian="11pt" style:font-size-complex="11pt"/>
    </style:style>
    <style:style style:name="P20" style:family="paragraph">
      <style:text-properties fo:color="#000000" fo:font-family="Consolas" style:font-pitch="fixed" fo:font-size="10pt" style:font-size-asian="10pt" style:font-size-complex="10pt"/>
    </style:style>
    <style:style style:name="P21" style:family="paragraph">
      <style:text-properties fo:color="#000000" fo:font-family="Bembo" style:font-family-generic="roman" style:font-pitch="variable" fo:font-size="13pt" style:font-size-asian="13pt" style:font-size-complex="13pt"/>
    </style:style>
    <style:style style:name="P22" style:family="paragraph">
      <style:text-properties fo:color="#000000" fo:font-family="Bembo" style:font-family-generic="roman" style:font-pitch="variable" fo:font-size="11pt" style:font-size-asian="11pt" style:font-size-complex="11pt"/>
    </style:style>
    <style:style style:name="P23" style:family="paragraph">
      <style:text-properties fo:color="#000000" fo:font-family="Courier" style:font-family-generic="modern" style:font-pitch="fixed" fo:font-size="11pt" style:font-size-asian="11pt" style:font-size-complex="11pt"/>
    </style:style>
    <style:style style:name="P24" style:family="paragraph">
      <style:text-properties fo:color="#000000" fo:font-family="'Bembo Std'" style:font-pitch="variable" fo:font-size="11pt" style:font-size-asian="11pt" style:font-size-complex="11pt"/>
    </style:style>
    <style:style style:name="P25" style:family="paragraph">
      <style:text-properties fo:color="#000000" fo:font-family="Courier" style:font-family-generic="modern" style:font-pitch="fixed" fo:font-size="8pt" fo:font-weight="normal" style:font-size-asian="8pt" style:font-weight-asian="normal" style:font-size-complex="8pt" style:font-weight-complex="normal"/>
    </style:style>
    <style:style style:name="P26" style:family="paragraph">
      <style:text-properties fo:color="#000000" fo:font-family="Bembo" style:font-family-generic="roman" style:font-pitch="variable" fo:font-size="8pt" style:font-size-asian="8pt" style:font-size-complex="8pt"/>
    </style:style>
    <style:style style:name="P27" style:family="paragraph">
      <style:text-properties fo:font-family="'URW Bookman L'" style:font-pitch="variable" fo:font-size="11pt" style:font-size-asian="11pt" style:font-size-complex="11pt"/>
    </style:style>
    <style:style style:name="P28" style:family="paragraph">
      <style:text-properties fo:color="#000000" fo:font-size="11pt" style:font-size-asian="11pt" style:font-size-complex="11pt"/>
    </style:style>
    <style:style style:name="P29" style:family="paragraph">
      <style:paragraph-properties>
        <style:tab-stops>
          <style:tab-stop style:position="1.905cm"/>
        </style:tab-stops>
      </style:paragraph-properties>
      <style:text-properties fo:color="#000000" fo:font-family="'URW Bookman L'" style:font-pitch="variable" fo:font-size="11pt" style:font-size-asian="11pt" style:font-size-complex="11pt"/>
    </style:style>
    <style:style style:name="P30" style:family="paragraph">
      <style:text-properties fo:color="#000000" fo:font-family="Courier" style:font-family-generic="modern" style:font-pitch="fixed" fo:font-size="10pt" style:font-size-asian="10pt" style:font-size-complex="10pt"/>
    </style:style>
    <style:style style:name="P31" style:family="paragraph">
      <style:paragraph-properties>
        <style:tab-stops>
          <style:tab-stop style:position="1.905cm"/>
        </style:tab-stops>
      </style:paragraph-properties>
      <style:text-properties fo:color="#000000" fo:font-family="Bembo" style:font-family-generic="roman" style:font-pitch="variable" fo:font-size="11pt" style:font-size-asian="11pt" style:font-size-complex="11pt"/>
    </style:style>
    <style:style style:name="P32" style:family="paragraph">
      <style:text-properties fo:color="#000000" fo:font-family="'Bembo Std'" style:font-pitch="variable" fo:font-size="13pt" style:font-size-asian="13pt" style:font-size-complex="13pt"/>
    </style:style>
    <style:style style:name="P33" style:family="paragraph">
      <style:text-properties fo:color="#000000" fo:font-family="Consolas" style:font-pitch="fixed" fo:font-size="11pt" style:font-size-asian="11pt" style:font-size-complex="11pt"/>
    </style:style>
    <style:style style:name="P34" style:family="paragraph">
      <style:paragraph-properties>
        <style:tab-stops>
          <style:tab-stop style:position="1.905cm"/>
        </style:tab-stops>
      </style:paragraph-properties>
      <style:text-properties fo:color="#000000" fo:font-family="Bembo" style:font-family-generic="roman" style:font-pitch="variable" fo:font-size="13pt" style:font-size-asian="13pt" style:font-size-complex="13pt"/>
    </style:style>
    <style:style style:name="P35" style:family="paragraph">
      <style:paragraph-properties>
        <style:tab-stops>
          <style:tab-stop style:position="1.905cm"/>
        </style:tab-stops>
      </style:paragraph-properties>
      <style:text-properties fo:color="#000000" fo:font-family="Consolas" style:font-pitch="fixed" fo:font-size="10pt" style:font-size-asian="10pt" style:font-size-complex="10pt"/>
    </style:style>
    <style:style style:name="P36" style:family="paragraph">
      <style:paragraph-properties>
        <style:tab-stops>
          <style:tab-stop style:position="0.318cm"/>
          <style:tab-stop style:position="0.476cm"/>
        </style:tab-stops>
      </style:paragraph-properties>
    </style:style>
    <style:style style:name="P37" style:family="paragraph">
      <style:paragraph-properties>
        <style:tab-stops>
          <style:tab-stop style:position="1.905cm"/>
        </style:tab-stops>
      </style:paragraph-properties>
      <style:text-properties fo:color="#000000" fo:font-family="Courier" style:font-family-generic="modern" style:font-pitch="fixed" fo:font-size="11pt" style:font-size-asian="11pt" style:font-size-complex="11pt"/>
    </style:style>
    <style:style style:name="P38" style:family="paragraph">
      <style:text-properties fo:font-family="Consolas" style:font-pitch="fixed" fo:font-size="10pt" style:font-size-asian="10pt" style:font-size-complex="10pt"/>
    </style:style>
    <style:style style:name="T1" style:family="text">
      <style:text-properties fo:font-family="'Bembo Std'" style:font-pitch="variable" fo:font-size="40pt" style:font-size-asian="40pt" style:font-size-complex="40pt"/>
    </style:style>
    <style:style style:name="T2" style:family="text">
      <style:text-properties fo:color="#004000" fo:font-family="'Bembo Std'" style:font-pitch="variable" fo:font-size="72pt" style:font-size-asian="72pt" style:font-size-complex="72pt"/>
    </style:style>
    <style:style style:name="T3" style:family="text">
      <style:text-properties fo:color="#024c1c" fo:font-family="'Bembo Std'" style:font-pitch="variable" fo:font-size="18pt" style:font-size-asian="18pt" style:font-family-complex="Calibri" style:font-family-generic-complex="roman" style:font-pitch-complex="variable" style:font-size-complex="18pt"/>
    </style:style>
    <style:style style:name="T4" style:family="text">
      <style:text-properties fo:color="#024c1c" fo:font-family="'Bembo Std'" style:font-pitch="variable" fo:font-size="18pt" fo:language="en" fo:country="US" fo:font-style="normal" fo:font-weight="normal" style:font-size-asian="18pt" style:font-size-complex="18pt"/>
    </style:style>
    <style:style style:name="T5" style:family="text">
      <style:text-properties fo:color="#00000a" fo:font-family="'Bembo Std'" style:font-pitch="variable" fo:font-size="22pt" fo:font-weight="bold" style:font-size-asian="40pt" style:font-family-complex="Calibri" style:font-family-generic-complex="roman" style:font-pitch-complex="variable" style:font-size-complex="12.5pt" style:font-weight-complex="bold"/>
    </style:style>
    <style:style style:name="T6" style:family="text">
      <style:text-properties fo:color="#00000a" fo:font-family="'Bembo Std'" style:font-pitch="variable" fo:font-size="18pt" fo:language="en" fo:country="US" fo:font-style="normal" fo:font-weight="normal" style:font-size-asian="18pt" style:font-family-complex="Calibri" style:font-family-generic-complex="roman" style:font-pitch-complex="variable" style:font-size-complex="18pt" style:font-weight-complex="bold"/>
    </style:style>
    <style:style style:name="T7" style:family="text">
      <style:text-properties fo:color="#024c1c" fo:font-family="'Bembo Std'" style:font-pitch="variable" fo:font-size="24pt" style:font-size-asian="24pt" style:font-size-complex="24pt"/>
    </style:style>
    <style:style style:name="T8" style:family="text">
      <style:text-properties fo:color="#004000" fo:font-family="Bembo" style:font-family-generic="roman" style:font-pitch="variable" fo:font-size="14pt" style:font-size-asian="14pt" style:font-size-complex="14pt"/>
    </style:style>
    <style:style style:name="T9" style:family="text">
      <style:text-properties fo:color="#00000a" fo:font-family="Bembo" style:font-family-generic="roman" style:font-pitch="variable" fo:font-size="14pt" fo:language="en" fo:country="US" fo:font-style="normal" fo:font-weight="normal" style:font-size-asian="14pt" style:font-size-complex="14pt"/>
    </style:style>
    <style:style style:name="T10" style:family="text">
      <style:text-properties fo:color="#00000a" fo:font-family="Bembo" style:font-family-generic="roman" style:font-pitch="variable" fo:font-size="14pt" style:font-size-asian="14pt" style:font-size-complex="14pt"/>
    </style:style>
    <style:style style:name="T11" style:family="text">
      <style:text-properties fo:color="#004000" fo:font-family="'Bembo Std'" style:font-pitch="variable" fo:font-size="14pt" fo:language="en" fo:country="US" fo:font-style="normal" fo:font-weight="normal" style:font-size-asian="14pt" style:font-size-complex="14pt"/>
    </style:style>
    <style:style style:name="T12" style:family="text">
      <style:text-properties fo:color="#00000a" fo:font-family="'Bembo Std'" style:font-pitch="variable" fo:font-size="14pt" fo:language="en" fo:country="US" fo:font-style="normal" fo:font-weight="normal" style:font-size-asian="14pt" style:font-size-complex="14pt"/>
    </style:style>
    <style:style style:name="T13" style:family="text">
      <style:text-properties fo:color="#00000a" fo:font-family="'Bembo Std'" style:font-pitch="variable" fo:font-size="14pt" fo:language="en" fo:country="US" fo:font-style="normal" fo:font-weight="normal" style:font-size-asian="14pt" style:font-family-complex="Calibri" style:font-family-generic-complex="roman" style:font-pitch-complex="variable" style:font-size-complex="14pt"/>
    </style:style>
    <style:style style:name="T14" style:family="text">
      <style:text-properties fo:color="#00000a" fo:font-family="'Bembo Std'" style:font-pitch="variable" fo:font-size="14pt" style:font-size-asian="14pt" style:font-size-complex="14pt"/>
    </style:style>
    <style:style style:name="T15" style:family="text">
      <style:text-properties fo:color="#00000a" fo:font-family="'Bembo Std'" style:font-pitch="variable" fo:font-size="14pt" style:font-size-asian="14pt" style:font-family-complex="Calibri" style:font-family-generic-complex="roman" style:font-pitch-complex="variable" style:font-size-complex="14pt"/>
    </style:style>
    <style:style style:name="T16" style:family="text">
      <style:text-properties fo:color="#004000" fo:font-family="'Bembo Std'" style:font-pitch="variable" fo:font-size="14pt" style:font-size-asian="14pt" style:font-size-complex="14pt"/>
    </style:style>
    <style:style style:name="T17" style:family="text">
      <style:text-properties fo:font-family="'URW Palladio L'" style:font-pitch="variable" fo:font-size="4pt" fo:font-weight="bold" style:font-size-asian="4pt" style:font-weight-asian="bold" style:font-size-complex="4pt" style:font-weight-complex="bold"/>
    </style:style>
    <style:style style:name="T18" style:family="text">
      <style:text-properties fo:font-family="'Bembo Std'" style:font-pitch="variable" fo:font-size="11pt" fo:font-weight="bold" style:font-size-asian="11pt" style:font-weight-asian="bold" style:font-size-complex="11pt" style:font-weight-complex="bold"/>
    </style:style>
    <style:style style:name="T19" style:family="text">
      <style:text-properties fo:color="#000000" fo:font-family="'Bembo Std'" style:font-pitch="variable" fo:font-size="13pt" style:font-size-asian="13pt" style:font-size-complex="13pt"/>
    </style:style>
    <style:style style:name="T20" style:family="text">
      <style:text-properties fo:color="#000000" fo:font-family="'Bembo Std'" style:font-pitch="variable" fo:font-size="13pt" style:font-size-asian="13pt" style:font-family-complex="Calibri" style:font-family-generic-complex="roman" style:font-pitch-complex="variable" style:font-size-complex="13pt"/>
    </style:style>
    <style:style style:name="T21" style:family="text">
      <style:text-properties fo:color="#000000" fo:font-family="'Bembo Std'" style:font-pitch="variable" fo:font-size="14pt" style:font-size-asian="14pt" style:font-size-complex="14pt"/>
    </style:style>
    <style:style style:name="T22" style:family="text">
      <style:text-properties fo:color="#000000" fo:font-family="'Bembo Std'" style:font-pitch="variable" fo:font-size="14pt" style:font-size-asian="14pt" style:font-family-complex="Calibri" style:font-family-generic-complex="roman" style:font-pitch-complex="variable" style:font-size-complex="14pt"/>
    </style:style>
    <style:style style:name="T23" style:family="text">
      <style:text-properties fo:font-family="'Bembo Std'" style:font-pitch="variable" fo:font-size="13pt" style:font-size-asian="13pt" style:font-size-complex="13pt"/>
    </style:style>
    <style:style style:name="T24" style:family="text">
      <style:text-properties fo:color="#000000" fo:font-family="'Tw Cen MT'" style:font-pitch="variable" fo:font-size="13pt" fo:font-weight="normal" style:font-size-asian="13pt" style:font-weight-asian="normal" style:font-size-complex="13pt" style:font-weight-complex="normal"/>
    </style:style>
    <style:style style:name="T25" style:family="text">
      <style:text-properties fo:font-family="'Bembo Std'" style:font-pitch="variable" fo:font-size="13pt" fo:font-weight="bold" style:font-size-asian="13pt" style:font-weight-asian="bold" style:font-size-complex="13pt" style:font-weight-complex="bold"/>
    </style:style>
    <style:style style:name="T26" style:family="text">
      <style:text-properties fo:color="#666666" fo:font-family="'URW Bookman L'" style:font-pitch="variable" fo:font-size="6pt" fo:language="en" fo:country="US" fo:font-style="normal" fo:font-weight="normal" style:font-size-asian="6pt" style:font-size-complex="6pt"/>
    </style:style>
    <style:style style:name="T27" style:family="text">
      <style:text-properties fo:color="#00000a" fo:font-family="Consolas" style:font-pitch="fixed" fo:font-size="8pt" fo:font-weight="bold" style:font-size-asian="8pt" style:font-weight-asian="bold" style:font-family-complex="Courier, 'Courier New'" style:font-family-generic-complex="modern" style:font-pitch-complex="fixed" style:font-size-complex="8pt" style:font-weight-complex="bold"/>
    </style:style>
    <style:style style:name="T28" style:family="text">
      <style:text-properties fo:color="#00000a" fo:font-family="Consolas" style:font-pitch="fixed" fo:font-size="6pt" fo:font-weight="bold" style:font-size-asian="6pt" style:font-weight-asian="bold" style:font-family-complex="Courier, 'Courier New'" style:font-family-generic-complex="modern" style:font-pitch-complex="fixed" style:font-size-complex="6pt" style:font-weight-complex="bold"/>
    </style:style>
    <style:style style:name="T29" style:family="text">
      <style:text-properties fo:color="#00000a" fo:font-family="Consolas" style:font-pitch="fixed" fo:font-size="6pt" fo:language="en" fo:country="US" fo:font-style="normal" fo:font-weight="bold" style:font-size-asian="6pt" style:font-weight-asian="bold" style:font-family-complex="Courier, 'Courier New'" style:font-family-generic-complex="modern" style:font-pitch-complex="fixed" style:font-size-complex="6pt" style:font-weight-complex="bold"/>
    </style:style>
    <style:style style:name="T30" style:family="text">
      <style:text-properties fo:color="#00000a" fo:font-family="Consolas" style:font-pitch="fixed" fo:font-size="4pt" fo:language="en" fo:country="US" fo:font-style="normal" fo:font-weight="bold" style:font-size-asian="4pt" style:font-weight-asian="bold" style:font-family-complex="Courier, 'Courier New'" style:font-family-generic-complex="modern" style:font-pitch-complex="fixed" style:font-size-complex="4pt" style:font-weight-complex="bold"/>
    </style:style>
    <style:style style:name="T31" style:family="text">
      <style:text-properties fo:color="#00000a" fo:font-family="Consolas" style:font-pitch="fixed" fo:font-size="6pt" fo:font-weight="bold" style:font-size-asian="6pt" style:font-weight-asian="bold" style:font-size-complex="6pt" style:font-weight-complex="bold"/>
    </style:style>
    <style:style style:name="T32" style:family="text">
      <style:text-properties fo:color="#00000a" fo:font-family="Consolas" style:font-pitch="fixed" fo:font-size="6pt" fo:language="en" fo:country="US" fo:font-style="normal" fo:font-weight="bold" style:font-size-asian="6pt" style:font-weight-asian="bold" style:font-size-complex="6pt" style:font-weight-complex="bold"/>
    </style:style>
    <style:style style:name="T33" style:family="text">
      <style:text-properties fo:color="#004000" fo:font-family="'Bembo Std'" style:font-pitch="variable" fo:font-size="13pt" fo:language="en" fo:country="US" fo:font-style="normal" fo:font-weight="normal" style:font-size-asian="13pt" style:font-family-complex="Calibri" style:font-family-generic-complex="roman" style:font-pitch-complex="variable" style:font-size-complex="13pt"/>
    </style:style>
    <style:style style:name="T34" style:family="text">
      <style:text-properties fo:color="#004000" fo:font-family="'Bembo Std'" style:font-pitch="variable" fo:font-size="13pt" style:font-size-asian="13pt" style:font-size-complex="13pt"/>
    </style:style>
    <style:style style:name="T35" style:family="text">
      <style:text-properties fo:color="#000000" fo:font-family="'Bembo Std'" style:font-pitch="variable" fo:font-size="13pt" fo:language="en" fo:country="US" fo:font-style="normal" fo:font-weight="normal" style:font-size-asian="13pt" style:font-size-complex="13pt"/>
    </style:style>
    <style:style style:name="T36" style:family="text">
      <style:text-properties fo:color="#666666" fo:font-family="'Bembo Std'" style:font-pitch="variable" fo:font-size="6pt" fo:language="en" fo:country="US" fo:font-style="normal" fo:font-weight="normal" style:font-size-asian="6pt" style:font-size-complex="6pt"/>
    </style:style>
    <style:style style:name="T37" style:family="text">
      <style:text-properties fo:color="#004000" fo:font-family="Bembo" style:font-family-generic="roman" style:font-pitch="variable" fo:font-size="12pt" style:font-size-asian="12pt" style:font-size-complex="12pt"/>
    </style:style>
    <style:style style:name="T38" style:family="text">
      <style:text-properties fo:color="#000000" fo:font-family="Bembo" style:font-family-generic="roman" style:font-pitch="variable" fo:font-size="12pt" fo:language="en" fo:country="US" fo:font-style="normal" fo:font-weight="normal" style:font-size-asian="12pt" style:font-size-complex="12pt"/>
    </style:style>
    <style:style style:name="T39" style:family="text">
      <style:text-properties fo:color="#666666" fo:font-family="Bembo" style:font-family-generic="roman" style:font-pitch="variable" fo:font-size="6pt" fo:language="en" fo:country="US" fo:font-style="normal" fo:font-weight="normal" style:font-size-asian="6pt" style:font-size-complex="6pt"/>
    </style:style>
    <style:style style:name="T40" style:family="text">
      <style:text-properties fo:font-size="11pt"/>
    </style:style>
    <style:style style:name="T41" style:family="text">
      <style:text-properties fo:color="#004000" fo:font-family="'URW Bookman L'" style:font-pitch="variable" fo:font-size="16pt" style:font-size-asian="16pt" style:font-size-complex="16pt"/>
    </style:style>
    <style:style style:name="T42" style:family="text">
      <style:text-properties fo:color="#000000" fo:font-family="Bembo" style:font-family-generic="roman" style:font-pitch="variable" fo:font-size="13pt" style:font-size-asian="13pt" style:font-size-complex="13pt"/>
    </style:style>
    <style:style style:name="T43" style:family="text">
      <style:text-properties fo:color="#00000a" fo:font-family="'Bembo Std'" style:font-pitch="variable" fo:font-size="13pt" fo:font-weight="normal" style:font-size-asian="13pt" style:font-weight-asian="normal" style:font-family-complex="Courier, 'Courier New'" style:font-family-generic-complex="modern" style:font-pitch-complex="fixed" style:font-size-complex="13pt" style:font-weight-complex="normal"/>
    </style:style>
    <style:style style:name="T44" style:family="text">
      <style:text-properties fo:color="#00000a" fo:font-family="Consolas" style:font-pitch="fixed" fo:font-size="10pt" fo:font-weight="normal" style:font-size-asian="10pt" style:font-weight-asian="normal" style:font-family-complex="Courier, 'Courier New'" style:font-family-generic-complex="modern" style:font-pitch-complex="fixed" style:font-size-complex="10pt" style:font-weight-complex="normal"/>
    </style:style>
    <style:style style:name="T45" style:family="text">
      <style:text-properties fo:color="#000000" fo:font-family="'Bembo Std'" style:font-pitch="variable" fo:font-size="13pt" fo:font-weight="normal" style:font-size-asian="13pt" style:font-weight-asian="normal" style:font-family-complex="Courier, 'Courier New'" style:font-family-generic-complex="modern" style:font-pitch-complex="fixed" style:font-size-complex="13pt" style:font-weight-complex="normal"/>
    </style:style>
    <style:style style:name="T46" style:family="text">
      <style:text-properties fo:color="#000000" fo:font-family="Consolas" style:font-pitch="fixed" fo:font-size="10pt" fo:font-weight="normal" style:font-size-asian="10pt" style:font-weight-asian="normal" style:font-family-complex="Courier, 'Courier New'" style:font-family-generic-complex="modern" style:font-pitch-complex="fixed" style:font-size-complex="10pt" style:font-weight-complex="normal"/>
    </style:style>
    <style:style style:name="T47" style:family="text">
      <style:text-properties fo:color="#004000" fo:font-family="Bembo" style:font-family-generic="roman" style:font-pitch="variable" fo:font-size="16pt" style:font-size-asian="16pt" style:font-size-complex="16pt"/>
    </style:style>
    <style:style style:name="T48" style:family="text">
      <style:text-properties fo:color="#000000" fo:font-family="Consolas" style:font-pitch="fixed" fo:font-size="8pt" style:font-size-asian="8pt" style:font-size-complex="8pt"/>
    </style:style>
    <style:style style:name="T49" style:family="text">
      <style:text-properties fo:font-size="8pt" style:font-size-asian="8pt" style:font-size-complex="8pt"/>
    </style:style>
    <style:style style:name="T50" style:family="text">
      <style:text-properties fo:color="#000000" fo:font-family="'Bembo Std'" style:font-pitch="variable" fo:font-size="10pt" style:font-size-asian="10pt" style:font-size-complex="10pt"/>
    </style:style>
    <style:style style:name="T51" style:family="text">
      <style:text-properties fo:color="#000000" fo:font-family="'Tw Cen MT'" style:font-pitch="variable" fo:font-size="13pt" style:font-size-asian="13pt" style:font-size-complex="13pt"/>
    </style:style>
    <style:style style:name="T52" style:family="text">
      <style:text-properties fo:color="#000000" fo:font-family="Consolas" style:font-pitch="fixed" fo:font-size="10pt" style:font-size-asian="10pt" style:font-size-complex="10pt"/>
    </style:style>
    <style:style style:name="T53" style:family="text">
      <style:text-properties fo:color="#000000" fo:font-family="Bembo" style:font-family-generic="roman" style:font-pitch="variable" fo:font-size="12pt" style:font-size-asian="12pt" style:font-size-complex="12pt"/>
    </style:style>
    <style:style style:name="T54" style:family="text">
      <style:text-properties fo:color="#000000" fo:font-family="'Bembo Std'" style:font-pitch="variable" fo:font-size="12pt" style:font-size-asian="12pt" style:font-size-complex="12pt"/>
    </style:style>
    <style:style style:name="T55" style:family="text">
      <style:text-properties fo:color="#004000" fo:font-family="'Bembo Std'" style:font-pitch="variable" fo:font-size="12pt" style:font-size-asian="12pt" style:font-size-complex="12pt"/>
    </style:style>
    <style:style style:name="T56" style:family="text">
      <style:text-properties fo:color="#004000" fo:font-family="Bembo" style:font-family-generic="roman" style:font-pitch="variable" fo:font-size="13pt" style:font-size-asian="13pt" style:font-size-complex="13pt"/>
    </style:style>
    <style:style style:name="T57" style:family="text">
      <style:text-properties fo:font-family="Bembo" style:font-family-generic="roman" style:font-pitch="variable" fo:font-size="13pt" style:font-size-asian="13pt" style:font-size-complex="13pt"/>
    </style:style>
    <style:style style:name="T58" style:family="text">
      <style:text-properties fo:color="#004000" fo:font-family="Consolas" style:font-pitch="fixed" fo:font-size="8pt" fo:font-weight="bold" style:font-size-asian="8pt" style:font-weight-asian="bold" style:font-size-complex="8pt" style:font-weight-complex="bold"/>
    </style:style>
    <style:style style:name="T59" style:family="text">
      <style:text-properties fo:color="#000000" fo:font-family="Consolas" style:font-pitch="fixed" fo:font-size="8pt" fo:font-weight="bold" style:font-size-asian="8pt" style:font-weight-asian="bold" style:font-size-complex="8pt" style:font-weight-complex="bold"/>
    </style:style>
    <style:style style:name="T60" style:family="text">
      <style:text-properties fo:color="#00000a" fo:font-family="Consolas" style:font-pitch="fixed" fo:font-size="8pt" fo:font-weight="bold" style:font-size-asian="8pt" style:font-weight-asian="bold" style:font-family-complex="Consolas" style:font-family-generic-complex="roman" style:font-pitch-complex="variable" style:font-size-complex="8pt" style:font-weight-complex="bold"/>
    </style:style>
    <style:style style:name="T61" style:family="text">
      <style:text-properties fo:color="#00000a" fo:font-family="Consolas" style:font-pitch="fixed" fo:font-size="8pt" fo:language="en" fo:country="US" fo:font-style="normal" fo:font-weight="bold" style:font-size-asian="8pt" style:font-weight-asian="bold" style:font-size-complex="8pt" style:font-weight-complex="bold"/>
    </style:style>
    <style:style style:name="T62" style:family="text">
      <style:text-properties fo:color="#000000" fo:font-family="Calibri" style:font-pitch="variable" fo:font-size="12pt" style:font-size-asian="12pt" style:font-size-complex="12pt"/>
    </style:style>
    <style:style style:name="T63" style:family="text">
      <style:text-properties fo:color="#00000a" fo:font-family="'Bembo Std'" style:font-pitch="variable" fo:font-size="13pt" fo:language="en" fo:country="US" fo:font-style="normal" fo:font-weight="normal" style:font-size-asian="13pt" style:font-size-complex="13pt"/>
    </style:style>
    <style:style style:name="T64" style:family="text">
      <style:text-properties fo:font-family="'Tw Cen MT'" style:font-pitch="variable" fo:font-size="13pt" style:font-size-asian="13pt" style:font-size-complex="13pt"/>
    </style:style>
    <style:style style:name="T65" style:family="text">
      <style:text-properties fo:color="#00000a" fo:font-family="Consolas" style:font-pitch="fixed" fo:font-size="10pt" fo:language="en" fo:country="US" fo:font-style="normal" fo:font-weight="normal" style:font-size-asian="10pt" style:font-size-complex="10pt"/>
    </style:style>
    <style:style style:name="T66" style:family="text">
      <style:text-properties fo:font-family="Consolas" style:font-pitch="fixed" fo:font-size="10pt" style:font-size-asian="10pt" style:font-size-complex="10pt"/>
    </style:style>
    <style:style style:name="T67" style:family="text">
      <style:text-properties fo:color="#000000" fo:font-family="Consolas" style:font-pitch="fixed" fo:font-size="10pt" fo:language="en" fo:country="US" fo:font-style="normal" fo:font-weight="normal" style:font-size-asian="10pt" style:font-size-complex="10pt"/>
    </style:style>
    <style:style style:name="T68" style:family="text">
      <style:text-properties fo:color="#000000" fo:font-family="Bembo" style:font-family-generic="roman" style:font-pitch="variable" fo:font-size="13pt" fo:language="en" fo:country="US" fo:font-style="normal" fo:font-weight="normal" style:font-size-asian="13pt" style:font-size-complex="13pt"/>
    </style:style>
    <style:style style:name="T69" style:family="text">
      <style:text-properties fo:color="#000000" fo:font-family="'Bembo Std'" style:font-pitch="variable" fo:font-size="13pt" fo:language="en" fo:country="US" fo:font-style="normal" fo:font-weight="normal" style:font-size-asian="13pt" style:font-family-complex="Calibri" style:font-family-generic-complex="roman" style:font-pitch-complex="variable" style:font-size-complex="13pt"/>
    </style:style>
    <style:style style:name="T70" style:family="text">
      <style:text-properties fo:color="#000000" fo:font-family="Calibri" style:font-pitch="variable" fo:font-size="12pt" fo:language="en" fo:country="US" fo:font-style="normal" fo:font-weight="normal" style:font-size-asian="12pt" style:font-size-complex="12pt"/>
    </style:style>
    <style:style style:name="T71" style:family="text">
      <style:text-properties fo:color="#666666" fo:font-family="'Bembo Std'" style:font-pitch="variable" fo:font-size="13pt" fo:language="en" fo:country="US" fo:font-style="normal" fo:font-weight="normal" style:font-size-asian="13pt" style:font-size-complex="13pt"/>
    </style:style>
    <style:style style:name="T72" style:family="text">
      <style:text-properties fo:color="#00000a" fo:font-family="'Bembo Std'" style:font-pitch="variable" fo:font-size="13pt" fo:language="en" fo:country="US" fo:font-style="normal" fo:font-weight="normal" style:font-size-asian="13pt" style:font-family-complex="Calibri" style:font-family-generic-complex="roman" style:font-pitch-complex="variable" style:font-size-complex="13pt"/>
    </style:style>
    <style:style style:name="T73" style:family="text">
      <style:text-properties fo:color="#00000a" fo:font-family="'Tw Cen MT'" style:font-pitch="variable" fo:font-size="13pt" fo:language="en" fo:country="US" fo:font-style="normal" fo:font-weight="normal" style:font-size-asian="13pt" style:font-family-complex="Calibri" style:font-family-generic-complex="roman" style:font-pitch-complex="variable" style:font-size-complex="13pt"/>
    </style:style>
    <style:style style:name="T74" style:family="text">
      <style:text-properties fo:color="#00000a" fo:font-family="Consolas" style:font-pitch="fixed" fo:font-size="8pt" fo:language="en" fo:country="US" fo:font-style="normal" fo:font-weight="normal" style:font-size-asian="8pt" style:font-size-complex="8pt"/>
    </style:style>
    <style:style style:name="T75" style:family="text">
      <style:text-properties fo:color="#000000" fo:font-family="Consolas" style:font-pitch="fixed" fo:font-size="8pt" fo:language="en" fo:country="US" fo:font-style="normal" fo:font-weight="normal" style:font-size-asian="8pt" style:font-size-complex="8pt"/>
    </style:style>
    <style:style style:name="T76" style:family="text">
      <style:text-properties fo:color="#004000" fo:font-family="'Bembo Std'" style:font-pitch="variable" fo:font-size="13pt" fo:language="en" fo:country="US" fo:font-style="normal" fo:font-weight="normal" style:font-size-asian="13pt" style:font-size-complex="13pt"/>
    </style:style>
    <style:style style:name="T77" style:family="text">
      <style:text-properties fo:color="#00000a" fo:font-family="Consolas" style:font-pitch="fixed" fo:font-size="8pt" fo:language="en" fo:country="US" fo:font-style="normal" fo:font-weight="normal" style:font-size-asian="8pt" style:font-family-complex="Calibri" style:font-family-generic-complex="roman" style:font-pitch-complex="variable" style:font-size-complex="8pt"/>
    </style:style>
    <style:style style:name="T78" style:family="text">
      <style:text-properties fo:color="#004000" fo:font-family="Consolas" style:font-pitch="fixed" fo:font-size="8pt" fo:language="en" fo:country="US" fo:font-style="normal" fo:font-weight="normal" style:font-size-asian="8pt" style:font-size-complex="8pt"/>
    </style:style>
    <style:style style:name="T79" style:family="text">
      <style:text-properties fo:color="#00000a" fo:font-family="'Bembo Std'" style:font-pitch="variable" fo:font-size="10pt" fo:language="en" fo:country="US" fo:font-style="normal" fo:font-weight="normal" style:font-size-asian="10pt" style:font-size-complex="10pt"/>
    </style:style>
    <style:style style:name="T80" style:family="text">
      <style:text-properties fo:color="#00000a" fo:font-family="'Bembo Std'" style:font-pitch="variable" fo:font-size="10pt" fo:language="en" fo:country="US" fo:font-style="normal" fo:font-weight="normal" style:font-size-asian="10pt" style:font-family-complex="Calibri" style:font-family-generic-complex="roman" style:font-pitch-complex="variable" style:font-size-complex="10pt"/>
    </style:style>
    <style:style style:name="T81" style:family="text">
      <style:text-properties fo:color="#00000a" fo:font-family="Calibri" style:font-pitch="variable" fo:font-size="12pt" fo:language="en" fo:country="US" fo:font-style="normal" fo:font-weight="normal" style:font-size-asian="12pt" style:font-size-complex="12pt"/>
    </style:style>
    <style:style style:name="T82" style:family="text">
      <style:text-properties fo:color="#00000a" fo:font-family="Consolas" style:font-pitch="fixed" fo:font-size="10pt" fo:language="en" fo:country="US" fo:font-style="normal" fo:font-weight="normal" style:font-size-asian="10pt" style:font-family-complex="Calibri" style:font-family-generic-complex="roman" style:font-pitch-complex="variable" style:font-size-complex="10pt"/>
    </style:style>
    <style:style style:name="T83" style:family="text">
      <style:text-properties fo:font-family="Consolas" style:font-pitch="fixed" fo:font-size="8pt" style:font-size-asian="8pt" style:font-size-complex="8pt"/>
    </style:style>
    <style:style style:name="T84" style:family="text">
      <style:text-properties fo:color="#00000a" fo:font-family="Consolas" style:font-pitch="fixed" fo:font-size="9pt" fo:language="en" fo:country="US" fo:font-style="normal" fo:font-weight="normal" style:font-size-asian="9pt" style:font-family-complex="Calibri" style:font-family-generic-complex="roman" style:font-pitch-complex="variable" style:font-size-complex="9pt"/>
    </style:style>
    <style:style style:name="T85" style:family="text">
      <style:text-properties fo:color="#000000" fo:font-family="'URW Bookman L'" style:font-pitch="variable" fo:font-size="11pt" style:font-size-asian="11pt" style:font-size-complex="11pt"/>
    </style:style>
    <style:style style:name="T86" style:family="text">
      <style:text-properties fo:color="#666666" fo:font-family="Calibri" style:font-pitch="variable" fo:font-size="6pt" fo:language="en" fo:country="US" fo:font-style="normal" fo:font-weight="normal" style:font-size-asian="6pt" style:font-size-complex="6pt"/>
    </style:style>
    <style:style style:name="T87" style:family="text">
      <style:text-properties fo:color="#004000" fo:font-family="Bembo" style:font-family-generic="roman" style:font-pitch="variable" fo:font-size="13pt" fo:language="en" fo:country="US" fo:font-style="normal" fo:font-weight="normal" style:font-size-asian="13pt" style:font-size-complex="13pt"/>
    </style:style>
    <style:style style:name="T88" style:family="text">
      <style:text-properties fo:color="#666666" fo:font-family="Calibri" style:font-pitch="variable" fo:font-size="12pt" fo:language="en" fo:country="US" fo:font-style="normal" fo:font-weight="normal" style:font-size-asian="12pt" style:font-size-complex="12pt"/>
    </style:style>
    <style:style style:name="T89" style:family="text">
      <style:text-properties fo:color="#00000a" fo:font-family="Consolas" style:font-pitch="fixed" fo:font-size="8pt" fo:language="en" fo:country="US" fo:font-style="normal" fo:font-weight="normal" style:font-size-asian="8pt" style:font-family-complex="Consolas" style:font-family-generic-complex="roman" style:font-pitch-complex="variable" style:font-size-complex="8pt"/>
    </style:style>
    <style:style style:name="T90" style:family="text">
      <style:text-properties fo:color="#00000a" fo:font-family="Consolas" style:font-pitch="fixed" fo:font-size="10pt" fo:language="en" fo:country="US" fo:font-style="normal" fo:font-weight="normal" style:font-size-asian="10pt" style:font-family-complex="Consolas" style:font-family-generic-complex="roman" style:font-pitch-complex="variable" style:font-size-complex="10pt"/>
    </style:style>
    <style:style style:name="T91" style:family="text">
      <style:text-properties fo:color="#666666" fo:font-family="Bembo" style:font-family-generic="roman" style:font-pitch="variable" fo:font-size="12pt" fo:language="en" fo:country="US" fo:font-style="normal" fo:font-weight="normal" style:font-size-asian="12pt" style:font-size-complex="12pt"/>
    </style:style>
    <style:style style:name="T92" style:family="text">
      <style:text-properties fo:color="#000000" fo:font-family="'Tw Cen MT'" style:font-pitch="variable" fo:font-size="13pt" fo:language="en" fo:country="US" fo:font-style="normal" fo:font-weight="normal" style:font-size-asian="13pt" style:font-weight-asian="normal" style:font-size-complex="13pt" style:font-weight-complex="normal"/>
    </style:style>
    <style:style style:name="T93" style:family="text">
      <style:text-properties fo:color="#000000" fo:font-family="'Bembo Std'" style:font-pitch="variable" fo:font-size="13pt" fo:language="en" fo:country="US" fo:font-style="normal" fo:font-weight="normal" style:font-size-asian="13pt" style:font-weight-asian="normal" style:font-size-complex="13pt" style:font-weight-complex="normal"/>
    </style:style>
    <style:style style:name="T94" style:family="text">
      <style:text-properties fo:color="#000000" fo:font-family="Consolas" style:font-pitch="fixed" fo:font-size="10pt" fo:language="en" fo:country="US" fo:font-style="normal" fo:font-weight="normal" style:font-size-asian="10pt" style:font-weight-asian="normal" style:font-size-complex="10pt" style:font-weight-complex="normal"/>
    </style:style>
    <style:style style:name="T95" style:family="text">
      <style:text-properties fo:color="#000000" fo:font-family="Calibri" style:font-pitch="variable" fo:font-size="10pt" fo:language="en" fo:country="US" fo:font-style="normal" fo:font-weight="normal" style:font-size-asian="10pt" style:font-weight-asian="normal" style:font-size-complex="10pt" style:font-weight-complex="normal"/>
    </style:style>
    <style:style style:name="T96" style:family="text">
      <style:text-properties fo:color="#00000a" fo:font-family="'Bembo Std'" style:font-pitch="variable" fo:font-size="12pt" fo:language="en" fo:country="US" fo:font-style="normal" fo:font-weight="normal" style:font-size-asian="12pt" style:font-size-complex="12pt"/>
    </style:style>
    <style:style style:name="T97" style:family="text">
      <style:text-properties fo:color="#000000" fo:font-family="'Tw Cen MT'" style:font-pitch="variable" fo:font-size="13pt" fo:language="en" fo:country="US" fo:font-style="normal" fo:font-weight="normal" style:font-size-asian="13pt" style:font-size-complex="13pt"/>
    </style:style>
    <style:style style:name="T98" style:family="text">
      <style:text-properties fo:color="#000000" fo:font-family="'URW Bookman L'" style:font-pitch="variable" fo:font-size="11pt" fo:language="en" fo:country="US" fo:font-style="normal" fo:font-weight="normal" style:font-size-asian="11pt" style:font-size-complex="11pt"/>
    </style:style>
    <style:style style:name="T99" style:family="text">
      <style:text-properties fo:color="#000000" fo:font-family="Calibri" style:font-pitch="variable" fo:font-size="11pt" fo:language="en" fo:country="US" fo:font-style="normal" fo:font-weight="normal" style:font-size-asian="11pt" style:font-size-complex="11pt"/>
    </style:style>
    <style:style style:name="T100" style:family="text">
      <style:text-properties fo:color="#000000" fo:font-family="Calibri" style:font-pitch="variable" fo:font-size="11pt" style:font-size-asian="11pt" style:font-size-complex="11pt"/>
    </style:style>
    <style:style style:name="T101" style:family="text">
      <style:text-properties fo:color="#000000" fo:font-family="'Bembo Std'" style:font-pitch="variable" fo:font-size="10pt" fo:language="en" fo:country="US" fo:font-style="normal" fo:font-weight="normal" style:font-size-asian="10pt" style:font-size-complex="10pt"/>
    </style:style>
    <style:style style:name="T102" style:family="text">
      <style:text-properties fo:color="#000000" fo:font-family="Consolas" style:font-pitch="fixed" fo:font-size="12pt" fo:language="en" fo:country="US" fo:font-style="normal" fo:font-weight="normal" style:font-size-asian="12pt" style:font-size-complex="12pt"/>
    </style:style>
    <style:style style:name="T103" style:family="text">
      <style:text-properties fo:color="#000000" fo:font-family="'Bembo Std'" style:font-pitch="variable" fo:font-size="12pt" fo:language="en" fo:country="US" fo:font-style="normal" fo:font-weight="normal" style:font-size-asian="12pt" style:font-size-complex="12pt"/>
    </style:style>
    <style:style style:name="T104" style:family="text">
      <style:text-properties fo:color="#004000" fo:font-family="'Bembo Std'" style:font-pitch="variable" fo:font-size="13pt" fo:language="en" fo:country="US" fo:font-style="normal" fo:font-weight="normal" style:font-size-asian="13pt" style:font-weight-asian="normal" style:font-size-complex="13pt" style:font-weight-complex="normal"/>
    </style:style>
    <style:style style:name="T105" style:family="text">
      <style:text-properties fo:color="#00000a" fo:font-family="'Bembo Std'" style:font-pitch="variable" fo:font-size="13pt" style:font-size-asian="13pt" style:font-size-complex="13pt"/>
    </style:style>
    <style:style style:name="T106" style:family="text">
      <style:text-properties fo:color="#00000a" fo:font-family="'Bembo Std'" style:font-pitch="variable" fo:font-size="13pt" style:font-size-asian="13pt" style:font-family-complex="Calibri" style:font-family-generic-complex="roman" style:font-pitch-complex="variable" style:font-size-complex="13pt"/>
    </style:style>
    <style:style style:name="T107" style:family="text">
      <style:text-properties fo:color="#666666" fo:font-family="'Bembo Std'" style:font-pitch="variable" fo:font-size="6pt" style:font-size-asian="6pt" style:font-size-complex="6pt"/>
    </style:style>
    <style:style style:name="T108" style:family="text">
      <style:text-properties fo:color="#666666" fo:font-family="'Bembo Std'" style:font-pitch="variable" fo:font-size="6pt" style:font-size-asian="6pt" style:font-family-complex="Calibri" style:font-family-generic-complex="roman" style:font-pitch-complex="variable" style:font-size-complex="6pt"/>
    </style:style>
    <style:style style:name="T109" style:family="text">
      <style:text-properties fo:color="#000000" fo:font-family="Bembo" style:font-family-generic="roman" style:font-pitch="variable" fo:font-size="13pt" fo:language="en" fo:country="US" fo:font-style="normal" fo:font-weight="normal" style:font-size-asian="13pt" style:font-weight-asian="normal" style:font-size-complex="13pt" style:font-weight-complex="normal"/>
    </style:style>
    <style:style style:name="T110" style:family="text">
      <style:text-properties fo:color="#000000" fo:font-family="'Bembo Std'" style:font-pitch="variable" fo:font-size="13pt" fo:language="en" fo:country="US" fo:font-style="normal" fo:font-weight="normal" style:font-size-asian="13pt" style:language-asian="zh" style:country-asian="CN" style:font-weight-asian="normal" style:font-size-complex="13pt" style:font-weight-complex="normal"/>
    </style:style>
    <style:style style:name="T111" style:family="text">
      <style:text-properties fo:color="#000000" fo:font-family="'Bembo Std'" style:font-pitch="variable" fo:font-size="13pt" fo:language="en" fo:country="US" fo:font-style="normal" fo:font-weight="normal" style:font-size-asian="13pt" style:font-weight-asian="normal" style:font-family-complex="Calibri" style:font-family-generic-complex="roman" style:font-pitch-complex="variable" style:font-size-complex="13pt" style:font-weight-complex="normal"/>
    </style:style>
    <style:style style:name="T112" style:family="text">
      <style:text-properties fo:color="#00000a" fo:font-family="'Bembo Std'" style:font-pitch="variable" fo:font-size="13pt" fo:language="en" fo:country="US" fo:font-style="normal" fo:font-weight="normal" style:font-size-asian="13pt" style:font-weight-asian="normal" style:font-size-complex="13pt" style:font-weight-complex="normal"/>
    </style:style>
    <style:style style:name="T113" style:family="text">
      <style:text-properties fo:color="#666666" fo:font-family="'Bembo Std'" style:font-pitch="variable" fo:font-size="13pt" style:font-size-asian="13pt" style:font-family-complex="Calibri" style:font-family-generic-complex="roman" style:font-pitch-complex="variable" style:font-size-complex="13pt"/>
    </style:style>
    <style:style style:name="T114" style:family="text">
      <style:text-properties fo:color="#000000" fo:font-family="'Bembo Std'" style:font-pitch="variable" fo:font-size="12pt" style:font-size-asian="12pt" style:font-family-complex="Calibri" style:font-family-generic-complex="roman" style:font-pitch-complex="variable" style:font-size-complex="12pt"/>
    </style:style>
    <style:style style:name="T115" style:family="text">
      <style:text-properties fo:color="#000000" fo:font-family="Consolas" style:font-pitch="fixed" fo:font-size="10pt" style:font-size-asian="10pt" style:font-family-complex="Calibri" style:font-family-generic-complex="roman" style:font-pitch-complex="variable" style:font-size-complex="10pt"/>
    </style:style>
    <style:style style:name="T116" style:family="text">
      <style:text-properties fo:color="#000000" fo:font-family="Consolas" style:font-pitch="fixed" fo:font-size="10pt" style:font-size-asian="10pt" style:font-family-complex="Consolas" style:font-family-generic-complex="roman" style:font-pitch-complex="variable" style:font-size-complex="10pt"/>
    </style:style>
    <style:style style:name="T117" style:family="text">
      <style:text-properties fo:color="#000000" fo:font-family="Consolas" style:font-pitch="fixed" fo:font-size="10pt" fo:language="en" fo:country="US" fo:font-style="normal" fo:font-weight="normal" style:font-size-asian="10pt" style:font-family-complex="Calibri" style:font-family-generic-complex="roman" style:font-pitch-complex="variable" style:font-size-complex="10pt"/>
    </style:style>
    <style:style style:name="T118" style:family="text">
      <style:text-properties fo:color="#000000" fo:font-family="Bembo" style:font-family-generic="roman" style:font-pitch="variable" fo:font-size="13pt" style:font-size-asian="13pt" style:font-family-complex="Calibri" style:font-family-generic-complex="roman" style:font-pitch-complex="variable" style:font-size-complex="13pt"/>
    </style:style>
    <style:style style:name="T119" style:family="text">
      <style:text-properties fo:color="#000000" fo:font-family="'URW Bookman L'" style:font-pitch="variable" fo:font-size="11pt" fo:language="en" fo:country="US" fo:font-style="normal" fo:font-weight="normal" style:font-size-asian="11pt" style:font-weight-asian="normal" style:font-size-complex="11pt" style:font-weight-complex="normal"/>
    </style:style>
    <style:style style:name="T120" style:family="text">
      <style:text-properties fo:color="#000000" fo:font-family="Consolas" style:font-pitch="fixed" fo:font-size="8pt" fo:language="en" fo:country="US" fo:font-style="normal" fo:font-weight="normal" style:font-size-asian="8pt" style:font-weight-asian="normal" style:font-size-complex="8pt" style:font-weight-complex="normal"/>
    </style:style>
    <style:style style:name="T121" style:family="text">
      <style:text-properties fo:color="#000000" fo:font-family="Consolas" style:font-pitch="fixed" fo:font-size="8pt" fo:language="en" fo:country="US" fo:font-style="normal" fo:font-weight="normal" style:font-size-asian="8pt" style:font-weight-asian="normal" style:font-family-complex="Consolas" style:font-family-generic-complex="roman" style:font-pitch-complex="variable" style:font-size-complex="8pt" style:font-weight-complex="normal"/>
    </style:style>
    <style:style style:name="T122" style:family="text">
      <style:text-properties fo:color="#666666" fo:font-family="'Bembo Std'" style:font-pitch="variable" fo:font-size="6pt" fo:font-weight="normal" style:font-size-asian="6pt" style:font-weight-asian="normal" style:font-size-complex="6pt" style:font-weight-complex="normal"/>
    </style:style>
    <style:style style:name="T123" style:family="text">
      <style:text-properties fo:color="#666666" fo:font-family="'Bembo Std'" style:font-pitch="variable" fo:font-size="6pt" fo:font-weight="normal" style:font-size-asian="6pt" style:font-weight-asian="normal" style:font-family-complex="Calibri" style:font-family-generic-complex="roman" style:font-pitch-complex="variable" style:font-size-complex="6pt" style:font-weight-complex="normal"/>
    </style:style>
    <style:style style:name="T124" style:family="text">
      <style:text-properties fo:color="#000000" fo:font-family="'Bembo Std'" style:font-pitch="variable" fo:font-size="13pt" fo:font-weight="normal" style:font-size-asian="13pt" style:font-weight-asian="normal" style:font-size-complex="13pt" style:font-weight-complex="normal"/>
    </style:style>
    <style:style style:name="T125" style:family="text">
      <style:text-properties fo:color="#000000" fo:font-family="'Bembo Std'" style:font-pitch="variable" fo:font-size="13pt" fo:font-weight="normal" style:font-size-asian="13pt" style:font-weight-asian="normal" style:font-family-complex="Calibri" style:font-family-generic-complex="roman" style:font-pitch-complex="variable" style:font-size-complex="13pt" style:font-weight-complex="normal"/>
    </style:style>
    <style:style style:name="T126" style:family="text">
      <style:text-properties fo:color="#000000" fo:font-family="'Bembo Std'" style:font-pitch="variable" fo:font-size="13pt" fo:font-style="normal" fo:font-weight="normal" style:font-size-asian="13pt" style:font-weight-asian="normal" style:font-size-complex="13pt" style:font-weight-complex="normal"/>
    </style:style>
    <style:style style:name="T127" style:family="text">
      <style:text-properties fo:color="#00000a" fo:font-family="'Bembo Std'" style:font-pitch="variable" fo:font-size="13pt" fo:font-style="normal" fo:font-weight="normal" style:font-size-asian="13pt" style:font-weight-asian="normal" style:font-family-complex="Calibri" style:font-family-generic-complex="roman" style:font-pitch-complex="variable" style:font-size-complex="13pt" style:font-weight-complex="normal"/>
    </style:style>
    <style:style style:name="T128" style:family="text">
      <style:text-properties fo:color="#000000" fo:font-family="Consolas" style:font-pitch="fixed" fo:font-size="10pt" fo:font-style="normal" fo:font-weight="normal" style:font-size-asian="10pt" style:font-weight-asian="normal" style:font-size-complex="10pt" style:font-weight-complex="normal"/>
    </style:style>
    <style:style style:name="T129" style:family="text">
      <style:text-properties fo:color="#000000" fo:font-family="Bembo" style:font-family-generic="roman" style:font-pitch="variable" fo:font-size="13pt" fo:font-style="normal" fo:font-weight="normal" style:font-size-asian="13pt" style:font-weight-asian="normal" style:font-size-complex="13pt" style:font-weight-complex="normal"/>
    </style:style>
    <style:style style:name="T130" style:family="text">
      <style:text-properties fo:color="#004000" fo:font-family="Bembo" style:font-family-generic="roman" style:font-pitch="variable" fo:font-size="13pt" fo:language="en" fo:country="US" fo:font-style="normal" fo:font-weight="normal" style:font-size-asian="13pt" style:font-weight-asian="normal" style:font-size-complex="13pt" style:font-weight-complex="normal"/>
    </style:style>
    <style:style style:name="T131" style:family="text">
      <style:text-properties fo:color="#00000a" fo:font-family="'Bembo Std'" style:font-pitch="variable" fo:font-size="13pt" fo:font-style="normal" fo:font-weight="normal" style:font-size-asian="13pt" style:font-weight-asian="normal" style:font-size-complex="13pt" style:font-weight-complex="normal"/>
    </style:style>
    <style:style style:name="T132" style:family="text">
      <style:text-properties fo:color="#00000a" fo:font-family="'Bembo Std'" style:font-pitch="variable" fo:font-size="11pt" fo:language="en" fo:country="US" fo:font-style="normal" fo:font-weight="normal" style:font-size-asian="11pt" style:font-weight-asian="normal" style:font-size-complex="11pt" style:font-weight-complex="normal"/>
    </style:style>
    <style:style style:name="T133" style:family="text">
      <style:text-properties fo:color="#00000a" fo:font-family="Consolas" style:font-pitch="fixed" fo:font-size="10pt" fo:language="en" fo:country="US" fo:font-style="normal" fo:font-weight="normal" style:font-size-asian="10pt" style:font-weight-asian="normal" style:font-size-complex="10pt" style:font-weight-complex="normal"/>
    </style:style>
    <style:style style:name="T134" style:family="text">
      <style:text-properties fo:color="#000000" fo:font-family="Consolas" style:font-pitch="fixed" fo:font-size="10pt" fo:language="en" fo:country="US" fo:font-style="normal" fo:font-weight="normal" style:font-size-asian="10pt" style:font-weight-asian="normal" style:font-family-complex="Consolas" style:font-family-generic-complex="roman" style:font-pitch-complex="variable" style:font-size-complex="10pt" style:font-weight-complex="normal"/>
    </style:style>
    <style:style style:name="T135" style:family="text">
      <style:text-properties fo:color="#00000a" fo:font-family="Consolas" style:font-pitch="fixed" fo:font-size="10pt" fo:language="en" fo:country="US" fo:font-style="normal" fo:font-weight="normal" style:font-size-asian="10pt" style:font-weight-asian="normal" style:font-family-complex="Consolas" style:font-family-generic-complex="roman" style:font-pitch-complex="variable" style:font-size-complex="10pt" style:font-weight-complex="normal"/>
    </style:style>
    <style:style style:name="T136" style:family="text">
      <style:text-properties fo:color="#00000a" fo:font-family="Consolas" style:font-pitch="fixed" fo:font-size="10pt" fo:font-style="normal" fo:font-weight="normal" style:font-size-asian="10pt" style:font-weight-asian="normal" style:font-family-complex="Consolas" style:font-family-generic-complex="roman" style:font-pitch-complex="variable" style:font-size-complex="10pt" style:font-weight-complex="normal"/>
    </style:style>
    <style:style style:name="T137" style:family="text">
      <style:text-properties fo:color="#000000" fo:font-family="'Bembo Std'" style:font-pitch="variable" fo:font-size="13pt" fo:font-style="normal" fo:font-weight="normal" style:font-size-asian="13pt" style:font-weight-asian="normal" style:font-family-complex="Consolas" style:font-family-generic-complex="roman" style:font-pitch-complex="variable" style:font-size-complex="13pt" style:font-weight-complex="normal"/>
    </style:style>
    <style:style style:name="T138" style:family="text">
      <style:text-properties fo:color="#000000" fo:font-family="'Bembo Std'" style:font-pitch="variable" fo:font-size="11pt" fo:font-style="normal" fo:font-weight="normal" style:font-size-asian="11pt" style:font-weight-asian="normal" style:font-family-complex="Consolas" style:font-family-generic-complex="roman" style:font-pitch-complex="variable" style:font-size-complex="11pt" style:font-weight-complex="normal"/>
    </style:style>
    <style:style style:name="T139" style:family="text">
      <style:text-properties fo:color="#00000a" fo:font-family="Consolas" style:font-pitch="fixed" fo:font-size="8pt" fo:language="en" fo:country="US" fo:font-style="normal" fo:font-weight="normal" style:font-size-asian="8pt" style:font-weight-asian="normal" style:font-size-complex="8pt" style:font-weight-complex="normal"/>
    </style:style>
    <style:style style:name="T140" style:family="text">
      <style:text-properties fo:color="#004000" fo:font-family="'Bembo Std'" style:font-pitch="variable" fo:font-size="13pt" fo:language="en" fo:country="US" fo:font-style="normal" fo:font-weight="normal" style:font-size-asian="13pt" style:font-weight-asian="normal" style:font-family-complex="Consolas" style:font-family-generic-complex="roman" style:font-pitch-complex="variable" style:font-size-complex="13pt" style:font-weight-complex="normal"/>
    </style:style>
    <style:style style:name="T141" style:family="text">
      <style:text-properties fo:color="#00000a" fo:font-family="'Bembo Std'" style:font-pitch="variable" fo:font-size="13pt" fo:language="en" fo:country="US" fo:font-style="normal" fo:font-weight="normal" style:font-size-asian="13pt" style:font-weight-asian="normal" style:font-family-complex="Consolas" style:font-family-generic-complex="roman" style:font-pitch-complex="variable" style:font-size-complex="13pt" style:font-weight-complex="normal"/>
    </style:style>
    <style:style style:name="T142" style:family="text">
      <style:text-properties fo:color="#000000" fo:font-family="'Bembo Std'" style:font-pitch="variable" fo:font-size="11pt" fo:language="en" fo:country="US" fo:font-style="normal" fo:font-weight="normal" style:font-size-asian="11pt" style:font-weight-asian="normal" style:font-size-complex="11pt" style:font-weight-complex="normal"/>
    </style:style>
    <style:style style:name="T143" style:family="text">
      <style:text-properties fo:font-size="10pt" style:font-size-asian="10pt" style:font-size-complex="10pt"/>
    </style:style>
    <style:style style:name="T144" style:family="text">
      <style:text-properties fo:color="#004000" fo:font-family="Bembo" style:font-family-generic="roman" style:font-pitch="variable" fo:font-size="10pt" fo:language="en" fo:country="US" fo:font-style="normal" fo:font-weight="normal" style:font-size-asian="10pt" style:font-weight-asian="normal" style:font-size-complex="10pt" style:font-weight-complex="normal"/>
    </style:style>
    <style:style style:name="T145" style:family="text">
      <style:text-properties fo:color="#666666" fo:font-family="Consolas" style:font-pitch="fixed" fo:font-size="10pt" fo:language="en" fo:country="US" fo:font-style="normal" fo:font-weight="normal" style:font-size-asian="10pt" style:font-weight-asian="normal" style:font-family-complex="Calibri" style:font-family-generic-complex="roman" style:font-pitch-complex="variable" style:font-size-complex="10pt" style:font-weight-complex="normal"/>
    </style:style>
    <style:style style:name="T146" style:family="text">
      <style:text-properties fo:color="#004000" fo:font-family="'Bembo Std'" style:font-pitch="variable" fo:font-size="13pt" fo:language="en" fo:country="US" fo:font-style="normal" fo:font-weight="normal" style:font-size-asian="13pt" style:font-weight-asian="normal" style:font-family-complex="Calibri" style:font-family-generic-complex="roman" style:font-pitch-complex="variable" style:font-size-complex="13pt" style:font-weight-complex="normal"/>
    </style:style>
    <style:style style:name="T147" style:family="text">
      <style:text-properties fo:color="#000000" fo:font-family="'Bembo Std'" style:font-pitch="variable" fo:font-size="6pt" style:font-size-asian="6pt" style:font-size-complex="6pt"/>
    </style:style>
    <style:style style:name="T148" style:family="text">
      <style:text-properties fo:color="#00000a" fo:font-family="Consolas" style:font-pitch="fixed" fo:font-size="10pt" style:font-size-asian="10pt" style:font-family-complex="Consolas" style:font-family-generic-complex="roman" style:font-pitch-complex="variable" style:font-size-complex="10pt"/>
    </style:style>
    <style:style style:name="T149" style:family="text">
      <style:text-properties fo:color="#666666" fo:font-family="Consolas" style:font-pitch="fixed" fo:font-size="10pt" style:font-size-asian="10pt" style:font-family-complex="Calibri" style:font-family-generic-complex="roman" style:font-pitch-complex="variable" style:font-size-complex="10pt"/>
    </style:style>
    <style:style style:name="T150" style:family="text">
      <style:text-properties fo:color="#000000" fo:font-family="Consolas" style:font-pitch="fixed" fo:font-size="10pt" fo:language="en" fo:country="US" fo:font-style="normal" fo:font-weight="normal" style:font-size-asian="10pt" style:font-weight-asian="normal" style:font-family-complex="Calibri" style:font-family-generic-complex="roman" style:font-pitch-complex="variable" style:font-size-complex="10pt" style:font-weight-complex="normal"/>
    </style:style>
    <style:style style:name="T151" style:family="text">
      <style:text-properties fo:color="#00000a" fo:font-family="Consolas" style:font-pitch="fixed" fo:font-size="10pt" fo:language="en" fo:country="US" fo:font-style="normal" fo:font-weight="normal" style:font-size-asian="10pt" style:font-weight-asian="normal" style:font-family-complex="Calibri" style:font-family-generic-complex="roman" style:font-pitch-complex="variable" style:font-size-complex="10pt" style:font-weight-complex="normal"/>
    </style:style>
    <style:style style:name="T152" style:family="text">
      <style:text-properties fo:color="#00000a" fo:font-family="'URW Bookman L'" style:font-pitch="variable" fo:font-size="11pt" fo:language="en" fo:country="US" fo:font-style="normal" fo:font-weight="normal" style:font-size-asian="11pt" style:font-weight-asian="normal" style:font-size-complex="11pt" style:font-weight-complex="normal"/>
    </style:style>
    <style:style style:name="T153" style:family="text">
      <style:text-properties fo:color="#000000" fo:font-family="Consolas" style:font-pitch="fixed" fo:font-size="10pt" fo:language="en" fo:country="US" fo:font-style="normal" fo:font-weight="normal" style:font-size-asian="10pt" style:font-family-complex="Consolas" style:font-family-generic-complex="roman" style:font-pitch-complex="variable" style:font-size-complex="10pt"/>
    </style:style>
    <style:style style:name="T154" style:family="text">
      <style:text-properties fo:color="#000000" fo:font-family="Bembo" style:font-family-generic="roman" style:font-pitch="variable" fo:font-size="13pt" fo:language="en" fo:country="US" fo:font-style="normal" fo:font-weight="normal" style:font-size-asian="13pt" style:font-family-complex="Calibri" style:font-family-generic-complex="roman" style:font-pitch-complex="variable" style:font-size-complex="13pt"/>
    </style:style>
    <style:style style:name="T155" style:family="text">
      <style:text-properties fo:color="#000000" fo:font-family="'Bembo Std'" style:font-pitch="variable" fo:font-size="11pt" style:font-size-asian="11pt" style:font-family-complex="Calibri" style:font-family-generic-complex="roman" style:font-pitch-complex="variable" style:font-size-complex="11pt"/>
    </style:style>
    <style:style style:name="T156" style:family="text">
      <style:text-properties fo:color="#666666" fo:font-family="Bembo" style:font-family-generic="roman" style:font-pitch="variable" fo:font-size="6pt" style:font-size-asian="6pt" style:font-family-complex="Calibri" style:font-family-generic-complex="roman" style:font-pitch-complex="variable" style:font-size-complex="6pt"/>
    </style:style>
    <style:style style:name="T157" style:family="text">
      <style:text-properties fo:color="#000000" fo:font-family="Consolas" style:font-pitch="fixed" fo:font-size="10pt" fo:font-weight="bold" style:font-size-asian="10pt" style:font-family-complex="Calibri" style:font-family-generic-complex="roman" style:font-pitch-complex="variable" style:font-size-complex="10pt" style:font-weight-complex="bold"/>
    </style:style>
    <style:style style:name="T158" style:family="text">
      <style:text-properties fo:color="#000000" fo:font-family="Bembo" style:font-family-generic="roman" style:font-pitch="variable" fo:font-size="13pt" style:font-size-asian="13pt" style:font-family-complex="Consolas" style:font-family-generic-complex="roman" style:font-pitch-complex="variable" style:font-size-complex="13pt"/>
    </style:style>
    <style:style style:name="T159" style:family="text">
      <style:text-properties fo:color="#000000" fo:font-family="Consolas" style:font-pitch="fixed" fo:font-size="10pt" fo:font-weight="bold" style:font-size-asian="10pt" style:font-family-complex="Calibri" style:font-family-generic-complex="roman" style:font-pitch-complex="variable" style:font-size-complex="10pt"/>
    </style:style>
    <style:style style:name="T160" style:family="text">
      <style:text-properties fo:color="#00000a" fo:font-family="Bembo" style:font-family-generic="roman" style:font-pitch="variable" fo:font-size="13pt" fo:language="en" fo:country="US" fo:font-style="normal" fo:font-weight="normal" style:font-size-asian="13pt" style:font-family-complex="Calibri" style:font-family-generic-complex="roman" style:font-pitch-complex="variable" style:font-size-complex="13pt"/>
    </style:style>
    <style:style style:name="T161" style:family="text">
      <style:text-properties fo:color="#00000a" fo:font-family="Consolas" style:font-pitch="fixed" fo:font-size="8pt" style:font-size-asian="8pt" style:font-family-complex="Consolas" style:font-family-generic-complex="roman" style:font-pitch-complex="variable" style:font-size-complex="8pt"/>
    </style:style>
    <style:style style:name="T162" style:family="text">
      <style:text-properties fo:color="#00000a" fo:font-family="Consolas" style:font-pitch="fixed" fo:font-size="7pt" style:font-size-asian="7pt" style:font-family-complex="Consolas" style:font-family-generic-complex="roman" style:font-pitch-complex="variable" style:font-size-complex="7pt"/>
    </style:style>
    <style:style style:name="T163" style:family="text">
      <style:text-properties fo:color="#00000a" fo:font-family="Consolas" style:font-pitch="fixed" fo:font-size="7pt" fo:language="en" fo:country="US" fo:font-style="normal" fo:font-weight="normal" style:font-size-asian="7pt" style:font-family-complex="Calibri" style:font-family-generic-complex="roman" style:font-pitch-complex="variable" style:font-size-complex="7pt"/>
    </style:style>
    <style:style style:name="T164" style:family="text">
      <style:text-properties fo:color="#00000a" fo:font-family="Calibri" style:font-family-generic="roman" style:font-pitch="variable" fo:font-size="9pt" style:font-size-asian="6pt" style:font-family-complex="Calibri" style:font-family-generic-complex="roman" style:font-pitch-complex="variable" style:font-size-complex="5.09999990463257pt"/>
    </style:style>
    <style:style style:name="T165" style:family="text">
      <style:text-properties fo:color="#00000a" fo:font-family="Bembo" style:font-family-generic="roman" style:font-pitch="variable" fo:font-size="11pt" style:font-size-asian="11pt" style:font-family-complex="Calibri" style:font-family-generic-complex="roman" style:font-pitch-complex="variable" style:font-size-complex="11pt"/>
    </style:style>
    <style:style style:name="T166" style:family="text">
      <style:text-properties fo:color="#004000" fo:font-family="Courier" style:font-family-generic="modern" style:font-pitch="fixed" fo:font-size="9pt" fo:language="en" fo:country="US" fo:font-style="normal" fo:font-weight="normal" style:font-size-asian="9pt" style:font-weight-asian="normal" style:font-family-complex="Calibri" style:font-family-generic-complex="roman" style:font-pitch-complex="variable" style:font-size-complex="9pt" style:font-weight-complex="normal"/>
    </style:style>
    <style:style style:name="T167" style:family="text">
      <style:text-properties fo:color="#00000a" fo:font-family="'Bembo Std'" style:font-pitch="variable" fo:font-size="13pt" fo:language="en" fo:country="US" fo:font-style="normal" fo:font-weight="normal" style:font-size-asian="13pt" style:font-weight-asian="normal" style:font-family-complex="Calibri" style:font-family-generic-complex="roman" style:font-pitch-complex="variable" style:font-size-complex="13pt" style:font-weight-complex="normal"/>
    </style:style>
    <style:style style:name="T168" style:family="text">
      <style:text-properties fo:color="#00000a" fo:font-family="Bembo" style:font-family-generic="roman" style:font-pitch="variable" fo:font-size="13pt" fo:language="en" fo:country="US" fo:font-style="normal" fo:font-weight="normal" style:font-size-asian="13pt" style:font-weight-asian="normal" style:font-family-complex="Calibri" style:font-family-generic-complex="roman" style:font-pitch-complex="variable" style:font-size-complex="13pt" style:font-weight-complex="normal"/>
    </style:style>
    <style:style style:name="T169" style:family="text">
      <style:text-properties fo:color="#004000" fo:font-family="Bembo" style:font-family-generic="roman" style:font-pitch="variable" fo:font-size="13pt" fo:language="en" fo:country="US" fo:font-style="normal" fo:font-weight="normal" style:font-size-asian="13pt" style:font-weight-asian="normal" style:font-family-complex="Calibri" style:font-family-generic-complex="roman" style:font-pitch-complex="variable" style:font-size-complex="13pt" style:font-weight-complex="normal"/>
    </style:style>
    <style:style style:name="T170" style:family="text">
      <style:text-properties fo:color="#00000a" fo:font-family="'Bembo Std'" style:font-pitch="variable" fo:font-size="6pt" style:font-size-asian="6pt" style:font-family-complex="Calibri" style:font-family-generic-complex="roman" style:font-pitch-complex="variable" style:font-size-complex="6pt"/>
    </style:style>
    <style:style style:name="T171" style:family="text">
      <style:text-properties fo:color="#00000a" fo:font-family="'Bembo Std'" style:font-pitch="variable" fo:font-size="12pt" fo:language="en" fo:country="US" fo:font-style="normal" fo:font-weight="normal" style:font-size-asian="6pt" style:font-family-complex="Calibri" style:font-family-generic-complex="roman" style:font-pitch-complex="variable" style:font-size-complex="6pt"/>
    </style:style>
    <style:style style:name="T172" style:family="text">
      <style:text-properties fo:color="#000000" fo:font-family="'Bembo Std'" style:font-pitch="variable" fo:font-size="13pt" fo:language="en" fo:country="US" style:font-size-asian="13pt" style:language-asian="zh" style:country-asian="CN" style:font-family-complex="Calibri" style:font-family-generic-complex="roman" style:font-pitch-complex="variable" style:font-size-complex="13pt"/>
    </style:style>
    <style:style style:name="T173" style:family="text">
      <style:text-properties fo:color="#000000" fo:font-family="Bembo" style:font-family-generic="roman" style:font-pitch="variable" fo:font-size="11pt" fo:language="en" fo:country="US" fo:font-style="normal" fo:font-weight="normal" style:font-size-asian="11pt" style:font-weight-asian="normal" style:font-family-complex="Calibri" style:font-family-generic-complex="roman" style:font-pitch-complex="variable" style:font-size-complex="11pt" style:font-weight-complex="normal"/>
    </style:style>
    <style:style style:name="T174" style:family="text">
      <style:text-properties fo:color="#000000" fo:font-family="Consolas" style:font-pitch="fixed" fo:font-size="10pt" fo:font-weight="normal" style:font-size-asian="10pt" style:font-weight-asian="normal" style:font-family-complex="Calibri" style:font-family-generic-complex="roman" style:font-pitch-complex="variable" style:font-size-complex="10pt" style:font-weight-complex="normal"/>
    </style:style>
    <style:style style:name="T175" style:family="text">
      <style:text-properties fo:color="#004000" fo:font-family="Bembo" style:font-family-generic="roman" style:font-pitch="variable" fo:font-size="11pt" fo:language="en" fo:country="US" fo:font-style="normal" fo:font-weight="normal" style:font-size-asian="11pt" style:font-weight-asian="normal" style:font-family-complex="Calibri" style:font-family-generic-complex="roman" style:font-pitch-complex="variable" style:font-size-complex="11pt" style:font-weight-complex="normal"/>
    </style:style>
    <style:style style:name="T176" style:family="text">
      <style:text-properties fo:color="#00000a" fo:font-family="'Bembo Std'" style:font-pitch="variable" fo:font-size="10pt" style:font-size-asian="10pt" style:font-family-complex="Calibri" style:font-family-generic-complex="roman" style:font-pitch-complex="variable" style:font-size-complex="10pt"/>
    </style:style>
    <style:style style:name="T177" style:family="text">
      <style:text-properties fo:color="#00000a" fo:font-family="'Bembo Std'" style:font-pitch="variable" fo:font-size="13pt" style:font-size-asian="13pt" style:font-family-complex="Consolas" style:font-family-generic-complex="roman" style:font-pitch-complex="variable" style:font-size-complex="13pt"/>
    </style:style>
    <style:style style:name="T178" style:family="text">
      <style:text-properties fo:color="#666666" fo:font-family="'Bembo Std'" style:font-pitch="variable" fo:font-size="13pt" style:font-size-asian="13pt" style:font-size-complex="13pt"/>
    </style:style>
    <style:style style:name="T179" style:family="text">
      <style:text-properties fo:color="#00000a" fo:font-family="'Bembo Std'" style:font-pitch="variable" fo:font-size="11pt" style:font-size-asian="11pt" style:font-size-complex="11pt"/>
    </style:style>
    <style:style style:name="T180" style:family="text">
      <style:text-properties fo:color="#000000" fo:font-family="'Bembo Std'" style:font-pitch="variable" fo:font-size="13pt" style:font-size-asian="13pt" style:font-family-complex="Consolas" style:font-family-generic-complex="roman" style:font-pitch-complex="variable" style:font-size-complex="13pt"/>
    </style:style>
    <style:style style:name="T181" style:family="text">
      <style:text-properties fo:color="#00000a" fo:font-family="'Bembo Std'" style:font-pitch="variable" fo:font-size="6pt" style:font-family-complex="Consolas" style:font-family-generic-complex="roman" style:font-pitch-complex="variable" style:font-size-complex="3.40000009536743pt"/>
    </style:style>
    <style:style style:name="T182" style:family="text">
      <style:text-properties fo:color="#00000a" fo:font-family="'Bembo Std'" style:font-pitch="variable" fo:font-size="11pt" style:font-size-asian="11pt" style:font-family-complex="Consolas" style:font-family-generic-complex="roman" style:font-pitch-complex="variable" style:font-size-complex="11pt"/>
    </style:style>
    <style:style style:name="T183" style:family="text">
      <style:text-properties fo:color="#00000a" fo:font-family="Bembo" style:font-family-generic="roman" style:font-pitch="variable" fo:font-size="13pt" fo:language="en" fo:country="US" fo:font-style="normal" fo:font-weight="normal" style:font-size-asian="13pt" style:font-size-complex="13pt"/>
    </style:style>
    <style:style style:name="T184" style:family="text">
      <style:text-properties fo:color="#00000a" fo:font-family="Consolas" style:font-pitch="fixed" fo:font-size="10pt" style:font-size-asian="10pt" style:font-size-complex="10pt"/>
    </style:style>
    <style:style style:name="T185" style:family="text">
      <style:text-properties fo:color="#00000a" fo:font-family="'Bembo Std'" style:font-pitch="variable" fo:font-size="11pt" fo:language="en" fo:country="US" fo:font-style="normal" fo:font-weight="normal" style:font-size-asian="11pt" style:font-size-complex="11pt"/>
    </style:style>
    <style:style style:name="T186" style:family="text">
      <style:text-properties fo:font-family="'Bembo Std'" style:font-pitch="variable" fo:font-size="11pt" style:font-size-asian="11pt" style:font-size-complex="11pt"/>
    </style:style>
    <style:style style:name="T187" style:family="text">
      <style:text-properties fo:color="#000000" fo:font-family="'Bembo Std'" style:font-pitch="variable" fo:font-size="11pt" style:font-size-asian="11pt" style:font-size-complex="11pt"/>
    </style:style>
    <style:style style:name="T188" style:family="text">
      <style:text-properties fo:color="#00000a" fo:font-family="'Bembo Std'" style:font-pitch="variable"/>
    </style:style>
    <style:style style:name="T189" style:family="text">
      <style:text-properties fo:color="#00000a" fo:font-family="'Bembo Std'" style:font-pitch="variable" fo:font-size="12pt" fo:language="en" fo:country="US" fo:font-style="normal" fo:font-weight="normal" style:font-size-asian="13pt" style:font-weight-asian="normal" style:font-family-complex="Consolas" style:font-family-generic-complex="roman" style:font-pitch-complex="variable" style:font-size-complex="13pt" style:font-weight-complex="normal"/>
    </style:style>
    <style:style style:name="T190" style:family="text">
      <style:text-properties fo:color="#00000a" fo:font-family="Bembo" style:font-family-generic="roman" style:font-pitch="variable" fo:font-size="13pt" style:font-size-asian="13pt" style:font-family-complex="Consolas" style:font-family-generic-complex="roman" style:font-pitch-complex="variable" style:font-size-complex="13pt"/>
    </style:style>
    <style:style style:name="T191" style:family="text">
      <style:text-properties fo:font-family="Bembo" style:font-family-generic="roman" style:font-pitch="variable" fo:font-size="11pt" style:font-size-asian="11pt" style:font-size-complex="11pt"/>
    </style:style>
    <style:style style:name="T192" style:family="text">
      <style:text-properties fo:color="#666666" fo:font-family="Bembo" style:font-family-generic="roman" style:font-pitch="variable" fo:font-size="11pt" style:font-size-asian="11pt" style:font-family-complex="Calibri" style:font-family-generic-complex="roman" style:font-pitch-complex="variable" style:font-size-complex="11pt"/>
    </style:style>
    <style:style style:name="T193" style:family="text">
      <style:text-properties fo:color="#000000" fo:font-family="'URW Bookman L'" style:font-pitch="variable" fo:font-size="11pt" style:font-size-asian="11pt" style:font-family-complex="Calibri" style:font-family-generic-complex="roman" style:font-pitch-complex="variable" style:font-size-complex="11pt"/>
    </style:style>
    <style:style style:name="T194" style:family="text">
      <style:text-properties fo:color="#004000" fo:font-family="'URW Bookman L'" style:font-pitch="variable" fo:font-size="11pt" fo:language="en" fo:country="US" style:font-size-asian="11pt" style:language-asian="zh" style:country-asian="CN" style:font-family-complex="Calibri" style:font-family-generic-complex="roman" style:font-pitch-complex="variable" style:font-size-complex="11pt"/>
    </style:style>
    <style:style style:name="T195" style:family="text">
      <style:text-properties fo:color="#000000" fo:font-family="'URW Bookman L'" style:font-pitch="variable" fo:font-size="11pt" fo:language="en" fo:country="US" fo:font-style="normal" fo:font-weight="normal" style:font-size-asian="11pt" style:font-weight-asian="normal" style:font-family-complex="Calibri" style:font-family-generic-complex="roman" style:font-pitch-complex="variable" style:font-size-complex="11pt" style:font-weight-complex="normal"/>
    </style:style>
    <style:style style:name="T196" style:family="text">
      <style:text-properties fo:color="#00000a" fo:font-family="'Bembo Std'" style:font-pitch="variable" fo:font-size="13pt" fo:language="en" fo:country="US" fo:font-style="normal" fo:font-weight="normal" style:font-size-asian="13pt" style:language-asian="zh" style:country-asian="CN" style:font-family-complex="Calibri" style:font-family-generic-complex="roman" style:font-pitch-complex="variable" style:font-size-complex="13pt"/>
    </style:style>
    <style:style style:name="T197" style:family="text">
      <style:text-properties fo:color="#004000" fo:font-family="'Bembo Std'" style:font-pitch="variable" fo:font-size="13pt" fo:language="en" fo:country="US" style:font-size-asian="13pt" style:language-asian="zh" style:country-asian="CN" style:font-family-complex="Calibri" style:font-family-generic-complex="roman" style:font-pitch-complex="variable" style:font-size-complex="13pt"/>
    </style:style>
    <style:style style:name="T198" style:family="text">
      <style:text-properties fo:color="#00000a" fo:font-family="'Bembo Std'" style:font-pitch="variable" fo:font-size="13pt" fo:language="en" fo:country="US" style:font-size-asian="13pt" style:language-asian="zh" style:country-asian="CN" style:font-family-complex="Consolas" style:font-family-generic-complex="roman" style:font-pitch-complex="variable" style:font-size-complex="13pt"/>
    </style:style>
    <style:style style:name="T199" style:family="text">
      <style:text-properties fo:color="#00000a" fo:font-family="Consolas" style:font-pitch="fixed" fo:font-size="10pt" fo:language="en" fo:country="US" fo:font-style="normal" fo:font-weight="normal" style:font-size-asian="10pt" style:language-asian="zh" style:country-asian="CN" style:font-family-complex="Calibri" style:font-family-generic-complex="roman" style:font-pitch-complex="variable" style:font-size-complex="10pt"/>
    </style:style>
    <style:style style:name="T200" style:family="text">
      <style:text-properties fo:color="#004000" fo:font-family="Consolas" style:font-pitch="fixed" fo:font-size="10pt" fo:language="en" fo:country="US" style:font-size-asian="10pt" style:language-asian="zh" style:country-asian="CN" style:font-family-complex="Calibri" style:font-family-generic-complex="roman" style:font-pitch-complex="variable" style:font-size-complex="10pt"/>
    </style:style>
    <style:style style:name="T201" style:family="text">
      <style:text-properties fo:color="#00000a" fo:font-family="'URW Bookman L'" style:font-pitch="variable" fo:font-size="11pt" style:font-size-asian="11pt" style:font-family-complex="Calibri" style:font-family-generic-complex="roman" style:font-pitch-complex="variable" style:font-size-complex="11pt"/>
    </style:style>
    <style:style style:name="T202" style:family="text">
      <style:text-properties fo:color="#00000a" fo:font-family="'URW Bookman L'" style:font-pitch="variable" fo:font-size="11pt" fo:language="en" fo:country="US" fo:font-style="normal" fo:font-weight="normal" style:font-size-asian="11pt" style:font-size-complex="11pt"/>
    </style:style>
    <style:style style:name="T203" style:family="text">
      <style:text-properties fo:font-family="'URW Bookman L'" style:font-pitch="variable" fo:font-size="11pt" style:font-size-asian="11pt" style:font-size-complex="11pt"/>
    </style:style>
    <style:style style:name="T204" style:family="text">
      <style:text-properties fo:color="#004000" fo:font-family="'Bembo Std'" style:font-pitch="variable" fo:font-size="13pt" fo:language="en" fo:country="US" fo:font-style="normal" fo:font-weight="normal" style:font-size-asian="13pt" style:language-asian="zh" style:country-asian="CN" style:font-weight-asian="normal" style:font-family-complex="Calibri" style:font-family-generic-complex="roman" style:font-pitch-complex="variable" style:font-size-complex="13pt" style:font-weight-complex="normal"/>
    </style:style>
    <style:style style:name="T205" style:family="text">
      <style:text-properties fo:color="#00000a" fo:font-family="Consolas" style:font-pitch="fixed" fo:font-size="10pt" style:font-size-asian="10pt" style:font-family-complex="Calibri" style:font-family-generic-complex="roman" style:font-pitch-complex="variable" style:font-size-complex="10pt"/>
    </style:style>
    <style:style style:name="T206" style:family="text">
      <style:text-properties fo:color="#00000a" fo:font-family="'Bembo Std'" style:font-pitch="variable" fo:font-size="11pt" fo:language="en" fo:country="US" fo:font-style="normal" fo:font-weight="normal" style:font-size-asian="11pt" style:font-family-complex="Calibri" style:font-family-generic-complex="roman" style:font-pitch-complex="variable" style:font-size-complex="11pt"/>
    </style:style>
    <style:style style:name="T207" style:family="text">
      <style:text-properties fo:color="#004000" fo:font-family="Consolas" style:font-pitch="fixed" fo:font-size="10pt" style:font-size-asian="10pt" style:font-family-complex="Calibri" style:font-family-generic-complex="roman" style:font-pitch-complex="variable" style:font-size-complex="10pt"/>
    </style:style>
    <style:style style:name="T208" style:family="text">
      <style:text-properties fo:color="#004000" fo:font-family="'Bembo Std'" style:font-pitch="variable" fo:font-size="13pt" style:font-size-asian="13pt" style:font-family-complex="Calibri" style:font-family-generic-complex="roman" style:font-pitch-complex="variable" style:font-size-complex="13pt"/>
    </style:style>
    <style:style style:name="T209" style:family="text">
      <style:text-properties fo:color="#004000" fo:font-family="Consolas" style:font-pitch="fixed" fo:font-size="10pt" style:font-size-asian="10pt" style:font-size-complex="10pt"/>
    </style:style>
    <style:style style:name="T210" style:family="text">
      <style:text-properties fo:color="#00000a" fo:font-family="'Bembo Std'" style:font-pitch="variable" fo:font-size="6pt" style:font-size-asian="6pt" style:font-size-complex="6pt"/>
    </style:style>
    <style:style style:name="T211" style:family="text">
      <style:text-properties fo:font-family="'Bembo Std'" style:font-pitch="variable"/>
    </style:style>
    <style:style style:name="T212" style:family="text">
      <style:text-properties fo:font-family="'Bembo Std'" style:font-pitch="variable" fo:font-size="10pt" style:font-size-asian="10pt" style:font-size-complex="10pt"/>
    </style:style>
    <style:style style:name="T213" style:family="text">
      <style:text-properties fo:color="#000000" fo:font-family="'Bembo Std'" style:font-pitch="variable" fo:font-size="11pt" fo:language="en" fo:country="US" fo:font-style="normal" fo:font-weight="normal" style:font-size-asian="11pt" style:font-family-complex="Calibri" style:font-family-generic-complex="roman" style:font-pitch-complex="variable" style:font-size-complex="11pt"/>
    </style:style>
    <style:style style:name="T214" style:family="text">
      <style:text-properties fo:color="#000000" fo:font-family="'Bembo Std'" style:font-pitch="variable" fo:font-size="10pt" style:font-size-asian="10pt" style:font-family-complex="Calibri" style:font-family-generic-complex="roman" style:font-pitch-complex="variable" style:font-size-complex="10pt"/>
    </style:style>
    <style:style style:name="T215" style:family="text">
      <style:text-properties fo:color="#004000" fo:font-family="Bembo" style:font-family-generic="roman" style:font-pitch="variable" fo:font-size="13pt" style:font-size-asian="13pt" style:font-family-complex="Calibri" style:font-family-generic-complex="roman" style:font-pitch-complex="variable" style:font-size-complex="13pt"/>
    </style:style>
    <style:style style:name="T216" style:family="text">
      <style:text-properties fo:color="#00000a" fo:font-family="'Bembo Std'" style:font-pitch="variable" fo:font-size="13pt" fo:font-weight="normal" style:font-size-asian="13pt" style:font-weight-asian="normal" style:font-family-complex="Calibri" style:font-family-generic-complex="roman" style:font-pitch-complex="variable" style:font-size-complex="13pt" style:font-weight-complex="normal"/>
    </style:style>
    <style:style style:name="T217" style:family="text">
      <style:text-properties fo:color="#00000a" fo:font-family="Courier" style:font-family-generic="modern" style:font-pitch="fixed" fo:font-size="11pt" style:font-size-asian="11pt" style:font-family-complex="Consolas" style:font-family-generic-complex="roman" style:font-pitch-complex="variable" style:font-size-complex="11pt"/>
    </style:style>
    <style:style style:name="T218" style:family="text">
      <style:text-properties fo:color="#666666" fo:font-family="Consolas" style:font-pitch="fixed" fo:font-size="10pt" style:font-size-asian="10pt" style:font-size-complex="10pt"/>
    </style:style>
    <style:style style:name="T219" style:family="text">
      <style:text-properties fo:color="#666666" fo:font-family="Bembo" style:font-family-generic="roman" style:font-pitch="variable" fo:font-size="6pt" style:font-size-asian="6pt" style:font-size-complex="6pt"/>
    </style:style>
    <style:style style:name="T220" style:family="text">
      <style:text-properties fo:color="#666666" fo:font-family="Courier" style:font-family-generic="modern" style:font-pitch="fixed" fo:font-size="10pt" style:font-size-asian="10pt" style:font-size-complex="10pt"/>
    </style:style>
    <style:style style:name="T221" style:family="text">
      <style:text-properties fo:color="#00000a" fo:font-family="Bembo" style:font-family-generic="roman" style:font-pitch="variable" fo:font-size="11pt" style:font-size-asian="11pt" style:font-size-complex="11pt"/>
    </style:style>
    <style:style style:name="T222" style:family="text">
      <style:text-properties fo:color="#666666" fo:font-family="'Bembo Std'" style:font-pitch="variable" fo:font-size="10pt" style:font-size-asian="10pt" style:font-size-complex="10pt"/>
    </style:style>
    <style:style style:name="T223" style:family="text">
      <style:text-properties fo:color="#00000a" fo:font-family="Consolas" style:font-pitch="fixed" fo:font-size="10pt" fo:language="en" fo:country="US" fo:font-style="normal" fo:font-weight="normal" style:font-size-asian="10pt" style:language-asian="en" style:country-asian="US" style:font-size-complex="10pt"/>
    </style:style>
    <style:style style:name="T224" style:family="text">
      <style:text-properties style:use-window-font-color="true" fo:font-family="'Bembo Std'" style:font-pitch="variable" fo:font-size="13pt" style:font-size-asian="13pt" style:font-size-complex="13pt"/>
    </style:style>
    <style:style style:name="T225" style:family="text">
      <style:text-properties style:use-window-font-color="true" fo:font-family="'Bembo Std'" style:font-pitch="variable" fo:font-size="13pt" style:font-size-asian="13pt" style:font-family-complex="Calibri" style:font-family-generic-complex="roman" style:font-pitch-complex="variable" style:font-size-complex="13pt"/>
    </style:style>
    <style:style style:name="T226" style:family="text">
      <style:text-properties fo:color="#666666" fo:font-family="Bembo" style:font-family-generic="roman" style:font-pitch="variable" fo:font-size="13pt" style:font-size-asian="13pt" style:font-size-complex="13pt"/>
    </style:style>
    <style:style style:name="T227" style:family="text">
      <style:text-properties fo:color="#00000a" fo:font-family="Bembo" style:font-family-generic="roman" style:font-pitch="variable" fo:font-size="11pt" style:font-size-asian="11pt" style:font-family-complex="Consolas" style:font-family-generic-complex="roman" style:font-pitch-complex="variable" style:font-size-complex="11pt"/>
    </style:style>
    <style:style style:name="T228" style:family="text">
      <style:text-properties fo:color="#000000" fo:font-family="'Bembo Std'" style:font-pitch="variable" fo:font-size="10pt" style:font-size-asian="10pt" style:font-family-complex="Consolas" style:font-family-generic-complex="roman" style:font-pitch-complex="variable" style:font-size-complex="10pt"/>
    </style:style>
    <style:style style:name="T229" style:family="text">
      <style:text-properties fo:color="#666666" fo:font-family="Bembo" style:font-family-generic="roman" style:font-pitch="variable" fo:font-size="13pt" style:font-size-asian="13pt" style:font-family-complex="Calibri" style:font-family-generic-complex="roman" style:font-pitch-complex="variable" style:font-size-complex="13pt"/>
    </style:style>
    <style:style style:name="T230" style:family="text">
      <style:text-properties fo:color="#666666" fo:font-family="'Bembo Std'" style:font-pitch="variable" fo:font-size="11pt" style:font-size-asian="11pt" style:font-family-complex="Calibri" style:font-family-generic-complex="roman" style:font-pitch-complex="variable" style:font-size-complex="11pt"/>
    </style:style>
    <style:style style:name="T231" style:family="text">
      <style:text-properties fo:color="#666666" fo:font-family="'Bembo Std'" style:font-pitch="variable" fo:font-size="11pt" style:font-size-asian="11pt" style:font-size-complex="11pt"/>
    </style:style>
    <style:style style:name="T232" style:family="text">
      <style:text-properties fo:color="#000000" fo:font-family="Bembo" style:font-family-generic="roman" style:font-pitch="variable" fo:font-size="11pt" style:font-size-asian="11pt" style:font-size-complex="11pt"/>
    </style:style>
    <style:style style:name="T233" style:family="text">
      <style:text-properties fo:color="#000000" fo:font-family="Calibri" style:font-family-generic="roman" style:font-pitch="variable" fo:font-size="11pt" style:font-size-asian="11pt" style:font-family-complex="Calibri" style:font-family-generic-complex="roman" style:font-pitch-complex="variable" style:font-size-complex="6.30000019073486pt"/>
    </style:style>
    <style:style style:name="T234" style:family="text">
      <style:text-properties fo:color="#666666" fo:font-family="'Bembo Std'" style:font-pitch="variable" fo:font-size="10pt" fo:language="en" fo:country="US" fo:font-style="normal" fo:font-weight="normal" style:font-size-asian="10pt" style:font-size-complex="10pt"/>
    </style:style>
    <style:style style:name="T235" style:family="text">
      <style:text-properties fo:color="#000000" fo:font-family="Bembo" style:font-family-generic="roman" style:font-pitch="variable" fo:font-size="10pt" style:font-size-asian="10pt" style:font-size-complex="10pt"/>
    </style:style>
    <style:style style:name="T236" style:family="text">
      <style:text-properties fo:color="#00000a" fo:font-family="'Bembo Std'" style:font-pitch="variable" fo:font-size="10pt" style:font-size-asian="10pt" style:font-size-complex="10pt"/>
    </style:style>
    <style:style style:name="T237" style:family="text">
      <style:text-properties fo:color="#00000a" fo:font-family="'URW Bookman L'" style:font-pitch="variable" fo:font-size="11pt" style:font-size-asian="11pt" style:font-size-complex="11pt"/>
    </style:style>
    <style:style style:name="T238" style:family="text">
      <style:text-properties fo:color="#004000" fo:font-family="Bembo" style:font-family-generic="roman" style:font-pitch="variable" fo:font-size="11pt" style:font-size-asian="11pt" style:font-size-complex="11pt"/>
    </style:style>
    <style:style style:name="T239" style:family="text">
      <style:text-properties fo:color="#00000a" fo:font-family="Consolas" style:font-pitch="fixed" fo:font-size="11pt" fo:language="en" fo:country="US" fo:font-style="normal" fo:font-weight="normal" style:font-size-asian="11pt" style:font-size-complex="11pt"/>
    </style:style>
    <style:style style:name="T240" style:family="text">
      <style:text-properties fo:font-family="Consolas" style:font-pitch="fixed" fo:font-size="11pt" style:font-size-asian="11pt" style:font-size-complex="11pt"/>
    </style:style>
    <style:style style:name="T241" style:family="text">
      <style:text-properties fo:color="#00000a" fo:font-family="Bembo" style:font-family-generic="roman" style:font-pitch="variable" fo:font-size="13pt" style:font-size-asian="13pt" style:font-family-complex="Calibri" style:font-family-generic-complex="roman" style:font-pitch-complex="variable" style:font-size-complex="13pt"/>
    </style:style>
    <style:style style:name="T242" style:family="text">
      <style:text-properties fo:color="#00000a" fo:font-family="'Bembo Std'" style:font-pitch="variable" fo:font-size="10pt" style:font-size-asian="10pt" style:font-family-complex="Consolas" style:font-family-generic-complex="roman" style:font-pitch-complex="variable" style:font-size-complex="10pt"/>
    </style:style>
    <style:style style:name="T243" style:family="text">
      <style:text-properties fo:color="#00000a" fo:font-family="Consolas" style:font-pitch="fixed" fo:font-size="11pt" fo:language="en" fo:country="US" fo:font-style="normal" fo:font-weight="normal" style:font-size-asian="11pt" style:font-family-complex="Calibri" style:font-family-generic-complex="roman" style:font-pitch-complex="variable" style:font-size-complex="11pt"/>
    </style:style>
    <style:style style:name="T244" style:family="text">
      <style:text-properties fo:color="#00000a" fo:font-family="Consolas" style:font-pitch="fixed" fo:font-size="11pt" style:font-size-asian="11pt" style:font-family-complex="Calibri" style:font-family-generic-complex="roman" style:font-pitch-complex="variable" style:font-size-complex="11pt"/>
    </style:style>
    <style:style style:name="T245" style:family="text">
      <style:text-properties fo:color="#00000a" fo:font-family="'URW Bookman L'" style:font-pitch="variable" fo:font-size="11pt" style:font-size-asian="11pt" style:font-family-complex="Consolas" style:font-family-generic-complex="roman" style:font-pitch-complex="variable" style:font-size-complex="11pt"/>
    </style:style>
    <style:style style:name="T246" style:family="text">
      <style:text-properties fo:color="#666666" fo:font-family="Consolas" style:font-pitch="fixed" fo:font-size="10pt" fo:language="en" fo:country="US" fo:font-style="normal" fo:font-weight="normal" style:font-size-asian="10pt" style:font-family-complex="Calibri" style:font-family-generic-complex="roman" style:font-pitch-complex="variable" style:font-size-complex="10pt"/>
    </style:style>
    <style:style style:name="T247" style:family="text">
      <style:text-properties fo:color="#00000a" fo:font-family="'Bembo Std'" style:font-pitch="variable" fo:font-size="13pt" fo:language="en" fo:country="US" fo:font-style="normal" fo:font-weight="normal" style:font-size-asian="13pt" style:language-asian="en" style:country-asian="US" style:font-family-complex="Calibri" style:font-family-generic-complex="roman" style:font-pitch-complex="variable" style:font-size-complex="13pt"/>
    </style:style>
    <style:style style:name="T248" style:family="text">
      <style:text-properties fo:color="#000000" fo:font-family="Bembo" style:font-family-generic="roman" style:font-pitch="variable" fo:font-size="13pt" fo:font-weight="normal" style:font-size-asian="13pt" style:font-weight-asian="normal" style:font-size-complex="13pt" style:font-weight-complex="normal"/>
    </style:style>
    <style:style style:name="T249" style:family="text">
      <style:text-properties fo:color="#000000" fo:font-family="'Bembo Std'" style:font-pitch="variable" fo:font-size="13pt" fo:font-weight="normal" style:font-size-asian="13pt" style:font-weight-asian="normal" style:font-family-complex="Courier, 'Courier New'" style:font-family-generic-complex="roman" style:font-pitch-complex="variable" style:font-size-complex="13pt" style:font-weight-complex="normal"/>
    </style:style>
    <style:style style:name="T250" style:family="text">
      <style:text-properties fo:color="#000000" fo:font-family="Consolas" style:font-pitch="fixed" fo:font-size="10pt" fo:language="en" fo:country="US" fo:font-style="normal" fo:font-weight="normal" style:font-size-asian="10pt" style:language-asian="zh" style:country-asian="CN" style:font-size-complex="10pt"/>
    </style:style>
    <style:style style:name="T251" style:family="text">
      <style:text-properties fo:color="#000000" fo:font-family="'Bembo Std'" style:font-pitch="variable" fo:font-size="13pt" fo:language="en" fo:country="US" style:font-size-asian="13pt" style:language-asian="en" style:country-asian="US" style:font-family-complex="Calibri" style:font-family-generic-complex="roman" style:font-pitch-complex="variable" style:font-size-complex="13pt"/>
    </style:style>
    <style:style style:name="T252" style:family="text">
      <style:text-properties fo:color="#00000a" fo:font-family="'Bembo Std'" style:font-pitch="variable" fo:font-size="6pt" fo:language="en" fo:country="US" style:font-size-asian="6pt" style:language-asian="en" style:country-asian="US" style:font-family-complex="Calibri" style:font-family-generic-complex="roman" style:font-pitch-complex="variable" style:font-size-complex="6pt"/>
    </style:style>
    <style:style style:name="T253" style:family="text">
      <style:text-properties fo:color="#00000a" fo:font-family="'Bembo Std'" style:font-pitch="variable" fo:font-size="13pt" fo:language="en" fo:country="US" fo:font-weight="normal" style:font-size-asian="13pt" style:language-asian="en" style:country-asian="US" style:font-weight-asian="normal" style:font-family-complex="Calibri" style:font-family-generic-complex="roman" style:font-pitch-complex="variable" style:font-size-complex="13pt" style:font-weight-complex="normal"/>
    </style:style>
    <style:style style:name="T254" style:family="text">
      <style:text-properties fo:color="#00000a" fo:font-family="'Bembo Std'" style:font-pitch="variable" fo:font-size="13pt" fo:language="en" fo:country="US" fo:font-weight="normal" style:font-size-asian="13pt" style:language-asian="en" style:country-asian="US" style:font-weight-asian="normal" style:font-family-complex="Courier, 'Courier New'" style:font-family-generic-complex="roman" style:font-pitch-complex="variable" style:font-size-complex="13pt" style:font-weight-complex="normal"/>
    </style:style>
    <style:style style:name="T255" style:family="text">
      <style:text-properties fo:color="#000000" fo:font-family="'Bembo Std'" style:font-pitch="variable" fo:font-size="13pt" fo:language="en" fo:country="US" fo:font-weight="normal" style:font-size-asian="13pt" style:language-asian="en" style:country-asian="US" style:font-weight-asian="normal" style:font-family-complex="Calibri" style:font-family-generic-complex="roman" style:font-pitch-complex="variable" style:font-size-complex="13pt" style:font-weight-complex="normal"/>
    </style:style>
    <style:style style:name="T256" style:family="text">
      <style:text-properties fo:color="#004000" fo:font-family="'Bembo Std'" style:font-pitch="variable" fo:font-size="13pt" fo:language="en" fo:country="US" fo:font-weight="normal" style:font-size-asian="13pt" style:language-asian="en" style:country-asian="US" style:font-weight-asian="normal" style:font-family-complex="Calibri" style:font-family-generic-complex="roman" style:font-pitch-complex="variable" style:font-size-complex="13pt" style:font-weight-complex="normal"/>
    </style:style>
    <style:style style:name="T257" style:family="text">
      <style:text-properties fo:color="#00000a" fo:font-family="'Bembo Std'" style:font-pitch="variable" fo:font-size="13pt" fo:language="en" fo:country="US" style:font-size-asian="13pt" style:language-asian="en" style:country-asian="US" style:font-family-complex="Calibri" style:font-family-generic-complex="roman" style:font-pitch-complex="variable" style:font-size-complex="13pt"/>
    </style:style>
    <style:style style:name="T258" style:family="text">
      <style:text-properties fo:color="#00000a" fo:font-family="'Bembo Std'" style:font-pitch="variable" fo:font-size="10pt" fo:language="en" fo:country="US" style:font-size-asian="10pt" style:language-asian="en" style:country-asian="US" style:font-family-complex="Calibri" style:font-family-generic-complex="roman" style:font-pitch-complex="variable" style:font-size-complex="10pt"/>
    </style:style>
    <style:style style:name="T259" style:family="text">
      <style:text-properties fo:color="#00000a" fo:font-family="Consolas" style:font-pitch="fixed" fo:font-size="10pt" fo:language="en" fo:country="US" style:font-size-asian="10pt" style:language-asian="en" style:country-asian="US" style:font-family-complex="Calibri" style:font-family-generic-complex="roman" style:font-pitch-complex="variable" style:font-size-complex="10pt"/>
    </style:style>
    <style:style style:name="T260" style:family="text">
      <style:text-properties fo:color="#00000a" fo:font-family="Consolas" style:font-pitch="fixed" fo:font-size="10pt" fo:language="en" fo:country="US" fo:font-style="normal" fo:font-weight="normal" style:font-size-asian="10pt" style:language-asian="en" style:country-asian="US" style:font-family-complex="Calibri" style:font-family-generic-complex="roman" style:font-pitch-complex="variable" style:font-size-complex="10pt"/>
    </style:style>
    <style:style style:name="T261" style:family="text">
      <style:text-properties fo:color="#00000a" fo:font-family="Bembo" style:font-family-generic="roman" style:font-pitch="variable" fo:font-size="13pt" fo:language="en" fo:country="US" style:font-size-asian="13pt" style:language-asian="en" style:country-asian="US" style:font-family-complex="Calibri" style:font-family-generic-complex="roman" style:font-pitch-complex="variable" style:font-size-complex="13pt"/>
    </style:style>
    <style:style style:name="T262" style:family="text">
      <style:text-properties fo:color="#00000a" fo:font-family="Consolas" style:font-pitch="fixed" fo:font-size="10pt" fo:language="en" fo:country="US" fo:font-weight="normal" style:font-size-asian="10pt" style:language-asian="en" style:country-asian="US" style:font-weight-asian="normal" style:font-family-complex="Calibri" style:font-family-generic-complex="roman" style:font-pitch-complex="variable" style:font-size-complex="10pt" style:font-weight-complex="normal"/>
    </style:style>
    <style:style style:name="T263" style:family="text">
      <style:text-properties fo:color="#00000a" fo:font-family="Bembo" style:font-family-generic="roman" style:font-pitch="variable" fo:font-size="13pt" fo:language="en" fo:country="US" fo:font-weight="normal" style:font-size-asian="13pt" style:language-asian="en" style:country-asian="US" style:font-weight-asian="normal" style:font-family-complex="Calibri" style:font-family-generic-complex="roman" style:font-pitch-complex="variable" style:font-size-complex="13pt" style:font-weight-complex="normal"/>
    </style:style>
    <style:style style:name="T264" style:family="text">
      <style:text-properties fo:color="#00000a" fo:font-family="Consolas" style:font-pitch="fixed" fo:font-size="10pt" fo:language="en" fo:country="US" fo:font-style="normal" fo:font-weight="normal" style:font-size-asian="10pt" style:language-asian="en" style:country-asian="US" style:font-weight-asian="normal" style:font-family-complex="Calibri" style:font-family-generic-complex="roman" style:font-pitch-complex="variable" style:font-size-complex="10pt" style:font-weight-complex="normal"/>
    </style:style>
    <style:style style:name="T265" style:family="text">
      <style:text-properties fo:color="#666666" fo:font-family="'Bembo Std'" style:font-pitch="variable" fo:font-size="6pt" fo:language="en" fo:country="US" style:font-size-asian="6pt" style:language-asian="en" style:country-asian="US" style:font-family-complex="Calibri" style:font-family-generic-complex="roman" style:font-pitch-complex="variable" style:font-size-complex="6pt"/>
    </style:style>
    <style:style style:name="T266" style:family="text">
      <style:text-properties fo:color="#00000a" fo:font-family="'Bembo Std'" style:font-pitch="variable" fo:font-size="13pt" fo:language="en" fo:country="US" fo:font-style="normal" fo:font-weight="normal" style:font-size-asian="13pt" style:language-asian="en" style:country-asian="US" style:font-weight-asian="normal" style:font-family-complex="Calibri" style:font-family-generic-complex="roman" style:font-pitch-complex="variable" style:font-size-complex="13pt" style:font-weight-complex="normal"/>
    </style:style>
    <style:style style:name="T267" style:family="text">
      <style:text-properties fo:color="#00000a" fo:font-family="Courier" style:font-family-generic="modern" style:font-pitch="fixed" fo:font-size="6pt" fo:language="en" fo:country="US" fo:font-weight="normal" style:font-size-asian="6pt" style:language-asian="en" style:country-asian="US" style:font-weight-asian="normal" style:font-family-complex="Calibri" style:font-family-generic-complex="roman" style:font-pitch-complex="variable" style:font-size-complex="6pt" style:font-weight-complex="normal"/>
    </style:style>
    <style:style style:name="T268" style:family="text">
      <style:text-properties fo:color="#00000a" fo:font-family="Consolas" style:font-pitch="fixed" fo:font-size="6pt" fo:language="en" fo:country="US" fo:font-weight="normal" style:font-size-asian="6pt" style:language-asian="en" style:country-asian="US" style:font-weight-asian="normal" style:font-family-complex="Calibri" style:font-family-generic-complex="roman" style:font-pitch-complex="variable" style:font-size-complex="6pt" style:font-weight-complex="normal"/>
    </style:style>
    <style:style style:name="T269" style:family="text">
      <style:text-properties fo:color="#00000a" fo:font-family="Consolas" style:font-pitch="fixed" fo:font-size="6pt" fo:language="en" fo:country="US" fo:font-weight="normal" style:font-size-asian="6pt" style:language-asian="en" style:country-asian="US" style:font-weight-asian="normal" style:font-family-complex="Consolas" style:font-family-generic-complex="roman" style:font-pitch-complex="variable" style:font-size-complex="6pt" style:font-weight-complex="normal"/>
    </style:style>
    <style:style style:name="T270" style:family="text">
      <style:text-properties fo:color="#00000a" fo:font-family="Consolas" style:font-pitch="fixed" fo:font-size="6pt" fo:language="en" fo:country="US" fo:font-style="normal" fo:font-weight="normal" style:font-size-asian="6pt" style:language-asian="en" style:country-asian="US" style:font-weight-asian="normal" style:font-family-complex="Calibri" style:font-family-generic-complex="roman" style:font-pitch-complex="variable" style:font-size-complex="6pt" style:font-weight-complex="normal"/>
    </style:style>
    <style:style style:name="T271" style:family="text">
      <style:text-properties fo:color="#00000a" fo:font-family="Bembo" style:font-family-generic="roman" style:font-pitch="variable" fo:font-size="13pt" fo:language="en" fo:country="US" fo:font-style="normal" fo:font-weight="normal" style:font-size-asian="13pt" style:language-asian="en" style:country-asian="US" style:font-weight-asian="normal" style:font-family-complex="Calibri" style:font-family-generic-complex="roman" style:font-pitch-complex="variable" style:font-size-complex="13pt" style:font-weight-complex="normal"/>
    </style:style>
    <style:style style:name="T272" style:family="text">
      <style:text-properties fo:color="#00000a" fo:font-family="Consolas" style:font-pitch="fixed" fo:font-size="10pt" fo:language="en" fo:country="US" fo:font-weight="normal" style:font-size-asian="10pt" style:language-asian="en" style:country-asian="US" style:font-weight-asian="normal" style:font-family-complex="Consolas" style:font-family-generic-complex="roman" style:font-pitch-complex="variable" style:font-size-complex="10pt" style:font-weight-complex="normal"/>
    </style:style>
    <style:style style:name="T273" style:family="text">
      <style:text-properties fo:color="#00000a" fo:font-family="'Bembo Std'" style:font-pitch="variable" fo:font-size="10pt" fo:language="en" fo:country="US" fo:font-weight="normal" style:font-size-asian="10pt" style:language-asian="en" style:country-asian="US" style:font-weight-asian="normal" style:font-family-complex="Calibri" style:font-family-generic-complex="roman" style:font-pitch-complex="variable" style:font-size-complex="10pt" style:font-weight-complex="normal"/>
    </style:style>
    <style:style style:name="T274" style:family="text">
      <style:text-properties fo:color="#004000" fo:font-family="Bembo" style:font-family-generic="roman" style:font-pitch="variable" fo:font-size="13pt" fo:language="en" fo:country="US" fo:font-weight="normal" style:font-size-asian="13pt" style:language-asian="en" style:country-asian="US" style:font-weight-asian="normal" style:font-family-complex="Calibri" style:font-family-generic-complex="roman" style:font-pitch-complex="variable" style:font-size-complex="13pt" style:font-weight-complex="normal"/>
    </style:style>
    <style:style style:name="T275" style:family="text">
      <style:text-properties fo:color="#004000" fo:font-family="'Bembo Std'" style:font-pitch="variable" fo:font-size="13pt" fo:language="en" fo:country="US" fo:font-style="normal" fo:font-weight="normal" style:font-size-asian="13pt" style:language-asian="en" style:country-asian="US" style:font-weight-asian="normal" style:font-family-complex="Calibri" style:font-family-generic-complex="roman" style:font-pitch-complex="variable" style:font-size-complex="13pt" style:font-weight-complex="normal"/>
    </style:style>
    <style:style style:name="T276" style:family="text">
      <style:text-properties fo:color="#00000a" fo:font-family="Bembo" style:font-family-generic="roman" style:font-pitch="variable" fo:font-size="6pt" fo:language="en" fo:country="US" fo:font-weight="normal" style:font-size-asian="6pt" style:language-asian="en" style:country-asian="US" style:font-weight-asian="normal" style:font-family-complex="Calibri" style:font-family-generic-complex="roman" style:font-pitch-complex="variable" style:font-size-complex="6pt" style:font-weight-complex="normal"/>
    </style:style>
    <style:style style:name="T277" style:family="text">
      <style:text-properties fo:color="#004000" fo:font-family="Bembo" style:font-family-generic="roman" style:font-pitch="variable" fo:font-size="13pt" fo:language="en" fo:country="US" fo:font-style="normal" fo:font-weight="normal" style:font-size-asian="13pt" style:language-asian="en" style:country-asian="US" style:font-weight-asian="normal" style:font-family-complex="Calibri" style:font-family-generic-complex="roman" style:font-pitch-complex="variable" style:font-size-complex="13pt" style:font-weight-complex="normal"/>
    </style:style>
    <style:style style:name="T278" style:family="text">
      <style:text-properties fo:color="#000000" fo:font-family="'Bembo Std'" style:font-pitch="variable" fo:font-size="10pt" fo:language="en" fo:country="US" fo:font-style="normal" fo:font-weight="normal" style:font-size-asian="10pt" style:font-weight-asian="normal" style:font-size-complex="10pt" style:font-weight-complex="normal"/>
    </style:style>
    <style:style style:name="T279" style:family="text">
      <style:text-properties fo:color="#666666" fo:font-family="Bembo" style:font-family-generic="roman" style:font-pitch="variable" fo:font-size="6pt" fo:language="en" fo:country="US" fo:font-style="normal" fo:font-weight="normal" style:font-size-asian="6pt" style:font-weight-asian="normal" style:font-size-complex="6pt" style:font-weight-complex="normal"/>
    </style:style>
    <style:style style:name="T280" style:family="text">
      <style:text-properties fo:color="#666666" fo:font-family="Consolas" style:font-pitch="fixed" fo:font-size="10pt" fo:language="en" fo:country="US" fo:font-style="normal" fo:font-weight="normal" style:font-size-asian="10pt" style:font-size-complex="10pt"/>
    </style:style>
    <style:style style:name="T281" style:family="text">
      <style:text-properties fo:color="#000000" fo:font-family="'Bembo Std'" style:font-pitch="variable" fo:font-size="6pt" style:font-size-asian="6pt" style:font-family-complex="Calibri" style:font-family-generic-complex="roman" style:font-pitch-complex="variable" style:font-size-complex="6pt"/>
    </style:style>
    <style:style style:name="T282" style:family="text">
      <style:text-properties fo:color="#000000" fo:font-family="'Bembo Std'" style:font-pitch="variable" fo:font-size="13pt" fo:language="en" fo:country="US" fo:font-style="normal" fo:font-weight="normal" style:font-size-asian="13pt" style:language-asian="en" style:country-asian="US" style:font-weight-asian="normal" style:font-family-complex="Calibri" style:font-family-generic-complex="roman" style:font-pitch-complex="variable" style:font-size-complex="13pt" style:font-weight-complex="normal"/>
    </style:style>
    <style:style style:name="T283" style:family="text">
      <style:text-properties fo:color="#666666" fo:font-family="'Bembo Std'" style:font-pitch="variable" fo:font-size="6pt" fo:language="en" fo:country="US" fo:font-weight="normal" style:font-size-asian="6pt" style:language-asian="en" style:country-asian="US" style:font-weight-asian="normal" style:font-family-complex="Calibri" style:font-family-generic-complex="roman" style:font-pitch-complex="variable" style:font-size-complex="6pt" style:font-weight-complex="normal"/>
    </style:style>
    <style:style style:name="T284" style:family="text">
      <style:text-properties fo:color="#666666" fo:font-family="'Bembo Std'" style:font-pitch="variable" fo:font-size="6pt" fo:language="en" fo:country="US" fo:font-style="normal" fo:font-weight="normal" style:font-size-asian="6pt" style:language-asian="en" style:country-asian="US" style:font-weight-asian="normal" style:font-family-complex="Calibri" style:font-family-generic-complex="roman" style:font-pitch-complex="variable" style:font-size-complex="6pt" style:font-weight-complex="normal"/>
    </style:style>
    <style:style style:name="T285" style:family="text">
      <style:text-properties fo:font-family="'Bembo Std'" style:font-pitch="variable" fo:font-size="6pt" style:font-size-asian="6pt" style:font-size-complex="6pt"/>
    </style:style>
    <style:style style:name="T286" style:family="text">
      <style:text-properties fo:color="#000000" fo:font-family="Consolas" style:font-pitch="fixed" fo:font-size="10pt" fo:language="en" fo:country="US" fo:font-style="normal" fo:font-weight="normal" style:font-size-asian="10pt" style:language-asian="en" style:country-asian="US" style:font-weight-asian="normal" style:font-family-complex="Calibri" style:font-family-generic-complex="roman" style:font-pitch-complex="variable" style:font-size-complex="10pt" style:font-weight-complex="normal"/>
    </style:style>
    <style:style style:name="T287" style:family="text">
      <style:text-properties fo:color="#000000" fo:font-family="Bembo" style:font-family-generic="roman" style:font-pitch="variable" fo:font-size="13pt" fo:language="en" fo:country="US" fo:font-weight="normal" style:font-size-asian="13pt" style:language-asian="en" style:country-asian="US" style:font-weight-asian="normal" style:font-family-complex="Calibri" style:font-family-generic-complex="roman" style:font-pitch-complex="variable" style:font-size-complex="13pt" style:font-weight-complex="normal"/>
    </style:style>
    <style:style style:name="T288" style:family="text">
      <style:text-properties fo:color="#000000" fo:font-family="'Bembo Std'" style:font-pitch="variable" fo:font-size="10pt" fo:language="en" fo:country="US" fo:font-style="normal" fo:font-weight="normal" style:font-size-asian="10pt" style:language-asian="en" style:country-asian="US" style:font-weight-asian="normal" style:font-family-complex="Calibri" style:font-family-generic-complex="roman" style:font-pitch-complex="variable" style:font-size-complex="10pt" style:font-weight-complex="normal"/>
    </style:style>
    <style:style style:name="T289" style:family="text">
      <style:text-properties fo:color="#000000" fo:font-family="'Bembo Std'" style:font-pitch="variable" fo:font-size="13pt" fo:language="en" fo:country="US" fo:font-style="normal" fo:font-weight="normal" style:font-size-asian="13pt" style:language-asian="zh" style:country-asian="CN" style:font-weight-asian="normal" style:font-family-complex="Calibri" style:font-family-generic-complex="roman" style:font-pitch-complex="variable" style:font-size-complex="13pt" style:font-weight-complex="normal"/>
    </style:style>
    <style:style style:name="T290" style:family="text">
      <style:text-properties fo:color="#000000" fo:font-family="Consolas" style:font-pitch="fixed" fo:font-size="10pt" fo:language="en" fo:country="US" fo:font-style="normal" fo:font-weight="normal" style:font-size-asian="10pt" style:language-asian="zh" style:country-asian="CN" style:font-weight-asian="normal" style:font-family-complex="Calibri" style:font-family-generic-complex="roman" style:font-pitch-complex="variable" style:font-size-complex="10pt" style:font-weight-complex="normal"/>
    </style:style>
    <style:style style:name="T291" style:family="text">
      <style:text-properties fo:color="#000000" fo:font-family="Bembo" style:font-family-generic="roman" style:font-pitch="variable" fo:font-size="13pt" fo:language="en" fo:country="US" fo:font-style="normal" fo:font-weight="normal" style:font-size-asian="13pt" style:language-asian="zh" style:country-asian="CN" style:font-weight-asian="normal" style:font-family-complex="Calibri" style:font-family-generic-complex="roman" style:font-pitch-complex="variable" style:font-size-complex="13pt" style:font-weight-complex="normal"/>
    </style:style>
    <style:style style:name="T292" style:family="text">
      <style:text-properties fo:color="#000000" fo:font-family="Consolas" style:font-pitch="fixed" fo:font-size="10pt" fo:language="en" fo:country="US" fo:font-weight="normal" style:font-size-asian="10pt" style:language-asian="en" style:country-asian="US" style:font-weight-asian="normal" style:font-family-complex="Calibri" style:font-family-generic-complex="roman" style:font-pitch-complex="variable" style:font-size-complex="10pt" style:font-weight-complex="normal"/>
    </style:style>
    <style:style style:name="T293" style:family="text">
      <style:text-properties fo:color="#000000" fo:font-family="Bembo" style:font-family-generic="roman" style:font-pitch="variable" fo:font-size="13pt" fo:language="en" fo:country="US" fo:font-style="normal" fo:font-weight="normal" style:font-size-asian="13pt" style:language-asian="en" style:country-asian="US" style:font-weight-asian="normal" style:font-family-complex="Calibri" style:font-family-generic-complex="roman" style:font-pitch-complex="variable" style:font-size-complex="13pt" style:font-weight-complex="normal"/>
    </style:style>
    <style:style style:name="T294" style:family="text">
      <style:text-properties fo:color="#000000" fo:font-family="Calibri" style:font-pitch="variable" fo:font-size="12pt" fo:language="en" fo:country="US" fo:font-style="normal" style:font-size-asian="12pt" style:language-asian="en" style:country-asian="US" style:font-weight-asian="normal" style:font-family-complex="Calibri" style:font-family-generic-complex="roman" style:font-pitch-complex="variable" style:font-size-complex="12pt" style:font-weight-complex="normal"/>
    </style:style>
    <style:style style:name="T295" style:family="text">
      <style:text-properties fo:color="#000000" fo:font-family="Consolas" style:font-pitch="fixed" fo:font-size="10pt" fo:language="en" fo:country="US" fo:font-style="normal" style:font-size-asian="10pt" style:language-asian="en" style:country-asian="US" style:font-weight-asian="normal" style:font-family-complex="Calibri" style:font-family-generic-complex="roman" style:font-pitch-complex="variable" style:font-size-complex="10pt" style:font-weight-complex="normal"/>
    </style:style>
    <style:style style:name="T296" style:family="text">
      <style:text-properties fo:color="#666666" fo:font-family="'Bembo Std'" style:font-pitch="variable" fo:font-size="13pt" fo:language="en" fo:country="US" fo:font-weight="normal" style:font-size-asian="13pt" style:language-asian="en" style:country-asian="US" style:font-weight-asian="normal" style:font-family-complex="Calibri" style:font-family-generic-complex="roman" style:font-pitch-complex="variable" style:font-size-complex="13pt" style:font-weight-complex="normal"/>
    </style:style>
    <style:style style:name="T297" style:family="text">
      <style:text-properties fo:color="#666666" fo:font-family="'Bembo Std'" style:font-pitch="variable" fo:font-size="13pt" fo:language="en" fo:country="US" fo:font-style="normal" fo:font-weight="normal" style:font-size-asian="13pt" style:language-asian="en" style:country-asian="US" style:font-weight-asian="normal" style:font-family-complex="Calibri" style:font-family-generic-complex="roman" style:font-pitch-complex="variable" style:font-size-complex="13pt" style:font-weight-complex="normal"/>
    </style:style>
    <style:style style:name="T298" style:family="text">
      <style:text-properties fo:color="#666666" fo:font-family="Bembo" style:font-family-generic="roman" style:font-pitch="variable" fo:font-size="13pt" fo:language="en" fo:country="US" fo:font-weight="normal" style:font-size-asian="13pt" style:language-asian="en" style:country-asian="US" style:font-weight-asian="normal" style:font-family-complex="Calibri" style:font-family-generic-complex="roman" style:font-pitch-complex="variable" style:font-size-complex="13pt" style:font-weight-complex="normal"/>
    </style:style>
    <style:style style:name="T299" style:family="text">
      <style:text-properties fo:color="#666666" fo:font-family="Bembo" style:font-family-generic="roman" style:font-pitch="variable" fo:font-size="13pt" fo:language="en" fo:country="US" fo:font-style="normal" fo:font-weight="normal" style:font-size-asian="13pt" style:language-asian="en" style:country-asian="US" style:font-weight-asian="normal" style:font-family-complex="Calibri" style:font-family-generic-complex="roman" style:font-pitch-complex="variable" style:font-size-complex="13pt" style:font-weight-complex="normal"/>
    </style:style>
    <style:style style:name="T300" style:family="text">
      <style:text-properties fo:color="#666666" fo:font-family="Bembo" style:font-family-generic="roman" style:font-pitch="variable" fo:font-size="6pt" fo:language="en" fo:country="US" fo:font-weight="normal" style:font-size-asian="6pt" style:language-asian="en" style:country-asian="US" style:font-weight-asian="normal" style:font-family-complex="Calibri" style:font-family-generic-complex="roman" style:font-pitch-complex="variable" style:font-size-complex="6pt" style:font-weight-complex="normal"/>
    </style:style>
    <style:style style:name="T301" style:family="text">
      <style:text-properties fo:color="#666666" fo:font-family="Bembo" style:font-family-generic="roman" style:font-pitch="variable" fo:font-size="6pt" fo:language="en" fo:country="US" fo:font-style="normal" fo:font-weight="normal" style:font-size-asian="6pt" style:language-asian="en" style:country-asian="US" style:font-weight-asian="normal" style:font-family-complex="Calibri" style:font-family-generic-complex="roman" style:font-pitch-complex="variable" style:font-size-complex="6pt" style:font-weight-complex="normal"/>
    </style:style>
    <style:style style:name="T302" style:family="text">
      <style:text-properties fo:color="#00000a" fo:font-family="'Bembo Std'" style:font-pitch="variable" fo:font-size="6pt" fo:language="en" fo:country="US" fo:font-weight="normal" style:font-size-asian="6pt" style:language-asian="en" style:country-asian="US" style:font-weight-asian="normal" style:font-family-complex="Calibri" style:font-family-generic-complex="roman" style:font-pitch-complex="variable" style:font-size-complex="6pt" style:font-weight-complex="normal"/>
    </style:style>
    <style:style style:name="T303" style:family="text">
      <style:text-properties fo:color="#00000a" fo:font-family="'Bembo Std'" style:font-pitch="variable" fo:font-size="10pt" fo:language="en" fo:country="US" fo:font-style="normal" fo:font-weight="normal" style:font-size-asian="10pt" style:language-asian="en" style:country-asian="US" style:font-weight-asian="normal" style:font-family-complex="Calibri" style:font-family-generic-complex="roman" style:font-pitch-complex="variable" style:font-size-complex="10pt" style:font-weight-complex="normal"/>
    </style:style>
    <style:style style:name="T304" style:family="text">
      <style:text-properties fo:color="#00000a" fo:font-family="Calibri" style:font-family-generic="roman" style:font-pitch="variable" fo:font-size="9pt" fo:language="en" fo:country="US" fo:font-weight="normal" style:font-size-asian="11pt" style:language-asian="en" style:country-asian="US" style:font-weight-asian="normal" style:font-family-complex="Calibri" style:font-family-generic-complex="roman" style:font-pitch-complex="variable" style:font-size-complex="5.09999990463257pt" style:font-weight-complex="normal"/>
    </style:style>
    <style:style style:name="T305" style:family="text">
      <style:text-properties fo:color="#000000" fo:font-family="Bembo" style:font-family-generic="roman" style:font-pitch="variable" fo:font-size="14pt" style:font-size-asian="14pt" style:font-family-complex="Calibri" style:font-family-generic-complex="roman" style:font-pitch-complex="variable" style:font-size-complex="14pt"/>
    </style:style>
    <style:style style:name="T306" style:family="text">
      <style:text-properties fo:color="#00000a" fo:font-family="Calibri" style:font-pitch="variable" fo:font-size="12pt" style:font-size-asian="12pt" style:font-family-complex="Calibri" style:font-family-generic-complex="roman" style:font-pitch-complex="variable" style:font-size-complex="12pt"/>
    </style:style>
    <style:style style:name="T307" style:family="text">
      <style:text-properties fo:color="#00000a" fo:font-family="'Tw Cen MT'" style:font-pitch="variable" fo:font-size="13pt" style:font-size-asian="13pt" style:font-family-complex="Calibri" style:font-family-generic-complex="roman" style:font-pitch-complex="variable" style:font-size-complex="13pt"/>
    </style:style>
    <style:style style:name="T308" style:family="text">
      <style:text-properties fo:color="#00000a" fo:font-family="Consolas" style:font-pitch="fixed" fo:font-size="10pt" fo:language="en" fo:country="US" style:font-size-asian="10pt" style:language-asian="zh" style:country-asian="CN" style:font-family-complex="Calibri" style:font-family-generic-complex="roman" style:font-pitch-complex="variable" style:font-size-complex="10pt"/>
    </style:style>
    <style:style style:name="T309" style:family="text">
      <style:text-properties fo:color="#00000a" fo:font-family="'Bembo Std'" style:font-pitch="variable" fo:font-size="13pt" fo:language="en" fo:country="US" style:font-size-asian="13pt" style:language-asian="zh" style:country-asian="CN" style:font-family-complex="Calibri" style:font-family-generic-complex="roman" style:font-pitch-complex="variable" style:font-size-complex="13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frame draw:style-name="gr1" draw:text-style-name="P1" draw:layer="layout" svg:width="18.32cm" svg:height="19.685cm" svg:x="1.635cm" svg:y="1.635cm">
          <draw:text-box>
            <text:p><text:span text:style-name="T1"/></text:p>
            <text:p><text:span text:style-name="T1"><text:s text:c="3"/></text:span><text:span text:style-name="T2">C++ Essential</text:span></text:p>
            <text:p><text:span text:style-name="T3"><text:s text:c="25"/></text:span><text:span text:style-name="T4">C++ Essential - Training Course</text:span></text:p>
            <text:p><text:span text:style-name="T1"/></text:p>
            <text:p><text:span text:style-name="T1"/></text:p>
            <text:p><text:span text:style-name="T1"/></text:p>
            <text:p><text:span text:style-name="T5"><text:s text:c="39"/></text:span></text:p>
            <text:p><text:span text:style-name="T6"/></text:p>
            <text:p><text:span text:style-name="T6"/></text:p>
            <text:p><text:span text:style-name="T7"/></text:p>
          </draw:text-box>
        </draw:frame>
      </draw:page>
      <draw:page draw:name="page2" draw:style-name="dp1" draw:master-page-name="Default">
        <office:forms form:automatic-focus="false" form:apply-design-mode="false"/>
        <draw:frame draw:style-name="gr2" draw:text-style-name="P3" draw:layer="layout" svg:width="18.32cm" svg:height="22.891cm" svg:x="1.635cm" svg:y="1.604cm">
          <draw:text-box>
            <text:p><text:span text:style-name="T8"/></text:p>
            <text:p text:style-name="P2"><text:span text:style-name="T8"/></text:p>
            <text:p text:style-name="P2"><text:span text:style-name="T9"/></text:p>
            <text:list text:style-name="L1">
              <text:list-header>
                <text:p text:style-name="P2"><text:span text:style-name="T9"/></text:p>
                <text:p text:style-name="P2"><text:span text:style-name="T9"/></text:p>
              </text:list-header>
            </text:list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list text:continue-numbering="true" text:style-name="L1">
              <text:list-header>
                <text:p><text:span text:style-name="T10"/></text:p>
              </text:list-header>
            </text:list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list text:continue-numbering="true" text:style-name="L1">
              <text:list-header>
                <text:p><text:span text:style-name="T10"/></text:p>
              </text:list-header>
            </text:list>
          </draw:text-box>
        </draw:frame>
        <draw:frame draw:style-name="gr3" draw:text-style-name="P4" draw:layer="layout" svg:width="9.017cm" svg:height="6.4cm" svg:x="1.61cm" svg:y="2.952cm">
          <draw:text-box>
            <text:p text:style-name="P2"><text:span text:style-name="T11">1. Introduction</text:span></text:p>
            <text:list text:style-name="L1">
              <text:list-item>
                <text:p text:style-name="P2"><text:span text:style-name="T12"><text:s/></text:span><text:span text:style-name="T12">Source File</text:span></text:p>
              </text:list-item>
              <text:list-item>
                <text:p text:style-name="P2"><text:span text:style-name="T12"><text:s/></text:span><text:span text:style-name="T12">Header File</text:span></text:p>
              </text:list-item>
              <text:list-item>
                <text:p text:style-name="P2"><text:span text:style-name="T12"><text:s/></text:span><text:span text:style-name="T12">Object File</text:span></text:p>
              </text:list-item>
              <text:list-item>
                <text:p text:style-name="P2"><text:span text:style-name="T12"><text:s/></text:span><text:span text:style-name="T12">Declaration and Definition</text:span></text:p>
              </text:list-item>
              <text:list-item>
                <text:p text:style-name="P2"><text:span text:style-name="T12"><text:s/></text:span><text:span text:style-name="T12">Preprocessing, Compiling, Linking, Loading and Running</text:span></text:p>
              </text:list-item>
              <text:list-item>
                <text:p text:style-name="P2"><text:span text:style-name="T12"><text:s/></text:span><text:span text:style-name="T12">Executable file format</text:span></text:p>
              </text:list-item>
              <text:list-item>
                <text:p text:style-name="P2"><text:span text:style-name="T12"><text:s/></text:span><text:span text:style-name="T12">Segments (.bss, .code, .data etc)</text:span></text:p>
              </text:list-item>
              <text:list-item>
                <text:p text:style-name="P2"><text:span text:style-name="T12"><text:s/></text:span><text:span text:style-name="T12">Creating static library</text:span></text:p>
              </text:list-item>
              <text:list-item>
                <text:p text:style-name="P2"><text:span text:style-name="T12"><text:s/></text:span><text:span text:style-name="T12">Creating dynamic library</text:span></text:p>
              </text:list-item>
            </text:list>
          </draw:text-box>
        </draw:frame>
        <draw:frame draw:style-name="gr4" draw:text-style-name="P4" draw:layer="layout" svg:width="9.017cm" svg:height="8.077cm" svg:x="10.678cm" svg:y="2.952cm">
          <draw:text-box>
            <text:p><text:span text:style-name="T11">2. Function</text:span></text:p>
            <text:list text:style-name="L1">
              <text:list-item>
                <text:p><text:span text:style-name="T12"><text:s/></text:span><text:span text:style-name="T13">Function calling convention</text:span></text:p>
              </text:list-item>
              <text:list-item>
                <text:p><text:span text:style-name="T14"><text:s/></text:span><text:span text:style-name="T15">Function naming convention</text:span></text:p>
              </text:list-item>
              <text:list-item>
                <text:p><text:span text:style-name="T14"><text:s/></text:span><text:span text:style-name="T15">Function prototype</text:span></text:p>
              </text:list-item>
              <text:list-item>
                <text:p><text:span text:style-name="T14"><text:s/></text:span><text:span text:style-name="T15">Function stack frame</text:span></text:p>
              </text:list-item>
              <text:list-item>
                <text:p><text:span text:style-name="T14"><text:s/></text:span><text:span text:style-name="T15">Return</text:span></text:p>
              </text:list-item>
              <text:list-item>
                <text:p><text:span text:style-name="T14"><text:s/></text:span><text:span text:style-name="T15">Inline functions</text:span></text:p>
              </text:list-item>
              <text:list-item>
                <text:p><text:span text:style-name="T14"><text:s/></text:span><text:span text:style-name="T15">Virtual function</text:span></text:p>
              </text:list-item>
              <text:list-item>
                <text:p><text:span text:style-name="T14"><text:s/></text:span><text:span text:style-name="T15">Function overloading</text:span></text:p>
              </text:list-item>
              <text:list-item>
                <text:p><text:span text:style-name="T14"><text:s/></text:span><text:span text:style-name="T15">Function default parameters</text:span></text:p>
              </text:list-item>
              <text:list-item>
                <text:p><text:span text:style-name="T14"><text:s/></text:span><text:span text:style-name="T15">Pass by value, pass by reference</text:span></text:p>
              </text:list-item>
              <text:list-item>
                <text:p><text:span text:style-name="T14"><text:s/></text:span><text:span text:style-name="T15">Unnamed function parameter</text:span></text:p>
              </text:list-item>
              <text:list-item>
                <text:p><text:span text:style-name="T14"><text:s/></text:span><text:span text:style-name="T15">Variable parameter list</text:span></text:p>
              </text:list-item>
              <text:list-item>
                <text:p><text:span text:style-name="T14"><text:s/></text:span><text:span text:style-name="T15">Static functions</text:span></text:p>
              </text:list-item>
            </text:list>
          </draw:text-box>
        </draw:frame>
        <draw:frame draw:style-name="gr5" draw:text-style-name="P5" draw:layer="layout" svg:width="9.017cm" svg:height="5.841cm" svg:x="1.61cm" svg:y="12.501cm">
          <draw:text-box>
            <text:p><text:span text:style-name="T16">3. Array Pointers References</text:span></text:p>
            <text:list text:style-name="L1">
              <text:list-item>
                <text:p><text:span text:style-name="T14"><text:s/></text:span><text:span text:style-name="T15">Defining and initializing Array.</text:span></text:p>
              </text:list-item>
              <text:list-item>
                <text:p><text:span text:style-name="T14"><text:s/></text:span><text:span text:style-name="T15">Defining and initializing Pointers.</text:span></text:p>
              </text:list-item>
              <text:list-item>
                <text:p><text:span text:style-name="T14"><text:s/></text:span><text:span text:style-name="T15">Using pointers to access array elements.</text:span></text:p>
              </text:list-item>
              <text:list-item>
                <text:p><text:span text:style-name="T14"><text:s/></text:span><text:span text:style-name="T15">Pointers and const qualifiers.</text:span></text:p>
              </text:list-item>
              <text:list-item>
                <text:p><text:span text:style-name="T14"><text:s/></text:span><text:span text:style-name="T15">Dynamically allocated arrays.</text:span></text:p>
              </text:list-item>
              <text:list-item>
                <text:p><text:span text:style-name="T14"><text:s/></text:span><text:span text:style-name="T15">References.</text:span></text:p>
              </text:list-item>
              <text:list-item>
                <text:p><text:span text:style-name="T14"><text:s/></text:span><text:span text:style-name="T15">Independent references and restrictions.</text:span></text:p>
              </text:list-item>
              <text:list-item>
                <text:p><text:span text:style-name="T14"><text:s/></text:span><text:span text:style-name="T15">Multidimensional array argument to function</text:span></text:p>
              </text:list-item>
            </text:list>
          </draw:text-box>
        </draw:frame>
        <draw:frame draw:style-name="gr6" draw:text-style-name="P6" draw:layer="layout" svg:width="18.085cm" svg:height="1.067cm" svg:x="1.61cm" svg:y="1.915cm">
          <draw:text-box>
            <text:p><text:span text:style-name="T17"/></text:p>
            <text:p><text:span text:style-name="T18">Day 1 Morning</text:span></text:p>
          </draw:text-box>
        </draw:frame>
        <draw:frame draw:style-name="gr3" draw:text-style-name="P4" draw:layer="layout" svg:width="9.017cm" svg:height="6.4cm" svg:x="37.636cm" svg:y="38.087cm">
          <draw:text-box>
            <text:p text:style-name="P2"><text:span text:style-name="T11">1. Introduction</text:span></text:p>
            <text:list text:style-name="L1">
              <text:list-item>
                <text:p text:style-name="P2"><text:span text:style-name="T12"><text:s/></text:span><text:span text:style-name="T12">Source File</text:span></text:p>
              </text:list-item>
              <text:list-item>
                <text:p text:style-name="P2"><text:span text:style-name="T12"><text:s/></text:span><text:span text:style-name="T12">Header File</text:span></text:p>
              </text:list-item>
              <text:list-item>
                <text:p text:style-name="P2"><text:span text:style-name="T12"><text:s/></text:span><text:span text:style-name="T12">Object File</text:span></text:p>
              </text:list-item>
              <text:list-item>
                <text:p text:style-name="P2"><text:span text:style-name="T12"><text:s/></text:span><text:span text:style-name="T12">Declaration and Definition</text:span></text:p>
              </text:list-item>
              <text:list-item>
                <text:p text:style-name="P2"><text:span text:style-name="T12"><text:s/></text:span><text:span text:style-name="T12">Preprocessing, Compiling, Linking, Loading and Running</text:span></text:p>
              </text:list-item>
              <text:list-item>
                <text:p text:style-name="P2"><text:span text:style-name="T12"><text:s/></text:span><text:span text:style-name="T12">Executable file format</text:span></text:p>
              </text:list-item>
              <text:list-item>
                <text:p text:style-name="P2"><text:span text:style-name="T12"><text:s/></text:span><text:span text:style-name="T12">Segments (.bss, .code, .data etc)</text:span></text:p>
              </text:list-item>
              <text:list-item>
                <text:p text:style-name="P2"><text:span text:style-name="T12"><text:s/></text:span><text:span text:style-name="T12">Creating static library</text:span></text:p>
              </text:list-item>
              <text:list-item>
                <text:p text:style-name="P2"><text:span text:style-name="T12"><text:s/></text:span><text:span text:style-name="T12">Creating dynamic library</text:span></text:p>
              </text:list-item>
            </text:list>
          </draw:text-box>
        </draw:frame>
        <draw:frame draw:style-name="gr6" draw:text-style-name="P6" draw:layer="layout" svg:width="9.017cm" svg:height="1.066cm" svg:x="1.61cm" svg:y="19.11cm">
          <draw:text-box>
            <text:p><text:span text:style-name="T17"/></text:p>
            <text:p><text:span text:style-name="T18">Day 1 Afternoon</text:span></text:p>
          </draw:text-box>
        </draw:frame>
        <draw:frame draw:style-name="gr7" draw:text-style-name="P5" draw:layer="layout" svg:width="9.017cm" svg:height="4.851cm" svg:x="1.661cm" svg:y="20.226cm">
          <draw:text-box>
            <text:p><text:span text:style-name="T16">4. Namespaces</text:span></text:p>
            <text:list text:style-name="L1">
              <text:list-item>
                <text:p><text:span text:style-name="T14"><text:s/></text:span><text:span text:style-name="T15">What is namespace</text:span></text:p>
              </text:list-item>
              <text:list-item>
                <text:p><text:span text:style-name="T14"><text:s/></text:span><text:span text:style-name="T15">Scope resolution</text:span></text:p>
              </text:list-item>
              <text:list-item>
                <text:p><text:span text:style-name="T14"><text:s/></text:span><text:span text:style-name="T15">Using declaration</text:span></text:p>
              </text:list-item>
              <text:list-item>
                <text:p><text:span text:style-name="T14"><text:s/></text:span><text:span text:style-name="T15">Aliases</text:span></text:p>
              </text:list-item>
              <text:list-item>
                <text:p><text:span text:style-name="T14"><text:s/></text:span><text:span text:style-name="T15">Unnamed namespace</text:span></text:p>
              </text:list-item>
              <text:list-item>
                <text:p><text:span text:style-name="T14"><text:s/></text:span><text:span text:style-name="T15">Overloading and namespaces</text:span></text:p>
              </text:list-item>
              <text:list-item>
                <text:p><text:span text:style-name="T14"><text:s/></text:span><text:span text:style-name="T15">Namespace and templates</text:span></text:p>
              </text:list-item>
            </text:list>
          </draw:text-box>
        </draw:frame>
      </draw:page>
      <draw:page draw:name="page3" draw:style-name="dp1" draw:master-page-name="Default">
        <office:forms form:automatic-focus="false" form:apply-design-mode="false"/>
        <draw:frame draw:style-name="gr8" draw:text-style-name="P3" draw:layer="layout" svg:width="18.32cm" svg:height="22.86cm" svg:x="1.635cm" svg:y="1.635cm">
          <draw:text-box>
            <text:p><text:span text:style-name="T10"/></text:p>
            <text:list text:style-name="L1">
              <text:list-header>
                <text:p text:style-name="P7"><text:span text:style-name="T8"/></text:p>
                <text:p text:style-name="P7"><text:span text:style-name="T8"/></text:p>
              </text:list-header>
            </text:list>
            <text:p text:style-name="P7"><text:span text:style-name="T8"/></text:p>
            <text:p text:style-name="P7"><text:span text:style-name="T8"/></text:p>
            <text:p text:style-name="P7"><text:span text:style-name="T8"/></text:p>
            <text:p text:style-name="P7"><text:span text:style-name="T8"/></text:p>
            <text:p text:style-name="P7"><text:span text:style-name="T8"/></text:p>
            <text:p text:style-name="P7"><text:span text:style-name="T8"/></text:p>
            <text:p text:style-name="P7"><text:span text:style-name="T8"/></text:p>
            <text:p text:style-name="P7"><text:span text:style-name="T8"/></text:p>
            <text:p text:style-name="P7"><text:span text:style-name="T8"/></text:p>
            <text:p text:style-name="P7"><text:span text:style-name="T8"/></text:p>
            <text:p text:style-name="P7"><text:span text:style-name="T8"/></text:p>
            <text:p text:style-name="P7"><text:span text:style-name="T8"/></text:p>
            <text:p text:style-name="P7"><text:span text:style-name="T8"/></text:p>
            <text:p text:style-name="P7"><text:span text:style-name="T8"/></text:p>
            <text:list text:continue-numbering="true" text:style-name="L1">
              <text:list-header>
                <text:p><text:span text:style-name="T10"/></text:p>
                <text:p><text:span text:style-name="T10"/></text:p>
              </text:list-header>
            </text:list>
          </draw:text-box>
        </draw:frame>
        <draw:frame draw:style-name="gr9" draw:text-style-name="P5" draw:layer="layout" svg:width="9.017cm" svg:height="10.313cm" svg:x="1.611cm" svg:y="3.029cm">
          <draw:text-box>
            <text:p><text:span text:style-name="T16">5. Overview of C++ Class</text:span></text:p>
            <text:list text:style-name="L1">
              <text:list-item>
                <text:p><text:span text:style-name="T14"><text:s/></text:span><text:span text:style-name="T15">Object oriented programming</text:span></text:p>
              </text:list-item>
              <text:list-item>
                <text:p><text:span text:style-name="T14"><text:s/></text:span><text:span text:style-name="T15">C++ class</text:span></text:p>
              </text:list-item>
              <text:list-item>
                <text:p><text:span text:style-name="T14"><text:s/></text:span><text:span text:style-name="T15">Attribute and method</text:span></text:p>
              </text:list-item>
              <text:list-item>
                <text:p><text:span text:style-name="T14"><text:s/></text:span><text:span text:style-name="T15">Private, protected and public access controls</text:span></text:p>
              </text:list-item>
              <text:list-item>
                <text:p><text:span text:style-name="T14"><text:s/></text:span><text:span text:style-name="T15">Constructor, synthesized default constructor</text:span></text:p>
              </text:list-item>
              <text:list-item>
                <text:p><text:span text:style-name="T14"><text:s/></text:span><text:span text:style-name="T15">Copy Control</text:span></text:p>
              </text:list-item>
              <text:list-item>
                <text:p><text:span text:style-name="T14"><text:s/></text:span><text:span text:style-name="T15">Object</text:span></text:p>
              </text:list-item>
              <text:list-item>
                <text:p><text:span text:style-name="T14"><text:s/></text:span><text:span text:style-name="T15">Array of objects</text:span></text:p>
              </text:list-item>
              <text:list-item>
                <text:p><text:span text:style-name="T14"><text:s/></text:span><text:span text:style-name="T15">Virtual methods</text:span></text:p>
              </text:list-item>
              <text:list-item>
                <text:p><text:span text:style-name="T14"><text:s/></text:span><text:span text:style-name="T15">Mutable data members and const methods</text:span></text:p>
              </text:list-item>
              <text:list-item>
                <text:p><text:span text:style-name="T14"><text:s/></text:span><text:span text:style-name="T15">Class relationships, inheritance and containment.</text:span></text:p>
              </text:list-item>
              <text:list-item>
                <text:p><text:span text:style-name="T14"><text:s/></text:span><text:span text:style-name="T15">Static attributes and static methods</text:span></text:p>
              </text:list-item>
              <text:list-item>
                <text:p><text:span text:style-name="T14"><text:s/></text:span><text:span text:style-name="T15">Friend function and class</text:span></text:p>
              </text:list-item>
            </text:list>
          </draw:text-box>
        </draw:frame>
        <draw:frame draw:style-name="gr10" draw:text-style-name="P8" draw:layer="layout" svg:width="9.017cm" svg:height="4.164cm" svg:x="10.679cm" svg:y="3.03cm">
          <draw:text-box>
            <text:p text:style-name="P7"><text:span text:style-name="T16">6. Virtual concepts</text:span></text:p>
            <text:list text:style-name="L1">
              <text:list-item>
                <text:p><text:span text:style-name="T14"><text:s/></text:span><text:span text:style-name="T15">Object slicing</text:span></text:p>
              </text:list-item>
              <text:list-item>
                <text:p><text:span text:style-name="T14"><text:s/></text:span><text:span text:style-name="T15">Calling virtual function for constructor</text:span></text:p>
              </text:list-item>
              <text:list-item>
                <text:p><text:span text:style-name="T14"><text:s/></text:span><text:span text:style-name="T15">Calling virtual function from non virtual function.</text:span></text:p>
              </text:list-item>
              <text:list-item>
                <text:p><text:span text:style-name="T14"><text:s/></text:span><text:span text:style-name="T15">Non member virtual function.</text:span></text:p>
              </text:list-item>
              <text:list-item>
                <text:p><text:span text:style-name="T14"><text:s/></text:span><text:span text:style-name="T15">Dual dispatching</text:span></text:p>
              </text:list-item>
            </text:list>
          </draw:text-box>
        </draw:frame>
        <draw:frame draw:style-name="gr6" draw:text-style-name="P6" draw:layer="layout" svg:width="18.085cm" svg:height="1.067cm" svg:x="1.611cm" svg:y="1.916cm">
          <draw:text-box>
            <text:p><text:span text:style-name="T17"/></text:p>
            <text:p><text:span text:style-name="T18">Day 2 Morning</text:span></text:p>
          </draw:text-box>
        </draw:frame>
        <draw:frame draw:style-name="gr11" draw:text-style-name="P5" draw:layer="layout" svg:width="9.017cm" svg:height="4.166cm" svg:x="1.61cm" svg:y="20.206cm">
          <draw:text-box>
            <text:list text:style-name="L1">
              <text:list-header>
                <text:p><text:span text:style-name="T16">7. Copy Control</text:span></text:p>
              </text:list-header>
              <text:list-item>
                <text:p><text:span text:style-name="T14"><text:s/></text:span><text:span text:style-name="T15">Copy Constructor</text:span></text:p>
              </text:list-item>
              <text:list-item>
                <text:p><text:span text:style-name="T14"><text:s/></text:span><text:span text:style-name="T15">Synthesized copy constructor</text:span></text:p>
              </text:list-item>
              <text:list-item>
                <text:p><text:span text:style-name="T14"><text:s/></text:span><text:span text:style-name="T15">Explicit qualifier</text:span></text:p>
              </text:list-item>
              <text:list-item>
                <text:p><text:span text:style-name="T14"><text:s/></text:span><text:span text:style-name="T15">Preventing copies</text:span></text:p>
              </text:list-item>
              <text:list-item>
                <text:p><text:span text:style-name="T14"><text:s/></text:span><text:span text:style-name="T15">Assignment operator</text:span></text:p>
              </text:list-item>
              <text:list-item>
                <text:p><text:span text:style-name="T14"><text:s/></text:span><text:span text:style-name="T15">Destructor</text:span></text:p>
              </text:list-item>
            </text:list>
          </draw:text-box>
        </draw:frame>
        <draw:frame draw:style-name="gr6" draw:text-style-name="P6" draw:layer="layout" svg:width="9.017cm" svg:height="1.066cm" svg:x="1.61cm" svg:y="19.11cm">
          <draw:text-box>
            <text:p><text:span text:style-name="T17"/></text:p>
            <text:p><text:span text:style-name="T18">Day 2 Afternoon</text:span></text:p>
          </draw:text-box>
        </draw:frame>
      </draw:page>
      <draw:page draw:name="page4" draw:style-name="dp1" draw:master-page-name="Default">
        <office:forms form:automatic-focus="false" form:apply-design-mode="false"/>
        <draw:frame draw:style-name="gr12" draw:text-style-name="P3" draw:layer="layout" svg:width="18.32cm" svg:height="21.59cm" svg:x="1.635cm" svg:y="1.769cm">
          <draw:text-box>
            <text:list text:style-name="L1">
              <text:list-header>
                <text:p><text:span text:style-name="T10"/></text:p>
              </text:list-header>
            </text:list>
            <text:p><text:span text:style-name="T10"/></text:p>
            <text:p><text:span text:style-name="T10"/></text:p>
            <text:p><text:span text:style-name="T10"/></text:p>
            <text:p><text:span text:style-name="T10"/></text:p>
            <text:p><text:span text:style-name="T10"/></text:p>
            <text:p><text:span text:style-name="T10"/></text:p>
            <text:p><text:span text:style-name="T10"/></text:p>
            <text:p><text:span text:style-name="T10"/></text:p>
            <text:p><text:span text:style-name="T10"/></text:p>
            <text:list text:continue-numbering="true" text:style-name="L1">
              <text:list-header>
                <text:p text:style-name="P7"><text:span text:style-name="T8"/></text:p>
                <text:p text:style-name="P7"><text:span text:style-name="T8"/></text:p>
                <text:p><text:span text:style-name="T10"/></text:p>
                <text:p><text:span text:style-name="T8"/></text:p>
                <text:p><text:span text:style-name="T8"/></text:p>
                <text:p><text:span text:style-name="T8"/></text:p>
              </text:list-header>
            </text:list>
          </draw:text-box>
        </draw:frame>
        <draw:frame draw:style-name="gr5" draw:text-style-name="P5" draw:layer="layout" svg:width="9.017cm" svg:height="6.959cm" svg:x="1.612cm" svg:y="2.959cm">
          <draw:text-box>
            <text:p><text:span text:style-name="T16">8. Object Model and Polymorphism</text:span></text:p>
            <text:list text:style-name="L1">
              <text:list-item>
                <text:p><text:span text:style-name="T14"><text:s/></text:span><text:span text:style-name="T15">C++ object model</text:span></text:p>
              </text:list-item>
              <text:list-item>
                <text:p><text:span text:style-name="T14"><text:s/></text:span><text:span text:style-name="T15">Table driven object model</text:span></text:p>
              </text:list-item>
              <text:list-item>
                <text:p><text:span text:style-name="T14"><text:s/></text:span><text:span text:style-name="T15">Object model with single inheritance(SI)</text:span></text:p>
              </text:list-item>
              <text:list-item>
                <text:p><text:span text:style-name="T14"><text:s/></text:span><text:span text:style-name="T15">Object model with multiple inheritance(MI)</text:span></text:p>
              </text:list-item>
              <text:list-item>
                <text:p><text:span text:style-name="T14"><text:s/></text:span><text:span text:style-name="T15">Vtable</text:span></text:p>
              </text:list-item>
              <text:list-item>
                <text:p><text:span text:style-name="T14"><text:s/></text:span><text:span text:style-name="T15">Vtable with virtual methods with SI and MI</text:span></text:p>
              </text:list-item>
              <text:list-item>
                <text:p><text:span text:style-name="T14"><text:s/></text:span><text:span text:style-name="T15">Virtual base class</text:span></text:p>
              </text:list-item>
              <text:list-item>
                <text:p><text:span text:style-name="T14"><text:s/></text:span><text:span text:style-name="T15">Thunk based and Offset based object model</text:span></text:p>
              </text:list-item>
            </text:list>
          </draw:text-box>
        </draw:frame>
        <draw:frame draw:style-name="gr13" draw:text-style-name="P8" draw:layer="layout" svg:width="9.017cm" svg:height="8.077cm" svg:x="10.68cm" svg:y="2.91cm">
          <draw:text-box>
            <text:list text:style-name="L1">
              <text:list-header>
                <text:p text:style-name="P7"><text:span text:style-name="T16">9. Inheritance</text:span></text:p>
              </text:list-header>
              <text:list-item>
                <text:p><text:span text:style-name="T14"><text:s/></text:span><text:span text:style-name="T15">Base class and derive class</text:span></text:p>
              </text:list-item>
              <text:list-item>
                <text:p><text:span text:style-name="T14"><text:s/></text:span><text:span text:style-name="T15">Access control in inheritance</text:span></text:p>
              </text:list-item>
              <text:list-item>
                <text:p><text:span text:style-name="T14"><text:s/></text:span><text:span text:style-name="T15">Virtual methods</text:span></text:p>
              </text:list-item>
              <text:list-item>
                <text:p><text:span text:style-name="T14"><text:s/></text:span><text:span text:style-name="T15">Pure virtual methods</text:span></text:p>
              </text:list-item>
              <text:list-item>
                <text:p><text:span text:style-name="T14"><text:s/></text:span><text:span text:style-name="T15">Changing scope of base member in derived classes</text:span></text:p>
              </text:list-item>
              <text:list-item>
                <text:p><text:span text:style-name="T14"><text:s/></text:span><text:span text:style-name="T15">Multiple inheritance</text:span></text:p>
              </text:list-item>
              <text:list-item>
                <text:p><text:span text:style-name="T14"><text:s/></text:span><text:span text:style-name="T15">Polymorphism</text:span></text:p>
              </text:list-item>
              <text:list-item>
                <text:p><text:span text:style-name="T14"><text:s/></text:span><text:span text:style-name="T15">Friend function and friend class</text:span></text:p>
              </text:list-item>
              <text:list-item>
                <text:p><text:span text:style-name="T14"><text:s/></text:span><text:span text:style-name="T15">Function overriding</text:span></text:p>
              </text:list-item>
              <text:list-item>
                <text:p><text:span text:style-name="T14"><text:s/></text:span><text:span text:style-name="T15">Function overloading and default parameter</text:span></text:p>
              </text:list-item>
              <text:list-item>
                <text:p><text:span text:style-name="T14"><text:s/></text:span><text:span text:style-name="T15">Interface and Implementation inheritance</text:span></text:p>
              </text:list-item>
            </text:list>
          </draw:text-box>
        </draw:frame>
        <draw:frame draw:style-name="gr6" draw:text-style-name="P6" draw:layer="layout" svg:width="18.085cm" svg:height="1.067cm" svg:x="1.612cm" svg:y="1.917cm">
          <draw:text-box>
            <text:p><text:span text:style-name="T17"/></text:p>
            <text:p><text:span text:style-name="T18">Day 3 Morning</text:span></text:p>
          </draw:text-box>
        </draw:frame>
        <draw:frame draw:style-name="gr6" draw:text-style-name="P6" draw:layer="layout" svg:width="9.017cm" svg:height="1.066cm" svg:x="1.611cm" svg:y="19.11cm">
          <draw:text-box>
            <text:p><text:span text:style-name="T17"/></text:p>
            <text:p><text:span text:style-name="T18">Day 3 Afternoon</text:span></text:p>
          </draw:text-box>
        </draw:frame>
        <draw:frame draw:style-name="gr11" draw:text-style-name="P5" draw:layer="layout" svg:width="9.017cm" svg:height="4.723cm" svg:x="1.611cm" svg:y="20.211cm">
          <draw:text-box>
            <text:p><text:span text:style-name="T16">10. Generic programming</text:span><text:span text:style-name="T16"><text:tab/></text:span></text:p>
            <text:list text:style-name="L1">
              <text:list-item>
                <text:p><text:span text:style-name="T14"><text:s/></text:span><text:span text:style-name="T15">What is generic programming</text:span></text:p>
              </text:list-item>
              <text:list-item>
                <text:p><text:span text:style-name="T14"><text:s/></text:span><text:span text:style-name="T15">Iterator vs pointer</text:span></text:p>
              </text:list-item>
              <text:list-item>
                <text:p><text:span text:style-name="T14"><text:s/></text:span><text:span text:style-name="T15">Readonly and write to container algorithms</text:span></text:p>
              </text:list-item>
              <text:list-item>
                <text:p><text:span text:style-name="T14"><text:s/></text:span><text:span text:style-name="T15">Five iterator categories</text:span></text:p>
              </text:list-item>
              <text:list-item>
                <text:p><text:span text:style-name="T14"><text:s/></text:span><text:span text:style-name="T15">Insert iterators</text:span></text:p>
              </text:list-item>
              <text:list-item>
                <text:p><text:span text:style-name="T14"><text:s/></text:span><text:span text:style-name="T15">Iostream iterator</text:span></text:p>
              </text:list-item>
            </text:list>
          </draw:text-box>
        </draw:frame>
      </draw:page>
      <draw:page draw:name="page5" draw:style-name="dp1" draw:master-page-name="Default">
        <office:forms form:automatic-focus="false" form:apply-design-mode="false"/>
        <draw:frame draw:style-name="gr14" draw:text-style-name="P5" draw:layer="layout" svg:width="9.017cm" svg:height="6.959cm" svg:x="1.613cm" svg:y="2.92cm">
          <draw:text-box>
            <text:p><text:span text:style-name="T16">11. Operator overloading</text:span></text:p>
            <text:list text:style-name="L1">
              <text:list-item>
                <text:p><text:span text:style-name="T14"><text:s/></text:span><text:span text:style-name="T12">Basics of operator overloading</text:span></text:p>
              </text:list-item>
              <text:list-item>
                <text:p><text:span text:style-name="T14"><text:s/></text:span><text:span text:style-name="T12">Overloading as method and non member function</text:span></text:p>
              </text:list-item>
              <text:list-item>
                <text:p><text:span text:style-name="T14"><text:s/></text:span><text:span text:style-name="T12">Overloading binary operator</text:span></text:p>
              </text:list-item>
              <text:list-item>
                <text:p><text:span text:style-name="T14"><text:s/></text:span><text:span text:style-name="T12">Overloading relational and logical operator</text:span></text:p>
              </text:list-item>
              <text:list-item>
                <text:p><text:span text:style-name="T14"><text:s/></text:span><text:span text:style-name="T12">Overloading unary operator</text:span></text:p>
              </text:list-item>
              <text:list-item>
                <text:p><text:span text:style-name="T14"><text:s/></text:span><text:span text:style-name="T12">Overloading assignment operator</text:span></text:p>
              </text:list-item>
              <text:list-item>
                <text:p><text:span text:style-name="T14"><text:s/></text:span><text:span text:style-name="T12">Overloading [] operator</text:span></text:p>
              </text:list-item>
              <text:list-item>
                <text:p><text:span text:style-name="T14"><text:s/></text:span><text:span text:style-name="T12">Creating a conversion function</text:span></text:p>
              </text:list-item>
              <text:list-item>
                <text:p><text:span text:style-name="T14"><text:s/></text:span><text:span text:style-name="T12">Conversion &amp; class types</text:span></text:p>
              </text:list-item>
            </text:list>
          </draw:text-box>
        </draw:frame>
        <draw:frame draw:style-name="gr15" draw:text-style-name="P5" draw:layer="layout" svg:width="9.017cm" svg:height="6.959cm" svg:x="10.681cm" svg:y="3.008cm">
          <draw:text-box>
            <text:p><text:span text:style-name="T16">12. Templates</text:span></text:p>
            <text:list text:style-name="L1">
              <text:list-item>
                <text:p><text:span text:style-name="T14"><text:s/></text:span><text:span text:style-name="T15">Generic class</text:span></text:p>
              </text:list-item>
              <text:list-item>
                <text:p><text:span text:style-name="T14"><text:s/></text:span><text:span text:style-name="T15">Class template</text:span></text:p>
              </text:list-item>
              <text:list-item>
                <text:p><text:span text:style-name="T14"><text:s/></text:span><text:span text:style-name="T15">Template argument deduction</text:span></text:p>
              </text:list-item>
              <text:list-item>
                <text:p><text:span text:style-name="T14"><text:s/></text:span><text:span text:style-name="T15">Function template explicit arguments</text:span></text:p>
              </text:list-item>
              <text:list-item>
                <text:p><text:span text:style-name="T14"><text:s/></text:span><text:span text:style-name="T15">Function template friend function and class</text:span></text:p>
              </text:list-item>
              <text:list-item>
                <text:p><text:span text:style-name="T14"><text:s/></text:span><text:span text:style-name="T15">Specialization</text:span></text:p>
              </text:list-item>
              <text:list-item>
                <text:p><text:span text:style-name="T14"><text:s/></text:span><text:span text:style-name="T15">Template bloating</text:span></text:p>
              </text:list-item>
              <text:list-item>
                <text:p><text:span text:style-name="T14"><text:s/></text:span><text:span text:style-name="T15">Sequential standard template libraries</text:span></text:p>
              </text:list-item>
              <text:list-item>
                <text:p><text:span text:style-name="T14"><text:s/></text:span><text:span text:style-name="T15">Associative standard template libraries</text:span></text:p>
              </text:list-item>
              <text:list-item>
                <text:p><text:span text:style-name="T15"><text:s/></text:span><text:span text:style-name="T15">bitset</text:span></text:p>
              </text:list-item>
            </text:list>
          </draw:text-box>
        </draw:frame>
        <draw:frame draw:style-name="gr5" draw:text-style-name="P5" draw:layer="layout" svg:width="9.017cm" svg:height="5.283cm" svg:x="1.61cm" svg:y="20.2cm">
          <draw:text-box>
            <text:p><text:span text:style-name="T16">13. Exception</text:span></text:p>
            <text:list text:style-name="L1">
              <text:list-item>
                <text:p><text:span text:style-name="T14"><text:s/></text:span><text:span text:style-name="T15">Resumption and termination</text:span></text:p>
              </text:list-item>
              <text:list-item>
                <text:p><text:span text:style-name="T14"><text:s/></text:span><text:span text:style-name="T15">Stack unwinding</text:span></text:p>
              </text:list-item>
              <text:list-item>
                <text:p><text:span text:style-name="T14"><text:s/></text:span><text:span text:style-name="T15">Throwing and catching exception</text:span></text:p>
              </text:list-item>
              <text:list-item>
                <text:p><text:span text:style-name="T14"><text:s/></text:span><text:span text:style-name="T15">Polymorphism</text:span></text:p>
              </text:list-item>
              <text:list-item>
                <text:p><text:span text:style-name="T14"><text:s/></text:span><text:span text:style-name="T15">set_terminate function</text:span></text:p>
              </text:list-item>
              <text:list-item>
                <text:p><text:span text:style-name="T14"><text:s/></text:span><text:span text:style-name="T15">Function try block and exception.</text:span></text:p>
              </text:list-item>
              <text:list-item>
                <text:p><text:span text:style-name="T14"><text:s/></text:span><text:span text:style-name="T15">Exception specification</text:span></text:p>
              </text:list-item>
              <text:list-item>
                <text:p><text:span text:style-name="T14"><text:s/></text:span><text:span text:style-name="T15">Function pointer exception specifications</text:span></text:p>
              </text:list-item>
            </text:list>
          </draw:text-box>
        </draw:frame>
        <draw:frame draw:style-name="gr6" draw:text-style-name="P6" draw:layer="layout" svg:width="18.085cm" svg:height="1.067cm" svg:x="1.613cm" svg:y="1.918cm">
          <draw:text-box>
            <text:p><text:span text:style-name="T17"/></text:p>
            <text:p><text:span text:style-name="T18">Day 4 Morning</text:span></text:p>
          </draw:text-box>
        </draw:frame>
        <draw:frame draw:style-name="gr6" draw:text-style-name="P6" draw:layer="layout" svg:width="9.017cm" svg:height="1.066cm" svg:x="1.612cm" svg:y="19.11cm">
          <draw:text-box>
            <text:p><text:span text:style-name="T17"/></text:p>
            <text:p><text:span text:style-name="T18">Day 4 Afternoon</text:span></text:p>
          </draw:text-box>
        </draw:frame>
      </draw:page>
      <draw:page draw:name="page6" draw:style-name="dp1" draw:master-page-name="Default">
        <office:forms form:automatic-focus="false" form:apply-design-mode="false"/>
        <draw:frame draw:style-name="gr16" draw:text-style-name="P5" draw:layer="layout" svg:width="9.017cm" svg:height="8.077cm" svg:x="1.614cm" svg:y="3.001cm">
          <draw:text-box>
            <text:p><text:span text:style-name="T16">14. <text:s/>Memory management</text:span></text:p>
            <text:list text:style-name="L1">
              <text:list-item>
                <text:p><text:span text:style-name="T14"><text:s/></text:span><text:span text:style-name="T15">New and delete operator</text:span></text:p>
              </text:list-item>
              <text:list-item>
                <text:p><text:span text:style-name="T14"><text:s/></text:span><text:span text:style-name="T15">Exception bad_alloc from new</text:span></text:p>
              </text:list-item>
              <text:list-item>
                <text:p><text:span text:style-name="T14"><text:s/></text:span><text:span text:style-name="T15">Allocator allocate</text:span></text:p>
              </text:list-item>
              <text:list-item>
                <text:p><text:span text:style-name="T14"><text:s/></text:span><text:span text:style-name="T15">Allocator construct</text:span></text:p>
              </text:list-item>
              <text:list-item>
                <text:p><text:span text:style-name="T14"><text:s/></text:span><text:span text:style-name="T15">Operator new</text:span></text:p>
              </text:list-item>
              <text:list-item>
                <text:p><text:span text:style-name="T14"><text:s/></text:span><text:span text:style-name="T15">Placement new</text:span></text:p>
              </text:list-item>
              <text:list-item>
                <text:p><text:span text:style-name="T14"><text:s/></text:span><text:span text:style-name="T15">Array operator new[] and operator delete[]</text:span></text:p>
              </text:list-item>
              <text:list-item>
                <text:p><text:span text:style-name="T14"><text:s/></text:span><text:span text:style-name="T15">Allocator construct vs placement new</text:span></text:p>
              </text:list-item>
              <text:list-item>
                <text:p><text:span text:style-name="T14"><text:s/></text:span><text:span text:style-name="T15">Class new and delete</text:span></text:p>
              </text:list-item>
              <text:list-item>
                <text:p><text:span text:style-name="T14"><text:s/></text:span><text:span text:style-name="T15">Member new and delete</text:span></text:p>
              </text:list-item>
              <text:list-item>
                <text:p><text:span text:style-name="T14"><text:s/></text:span><text:span text:style-name="T15">Singleton pattern</text:span></text:p>
              </text:list-item>
              <text:list-item>
                <text:p><text:span text:style-name="T14"><text:s/></text:span><text:span text:style-name="T15">Identifying object on heap or stack</text:span></text:p>
              </text:list-item>
            </text:list>
          </draw:text-box>
        </draw:frame>
        <draw:frame draw:style-name="gr10" draw:text-style-name="P5" draw:layer="layout" svg:width="9.017cm" svg:height="3.759cm" svg:x="10.682cm" svg:y="3.002cm">
          <draw:text-box>
            <text:p><text:span text:style-name="T16">15. RTTI</text:span></text:p>
            <text:list text:style-name="L1">
              <text:list-item>
                <text:p><text:span text:style-name="T14"><text:s/></text:span><text:span text:style-name="T15">typeid operator</text:span></text:p>
              </text:list-item>
              <text:list-item>
                <text:p><text:span text:style-name="T14"><text:s/></text:span><text:span text:style-name="T15">dynamic_cast operator</text:span></text:p>
              </text:list-item>
              <text:list-item>
                <text:p><text:span text:style-name="T14"><text:s/></text:span><text:span text:style-name="T15">type_info class</text:span></text:p>
              </text:list-item>
              <text:list-item>
                <text:p><text:span text:style-name="T14"><text:s/></text:span><text:span text:style-name="T15">dynamic_cast vs static_cast</text:span></text:p>
              </text:list-item>
              <text:list-item>
                <text:p><text:span text:style-name="T14"><text:s/></text:span><text:span text:style-name="T15">reinterpret_cast</text:span></text:p>
              </text:list-item>
            </text:list>
          </draw:text-box>
        </draw:frame>
        <draw:frame draw:style-name="gr5" draw:text-style-name="P5" draw:layer="layout" svg:width="9.017cm" svg:height="5.283cm" svg:x="1.616cm" svg:y="11.943cm">
          <draw:text-box>
            <text:p><text:span text:style-name="T16">16. Quick Tour</text:span></text:p>
            <text:list text:style-name="L1">
              <text:list-item>
                <text:p><text:span text:style-name="T14"><text:s/></text:span><text:span text:style-name="T15">C++ 0X/11 intro</text:span></text:p>
              </text:list-item>
              <text:list-item>
                <text:p><text:span text:style-name="T14"><text:s/></text:span><text:span text:style-name="T15">Explicit Virtual Overrides</text:span></text:p>
              </text:list-item>
              <text:list-item>
                <text:p><text:span text:style-name="T14"><text:s/></text:span><text:span text:style-name="T15">Uniform Initialization</text:span></text:p>
              </text:list-item>
              <text:list-item>
                <text:p><text:span text:style-name="T14"><text:s/></text:span><text:span text:style-name="T15">Constructors</text:span></text:p>
              </text:list-item>
              <text:list-item>
                <text:p><text:span text:style-name="T14"><text:s/></text:span><text:span text:style-name="T15">Type Interface</text:span></text:p>
              </text:list-item>
              <text:list-item>
                <text:p><text:span text:style-name="T14"><text:s/></text:span><text:span text:style-name="T15">Range based for loop</text:span></text:p>
              </text:list-item>
              <text:list-item>
                <text:p><text:span text:style-name="T14"><text:s/></text:span><text:span text:style-name="T15">Lambdas</text:span></text:p>
              </text:list-item>
              <text:list-item>
                <text:p><text:span text:style-name="T14"><text:s/></text:span><text:span text:style-name="T15">Functional programming</text:span></text:p>
              </text:list-item>
            </text:list>
          </draw:text-box>
        </draw:frame>
        <draw:frame draw:style-name="gr17" draw:text-style-name="P5" draw:layer="layout" svg:width="9.017cm" svg:height="2.362cm" svg:x="1.613cm" svg:y="20.203cm">
          <draw:text-box>
            <text:p><text:span text:style-name="T16">17. Pointer to class member Lecture</text:span></text:p>
            <text:list text:style-name="L1">
              <text:list-item>
                <text:p><text:span text:style-name="T19"><text:s/></text:span><text:span text:style-name="T20">Declaring pointer to class member</text:span></text:p>
              </text:list-item>
              <text:list-item>
                <text:p><text:span text:style-name="T19"><text:s/></text:span><text:span text:style-name="T20">Using pointer to class member</text:span></text:p>
              </text:list-item>
              <text:list-item>
                <text:p><text:span text:style-name="T19"><text:s/></text:span><text:span text:style-name="T20">Command design pattern</text:span></text:p>
              </text:list-item>
            </text:list>
          </draw:text-box>
        </draw:frame>
        <draw:frame draw:style-name="gr6" draw:text-style-name="P6" draw:layer="layout" svg:width="18.085cm" svg:height="1.067cm" svg:x="1.614cm" svg:y="1.919cm">
          <draw:text-box>
            <text:p><text:span text:style-name="T17"/></text:p>
            <text:p><text:span text:style-name="T18">Day 5 Morning</text:span></text:p>
          </draw:text-box>
        </draw:frame>
        <draw:frame draw:style-name="gr6" draw:text-style-name="P6" draw:layer="layout" svg:width="18.085cm" svg:height="1.067cm" svg:x="1.613cm" svg:y="19.11cm">
          <draw:text-box>
            <text:p><text:span text:style-name="T17"/></text:p>
            <text:p><text:span text:style-name="T18">Day 5 Afternoon</text:span></text:p>
          </draw:text-box>
        </draw:frame>
        <draw:frame draw:style-name="gr18" draw:text-style-name="P5" draw:layer="layout" svg:width="9.017cm" svg:height="3.046cm" svg:x="10.681cm" svg:y="20.203cm">
          <draw:text-box>
            <text:p><text:span text:style-name="T16">18. Nested class and volatile operator</text:span></text:p>
            <text:list text:style-name="L1">
              <text:list-item>
                <text:p><text:span text:style-name="T21"><text:s/></text:span><text:span text:style-name="T22">Defining nested class members</text:span></text:p>
              </text:list-item>
              <text:list-item>
                <text:p><text:span text:style-name="T21"><text:s/></text:span><text:span text:style-name="T22">Defining nested class outside the enclosing class</text:span></text:p>
              </text:list-item>
              <text:list-item>
                <text:p><text:span text:style-name="T21"><text:s/></text:span><text:span text:style-name="T22">Volatile qualifier</text:span></text:p>
              </text:list-item>
            </text:list>
          </draw:text-box>
        </draw:frame>
      </draw:page>
      <draw:page draw:name="page7" draw:style-name="dp1" draw:master-page-name="Default">
        <office:forms form:automatic-focus="false" form:apply-design-mode="false"/>
        <draw:frame draw:style-name="gr19" draw:text-style-name="P9" draw:layer="layout" svg:width="14.963cm" svg:height="9.557cm" svg:x="1.381cm" svg:y="1.917cm">
          <draw:text-box>
            <text:p><text:span text:style-name="T23">DISCLAIMER</text:span></text:p>
            <text:p><text:span text:style-name="T23"/></text:p>
            <text:p><text:span text:style-name="T23">This document is edited on Cent OS 5 using Open Office 3.1.1 Draw Package.</text:span></text:p>
            <text:p><text:span text:style-name="T23"/></text:p>
            <text:p><text:span text:style-name="T23">CentOS is freely download from centos.org/download</text:span></text:p>
            <text:p><text:span text:style-name="T23">Open Office 3.1.1 can be obtained through yum or through openoffice.org</text:span></text:p>
            <text:p><text:span text:style-name="T23"/></text:p>
            <text:p><text:span text:style-name="T23">Text of this document is written in Bembo Std Otf (13 pt) font.</text:span></text:p>
            <text:p><text:span text:style-name="T23"/></text:p>
            <text:p><text:span text:style-name="T23">Code parts are written in Consolas (10 pts) font.</text:span></text:p>
            <text:p><text:span text:style-name="T23"/></text:p>
            <text:p><text:span text:style-name="T23">This training material is provided through </text:span><text:span text:style-name="T24">Minh, Inc.</text:span><text:span text:style-name="T25">,</text:span><text:span text:style-name="T23"> B'lore, India</text:span></text:p>
            <text:p><text:span text:style-name="T23">Document is available at minhinc.com/training/advance-cpp-slides.pdf</text:span></text:p>
            <text:p><text:span text:style-name="T23">For suggestion(s) or complaint(s) write to us at </text:span><text:span text:style-name="T23"><text:a xlink:href="mailto:training@minhinc.com">training@minhinc.com</text:a></text:span></text:p>
            <text:p><text:span text:style-name="T23"/></text:p>
            <text:p><text:span text:style-name="T23">Document modified on 12/2016</text:span></text:p>
            <text:p><text:span text:style-name="T23"/></text:p>
            <text:p><text:span text:style-name="T23">Document contains 148 pages.</text:span></text:p>
          </draw:text-box>
        </draw:frame>
      </draw:page>
      <draw:page draw:name="page8" draw:style-name="dp1" draw:master-page-name="Default">
        <office:forms form:automatic-focus="false" form:apply-design-mode="false"/>
        <draw:frame draw:style-name="gr20" draw:text-style-name="P10" draw:layer="layout" svg:width="18.676cm" svg:height="18.415cm" svg:x="1.381cm" svg:y="6.639cm">
          <draw:text-box>
            <text:p text:style-name="P2"><text:span text:style-name="T26"/></text:p>
            <text:p><text:span text:style-name="T27"><text:s text:c="2"/></text:span><text:span text:style-name="T28"><text:s text:c="11"/></text:span><text:span text:style-name="T29">Stages of Program Development</text:span><text:span text:style-name="T30"> <text:s/></text:span><text:span text:style-name="T29"><text:s text:c="2"/>|</text:span></text:p>
            <text:p><text:span text:style-name="T31"><text:s text:c="46"/></text:span><text:span text:style-name="T32">|</text:span></text:p>
            <text:p><text:span text:style-name="T31"><text:s text:c="46"/></text:span><text:span text:style-name="T32">v</text:span></text:p>
            <text:p><text:span text:style-name="T28"><text:s text:c="35"/></text:span><text:span text:style-name="T29">----------------------</text:span></text:p>
            <text:p><text:span text:style-name="T31"><text:s text:c="35"/></text:span><text:span text:style-name="T32">| Architecture design|</text:span></text:p>
            <text:p><text:span text:style-name="T31"><text:s text:c="35"/></text:span><text:span text:style-name="T32">----------------------</text:span></text:p>
            <text:p><text:span text:style-name="T28"><text:s text:c="46"/></text:span><text:span text:style-name="T29">|</text:span></text:p>
            <text:p><text:span text:style-name="T31"><text:s text:c="46"/></text:span><text:span text:style-name="T32">v</text:span></text:p>
            <text:p><text:span text:style-name="T31"><text:s text:c="35"/></text:span><text:span text:style-name="T32">----------------------</text:span></text:p>
            <text:p><text:span text:style-name="T31"><text:s text:c="12"/></text:span><text:span text:style-name="T32">----------------------&gt;| Detailed design <text:s text:c="3"/>|</text:span></text:p>
            <text:p><text:span text:style-name="T31"><text:s text:c="12"/></text:span><text:span text:style-name="T32">| <text:s text:c="21"/>----------------------</text:span></text:p>
            <text:p><text:span text:style-name="T31"><text:s text:c="12"/></text:span><text:span text:style-name="T32">| <text:s text:c="32"/>|</text:span></text:p>
            <text:p><text:span text:style-name="T31"><text:s text:c="4"/></text:span><text:span text:style-name="T32">------------------- <text:s text:c="22"/>v</text:span></text:p>
            <text:p><text:span text:style-name="T31"><text:s text:c="4"/></text:span><text:span text:style-name="T32">| <text:s/>Redefine design| <text:s text:c="12"/>---------------------</text:span></text:p>
            <text:p><text:span text:style-name="T31"><text:s text:c="4"/></text:span><text:span text:style-name="T32">------------------- <text:s text:c="5"/>------&gt;| Edit source files |</text:span></text:p>
            <text:p><text:span text:style-name="T31"><text:s text:c="12"/></text:span><text:span text:style-name="T32">^ <text:s text:c="15"/>| <text:s text:c="5"/>---------------------</text:span></text:p>
            <text:p><text:span text:style-name="T31"><text:s text:c="12"/></text:span><text:span text:style-name="T32">| <text:s text:c="15"/>| <text:s text:c="15"/>|</text:span></text:p>
            <text:p><text:span text:style-name="T31"><text:s text:c="12"/></text:span><text:span text:style-name="T32">| <text:s text:c="15"/>| <text:s text:c="15"/>v</text:span></text:p>
            <text:p><text:span text:style-name="T31"><text:s text:c="12"/></text:span><text:span text:style-name="T32">| <text:s text:c="15"/>| <text:s text:c="5"/>----------------------</text:span></text:p>
            <text:p><text:span text:style-name="T31"><text:s text:c="12"/></text:span><text:span text:style-name="T32">| <text:s text:c="15"/>| <text:s text:c="5"/>| Compile source file|</text:span></text:p>
            <text:p><text:span text:style-name="T31"><text:s text:c="12"/></text:span><text:span text:style-name="T32">| <text:s text:c="15"/>| <text:s text:c="5"/>----------------------</text:span></text:p>
            <text:p><text:span text:style-name="T31"><text:s text:c="12"/></text:span><text:span text:style-name="T32">| <text:s text:c="15"/>| <text:s text:c="15"/>|</text:span></text:p>
            <text:p><text:span text:style-name="T31"><text:s text:c="12"/></text:span><text:span text:style-name="T32">| <text:s text:c="15"/>| <text:s text:c="15"/>v</text:span></text:p>
            <text:p><text:span text:style-name="T31"><text:s text:c="12"/></text:span><text:span text:style-name="T32">| <text:s text:c="15"/>| <text:s text:c="6"/>--------------------</text:span></text:p>
            <text:p><text:span text:style-name="T31"><text:s text:c="12"/></text:span><text:span text:style-name="T32">| <text:s text:c="15"/>| <text:s text:c="6"/>| Link Object files|</text:span></text:p>
            <text:p><text:span text:style-name="T31"><text:s text:c="12"/></text:span><text:span text:style-name="T32">| <text:s text:c="15"/>| <text:s text:c="6"/>--------------------</text:span></text:p>
            <text:p><text:span text:style-name="T31"><text:s text:c="12"/></text:span><text:span text:style-name="T32">| <text:s text:c="15"/>| <text:s text:c="15"/>|</text:span></text:p>
            <text:p><text:span text:style-name="T31"><text:s text:c="12"/></text:span><text:span text:style-name="T32">| <text:s text:c="15"/>| <text:s text:c="15"/>v</text:span></text:p>
            <text:p><text:span text:style-name="T31"><text:s text:c="12"/></text:span><text:span text:style-name="T32">| <text:s text:c="15"/>| <text:s text:c="6"/>---------------------</text:span></text:p>
            <text:p><text:span text:style-name="T31"><text:s text:c="12"/></text:span><text:span text:style-name="T32">| <text:s text:c="15"/>| <text:s text:c="6"/>| Test and debug <text:s text:c="3"/>|</text:span></text:p>
            <text:p><text:span text:style-name="T31"><text:s text:c="12"/></text:span><text:span text:style-name="T32">| <text:s text:c="15"/>| <text:s text:c="6"/>| executable program|</text:span></text:p>
            <text:p><text:span text:style-name="T31"><text:s text:c="12"/></text:span><text:span text:style-name="T32">| <text:s text:c="15"/>| <text:s text:c="6"/>---------------------</text:span></text:p>
            <text:p><text:span text:style-name="T31"><text:s text:c="12"/></text:span><text:span text:style-name="T32">| <text:s text:c="15"/>| <text:s text:c="15"/>|</text:span></text:p>
            <text:p><text:span text:style-name="T31"><text:s text:c="12"/></text:span><text:span text:style-name="T32">+---------------------------------+</text:span></text:p>
            <text:p/>
            <text:p><text:span text:style-name="T19">Architecture of c program</text:span></text:p>
            <text:p><text:span text:style-name="T19">Function consists of header and body</text:span></text:p>
            <text:p><text:span text:style-name="T19"><text:s/></text:span><text:span text:style-name="T19">- Header contains preprocessor statements and class declarations (except </text:span></text:p>
            <text:p><text:span text:style-name="T19"><text:s text:c="5"/></text:span><text:span text:style-name="T19">template inclusion case where source is also included)</text:span></text:p>
            <text:p><text:span text:style-name="T19"><text:s/></text:span><text:span text:style-name="T19">- Body, enclosed in {brackets} contains statements, each terminated by </text:span></text:p>
            <text:p><text:span text:style-name="T19"><text:s text:c="5"/></text:span><text:span text:style-name="T19">semicolon</text:span></text:p>
            <text:p><text:span text:style-name="T19"/></text:p>
            <text:p><text:span text:style-name="T19">One function must be one called main()</text:span></text:p>
            <text:p><text:span text:style-name="T19"><text:s/></text:span><text:span text:style-name="T19">- C start up code calls main function as the entry point in the program.</text:span></text:p>
            <text:p><text:span text:style-name="T19"/></text:p>
            <text:p><text:span text:style-name="T19">Global variables are initialized prior the entry to main function.</text:span></text:p>
            <text:p><text:span text:style-name="T23"/></text:p>
            <text:p><text:span text:style-name="T19">Program execution starts in main, and progresses, statement by statement,</text:span></text:p>
            <text:p><text:span text:style-name="T19"><text:s/></text:span><text:span text:style-name="T19">until the last statement in main is completed</text:span></text:p>
            <text:p><text:span text:style-name="T23"/></text:p>
            <text:p><text:span text:style-name="T19">Definition of variable class and functions put in source file.</text:span></text:p>
          </draw:text-box>
        </draw:frame>
        <draw:frame draw:style-name="gr21" draw:text-style-name="P4" draw:layer="layout" svg:width="9.017cm" svg:height="3.98cm" svg:x="1.324cm" svg:y="1.917cm">
          <draw:text-box>
            <text:p text:style-name="P2"><text:span text:style-name="T33">Day 1</text:span></text:p>
            <text:p text:style-name="P2"><text:span text:style-name="T34">1. Introduction</text:span></text:p>
            <text:list text:style-name="L1">
              <text:list-item>
                <text:p text:style-name="P2"><text:span text:style-name="T35"><text:s/></text:span><text:span text:style-name="T35">Source File</text:span></text:p>
              </text:list-item>
              <text:list-item>
                <text:p text:style-name="P2"><text:span text:style-name="T36"><text:s/></text:span><text:span text:style-name="T36">Header File</text:span></text:p>
              </text:list-item>
              <text:list-item>
                <text:p text:style-name="P2"><text:span text:style-name="T36"><text:s/></text:span><text:span text:style-name="T36">Object File</text:span></text:p>
              </text:list-item>
              <text:list-item>
                <text:p text:style-name="P2"><text:span text:style-name="T36"><text:s/></text:span><text:span text:style-name="T36">Declaration and Definition</text:span></text:p>
              </text:list-item>
              <text:list-item>
                <text:p text:style-name="P2"><text:span text:style-name="T36"><text:s/></text:span><text:span text:style-name="T36">Pre-processing, Compiling, Linking, Loading and Running</text:span></text:p>
              </text:list-item>
              <text:list-item>
                <text:p text:style-name="P2"><text:span text:style-name="T36"><text:s/></text:span><text:span text:style-name="T36">Executable file format</text:span></text:p>
              </text:list-item>
              <text:list-item>
                <text:p text:style-name="P2"><text:span text:style-name="T36"><text:s/></text:span><text:span text:style-name="T36">Segments (.bss, .code, .data etc)</text:span></text:p>
              </text:list-item>
              <text:list-item>
                <text:p text:style-name="P2"><text:span text:style-name="T36"><text:s/></text:span><text:span text:style-name="T36">Creating static library</text:span></text:p>
              </text:list-item>
              <text:list-item>
                <text:p text:style-name="P2"><text:span text:style-name="T36"><text:s/></text:span><text:span text:style-name="T36">Creating dynamic library</text:span></text:p>
              </text:list-item>
              <text:list-item>
                <text:p text:style-name="P2"><text:span text:style-name="T36"><text:s/></text:span><text:span text:style-name="T36">Discussion on where c fits</text:span></text:p>
              </text:list-item>
            </text:list>
          </draw:text-box>
        </draw:frame>
        <draw:line draw:style-name="gr22" draw:text-style-name="P11" draw:layer="layout" svg:x1="1cm" svg:y1="25.887cm" svg:x2="20.59cm" svg:y2="25.887cm">
          <text:p/>
        </draw:line>
      </draw:page>
      <draw:page draw:name="page9" draw:style-name="dp1" draw:master-page-name="Default">
        <office:forms form:automatic-focus="false" form:apply-design-mode="false"/>
        <draw:frame draw:style-name="gr12" draw:text-style-name="P10" draw:layer="layout" svg:width="18.32cm" svg:height="22.53cm" svg:x="33.517cm" svg:y="32.287cm">
          <draw:text-box>
            <text:p text:style-name="P2"><text:span text:style-name="T37">Day 1</text:span></text:p>
            <text:p text:style-name="P2"><text:span text:style-name="T37">1. Introduction</text:span></text:p>
            <text:list text:style-name="L1">
              <text:list-item>
                <text:p text:style-name="P2"><text:span text:style-name="T38"><text:s/></text:span><text:span text:style-name="T38">Source File</text:span></text:p>
              </text:list-item>
              <text:list-item>
                <text:p text:style-name="P2"><text:span text:style-name="T39"><text:s/></text:span><text:span text:style-name="T39">Header File</text:span></text:p>
              </text:list-item>
              <text:list-item>
                <text:p text:style-name="P2"><text:span text:style-name="T39"><text:s/></text:span><text:span text:style-name="T39">Object File</text:span></text:p>
              </text:list-item>
              <text:list-item>
                <text:p text:style-name="P2"><text:span text:style-name="T39"><text:s/></text:span><text:span text:style-name="T39">Declaration and Definition</text:span></text:p>
              </text:list-item>
              <text:list-item>
                <text:p text:style-name="P2"><text:span text:style-name="T39"><text:s/></text:span><text:span text:style-name="T39">Pre-processing, Compiling, Linking, Loading and Running</text:span></text:p>
              </text:list-item>
              <text:list-item>
                <text:p text:style-name="P2"><text:span text:style-name="T39"><text:s/></text:span><text:span text:style-name="T39">Executable file format</text:span></text:p>
              </text:list-item>
              <text:list-item>
                <text:p text:style-name="P2"><text:span text:style-name="T39"><text:s/></text:span><text:span text:style-name="T39">Segments (.bss, .code, .data etc)</text:span></text:p>
              </text:list-item>
              <text:list-item>
                <text:p text:style-name="P2"><text:span text:style-name="T39"><text:s/></text:span><text:span text:style-name="T39">Creating static library</text:span></text:p>
              </text:list-item>
              <text:list-item>
                <text:p text:style-name="P2"><text:span text:style-name="T39"><text:s/></text:span><text:span text:style-name="T39">Creating dynamic library</text:span></text:p>
              </text:list-item>
              <text:list-item>
                <text:p text:style-name="P2"><text:span text:style-name="T39"><text:s/></text:span><text:span text:style-name="T39">Discussion on where c fits</text:span></text:p>
                <text:p text:style-name="P2"><text:span text:style-name="T39"/></text:p>
                <text:p text:style-name="P2"><text:span text:style-name="T26"/></text:p>
                <text:p text:style-name="P2"><text:span text:style-name="T26"/></text:p>
              </text:list-item>
            </text:list>
            <text:p><text:span text:style-name="T27"><text:s text:c="2"/></text:span><text:span text:style-name="T28"><text:s text:c="11"/></text:span><text:span text:style-name="T29">Stages of Program Development</text:span><text:span text:style-name="T30"> <text:s/></text:span><text:span text:style-name="T29"><text:s text:c="2"/>|</text:span></text:p>
            <text:p><text:span text:style-name="T31"><text:s text:c="46"/></text:span><text:span text:style-name="T32">|</text:span></text:p>
            <text:p><text:span text:style-name="T31"><text:s text:c="46"/></text:span><text:span text:style-name="T32">v</text:span></text:p>
            <text:p><text:span text:style-name="T28"><text:s text:c="35"/></text:span><text:span text:style-name="T29">----------------------</text:span></text:p>
            <text:p><text:span text:style-name="T31"><text:s text:c="35"/></text:span><text:span text:style-name="T32">| Architecture design|</text:span></text:p>
            <text:p><text:span text:style-name="T31"><text:s text:c="35"/></text:span><text:span text:style-name="T32">----------------------</text:span></text:p>
            <text:p><text:span text:style-name="T28"><text:s text:c="46"/></text:span><text:span text:style-name="T29">|</text:span></text:p>
            <text:p><text:span text:style-name="T31"><text:s text:c="46"/></text:span><text:span text:style-name="T32">v</text:span></text:p>
            <text:p><text:span text:style-name="T31"><text:s text:c="35"/></text:span><text:span text:style-name="T32">----------------------</text:span></text:p>
            <text:p><text:span text:style-name="T31"><text:s text:c="12"/></text:span><text:span text:style-name="T32">----------------------&gt;| Detailed design <text:s text:c="3"/>|</text:span></text:p>
            <text:p><text:span text:style-name="T31"><text:s text:c="12"/></text:span><text:span text:style-name="T32">| <text:s text:c="21"/>----------------------</text:span></text:p>
            <text:p><text:span text:style-name="T31"><text:s text:c="12"/></text:span><text:span text:style-name="T32">| <text:s text:c="32"/>|</text:span></text:p>
            <text:p><text:span text:style-name="T31"><text:s text:c="4"/></text:span><text:span text:style-name="T32">------------------- <text:s text:c="22"/>v</text:span></text:p>
            <text:p><text:span text:style-name="T31"><text:s text:c="4"/></text:span><text:span text:style-name="T32">| <text:s/>Redefine design| <text:s text:c="12"/>---------------------</text:span></text:p>
            <text:p><text:span text:style-name="T31"><text:s text:c="4"/></text:span><text:span text:style-name="T32">------------------- <text:s text:c="5"/>------&gt;| Edit source files |</text:span></text:p>
            <text:p><text:span text:style-name="T31"><text:s text:c="12"/></text:span><text:span text:style-name="T32">^ <text:s text:c="15"/>| <text:s text:c="5"/>---------------------</text:span></text:p>
            <text:p><text:span text:style-name="T31"><text:s text:c="12"/></text:span><text:span text:style-name="T32">| <text:s text:c="15"/>| <text:s text:c="15"/>|</text:span></text:p>
            <text:p><text:span text:style-name="T31"><text:s text:c="12"/></text:span><text:span text:style-name="T32">| <text:s text:c="15"/>| <text:s text:c="15"/>v</text:span></text:p>
            <text:p><text:span text:style-name="T31"><text:s text:c="12"/></text:span><text:span text:style-name="T32">| <text:s text:c="15"/>| <text:s text:c="5"/>----------------------</text:span></text:p>
            <text:p><text:span text:style-name="T31"><text:s text:c="12"/></text:span><text:span text:style-name="T32">| <text:s text:c="15"/>| <text:s text:c="5"/>| Compile source file|</text:span></text:p>
            <text:p><text:span text:style-name="T31"><text:s text:c="12"/></text:span><text:span text:style-name="T32">| <text:s text:c="15"/>| <text:s text:c="5"/>----------------------</text:span></text:p>
            <text:p><text:span text:style-name="T31"><text:s text:c="12"/></text:span><text:span text:style-name="T32">| <text:s text:c="15"/>| <text:s text:c="15"/>|</text:span></text:p>
            <text:p><text:span text:style-name="T31"><text:s text:c="12"/></text:span><text:span text:style-name="T32">| <text:s text:c="15"/>| <text:s text:c="15"/>v</text:span></text:p>
            <text:p><text:span text:style-name="T31"><text:s text:c="12"/></text:span><text:span text:style-name="T32">| <text:s text:c="15"/>| <text:s text:c="6"/>--------------------</text:span></text:p>
            <text:p><text:span text:style-name="T31"><text:s text:c="12"/></text:span><text:span text:style-name="T32">| <text:s text:c="15"/>| <text:s text:c="6"/>| Link Object files|</text:span></text:p>
            <text:p><text:span text:style-name="T31"><text:s text:c="12"/></text:span><text:span text:style-name="T32">| <text:s text:c="15"/>| <text:s text:c="6"/>--------------------</text:span></text:p>
            <text:p><text:span text:style-name="T31"><text:s text:c="12"/></text:span><text:span text:style-name="T32">| <text:s text:c="15"/>| <text:s text:c="15"/>|</text:span></text:p>
            <text:p><text:span text:style-name="T31"><text:s text:c="12"/></text:span><text:span text:style-name="T32">| <text:s text:c="15"/>| <text:s text:c="15"/>v</text:span></text:p>
            <text:p><text:span text:style-name="T31"><text:s text:c="12"/></text:span><text:span text:style-name="T32">| <text:s text:c="15"/>| <text:s text:c="6"/>---------------------</text:span></text:p>
            <text:p><text:span text:style-name="T31"><text:s text:c="12"/></text:span><text:span text:style-name="T32">| <text:s text:c="15"/>| <text:s text:c="6"/>| Test and debug <text:s text:c="3"/>|</text:span></text:p>
            <text:p><text:span text:style-name="T31"><text:s text:c="12"/></text:span><text:span text:style-name="T32">| <text:s text:c="15"/>| <text:s text:c="6"/>| executable program|</text:span></text:p>
            <text:p><text:span text:style-name="T31"><text:s text:c="12"/></text:span><text:span text:style-name="T32">| <text:s text:c="15"/>| <text:s text:c="6"/>---------------------</text:span></text:p>
            <text:p><text:span text:style-name="T31"><text:s text:c="12"/></text:span><text:span text:style-name="T32">| <text:s text:c="15"/>| <text:s text:c="15"/>|</text:span></text:p>
            <text:p><text:span text:style-name="T31"><text:s text:c="12"/></text:span><text:span text:style-name="T32">+---------------------------------+</text:span></text:p>
            <text:p><text:span text:style-name="T40"/></text:p>
            <text:p><text:span text:style-name="T41"/></text:p>
            <text:p><text:span text:style-name="T42">Function consists of header and body</text:span></text:p>
            <text:p><text:span text:style-name="T42"><text:s/></text:span><text:span text:style-name="T42">- Header contains preprocessor statements and class declarations (except </text:span></text:p>
            <text:p><text:span text:style-name="T42"><text:s text:c="5"/></text:span><text:span text:style-name="T42">template inclusion case where source is also included)</text:span></text:p>
            <text:p><text:span text:style-name="T42"><text:s/></text:span><text:span text:style-name="T42">- Body, enclosed in {brackets} contains statements, each terminated by </text:span></text:p>
            <text:p><text:span text:style-name="T42"><text:s text:c="5"/></text:span><text:span text:style-name="T42">semicolon</text:span></text:p>
            <text:p><text:span text:style-name="T42"/></text:p>
            <text:p><text:span text:style-name="T42">One function must be one called main()</text:span></text:p>
            <text:p><text:span text:style-name="T42"><text:s/></text:span><text:span text:style-name="T42">- C start up code calls main function as the entry point in the program.</text:span></text:p>
            <text:p><text:span text:style-name="T42"/></text:p>
            <text:p><text:span text:style-name="T42">Global variables are initialized prior the entry to main function.</text:span></text:p>
            <text:p><text:span text:style-name="T42"/></text:p>
            <text:p><text:span text:style-name="T42">Program execution starts in main, and progresses, statement by statement,</text:span></text:p>
            <text:p><text:span text:style-name="T42"><text:s/></text:span><text:span text:style-name="T42">until the last statement in main is completed</text:span></text:p>
            <text:p><text:span text:style-name="T42"/></text:p>
            <text:p><text:span text:style-name="T42">Definition of variable class and functions put in source file.</text:span></text:p>
          </draw:text-box>
        </draw:frame>
        <draw:frame draw:style-name="gr23" draw:text-style-name="P12" draw:layer="layout" svg:width="18.32cm" svg:height="25.4cm" svg:x="1.381cm" svg:y="1.435cm">
          <draw:text-box>
            <text:p text:style-name="P2"><text:span text:style-name="T43">A source file contains definition of variable and functions.</text:span></text:p>
            <text:p text:style-name="P2"><text:span text:style-name="T43"/></text:p>
            <text:p text:style-name="P2"><text:span text:style-name="T43">&lt;&lt;source.c&gt;&gt;</text:span></text:p>
            <text:p text:style-name="P2"><text:span text:style-name="T44">extern int i; // declaration</text:span></text:p>
            <text:p text:style-name="P2"><text:span text:style-name="T44">int func(); // declaration</text:span></text:p>
            <text:p text:style-name="P2"><text:span text:style-name="T44">int i=10;//declaration and definition</text:span></text:p>
            <text:p text:style-name="P2"><text:span text:style-name="T44">int func(){//definition</text:span></text:p>
            <text:p text:style-name="P2"><text:span text:style-name="T44">}</text:span></text:p>
            <text:p text:style-name="P2"><text:span text:style-name="T43"/></text:p>
            <text:p text:style-name="P2"><text:span text:style-name="T44">Compiling one source file needs only declarations of the variable </text:span></text:p>
            <text:p text:style-name="P2"><text:span text:style-name="T44">and the function be visible. Definition is not required while </text:span></text:p>
            <text:p text:style-name="P2"><text:span text:style-name="T44">generating object file.</text:span></text:p>
            <text:p text:style-name="P2"><text:span text:style-name="T44"/></text:p>
            <text:p text:style-name="P2"><text:span text:style-name="T43">$ cat source.c</text:span></text:p>
            <text:p text:style-name="P2"><text:span text:style-name="T44">#include &lt;stdio.h&gt;</text:span></text:p>
            <text:p text:style-name="P2"><text:span text:style-name="T44"/></text:p>
            <text:p text:style-name="P2"><text:span text:style-name="T44">int func();</text:span></text:p>
            <text:p text:style-name="P2"><text:span text:style-name="T44">int main(){</text:span></text:p>
            <text:p text:style-name="P2"><text:span text:style-name="T44">func();</text:span></text:p>
            <text:p text:style-name="P2"><text:span text:style-name="T44">return 0;</text:span></text:p>
            <text:p text:style-name="P2"><text:span text:style-name="T44">}</text:span></text:p>
            <text:p text:style-name="P2"><text:span text:style-name="T43">$ g++ -c source.c -o source.o</text:span><text:span text:style-name="T44"> </text:span><text:span text:style-name="T43">&lt;-- compiling without definition</text:span></text:p>
            <text:p text:style-name="P2"><text:span text:style-name="T43">$ nm source.o</text:span><text:span text:style-name="T44"> </text:span></text:p>
            <text:p text:style-name="P2"><text:span text:style-name="T44"><text:s text:c="17"/></text:span><text:span text:style-name="T44">U _Z4funcv &lt;--- </text:span><text:span text:style-name="T43">U is undefined</text:span></text:p>
            <text:p text:style-name="P2"><text:span text:style-name="T44"><text:s text:c="17"/></text:span><text:span text:style-name="T44">U __gxx_personality_v0</text:span></text:p>
            <text:p text:style-name="P2"><text:span text:style-name="T44">0000000000000000 T main</text:span></text:p>
            <text:p text:style-name="P2"><text:span text:style-name="T44"/></text:p>
            <text:p text:style-name="P2"><text:span text:style-name="T43"/></text:p>
            <text:p text:style-name="P2"><text:span text:style-name="T43"/></text:p>
            <text:p text:style-name="P2"><text:span text:style-name="T43"/></text:p>
            <text:p text:style-name="P2"><text:span text:style-name="T43"/></text:p>
            <text:p text:style-name="P2"><text:span text:style-name="T43"/></text:p>
            <text:p text:style-name="P2"><text:span text:style-name="T43"/></text:p>
            <text:p text:style-name="P2"><text:span text:style-name="T43"/></text:p>
            <text:p text:style-name="P2"><text:span text:style-name="T43"/></text:p>
            <text:p text:style-name="P2"><text:span text:style-name="T43"/></text:p>
            <text:p text:style-name="P2"><text:span text:style-name="T43">Header contains constants, macros, system wide global variables, preprocessor</text:span></text:p>
            <text:p><text:span text:style-name="T43">statements and declarations.</text:span></text:p>
            <text:p><text:span text:style-name="T43"/></text:p>
            <text:p><text:span text:style-name="T43">Header file is included with #include</text:span></text:p>
            <text:p><text:span text:style-name="T43"/></text:p>
            <text:p><text:span text:style-name="T45">example.</text:span></text:p>
            <text:p><text:span text:style-name="T45">$ cat header.h</text:span></text:p>
            <text:p><text:span text:style-name="T46">#ifndef HEADER_H</text:span></text:p>
            <text:p><text:span text:style-name="T46">#define HEADER_H</text:span></text:p>
            <text:p><text:span text:style-name="T46">#include &lt;stdio.h&gt;</text:span></text:p>
            <text:p><text:span text:style-name="T46">const int i=10;</text:span></text:p>
            <text:p><text:span text:style-name="T46">extern int j;</text:span></text:p>
            <text:p><text:span text:style-name="T46">struct A{</text:span></text:p>
            <text:p><text:span text:style-name="T46">};</text:span></text:p>
            <text:p><text:span text:style-name="T46">void put_s(const char*);</text:span></text:p>
            <text:p><text:span text:style-name="T46">#endif</text:span></text:p>
            <text:p><text:span text:style-name="T46"/></text:p>
            <text:p><text:span text:style-name="T47"><text:s text:c="41"/></text:span></text:p>
          </draw:text-box>
        </draw:frame>
        <draw:frame draw:style-name="gr24" draw:text-style-name="P4" draw:layer="layout" svg:width="9.017cm" svg:height="3.531cm" svg:x="1.324cm" svg:y="14.118cm">
          <draw:text-box>
            <text:p text:style-name="P2"><text:span text:style-name="T34">1. Introduction</text:span></text:p>
            <text:list text:style-name="L1">
              <text:list-item>
                <text:p text:style-name="P2"><text:span text:style-name="T36"><text:s/></text:span><text:span text:style-name="T36">Source File</text:span></text:p>
              </text:list-item>
              <text:list-item>
                <text:p text:style-name="P2"><text:span text:style-name="T35"><text:s/></text:span><text:span text:style-name="T35">Header File</text:span></text:p>
              </text:list-item>
              <text:list-item>
                <text:p text:style-name="P2"><text:span text:style-name="T36"><text:s/></text:span><text:span text:style-name="T36">Object File</text:span></text:p>
              </text:list-item>
              <text:list-item>
                <text:p text:style-name="P2"><text:span text:style-name="T36"><text:s/></text:span><text:span text:style-name="T36">Declaration and Definition</text:span></text:p>
              </text:list-item>
              <text:list-item>
                <text:p text:style-name="P2"><text:span text:style-name="T36"><text:s/></text:span><text:span text:style-name="T36">Pre-processing, Compiling, Linking, Loading and Running</text:span></text:p>
              </text:list-item>
              <text:list-item>
                <text:p text:style-name="P2"><text:span text:style-name="T36"><text:s/></text:span><text:span text:style-name="T36">Executable file format</text:span></text:p>
              </text:list-item>
              <text:list-item>
                <text:p text:style-name="P2"><text:span text:style-name="T36"><text:s/></text:span><text:span text:style-name="T36">Segments (.bss, .code, .data etc)</text:span></text:p>
              </text:list-item>
              <text:list-item>
                <text:p text:style-name="P2"><text:span text:style-name="T36"><text:s/></text:span><text:span text:style-name="T36">Creating static library</text:span></text:p>
              </text:list-item>
              <text:list-item>
                <text:p text:style-name="P2"><text:span text:style-name="T36"><text:s/></text:span><text:span text:style-name="T36">Creating dynamic library</text:span></text:p>
              </text:list-item>
              <text:list-item>
                <text:p text:style-name="P2"><text:span text:style-name="T36"><text:s/></text:span><text:span text:style-name="T36">Discussion on where c fits</text:span></text:p>
              </text:list-item>
            </text:list>
          </draw:text-box>
        </draw:frame>
        <draw:line draw:style-name="gr22" draw:text-style-name="P11" draw:layer="layout" svg:x1="1cm" svg:y1="25.687cm" svg:x2="20.59cm" svg:y2="25.687cm">
          <text:p/>
        </draw:line>
      </draw:page>
      <draw:page draw:name="page10" draw:style-name="dp1" draw:master-page-name="Default">
        <office:forms form:automatic-focus="false" form:apply-design-mode="false"/>
        <draw:frame draw:style-name="gr12" draw:text-style-name="P10" draw:layer="layout" svg:width="18.32cm" svg:height="22.53cm" svg:x="33.517cm" svg:y="32.287cm">
          <draw:text-box>
            <text:p text:style-name="P2"><text:span text:style-name="T37">Day 1</text:span></text:p>
            <text:p text:style-name="P2"><text:span text:style-name="T37">1. Introduction</text:span></text:p>
            <text:list text:style-name="L1">
              <text:list-item>
                <text:p text:style-name="P2"><text:span text:style-name="T38"><text:s/></text:span><text:span text:style-name="T38">Source File</text:span></text:p>
              </text:list-item>
              <text:list-item>
                <text:p text:style-name="P2"><text:span text:style-name="T39"><text:s/></text:span><text:span text:style-name="T39">Header File</text:span></text:p>
              </text:list-item>
              <text:list-item>
                <text:p text:style-name="P2"><text:span text:style-name="T39"><text:s/></text:span><text:span text:style-name="T39">Object File</text:span></text:p>
              </text:list-item>
              <text:list-item>
                <text:p text:style-name="P2"><text:span text:style-name="T39"><text:s/></text:span><text:span text:style-name="T39">Declaration and Definition</text:span></text:p>
              </text:list-item>
              <text:list-item>
                <text:p text:style-name="P2"><text:span text:style-name="T39"><text:s/></text:span><text:span text:style-name="T39">Pre-processing, Compiling, Linking, Loading and Running</text:span></text:p>
              </text:list-item>
              <text:list-item>
                <text:p text:style-name="P2"><text:span text:style-name="T39"><text:s/></text:span><text:span text:style-name="T39">Executable file format</text:span></text:p>
              </text:list-item>
              <text:list-item>
                <text:p text:style-name="P2"><text:span text:style-name="T39"><text:s/></text:span><text:span text:style-name="T39">Segments (.bss, .code, .data etc)</text:span></text:p>
              </text:list-item>
              <text:list-item>
                <text:p text:style-name="P2"><text:span text:style-name="T39"><text:s/></text:span><text:span text:style-name="T39">Creating static library</text:span></text:p>
              </text:list-item>
              <text:list-item>
                <text:p text:style-name="P2"><text:span text:style-name="T39"><text:s/></text:span><text:span text:style-name="T39">Creating dynamic library</text:span></text:p>
              </text:list-item>
              <text:list-item>
                <text:p text:style-name="P2"><text:span text:style-name="T39"><text:s/></text:span><text:span text:style-name="T39">Discussion on where c fits</text:span></text:p>
                <text:p text:style-name="P2"><text:span text:style-name="T39"/></text:p>
                <text:p text:style-name="P2"><text:span text:style-name="T26"/></text:p>
                <text:p text:style-name="P2"><text:span text:style-name="T26"/></text:p>
              </text:list-item>
            </text:list>
            <text:p><text:span text:style-name="T27"><text:s text:c="2"/></text:span><text:span text:style-name="T28"><text:s text:c="11"/></text:span><text:span text:style-name="T29">Stages of Program Development</text:span><text:span text:style-name="T30"> <text:s/></text:span><text:span text:style-name="T29"><text:s text:c="2"/>|</text:span></text:p>
            <text:p><text:span text:style-name="T31"><text:s text:c="46"/></text:span><text:span text:style-name="T32">|</text:span></text:p>
            <text:p><text:span text:style-name="T31"><text:s text:c="46"/></text:span><text:span text:style-name="T32">v</text:span></text:p>
            <text:p><text:span text:style-name="T28"><text:s text:c="35"/></text:span><text:span text:style-name="T29">----------------------</text:span></text:p>
            <text:p><text:span text:style-name="T31"><text:s text:c="35"/></text:span><text:span text:style-name="T32">| Architecture design|</text:span></text:p>
            <text:p><text:span text:style-name="T31"><text:s text:c="35"/></text:span><text:span text:style-name="T32">----------------------</text:span></text:p>
            <text:p><text:span text:style-name="T28"><text:s text:c="46"/></text:span><text:span text:style-name="T29">|</text:span></text:p>
            <text:p><text:span text:style-name="T31"><text:s text:c="46"/></text:span><text:span text:style-name="T32">v</text:span></text:p>
            <text:p><text:span text:style-name="T31"><text:s text:c="35"/></text:span><text:span text:style-name="T32">----------------------</text:span></text:p>
            <text:p><text:span text:style-name="T31"><text:s text:c="12"/></text:span><text:span text:style-name="T32">----------------------&gt;| Detailed design <text:s text:c="3"/>|</text:span></text:p>
            <text:p><text:span text:style-name="T31"><text:s text:c="12"/></text:span><text:span text:style-name="T32">| <text:s text:c="21"/>----------------------</text:span></text:p>
            <text:p><text:span text:style-name="T31"><text:s text:c="12"/></text:span><text:span text:style-name="T32">| <text:s text:c="32"/>|</text:span></text:p>
            <text:p><text:span text:style-name="T31"><text:s text:c="4"/></text:span><text:span text:style-name="T32">------------------- <text:s text:c="22"/>v</text:span></text:p>
            <text:p><text:span text:style-name="T31"><text:s text:c="4"/></text:span><text:span text:style-name="T32">| <text:s/>Redefine design| <text:s text:c="12"/>---------------------</text:span></text:p>
            <text:p><text:span text:style-name="T31"><text:s text:c="4"/></text:span><text:span text:style-name="T32">------------------- <text:s text:c="5"/>------&gt;| Edit source files |</text:span></text:p>
            <text:p><text:span text:style-name="T31"><text:s text:c="12"/></text:span><text:span text:style-name="T32">^ <text:s text:c="15"/>| <text:s text:c="5"/>---------------------</text:span></text:p>
            <text:p><text:span text:style-name="T31"><text:s text:c="12"/></text:span><text:span text:style-name="T32">| <text:s text:c="15"/>| <text:s text:c="15"/>|</text:span></text:p>
            <text:p><text:span text:style-name="T31"><text:s text:c="12"/></text:span><text:span text:style-name="T32">| <text:s text:c="15"/>| <text:s text:c="15"/>v</text:span></text:p>
            <text:p><text:span text:style-name="T31"><text:s text:c="12"/></text:span><text:span text:style-name="T32">| <text:s text:c="15"/>| <text:s text:c="5"/>----------------------</text:span></text:p>
            <text:p><text:span text:style-name="T31"><text:s text:c="12"/></text:span><text:span text:style-name="T32">| <text:s text:c="15"/>| <text:s text:c="5"/>| Compile source file|</text:span></text:p>
            <text:p><text:span text:style-name="T31"><text:s text:c="12"/></text:span><text:span text:style-name="T32">| <text:s text:c="15"/>| <text:s text:c="5"/>----------------------</text:span></text:p>
            <text:p><text:span text:style-name="T31"><text:s text:c="12"/></text:span><text:span text:style-name="T32">| <text:s text:c="15"/>| <text:s text:c="15"/>|</text:span></text:p>
            <text:p><text:span text:style-name="T31"><text:s text:c="12"/></text:span><text:span text:style-name="T32">| <text:s text:c="15"/>| <text:s text:c="15"/>v</text:span></text:p>
            <text:p><text:span text:style-name="T31"><text:s text:c="12"/></text:span><text:span text:style-name="T32">| <text:s text:c="15"/>| <text:s text:c="6"/>--------------------</text:span></text:p>
            <text:p><text:span text:style-name="T31"><text:s text:c="12"/></text:span><text:span text:style-name="T32">| <text:s text:c="15"/>| <text:s text:c="6"/>| Link Object files|</text:span></text:p>
            <text:p><text:span text:style-name="T31"><text:s text:c="12"/></text:span><text:span text:style-name="T32">| <text:s text:c="15"/>| <text:s text:c="6"/>--------------------</text:span></text:p>
            <text:p><text:span text:style-name="T31"><text:s text:c="12"/></text:span><text:span text:style-name="T32">| <text:s text:c="15"/>| <text:s text:c="15"/>|</text:span></text:p>
            <text:p><text:span text:style-name="T31"><text:s text:c="12"/></text:span><text:span text:style-name="T32">| <text:s text:c="15"/>| <text:s text:c="15"/>v</text:span></text:p>
            <text:p><text:span text:style-name="T31"><text:s text:c="12"/></text:span><text:span text:style-name="T32">| <text:s text:c="15"/>| <text:s text:c="6"/>---------------------</text:span></text:p>
            <text:p><text:span text:style-name="T31"><text:s text:c="12"/></text:span><text:span text:style-name="T32">| <text:s text:c="15"/>| <text:s text:c="6"/>| Test and debug <text:s text:c="3"/>|</text:span></text:p>
            <text:p><text:span text:style-name="T31"><text:s text:c="12"/></text:span><text:span text:style-name="T32">| <text:s text:c="15"/>| <text:s text:c="6"/>| executable program|</text:span></text:p>
            <text:p><text:span text:style-name="T31"><text:s text:c="12"/></text:span><text:span text:style-name="T32">| <text:s text:c="15"/>| <text:s text:c="6"/>---------------------</text:span></text:p>
            <text:p><text:span text:style-name="T31"><text:s text:c="12"/></text:span><text:span text:style-name="T32">| <text:s text:c="15"/>| <text:s text:c="15"/>|</text:span></text:p>
            <text:p><text:span text:style-name="T31"><text:s text:c="12"/></text:span><text:span text:style-name="T32">+---------------------------------+</text:span></text:p>
            <text:p><text:span text:style-name="T40"/></text:p>
            <text:p><text:span text:style-name="T41"/></text:p>
            <text:p><text:span text:style-name="T42">Function consists of header and body</text:span></text:p>
            <text:p><text:span text:style-name="T42"><text:s/></text:span><text:span text:style-name="T42">- Header contains preprocessor statements and class declarations (except </text:span></text:p>
            <text:p><text:span text:style-name="T42"><text:s text:c="5"/></text:span><text:span text:style-name="T42">template inclusion case where source is also included)</text:span></text:p>
            <text:p><text:span text:style-name="T42"><text:s/></text:span><text:span text:style-name="T42">- Body, enclosed in {brackets} contains statements, each terminated by </text:span></text:p>
            <text:p><text:span text:style-name="T42"><text:s text:c="5"/></text:span><text:span text:style-name="T42">semicolon</text:span></text:p>
            <text:p><text:span text:style-name="T42"/></text:p>
            <text:p><text:span text:style-name="T42">One function must be one called main()</text:span></text:p>
            <text:p><text:span text:style-name="T42"><text:s/></text:span><text:span text:style-name="T42">- C start up code calls main function as the entry point in the program.</text:span></text:p>
            <text:p><text:span text:style-name="T42"/></text:p>
            <text:p><text:span text:style-name="T42">Global variables are initialized prior the entry to main function.</text:span></text:p>
            <text:p><text:span text:style-name="T42"/></text:p>
            <text:p><text:span text:style-name="T42">Program execution starts in main, and progresses, statement by statement,</text:span></text:p>
            <text:p><text:span text:style-name="T42"><text:s/></text:span><text:span text:style-name="T42">until the last statement in main is completed</text:span></text:p>
            <text:p><text:span text:style-name="T42"/></text:p>
            <text:p><text:span text:style-name="T42">Definition of variable class and functions put in source file.</text:span></text:p>
          </draw:text-box>
        </draw:frame>
        <draw:frame draw:style-name="gr23" draw:text-style-name="P12" draw:layer="layout" svg:width="18.32cm" svg:height="25.4cm" svg:x="1.381cm" svg:y="1.435cm">
          <draw:text-box>
            <text:p><text:span text:style-name="T45">$cat source1.c</text:span></text:p>
            <text:p><text:span text:style-name="T46">#include "header.h"</text:span></text:p>
            <text:p><text:span text:style-name="T46">void put_s(const char *cp){</text:span></text:p>
            <text:p><text:span text:style-name="T46">printf("puts %s\n",cp);</text:span></text:p>
            <text:p><text:span text:style-name="T46">}</text:span></text:p>
            <text:p><text:span text:style-name="T46"/></text:p>
            <text:p><text:span text:style-name="T45">$cat source2.c</text:span></text:p>
            <text:p><text:span text:style-name="T46">#include "header.h"</text:span></text:p>
            <text:p><text:span text:style-name="T46">int j=15;</text:span></text:p>
            <text:p><text:span text:style-name="T46"/></text:p>
            <text:p><text:span text:style-name="T45">$cat main.c</text:span></text:p>
            <text:p><text:span text:style-name="T46">#include "header.h"</text:span></text:p>
            <text:p><text:span text:style-name="T46">int main(int argc, char *argv[]){</text:span></text:p>
            <text:p><text:span text:style-name="T46">puts("hello world");</text:span></text:p>
            <text:p><text:span text:style-name="T46">printf("j %d\n",j);</text:span></text:p>
            <text:p><text:span text:style-name="T46">return 0;</text:span></text:p>
            <text:p><text:span text:style-name="T46">}</text:span></text:p>
            <text:p><text:span text:style-name="T46"/></text:p>
            <text:p><text:span text:style-name="T45">$ g++ source1.c source2.c main.c -o headersource</text:span></text:p>
            <text:p><text:span text:style-name="T45">$ ./headersource </text:span></text:p>
            <text:p><text:span text:style-name="T46">hello world</text:span></text:p>
            <text:p><text:span text:style-name="T46">j 15</text:span><text:span text:style-name="T47"> <text:s text:c="3"/></text:span></text:p>
            <text:p text:style-name="P2"><text:span text:style-name="T43"/></text:p>
            <text:p text:style-name="P2"><text:span text:style-name="T43"/></text:p>
            <text:p text:style-name="P2"><text:span text:style-name="T43"/></text:p>
            <text:p text:style-name="P2"><text:span text:style-name="T43"/></text:p>
            <text:p text:style-name="P2"><text:span text:style-name="T43"/></text:p>
            <text:p text:style-name="P2"><text:span text:style-name="T43"/></text:p>
            <text:p text:style-name="P2"><text:span text:style-name="T43"/></text:p>
            <text:p text:style-name="P2"><text:span text:style-name="T43"/></text:p>
            <text:p text:style-name="P2"><text:span text:style-name="T43"/></text:p>
            <text:p text:style-name="P2"><text:span text:style-name="T43"/></text:p>
            <text:p text:style-name="P2"><text:span text:style-name="T19">A file that contains compiled code is known as an object file. Compiler creates</text:span></text:p>
            <text:p><text:span text:style-name="T19">object file which is binary file. <text:s/>It is of three types</text:span></text:p>
            <text:p><text:span text:style-name="T19"/></text:p>
            <text:p><text:span text:style-name="T19">a) Relocatable file</text:span></text:p>
            <text:p><text:span text:style-name="T19">This type of object file contains data and code that can be linked together</text:span></text:p>
            <text:p><text:span text:style-name="T19">with other relocatable files to produce an executable binary or a shared</text:span></text:p>
            <text:p><text:span text:style-name="T19">object file. It is similar as the .o file produced when we compile a code</text:span></text:p>
            <text:p><text:span text:style-name="T19">the following way :</text:span></text:p>
            <text:p><text:span text:style-name="T19"/></text:p>
            <text:p><text:span text:style-name="T19"/></text:p>
            <text:p><text:span text:style-name="T37"><text:s text:c="15"/></text:span><text:span text:style-name="T47"><text:s text:c="65"/></text:span></text:p>
          </draw:text-box>
        </draw:frame>
        <draw:frame draw:style-name="gr25" draw:text-style-name="P4" draw:layer="layout" svg:width="9.017cm" svg:height="3.531cm" svg:x="1.324cm" svg:y="12.218cm">
          <draw:text-box>
            <text:p text:style-name="P2"><text:span text:style-name="T34">1. Introduction</text:span></text:p>
            <text:list text:style-name="L1">
              <text:list-item>
                <text:p text:style-name="P2"><text:span text:style-name="T36"><text:s/></text:span><text:span text:style-name="T36">Source File</text:span></text:p>
              </text:list-item>
              <text:list-item>
                <text:p text:style-name="P2"><text:span text:style-name="T36"><text:s/></text:span><text:span text:style-name="T36">Header File</text:span></text:p>
              </text:list-item>
              <text:list-item>
                <text:p text:style-name="P2"><text:span text:style-name="T35"><text:s/></text:span><text:span text:style-name="T35">Object File</text:span></text:p>
              </text:list-item>
              <text:list-item>
                <text:p text:style-name="P2"><text:span text:style-name="T36"><text:s/></text:span><text:span text:style-name="T36">Declaration and Definition</text:span></text:p>
              </text:list-item>
              <text:list-item>
                <text:p text:style-name="P2"><text:span text:style-name="T36"><text:s/></text:span><text:span text:style-name="T36">Pre-processing, Compiling, Linking, Loading and Running</text:span></text:p>
              </text:list-item>
              <text:list-item>
                <text:p text:style-name="P2"><text:span text:style-name="T36"><text:s/></text:span><text:span text:style-name="T36">Executable file format</text:span></text:p>
              </text:list-item>
              <text:list-item>
                <text:p text:style-name="P2"><text:span text:style-name="T36"><text:s/></text:span><text:span text:style-name="T36">Segments (.bss, .code, .data etc)</text:span></text:p>
              </text:list-item>
              <text:list-item>
                <text:p text:style-name="P2"><text:span text:style-name="T36"><text:s/></text:span><text:span text:style-name="T36">Creating static library</text:span></text:p>
              </text:list-item>
              <text:list-item>
                <text:p text:style-name="P2"><text:span text:style-name="T36"><text:s/></text:span><text:span text:style-name="T36">Creating dynamic library</text:span></text:p>
              </text:list-item>
              <text:list-item>
                <text:p text:style-name="P2"><text:span text:style-name="T36"><text:s/></text:span><text:span text:style-name="T36">Discussion on where c fits</text:span></text:p>
              </text:list-item>
            </text:list>
          </draw:text-box>
        </draw:frame>
        <draw:line draw:style-name="gr22" draw:text-style-name="P11" draw:layer="layout" svg:x1="1cm" svg:y1="25.687cm" svg:x2="20.59cm" svg:y2="25.687cm">
          <text:p/>
        </draw:line>
      </draw:page>
      <draw:page draw:name="page11" draw:style-name="dp1" draw:master-page-name="Default">
        <office:forms form:automatic-focus="false" form:apply-design-mode="false"/>
        <draw:frame draw:style-name="gr26" draw:text-style-name="P13" draw:layer="layout" svg:width="18.32cm" svg:height="23.698cm" svg:x="1.381cm" svg:y="1.915cm">
          <draw:text-box>
            <text:p><text:span text:style-name="T19">$gcc -Wall -c test.c -o test.o</text:span></text:p>
            <text:p><text:span text:style-name="T19">So the test.o produced after the operation above would be a relocatable file.</text:span></text:p>
            <text:p><text:span text:style-name="T19"/></text:p>
            <text:p><text:span text:style-name="T19">$ nm mathoperation.o</text:span></text:p>
            <text:p><text:span text:style-name="T48"/></text:p>
            <text:p><text:span text:style-name="T48">0000000000000000 T add</text:span></text:p>
            <text:p><text:span text:style-name="T48">0000000000000027 T div</text:span></text:p>
            <text:p><text:span text:style-name="T48"><text:s text:c="17"/></text:span><text:span text:style-name="T48">U fixit </text:span><text:span text:style-name="T19">&lt;-- Undefined</text:span></text:p>
            <text:p><text:span text:style-name="T48">0000000000000014 T mul</text:span></text:p>
            <text:p><text:span text:style-name="T49"/></text:p>
            <text:p><text:span text:style-name="T19">$ objdump -x mathoperation.o</text:span></text:p>
            <text:p><text:span text:style-name="T48"/></text:p>
            <text:p><text:span text:style-name="T48">mathoperation.o: <text:s text:c="4"/>file format elf64-x86-64</text:span></text:p>
            <text:p><text:span text:style-name="T48">mathoperation.o</text:span></text:p>
            <text:p><text:span text:style-name="T48">architecture: i386:x86-64, flags 0x00000011:</text:span></text:p>
            <text:p><text:span text:style-name="T48">HAS_RELOC, HAS_SYMS</text:span></text:p>
            <text:p><text:span text:style-name="T48">start address 0x0000000000000000</text:span></text:p>
            <text:p><text:span text:style-name="T48"/></text:p>
            <text:p><text:span text:style-name="T48">Sections:</text:span></text:p>
            <text:p><text:span text:style-name="T48">Idx Name <text:s text:c="9"/>Size <text:s text:c="5"/>VMA <text:s text:c="14"/>LMA <text:s text:c="14"/>File off <text:s/>Algn</text:span></text:p>
            <text:p><text:span text:style-name="T48"><text:s text:c="2"/></text:span><text:span text:style-name="T48">0 .text <text:s text:c="8"/>0000005a <text:s/>0000000000000000 <text:s/>0000000000000000 <text:s/>00000040 <text:s/>2**2</text:span></text:p>
            <text:p><text:span text:style-name="T48"><text:s text:c="18"/></text:span><text:span text:style-name="T48">CONTENTS, ALLOC, LOAD, RELOC, READONLY, CODE</text:span></text:p>
            <text:p><text:span text:style-name="T48"><text:s text:c="2"/></text:span><text:span text:style-name="T48">1 .data <text:s text:c="8"/>00000000 <text:s/>0000000000000000 <text:s/>0000000000000000 <text:s/>0000009c <text:s/>2**2</text:span></text:p>
            <text:p><text:span text:style-name="T48"><text:s text:c="18"/></text:span><text:span text:style-name="T48">CONTENTS, ALLOC, LOAD, DATA</text:span></text:p>
            <text:p><text:span text:style-name="T48"><text:s text:c="2"/></text:span><text:span text:style-name="T48">2 .bss <text:s text:c="9"/>00000000 <text:s/>0000000000000000 <text:s/>0000000000000000 <text:s/>0000009c <text:s/>2**2</text:span></text:p>
            <text:p><text:span text:style-name="T48"><text:s text:c="18"/></text:span><text:span text:style-name="T48">ALLOC</text:span></text:p>
            <text:p><text:span text:style-name="T48"><text:s text:c="2"/></text:span><text:span text:style-name="T48">3 .comment <text:s text:c="5"/>0000002e <text:s/>0000000000000000 <text:s/>0000000000000000 <text:s/>0000009c <text:s/>2**0</text:span></text:p>
            <text:p><text:span text:style-name="T48"><text:s text:c="18"/></text:span><text:span text:style-name="T48">CONTENTS, READONLY</text:span></text:p>
            <text:p><text:span text:style-name="T48"><text:s text:c="2"/></text:span><text:span text:style-name="T48">4 .note.GNU-stack 00000000 <text:s/>0000000000000000 <text:s/>0000000000000000 <text:s/>000000ca <text:s/>2**0</text:span></text:p>
            <text:p><text:span text:style-name="T48"><text:s text:c="18"/></text:span><text:span text:style-name="T48">CONTENTS, READONLY</text:span></text:p>
            <text:p><text:span text:style-name="T48"><text:s text:c="2"/></text:span><text:span text:style-name="T48">5 .eh_frame <text:s text:c="4"/>00000078 <text:s/>0000000000000000 <text:s/>0000000000000000 <text:s/>000000d0 <text:s/>2**3</text:span></text:p>
            <text:p><text:span text:style-name="T48"><text:s text:c="18"/></text:span><text:span text:style-name="T48">CONTENTS, ALLOC, LOAD, RELOC, READONLY, DATA</text:span></text:p>
            <text:p><text:span text:style-name="T48">SYMBOL TABLE:</text:span></text:p>
            <text:p><text:span text:style-name="T48">0000000000000000 l <text:s text:c="3"/>df *ABS*</text:span><text:span text:style-name="T48"><text:tab/></text:span><text:span text:style-name="T48">0000000000000000 mathoperation.c</text:span></text:p>
            <text:p><text:span text:style-name="T48">0000000000000000 l <text:s text:c="3"/>d <text:s/>.text</text:span><text:span text:style-name="T48"><text:tab/></text:span><text:span text:style-name="T48">0000000000000000 .text</text:span></text:p>
            <text:p><text:span text:style-name="T48">0000000000000000 l <text:s text:c="3"/>d <text:s/>.data</text:span><text:span text:style-name="T48"><text:tab/></text:span><text:span text:style-name="T48">0000000000000000 .data</text:span></text:p>
            <text:p><text:span text:style-name="T48">0000000000000000 l <text:s text:c="3"/>d <text:s/>.bss</text:span><text:span text:style-name="T48"><text:tab/></text:span><text:span text:style-name="T48">0000000000000000 .bss</text:span></text:p>
            <text:p><text:span text:style-name="T48">0000000000000000 l <text:s text:c="3"/>d <text:s/>.note.GNU-stack</text:span><text:span text:style-name="T48"><text:tab/></text:span><text:span text:style-name="T48">0000000000000000 .note.GNU-stack</text:span></text:p>
            <text:p><text:span text:style-name="T48">0000000000000000 l <text:s text:c="3"/>d <text:s/>.eh_frame</text:span><text:span text:style-name="T48"><text:tab/></text:span><text:span text:style-name="T48">0000000000000000 .eh_frame</text:span></text:p>
            <text:p><text:span text:style-name="T48">0000000000000000 l <text:s text:c="3"/>d <text:s/>.comment</text:span><text:span text:style-name="T48"><text:tab/></text:span><text:span text:style-name="T48">0000000000000000 .comment</text:span></text:p>
            <text:p><text:span text:style-name="T48">0000000000000000 g <text:s text:c="4"/>F .text</text:span><text:span text:style-name="T48"><text:tab/></text:span><text:span text:style-name="T48">0000000000000014 add</text:span></text:p>
            <text:p><text:span text:style-name="T48">0000000000000014 g <text:s text:c="4"/>F .text</text:span><text:span text:style-name="T48"><text:tab/></text:span><text:span text:style-name="T48">0000000000000013 mul</text:span></text:p>
            <text:p><text:span text:style-name="T48">0000000000000027 g <text:s text:c="4"/>F .text</text:span><text:span text:style-name="T48"><text:tab/></text:span><text:span text:style-name="T48">0000000000000033 div</text:span></text:p>
            <text:p><text:span text:style-name="T48">0000000000000000 <text:s text:c="8"/>*UND*</text:span><text:span text:style-name="T48"><text:tab/></text:span><text:span text:style-name="T48">0000000000000000 fixit</text:span></text:p>
            <text:p><text:span text:style-name="T48"/></text:p>
            <text:p><text:span text:style-name="T48">RELOCATION RECORDS FOR [.text]:</text:span></text:p>
            <text:p><text:span text:style-name="T48">OFFSET <text:s text:c="10"/>TYPE <text:s text:c="13"/>VALUE </text:span></text:p>
            <text:p><text:span text:style-name="T48">000000000000004d R_X86_64_PC32 <text:s text:c="4"/>fixit-0x0000000000000004</text:span></text:p>
            <text:p><text:span text:style-name="T48"/></text:p>
            <text:p><text:span text:style-name="T48">RELOCATION RECORDS FOR [.eh_frame]:</text:span></text:p>
            <text:p><text:span text:style-name="T48">OFFSET <text:s text:c="10"/>TYPE <text:s text:c="13"/>VALUE </text:span></text:p>
            <text:p><text:span text:style-name="T48">0000000000000020 R_X86_64_PC32 <text:s text:c="4"/>.text</text:span></text:p>
            <text:p><text:span text:style-name="T48">0000000000000040 R_X86_64_PC32 <text:s text:c="4"/>.text+0x0000000000000014</text:span></text:p>
            <text:p><text:span text:style-name="T48">0000000000000060 R_X86_64_PC32 <text:s text:c="4"/>.text+0x0000000000000027</text:span></text:p>
            <text:p><text:span text:style-name="T48"/></text:p>
            <text:p><text:span text:style-name="T48"/></text:p>
            <text:p><text:span text:style-name="T50"/></text:p>
          </draw:text-box>
        </draw:frame>
        <draw:line draw:style-name="gr22" draw:text-style-name="P11" draw:layer="layout" svg:x1="1cm" svg:y1="25.888cm" svg:x2="20.59cm" svg:y2="25.888cm">
          <text:p/>
        </draw:line>
      </draw:page>
      <draw:page draw:name="page12" draw:style-name="dp1" draw:master-page-name="Default">
        <office:forms form:automatic-focus="false" form:apply-design-mode="false"/>
        <draw:frame draw:style-name="gr12" draw:text-style-name="P14" draw:layer="layout" svg:width="18.32cm" svg:height="21.59cm" svg:x="1.381cm" svg:y="1.915cm">
          <draw:text-box>
            <text:p><text:span text:style-name="T19">$ cat mathoperation.c</text:span></text:p>
            <text:p><text:span text:style-name="T50"/></text:p>
            <text:p><text:span text:style-name="T50">void fixit(int,int);</text:span></text:p>
            <text:p><text:span text:style-name="T50">int add(int a,int b){</text:span></text:p>
            <text:p><text:span text:style-name="T50">return a+b;</text:span></text:p>
            <text:p><text:span text:style-name="T50">}</text:span></text:p>
            <text:p><text:span text:style-name="T50">int mul(int a,int b){</text:span></text:p>
            <text:p><text:span text:style-name="T50">return a*b;</text:span></text:p>
            <text:p><text:span text:style-name="T50">}</text:span></text:p>
            <text:p><text:span text:style-name="T50">int div(int a,int b){</text:span></text:p>
            <text:p><text:span text:style-name="T50">if (b=0)fixit(a,b);</text:span></text:p>
            <text:p><text:span text:style-name="T50">return a/b;</text:span></text:p>
            <text:p><text:span text:style-name="T50">}</text:span></text:p>
            <text:p><text:span text:style-name="T50"/></text:p>
            <text:p><text:span text:style-name="T19">b) Shared object file</text:span></text:p>
            <text:p><text:span text:style-name="T19">This type of object file is used by the dynamic linker to combine it with</text:span></text:p>
            <text:p><text:span text:style-name="T19">the executable and/or other shared object. It is similar as the .so file</text:span></text:p>
            <text:p><text:span text:style-name="T19">produced when the code is compiled with the -fPIC (position independent </text:span></text:p>
            <text:p><text:span text:style-name="T19">code) flag in the following way :</text:span></text:p>
            <text:p><text:span text:style-name="T19"/></text:p>
            <text:p><text:span text:style-name="T19">$gcc -c -Wall -Werror -fPIC shared.c -o shared.o</text:span></text:p>
            <text:p><text:span text:style-name="T19">$gcc -shared -o libshared.so shared.o</text:span></text:p>
            <text:p><text:span text:style-name="T19"><text:s/></text:span></text:p>
            <text:p><text:span text:style-name="T19">A shared object file libshared.so is produced as output.</text:span></text:p>
            <text:p><text:span text:style-name="T19"/></text:p>
            <text:p><text:span text:style-name="T19">example.</text:span></text:p>
            <text:p><text:span text:style-name="T19">$gcc -c -fPIC mathoperation.c -o mathoperation.o</text:span></text:p>
            <text:p><text:span text:style-name="T19"/></text:p>
            <text:p><text:span text:style-name="T19">$ nm mathoperation.o</text:span></text:p>
            <text:p><text:span text:style-name="T48">0000000000000000 T add</text:span></text:p>
            <text:p><text:span text:style-name="T48">0000000000000027 T div</text:span></text:p>
            <text:p><text:span text:style-name="T48"><text:s text:c="17"/></text:span><text:span text:style-name="T48">U fixit</text:span></text:p>
            <text:p><text:span text:style-name="T48"><text:s text:c="17"/></text:span><text:span text:style-name="T48">U _GLOBAL_OFFSET_TABLE_ </text:span><text:span text:style-name="T51">&lt;- relocating table</text:span></text:p>
            <text:p><text:span text:style-name="T48">0000000000000014 T mul</text:span></text:p>
            <text:p><text:span text:style-name="T48"/></text:p>
            <text:p><text:span text:style-name="T19">$ gcc -c -fPIC mathoperation.c -o mathoperation.o</text:span></text:p>
            <text:p><text:span text:style-name="T19">$ gcc -shared -o libmathoperation.so mathoperation.o</text:span></text:p>
            <text:p><text:span text:style-name="T19">$ ldd libmathoperation.so </text:span></text:p>
            <text:p><text:span text:style-name="T48"/></text:p>
            <text:p><text:span text:style-name="T48"><text:tab/></text:span><text:span text:style-name="T48">linux-vdso.so.1 =&gt; <text:s/>(0x00007fffbd5fe000)</text:span></text:p>
            <text:p><text:span text:style-name="T48"><text:tab/></text:span><text:span text:style-name="T48">libc.so.6 =&gt; /lib64/libc.so.6 (0x00007ffd916b4000)</text:span></text:p>
            <text:p><text:span text:style-name="T48"><text:tab/></text:span><text:span text:style-name="T48">/lib64/ld-linux-x86-64.so.2 (0x00007ffd91c8b000)</text:span></text:p>
            <text:p><text:span text:style-name="T48"/></text:p>
            <text:p><text:span text:style-name="T42"/></text:p>
          </draw:text-box>
        </draw:frame>
        <draw:line draw:style-name="gr22" draw:text-style-name="P11" draw:layer="layout" svg:x1="1cm" svg:y1="25.888cm" svg:x2="20.59cm" svg:y2="25.888cm">
          <text:p/>
        </draw:line>
      </draw:page>
      <draw:page draw:name="page13" draw:style-name="dp1" draw:master-page-name="Default">
        <office:forms form:automatic-focus="false" form:apply-design-mode="false"/>
        <draw:frame draw:style-name="gr12" draw:text-style-name="P14" draw:layer="layout" svg:width="18.32cm" svg:height="21.59cm" svg:x="1.381cm" svg:y="1.915cm">
          <draw:text-box>
            <text:p><text:span text:style-name="T19">$ nm libmathoperation.so </text:span></text:p>
            <text:p><text:span text:style-name="T48"/></text:p>
            <text:p><text:span text:style-name="T48">0000000000000708 T add</text:span></text:p>
            <text:p><text:span text:style-name="T48">0000000000201030 B __bss_start</text:span></text:p>
            <text:p><text:span text:style-name="T48">0000000000201030 b completed.6333</text:span></text:p>
            <text:p><text:span text:style-name="T48"><text:s text:c="17"/></text:span><text:span text:style-name="T48">w __cxa_finalize@@GLIBC_2.2.5</text:span></text:p>
            <text:p><text:span text:style-name="T48">0000000000000620 t deregister_tm_clones</text:span></text:p>
            <text:p><text:span text:style-name="T48">000000000000072f T div</text:span></text:p>
            <text:p><text:span text:style-name="T48">0000000000000690 t __do_global_dtors_aux</text:span></text:p>
            <text:p><text:span text:style-name="T48">0000000000200e00 t __do_global_dtors_aux_fini_array_entry</text:span></text:p>
            <text:p><text:span text:style-name="T48">0000000000200e10 d __dso_handle</text:span></text:p>
            <text:p><text:span text:style-name="T48">0000000000200e18 d _DYNAMIC</text:span></text:p>
            <text:p><text:span text:style-name="T48">0000000000201030 D _edata</text:span></text:p>
            <text:p><text:span text:style-name="T48">0000000000201038 B _end</text:span></text:p>
            <text:p><text:span text:style-name="T48">0000000000000764 T _fini</text:span></text:p>
            <text:p><text:span text:style-name="T48"><text:s text:c="17"/></text:span><text:span text:style-name="T48">U fixit <text:s text:c="9"/></text:span><text:span text:style-name="T51">&lt;--------- Undefined</text:span></text:p>
            <text:p><text:span text:style-name="T48">00000000000006d0 t frame_dummy</text:span></text:p>
            <text:p><text:span text:style-name="T48">0000000000200df8 t __frame_dummy_init_array_entry</text:span></text:p>
            <text:p><text:span text:style-name="T48">0000000000000840 r __FRAME_END__</text:span></text:p>
            <text:p><text:span text:style-name="T48">0000000000201000 d _GLOBAL_OFFSET_TABLE_</text:span></text:p>
            <text:p><text:span text:style-name="T48"><text:s text:c="17"/></text:span><text:span text:style-name="T48">w __gmon_start__</text:span></text:p>
            <text:p><text:span text:style-name="T48">00000000000005b8 T _init</text:span></text:p>
            <text:p><text:span text:style-name="T48"><text:s text:c="17"/></text:span><text:span text:style-name="T48">w _ITM_deregisterTMCloneTable</text:span></text:p>
            <text:p><text:span text:style-name="T48"><text:s text:c="17"/></text:span><text:span text:style-name="T48">w _ITM_registerTMCloneTable</text:span></text:p>
            <text:p><text:span text:style-name="T48">0000000000200e08 d __JCR_END__</text:span></text:p>
            <text:p><text:span text:style-name="T48">0000000000200e08 d __JCR_LIST__</text:span></text:p>
            <text:p><text:span text:style-name="T48"><text:s text:c="17"/></text:span><text:span text:style-name="T48">w _Jv_RegisterClasses</text:span></text:p>
            <text:p><text:span text:style-name="T48">000000000000071c T mul</text:span></text:p>
            <text:p><text:span text:style-name="T48">0000000000000650 t register_tm_clones</text:span></text:p>
            <text:p><text:span text:style-name="T48">0000000000201030 d __TMC_END__</text:span></text:p>
            <text:p><text:span text:style-name="T48"/></text:p>
            <text:p><text:span text:style-name="T42"/></text:p>
            <text:p><text:span text:style-name="T19">c) Executable file</text:span></text:p>
            <text:p><text:span text:style-name="T19">This type of object file is a file that is capable of executing a program when</text:span></text:p>
            <text:p><text:span text:style-name="T19">run.</text:span></text:p>
            <text:p><text:span text:style-name="T19"/></text:p>
            <text:p><text:span text:style-name="T19">$ gcc -Wall test.c -o test</text:span></text:p>
            <text:p><text:span text:style-name="T19"/></text:p>
            <text:p><text:span text:style-name="T19">Tool - objdump, nm</text:span></text:p>
            <text:p><text:span text:style-name="T19"><text:s/></text:span></text:p>
            <text:p><text:span text:style-name="T19">Example – </text:span></text:p>
            <text:p><text:span text:style-name="T19">&lt;&lt;main.c&gt;&gt;</text:span></text:p>
            <text:p><text:span text:style-name="T52">#include "sample.h"</text:span></text:p>
            <text:p><text:span text:style-name="T52">int main(int argc, char *argv[]){</text:span></text:p>
            <text:p><text:span text:style-name="T52">struct fraction frtn;</text:span></text:p>
            <text:p><text:span text:style-name="T52">frtn.numerator=12;</text:span></text:p>
            <text:p><text:span text:style-name="T52">frtn.denominator=5;</text:span></text:p>
            <text:p><text:span text:style-name="T52">func(&amp;frtn);</text:span></text:p>
            <text:p><text:span text:style-name="T52">return 0;</text:span></text:p>
            <text:p><text:span text:style-name="T52">}</text:span></text:p>
            <text:p><text:span text:style-name="T51"/></text:p>
          </draw:text-box>
        </draw:frame>
        <draw:line draw:style-name="gr22" draw:text-style-name="P11" draw:layer="layout" svg:x1="1cm" svg:y1="25.888cm" svg:x2="20.59cm" svg:y2="25.888cm">
          <text:p/>
        </draw:line>
      </draw:page>
      <draw:page draw:name="page14" draw:style-name="dp1" draw:master-page-name="Default">
        <office:forms form:automatic-focus="false" form:apply-design-mode="false"/>
        <draw:frame draw:style-name="gr12" draw:text-style-name="P14" draw:layer="layout" svg:width="18.32cm" svg:height="21.59cm" svg:x="1.381cm" svg:y="1.915cm">
          <draw:text-box>
            <text:p><text:span text:style-name="T19">&lt;&lt;sample.c&gt;&gt;</text:span></text:p>
            <text:p><text:span text:style-name="T52">#include &lt;stdio.h&gt;</text:span></text:p>
            <text:p><text:span text:style-name="T52">#include "sample.h"</text:span></text:p>
            <text:p><text:span text:style-name="T52">void func(struct fraction *f){</text:span></text:p>
            <text:p><text:span text:style-name="T52">printf("value %d\n",f-&gt;numerator/f-&gt;denominator);</text:span></text:p>
            <text:p><text:span text:style-name="T52">}</text:span></text:p>
            <text:p><text:span text:style-name="T51"/></text:p>
            <text:p><text:span text:style-name="T19">&lt;&lt;sample.h&gt;&gt;</text:span></text:p>
            <text:p><text:span text:style-name="T52">#ifndef SAMPLE_H</text:span></text:p>
            <text:p><text:span text:style-name="T52">#define SAMPLE_H</text:span></text:p>
            <text:p><text:span text:style-name="T52">struct fraction {</text:span></text:p>
            <text:p><text:span text:style-name="T52">int numerator;</text:span></text:p>
            <text:p><text:span text:style-name="T52">int denominator;</text:span></text:p>
            <text:p><text:span text:style-name="T52">};</text:span></text:p>
            <text:p><text:span text:style-name="T52">void func(struct fraction *f);</text:span></text:p>
            <text:p><text:span text:style-name="T52">#endif</text:span></text:p>
            <text:p><text:span text:style-name="T52"/></text:p>
            <text:p><text:span text:style-name="T51"/></text:p>
            <text:p><text:span text:style-name="T19">$ objdump -r sample.o</text:span></text:p>
            <text:p><text:span text:style-name="T48">sample.o: <text:s text:c="4"/>file format pe-i386</text:span></text:p>
            <text:p><text:span text:style-name="T48"/></text:p>
            <text:p><text:span text:style-name="T48">RELOCATION RECORDS FOR [.text]:</text:span></text:p>
            <text:p><text:span text:style-name="T48">OFFSET <text:s text:c="2"/>TYPE <text:s text:c="13"/>VALUE</text:span></text:p>
            <text:p><text:span text:style-name="T48">0000001b dir32 <text:s text:c="12"/>.rdata</text:span></text:p>
            <text:p><text:span text:style-name="T48">00000020 DISP32 <text:s text:c="11"/>_printf</text:span></text:p>
            <text:p><text:span text:style-name="T48"/></text:p>
            <text:p><text:span text:style-name="T48"/></text:p>
            <text:p><text:span text:style-name="T48">RELOCATION RECORDS FOR [.eh_frame]:</text:span></text:p>
            <text:p><text:span text:style-name="T48">OFFSET <text:s text:c="2"/>TYPE <text:s text:c="13"/>VALUE</text:span></text:p>
            <text:p><text:span text:style-name="T48">00000020 DISP32 <text:s text:c="11"/>.text</text:span></text:p>
            <text:p><text:span text:style-name="T48"/></text:p>
            <text:p><text:span text:style-name="T48"/></text:p>
            <text:p><text:span text:style-name="T19">$ nm sample.o</text:span></text:p>
            <text:p><text:span text:style-name="T48">00000000 b .bss</text:span></text:p>
            <text:p><text:span text:style-name="T48">00000000 d .data</text:span></text:p>
            <text:p><text:span text:style-name="T48">00000000 r .eh_frame</text:span></text:p>
            <text:p><text:span text:style-name="T48">00000000 r .rdata</text:span></text:p>
            <text:p><text:span text:style-name="T48">00000000 r .rdata$zzz</text:span></text:p>
            <text:p><text:span text:style-name="T48">00000000 t .text</text:span></text:p>
            <text:p><text:span text:style-name="T48">00000000 T _func</text:span></text:p>
            <text:p><text:span text:style-name="T48"><text:s text:c="10"/></text:span><text:span text:style-name="T48">U _printf</text:span></text:p>
            <text:p><text:span text:style-name="T48"/></text:p>
            <text:p><text:span text:style-name="T51"/></text:p>
            <text:p><text:span text:style-name="T19">$ ldd a.out </text:span></text:p>
            <text:p><text:span text:style-name="T48">linux-vdso.so.1 =&gt; <text:s/>(0x00007fffffbfe000)</text:span></text:p>
            <text:p><text:span text:style-name="T48">libc.so.6 =&gt; /lib64/libc.so.6 (0x00007f96f51ee000)</text:span></text:p>
            <text:p><text:span text:style-name="T48">/lib64/ld-linux-x86-64.so.2 (0x00007f96f55c3000)</text:span></text:p>
            <text:p><text:span text:style-name="T48"/></text:p>
          </draw:text-box>
        </draw:frame>
        <draw:line draw:style-name="gr22" draw:text-style-name="P11" draw:layer="layout" svg:x1="1cm" svg:y1="25.888cm" svg:x2="20.59cm" svg:y2="25.888cm">
          <text:p/>
        </draw:line>
      </draw:page>
      <draw:page draw:name="page15" draw:style-name="dp1" draw:master-page-name="Default">
        <office:forms form:automatic-focus="false" form:apply-design-mode="false"/>
        <draw:frame draw:style-name="gr12" draw:text-style-name="P15" draw:layer="layout" svg:width="18.32cm" svg:height="21.59cm" svg:x="1.381cm" svg:y="1.915cm">
          <draw:text-box>
            <text:p><text:span text:style-name="T48"/></text:p>
            <text:p><text:span text:style-name="T48"/></text:p>
            <text:p><text:span text:style-name="T39"/></text:p>
            <text:list text:style-name="L1">
              <text:list-header>
                <text:p text:style-name="P2"><text:span text:style-name="T39"/></text:p>
              </text:list-header>
            </text:list>
            <text:p><text:span text:style-name="T53"/></text:p>
            <text:p><text:span text:style-name="T42"/></text:p>
            <text:p><text:span text:style-name="T42"/></text:p>
            <text:p><text:span text:style-name="T42"/></text:p>
            <text:p><text:span text:style-name="T42"/></text:p>
            <text:p><text:span text:style-name="T42"/></text:p>
            <text:p><text:span text:style-name="T19">Declaration - Asserts the existence of a variable, function or type defined</text:span></text:p>
            <text:p><text:span text:style-name="T19">elsewhere in the program. A variable may be declared by preceding its type</text:span></text:p>
            <text:p><text:span text:style-name="T19">with the keyword extern.</text:span></text:p>
            <text:p><text:span text:style-name="T19"/></text:p>
            <text:p><text:span text:style-name="T52">int a; // just declaration</text:span></text:p>
            <text:p><text:span text:style-name="T52">void func();//just declaration</text:span></text:p>
            <text:p><text:span text:style-name="T52"/></text:p>
            <text:p><text:span text:style-name="T52">c++</text:span></text:p>
            <text:p><text:span text:style-name="T52">int a // declaration and definition</text:span></text:p>
            <text:p><text:span text:style-name="T52">extern a // declaration</text:span></text:p>
            <text:p><text:span text:style-name="T42"/></text:p>
            <text:p><text:span text:style-name="T19">- Declaration can be made multiple times.</text:span></text:p>
            <text:p><text:span text:style-name="T54"/></text:p>
            <text:p><text:span text:style-name="T19">Definition - Allocates storage for a variable of a specified type and <text:s/>optionally</text:span></text:p>
            <text:p><text:span text:style-name="T19">initializes the variable.</text:span></text:p>
            <text:p><text:span text:style-name="T50"/></text:p>
            <text:p><text:span text:style-name="T52">int a=10; //declaration and definition</text:span></text:p>
            <text:p><text:span text:style-name="T52">void func(){// declaration and definition</text:span></text:p>
            <text:p><text:span text:style-name="T52">}</text:span></text:p>
            <text:p><text:span text:style-name="T52"><text:s/></text:span></text:p>
            <text:p><text:span text:style-name="T19">- Definition must be only once.</text:span></text:p>
            <text:p><text:span text:style-name="T19">- How are declarations written so that variables are properly declared during </text:span></text:p>
            <text:p><text:span text:style-name="T19">compilation?</text:span></text:p>
            <text:p><text:span text:style-name="T19">- How are declarations arranged so that all the pieces will be properly</text:span></text:p>
            <text:p><text:span text:style-name="T19">connected when the program is loaded?</text:span></text:p>
            <text:p><text:span text:style-name="T19">- How are declarations organized so there is only one copy?</text:span></text:p>
            <text:p><text:span text:style-name="T19">- How are external variables initialized?</text:span><text:span text:style-name="T55"> <text:s text:c="13"/></text:span></text:p>
          </draw:text-box>
        </draw:frame>
        <draw:line draw:style-name="gr22" draw:text-style-name="P11" draw:layer="layout" svg:x1="1cm" svg:y1="25.888cm" svg:x2="20.59cm" svg:y2="25.888cm">
          <text:p/>
        </draw:line>
        <draw:frame draw:style-name="gr27" draw:text-style-name="P4" draw:layer="layout" svg:width="9.017cm" svg:height="3.531cm" svg:x="1.33cm" svg:y="1.915cm">
          <draw:text-box>
            <text:p text:style-name="P2"><text:span text:style-name="T34">1. Introduction</text:span></text:p>
            <text:list text:style-name="L1">
              <text:list-item>
                <text:p text:style-name="P2"><text:span text:style-name="T36"><text:s/></text:span><text:span text:style-name="T36">Source File</text:span></text:p>
              </text:list-item>
              <text:list-item>
                <text:p text:style-name="P2"><text:span text:style-name="T36"><text:s/></text:span><text:span text:style-name="T36">Header File</text:span></text:p>
              </text:list-item>
              <text:list-item>
                <text:p text:style-name="P2"><text:span text:style-name="T36"><text:s/></text:span><text:span text:style-name="T36">Object File</text:span></text:p>
              </text:list-item>
              <text:list-item>
                <text:p text:style-name="P2"><text:span text:style-name="T35"><text:s/></text:span><text:span text:style-name="T35">Declaration and Definition</text:span></text:p>
              </text:list-item>
              <text:list-item>
                <text:p text:style-name="P2"><text:span text:style-name="T36"><text:s/></text:span><text:span text:style-name="T36">Pre-processing, Compiling, Linking, Loading and Running</text:span></text:p>
              </text:list-item>
              <text:list-item>
                <text:p text:style-name="P2"><text:span text:style-name="T36"><text:s/></text:span><text:span text:style-name="T36">Executable file format</text:span></text:p>
              </text:list-item>
              <text:list-item>
                <text:p text:style-name="P2"><text:span text:style-name="T36"><text:s/></text:span><text:span text:style-name="T36">Segments (.bss, .code, .data etc)</text:span></text:p>
              </text:list-item>
              <text:list-item>
                <text:p text:style-name="P2"><text:span text:style-name="T36"><text:s/></text:span><text:span text:style-name="T36">Creating static library</text:span></text:p>
              </text:list-item>
              <text:list-item>
                <text:p text:style-name="P2"><text:span text:style-name="T36"><text:s/></text:span><text:span text:style-name="T36">Creating dynamic library</text:span></text:p>
              </text:list-item>
              <text:list-item>
                <text:p text:style-name="P2"><text:span text:style-name="T36"><text:s/></text:span><text:span text:style-name="T36">Discussion on where c fits</text:span></text:p>
              </text:list-item>
            </text:list>
          </draw:text-box>
        </draw:frame>
      </draw:page>
      <draw:page draw:name="page16" draw:style-name="dp1" draw:master-page-name="Default">
        <office:forms form:automatic-focus="false" form:apply-design-mode="false"/>
        <draw:frame draw:style-name="gr25" draw:text-style-name="P4" draw:layer="layout" svg:width="9.017cm" svg:height="3.98cm" svg:x="1.324cm" svg:y="1.919cm">
          <draw:text-box>
            <text:p text:style-name="P2"><text:span text:style-name="T34">1. Introduction</text:span></text:p>
            <text:list text:style-name="L1">
              <text:list-item>
                <text:p text:style-name="P2"><text:span text:style-name="T36"><text:s/></text:span><text:span text:style-name="T36">Source File</text:span></text:p>
              </text:list-item>
              <text:list-item>
                <text:p text:style-name="P2"><text:span text:style-name="T36"><text:s/></text:span><text:span text:style-name="T36">Header File</text:span></text:p>
              </text:list-item>
              <text:list-item>
                <text:p text:style-name="P2"><text:span text:style-name="T36"><text:s/></text:span><text:span text:style-name="T36">Object File</text:span></text:p>
              </text:list-item>
              <text:list-item>
                <text:p text:style-name="P2"><text:span text:style-name="T36"><text:s/></text:span><text:span text:style-name="T36">Declaration and Definition</text:span></text:p>
              </text:list-item>
              <text:list-item>
                <text:p text:style-name="P2"><text:span text:style-name="T35"><text:s/></text:span><text:span text:style-name="T35">Pre-processing, Compiling, Linking, Loading and Running</text:span></text:p>
              </text:list-item>
              <text:list-item>
                <text:p text:style-name="P2"><text:span text:style-name="T36"><text:s/></text:span><text:span text:style-name="T36">Executable file format</text:span></text:p>
              </text:list-item>
              <text:list-item>
                <text:p text:style-name="P2"><text:span text:style-name="T36"><text:s/></text:span><text:span text:style-name="T36">Segments (.bss, .code, .data etc)</text:span></text:p>
              </text:list-item>
              <text:list-item>
                <text:p text:style-name="P2"><text:span text:style-name="T36"><text:s/></text:span><text:span text:style-name="T36">Creating static library</text:span></text:p>
              </text:list-item>
              <text:list-item>
                <text:p text:style-name="P2"><text:span text:style-name="T36"><text:s/></text:span><text:span text:style-name="T36">Creating dynamic library</text:span></text:p>
              </text:list-item>
              <text:list-item>
                <text:p text:style-name="P2"><text:span text:style-name="T36"><text:s/></text:span><text:span text:style-name="T36">Discussion on where c fits</text:span></text:p>
              </text:list-item>
            </text:list>
          </draw:text-box>
        </draw:frame>
        <draw:frame draw:style-name="gr28" draw:text-style-name="P16" draw:layer="layout" svg:width="18.32cm" svg:height="25.578cm" svg:x="1.381cm" svg:y="1.534cm">
          <draw:text-box>
            <text:p><text:span text:style-name="T56"/></text:p>
            <text:p><text:span text:style-name="T56"/></text:p>
            <text:p><text:span text:style-name="T56"/></text:p>
            <text:p><text:span text:style-name="T56"/></text:p>
            <text:p><text:span text:style-name="T56"/></text:p>
            <text:p><text:span text:style-name="T56"/></text:p>
            <text:p><text:span text:style-name="T56"/></text:p>
            <text:p><text:span text:style-name="T57"/></text:p>
            <text:p><text:span text:style-name="T57"/></text:p>
            <text:p><text:span text:style-name="T58"/></text:p>
            <text:p><text:span text:style-name="T58"/></text:p>
            <text:p><text:span text:style-name="T58">--------------- <text:s/>--------------- <text:s/>--------------- ---------------</text:span></text:p>
            <text:p><text:span text:style-name="T59">|source file <text:s/>| <text:s/>| source file | <text:s/>| source file | | source file |</text:span></text:p>
            <text:p><text:span text:style-name="T59">--------------- <text:s/>--------------- <text:s/>--------------- <text:s/>--------------</text:span></text:p>
            <text:p><text:span text:style-name="T60"><text:s text:c="6"/></text:span><text:span text:style-name="T61">| <text:s text:c="16"/>| <text:s text:c="15"/>| <text:s text:c="14"/>|</text:span></text:p>
            <text:p><text:span text:style-name="T60"><text:s text:c="6"/></text:span><text:span text:style-name="T61">v <text:s text:c="16"/>v <text:s text:c="15"/>v <text:s text:c="14"/>v</text:span></text:p>
            <text:p><text:span text:style-name="T59">--------------- <text:s/>--------------- <text:s/>--------------- ---------------</text:span></text:p>
            <text:p><text:span text:style-name="T59">| object file | <text:s/>| object file | <text:s/>| object file | <text:s/>| object file|</text:span></text:p>
            <text:p><text:span text:style-name="T59">--------------- <text:s/>--------------- <text:s/>--------------- <text:s/>--------------</text:span></text:p>
            <text:p><text:span text:style-name="T60"><text:s text:c="6"/></text:span><text:span text:style-name="T61">| <text:s text:c="16"/>| <text:s text:c="14"/>| <text:s text:c="14"/>|</text:span></text:p>
            <text:p><text:span text:style-name="T60"><text:s text:c="6"/></text:span><text:span text:style-name="T61">| <text:s text:c="16"/>| <text:s text:c="14"/>| <text:s text:c="14"/>|</text:span></text:p>
            <text:p><text:span text:style-name="T60"><text:s text:c="6"/></text:span><text:span text:style-name="T61">| <text:s text:c="16"/>| <text:s text:c="14"/>| <text:s text:c="14"/>|</text:span></text:p>
            <text:p><text:span text:style-name="T60"><text:s text:c="6"/></text:span><text:span text:style-name="T61">| <text:s text:c="16"/>| <text:s text:c="14"/>| <text:s text:c="14"/>|</text:span></text:p>
            <text:p><text:span text:style-name="T60"><text:s text:c="6"/></text:span><text:span text:style-name="T61">| <text:s text:c="16"/>v <text:s text:c="3"/>+----------+ <text:s text:c="14"/>|</text:span></text:p>
            <text:p><text:span text:style-name="T60"><text:s text:c="6"/></text:span><text:span text:style-name="T61">| <text:s text:c="15"/>. . . v <text:s text:c="25"/>|</text:span></text:p>
            <text:p><text:span text:style-name="T60"><text:s text:c="6"/></text:span><text:span text:style-name="T61">| <text:s text:c="13"/>. <text:s text:c="6"/>.&lt;-------------------------+</text:span></text:p>
            <text:p><text:span text:style-name="T60"><text:s text:c="6"/></text:span><text:span text:style-name="T61">+-------------&gt;. link <text:s/>. <text:s/>&lt;------------ <text:s text:c="4"/>+--------+</text:span></text:p>
            <text:p><text:span text:style-name="T60"><text:s text:c="23"/></text:span><text:span text:style-name="T61">. . . <text:s text:c="15"/>| <text:s text:c="4"/>| Runtime|</text:span></text:p>
            <text:p><text:span text:style-name="T60"><text:s text:c="25"/></text:span><text:span text:style-name="T61">| <text:s text:c="17"/>+-----| Library|</text:span></text:p>
            <text:p><text:span text:style-name="T60"><text:s text:c="25"/></text:span><text:span text:style-name="T61">v <text:s text:c="23"/>+--------+</text:span></text:p>
            <text:p><text:span text:style-name="T60"><text:s text:c="18"/></text:span><text:span text:style-name="T61">---------------</text:span></text:p>
            <text:p><text:span text:style-name="T60"><text:s text:c="18"/></text:span><text:span text:style-name="T61">| Executable <text:s/>|</text:span></text:p>
            <text:p><text:span text:style-name="T60"><text:s text:c="18"/></text:span><text:span text:style-name="T61">| <text:s text:c="3"/>Code <text:s text:c="4"/>|</text:span></text:p>
            <text:p><text:span text:style-name="T60"><text:s text:c="18"/></text:span><text:span text:style-name="T61">---------------</text:span></text:p>
            <text:p><text:span text:style-name="T62"/></text:p>
            <text:p><text:span text:style-name="T62"/></text:p>
            <text:p><text:span text:style-name="T19">Preprocessor - It is a program that runs as part of compilation of a c program.</text:span></text:p>
            <text:p><text:span text:style-name="T63">It is not part of compiler. In simplistic terms, a C Preprocessor is just a text</text:span></text:p>
            <text:p><text:span text:style-name="T63">substitution tool and they instruct compiler to do required preprocessing</text:span></text:p>
            <text:p><text:span text:style-name="T63">before actual compilation.</text:span></text:p>
            <text:p><text:span text:style-name="T63">All preprocessor commands begin with a pound symbol (#). It must be the first</text:span></text:p>
            <text:p><text:span text:style-name="T63">non blank character, and for readability, a preprocessor directive should</text:span></text:p>
            <text:p><text:span text:style-name="T63">begin in first column. Following section lists down all important preprocessor</text:span></text:p>
            <text:p><text:span text:style-name="T63">directives:</text:span></text:p>
            <text:p><text:span text:style-name="T64"/></text:p>
            <text:p><text:span text:style-name="T65">Directive <text:s text:c="13"/>Description</text:span></text:p>
            <text:p><text:span text:style-name="T65">#define <text:s text:c="15"/>Substitutes a preprocessor macro</text:span></text:p>
            <text:p><text:span text:style-name="T65">#include <text:s text:c="14"/>Inserts a particular header from another file</text:span></text:p>
            <text:p><text:span text:style-name="T65">#undef <text:s text:c="16"/>Undefines a preprocessor macro</text:span></text:p>
            <text:p><text:span text:style-name="T65">#ifdef <text:s text:c="16"/>Returns true if this macro is defined</text:span></text:p>
            <text:p><text:span text:style-name="T65">#ifndef <text:s text:c="15"/>Returns true if this macro is not defined</text:span></text:p>
            <text:p><text:span text:style-name="T65">#if <text:s text:c="19"/>Tests if a compile time condition is true</text:span></text:p>
            <text:p><text:span text:style-name="T65">#else <text:s text:c="17"/>The alternative for #if</text:span></text:p>
            <text:p><text:span text:style-name="T65">#elif <text:s text:c="18"/>#else an #if in one statement</text:span></text:p>
            <text:p><text:span text:style-name="T65">#endif <text:s text:c="16"/>Ends preprocessor conditional</text:span></text:p>
            <text:p><text:span text:style-name="T65">#error <text:s text:c="16"/>Prints error message on stderr</text:span></text:p>
            <text:p><text:span text:style-name="T65">#pragma <text:s text:c="15"/>Issues special commands to the compiler, using</text:span></text:p>
            <text:p><text:span text:style-name="T65"><text:s text:c="23"/></text:span><text:span text:style-name="T65">a standardized method</text:span></text:p>
            <text:p><text:span text:style-name="T66"/></text:p>
            <text:p><text:span text:style-name="T41"><text:s text:c="80"/></text:span></text:p>
          </draw:text-box>
        </draw:frame>
        <draw:line draw:style-name="gr22" draw:text-style-name="P11" draw:layer="layout" svg:x1="1cm" svg:y1="25.888cm" svg:x2="20.59cm" svg:y2="25.888cm">
          <text:p/>
        </draw:line>
      </draw:page>
      <draw:page draw:name="page17" draw:style-name="dp1" draw:master-page-name="Default">
        <office:forms form:automatic-focus="false" form:apply-design-mode="false"/>
        <draw:frame draw:style-name="gr29" draw:text-style-name="P14" draw:layer="layout" svg:width="18.32cm" svg:height="27.399cm" svg:x="1.381cm" svg:y="1.915cm">
          <draw:text-box>
            <text:p><text:span text:style-name="T35">Tool - cpp</text:span></text:p>
            <text:p><text:span text:style-name="T35"/></text:p>
            <text:p><text:span text:style-name="T35">$ cat test.h</text:span></text:p>
            <text:p><text:span text:style-name="T67">#ifndef TEST_H</text:span></text:p>
            <text:p><text:span text:style-name="T67">#define TEST_H</text:span></text:p>
            <text:p><text:span text:style-name="T67">int func():</text:span></text:p>
            <text:p><text:span text:style-name="T67">#endif</text:span></text:p>
            <text:p><text:span text:style-name="T67">$ cat test.cpp</text:span></text:p>
            <text:p><text:span text:style-name="T67">#include "test.h"</text:span></text:p>
            <text:p><text:span text:style-name="T67">int main(){</text:span></text:p>
            <text:p><text:span text:style-name="T67">return 0;</text:span></text:p>
            <text:p><text:span text:style-name="T67">}</text:span></text:p>
            <text:p><text:span text:style-name="T67"/></text:p>
            <text:p><text:span text:style-name="T35">$ cpp test.cpp</text:span></text:p>
            <text:p><text:span text:style-name="T67"># 1 "test.cpp"</text:span></text:p>
            <text:p><text:span text:style-name="T67"># 1 "&lt;command-line&gt;"</text:span></text:p>
            <text:p><text:span text:style-name="T67"># 1 "/usr/include/stdc-predef.h" 1 3 4</text:span></text:p>
            <text:p><text:span text:style-name="T67"># 1 "&lt;command-line&gt;" 2</text:span></text:p>
            <text:p><text:span text:style-name="T67"># 1 "test.cpp"</text:span></text:p>
            <text:p><text:span text:style-name="T67"># 1 "test.h" 1</text:span></text:p>
            <text:p><text:span text:style-name="T67"/></text:p>
            <text:p><text:span text:style-name="T67">int func():</text:span></text:p>
            <text:p><text:span text:style-name="T67"># 2 "test.cpp" 2</text:span></text:p>
            <text:p><text:span text:style-name="T67">int main(){</text:span></text:p>
            <text:p><text:span text:style-name="T67">return 0;</text:span></text:p>
            <text:p><text:span text:style-name="T67">}</text:span></text:p>
            <text:p><text:span text:style-name="T68"/></text:p>
            <text:p><text:span text:style-name="T35">Compiling Source Files</text:span></text:p>
            <text:p><text:span text:style-name="T35">Once your program is written in C, it is ready to be translated into a </text:span><text:span text:style-name="T69"><text:s/></text:span></text:p>
            <text:p><text:span text:style-name="T35">machine-readable language.</text:span></text:p>
            <text:p><text:span text:style-name="T35">A compiler translates C statements into machine statements</text:span></text:p>
            <text:p><text:span text:style-name="T69">- </text:span><text:span text:style-name="T35">A compiler creates object code, which is an intermediary step between</text:span></text:p>
            <text:p><text:span text:style-name="T35">source code and final executable code</text:span></text:p>
            <text:p><text:span text:style-name="T69">- </text:span><text:span text:style-name="T35">The compiler checks for syntax errors; e.g., Missing punctuation</text:span></text:p>
            <text:p><text:span text:style-name="T69">- </text:span><text:span text:style-name="T35">The compiler performs simple optimization on your code; e.g., eliminate</text:span></text:p>
            <text:p><text:span text:style-name="T35">a</text:span><text:span text:style-name="T69"> </text:span><text:span text:style-name="T35">redundant statement</text:span></text:p>
            <text:p><text:span text:style-name="T35"/></text:p>
            <text:p><text:span text:style-name="T35">Tool – gcc</text:span></text:p>
            <text:p><text:span text:style-name="T35"/></text:p>
            <text:p><text:span text:style-name="T35">Linking Object Files</text:span></text:p>
            <text:p><text:span text:style-name="T35">- The linker links together all object modules to form an executable image</text:span></text:p>
            <text:p><text:span text:style-name="T35">of the program</text:span></text:p>
            <text:p><text:span text:style-name="T35">- The output of the linker is an executable image, which can be loaded into</text:span></text:p>
            <text:p><text:span text:style-name="T35">memory and executed</text:span></text:p>
            <text:p><text:span text:style-name="T69">- </text:span><text:span text:style-name="T35">The linker resolves any references to library functions</text:span></text:p>
            <text:p><text:span text:style-name="T69"><text:s/></text:span><text:span text:style-name="T69">- </text:span><text:span text:style-name="T35">If your program uses a library routine, like sqrt, the linker finds the object</text:span></text:p>
            <text:p><text:span text:style-name="T69"><text:s text:c="2"/></text:span><text:span text:style-name="T35">code corresponding to this routine and links it within the final executable </text:span></text:p>
            <text:p><text:span text:style-name="T35"><text:s text:c="2"/></text:span><text:span text:style-name="T35">image</text:span></text:p>
            <text:p><text:span text:style-name="T69">- </text:span><text:span text:style-name="T35">The linker is automatically invoked by the compiler</text:span></text:p>
            <text:p><text:span text:style-name="T35"/></text:p>
            <text:p><text:span text:style-name="T70"><text:s text:c="47"/></text:span><text:span text:style-name="T62"><text:s text:c="80"/></text:span></text:p>
          </draw:text-box>
        </draw:frame>
        <draw:line draw:style-name="gr22" draw:text-style-name="P11" draw:layer="layout" svg:x1="1cm" svg:y1="25.888cm" svg:x2="20.59cm" svg:y2="25.888cm">
          <text:p/>
        </draw:line>
      </draw:page>
      <draw:page draw:name="page18" draw:style-name="dp1" draw:master-page-name="Default">
        <office:forms form:automatic-focus="false" form:apply-design-mode="false"/>
        <draw:frame draw:style-name="gr12" draw:text-style-name="P17" draw:layer="layout" svg:width="18.32cm" svg:height="23.713cm" svg:x="1.381cm" svg:y="1.915cm">
          <draw:text-box>
            <text:p><text:span text:style-name="T35">Loading Your Program</text:span></text:p>
            <text:p><text:span text:style-name="T35">The loader loads your program into the computer's memory</text:span></text:p>
            <text:p><text:span text:style-name="T35">On most systems, this is performed automatically by the operating system </text:span></text:p>
            <text:p><text:span text:style-name="T35">when you run the program</text:span></text:p>
            <text:p><text:span text:style-name="T35">Most embedded systems require you to explicitly run a loader program</text:span></text:p>
            <text:p><text:span text:style-name="T35">to get the program into memory</text:span></text:p>
            <text:p><text:span text:style-name="T35"/></text:p>
            <text:p><text:span text:style-name="T35">Tool - gcc</text:span></text:p>
            <text:p><text:span text:style-name="T23"/></text:p>
            <text:p><text:span text:style-name="T71"/></text:p>
            <text:p><text:span text:style-name="T35"/></text:p>
            <text:p><text:span text:style-name="T35"/></text:p>
            <text:p><text:span text:style-name="T35"/></text:p>
            <text:p><text:span text:style-name="T35"/></text:p>
            <text:p><text:span text:style-name="T35"/></text:p>
            <text:p><text:span text:style-name="T35"/></text:p>
            <text:p><text:span text:style-name="T35"/></text:p>
            <text:p><text:span text:style-name="T35"/></text:p>
            <text:p><text:span text:style-name="T35">Executable file format which once loaded by a suitable executable loader,</text:span></text:p>
            <text:p><text:span text:style-name="T35">can be directly Executed by the CPU rather than become interpreted by</text:span></text:p>
            <text:p><text:span text:style-name="T35">software.</text:span></text:p>
            <text:p><text:span text:style-name="T35">In addition to the binary application code, the executable may contain</text:span></text:p>
            <text:p><text:span text:style-name="T35">headers and tales with relocation and fix up information as well as various </text:span></text:p>
            <text:p><text:span text:style-name="T35">kinds of meta data.</text:span></text:p>
            <text:p><text:span text:style-name="T72"/></text:p>
            <text:p><text:span text:style-name="T63">ELF(Executable and Linkable File Format) - unix/linux</text:span></text:p>
            <text:p><text:span text:style-name="T63">COFF(Command Object File Format) - windows</text:span></text:p>
            <text:p><text:span text:style-name="T63">PE – windows</text:span></text:p>
            <text:p><text:span text:style-name="T63">MZ – DOS</text:span></text:p>
            <text:p><text:span text:style-name="T63">Mach-O (mac OS and iOS)</text:span></text:p>
            <text:p><text:span text:style-name="T63"><text:s/></text:span></text:p>
            <text:p><text:span text:style-name="T35">ELF Header</text:span></text:p>
            <text:p><text:span text:style-name="T73"/></text:p>
            <text:p><text:span text:style-name="T74">#define EI_NIDENT 16</text:span></text:p>
            <text:p><text:span text:style-name="T74">typedef struct {</text:span></text:p>
            <text:p><text:span text:style-name="T74">e_ident[EI_NIDENT];</text:span></text:p>
            <text:p><text:span text:style-name="T74">unsigned char e_type;</text:span></text:p>
            <text:p><text:span text:style-name="T74">Elf32_Half e_machine;</text:span></text:p>
            <text:p><text:span text:style-name="T74">Elf32_Half e_version;</text:span></text:p>
            <text:p><text:span text:style-name="T74">Elf32_Word e_entry;</text:span></text:p>
            <text:p><text:span text:style-name="T74">Elf32_Addr e_phoff;</text:span></text:p>
            <text:p><text:span text:style-name="T74">Elf32_Off e_shoff;</text:span></text:p>
            <text:p><text:span text:style-name="T74">Elf32_Off e_flags;</text:span></text:p>
            <text:p><text:span text:style-name="T74">Elf32_Word e_ehsize;</text:span></text:p>
            <text:p><text:span text:style-name="T74">Elf32_Half e_phentsize;</text:span></text:p>
            <text:p><text:span text:style-name="T74">Elf32_Half e_phnum;</text:span></text:p>
            <text:p><text:span text:style-name="T74">Elf32_Half e_shentsize;</text:span></text:p>
            <text:p><text:span text:style-name="T74">Elf32_Half e_shnum;</text:span></text:p>
            <text:p><text:span text:style-name="T74">Elf32_Half e_shstrndx;</text:span></text:p>
            <text:p><text:span text:style-name="T74">} Elf32_Ehdr;</text:span></text:p>
            <text:p><text:span text:style-name="T75"/></text:p>
            <text:p><text:span text:style-name="T52"><text:s text:c="33"/></text:span></text:p>
          </draw:text-box>
        </draw:frame>
        <draw:frame draw:style-name="gr25" draw:text-style-name="P4" draw:layer="layout" svg:width="9.017cm" svg:height="3.531cm" svg:x="1.33cm" svg:y="6.783cm">
          <draw:text-box>
            <text:p><text:span text:style-name="T76">1. Introduction</text:span></text:p>
            <text:list text:style-name="L1">
              <text:list-item>
                <text:p text:style-name="P2"><text:span text:style-name="T36"><text:s/></text:span><text:span text:style-name="T36">Source File</text:span></text:p>
              </text:list-item>
              <text:list-item>
                <text:p text:style-name="P2"><text:span text:style-name="T36"><text:s/></text:span><text:span text:style-name="T36">Header File</text:span></text:p>
              </text:list-item>
              <text:list-item>
                <text:p text:style-name="P2"><text:span text:style-name="T36"><text:s/></text:span><text:span text:style-name="T36">Object File</text:span></text:p>
              </text:list-item>
              <text:list-item>
                <text:p text:style-name="P2"><text:span text:style-name="T36"><text:s/></text:span><text:span text:style-name="T36">Declaration and Definition</text:span></text:p>
              </text:list-item>
              <text:list-item>
                <text:p text:style-name="P2"><text:span text:style-name="T36"><text:s/></text:span><text:span text:style-name="T36">Preprocessing, Compiling, Linking, Loading and Running</text:span></text:p>
              </text:list-item>
              <text:list-item>
                <text:p text:style-name="P2"><text:span text:style-name="T35"><text:s/></text:span><text:span text:style-name="T35">Executable file format</text:span></text:p>
              </text:list-item>
              <text:list-item>
                <text:p text:style-name="P2"><text:span text:style-name="T36"><text:s/></text:span><text:span text:style-name="T36">Segments (.bss, .code, .data etc)</text:span></text:p>
              </text:list-item>
              <text:list-item>
                <text:p text:style-name="P2"><text:span text:style-name="T36"><text:s/></text:span><text:span text:style-name="T36">Creating static library</text:span></text:p>
              </text:list-item>
              <text:list-item>
                <text:p text:style-name="P2"><text:span text:style-name="T36"><text:s/></text:span><text:span text:style-name="T36">Creating dynamic library</text:span></text:p>
              </text:list-item>
              <text:list-item>
                <text:p text:style-name="P2"><text:span text:style-name="T36"><text:s/></text:span><text:span text:style-name="T36">Discussion on where c fits</text:span></text:p>
              </text:list-item>
            </text:list>
          </draw:text-box>
        </draw:frame>
        <draw:line draw:style-name="gr22" draw:text-style-name="P11" draw:layer="layout" svg:x1="1cm" svg:y1="25.888cm" svg:x2="20.59cm" svg:y2="25.888cm">
          <text:p/>
        </draw:line>
      </draw:page>
      <draw:page draw:name="page19" draw:style-name="dp1" draw:master-page-name="Default">
        <office:forms form:automatic-focus="false" form:apply-design-mode="false"/>
        <draw:frame draw:style-name="gr12" draw:text-style-name="P18" draw:layer="layout" svg:width="18.32cm" svg:height="23.374cm" svg:x="1.381cm" svg:y="1.915cm">
          <draw:text-box>
            <text:p><text:span text:style-name="T77"><text:s/></text:span><text:span text:style-name="T74">1. e_ident</text:span></text:p>
            <text:p><text:span text:style-name="T77"><text:s/></text:span><text:span text:style-name="T74">In order to support all this the initial information in ELF file contains information</text:span></text:p>
            <text:p><text:span text:style-name="T77"><text:s/></text:span><text:span text:style-name="T74">on how to interpret the file independent of the processor on which the executable is running.</text:span></text:p>
            <text:p><text:span text:style-name="T77"><text:s/></text:span><text:span text:style-name="T74">Name <text:s text:c="4"/>Value <text:s text:c="5"/>Purpose</text:span></text:p>
            <text:p><text:span text:style-name="T77"><text:s/></text:span><text:span text:style-name="T74">EI_MAG <text:s text:c="4"/>0 <text:s text:c="9"/>File identification</text:span></text:p>
            <text:p><text:span text:style-name="T77"><text:s/></text:span><text:span text:style-name="T74">EI_MAG1 <text:s text:c="3"/>1 <text:s text:c="9"/>File identification</text:span></text:p>
            <text:p><text:span text:style-name="T77"><text:s/></text:span><text:span text:style-name="T74">EI_MAG2 <text:s text:c="3"/>2 <text:s text:c="9"/>File identification</text:span></text:p>
            <text:p><text:span text:style-name="T77"><text:s/></text:span><text:span text:style-name="T74">EI_MAG3 <text:s text:c="3"/>3 <text:s text:c="9"/>File identification</text:span></text:p>
            <text:p><text:span text:style-name="T77"><text:s/></text:span><text:span text:style-name="T74">EI_CLASS <text:s text:c="2"/>4 <text:s text:c="9"/>File class</text:span></text:p>
            <text:p><text:span text:style-name="T77"><text:s/></text:span><text:span text:style-name="T74">EI_DATA <text:s text:c="3"/>5 <text:s text:c="9"/>Data encoding</text:span></text:p>
            <text:p><text:span text:style-name="T77"><text:s/></text:span><text:span text:style-name="T74">EI_VERSION 6 <text:s text:c="9"/>File version</text:span></text:p>
            <text:p><text:span text:style-name="T77"><text:s/></text:span><text:span text:style-name="T74">EI_PAD <text:s text:c="4"/>7 <text:s text:c="9"/>Start of padding bytes</text:span></text:p>
            <text:p><text:span text:style-name="T77"><text:s/></text:span><text:span text:style-name="T74">EI_NIDENT <text:s/>16 <text:s text:c="8"/>Size of e_ident[]</text:span></text:p>
            <text:p><text:span text:style-name="T74"><text:s/></text:span></text:p>
            <text:p><text:span text:style-name="T74"><text:s text:c="4"/></text:span><text:span text:style-name="T74">EI_MAG The first four bytes above hold the magic number 0x7fELF</text:span></text:p>
            <text:p><text:span text:style-name="T77"><text:s text:c="4"/></text:span><text:span text:style-name="T74">EI_CLASS An ELF can have two classes, 32 bit or 64 bit. This makes the file format portable.</text:span></text:p>
            <text:p><text:span text:style-name="T77"><text:s text:c="4"/></text:span><text:span text:style-name="T74">EI_DATA This member gives the information on data encoding, big endian or little endian format.</text:span></text:p>
            <text:p><text:span text:style-name="T77"><text:s text:c="4"/></text:span><text:span text:style-name="T74">EI_VERSION This member provides information on object file version.</text:span></text:p>
            <text:p><text:span text:style-name="T77"><text:s text:c="4"/></text:span><text:span text:style-name="T74">EI_PAD This member marks the start of unused bytes in the e_indent array of information.</text:span></text:p>
            <text:p><text:span text:style-name="T77"><text:s text:c="4"/></text:span><text:span text:style-name="T74">EI_NIDENT This member provides the size of array e_indent. This helps in parsing the ELF file.</text:span></text:p>
            <text:p><text:span text:style-name="T75"/></text:p>
            <text:p><text:span text:style-name="T74"><text:s/></text:span><text:span text:style-name="T74">2. e_type</text:span></text:p>
            <text:p><text:span text:style-name="T77"><text:s/></text:span><text:span text:style-name="T74">This member identifies the type of object file. For example, an object</text:span><text:span text:style-name="T77"> </text:span><text:span text:style-name="T74">file can be of</text:span></text:p>
            <text:p><text:span text:style-name="T74"><text:s text:c="2"/></text:span><text:span text:style-name="T74">following types :</text:span></text:p>
            <text:p><text:span text:style-name="T77"><text:s/></text:span><text:span text:style-name="T74">Name <text:s text:c="3"/>Value <text:s text:c="3"/>Meaning</text:span></text:p>
            <text:p><text:span text:style-name="T77"><text:s/></text:span><text:span text:style-name="T74">ET_NONE <text:s/>0 <text:s text:c="6"/>No file type</text:span></text:p>
            <text:p><text:span text:style-name="T77"><text:s/></text:span><text:span text:style-name="T74">ET_REL <text:s text:c="2"/>1 <text:s text:c="6"/>Relocatable file</text:span></text:p>
            <text:p><text:span text:style-name="T77"><text:s/></text:span><text:span text:style-name="T74">ET_EXEC <text:s/>2 <text:s text:c="6"/>Executable file</text:span></text:p>
            <text:p><text:span text:style-name="T77"><text:s/></text:span><text:span text:style-name="T74">ET_DYN <text:s text:c="2"/>3 <text:s text:c="6"/>Shared object file</text:span></text:p>
            <text:p><text:span text:style-name="T77"><text:s/></text:span><text:span text:style-name="T74">ET_CORE <text:s/>4 <text:s text:c="6"/>Core file</text:span></text:p>
            <text:p><text:span text:style-name="T77"><text:s/></text:span><text:span text:style-name="T74">NOTE: The above list is not exhaustive but still gives information on main</text:span><text:span text:style-name="T77"> </text:span><text:span text:style-name="T74">object</text:span></text:p>
            <text:p><text:span text:style-name="T74"><text:s text:c="2"/></text:span><text:span text:style-name="T74">file types that ELF can refer to.</text:span></text:p>
            <text:p><text:span text:style-name="T78"/></text:p>
            <text:p><text:span text:style-name="T77"><text:s/></text:span><text:span text:style-name="T74">3. e_machine</text:span></text:p>
            <text:p><text:span text:style-name="T77"><text:s/></text:span><text:span text:style-name="T74">This member gives information on architecture that an ELF file requires.</text:span></text:p>
            <text:p><text:span text:style-name="T77"><text:s/></text:span><text:span text:style-name="T74">Name <text:s text:c="11"/>Value <text:s text:c="5"/>Meaning</text:span></text:p>
            <text:p><text:span text:style-name="T77"><text:s/></text:span><text:span text:style-name="T74">ET_NONE <text:s text:c="10"/>0 <text:s text:c="9"/>No machine</text:span></text:p>
            <text:p><text:span text:style-name="T77"><text:s/></text:span><text:span text:style-name="T74">EM_M32 <text:s text:c="11"/>1 <text:s text:c="9"/>AT&amp;T WE 32100</text:span></text:p>
            <text:p><text:span text:style-name="T77"><text:s/></text:span><text:span text:style-name="T74">EM_SPARC <text:s text:c="9"/>2 <text:s text:c="9"/>SPARC</text:span></text:p>
            <text:p><text:span text:style-name="T77"><text:s/></text:span><text:span text:style-name="T74">EM_386 <text:s text:c="11"/>3 <text:s text:c="9"/>Intel Architecture</text:span></text:p>
            <text:p><text:span text:style-name="T77"><text:s/></text:span><text:span text:style-name="T74">EM_68K <text:s text:c="11"/>4 <text:s text:c="9"/>Motorola 68000</text:span></text:p>
            <text:p><text:span text:style-name="T77"><text:s/></text:span><text:span text:style-name="T74">EM_88K <text:s text:c="11"/>5 <text:s text:c="9"/>Motorola 88000</text:span></text:p>
            <text:p><text:span text:style-name="T77"><text:s/></text:span><text:span text:style-name="T74">EM_860 <text:s text:c="11"/>7 <text:s text:c="9"/>Intel 80860</text:span></text:p>
            <text:p><text:span text:style-name="T77"><text:s/></text:span><text:span text:style-name="T74">EM_MIPS <text:s text:c="10"/>8 <text:s text:c="9"/>MIPS RS3000 Big-Endian</text:span></text:p>
            <text:p><text:span text:style-name="T77"><text:s/></text:span><text:span text:style-name="T74">EM_MIPS_RS4_BE <text:s text:c="2"/>10 <text:s text:c="9"/>MIPS RS4000 Big-Endian</text:span></text:p>
            <text:p><text:span text:style-name="T77"><text:s/></text:span><text:span text:style-name="T74">RESERVED <text:s text:c="6"/>11-16 <text:s text:c="8"/>Reserved for future use</text:span></text:p>
            <text:p><text:span text:style-name="T78"/></text:p>
            <text:p><text:span text:style-name="T77"><text:s/></text:span><text:span text:style-name="T74">4. Additional Members</text:span></text:p>
            <text:p><text:span text:style-name="T77"><text:s/></text:span><text:span text:style-name="T74">Apart from the above three members, it also has the following members:</text:span></text:p>
            <text:p><text:span text:style-name="T77"><text:s/></text:span><text:span text:style-name="T74">e_version: Provides the ELF object file version information.</text:span></text:p>
            <text:p><text:span text:style-name="T77"><text:s/></text:span><text:span text:style-name="T74">e_entry: Provides the virtual address information of the entry point to which</text:span></text:p>
            <text:p><text:span text:style-name="T77"><text:s text:c="2"/></text:span><text:span text:style-name="T74">the system must transfer the control so that the process can be initiated.</text:span></text:p>
            <text:p><text:span text:style-name="T77"><text:s/></text:span><text:span text:style-name="T74">e_phoff: Holds the offset to program header table. This information is stored in</text:span></text:p>
            <text:p><text:span text:style-name="T77"><text:s text:c="2"/></text:span><text:span text:style-name="T74">terms of bytes. In absence of a program header table, the information</text:span></text:p>
            <text:p><text:span text:style-name="T77"><text:s text:c="2"/></text:span><text:span text:style-name="T74">contained by this member is zero.</text:span></text:p>
            <text:p><text:span text:style-name="T77"><text:s/></text:span><text:span text:style-name="T74">e_shoff: Holds the offset to section header table. As with e_phoff, this</text:span></text:p>
            <text:p><text:span text:style-name="T77"><text:s text:c="2"/></text:span><text:span text:style-name="T74">information too is stored in form of bytes and in absence of a section</text:span></text:p>
            <text:p><text:span text:style-name="T77"><text:s text:c="2"/></text:span><text:span text:style-name="T74">header table, the information contained by this field is zero.</text:span></text:p>
            <text:p><text:span text:style-name="T77"><text:s/></text:span><text:span text:style-name="T74">e_flags: Holds information related to process specific flags.</text:span></text:p>
            <text:p><text:span text:style-name="T77"><text:s/></text:span><text:span text:style-name="T74">e_ehsize: Holds information related to ELF header size in byes.</text:span></text:p>
            <text:p><text:span text:style-name="T77"><text:s/></text:span><text:span text:style-name="T74">e_phentsize: Holds information related to size of one entry in the object</text:span></text:p>
            <text:p><text:span text:style-name="T77"><text:s text:c="2"/></text:span><text:span text:style-name="T74">file’s program header table. Note that all the entries are same in size.</text:span></text:p>
            <text:p><text:span text:style-name="T77"><text:s/></text:span><text:span text:style-name="T74">e_phnum: Holds the information related to number of entries in program header table.</text:span></text:p>
            <text:p><text:span text:style-name="T77"><text:s/></text:span><text:span text:style-name="T74">e_shentsize: Holds the information related to size of one entry in the</text:span></text:p>
            <text:p><text:span text:style-name="T77"><text:s text:c="2"/></text:span><text:span text:style-name="T74">section header table. The size is represented in form of number of bytes.</text:span></text:p>
            <text:p><text:span text:style-name="T77"><text:s/></text:span><text:span text:style-name="T74">e_shnum: Gives the information related to the number of entries in the section header table.</text:span></text:p>
            <text:p><text:span text:style-name="T74"/></text:p>
            <text:p><text:span text:style-name="T74"/></text:p>
            <text:p><text:span text:style-name="T65"/></text:p>
          </draw:text-box>
        </draw:frame>
        <draw:line draw:style-name="gr22" draw:text-style-name="P11" draw:layer="layout" svg:x1="1cm" svg:y1="25.888cm" svg:x2="20.59cm" svg:y2="25.888cm">
          <text:p/>
        </draw:line>
      </draw:page>
      <draw:page draw:name="page20" draw:style-name="dp1" draw:master-page-name="Default">
        <office:forms form:automatic-focus="false" form:apply-design-mode="false"/>
        <draw:frame draw:style-name="gr30" draw:text-style-name="P19" draw:layer="layout" svg:width="18.32cm" svg:height="24.83cm" svg:x="1.381cm" svg:y="1.914cm">
          <draw:text-box>
            <text:p><text:span text:style-name="T72">Tool - readelf used to list the object data</text:span></text:p>
            <text:p><text:span text:style-name="T79">main()</text:span><text:span text:style-name="T80"> </text:span></text:p>
            <text:p><text:span text:style-name="T79">{</text:span></text:p>
            <text:p><text:span text:style-name="T80"><text:s text:c="2"/></text:span><text:span text:style-name="T79">printf("Hello World\n");</text:span></text:p>
            <text:p><text:span text:style-name="T79">}</text:span></text:p>
            <text:p><text:span text:style-name="T79"/></text:p>
            <text:p><text:span text:style-name="T72">$</text:span><text:span text:style-name="T63"> readelf -h hello.o</text:span></text:p>
            <text:p><text:span text:style-name="T81"/></text:p>
            <text:p><text:span text:style-name="T74">ELF Header:</text:span></text:p>
            <text:p><text:span text:style-name="T77"><text:s text:c="2"/></text:span><text:span text:style-name="T74">Magic: <text:s text:c="2"/>7f 45 4c 46 02 01 01 00 00 00 00 00 00 00 00 00</text:span></text:p>
            <text:p><text:span text:style-name="T77"><text:s text:c="2"/></text:span><text:span text:style-name="T74">Class: <text:s text:c="28"/>ELF64</text:span></text:p>
            <text:p><text:span text:style-name="T77"><text:s text:c="2"/></text:span><text:span text:style-name="T74">Data: <text:s text:c="29"/>2's complement, little endian</text:span></text:p>
            <text:p><text:span text:style-name="T77"><text:s text:c="2"/></text:span><text:span text:style-name="T74">Version: <text:s text:c="26"/>1 (current)</text:span></text:p>
            <text:p><text:span text:style-name="T77"><text:s text:c="2"/></text:span><text:span text:style-name="T74">OS/ABI: <text:s text:c="27"/>UNIX - System V</text:span></text:p>
            <text:p><text:span text:style-name="T77"><text:s text:c="2"/></text:span><text:span text:style-name="T74">ABI Version: <text:s text:c="22"/>0</text:span></text:p>
            <text:p><text:span text:style-name="T77"><text:s text:c="2"/></text:span><text:span text:style-name="T74">Type: <text:s text:c="29"/>REL (Relocatable file)</text:span></text:p>
            <text:p><text:span text:style-name="T77"><text:s text:c="2"/></text:span><text:span text:style-name="T74">Machine: <text:s text:c="26"/>Advanced Micro Devices X86-64</text:span></text:p>
            <text:p><text:span text:style-name="T77"><text:s text:c="2"/></text:span><text:span text:style-name="T74">Version: <text:s text:c="26"/>0x1</text:span></text:p>
            <text:p><text:span text:style-name="T77"><text:s text:c="2"/></text:span><text:span text:style-name="T74">Entry point address: <text:s text:c="14"/>0x0</text:span></text:p>
            <text:p><text:span text:style-name="T77"><text:s text:c="2"/></text:span><text:span text:style-name="T74">Start of program headers: <text:s text:c="9"/>0 (bytes into file)</text:span></text:p>
            <text:p><text:span text:style-name="T77"><text:s text:c="2"/></text:span><text:span text:style-name="T74">Start of section headers: <text:s text:c="9"/>312 (bytes into file)</text:span></text:p>
            <text:p><text:span text:style-name="T77"><text:s text:c="2"/></text:span><text:span text:style-name="T74">Flags: <text:s text:c="28"/>0x0</text:span></text:p>
            <text:p><text:span text:style-name="T77"><text:s text:c="2"/></text:span><text:span text:style-name="T74">Size of this header: <text:s text:c="14"/>64 (bytes)</text:span></text:p>
            <text:p><text:span text:style-name="T77"><text:s text:c="2"/></text:span><text:span text:style-name="T74">Size of program headers: <text:s text:c="10"/>0 (bytes)</text:span></text:p>
            <text:p><text:span text:style-name="T77"><text:s text:c="2"/></text:span><text:span text:style-name="T74">Number of program headers: <text:s text:c="8"/>0</text:span></text:p>
            <text:p><text:span text:style-name="T77"><text:s text:c="2"/></text:span><text:span text:style-name="T74">Size of section headers: <text:s text:c="10"/>64 (bytes)</text:span></text:p>
            <text:p><text:span text:style-name="T77"><text:s text:c="2"/></text:span><text:span text:style-name="T74">Number of section headers: <text:s text:c="8"/>13</text:span></text:p>
            <text:p><text:span text:style-name="T77"><text:s text:c="2"/></text:span><text:span text:style-name="T74">Section header string table index: 10</text:span></text:p>
            <text:p><text:span text:style-name="T82"/></text:p>
            <text:p><text:span text:style-name="T82"/></text:p>
            <text:p><text:span text:style-name="T72">$</text:span><text:span text:style-name="T63"> readelf -S hello.o</text:span></text:p>
            <text:p><text:span text:style-name="T74"/></text:p>
            <text:p><text:span text:style-name="T74">There are 13 section headers, starting at offset 0x138:</text:span></text:p>
            <text:p><text:span text:style-name="T74">Section Headers:</text:span></text:p>
            <text:p><text:span text:style-name="T77"><text:s text:c="2"/></text:span><text:span text:style-name="T74">[Nr] Name <text:s text:c="13"/>Type <text:s text:c="12"/>Address <text:s text:c="10"/>Offset</text:span></text:p>
            <text:p><text:span text:style-name="T77"><text:s text:c="7"/></text:span><text:span text:style-name="T74">Size <text:s text:c="13"/>EntSize <text:s text:c="9"/>Flags <text:s/>Link <text:s/>Info <text:s/>Align</text:span></text:p>
            <text:p><text:span text:style-name="T77"><text:s text:c="2"/></text:span><text:span text:style-name="T74">[ 0] <text:s text:c="18"/>NULL <text:s text:c="12"/>0000000000000000 <text:s/>00000000</text:span></text:p>
            <text:p><text:span text:style-name="T77"><text:s text:c="7"/></text:span><text:span text:style-name="T74">0000000000000000 <text:s/>0000000000000000 <text:s text:c="10"/>0 <text:s text:c="4"/>0 <text:s text:c="4"/>0</text:span></text:p>
            <text:p><text:span text:style-name="T77"><text:s text:c="2"/></text:span><text:span text:style-name="T74">[ 1] .text <text:s text:c="12"/>PROGBITS <text:s text:c="8"/>0000000000000000 <text:s/>00000040</text:span></text:p>
            <text:p><text:span text:style-name="T77"><text:s text:c="7"/></text:span><text:span text:style-name="T74">0000000000000015 <text:s/>0000000000000000 <text:s/>AX <text:s text:c="6"/>0 <text:s text:c="4"/>0 <text:s text:c="4"/>4</text:span></text:p>
            <text:p><text:span text:style-name="T77"><text:s text:c="2"/></text:span><text:span text:style-name="T74">[ 2] .rela.text <text:s text:c="7"/>RELA <text:s text:c="12"/>0000000000000000 <text:s/>00000598</text:span></text:p>
            <text:p><text:span text:style-name="T77"><text:s text:c="7"/></text:span><text:span text:style-name="T74">0000000000000030 <text:s/>0000000000000018 <text:s text:c="9"/>11 <text:s text:c="4"/>1 <text:s text:c="4"/>8</text:span></text:p>
            <text:p><text:span text:style-name="T77"><text:s text:c="2"/></text:span><text:span text:style-name="T74">[ 3] .data <text:s text:c="12"/>PROGBITS <text:s text:c="8"/>0000000000000000 <text:s/>00000058</text:span></text:p>
            <text:p><text:span text:style-name="T77"><text:s text:c="7"/></text:span><text:span text:style-name="T74">0000000000000000 <text:s/>0000000000000000 <text:s/>WA <text:s text:c="6"/>0 <text:s text:c="4"/>0 <text:s text:c="4"/>4</text:span></text:p>
            <text:p><text:span text:style-name="T77"><text:s text:c="2"/></text:span><text:span text:style-name="T74">[ 4] .bss <text:s text:c="13"/>NOBITS <text:s text:c="10"/>0000000000000000 <text:s/>00000058</text:span></text:p>
            <text:p><text:span text:style-name="T77"><text:s text:c="7"/></text:span><text:span text:style-name="T74">0000000000000000 <text:s/>0000000000000000 <text:s/>WA <text:s text:c="6"/>0 <text:s text:c="4"/>0 <text:s text:c="4"/>4</text:span></text:p>
            <text:p><text:span text:style-name="T77"><text:s text:c="2"/></text:span><text:span text:style-name="T74">[ 5] .rodata <text:s text:c="10"/>PROGBITS <text:s text:c="8"/>0000000000000000 <text:s/>00000058</text:span></text:p>
            <text:p><text:span text:style-name="T77"><text:s text:c="7"/></text:span><text:span text:style-name="T74">000000000000000c <text:s/>0000000000000000 <text:s text:c="2"/>A <text:s text:c="6"/>0 <text:s text:c="4"/>0 <text:s text:c="4"/>1</text:span></text:p>
            <text:p><text:span text:style-name="T77"><text:s text:c="2"/></text:span><text:span text:style-name="T74">[ 6] .comment <text:s text:c="9"/>PROGBITS <text:s text:c="8"/>0000000000000000 <text:s/>00000064</text:span></text:p>
            <text:p><text:span text:style-name="T77"><text:s text:c="7"/></text:span><text:span text:style-name="T74">000000000000002e <text:s/>0000000000000001 <text:s/>MS <text:s text:c="6"/>0 <text:s text:c="4"/>0 <text:s text:c="4"/>1</text:span></text:p>
            <text:p><text:span text:style-name="T77"><text:s text:c="2"/></text:span><text:span text:style-name="T74">[ 7] .note.GNU-stack <text:s text:c="2"/>PROGBITS <text:s text:c="8"/>0000000000000000 <text:s/>00000092</text:span></text:p>
            <text:p><text:span text:style-name="T77"><text:s text:c="7"/></text:span><text:span text:style-name="T74">0000000000000000 <text:s/>0000000000000000 <text:s text:c="10"/>0 <text:s text:c="4"/>0 <text:s text:c="4"/>1</text:span></text:p>
            <text:p><text:span text:style-name="T77"><text:s text:c="2"/></text:span><text:span text:style-name="T74">[ 8] .eh_frame <text:s text:c="8"/>PROGBITS <text:s text:c="8"/>0000000000000000 <text:s/>00000098</text:span></text:p>
            <text:p><text:span text:style-name="T77"><text:s text:c="7"/></text:span><text:span text:style-name="T74">0000000000000038 <text:s/>0000000000000000 <text:s text:c="2"/>A <text:s text:c="6"/>0 <text:s text:c="4"/>0 <text:s text:c="4"/>8</text:span></text:p>
            <text:p><text:span text:style-name="T77"><text:s text:c="2"/></text:span><text:span text:style-name="T74">[ 9] .rela.eh_frame <text:s text:c="3"/>RELA <text:s text:c="12"/>0000000000000000 <text:s/>000005c8</text:span></text:p>
            <text:p><text:span text:style-name="T77"><text:s text:c="7"/></text:span><text:span text:style-name="T74">0000000000000018 <text:s/>0000000000000018 <text:s text:c="9"/>11 <text:s text:c="4"/>8 <text:s text:c="4"/>8</text:span></text:p>
            <text:p><text:span text:style-name="T77"><text:s text:c="2"/></text:span><text:span text:style-name="T74">[10] .shstrtab <text:s text:c="8"/>STRTAB <text:s text:c="10"/>0000000000000000 <text:s/>000000d0</text:span></text:p>
            <text:p><text:span text:style-name="T77"><text:s text:c="7"/></text:span><text:span text:style-name="T74">0000000000000061 <text:s/>0000000000000000 <text:s text:c="10"/>0 <text:s text:c="4"/>0 <text:s text:c="4"/>1</text:span></text:p>
            <text:p><text:span text:style-name="T77"><text:s text:c="2"/></text:span><text:span text:style-name="T74">[11] .symtab <text:s text:c="10"/>SYMTAB <text:s text:c="10"/>0000000000000000 <text:s/>00000478</text:span></text:p>
            <text:p><text:span text:style-name="T77"><text:s text:c="7"/></text:span><text:span text:style-name="T74">0000000000000108 <text:s/>0000000000000018 <text:s text:c="9"/>12 <text:s text:c="4"/>9 <text:s text:c="4"/>8</text:span></text:p>
            <text:p><text:span text:style-name="T77"><text:s text:c="2"/></text:span><text:span text:style-name="T74">[12] .strtab <text:s text:c="10"/>STRTAB <text:s text:c="10"/>0000000000000000 <text:s/>00000580</text:span></text:p>
            <text:p><text:span text:style-name="T77"><text:s text:c="7"/></text:span><text:span text:style-name="T74">0000000000000013 <text:s/>0000000000000000 <text:s text:c="10"/>0 <text:s text:c="4"/>0 <text:s text:c="4"/>1</text:span></text:p>
            <text:p><text:span text:style-name="T48"/></text:p>
          </draw:text-box>
        </draw:frame>
        <draw:line draw:style-name="gr22" draw:text-style-name="P11" draw:layer="layout" svg:x1="1cm" svg:y1="25.887cm" svg:x2="20.59cm" svg:y2="25.887cm">
          <text:p/>
        </draw:line>
      </draw:page>
      <draw:page draw:name="page21" draw:style-name="dp1" draw:master-page-name="Default">
        <office:forms form:automatic-focus="false" form:apply-design-mode="false"/>
        <draw:frame draw:style-name="gr12" draw:text-style-name="P19" draw:layer="layout" svg:width="18.32cm" svg:height="23.496cm" svg:x="1.381cm" svg:y="1.915cm">
          <draw:text-box>
            <text:p><text:span text:style-name="T63">The readelf program is capable of performing disassembly:</text:span></text:p>
            <text:p><text:span text:style-name="T72"/></text:p>
            <text:p><text:span text:style-name="T72">$</text:span><text:span text:style-name="T63"> readelf -i 1 hello.o</text:span></text:p>
            <text:p><text:span text:style-name="T82"><text:s/></text:span></text:p>
            <text:p><text:span text:style-name="T74">0x00000000 <text:s/>pushl <text:s text:c="6"/>%ebp</text:span></text:p>
            <text:p><text:span text:style-name="T74">0x00000001 <text:s/>movl <text:s text:c="7"/>%esp,%ebp</text:span></text:p>
            <text:p><text:span text:style-name="T74">0x00000003 <text:s/>pushl <text:s text:c="6"/>$0x0</text:span></text:p>
            <text:p><text:span text:style-name="T74">0x00000008 <text:s/>call <text:s text:c="7"/>0x08007559</text:span></text:p>
            <text:p><text:span text:style-name="T74">0x0000000d <text:s/>addl <text:s text:c="7"/>$4,%esp</text:span></text:p>
            <text:p><text:span text:style-name="T74">0x00000010 <text:s/>movl <text:s text:c="7"/>%ebp,%esp</text:span></text:p>
            <text:p><text:span text:style-name="T74">0x00000012 <text:s/>popl <text:s text:c="7"/>%ebp</text:span></text:p>
            <text:p><text:span text:style-name="T74">0x00000013 <text:s/>ret</text:span></text:p>
            <text:p><text:span text:style-name="T83"/></text:p>
            <text:p><text:span text:style-name="T63">The .rel.text section contains the re-locations for the .text section of</text:span></text:p>
            <text:p><text:span text:style-name="T63">the file, and we can display them as follows:</text:span></text:p>
            <text:p><text:span text:style-name="T72"/></text:p>
            <text:p><text:span text:style-name="T72">$</text:span><text:span text:style-name="T63"> readelf -r hello.o</text:span></text:p>
            <text:p><text:span text:style-name="T82"><text:s/></text:span></text:p>
            <text:p><text:span text:style-name="T74">Relocation section data:.rel.text (0x2 entries)</text:span></text:p>
            <text:p><text:span text:style-name="T74">Tag: 00004 Value 00301 R_386_32 <text:s text:c="3"/>(0 )</text:span></text:p>
            <text:p><text:span text:style-name="T74">Tag: 00009 Value 00b02 R_386_PC32 <text:s/>(0 printf)</text:span></text:p>
            <text:p><text:span text:style-name="T83"/></text:p>
            <text:p><text:span text:style-name="T72">$</text:span><text:span text:style-name="T63"> readelf -l hello</text:span></text:p>
            <text:p><text:span text:style-name="T84"/></text:p>
            <text:p><text:span text:style-name="T74">Elf file type is EXEC (Executable file)</text:span></text:p>
            <text:p><text:span text:style-name="T74">Entry point 0x400440</text:span></text:p>
            <text:p><text:span text:style-name="T74">There are 9 program headers, starting at offset 64</text:span></text:p>
            <text:p><text:span text:style-name="T83"/></text:p>
            <text:p><text:span text:style-name="T74">Program Headers:</text:span></text:p>
            <text:p><text:span text:style-name="T77"><text:s text:c="2"/></text:span><text:span text:style-name="T74">Type <text:s text:c="10"/>Offset <text:s text:c="12"/>VirtAddr <text:s text:c="10"/>PhysAddr</text:span></text:p>
            <text:p><text:span text:style-name="T77"><text:s text:c="17"/></text:span><text:span text:style-name="T74">FileSiz <text:s text:c="11"/>MemSiz <text:s text:c="13"/>Flags <text:s/>Align</text:span></text:p>
            <text:p><text:span text:style-name="T77"><text:s text:c="2"/></text:span><text:span text:style-name="T74">PHDR <text:s text:c="10"/>0x0000000000000040 0x0000000000400040 0x0000000000400040</text:span></text:p>
            <text:p><text:span text:style-name="T77"><text:s text:c="17"/></text:span><text:span text:style-name="T74">0x00000000000001f8 0x00000000000001f8 <text:s/>R E <text:s text:c="3"/>8</text:span></text:p>
            <text:p><text:span text:style-name="T77"><text:s text:c="2"/></text:span><text:span text:style-name="T74">INTERP <text:s text:c="8"/>0x0000000000000238 0x0000000000400238 0x0000000000400238</text:span></text:p>
            <text:p><text:span text:style-name="T77"><text:s text:c="17"/></text:span><text:span text:style-name="T74">0x000000000000001c 0x000000000000001c <text:s/>R <text:s text:c="5"/>1</text:span></text:p>
            <text:p><text:span text:style-name="T77"><text:s text:c="6"/></text:span><text:span text:style-name="T74">[Requesting program interpreter: /lib64/ld-linux-x86-64.so.2]</text:span></text:p>
            <text:p><text:span text:style-name="T77"><text:s text:c="2"/></text:span><text:span text:style-name="T74">LOAD <text:s text:c="10"/>0x0000000000000000 0x0000000000400000 0x0000000000400000</text:span></text:p>
            <text:p><text:span text:style-name="T77"><text:s text:c="17"/></text:span><text:span text:style-name="T74">0x0000000000000714 0x0000000000000714 <text:s/>R E <text:s text:c="3"/>200000</text:span></text:p>
            <text:p><text:span text:style-name="T77"><text:s text:c="2"/></text:span><text:span text:style-name="T74">LOAD <text:s text:c="10"/>0x0000000000000e10 0x0000000000600e10 0x0000000000600e10</text:span></text:p>
            <text:p><text:span text:style-name="T77"><text:s text:c="17"/></text:span><text:span text:style-name="T74">0x0000000000000224 0x0000000000000228 <text:s/>RW <text:s text:c="4"/>200000</text:span></text:p>
            <text:p><text:span text:style-name="T77"><text:s text:c="2"/></text:span><text:span text:style-name="T74">DYNAMIC <text:s text:c="7"/>0x0000000000000e28 0x0000000000600e28 0x0000000000600e28</text:span></text:p>
            <text:p><text:span text:style-name="T77"><text:s text:c="17"/></text:span><text:span text:style-name="T74">0x00000000000001d0 0x00000000000001d0 <text:s/>RW <text:s text:c="4"/>8</text:span></text:p>
            <text:p><text:span text:style-name="T77"><text:s text:c="2"/></text:span><text:span text:style-name="T74">NOTE <text:s text:c="10"/>0x0000000000000254 0x0000000000400254 0x0000000000400254</text:span></text:p>
            <text:p><text:span text:style-name="T77"><text:s text:c="17"/></text:span><text:span text:style-name="T74">0x0000000000000044 0x0000000000000044 <text:s/>R <text:s text:c="5"/>4</text:span></text:p>
            <text:p><text:span text:style-name="T77"><text:s text:c="2"/></text:span><text:span text:style-name="T74">GNU_EH_FRAME <text:s text:c="2"/>0x00000000000005ec 0x00000000004005ec 0x00000000004005ec</text:span></text:p>
            <text:p><text:span text:style-name="T77"><text:s text:c="17"/></text:span><text:span text:style-name="T74">0x0000000000000034 0x0000000000000034 <text:s/>R <text:s text:c="5"/>4</text:span></text:p>
            <text:p><text:span text:style-name="T77"><text:s text:c="2"/></text:span><text:span text:style-name="T74">GNU_STACK <text:s text:c="5"/>0x0000000000000000 0x0000000000000000 0x0000000000000000</text:span></text:p>
            <text:p><text:span text:style-name="T77"><text:s text:c="17"/></text:span><text:span text:style-name="T74">0x0000000000000000 0x0000000000000000 <text:s/>RW <text:s text:c="4"/>10</text:span></text:p>
            <text:p><text:span text:style-name="T77"><text:s text:c="2"/></text:span><text:span text:style-name="T74">GNU_RELRO <text:s text:c="5"/>0x0000000000000e10 0x0000000000600e10 0x0000000000600e10</text:span></text:p>
            <text:p><text:span text:style-name="T77"><text:s text:c="17"/></text:span><text:span text:style-name="T74">0x00000000000001f0 0x00000000000001f0 <text:s/>R <text:s text:c="5"/>1</text:span></text:p>
            <text:p><text:span text:style-name="T74"/></text:p>
            <text:p><text:span text:style-name="T74">Section to Segment mapping:</text:span></text:p>
            <text:p><text:span text:style-name="T74">Segment Sections...</text:span></text:p>
            <text:p><text:span text:style-name="T77"><text:s text:c="3"/></text:span><text:span text:style-name="T74">00</text:span></text:p>
            <text:p><text:span text:style-name="T77"><text:s text:c="3"/></text:span><text:span text:style-name="T74">01 <text:s text:c="4"/>.interp</text:span></text:p>
            <text:p><text:span text:style-name="T77"><text:s text:c="3"/></text:span><text:span text:style-name="T74">02 <text:s text:c="4"/>.interp .note.ABI-tag .note.gnu.build-id .gnu.hash .dynsym .dynstr .gnu.version .gnu.version_r .rela.dyn .rela.plt .init .plt .text .fini .rodata .eh_frame_hdr .eh_frame</text:span></text:p>
            <text:p><text:span text:style-name="T77"><text:s text:c="3"/></text:span><text:span text:style-name="T74">03 <text:s text:c="4"/>.init_array .fini_array .jcr .dynamic .got .got.plt .data .bss</text:span></text:p>
            <text:p><text:span text:style-name="T77"><text:s text:c="3"/></text:span><text:span text:style-name="T74">04 <text:s text:c="4"/>.dynamic</text:span></text:p>
            <text:p><text:span text:style-name="T77"><text:s text:c="3"/></text:span><text:span text:style-name="T74">05 <text:s text:c="4"/>.note.ABI-tag .note.gnu.build-id</text:span></text:p>
            <text:p><text:span text:style-name="T77"><text:s text:c="3"/></text:span><text:span text:style-name="T74">06 <text:s text:c="4"/>.eh_frame_hdr</text:span></text:p>
            <text:p><text:span text:style-name="T77"><text:s text:c="3"/></text:span><text:span text:style-name="T74">07</text:span></text:p>
            <text:p><text:span text:style-name="T77"><text:s text:c="3"/></text:span><text:span text:style-name="T74">08 <text:s text:c="4"/>.init_array .fini_array .jcr .dynamic .got</text:span></text:p>
            <text:p><text:span text:style-name="T48"><text:s/></text:span><text:span text:style-name="T85"><text:s text:c="80"/></text:span></text:p>
          </draw:text-box>
        </draw:frame>
        <draw:line draw:style-name="gr22" draw:text-style-name="P11" draw:layer="layout" svg:x1="1cm" svg:y1="25.888cm" svg:x2="20.59cm" svg:y2="25.888cm">
          <text:p/>
        </draw:line>
      </draw:page>
      <draw:page draw:name="page22" draw:style-name="dp1" draw:master-page-name="Default">
        <office:forms form:automatic-focus="false" form:apply-design-mode="false"/>
        <draw:frame draw:style-name="gr25" draw:text-style-name="P4" draw:layer="layout" svg:width="9.017cm" svg:height="3.531cm" svg:x="1.335cm" svg:y="1.905cm">
          <draw:text-box>
            <text:p><text:span text:style-name="T76">1. Introduction</text:span></text:p>
            <text:list text:style-name="L1">
              <text:list-item>
                <text:p text:style-name="P2"><text:span text:style-name="T36"><text:s/></text:span><text:span text:style-name="T36">Source File</text:span></text:p>
              </text:list-item>
              <text:list-item>
                <text:p text:style-name="P2"><text:span text:style-name="T36"><text:s/></text:span><text:span text:style-name="T36">Header File</text:span></text:p>
              </text:list-item>
              <text:list-item>
                <text:p text:style-name="P2"><text:span text:style-name="T36"><text:s/></text:span><text:span text:style-name="T36">Object File</text:span></text:p>
              </text:list-item>
              <text:list-item>
                <text:p text:style-name="P2"><text:span text:style-name="T36"><text:s/></text:span><text:span text:style-name="T36">Declaration and Definition</text:span></text:p>
              </text:list-item>
              <text:list-item>
                <text:p text:style-name="P2"><text:span text:style-name="T36"><text:s/></text:span><text:span text:style-name="T36">Preprocessing, Compiling, Linking, Loading and Running</text:span></text:p>
              </text:list-item>
              <text:list-item>
                <text:p text:style-name="P2"><text:span text:style-name="T36"><text:s/></text:span><text:span text:style-name="T36">Executable file format</text:span></text:p>
              </text:list-item>
              <text:list-item>
                <text:p text:style-name="P2"><text:span text:style-name="T35"><text:s/></text:span><text:span text:style-name="T35">Segments (.bss, .code, .data etc)</text:span></text:p>
              </text:list-item>
              <text:list-item>
                <text:p text:style-name="P2"><text:span text:style-name="T36"><text:s/></text:span><text:span text:style-name="T36">Creating static library</text:span></text:p>
              </text:list-item>
              <text:list-item>
                <text:p text:style-name="P2"><text:span text:style-name="T36"><text:s/></text:span><text:span text:style-name="T36">Creating dynamic library</text:span></text:p>
              </text:list-item>
              <text:list-item>
                <text:p text:style-name="P2"><text:span text:style-name="T36"><text:s/></text:span><text:span text:style-name="T36">Discussion on where c fits</text:span></text:p>
              </text:list-item>
            </text:list>
          </draw:text-box>
        </draw:frame>
        <draw:frame draw:style-name="gr12" draw:text-style-name="P20" draw:layer="layout" svg:width="18.32cm" svg:height="21.59cm" svg:x="1.381cm" svg:y="1.533cm">
          <draw:text-box>
            <text:p><text:span text:style-name="T86"/></text:p>
            <text:p><text:span text:style-name="T87"/></text:p>
            <text:p><text:span text:style-name="T87"/></text:p>
            <text:p><text:span text:style-name="T87"/></text:p>
            <text:p><text:span text:style-name="T87"/></text:p>
            <text:p><text:span text:style-name="T87"/></text:p>
            <text:p><text:span text:style-name="T87"/></text:p>
            <text:p><text:span text:style-name="T87"/></text:p>
            <text:p><text:span text:style-name="T87"/></text:p>
            <text:p><text:span text:style-name="T87"/></text:p>
            <text:p><text:span text:style-name="T35">Unix/Linux process virtual address space</text:span></text:p>
            <text:list text:style-name="L1">
              <text:list-header>
                <text:p text:style-name="P2"><text:span text:style-name="T88"/></text:p>
              </text:list-header>
            </text:list>
            <text:p><text:span text:style-name="T75">high address -----------------------------</text:span></text:p>
            <text:p><text:span text:style-name="T89"><text:s text:c="13"/></text:span><text:span text:style-name="T74">| <text:s text:c="26"/>| <text:s/>\ <text:s/>command line arguments</text:span></text:p>
            <text:p><text:span text:style-name="T89"><text:s text:c="13"/></text:span><text:span text:style-name="T74">| <text:s text:c="26"/>| <text:s/>/ <text:s/>and environment</text:span></text:p>
            <text:p><text:span text:style-name="T89"><text:s text:c="13"/></text:span><text:span text:style-name="T74">-----------------------------</text:span></text:p>
            <text:p><text:span text:style-name="T89"><text:s text:c="13"/></text:span><text:span text:style-name="T74">| <text:s text:c="10"/>stack <text:s text:c="10"/>|</text:span></text:p>
            <text:p><text:span text:style-name="T89"><text:s text:c="13"/></text:span><text:span text:style-name="T74">- - - - - - - - - - - - - - -</text:span></text:p>
            <text:p><text:span text:style-name="T89"><text:s text:c="13"/></text:span><text:span text:style-name="T74">| <text:s text:c="12"/>| <text:s text:c="12"/>|</text:span></text:p>
            <text:p><text:span text:style-name="T89"><text:s text:c="13"/></text:span><text:span text:style-name="T74">| <text:s text:c="12"/>| <text:s text:c="12"/>|</text:span></text:p>
            <text:p><text:span text:style-name="T89"><text:s text:c="13"/></text:span><text:span text:style-name="T74">| <text:s text:c="12"/>v <text:s text:c="12"/>|</text:span></text:p>
            <text:p><text:span text:style-name="T89"><text:s text:c="13"/></text:span><text:span text:style-name="T74">| <text:s text:c="26"/>|</text:span></text:p>
            <text:p><text:span text:style-name="T89"><text:s text:c="13"/></text:span><text:span text:style-name="T74">| <text:s text:c="26"/>|</text:span></text:p>
            <text:p><text:span text:style-name="T89"><text:s text:c="13"/></text:span><text:span text:style-name="T74">| <text:s text:c="26"/>|</text:span></text:p>
            <text:p><text:span text:style-name="T89"><text:s text:c="13"/></text:span><text:span text:style-name="T74">| <text:s text:c="12"/>^ <text:s text:c="12"/>|</text:span></text:p>
            <text:p><text:span text:style-name="T89"><text:s text:c="13"/></text:span><text:span text:style-name="T74">| <text:s text:c="12"/>| <text:s text:c="12"/>|</text:span></text:p>
            <text:p><text:span text:style-name="T89"><text:s text:c="13"/></text:span><text:span text:style-name="T74">| <text:s text:c="12"/>| <text:s text:c="12"/>|</text:span></text:p>
            <text:p><text:span text:style-name="T89"><text:s text:c="13"/></text:span><text:span text:style-name="T74">- - - - - - - - - - - - - - -</text:span></text:p>
            <text:p><text:span text:style-name="T89"><text:s text:c="13"/></text:span><text:span text:style-name="T74">| <text:s text:c="10"/>heap <text:s text:c="11"/>|</text:span></text:p>
            <text:p><text:span text:style-name="T89"><text:s text:c="13"/></text:span><text:span text:style-name="T74">-----------------------------</text:span></text:p>
            <text:p><text:span text:style-name="T89"><text:s text:c="13"/></text:span><text:span text:style-name="T74">| uninitialized data <text:s text:c="7"/>| \ initialized to</text:span></text:p>
            <text:p><text:span text:style-name="T89"><text:s text:c="13"/></text:span><text:span text:style-name="T74">| <text:s text:c="9"/>(bss) <text:s text:c="11"/>| / zero by exec</text:span></text:p>
            <text:p><text:span text:style-name="T89"><text:s text:c="13"/></text:span><text:span text:style-name="T74">----------------------------+ \</text:span></text:p>
            <text:p><text:span text:style-name="T89"><text:s text:c="13"/></text:span><text:span text:style-name="T74">| initialized data <text:s text:c="9"/>| <text:s/>\ read from</text:span></text:p>
            <text:p><text:span text:style-name="T89"><text:s text:c="13"/></text:span><text:span text:style-name="T74">----------------------------- <text:s text:c="2"/>| program line</text:span></text:p>
            <text:p><text:span text:style-name="T89"><text:s text:c="13"/></text:span><text:span text:style-name="T74">| <text:s text:c="11"/>text <text:s text:c="10"/>| <text:s/>/ by exec</text:span></text:p>
            <text:p><text:span text:style-name="T75">low address <text:s/>| <text:s text:c="26"/>| /</text:span></text:p>
            <text:p><text:span text:style-name="T89"><text:s text:c="13"/></text:span><text:span text:style-name="T74">+---------------------------+</text:span></text:p>
            <text:p><text:span text:style-name="T75"/></text:p>
            <text:p><text:span text:style-name="T52"><text:s text:c="94"/></text:span><text:span text:style-name="T50"><text:s/></text:span></text:p>
            <text:p><text:span text:style-name="T63">When an executable program is read into system memory by the kernel</text:span></text:p>
            <text:p><text:span text:style-name="T63">and executed, it becomes a process. We can consider system memory to</text:span></text:p>
            <text:p><text:span text:style-name="T63">be divided into two distinct regions.</text:span></text:p>
            <text:p><text:span text:style-name="T63"/></text:p>
            <text:p><text:span text:style-name="T63">One is user space, and the other is</text:span><text:span text:style-name="T72"> </text:span><text:span text:style-name="T63">kernel Space. Every process has is own </text:span></text:p>
            <text:p><text:span text:style-name="T63">user space (about 2GB virtual</text:span><text:span text:style-name="T72"> </text:span><text:span text:style-name="T63">space,32bit) and are prevented from</text:span></text:p>
            <text:p><text:span text:style-name="T63">interfering with one another. The</text:span><text:span text:style-name="T72"> </text:span><text:span text:style-name="T63">mode change which is from user mode </text:span></text:p>
            <text:p><text:span text:style-name="T63">to kernel mode is called a context</text:span><text:span text:style-name="T72"> </text:span><text:span text:style-name="T63">switch.</text:span></text:p>
          </draw:text-box>
        </draw:frame>
        <draw:line draw:style-name="gr22" draw:text-style-name="P11" draw:layer="layout" svg:x1="1cm" svg:y1="25.887cm" svg:x2="20.59cm" svg:y2="25.887cm">
          <text:p/>
        </draw:line>
      </draw:page>
      <draw:page draw:name="page23" draw:style-name="dp1" draw:master-page-name="Default">
        <office:forms form:automatic-focus="false" form:apply-design-mode="false"/>
        <draw:frame draw:style-name="gr31" draw:text-style-name="P14" draw:layer="layout" svg:width="18.32cm" svg:height="22.041cm" svg:x="1.381cm" svg:y="1.915cm">
          <draw:text-box>
            <text:p><text:span text:style-name="T90"><text:s text:c="9"/></text:span><text:span text:style-name="T65">-----------------</text:span></text:p>
            <text:p><text:span text:style-name="T90"><text:s text:c="9"/></text:span><text:span text:style-name="T65">| <text:s/>Kernel Space |&lt;----+</text:span></text:p>
            <text:p><text:span text:style-name="T90"><text:s text:c="9"/></text:span><text:span text:style-name="T65">| <text:s text:c="14"/>| <text:s text:c="4"/>|</text:span></text:p>
            <text:p><text:span text:style-name="T90"><text:s text:c="9"/></text:span><text:span text:style-name="T65">+---------------+ <text:s text:c="4"/>| context switching</text:span></text:p>
            <text:p><text:span text:style-name="T90"><text:s text:c="9"/></text:span><text:span text:style-name="T65">| <text:s text:c="14"/>| <text:s text:c="4"/>|</text:span></text:p>
            <text:p><text:span text:style-name="T90"><text:s text:c="9"/></text:span><text:span text:style-name="T65">| User Space <text:s text:c="3"/>|&lt;----+</text:span></text:p>
            <text:p><text:span text:style-name="T90"><text:s text:c="9"/></text:span><text:span text:style-name="T65">+---------------+</text:span></text:p>
            <text:p><text:span text:style-name="T81"/></text:p>
            <text:p><text:span text:style-name="T81"/></text:p>
            <text:p><text:span text:style-name="T63">Text, Data and Stack.</text:span></text:p>
            <text:p><text:span text:style-name="T63">The user process is divided into three segments or regions, they are:</text:span></text:p>
            <text:p><text:span text:style-name="T63">text, data and stack.</text:span></text:p>
            <text:p><text:span text:style-name="T63"/></text:p>
            <text:p><text:span text:style-name="T63">Text Segment.</text:span></text:p>
            <text:p><text:span text:style-name="T63">The Text segment (a.k.a the Instruction segment) contains the executable</text:span><text:span text:style-name="T72"> </text:span></text:p>
            <text:p><text:span text:style-name="T63">program code and constant data. The text segment is marked by the </text:span></text:p>
            <text:p><text:span text:style-name="T63">operating</text:span><text:span text:style-name="T72"> </text:span><text:span text:style-name="T63">system as read- only and can not be modified by the process.</text:span></text:p>
            <text:p><text:span text:style-name="T63">Multiple</text:span><text:span text:style-name="T72"> </text:span><text:span text:style-name="T63">processes can share the same text segment. Processes share the </text:span></text:p>
            <text:p><text:span text:style-name="T63">text</text:span><text:span text:style-name="T72"> </text:span><text:span text:style-name="T63">segment if a second copy of the program is to be executed </text:span></text:p>
            <text:p><text:span text:style-name="T63">concurrently.</text:span><text:span text:style-name="T72"> </text:span><text:span text:style-name="T63">Sharing can be turned off by using the -N option on the </text:span></text:p>
            <text:p><text:span text:style-name="T63">compile time.</text:span></text:p>
            <text:p><text:span text:style-name="T63"/></text:p>
            <text:p><text:span text:style-name="T63">Data Segment.</text:span></text:p>
            <text:p><text:span text:style-name="T63">The data segment, which is contiguous (in a virtual sense) with the text</text:span><text:span text:style-name="T72"> </text:span></text:p>
            <text:p><text:span text:style-name="T63">segment, can be subdivided into initialized data (e.g. in C/C++, </text:span></text:p>
            <text:p><text:span text:style-name="T63">variables</text:span><text:span text:style-name="T72"> </text:span><text:span text:style-name="T63">that are declared as static or are static by virtual of their </text:span></text:p>
            <text:p><text:span text:style-name="T63">placement)</text:span><text:span text:style-name="T72"> </text:span><text:span text:style-name="T63">and uninitialized (or 0-initialized data. The uninitialized </text:span></text:p>
            <text:p><text:span text:style-name="T63">data area</text:span><text:span text:style-name="T72"> </text:span><text:span text:style-name="T63">is also called BSS (Block Started By Symbol).</text:span></text:p>
            <text:p><text:span text:style-name="T63"/></text:p>
            <text:p><text:span text:style-name="T63">Heap Segment</text:span></text:p>
            <text:p><text:span text:style-name="T63">During its execution lifetime, a process may request additional data</text:span></text:p>
            <text:p><text:span text:style-name="T63">segment space. Library memory allocation routines (e.g., new, malloc,</text:span></text:p>
            <text:p><text:span text:style-name="T72"><text:s/></text:span><text:span text:style-name="T63">calloc, etc.) in turn make use of the system calls brk and sbrk to extend</text:span><text:span text:style-name="T72"> </text:span></text:p>
            <text:p><text:span text:style-name="T63">the size of the data segment. The newly allocated space is added to </text:span></text:p>
            <text:p><text:span text:style-name="T63">the</text:span><text:span text:style-name="T72"> </text:span><text:span text:style-name="T63">end of the current uninitialized data area. This area of available </text:span></text:p>
            <text:p><text:span text:style-name="T63">memory</text:span><text:span text:style-name="T72"> </text:span><text:span text:style-name="T63">is also called "heap".</text:span><text:span text:style-name="T54"> <text:s text:c="37"/></text:span></text:p>
          </draw:text-box>
        </draw:frame>
        <draw:line draw:style-name="gr22" draw:text-style-name="P11" draw:layer="layout" svg:x1="1cm" svg:y1="25.888cm" svg:x2="20.59cm" svg:y2="25.888cm">
          <text:p/>
        </draw:line>
      </draw:page>
      <draw:page draw:name="page24" draw:style-name="dp1" draw:master-page-name="Default">
        <office:forms form:automatic-focus="false" form:apply-design-mode="false"/>
        <draw:frame draw:style-name="gr12" draw:text-style-name="P14" draw:layer="layout" svg:width="18.32cm" svg:height="23.662cm" svg:x="1.381cm" svg:y="1.915cm">
          <draw:text-box>
            <text:p><text:span text:style-name="T63">Stack Segment.</text:span></text:p>
            <text:p><text:span text:style-name="T63">The stack segment is used by the process for the storage of automatic </text:span></text:p>
            <text:p><text:span text:style-name="T63">identifier, register variables, and function call information. The stack </text:span></text:p>
            <text:p><text:span text:style-name="T63">grows towards the uninitialized data segment.</text:span></text:p>
            <text:p><text:span text:style-name="T63"/></text:p>
            <text:p><text:span text:style-name="T63">The u area.</text:span></text:p>
            <text:p><text:span text:style-name="T63">In addition to the text, data, and stack segment, the OS also maintains for </text:span></text:p>
            <text:p><text:span text:style-name="T63">each process a region called the u area (User Area). The u area contains</text:span><text:span text:style-name="T72"> </text:span></text:p>
            <text:p><text:span text:style-name="T63">information specific to the process (e.g. open files, current directory,</text:span><text:span text:style-name="T72"> </text:span><text:span text:style-name="T63">signal </text:span></text:p>
            <text:p><text:span text:style-name="T63">action, accounting information) and a system stack segment for</text:span><text:span text:style-name="T72"> </text:span><text:span text:style-name="T63">process use. </text:span></text:p>
            <text:p><text:span text:style-name="T63">If the process makes a system call (e.g., the system call</text:span><text:span text:style-name="T72"> </text:span><text:span text:style-name="T63">to write in the </text:span></text:p>
            <text:p><text:span text:style-name="T63">function in main ), the stack frame information for the</text:span><text:span text:style-name="T72"> </text:span><text:span text:style-name="T63">system is stored in </text:span></text:p>
            <text:p><text:span text:style-name="T63">the system stack segment. Again, this information is</text:span><text:span text:style-name="T72"> </text:span><text:span text:style-name="T63">kept by the OS in an </text:span></text:p>
            <text:p><text:span text:style-name="T63">area that the process doesn't normally have access</text:span><text:span text:style-name="T72"> </text:span><text:span text:style-name="T63">to. Thus, if this </text:span></text:p>
            <text:p><text:span text:style-name="T63">information is needed, the process must use special</text:span><text:span text:style-name="T72"> </text:span><text:span text:style-name="T63">system call to access it. </text:span></text:p>
            <text:p><text:span text:style-name="T63">Like the process itself, the contents of the u</text:span><text:span text:style-name="T72"> </text:span><text:span text:style-name="T63">area for the process are paged in </text:span></text:p>
            <text:p><text:span text:style-name="T63">and out bye the OS.</text:span></text:p>
            <text:p><text:span text:style-name="T63"/></text:p>
            <text:p><text:span text:style-name="T63">Process Memory Addresses.</text:span></text:p>
            <text:p><text:span text:style-name="T63">The system keep s track of the virtual addresses associated with each user </text:span></text:p>
            <text:p><text:span text:style-name="T63">process segment. This addresses information is available to the process and </text:span></text:p>
            <text:p><text:span text:style-name="T63">can be obtained by referencing the external variables etext, edata, and end. </text:span></text:p>
            <text:p><text:span text:style-name="T63">The addresses <text:s/>(not the contents) of these three variable correspond </text:span></text:p>
            <text:p><text:span text:style-name="T63">respectively to the first valid address above the text, initialized data, <text:s/>and </text:span></text:p>
            <text:p><text:span text:style-name="T63">uninitialized data segments.</text:span></text:p>
            <text:p><text:span text:style-name="T63"/></text:p>
            <text:p><text:span text:style-name="T65">#include &lt;iostream&gt;</text:span></text:p>
            <text:p><text:span text:style-name="T65">extern int etext, edata, end;</text:span></text:p>
            <text:p><text:span text:style-name="T65">using namespace std;</text:span></text:p>
            <text:p><text:span text:style-name="T65">int main( ){</text:span></text:p>
            <text:p><text:span text:style-name="T65">cout &lt;&lt; "Adr etext: " &lt;&lt; hex &lt;&lt; &amp;etext &lt;&lt; "\t ";</text:span></text:p>
            <text:p><text:span text:style-name="T65">cout &lt;&lt; "Adr edata: " &lt;&lt; hex &lt;&lt; &amp;edata &lt;&lt; "\t ";</text:span></text:p>
            <text:p><text:span text:style-name="T65">cout &lt;&lt; "Adr end: " &lt;&lt; hex &lt;&lt; &amp;end &lt;&lt; "\n";</text:span></text:p>
            <text:p><text:span text:style-name="T65"/></text:p>
            <text:p><text:span text:style-name="T65">char *s1 = "hello"; //in initialized data segmenta</text:span></text:p>
            <text:p><text:span text:style-name="T65">static int a=1; //in initialized data segment</text:span></text:p>
            <text:p><text:span text:style-name="T65">static int b; //in uninitialized data segment</text:span></text:p>
            <text:p><text:span text:style-name="T65">char s2[] = "hello"; //in the stack area.</text:span></text:p>
            <text:p><text:span text:style-name="T65">int * c = new int;</text:span></text:p>
            <text:p><text:span text:style-name="T65"/></text:p>
            <text:p><text:span text:style-name="T65">cout &lt;&lt;hex &lt;&lt; s1 &lt;&lt; endl;</text:span></text:p>
            <text:p><text:span text:style-name="T65">cout &lt;&lt;hex &lt;&lt; &amp;a &lt;&lt; endl;</text:span></text:p>
            <text:p><text:span text:style-name="T65">cout &lt;&lt;hex &lt;&lt; &amp;b &lt;&lt; endl;</text:span></text:p>
            <text:p><text:span text:style-name="T65">cout &lt;&lt;hex &lt;&lt; s2 &lt;&lt; endl;</text:span></text:p>
            <text:p><text:span text:style-name="T65">cout &lt;&lt;hex &lt;&lt; c &lt;&lt; endl;</text:span></text:p>
            <text:p><text:span text:style-name="T65">delete c;</text:span></text:p>
            <text:p><text:span text:style-name="T65">return 0;</text:span></text:p>
            <text:p><text:span text:style-name="T65">}</text:span></text:p>
            <text:p><text:span text:style-name="T65"/></text:p>
            <text:p><text:span text:style-name="T62"><text:s text:c="116"/></text:span></text:p>
          </draw:text-box>
        </draw:frame>
        <draw:line draw:style-name="gr22" draw:text-style-name="P11" draw:layer="layout" svg:x1="1cm" svg:y1="25.888cm" svg:x2="20.59cm" svg:y2="25.888cm">
          <text:p/>
        </draw:line>
      </draw:page>
      <draw:page draw:name="page25" draw:style-name="dp1" draw:master-page-name="Default">
        <office:forms form:automatic-focus="false" form:apply-design-mode="false"/>
        <draw:frame draw:style-name="gr12" draw:text-style-name="P14" draw:layer="layout" svg:width="18.32cm" svg:height="22.658cm" svg:x="1.381cm" svg:y="1.915cm">
          <draw:text-box>
            <text:p><text:span text:style-name="T63">$g++ add.cpp</text:span></text:p>
            <text:p><text:span text:style-name="T72">$</text:span><text:span text:style-name="T63">./a.out</text:span></text:p>
            <text:p><text:span text:style-name="T82"><text:s/></text:span></text:p>
            <text:p><text:span text:style-name="T74">Adr etext: 0x400e4d <text:s text:c="4"/>Adr edata: 0x602090 <text:s text:c="4"/>Adr end: 0x6021c0</text:span></text:p>
            <text:p><text:span text:style-name="T74">hello</text:span></text:p>
            <text:p><text:span text:style-name="T74">0x60208c</text:span></text:p>
            <text:p><text:span text:style-name="T74">0x6021b8</text:span></text:p>
            <text:p><text:span text:style-name="T74">hello</text:span></text:p>
            <text:p><text:span text:style-name="T74">0X23ce010</text:span></text:p>
            <text:p><text:span text:style-name="T74"/></text:p>
            <text:p><text:span text:style-name="T39"/></text:p>
            <text:p><text:span text:style-name="T87"/></text:p>
            <text:p><text:span text:style-name="T87"/></text:p>
            <text:p><text:span text:style-name="T87"/></text:p>
            <text:p><text:span text:style-name="T87"/></text:p>
            <text:p><text:span text:style-name="T87"/></text:p>
            <text:p><text:span text:style-name="T87"/></text:p>
            <text:p><text:span text:style-name="T87"/></text:p>
            <text:p><text:span text:style-name="T87"/></text:p>
            <text:list text:style-name="L1">
              <text:list-header>
                <text:p text:style-name="P2"><text:span text:style-name="T91"/></text:p>
              </text:list-header>
            </text:list>
            <text:p><text:span text:style-name="T92"/></text:p>
            <text:p><text:span text:style-name="T93">A static library is set of object files that were copied into a single file.</text:span></text:p>
            <text:p><text:span text:style-name="T93">The static file is created with the archiver (ar).</text:span></text:p>
            <text:p><text:span text:style-name="T93"/></text:p>
            <text:p><text:span text:style-name="T93">&lt;&lt;calc_mean.c&gt;&gt;</text:span></text:p>
            <text:p><text:span text:style-name="T94">//#include &lt;stdio.h&gt;</text:span></text:p>
            <text:p><text:span text:style-name="T94">double mean(double a, double b) {</text:span></text:p>
            <text:p><text:span text:style-name="T94">return (a+b) / 2;</text:span></text:p>
            <text:p><text:span text:style-name="T94">}</text:span></text:p>
            <text:p><text:span text:style-name="T94"/></text:p>
            <text:p><text:span text:style-name="T93">&lt;&lt;calc_mean.h&gt;&gt;</text:span></text:p>
            <text:p><text:span text:style-name="T94">double mean(double, double);</text:span></text:p>
            <text:p><text:span text:style-name="T95"/></text:p>
            <text:p><text:span text:style-name="T93">Creating the static library</text:span></text:p>
            <text:p><text:span text:style-name="T93">First, calc_mean.c is turned into an object file:</text:span></text:p>
            <text:p><text:span text:style-name="T93"/></text:p>
            <text:p><text:span text:style-name="T93">$gcc -c calc_mean.c -o calc_mean.o</text:span></text:p>
            <text:p><text:span text:style-name="T93"/></text:p>
            <text:p><text:span text:style-name="T93">Then, the archiver (ar) is invoked to produce a static library (named libmean.a)</text:span></text:p>
            <text:p><text:span text:style-name="T93">out of the object file calc_mean.o.</text:span></text:p>
            <text:p><text:span text:style-name="T93"/></text:p>
            <text:p><text:span text:style-name="T93">$ar <text:s/>rcs libmean.a <text:s text:c="5"/>calc_mean.o</text:span></text:p>
            <text:p><text:span text:style-name="T93"/></text:p>
            <text:p><text:span text:style-name="T93">Note: the library must start with the three letters lib and have the suffix .a.</text:span></text:p>
            <text:p><text:span text:style-name="T93"/></text:p>
            <text:p><text:span text:style-name="T96"/></text:p>
            <text:p><text:span text:style-name="T96"/></text:p>
            <text:p><text:span text:style-name="T62"><text:s text:c="116"/></text:span></text:p>
          </draw:text-box>
        </draw:frame>
        <draw:frame draw:style-name="gr25" draw:text-style-name="P4" draw:layer="layout" svg:width="9.017cm" svg:height="3.531cm" svg:x="1.335cm" svg:y="6.706cm">
          <draw:text-box>
            <text:p><text:span text:style-name="T76">1. Introduction</text:span></text:p>
            <text:list text:style-name="L1">
              <text:list-item>
                <text:p text:style-name="P2"><text:span text:style-name="T36"><text:s/></text:span><text:span text:style-name="T36">Source File</text:span></text:p>
              </text:list-item>
              <text:list-item>
                <text:p text:style-name="P2"><text:span text:style-name="T36"><text:s/></text:span><text:span text:style-name="T36">Header File</text:span></text:p>
              </text:list-item>
              <text:list-item>
                <text:p text:style-name="P2"><text:span text:style-name="T36"><text:s/></text:span><text:span text:style-name="T36">Object File</text:span></text:p>
              </text:list-item>
              <text:list-item>
                <text:p text:style-name="P2"><text:span text:style-name="T36"><text:s/></text:span><text:span text:style-name="T36">Declaration and Definition</text:span></text:p>
              </text:list-item>
              <text:list-item>
                <text:p text:style-name="P2"><text:span text:style-name="T36"><text:s/></text:span><text:span text:style-name="T36">Preprocessing, Compiling, Linking, Loading and Running</text:span></text:p>
              </text:list-item>
              <text:list-item>
                <text:p text:style-name="P2"><text:span text:style-name="T36"><text:s/></text:span><text:span text:style-name="T36">Executable file format</text:span></text:p>
              </text:list-item>
              <text:list-item>
                <text:p text:style-name="P2"><text:span text:style-name="T36"><text:s/></text:span><text:span text:style-name="T36">Segments (.bss, .code, .data etc)</text:span></text:p>
              </text:list-item>
              <text:list-item>
                <text:p text:style-name="P2"><text:span text:style-name="T35"><text:s/></text:span><text:span text:style-name="T35">Creating static library</text:span></text:p>
              </text:list-item>
              <text:list-item>
                <text:p text:style-name="P2"><text:span text:style-name="T36"><text:s/></text:span><text:span text:style-name="T36">Creating dynamic library</text:span></text:p>
              </text:list-item>
              <text:list-item>
                <text:p text:style-name="P2"><text:span text:style-name="T36"><text:s/></text:span><text:span text:style-name="T36">Discussion on where c fits</text:span></text:p>
              </text:list-item>
            </text:list>
          </draw:text-box>
        </draw:frame>
        <draw:line draw:style-name="gr22" draw:text-style-name="P11" draw:layer="layout" svg:x1="1cm" svg:y1="25.888cm" svg:x2="20.59cm" svg:y2="25.888cm">
          <text:p/>
        </draw:line>
      </draw:page>
      <draw:page draw:name="page26" draw:style-name="dp1" draw:master-page-name="Default">
        <office:forms form:automatic-focus="false" form:apply-design-mode="false"/>
        <draw:frame draw:style-name="gr12" draw:text-style-name="P19" draw:layer="layout" svg:width="18.32cm" svg:height="21.59cm" svg:x="1.381cm" svg:y="1.915cm">
          <draw:text-box>
            <text:p><text:span text:style-name="T97">$cat calc.c</text:span></text:p>
            <text:p><text:span text:style-name="T67">#include &lt;stdio.h&gt;</text:span></text:p>
            <text:p><text:span text:style-name="T67">#include "calc_mean.h"</text:span></text:p>
            <text:p><text:span text:style-name="T67">int main(){</text:span></text:p>
            <text:p><text:span text:style-name="T67">printf ("mean of 3, 6 is %f \n",mean(3,6));</text:span></text:p>
            <text:p><text:span text:style-name="T67">return 0;</text:span></text:p>
            <text:p><text:span text:style-name="T98">}</text:span></text:p>
            <text:p><text:span text:style-name="T67"/></text:p>
            <text:p><text:span text:style-name="T35">$ gcc -c calc_mean.c -o calc_mean.o</text:span></text:p>
            <text:p><text:span text:style-name="T35">$ ar cr libmean.a calc_mean.o</text:span></text:p>
            <text:p><text:span text:style-name="T35">$ gcc -c calc.c -o calc.o</text:span></text:p>
            <text:p><text:span text:style-name="T35">$ gcc -o calc calc.o -L. -lmean</text:span></text:p>
            <text:p><text:span text:style-name="T35">$ ./calc </text:span></text:p>
            <text:p><text:span text:style-name="T35"/></text:p>
            <text:p><text:span text:style-name="T67">mean of 3, 6 is 4.500000 </text:span></text:p>
            <text:p><text:span text:style-name="T98"/></text:p>
            <text:p><text:span text:style-name="T35">$ gcc -o calc <text:s/>-L. -lmean calc.o</text:span></text:p>
            <text:p><text:span text:style-name="T67">calc.o: In function `main':</text:span></text:p>
            <text:p><text:span text:style-name="T67">calc.c:(.text+0x2f): undefined reference to `mean'</text:span></text:p>
            <text:p><text:span text:style-name="T67">collect2: error: ld returned 1 exit status</text:span></text:p>
            <text:p><text:span text:style-name="T99"/></text:p>
            <text:p><text:span text:style-name="T35">$ nm libmean.a </text:span></text:p>
            <text:p><text:span text:style-name="T67">calc_mean.o:</text:span></text:p>
            <text:p><text:span text:style-name="T67">0000000000000000 T mean</text:span></text:p>
            <text:p><text:span text:style-name="T67"/></text:p>
            <text:p><text:span text:style-name="T67"/></text:p>
            <text:p><text:span text:style-name="T67"/></text:p>
            <text:p><text:span text:style-name="T68"/></text:p>
            <text:p><text:span text:style-name="T87"/></text:p>
            <text:p><text:span text:style-name="T87"/></text:p>
            <text:p><text:span text:style-name="T87"/></text:p>
            <text:p><text:span text:style-name="T87"/></text:p>
            <text:list text:style-name="L1">
              <text:list-header>
                <text:p text:style-name="P2"><text:span text:style-name="T86"/></text:p>
                <text:p text:style-name="P2"><text:span text:style-name="T86"/></text:p>
                <text:p text:style-name="P2"><text:span text:style-name="T86"/></text:p>
              </text:list-header>
            </text:list>
            <text:p><text:span text:style-name="T92"/></text:p>
            <text:p><text:span text:style-name="T92"/></text:p>
            <text:p><text:span text:style-name="T93">Shared library (also known as a shared object, or as a dynamically linked </text:span></text:p>
            <text:p><text:span text:style-name="T93">library) is similar to a archive in that it is a grouping of object files. </text:span></text:p>
            <text:p><text:span text:style-name="T93">When a shared library is linked into a program, the final executable does </text:span></text:p>
            <text:p><text:span text:style-name="T93">not actually contain the code that is present in the shared library. Instead,</text:span></text:p>
            <text:p><text:span text:style-name="T93">the executable merely contains a reference to the shared library.</text:span></text:p>
            <text:p><text:span text:style-name="T51"><text:s text:c="38"/></text:span><text:span text:style-name="T100"><text:s text:c="9"/></text:span><text:span text:style-name="T85"><text:s text:c="68"/></text:span></text:p>
          </draw:text-box>
        </draw:frame>
        <draw:frame draw:style-name="gr25" draw:text-style-name="P4" draw:layer="layout" svg:width="9.017cm" svg:height="3.531cm" svg:x="1.335cm" svg:y="14.106cm">
          <draw:text-box>
            <text:p><text:span text:style-name="T76">1. Introduction</text:span></text:p>
            <text:list text:style-name="L1">
              <text:list-item>
                <text:p text:style-name="P2"><text:span text:style-name="T36"><text:s/></text:span><text:span text:style-name="T36">Source File</text:span></text:p>
              </text:list-item>
              <text:list-item>
                <text:p text:style-name="P2"><text:span text:style-name="T36"><text:s/></text:span><text:span text:style-name="T36">Header File</text:span></text:p>
              </text:list-item>
              <text:list-item>
                <text:p text:style-name="P2"><text:span text:style-name="T36"><text:s/></text:span><text:span text:style-name="T36">Object File</text:span></text:p>
              </text:list-item>
              <text:list-item>
                <text:p text:style-name="P2"><text:span text:style-name="T36"><text:s/></text:span><text:span text:style-name="T36">Declaration and Definition</text:span></text:p>
              </text:list-item>
              <text:list-item>
                <text:p text:style-name="P2"><text:span text:style-name="T36"><text:s/></text:span><text:span text:style-name="T36">Preprocessing, Compiling, Linking, Loading and Running</text:span></text:p>
              </text:list-item>
              <text:list-item>
                <text:p text:style-name="P2"><text:span text:style-name="T36"><text:s/></text:span><text:span text:style-name="T36">Executable file format</text:span></text:p>
              </text:list-item>
              <text:list-item>
                <text:p text:style-name="P2"><text:span text:style-name="T36"><text:s/></text:span><text:span text:style-name="T36">Segments (.bss, .code, .data etc)</text:span></text:p>
              </text:list-item>
              <text:list-item>
                <text:p text:style-name="P2"><text:span text:style-name="T36"><text:s/></text:span><text:span text:style-name="T36">Creating static library</text:span></text:p>
              </text:list-item>
              <text:list-item>
                <text:p text:style-name="P2"><text:span text:style-name="T35"><text:s/></text:span><text:span text:style-name="T35">Creating dynamic library</text:span></text:p>
              </text:list-item>
              <text:list-item>
                <text:p text:style-name="P2"><text:span text:style-name="T36"><text:s/></text:span><text:span text:style-name="T36">Discussion on where c fits</text:span></text:p>
              </text:list-item>
            </text:list>
          </draw:text-box>
        </draw:frame>
        <draw:line draw:style-name="gr22" draw:text-style-name="P11" draw:layer="layout" svg:x1="1cm" svg:y1="25.888cm" svg:x2="20.59cm" svg:y2="25.888cm">
          <text:p/>
        </draw:line>
      </draw:page>
      <draw:page draw:name="page27" draw:style-name="dp1" draw:master-page-name="Default">
        <office:forms form:automatic-focus="false" form:apply-design-mode="false"/>
        <draw:frame draw:style-name="gr12" draw:text-style-name="P20" draw:layer="layout" svg:width="18.32cm" svg:height="23.084cm" svg:x="1.381cm" svg:y="1.915cm">
          <draw:text-box>
            <text:p><text:span text:style-name="T35">The program using the library</text:span></text:p>
            <text:p><text:span text:style-name="T97">&lt;&lt;main.c&gt;&gt;</text:span></text:p>
            <text:p><text:span text:style-name="T67">#include &lt;stdio.h&gt;</text:span></text:p>
            <text:p><text:span text:style-name="T67">#include "calc_mean.h"</text:span></text:p>
            <text:p><text:span text:style-name="T67">int main(){</text:span></text:p>
            <text:p><text:span text:style-name="T67">printf ("mean of 3, 6 is %f \n",mean(3,6));</text:span></text:p>
            <text:p><text:span text:style-name="T67">return 0;</text:span></text:p>
            <text:p><text:span text:style-name="T67">}</text:span></text:p>
            <text:p><text:span text:style-name="T67"/></text:p>
            <text:p><text:span text:style-name="T35">$ gcc -c -fPIC calc_mean.c -o calc_mean.o</text:span></text:p>
            <text:p><text:span text:style-name="T35">$ gcc -c calc.c -o calc.o</text:span></text:p>
            <text:p><text:span text:style-name="T35">$ gcc -shared -fPIC -o libmean.so calc_mean.o</text:span></text:p>
            <text:p><text:span text:style-name="T35">$ ldd libmean.so</text:span></text:p>
            <text:p><text:span text:style-name="T67"/></text:p>
            <text:p><text:span text:style-name="T67">linux-vdso.so.1 =&gt; <text:s/>(0x00007fffadffe000)</text:span></text:p>
            <text:p><text:span text:style-name="T67">libc.so.6 =&gt; /lib64/libc.so.6 (0x00007f546f7ed000)</text:span></text:p>
            <text:p><text:span text:style-name="T67">/lib64/ld-linux-x86-64.so.2 (0x00007f546fdc4000)</text:span></text:p>
            <text:p><text:span text:style-name="T68"/></text:p>
            <text:p><text:span text:style-name="T35">$ gcc -o calc calc.o -L. -lmean</text:span></text:p>
            <text:p><text:span text:style-name="T35">$ ldd calc</text:span></text:p>
            <text:p><text:span text:style-name="T101"/></text:p>
            <text:p><text:span text:style-name="T67">linux-vdso.so.1 =&gt; <text:s/>(0x00007fffa58de000)</text:span></text:p>
            <text:p><text:span text:style-name="T67">libmean.so =&gt; not found</text:span></text:p>
            <text:p><text:span text:style-name="T67">libc.so.6 =&gt; /lib64/libc.so.6 (0x00007f4e10d70000)</text:span></text:p>
            <text:p><text:span text:style-name="T67">/lib64/ld-linux-x86-64.so.2 (0x00007f4e11146000)</text:span></text:p>
            <text:p><text:span text:style-name="T70"/></text:p>
            <text:p><text:span text:style-name="T35">$ export LD_LIBRARY_PATH=.</text:span></text:p>
            <text:p><text:span text:style-name="T35">$ ./calc </text:span></text:p>
            <text:p><text:span text:style-name="T35"/></text:p>
            <text:p><text:span text:style-name="T67">mean of 3, 6 is 4.500000 </text:span></text:p>
            <text:p><text:span text:style-name="T35">In order to avoid LD_LIBRARY_PATH programmer can add </text:span></text:p>
            <text:p><text:span text:style-name="T35">-Wl,rpath,&lt;lib path&gt; to the command link line</text:span></text:p>
            <text:p><text:span text:style-name="T35"/></text:p>
            <text:p><text:span text:style-name="T35">$ pwd</text:span></text:p>
            <text:p><text:span text:style-name="T67">/home/sc</text:span></text:p>
            <text:p><text:span text:style-name="T70"/></text:p>
            <text:p><text:span text:style-name="T35">$ echo $LD_LIBRARY_PATH</text:span></text:p>
            <text:p><text:span text:style-name="T101"/></text:p>
            <text:p><text:span text:style-name="T35">$ rm calc</text:span></text:p>
            <text:p><text:span text:style-name="T35">$ gcc -o calc calc.o -L. -lmean -Wl,-rpath=/home/sc/</text:span></text:p>
            <text:p><text:span text:style-name="T35">$ ./calc </text:span></text:p>
            <text:p><text:span text:style-name="T102">mean of 3, 6 is 4.500000 </text:span></text:p>
            <text:p><text:span text:style-name="T102"/></text:p>
            <text:p><text:span text:style-name="T103">$ gcc -o calc calc.o -L. -lmean</text:span></text:p>
            <text:p><text:span text:style-name="T103"/></text:p>
            <text:p><text:span text:style-name="T35">$ ./calc </text:span></text:p>
            <text:p><text:span text:style-name="T67">./calc: error while loading shared libraries: libmean.so: cannot open shared</text:span></text:p>
            <text:p><text:span text:style-name="T67"><text:s/></text:span><text:span text:style-name="T67">object file: No such file or directory</text:span></text:p>
            <text:p><text:span text:style-name="T67"/></text:p>
          </draw:text-box>
        </draw:frame>
        <draw:line draw:style-name="gr22" draw:text-style-name="P11" draw:layer="layout" svg:x1="1cm" svg:y1="25.888cm" svg:x2="20.59cm" svg:y2="25.888cm">
          <text:p/>
        </draw:line>
      </draw:page>
      <draw:page draw:name="page28" draw:style-name="dp1" draw:master-page-name="Default">
        <office:forms form:automatic-focus="false" form:apply-design-mode="false"/>
        <draw:frame draw:style-name="gr12" draw:text-style-name="P19" draw:layer="layout" svg:width="18.32cm" svg:height="21.59cm" svg:x="1.381cm" svg:y="1.914cm">
          <draw:text-box>
            <text:p><text:span text:style-name="T104">Day 1 Function</text:span></text:p>
            <text:list text:style-name="L1">
              <text:list-item>
                <text:p><text:span text:style-name="T105"><text:s/></text:span><text:span text:style-name="T106">Function calling convention</text:span></text:p>
              </text:list-item>
              <text:list-item>
                <text:p><text:span text:style-name="T107"><text:s/></text:span><text:span text:style-name="T108">Function naming convention</text:span></text:p>
              </text:list-item>
              <text:list-item>
                <text:p><text:span text:style-name="T107"><text:s/></text:span><text:span text:style-name="T108">Function prototype</text:span></text:p>
              </text:list-item>
              <text:list-item>
                <text:p><text:span text:style-name="T107"><text:s/></text:span><text:span text:style-name="T108">Function stack frame</text:span></text:p>
              </text:list-item>
              <text:list-item>
                <text:p><text:span text:style-name="T107"><text:s/></text:span><text:span text:style-name="T108">Return</text:span></text:p>
              </text:list-item>
              <text:list-item>
                <text:p><text:span text:style-name="T107"><text:s/></text:span><text:span text:style-name="T108">Inline functions</text:span></text:p>
              </text:list-item>
              <text:list-item>
                <text:p><text:span text:style-name="T107"><text:s/></text:span><text:span text:style-name="T108">Virtual function</text:span></text:p>
              </text:list-item>
              <text:list-item>
                <text:p><text:span text:style-name="T107"><text:s/></text:span><text:span text:style-name="T108">Function overloading</text:span></text:p>
              </text:list-item>
              <text:list-item>
                <text:p><text:span text:style-name="T107"><text:s/></text:span><text:span text:style-name="T108">Function default parameters</text:span></text:p>
              </text:list-item>
              <text:list-item>
                <text:p><text:span text:style-name="T107"><text:s/></text:span><text:span text:style-name="T108">Pass by value, pass by reference</text:span></text:p>
              </text:list-item>
              <text:list-item>
                <text:p><text:span text:style-name="T107"><text:s/></text:span><text:span text:style-name="T108">Unnamed function parameter</text:span></text:p>
              </text:list-item>
              <text:list-item>
                <text:p><text:span text:style-name="T107"><text:s/></text:span><text:span text:style-name="T108">Variable parameter list</text:span></text:p>
              </text:list-item>
              <text:list-item>
                <text:p><text:span text:style-name="T107"><text:s/></text:span><text:span text:style-name="T108">Static functions</text:span></text:p>
                <text:p><text:span text:style-name="T54"/></text:p>
              </text:list-item>
            </text:list>
            <text:p><text:span text:style-name="T54"/></text:p>
            <text:p><text:span text:style-name="T19">A calling convention describes how the arguments are passed and values </text:span></text:p>
            <text:p><text:span text:style-name="T19">returned by functions. </text:span></text:p>
            <text:p><text:span text:style-name="T19"/></text:p>
            <text:p><text:span text:style-name="T19">It also specifies how the function names are decorated.</text:span></text:p>
            <text:p><text:span text:style-name="T19"/></text:p>
            <text:p><text:span text:style-name="T19"/></text:p>
            <text:p><text:span text:style-name="T19">1) C calling convention (__cdecl)</text:span></text:p>
            <text:p><text:span text:style-name="T52">int __cdecl sumExample (int a, int b);</text:span></text:p>
            <text:p><text:span text:style-name="T63"/></text:p>
            <text:p><text:span text:style-name="T63">- Arguments are passed from right to left, and placed on the stack.</text:span></text:p>
            <text:p><text:span text:style-name="T63">- Stack cleanup is performed by the caller.</text:span></text:p>
            <text:p><text:span text:style-name="T63">- Function name is decorated by prefixing it with an underscore character '_' .</text:span></text:p>
            <text:p><text:span text:style-name="T63">- The default calling convention for C and C++ programs. The advantage</text:span></text:p>
            <text:p><text:span text:style-name="T63">of this calling convention is that it allows functions with a variable number</text:span></text:p>
            <text:p><text:span text:style-name="T63">of arguments to be used. The disadvantage is that it creates larger executable.</text:span></text:p>
            <text:p><text:span text:style-name="T19"/></text:p>
            <text:p><text:span text:style-name="T19"/></text:p>
            <text:p><text:span text:style-name="T19">2) Standard calling convention (__stdcall)</text:span></text:p>
            <text:p><text:span text:style-name="T52">int __stdcall sumExample (int a, int b);</text:span></text:p>
            <text:p><text:span text:style-name="T63"/></text:p>
            <text:p><text:span text:style-name="T63">- Arguments are passed from right to left, and placed on the stack.</text:span></text:p>
            <text:p><text:span text:style-name="T63">- Stack cleanup is performed by the called function.</text:span></text:p>
            <text:p><text:span text:style-name="T63">- Function name is decorated by prepending an underscore character and</text:span></text:p>
            <text:p><text:span text:style-name="T63">appending a '@' character and the number of bytes of stack space required.</text:span></text:p>
            <text:p><text:span text:style-name="T63">- It is used to call Win32 API functions. It does not allow functions to</text:span></text:p>
            <text:p><text:span text:style-name="T63">have a variable number of arguments.</text:span></text:p>
            <text:p><text:span text:style-name="T62"><text:s/></text:span><text:span text:style-name="T85"><text:s text:c="108"/></text:span></text:p>
          </draw:text-box>
        </draw:frame>
        <draw:line draw:style-name="gr22" draw:text-style-name="P11" draw:layer="layout" svg:x1="1cm" svg:y1="25.888cm" svg:x2="20.59cm" svg:y2="25.888cm">
          <text:p/>
        </draw:line>
      </draw:page>
      <draw:page draw:name="page29" draw:style-name="dp1" draw:master-page-name="Default">
        <office:forms form:automatic-focus="false" form:apply-design-mode="false"/>
        <draw:frame draw:style-name="gr12" draw:text-style-name="P14" draw:layer="layout" svg:width="18.32cm" svg:height="24.603cm" svg:x="1.381cm" svg:y="1.914cm">
          <draw:text-box>
            <text:p><text:span text:style-name="T93">3) Fast calling convention (__fastcall)</text:span></text:p>
            <text:p><text:span text:style-name="T94">int __fastcall sumExample (int a, int b);</text:span></text:p>
            <text:p><text:span text:style-name="T109"/></text:p>
            <text:p><text:span text:style-name="T93">- The first two function arguments that require 32 bits or less are placed</text:span></text:p>
            <text:p><text:span text:style-name="T93">into registers ECX and EDX. The rest of them are pushed on the stack</text:span></text:p>
            <text:p><text:span text:style-name="T93">from right to left.</text:span></text:p>
            <text:p><text:span text:style-name="T93">- Arguments are popped from the stack by the called function.</text:span></text:p>
            <text:p><text:span text:style-name="T93">- Function name is decorated by by prepending a '@' character and</text:span></text:p>
            <text:p><text:span text:style-name="T93">appending a '@' and the number of bytes (decimal) of space required by</text:span></text:p>
            <text:p><text:span text:style-name="T93">the arguments.</text:span></text:p>
            <text:p><text:span text:style-name="T93">- __fastcall attempts to put arguments in registers, rather than on the stack,</text:span></text:p>
            <text:p><text:span text:style-name="T93">thus making function calls faster.</text:span></text:p>
            <text:p><text:span text:style-name="T93"><text:s text:c="3"/></text:span></text:p>
            <text:p><text:span text:style-name="T110"/></text:p>
            <text:p><text:span text:style-name="T110">4) Thiscall</text:span></text:p>
            <text:p><text:span text:style-name="T93">- Arguments are passed from right to left, and placed on the stack. this is</text:span></text:p>
            <text:p><text:span text:style-name="T93">placed in ECX.</text:span><text:span text:style-name="T111"> </text:span><text:span text:style-name="T93">Stack cleanup is performed by the called function.</text:span></text:p>
            <text:p><text:span text:style-name="T93">- Thiscall calling convention is the default calling convention used by</text:span></text:p>
            <text:p><text:span text:style-name="T93"><text:s/></text:span><text:span text:style-name="T93">C++ member functions that do not </text:span><text:span text:style-name="T112">use variable arguments.</text:span></text:p>
            <text:p><text:span text:style-name="T104"/></text:p>
            <text:p><text:span text:style-name="T104">2. Function</text:span></text:p>
            <text:list text:style-name="L1">
              <text:list-item>
                <text:p><text:span text:style-name="T107"><text:s/></text:span><text:span text:style-name="T108">Function calling convention</text:span></text:p>
              </text:list-item>
              <text:list-item>
                <text:p><text:span text:style-name="T19"><text:s/></text:span><text:span text:style-name="T20">Function naming conventio</text:span><text:span text:style-name="T113">n</text:span></text:p>
              </text:list-item>
              <text:list-item>
                <text:p><text:span text:style-name="T107"><text:s/></text:span><text:span text:style-name="T108">Function prototype</text:span></text:p>
              </text:list-item>
              <text:list-item>
                <text:p><text:span text:style-name="T107"><text:s/></text:span><text:span text:style-name="T108">Function stack frame</text:span></text:p>
              </text:list-item>
              <text:list-item>
                <text:p><text:span text:style-name="T107"><text:s/></text:span><text:span text:style-name="T108">Return</text:span></text:p>
              </text:list-item>
              <text:list-item>
                <text:p><text:span text:style-name="T107"><text:s/></text:span><text:span text:style-name="T108">Inline functions</text:span></text:p>
              </text:list-item>
              <text:list-item>
                <text:p><text:span text:style-name="T107"><text:s/></text:span><text:span text:style-name="T108">Virtual function</text:span></text:p>
              </text:list-item>
              <text:list-item>
                <text:p><text:span text:style-name="T107"><text:s/></text:span><text:span text:style-name="T108">Function overloading</text:span></text:p>
              </text:list-item>
              <text:list-item>
                <text:p><text:span text:style-name="T107"><text:s/></text:span><text:span text:style-name="T108">Function default parameters</text:span></text:p>
              </text:list-item>
              <text:list-item>
                <text:p><text:span text:style-name="T107"><text:s/></text:span><text:span text:style-name="T108">Pass by value, pass by reference</text:span></text:p>
              </text:list-item>
              <text:list-item>
                <text:p><text:span text:style-name="T107"><text:s/></text:span><text:span text:style-name="T108">Unnamed function parameter</text:span></text:p>
              </text:list-item>
              <text:list-item>
                <text:p><text:span text:style-name="T107"><text:s/></text:span><text:span text:style-name="T108">Variable parameter list</text:span></text:p>
              </text:list-item>
              <text:list-item>
                <text:p><text:span text:style-name="T107"><text:s/></text:span><text:span text:style-name="T108">Static functions</text:span></text:p>
              </text:list-item>
            </text:list>
            <text:p><text:span text:style-name="T114"/></text:p>
            <text:p><text:span text:style-name="T20">Name mangling is changing function names to avoid name conflict. Used</text:span></text:p>
            <text:p><text:span text:style-name="T20">in function overloading.</text:span></text:p>
            <text:p><text:span text:style-name="T115"/></text:p>
            <text:p><text:span text:style-name="T115">void fun(int x)</text:span></text:p>
            <text:p><text:span text:style-name="T115">{</text:span></text:p>
            <text:p><text:span text:style-name="T116"><text:s text:c="4"/></text:span><text:span text:style-name="T117">cout&lt;&lt;x&lt;&lt;endl;</text:span></text:p>
            <text:p><text:span text:style-name="T115">}</text:span></text:p>
            <text:p><text:span text:style-name="T115">void fun(float x)</text:span></text:p>
            <text:p><text:span text:style-name="T115">{</text:span></text:p>
            <text:p><text:span text:style-name="T116"><text:s text:c="4"/></text:span><text:span text:style-name="T117">cout&lt;&lt;x&lt;&lt;endl;</text:span></text:p>
            <text:p><text:span text:style-name="T115">}</text:span></text:p>
            <text:p><text:span text:style-name="T115">int main()</text:span></text:p>
            <text:p><text:span text:style-name="T115">{</text:span></text:p>
            <text:p><text:span text:style-name="T116"><text:s text:c="4"/></text:span><text:span text:style-name="T117">fun(10);</text:span></text:p>
            <text:p><text:span text:style-name="T116"><text:s text:c="4"/></text:span><text:span text:style-name="T117">fun(10.5f);</text:span></text:p>
            <text:p><text:span text:style-name="T115"/></text:p>
            <text:p><text:span text:style-name="T116"><text:s text:c="4"/></text:span><text:span text:style-name="T117">return 0;</text:span></text:p>
            <text:p><text:span text:style-name="T115">}</text:span></text:p>
            <text:p><text:span text:style-name="T118"/></text:p>
            <text:p><text:span text:style-name="T20">Mangled name for funtion void fun(int x) is ?fun@@YAXH@Z</text:span></text:p>
            <text:p><text:span text:style-name="T20">Mangled name for funtion void fun(float x) is ?fun@@YAXM@Z</text:span></text:p>
            <text:p><text:span text:style-name="T20"/></text:p>
          </draw:text-box>
        </draw:frame>
        <draw:line draw:style-name="gr22" draw:text-style-name="P11" draw:layer="layout" svg:x1="1cm" svg:y1="25.888cm" svg:x2="20.59cm" svg:y2="25.888cm">
          <text:p/>
        </draw:line>
      </draw:page>
      <draw:page draw:name="page30" draw:style-name="dp1" draw:master-page-name="Default">
        <office:forms form:automatic-focus="false" form:apply-design-mode="false"/>
        <draw:frame draw:style-name="gr12" draw:text-style-name="P19" draw:layer="layout" svg:width="18.32cm" svg:height="21.59cm" svg:x="1.381cm" svg:y="1.914cm">
          <draw:text-box>
            <text:p><text:span text:style-name="T93">Tool - nm</text:span></text:p>
            <text:p><text:span text:style-name="T119"/></text:p>
            <text:p><text:span text:style-name="T94">#ifndef SAMPLE_H</text:span></text:p>
            <text:p><text:span text:style-name="T94">#define SAMPLE_H</text:span></text:p>
            <text:p><text:span text:style-name="T94">#include &lt;iostream&gt;</text:span></text:p>
            <text:p><text:span text:style-name="T94">using namespace std;</text:span></text:p>
            <text:p><text:span text:style-name="T94">struct fraction {</text:span></text:p>
            <text:p><text:span text:style-name="T94">int numerator;</text:span></text:p>
            <text:p><text:span text:style-name="T94">int denominator;</text:span></text:p>
            <text:p><text:span text:style-name="T94">};</text:span></text:p>
            <text:p><text:span text:style-name="T94">class cfraction{</text:span></text:p>
            <text:p><text:span text:style-name="T94">int numerator;</text:span></text:p>
            <text:p><text:span text:style-name="T94">int denominator;</text:span></text:p>
            <text:p><text:span text:style-name="T94">public:</text:span></text:p>
            <text:p><text:span text:style-name="T94">cfraction(int,int);</text:span></text:p>
            <text:p><text:span text:style-name="T94">void func();</text:span></text:p>
            <text:p><text:span text:style-name="T94">};</text:span></text:p>
            <text:p><text:span text:style-name="T94">#endif</text:span></text:p>
            <text:p><text:span text:style-name="T94"/></text:p>
            <text:p><text:span text:style-name="T94">#include "sample.h"</text:span></text:p>
            <text:p><text:span text:style-name="T94">cfraction::cfraction(int n,int d){</text:span></text:p>
            <text:p><text:span text:style-name="T94">numerator=n;</text:span></text:p>
            <text:p><text:span text:style-name="T94">denominator=d;</text:span></text:p>
            <text:p><text:span text:style-name="T94">}</text:span></text:p>
            <text:p><text:span text:style-name="T94">void cfraction::func(){</text:span></text:p>
            <text:p><text:span text:style-name="T94">cout&lt;&lt;numerator/denominator;</text:span></text:p>
            <text:p><text:span text:style-name="T94">}</text:span></text:p>
            <text:p><text:span text:style-name="T94"/></text:p>
            <text:p><text:span text:style-name="T93">$ g++ -c sample.cpp -o sample.o</text:span></text:p>
            <text:p><text:span text:style-name="T93"/></text:p>
            <text:p><text:span text:style-name="T93">$ nm sample.o</text:span></text:p>
            <text:p><text:span text:style-name="T120">00000000 b .bss</text:span></text:p>
            <text:p><text:span text:style-name="T120">00000000 d .ctors</text:span></text:p>
            <text:p><text:span text:style-name="T120">00000000 d .data</text:span></text:p>
            <text:p><text:span text:style-name="T120">00000000 r .eh_frame</text:span></text:p>
            <text:p><text:span text:style-name="T120">00000000 r .rdata$zzz</text:span></text:p>
            <text:p><text:span text:style-name="T120">00000000 t .text</text:span></text:p>
            <text:p><text:span text:style-name="T120">0000004b t ___tcf_0</text:span></text:p>
            <text:p><text:span text:style-name="T120">0000008a t __GLOBAL__sub_I__ZN9cfractionC2Eii</text:span></text:p>
            <text:p><text:span text:style-name="T120">0000005d t __Z41__static_initialization_and_destruction_0ii</text:span></text:p>
            <text:p><text:span text:style-name="T120">0000001e T __ZN9cfraction4funcEv</text:span></text:p>
            <text:p><text:span text:style-name="T120">00000000 T __ZN9cfractionC1Eii</text:span></text:p>
            <text:p><text:span text:style-name="T120">00000000 T __ZN9cfractionC2Eii</text:span></text:p>
            <text:p><text:span text:style-name="T121"><text:s text:c="9"/></text:span><text:span text:style-name="T120">U __ZNSolsEi</text:span></text:p>
            <text:p><text:span text:style-name="T121"><text:s text:c="9"/></text:span><text:span text:style-name="T120">U __ZNSt8ios_base4InitC1Ev</text:span></text:p>
            <text:p><text:span text:style-name="T121"><text:s text:c="9"/></text:span><text:span text:style-name="T120">U __ZNSt8ios_base4InitD1Ev</text:span></text:p>
            <text:p><text:span text:style-name="T121"><text:s text:c="9"/></text:span><text:span text:style-name="T120">U __ZSt4cout</text:span></text:p>
            <text:p><text:span text:style-name="T120">00000000 b __ZStL8__ioinit</text:span></text:p>
            <text:p><text:span text:style-name="T121"><text:s text:c="9"/></text:span><text:span text:style-name="T120">U _atexit</text:span></text:p>
            <text:p><text:span text:style-name="T119"/></text:p>
          </draw:text-box>
        </draw:frame>
        <draw:line draw:style-name="gr22" draw:text-style-name="P11" draw:layer="layout" svg:x1="1cm" svg:y1="25.888cm" svg:x2="20.59cm" svg:y2="25.888cm">
          <text:p/>
        </draw:line>
      </draw:page>
      <draw:page draw:name="page31" draw:style-name="dp1" draw:master-page-name="Default">
        <office:forms form:automatic-focus="false" form:apply-design-mode="false"/>
        <draw:frame draw:style-name="gr12" draw:text-style-name="P21" draw:layer="layout" svg:width="18.32cm" svg:height="22.254cm" svg:x="1.381cm" svg:y="1.914cm">
          <draw:text-box>
            <text:p><text:span text:style-name="T104">2. Function</text:span></text:p>
            <text:list text:style-name="L1">
              <text:list-item>
                <text:p><text:span text:style-name="T122"><text:s/></text:span><text:span text:style-name="T123">Function calling convention</text:span></text:p>
              </text:list-item>
              <text:list-item>
                <text:p><text:span text:style-name="T122"><text:s/></text:span><text:span text:style-name="T123">Function naming convention</text:span></text:p>
              </text:list-item>
              <text:list-item>
                <text:p><text:span text:style-name="T124"><text:s/></text:span><text:span text:style-name="T125">Function prototype</text:span></text:p>
              </text:list-item>
              <text:list-item>
                <text:p><text:span text:style-name="T122"><text:s/></text:span><text:span text:style-name="T123">Function stack frame</text:span></text:p>
              </text:list-item>
              <text:list-item>
                <text:p><text:span text:style-name="T122"><text:s/></text:span><text:span text:style-name="T123">Return</text:span></text:p>
              </text:list-item>
              <text:list-item>
                <text:p><text:span text:style-name="T122"><text:s/></text:span><text:span text:style-name="T123">Inline functions</text:span></text:p>
              </text:list-item>
              <text:list-item>
                <text:p><text:span text:style-name="T122"><text:s/></text:span><text:span text:style-name="T123">Virtual function</text:span></text:p>
              </text:list-item>
              <text:list-item>
                <text:p><text:span text:style-name="T122"><text:s/></text:span><text:span text:style-name="T123">Function overloading</text:span></text:p>
              </text:list-item>
              <text:list-item>
                <text:p><text:span text:style-name="T122"><text:s/></text:span><text:span text:style-name="T123">Function default parameters</text:span></text:p>
              </text:list-item>
              <text:list-item>
                <text:p><text:span text:style-name="T122"><text:s/></text:span><text:span text:style-name="T123">Pass by value, pass by reference</text:span></text:p>
              </text:list-item>
              <text:list-item>
                <text:p><text:span text:style-name="T122"><text:s/></text:span><text:span text:style-name="T123">Unnamed function parameter</text:span></text:p>
              </text:list-item>
              <text:list-item>
                <text:p><text:span text:style-name="T122"><text:s/></text:span><text:span text:style-name="T123">Variable parameter list</text:span></text:p>
              </text:list-item>
              <text:list-item>
                <text:p><text:span text:style-name="T122"><text:s/></text:span><text:span text:style-name="T123">Static functions</text:span></text:p>
              </text:list-item>
            </text:list>
            <text:p><text:span text:style-name="T126"/></text:p>
            <text:p><text:span text:style-name="T126">Function prototype provide the interface between the programmer</text:span></text:p>
            <text:p><text:span text:style-name="T126">who defines the function and programmers who use it.</text:span></text:p>
            <text:p><text:span text:style-name="T126"/></text:p>
            <text:p><text:span text:style-name="T127">type name ( argument1, argument2, ...) statement</text:span></text:p>
            <text:p><text:span text:style-name="T126"/></text:p>
            <text:p><text:span text:style-name="T126">- type is the type of data returned by the function.</text:span></text:p>
            <text:p><text:span text:style-name="T126">- name is the name by which it will be possible to call the function.</text:span></text:p>
            <text:p><text:span text:style-name="T126">- arguments (as many as wanted can be specified). </text:span></text:p>
            <text:p><text:span text:style-name="T126">- statement is the function's body. It can be a single instruction or a</text:span></text:p>
            <text:p><text:span text:style-name="T126">- block of instructions.</text:span></text:p>
            <text:p><text:span text:style-name="T112">In the later case it must be delimited by curly brackets </text:span><text:span text:style-name="T127">{}.</text:span></text:p>
            <text:p><text:span text:style-name="T126"/></text:p>
            <text:p><text:span text:style-name="T126">Function prototype generally placed in header files.</text:span></text:p>
            <text:p><text:span text:style-name="T126">&lt;&lt;header.h&gt;&gt;</text:span></text:p>
            <text:p><text:span text:style-name="T128">class A{</text:span></text:p>
            <text:p><text:span text:style-name="T128">void func();</text:span></text:p>
            <text:p><text:span text:style-name="T128">};</text:span></text:p>
            <text:p><text:span text:style-name="T129"/></text:p>
            <text:p><text:span text:style-name="T126">&lt;&lt;source.cpp&gt;&gt;</text:span></text:p>
            <text:p><text:span text:style-name="T128">A::func(){</text:span></text:p>
            <text:p><text:span text:style-name="T128">}</text:span></text:p>
            <text:p><text:span text:style-name="T128"/></text:p>
            <text:p><text:span text:style-name="T104">2. Function</text:span></text:p>
            <text:list text:continue-numbering="true" text:style-name="L1">
              <text:list-item>
                <text:p><text:span text:style-name="T107"><text:s/></text:span><text:span text:style-name="T108">Function calling convention</text:span></text:p>
              </text:list-item>
              <text:list-item>
                <text:p><text:span text:style-name="T107"><text:s/></text:span><text:span text:style-name="T108">Function naming convention</text:span></text:p>
              </text:list-item>
              <text:list-item>
                <text:p><text:span text:style-name="T107"><text:s/></text:span><text:span text:style-name="T108">Function prototype</text:span></text:p>
              </text:list-item>
              <text:list-item>
                <text:p><text:span text:style-name="T19"><text:s/></text:span><text:span text:style-name="T20">Function stack frame</text:span></text:p>
              </text:list-item>
              <text:list-item>
                <text:p><text:span text:style-name="T19"><text:s/></text:span><text:span text:style-name="T20">Return</text:span></text:p>
              </text:list-item>
              <text:list-item>
                <text:p><text:span text:style-name="T107"><text:s/></text:span><text:span text:style-name="T108">Inline functions</text:span></text:p>
              </text:list-item>
              <text:list-item>
                <text:p><text:span text:style-name="T107"><text:s/></text:span><text:span text:style-name="T108">Virtual function</text:span></text:p>
              </text:list-item>
              <text:list-item>
                <text:p><text:span text:style-name="T107"><text:s/></text:span><text:span text:style-name="T108">Function overloading</text:span></text:p>
              </text:list-item>
              <text:list-item>
                <text:p><text:span text:style-name="T107"><text:s/></text:span><text:span text:style-name="T108">Function default parameters</text:span></text:p>
              </text:list-item>
              <text:list-item>
                <text:p><text:span text:style-name="T107"><text:s/></text:span><text:span text:style-name="T108">Pass by value, pass by reference</text:span></text:p>
              </text:list-item>
              <text:list-item>
                <text:p><text:span text:style-name="T107"><text:s/></text:span><text:span text:style-name="T108">Unnamed function parameter</text:span></text:p>
              </text:list-item>
              <text:list-item>
                <text:p><text:span text:style-name="T107"><text:s/></text:span><text:span text:style-name="T108">Variable parameter list</text:span></text:p>
              </text:list-item>
              <text:list-item>
                <text:p><text:span text:style-name="T107"><text:s/></text:span><text:span text:style-name="T108">Static functions</text:span></text:p>
                <text:p><text:span text:style-name="T113"/></text:p>
              </text:list-item>
            </text:list>
            <text:p><text:span text:style-name="T69">The stack frame, also known as activation record is the collection of</text:span></text:p>
            <text:p><text:span text:style-name="T69">all data on the stack associated with one subprogram call.</text:span></text:p>
            <text:p><text:span text:style-name="T20">The stack frame generally includes the following components:</text:span></text:p>
            <text:p><text:span text:style-name="T20"/></text:p>
          </draw:text-box>
        </draw:frame>
        <draw:line draw:style-name="gr22" draw:text-style-name="P11" draw:layer="layout" svg:x1="1cm" svg:y1="25.888cm" svg:x2="20.59cm" svg:y2="25.888cm">
          <text:p/>
        </draw:line>
      </draw:page>
      <draw:page draw:name="page32" draw:style-name="dp1" draw:master-page-name="Default">
        <office:forms form:automatic-focus="false" form:apply-design-mode="false"/>
        <draw:frame draw:style-name="gr12" draw:text-style-name="P19" draw:layer="layout" svg:width="18.32cm" svg:height="23.714cm" svg:x="1.381cm" svg:y="1.914cm">
          <draw:text-box>
            <text:p><text:span text:style-name="T112">- The return address</text:span></text:p>
            <text:p><text:span text:style-name="T127">- </text:span><text:span text:style-name="T112">Argument variables passed on the stack</text:span></text:p>
            <text:p><text:span text:style-name="T127">- </text:span><text:span text:style-name="T112">Local variables (in HLLs)</text:span></text:p>
            <text:p><text:span text:style-name="T112">- Saved copies of any registers modified by the subprogram that need</text:span></text:p>
            <text:p><text:span text:style-name="T112">to be restored (e.g. $s0 - $s8 in MAL). </text:span></text:p>
            <text:p><text:span text:style-name="T112"/></text:p>
            <text:p><text:span text:style-name="T112">Automatic variables are therefore represented as an offset from the stack</text:span></text:p>
            <text:p><text:span text:style-name="T112">pointer, such as 4($sp) or 8($sp).</text:span></text:p>
            <text:p><text:span text:style-name="T128"/></text:p>
            <text:p><text:span text:style-name="T128">int <text:s text:c="4"/>function(int a, double b)</text:span></text:p>
            <text:p><text:span text:style-name="T128">{</text:span></text:p>
            <text:p><text:span text:style-name="T128"><text:s/></text:span><text:span text:style-name="T128">int <text:s text:c="4"/>x, y;</text:span></text:p>
            <text:p><text:span text:style-name="T128"><text:s/></text:span><text:span text:style-name="T128">...</text:span></text:p>
            <text:p><text:span text:style-name="T128"><text:s/></text:span><text:span text:style-name="T128">return <text:s/>x;</text:span></text:p>
            <text:p><text:span text:style-name="T128">}</text:span></text:p>
            <text:p><text:span text:style-name="T128"/></text:p>
            <text:p><text:span text:style-name="T126">Possible stack frame for function:</text:span></text:p>
            <text:p><text:span text:style-name="T128">Address Content</text:span></text:p>
            <text:p><text:span text:style-name="T128">$sp --&gt; F080 <text:s text:c="3"/>Saved return address</text:span></text:p>
            <text:p><text:span text:style-name="T128"><text:s text:c="8"/></text:span><text:span text:style-name="T128">F084 <text:s text:c="3"/>a</text:span></text:p>
            <text:p><text:span text:style-name="T128"><text:s text:c="8"/></text:span><text:span text:style-name="T128">F088 <text:s text:c="3"/>b</text:span></text:p>
            <text:p><text:span text:style-name="T128"><text:s text:c="8"/></text:span><text:span text:style-name="T128">F090 <text:s text:c="3"/>x</text:span></text:p>
            <text:p><text:span text:style-name="T128"><text:s text:c="8"/></text:span><text:span text:style-name="T128">F094 <text:s text:c="3"/>y</text:span></text:p>
            <text:p><text:span text:style-name="T128"><text:s text:c="8"/></text:span><text:span text:style-name="T128">F098 <text:s text:c="3"/>Saved register value</text:span></text:p>
            <text:p><text:span text:style-name="T128"><text:s text:c="8"/></text:span><text:span text:style-name="T128">F09C <text:s text:c="3"/>Saved register value</text:span></text:p>
            <text:p><text:span text:style-name="T129"/></text:p>
            <text:p><text:span text:style-name="T126">Function can return object(value) or reference. Do not return reference or</text:span></text:p>
            <text:p><text:span text:style-name="T126">pointer to local variable, as function de-allocate stack once it returns.</text:span></text:p>
            <text:p><text:span text:style-name="T93">Return type of overloaded function does not contribute to overloading.</text:span></text:p>
            <text:p><text:span text:style-name="T130"/></text:p>
            <text:p><text:span text:style-name="T104">2. Function</text:span></text:p>
            <text:list text:style-name="L1">
              <text:list-item>
                <text:p><text:span text:style-name="T107"><text:s/></text:span><text:span text:style-name="T108">Function calling convention</text:span></text:p>
              </text:list-item>
              <text:list-item>
                <text:p><text:span text:style-name="T107"><text:s/></text:span><text:span text:style-name="T108">Function naming convention</text:span></text:p>
              </text:list-item>
              <text:list-item>
                <text:p><text:span text:style-name="T107"><text:s/></text:span><text:span text:style-name="T108">Function prototype</text:span></text:p>
              </text:list-item>
              <text:list-item>
                <text:p><text:span text:style-name="T107"><text:s/></text:span><text:span text:style-name="T108">Function stack frame</text:span></text:p>
              </text:list-item>
              <text:list-item>
                <text:p><text:span text:style-name="T107"><text:s/></text:span><text:span text:style-name="T108">Return</text:span></text:p>
              </text:list-item>
              <text:list-item>
                <text:p><text:span text:style-name="T19"><text:s/></text:span><text:span text:style-name="T20">Inline functions</text:span></text:p>
              </text:list-item>
              <text:list-item>
                <text:p><text:span text:style-name="T107"><text:s/></text:span><text:span text:style-name="T108">Virtual function</text:span></text:p>
              </text:list-item>
              <text:list-item>
                <text:p><text:span text:style-name="T107"><text:s/></text:span><text:span text:style-name="T108">Function overloading</text:span></text:p>
              </text:list-item>
              <text:list-item>
                <text:p><text:span text:style-name="T107"><text:s/></text:span><text:span text:style-name="T108">Function default parameters</text:span></text:p>
              </text:list-item>
              <text:list-item>
                <text:p><text:span text:style-name="T107"><text:s/></text:span><text:span text:style-name="T108">Pass by value, pass by reference</text:span></text:p>
              </text:list-item>
              <text:list-item>
                <text:p><text:span text:style-name="T107"><text:s/></text:span><text:span text:style-name="T108">Unnamed function parameter</text:span></text:p>
              </text:list-item>
              <text:list-item>
                <text:p><text:span text:style-name="T107"><text:s/></text:span><text:span text:style-name="T108">Variable parameter list</text:span></text:p>
              </text:list-item>
              <text:list-item>
                <text:p><text:span text:style-name="T107"><text:s/></text:span><text:span text:style-name="T108">Static functions</text:span></text:p>
              </text:list-item>
            </text:list>
            <text:p><text:span text:style-name="T131"/></text:p>
            <text:p><text:span text:style-name="T112">- If a function is inline, the compiler places a copy of the code of that</text:span></text:p>
            <text:p><text:span text:style-name="T112">function at each point where the function is called at compile time.</text:span></text:p>
            <text:p><text:span text:style-name="T112">- Any change to an inline function could require all clients of the function</text:span></text:p>
            <text:p><text:span text:style-name="T112">to be recompiled.</text:span></text:p>
            <text:p><text:span text:style-name="T112">- To inline a function, place the keyword inline before the function name</text:span></text:p>
            <text:p><text:span text:style-name="T112">and define the function before any calls are made to the function.</text:span></text:p>
            <text:p><text:span text:style-name="T112">- The compiler can ignore the inline qualifier in case defined function</text:span></text:p>
            <text:p><text:span text:style-name="T112">is more than a line.</text:span></text:p>
            <text:p><text:span text:style-name="T112">- An inline function does type check and it is not MACRO.</text:span></text:p>
            <text:p><text:span text:style-name="T126"/></text:p>
          </draw:text-box>
        </draw:frame>
        <draw:line draw:style-name="gr22" draw:text-style-name="P11" draw:layer="layout" svg:x1="1cm" svg:y1="25.888cm" svg:x2="20.59cm" svg:y2="25.888cm">
          <text:p/>
        </draw:line>
      </draw:page>
      <draw:page draw:name="page33" draw:style-name="dp1" draw:master-page-name="Default">
        <office:forms form:automatic-focus="false" form:apply-design-mode="false"/>
        <draw:frame draw:style-name="gr12" draw:text-style-name="P19" draw:layer="layout" svg:width="18.32cm" svg:height="22.218cm" svg:x="1.381cm" svg:y="1.914cm">
          <draw:text-box>
            <text:p><text:span text:style-name="T112">Automatic In-lining</text:span></text:p>
            <text:p><text:span text:style-name="T112">- A function definition in a class definition is an inline function</text:span></text:p>
            <text:p><text:span text:style-name="T112">definition, even without the use of the inline specifier.</text:span></text:p>
            <text:p><text:span text:style-name="T112">- Inline function definition must be in header files.</text:span></text:p>
            <text:p><text:span text:style-name="T112"/></text:p>
            <text:p><text:span text:style-name="T94">#include &lt;iostream&gt;</text:span></text:p>
            <text:p><text:span text:style-name="T94">using namespace std;</text:span></text:p>
            <text:p><text:span text:style-name="T94">inline void func(){ // non class function inline</text:span></text:p>
            <text:p><text:span text:style-name="T94">cout&lt;&lt;"global inline func"&lt;&lt;endl;</text:span></text:p>
            <text:p><text:span text:style-name="T94">}</text:span></text:p>
            <text:p><text:span text:style-name="T94">class classA {</text:span></text:p>
            <text:p><text:span text:style-name="T94">public:</text:span></text:p>
            <text:p><text:span text:style-name="T94">inline const string&amp; shorterstring(const string &amp;s1, const string &amp;s2); //inline</text:span></text:p>
            <text:p><text:span text:style-name="T94">void uppercase(const string&amp; s);</text:span></text:p>
            <text:p><text:span text:style-name="T94">};</text:span></text:p>
            <text:p><text:span text:style-name="T94">const string&amp; classA::shorterstring(const string &amp;s1, const string &amp;s2){</text:span></text:p>
            <text:p><text:span text:style-name="T94">return s1.size() &lt; s2.size() ? s1:s2;</text:span></text:p>
            <text:p><text:span text:style-name="T94">}</text:span></text:p>
            <text:p><text:span text:style-name="T94">inline void classA::uppercase(const string&amp; s){</text:span></text:p>
            <text:p><text:span text:style-name="T94">s.toUpperCase();</text:span></text:p>
            <text:p><text:span text:style-name="T94">}</text:span></text:p>
            <text:p><text:span text:style-name="T94">int main() {</text:span></text:p>
            <text:p><text:span text:style-name="T94">classA clsA;</text:span></text:p>
            <text:p><text:span text:style-name="T94">cout&lt;&lt;clsA.shorterstring("one","three")&lt;&lt;endl;</text:span></text:p>
            <text:p><text:span text:style-name="T94">func();</text:span></text:p>
            <text:p><text:span text:style-name="T94">return 0;</text:span></text:p>
            <text:p><text:span text:style-name="T94">}</text:span></text:p>
            <text:p><text:span text:style-name="T94"/></text:p>
            <text:p><text:span text:style-name="T104">2. Function</text:span></text:p>
            <text:list text:style-name="L1">
              <text:list-item>
                <text:p><text:span text:style-name="T107"><text:s/></text:span><text:span text:style-name="T108">Function calling convention</text:span></text:p>
              </text:list-item>
              <text:list-item>
                <text:p><text:span text:style-name="T107"><text:s/></text:span><text:span text:style-name="T108">Function naming convention</text:span></text:p>
              </text:list-item>
              <text:list-item>
                <text:p><text:span text:style-name="T107"><text:s/></text:span><text:span text:style-name="T108">Function prototype</text:span></text:p>
              </text:list-item>
              <text:list-item>
                <text:p><text:span text:style-name="T107"><text:s/></text:span><text:span text:style-name="T108">Function stack frame</text:span></text:p>
              </text:list-item>
              <text:list-item>
                <text:p><text:span text:style-name="T107"><text:s/></text:span><text:span text:style-name="T108">Return</text:span></text:p>
              </text:list-item>
              <text:list-item>
                <text:p><text:span text:style-name="T107"><text:s/></text:span><text:span text:style-name="T108">Inline functions</text:span></text:p>
              </text:list-item>
              <text:list-item>
                <text:p><text:span text:style-name="T19"><text:s/></text:span><text:span text:style-name="T20">Virtual function</text:span></text:p>
              </text:list-item>
              <text:list-item>
                <text:p><text:span text:style-name="T107"><text:s/></text:span><text:span text:style-name="T108">Function overloading</text:span></text:p>
              </text:list-item>
              <text:list-item>
                <text:p><text:span text:style-name="T107"><text:s/></text:span><text:span text:style-name="T108">Function default parameters</text:span></text:p>
              </text:list-item>
              <text:list-item>
                <text:p><text:span text:style-name="T107"><text:s/></text:span><text:span text:style-name="T108">Pass by value, pass by reference</text:span></text:p>
              </text:list-item>
              <text:list-item>
                <text:p><text:span text:style-name="T107"><text:s/></text:span><text:span text:style-name="T108">Unnamed function parameter</text:span></text:p>
              </text:list-item>
              <text:list-item>
                <text:p><text:span text:style-name="T107"><text:s/></text:span><text:span text:style-name="T108">Variable parameter list</text:span></text:p>
              </text:list-item>
              <text:list-item>
                <text:p><text:span text:style-name="T107"><text:s/></text:span><text:span text:style-name="T108">Static functions</text:span></text:p>
              </text:list-item>
            </text:list>
            <text:p><text:span text:style-name="T132"/></text:p>
            <text:p><text:span text:style-name="T112">- Virtual function can belong to a class where it supports polymorphism</text:span></text:p>
            <text:p><text:span text:style-name="T112">- Virtual function makes entry in vtable.</text:span></text:p>
            <text:p><text:span text:style-name="T133">class A{</text:span></text:p>
            <text:p><text:span text:style-name="T133">int a;</text:span></text:p>
            <text:p><text:span text:style-name="T133">virtual void f(int);</text:span></text:p>
            <text:p><text:span text:style-name="T133">};</text:span></text:p>
            <text:p><text:span text:style-name="T133"/></text:p>
            <text:p><text:span text:style-name="T133">----------</text:span></text:p>
            <text:p><text:span text:style-name="T133">| a:int <text:s/>|</text:span></text:p>
            <text:p><text:span text:style-name="T133">---------- vtble <text:s text:c="3"/>----------</text:span></text:p>
            <text:p><text:span text:style-name="T133">| vptr <text:s text:c="2"/>|---------&gt;| &amp;A::f()|</text:span></text:p>
            <text:p><text:span text:style-name="T133">---------- <text:s text:c="9"/>----------</text:span></text:p>
            <text:p><text:span text:style-name="T134"/></text:p>
          </draw:text-box>
        </draw:frame>
        <draw:line draw:style-name="gr22" draw:text-style-name="P11" draw:layer="layout" svg:x1="1cm" svg:y1="25.888cm" svg:x2="20.59cm" svg:y2="25.888cm">
          <text:p/>
        </draw:line>
      </draw:page>
      <draw:page draw:name="page34" draw:style-name="dp1" draw:master-page-name="Default">
        <office:forms form:automatic-focus="false" form:apply-design-mode="false"/>
        <draw:frame draw:style-name="gr12" draw:text-style-name="P19" draw:layer="layout" svg:width="18.32cm" svg:height="21.59cm" svg:x="1.381cm" svg:y="1.914cm">
          <draw:text-box>
            <text:p><text:span text:style-name="T133">struct P {</text:span></text:p>
            <text:p><text:span text:style-name="T133">int p1;</text:span></text:p>
            <text:p><text:span text:style-name="T133">virtual void pvf();</text:span></text:p>
            <text:p><text:span text:style-name="T133">};</text:span></text:p>
            <text:p><text:span text:style-name="T133">struct S : P {</text:span></text:p>
            <text:p><text:span text:style-name="T133">int s1;</text:span></text:p>
            <text:p><text:span text:style-name="T133">void pvf(); // overrides P::pvf and R::pvf</text:span></text:p>
            <text:p><text:span text:style-name="T133">void rvf(); // overrides R::rvf</text:span></text:p>
            <text:p><text:span text:style-name="T133">void svf(); // new</text:span></text:p>
            <text:p><text:span text:style-name="T133">};</text:span></text:p>
            <text:p><text:span text:style-name="T94"/></text:p>
            <text:p><text:span text:style-name="T135">P*, S*</text:span></text:p>
            <text:p><text:span text:style-name="T136"><text:s text:c="2"/></text:span><text:span text:style-name="T133">-----&gt; -------------- <text:s text:c="5"/>--------------</text:span></text:p>
            <text:p><text:span text:style-name="T136"><text:s text:c="9"/></text:span><text:span text:style-name="T133">| P::vfptr <text:s/>-|-----&gt;| <text:s/>&amp;S::pvf <text:s text:c="2"/>|</text:span></text:p>
            <text:p><text:span text:style-name="T136"><text:s text:c="9"/></text:span><text:span text:style-name="T133">-------------- <text:s text:c="5"/>--------------</text:span></text:p>
            <text:p><text:span text:style-name="T136"><text:s text:c="9"/></text:span><text:span text:style-name="T133">| P::p1 <text:s text:c="5"/>|</text:span></text:p>
            <text:p><text:span text:style-name="T136"><text:s text:c="9"/></text:span><text:span text:style-name="T133">--------------</text:span></text:p>
            <text:p><text:span text:style-name="T128"/></text:p>
            <text:p><text:span text:style-name="T112">- static function can not be virtual as this pointer is not the implicit first </text:span></text:p>
            <text:p><text:span text:style-name="T112">argument.</text:span></text:p>
            <text:p><text:span text:style-name="T129"/></text:p>
            <text:p><text:span text:style-name="T104">2. Function</text:span></text:p>
            <text:list text:style-name="L1">
              <text:list-item>
                <text:p><text:span text:style-name="T107"><text:s/></text:span><text:span text:style-name="T108">Function calling convention</text:span></text:p>
              </text:list-item>
              <text:list-item>
                <text:p><text:span text:style-name="T107"><text:s/></text:span><text:span text:style-name="T108">Function naming convention</text:span></text:p>
              </text:list-item>
              <text:list-item>
                <text:p><text:span text:style-name="T107"><text:s/></text:span><text:span text:style-name="T108">Function prototype</text:span></text:p>
              </text:list-item>
              <text:list-item>
                <text:p><text:span text:style-name="T107"><text:s/></text:span><text:span text:style-name="T108">Function stack frame</text:span></text:p>
              </text:list-item>
              <text:list-item>
                <text:p><text:span text:style-name="T107"><text:s/></text:span><text:span text:style-name="T108">Return</text:span></text:p>
              </text:list-item>
              <text:list-item>
                <text:p><text:span text:style-name="T107"><text:s/></text:span><text:span text:style-name="T108">Inline functions</text:span></text:p>
              </text:list-item>
              <text:list-item>
                <text:p><text:span text:style-name="T107"><text:s/></text:span><text:span text:style-name="T108">Virtual function</text:span></text:p>
              </text:list-item>
              <text:list-item>
                <text:p><text:span text:style-name="T19"><text:s/></text:span><text:span text:style-name="T20">Function overloading</text:span></text:p>
              </text:list-item>
              <text:list-item>
                <text:p><text:span text:style-name="T107"><text:s/></text:span><text:span text:style-name="T108">Function default parameters</text:span></text:p>
              </text:list-item>
              <text:list-item>
                <text:p><text:span text:style-name="T107"><text:s/></text:span><text:span text:style-name="T108">Pass by value, pass by reference</text:span></text:p>
              </text:list-item>
              <text:list-item>
                <text:p><text:span text:style-name="T107"><text:s/></text:span><text:span text:style-name="T108">Unnamed function parameter</text:span></text:p>
              </text:list-item>
              <text:list-item>
                <text:p><text:span text:style-name="T107"><text:s/></text:span><text:span text:style-name="T108">Variable parameter list</text:span></text:p>
              </text:list-item>
              <text:list-item>
                <text:p><text:span text:style-name="T107"><text:s/></text:span><text:span text:style-name="T108">Static functions</text:span></text:p>
              </text:list-item>
              <text:list-item>
                <text:p><text:span text:style-name="T108"/></text:p>
              </text:list-item>
            </text:list>
            <text:p><text:span text:style-name="T93">- Multiple definitions for the same function name in the </text:span><text:span text:style-name="T137"><text:s/></text:span><text:span text:style-name="T93">same scope. </text:span></text:p>
            <text:p><text:span text:style-name="T93"><text:s/></text:span><text:span text:style-name="T93">The definition of the function must differ from each other</text:span></text:p>
            <text:p><text:span text:style-name="T137"><text:s/></text:span><text:span text:style-name="T93">by the types and/or the number of arguments in the argument list.</text:span></text:p>
            <text:p><text:span text:style-name="T93">- Can not overload function declarations that differ only by return type.</text:span></text:p>
            <text:p><text:span text:style-name="T138"/></text:p>
            <text:p><text:span text:style-name="T94">void print(int i) {</text:span></text:p>
            <text:p><text:span text:style-name="T94">cout &lt;&lt; "Printing int: " &lt;&lt; i &lt;&lt; endl;</text:span></text:p>
            <text:p><text:span text:style-name="T94">}</text:span></text:p>
            <text:p><text:span text:style-name="T94">void print(double f) {</text:span></text:p>
            <text:p><text:span text:style-name="T94">cout &lt;&lt; "Printing float: " &lt;&lt; f &lt;&lt; endl;</text:span></text:p>
            <text:p><text:span text:style-name="T94">}</text:span></text:p>
            <text:p><text:span text:style-name="T94">//void print(long double l) {</text:span></text:p>
            <text:p><text:span text:style-name="T94">//cout&lt;&lt;"Printing long:"&lt;&lt;l&lt;&lt;endl;</text:span></text:p>
            <text:p><text:span text:style-name="T94">//}</text:span></text:p>
            <text:p><text:span text:style-name="T94">void print(char* c) {</text:span></text:p>
            <text:p><text:span text:style-name="T94">cout &lt;&lt; "Printing character: " &lt;&lt; c &lt;&lt; endl;</text:span></text:p>
            <text:p><text:span text:style-name="T94">}</text:span></text:p>
            <text:p><text:span text:style-name="T93"/></text:p>
          </draw:text-box>
        </draw:frame>
        <draw:line draw:style-name="gr22" draw:text-style-name="P11" draw:layer="layout" svg:x1="1cm" svg:y1="25.888cm" svg:x2="20.59cm" svg:y2="25.888cm">
          <text:p/>
        </draw:line>
      </draw:page>
      <draw:page draw:name="page35" draw:style-name="dp1" draw:master-page-name="Default">
        <office:forms form:automatic-focus="false" form:apply-design-mode="false"/>
        <draw:frame draw:style-name="gr32" draw:text-style-name="P22" draw:layer="layout" svg:width="18.32cm" svg:height="26.67cm" svg:x="1.381cm" svg:y="1.914cm">
          <draw:text-box>
            <text:p><text:span text:style-name="T94">int main(int argc, char *argv[]) {</text:span></text:p>
            <text:p><text:span text:style-name="T94">int i=10;</text:span></text:p>
            <text:p><text:span text:style-name="T94">double d=20.10;</text:span></text:p>
            <text:p><text:span text:style-name="T94">long double ld=10.10001;</text:span></text:p>
            <text:p><text:span text:style-name="T94">char *cp="ORACLE";</text:span></text:p>
            <text:p><text:span text:style-name="T94">print(i);</text:span></text:p>
            <text:p><text:span text:style-name="T94">print(d);</text:span></text:p>
            <text:p><text:span text:style-name="T94">print(ld);</text:span></text:p>
            <text:p><text:span text:style-name="T94">print(cp);</text:span></text:p>
            <text:p><text:span text:style-name="T94">return 0;</text:span></text:p>
            <text:p><text:span text:style-name="T94">}</text:span></text:p>
            <text:p><text:span text:style-name="T128"/></text:p>
            <text:p><text:span text:style-name="T126">Overloading and ambiguity</text:span></text:p>
            <text:p><text:span text:style-name="T93">- There can be ambiguity when exact matching type is not available and</text:span></text:p>
            <text:p><text:span text:style-name="T137"><text:s/></text:span><text:span text:style-name="T93">intermediate conversion is required where target type is more than one..</text:span></text:p>
            <text:p><text:span text:style-name="T93">- If both functions are available that is without the overloaded argument</text:span></text:p>
            <text:p><text:span text:style-name="T137"><text:s/></text:span><text:span text:style-name="T93">and with overloaded argument but with default values.</text:span></text:p>
            <text:p><text:span text:style-name="T126"/></text:p>
            <text:p><text:span text:style-name="T93">In order to overcome ambiguity look the following rule is followed</text:span></text:p>
            <text:p><text:span text:style-name="T93">a) Select candidates. Same function name.</text:span></text:p>
            <text:p><text:span text:style-name="T93">b) Select viable function. Select function which has equal number of matching </text:span></text:p>
            <text:p><text:span text:style-name="T93">arguments.</text:span></text:p>
            <text:p><text:span text:style-name="T93">c) Select best match function. Function that require minimum conversion.</text:span></text:p>
            <text:p><text:span text:style-name="T93"/></text:p>
            <text:p><text:span text:style-name="T133">#include &lt;iostream&gt;</text:span></text:p>
            <text:p><text:span text:style-name="T133">#include &lt;string&gt;</text:span></text:p>
            <text:p><text:span text:style-name="T133">using namespace std;</text:span></text:p>
            <text:p><text:span text:style-name="T133"/></text:p>
            <text:p><text:span text:style-name="T133">void print(int i){cout&lt;&lt;"print int"&lt;&lt;endl;}</text:span></text:p>
            <text:p><text:span text:style-name="T133">void print(float f){cout&lt;&lt;"print float"&lt;&lt;endl;}</text:span></text:p>
            <text:p><text:span text:style-name="T133">void print(char c){cout&lt;&lt;"print char"&lt;&lt;endl;}</text:span></text:p>
            <text:p><text:span text:style-name="T133">void print(double d){cout&lt;&lt;"print double"&lt;&lt;endl;}</text:span></text:p>
            <text:p><text:span text:style-name="T133">void print(int *i){cout&lt;&lt;"print int*"&lt;&lt;endl;}</text:span></text:p>
            <text:p><text:span text:style-name="T133">class complex{</text:span></text:p>
            <text:p><text:span text:style-name="T133">public:</text:span></text:p>
            <text:p><text:span text:style-name="T133">complex(double){}</text:span></text:p>
            <text:p><text:span text:style-name="T133">};</text:span></text:p>
            <text:p><text:span text:style-name="T133"/></text:p>
            <text:p><text:span text:style-name="T133">class longdouble{</text:span></text:p>
            <text:p><text:span text:style-name="T133">friend double operator+(longdouble&amp;, int);</text:span></text:p>
            <text:p><text:span text:style-name="T133">//friend double operator+(longdouble&amp;, double);</text:span></text:p>
            <text:p><text:span text:style-name="T133">public:</text:span></text:p>
            <text:p><text:span text:style-name="T133">longdouble(int){};</text:span></text:p>
            <text:p><text:span text:style-name="T133">operator double(){return 4.4;}</text:span></text:p>
            <text:p><text:span text:style-name="T133">double operator+(const complex&amp;){</text:span></text:p>
            <text:p><text:span text:style-name="T133">cout&lt;&lt;"::operator+complex"&lt;&lt;endl;</text:span></text:p>
            <text:p><text:span text:style-name="T133">}</text:span></text:p>
            <text:p><text:span text:style-name="T133">};</text:span></text:p>
            <text:p><text:span text:style-name="T133">double operator+(longdouble&amp; l, int i){</text:span></text:p>
            <text:p><text:span text:style-name="T133">//double operator+(longdouble&amp; l, double i){</text:span></text:p>
            <text:p><text:span text:style-name="T133">cout&lt;&lt;"global operator+"&lt;&lt;endl;</text:span></text:p>
            <text:p><text:span text:style-name="T133">}</text:span></text:p>
            <text:p><text:span text:style-name="T94"/></text:p>
          </draw:text-box>
        </draw:frame>
        <draw:line draw:style-name="gr22" draw:text-style-name="P11" draw:layer="layout" svg:x1="1cm" svg:y1="25.888cm" svg:x2="20.59cm" svg:y2="25.888cm">
          <text:p/>
        </draw:line>
      </draw:page>
      <draw:page draw:name="page36" draw:style-name="dp1" draw:master-page-name="Default">
        <office:forms form:automatic-focus="false" form:apply-design-mode="false"/>
        <draw:frame draw:style-name="gr32" draw:text-style-name="P22" draw:layer="layout" svg:width="18.32cm" svg:height="26.67cm" svg:x="1.381cm" svg:y="1.914cm">
          <draw:text-box>
            <text:p><text:span text:style-name="T135">int main(){</text:span></text:p>
            <text:p><text:span text:style-name="T133">longdouble ld(16.08);</text:span></text:p>
            <text:p><text:span text:style-name="T133">double res=ld+15.05;</text:span></text:p>
            <text:p><text:span text:style-name="T133">//double res=ld+15;</text:span></text:p>
            <text:p><text:span text:style-name="T133">print(10.4);</text:span></text:p>
            <text:p><text:span text:style-name="T133">return 0;</text:span></text:p>
            <text:p><text:span text:style-name="T133">}</text:span></text:p>
            <text:p><text:span text:style-name="T139"/></text:p>
            <text:p><text:span text:style-name="T139">$g++ main.cpp</text:span></text:p>
            <text:p><text:span text:style-name="T139">main.cpp: In function ‘int main()’:</text:span></text:p>
            <text:p><text:span text:style-name="T139">main.cpp:38: warning: passing ‘double’ for argument 1 to ‘longdouble::longdouble(int)’</text:span></text:p>
            <text:p><text:span text:style-name="T139">main.cpp:39: error: ISO C++ says that these are ambiguous, even though the worst conversion</text:span></text:p>
            <text:p><text:span text:style-name="T139"><text:s text:c="2"/></text:span><text:span text:style-name="T139">for the first is better than the worst conversion for the second:</text:span></text:p>
            <text:p><text:span text:style-name="T139">main.cpp:34: note: candidate 1: double operator+(longdouble&amp;, int)</text:span></text:p>
            <text:p><text:span text:style-name="T139">main.cpp:39: note: candidate 2: operator+(double, double) &lt;built-in&gt;</text:span></text:p>
            <text:p><text:span text:style-name="T139">main.cpp:39: warning: passing ‘double’ for argument 2 to ‘double operator+(longdouble&amp;, int)’</text:span></text:p>
            <text:p><text:span text:style-name="T130"/></text:p>
            <text:p><text:span text:style-name="T94"/></text:p>
            <text:p><text:span text:style-name="T140">2. Function</text:span></text:p>
            <text:list text:style-name="L1">
              <text:list-item>
                <text:p><text:span text:style-name="T107"><text:s/></text:span><text:span text:style-name="T108">Function calling convention</text:span></text:p>
              </text:list-item>
              <text:list-item>
                <text:p><text:span text:style-name="T107"><text:s/></text:span><text:span text:style-name="T108">Function naming convention</text:span></text:p>
              </text:list-item>
              <text:list-item>
                <text:p><text:span text:style-name="T107"><text:s/></text:span><text:span text:style-name="T108">Function prototype</text:span></text:p>
              </text:list-item>
              <text:list-item>
                <text:p><text:span text:style-name="T107"><text:s/></text:span><text:span text:style-name="T108">Function stack frame</text:span></text:p>
              </text:list-item>
              <text:list-item>
                <text:p><text:span text:style-name="T107"><text:s/></text:span><text:span text:style-name="T108">Return</text:span></text:p>
              </text:list-item>
              <text:list-item>
                <text:p><text:span text:style-name="T107"><text:s/></text:span><text:span text:style-name="T108">Inline functions</text:span></text:p>
              </text:list-item>
              <text:list-item>
                <text:p><text:span text:style-name="T107"><text:s/></text:span><text:span text:style-name="T108">Virtual function</text:span></text:p>
              </text:list-item>
              <text:list-item>
                <text:p><text:span text:style-name="T107"><text:s/></text:span><text:span text:style-name="T108">Function overloading</text:span></text:p>
              </text:list-item>
              <text:list-item>
                <text:p><text:span text:style-name="T19"><text:s/></text:span><text:span text:style-name="T20">Function default parameters</text:span></text:p>
              </text:list-item>
              <text:list-item>
                <text:p><text:span text:style-name="T107"><text:s/></text:span><text:span text:style-name="T108">Pass by value, pass by reference</text:span></text:p>
              </text:list-item>
              <text:list-item>
                <text:p><text:span text:style-name="T107"><text:s/></text:span><text:span text:style-name="T108">Unnamed function parameter</text:span></text:p>
              </text:list-item>
              <text:list-item>
                <text:p><text:span text:style-name="T107"><text:s/></text:span><text:span text:style-name="T108">Variable parameter list</text:span></text:p>
              </text:list-item>
              <text:list-item>
                <text:p><text:span text:style-name="T107"><text:s/></text:span><text:span text:style-name="T108">Static functions</text:span></text:p>
                <text:p><text:span text:style-name="T108"/></text:p>
              </text:list-item>
            </text:list>
            <text:p><text:span text:style-name="T112">- When a function is defined, a default value can be specified for each of</text:span></text:p>
            <text:p><text:span text:style-name="T112"><text:s/></text:span><text:span text:style-name="T112">the last parameters.</text:span></text:p>
            <text:p><text:span text:style-name="T112">- This value will be used if the corresponding argument is left blank when</text:span></text:p>
            <text:p><text:span text:style-name="T112">calling to the function.</text:span></text:p>
            <text:p><text:span text:style-name="T112">- This is done by using the assignment operator and assigning values for</text:span><text:span text:style-name="T141"> <text:s/></text:span><text:span text:style-name="T112">the</text:span></text:p>
            <text:p><text:span text:style-name="T112">arguments in the function definition. If a value for that parameter</text:span><text:span text:style-name="T141"> <text:s/></text:span><text:span text:style-name="T112">is not</text:span></text:p>
            <text:p><text:span text:style-name="T112">passed when the function is called, the default given value is</text:span><text:span text:style-name="T141"> </text:span><text:span text:style-name="T112">used, but if a</text:span></text:p>
            <text:p><text:span text:style-name="T112">value is specified, this default value is ignored and</text:span><text:span text:style-name="T141"> </text:span><text:span text:style-name="T112">the passed value is used</text:span></text:p>
            <text:p><text:span text:style-name="T112">instead.</text:span></text:p>
            <text:p><text:span text:style-name="T93"/></text:p>
            <text:p><text:span text:style-name="T94">#include &lt;iostream&gt;</text:span></text:p>
            <text:p><text:span text:style-name="T94">using namespace std;</text:span></text:p>
            <text:p><text:span text:style-name="T94">int sum(int a, int b=20) {</text:span></text:p>
            <text:p><text:span text:style-name="T133">int result;</text:span></text:p>
            <text:p><text:span text:style-name="T133">result = a + b;</text:span></text:p>
            <text:p><text:span text:style-name="T133">return (result);</text:span></text:p>
            <text:p><text:span text:style-name="T94">}</text:span></text:p>
            <text:p><text:span text:style-name="T94"/></text:p>
            <text:p><text:span text:style-name="T94">int sum(int a, int b){//error multiple definition</text:span></text:p>
            <text:p><text:span text:style-name="T94">Return a+b;</text:span></text:p>
            <text:p><text:span text:style-name="T94">}</text:span></text:p>
            <text:p><text:span text:style-name="T94"/></text:p>
            <text:p><text:span text:style-name="T94"/></text:p>
          </draw:text-box>
        </draw:frame>
        <draw:line draw:style-name="gr22" draw:text-style-name="P11" draw:layer="layout" svg:x1="1cm" svg:y1="25.888cm" svg:x2="20.59cm" svg:y2="25.888cm">
          <text:p/>
        </draw:line>
      </draw:page>
      <draw:page draw:name="page37" draw:style-name="dp1" draw:master-page-name="Default">
        <office:forms form:automatic-focus="false" form:apply-design-mode="false"/>
        <draw:frame draw:style-name="gr33" draw:text-style-name="P19" draw:layer="layout" svg:width="18.32cm" svg:height="25.67cm" svg:x="1.381cm" svg:y="1.914cm">
          <draw:text-box>
            <text:p><text:span text:style-name="T94">int main () {</text:span></text:p>
            <text:p><text:span text:style-name="T133">int a = 100;</text:span></text:p>
            <text:p><text:span text:style-name="T133">int b = 200;</text:span></text:p>
            <text:p><text:span text:style-name="T133">int result;</text:span></text:p>
            <text:p><text:span text:style-name="T133">result = sum(a, b);</text:span></text:p>
            <text:p><text:span text:style-name="T133">cout &lt;&lt; "Total value is :" &lt;&lt; result &lt;&lt; endl;</text:span></text:p>
            <text:p><text:span text:style-name="T133">result = sum(a);</text:span></text:p>
            <text:p><text:span text:style-name="T133">cout &lt;&lt; "Total value is :" &lt;&lt; result &lt;&lt; endl;</text:span></text:p>
            <text:p><text:span text:style-name="T133">return 0;</text:span></text:p>
            <text:p><text:span text:style-name="T94">}</text:span></text:p>
            <text:p><text:span text:style-name="T94"/></text:p>
            <text:p><text:span text:style-name="T104">2. Function</text:span></text:p>
            <text:list text:style-name="L1">
              <text:list-item>
                <text:p><text:span text:style-name="T107"><text:s/></text:span><text:span text:style-name="T108">Function calling convention</text:span></text:p>
              </text:list-item>
              <text:list-item>
                <text:p><text:span text:style-name="T107"><text:s/></text:span><text:span text:style-name="T108">Function naming convention</text:span></text:p>
              </text:list-item>
              <text:list-item>
                <text:p><text:span text:style-name="T107"><text:s/></text:span><text:span text:style-name="T108">Function prototype</text:span></text:p>
              </text:list-item>
              <text:list-item>
                <text:p><text:span text:style-name="T107"><text:s/></text:span><text:span text:style-name="T108">Function stack frame</text:span></text:p>
              </text:list-item>
              <text:list-item>
                <text:p><text:span text:style-name="T107"><text:s/></text:span><text:span text:style-name="T108">Return</text:span></text:p>
              </text:list-item>
              <text:list-item>
                <text:p><text:span text:style-name="T107"><text:s/></text:span><text:span text:style-name="T108">Inline functions</text:span></text:p>
              </text:list-item>
              <text:list-item>
                <text:p><text:span text:style-name="T107"><text:s/></text:span><text:span text:style-name="T108">Virtual function</text:span></text:p>
              </text:list-item>
              <text:list-item>
                <text:p><text:span text:style-name="T107"><text:s/></text:span><text:span text:style-name="T108">Function overloading</text:span></text:p>
              </text:list-item>
              <text:list-item>
                <text:p><text:span text:style-name="T107"><text:s/></text:span><text:span text:style-name="T108">Function default parameters</text:span></text:p>
              </text:list-item>
              <text:list-item>
                <text:p><text:span text:style-name="T19"><text:s/></text:span><text:span text:style-name="T20">Pass by value, pass by reference</text:span></text:p>
              </text:list-item>
              <text:list-item>
                <text:p><text:span text:style-name="T107"><text:s/></text:span><text:span text:style-name="T108">Unnamed function parameter</text:span></text:p>
              </text:list-item>
              <text:list-item>
                <text:p><text:span text:style-name="T107"><text:s/></text:span><text:span text:style-name="T108">Variable parameter list</text:span></text:p>
              </text:list-item>
              <text:list-item>
                <text:p><text:span text:style-name="T107"><text:s/></text:span><text:span text:style-name="T108">Static functions</text:span></text:p>
                <text:p><text:span text:style-name="T108"/></text:p>
                <text:p><text:span text:style-name="T108"/></text:p>
              </text:list-item>
            </text:list>
            <text:p><text:span text:style-name="T93">Two way parameter to function can be passed</text:span></text:p>
            <text:p><text:span text:style-name="T112">- By value</text:span></text:p>
            <text:p><text:span text:style-name="T112">- By reference</text:span></text:p>
            <text:p><text:span text:style-name="T93"/></text:p>
            <text:p><text:span text:style-name="T93">By value</text:span></text:p>
            <text:p><text:span text:style-name="T93">Value is of the argument passed by callee the function is exactly copied in</text:span></text:p>
            <text:p><text:span text:style-name="T93">the caller parameter variable.</text:span></text:p>
            <text:p><text:span text:style-name="T142"/></text:p>
            <text:p><text:span text:style-name="T94">void swap(int *v1, int *v2){</text:span></text:p>
            <text:p><text:span text:style-name="T94">int tmp=*v2;</text:span></text:p>
            <text:p><text:span text:style-name="T94">*v2=*v1;</text:span></text:p>
            <text:p><text:span text:style-name="T94">*v1=tmp;</text:span></text:p>
            <text:p><text:span text:style-name="T94">}</text:span></text:p>
            <text:p><text:span text:style-name="T94">void swapptr(int **v1, int **v2){</text:span></text:p>
            <text:p><text:span text:style-name="T94">int *tmp=*v2;</text:span></text:p>
            <text:p><text:span text:style-name="T94">*v2=*v1;</text:span></text:p>
            <text:p><text:span text:style-name="T94">*v1=tmp;</text:span></text:p>
            <text:p><text:span text:style-name="T94">}</text:span></text:p>
            <text:p><text:span text:style-name="T119"/></text:p>
            <text:p><text:span text:style-name="T93">By reference</text:span></text:p>
            <text:p><text:span text:style-name="T94">void swap(int &amp;v1,int &amp;v2){</text:span></text:p>
            <text:p><text:span text:style-name="T94">int tmp=v2;</text:span></text:p>
            <text:p><text:span text:style-name="T94">v2=v1;</text:span></text:p>
            <text:p><text:span text:style-name="T94">v1=tmp;</text:span></text:p>
            <text:p><text:span text:style-name="T94">}</text:span></text:p>
            <text:p><text:span text:style-name="T94">void swapptr( int *&amp;v1,int *&amp;v2){</text:span></text:p>
            <text:p><text:span text:style-name="T94">int *tmp=v2;</text:span></text:p>
            <text:p><text:span text:style-name="T94">v2=v1;</text:span></text:p>
            <text:p><text:span text:style-name="T94">v1=tmp;</text:span></text:p>
            <text:p><text:span text:style-name="T94">}</text:span></text:p>
            <text:p><text:span text:style-name="T94"/></text:p>
            <text:p><text:span text:style-name="T109"/></text:p>
          </draw:text-box>
        </draw:frame>
        <draw:line draw:style-name="gr22" draw:text-style-name="P11" draw:layer="layout" svg:x1="1cm" svg:y1="25.888cm" svg:x2="20.59cm" svg:y2="25.888cm">
          <text:p/>
        </draw:line>
      </draw:page>
      <draw:page draw:name="page38" draw:style-name="dp1" draw:master-page-name="Default">
        <office:forms form:automatic-focus="false" form:apply-design-mode="false"/>
        <draw:frame draw:style-name="gr34" draw:text-style-name="P23" draw:layer="layout" svg:width="18.32cm" svg:height="24.765cm" svg:x="1.635cm" svg:y="1.635cm">
          <draw:text-box>
            <text:p><text:span text:style-name="T93">Array Value</text:span></text:p>
            <text:p><text:span text:style-name="T94">void printvalue(int arr[10]);</text:span></text:p>
            <text:p><text:span text:style-name="T94">void printvalue(int *arr);</text:span></text:p>
            <text:p><text:span text:style-name="T94">void printvalue(int arr[]);</text:span></text:p>
            <text:p><text:span text:style-name="T94"/></text:p>
            <text:p><text:span text:style-name="T93">Reference</text:span></text:p>
            <text:p><text:span text:style-name="T94">void printvalue(int (&amp;arr)[10]);</text:span></text:p>
            <text:p><text:span text:style-name="T94">void printvalue(int (&amp;arr)[10][10]);</text:span></text:p>
            <text:p><text:span text:style-name="T109"/></text:p>
            <text:p><text:span text:style-name="T94">#include &lt;iostream&gt;</text:span></text:p>
            <text:p><text:span text:style-name="T94">using namespace std;</text:span></text:p>
            <text:p><text:span text:style-name="T143"/></text:p>
            <text:p><text:span text:style-name="T94">void printptrtoarray(int (*arr)[4]){</text:span></text:p>
            <text:p><text:span text:style-name="T94">int i=0,j=0;</text:span></text:p>
            <text:p><text:span text:style-name="T94">for(i=0;i&lt;4;i++){</text:span></text:p>
            <text:p><text:span text:style-name="T94">for(j=0;j&lt;4;j++)</text:span></text:p>
            <text:p><text:span text:style-name="T94">cout&lt;&lt;arr[i][j]&lt;&lt;" ";</text:span></text:p>
            <text:p><text:span text:style-name="T94">cout&lt;&lt;endl;</text:span></text:p>
            <text:p><text:span text:style-name="T94">}</text:span></text:p>
            <text:p><text:span text:style-name="T94">}</text:span></text:p>
            <text:p><text:span text:style-name="T94">void printarray(int (&amp;arr)[4][4]){</text:span></text:p>
            <text:p><text:span text:style-name="T94">int i=0,j=0;</text:span></text:p>
            <text:p><text:span text:style-name="T94">for (i=0;i&lt;4;i++){</text:span></text:p>
            <text:p><text:span text:style-name="T94">for (j=0;j&lt;4;j++)</text:span></text:p>
            <text:p><text:span text:style-name="T94">cout&lt;&lt;arr[i][j]&lt;&lt;" ";</text:span></text:p>
            <text:p><text:span text:style-name="T94">cout&lt;&lt;endl;</text:span></text:p>
            <text:p><text:span text:style-name="T94">}</text:span></text:p>
            <text:p><text:span text:style-name="T94">}</text:span></text:p>
            <text:p><text:span text:style-name="T94">void preparearray(int (&amp;arr)[4][4]){</text:span></text:p>
            <text:p><text:span text:style-name="T94">int i=0,j=0;</text:span></text:p>
            <text:p><text:span text:style-name="T94">for (i=0;i&lt;4;i++)</text:span></text:p>
            <text:p><text:span text:style-name="T94">for (j=0;j&lt;4;j++)</text:span></text:p>
            <text:p><text:span text:style-name="T94">arr[i][j]=i;</text:span></text:p>
            <text:p><text:span text:style-name="T94">}</text:span></text:p>
            <text:p><text:span text:style-name="T94">int main(int argc,char *argv[]){</text:span></text:p>
            <text:p><text:span text:style-name="T94">int arr[4][4];</text:span></text:p>
            <text:p><text:span text:style-name="T94">preparearray(arr);</text:span></text:p>
            <text:p><text:span text:style-name="T94">printarray(arr);</text:span></text:p>
            <text:p><text:span text:style-name="T94">printptrtoarray(arr);</text:span></text:p>
            <text:p><text:span text:style-name="T94">return 0;</text:span></text:p>
            <text:p><text:span text:style-name="T94">}</text:span></text:p>
            <text:p><text:span text:style-name="T94">$ ./a.out </text:span></text:p>
            <text:p><text:span text:style-name="T94">0 0 0 0 </text:span></text:p>
            <text:p><text:span text:style-name="T94">1 1 1 1 </text:span></text:p>
            <text:p><text:span text:style-name="T94">2 2 2 2 </text:span></text:p>
            <text:p><text:span text:style-name="T94">3 3 3 3 </text:span></text:p>
            <text:p><text:span text:style-name="T94">0 0 0 0 </text:span></text:p>
            <text:p><text:span text:style-name="T94">1 1 1 1 </text:span></text:p>
            <text:p><text:span text:style-name="T94">2 2 2 2 </text:span></text:p>
            <text:p><text:span text:style-name="T94">3 3 3 3 </text:span></text:p>
            <text:p><text:span text:style-name="T144"/></text:p>
            <text:p><text:span text:style-name="T145"/></text:p>
          </draw:text-box>
        </draw:frame>
        <draw:line draw:style-name="gr22" draw:text-style-name="P11" draw:layer="layout" svg:x1="1cm" svg:y1="25.888cm" svg:x2="20.59cm" svg:y2="25.888cm">
          <text:p/>
        </draw:line>
      </draw:page>
      <draw:page draw:name="page39" draw:style-name="dp1" draw:master-page-name="Default">
        <office:forms form:automatic-focus="false" form:apply-design-mode="false"/>
        <draw:frame draw:style-name="gr34" draw:text-style-name="P23" draw:layer="layout" svg:width="18.32cm" svg:height="24.765cm" svg:x="1.381cm" svg:y="1.914cm">
          <draw:text-box>
            <text:p><text:span text:style-name="T146">2. Function</text:span></text:p>
            <text:list text:style-name="L1">
              <text:list-item>
                <text:p><text:span text:style-name="T107"><text:s/></text:span><text:span text:style-name="T108">Function calling convention</text:span></text:p>
              </text:list-item>
              <text:list-item>
                <text:p><text:span text:style-name="T107"><text:s/></text:span><text:span text:style-name="T108">Function naming convention</text:span></text:p>
              </text:list-item>
              <text:list-item>
                <text:p><text:span text:style-name="T107"><text:s/></text:span><text:span text:style-name="T108">Function prototype</text:span></text:p>
              </text:list-item>
              <text:list-item>
                <text:p><text:span text:style-name="T107"><text:s/></text:span><text:span text:style-name="T108">Function stack frame</text:span></text:p>
              </text:list-item>
              <text:list-item>
                <text:p><text:span text:style-name="T107"><text:s/></text:span><text:span text:style-name="T108">Return</text:span></text:p>
              </text:list-item>
              <text:list-item>
                <text:p><text:span text:style-name="T107"><text:s/></text:span><text:span text:style-name="T108">Inline functions</text:span></text:p>
              </text:list-item>
              <text:list-item>
                <text:p><text:span text:style-name="T107"><text:s/></text:span><text:span text:style-name="T108">Virtual function</text:span></text:p>
              </text:list-item>
              <text:list-item>
                <text:p><text:span text:style-name="T107"><text:s/></text:span><text:span text:style-name="T108">Function overloading</text:span></text:p>
              </text:list-item>
              <text:list-item>
                <text:p><text:span text:style-name="T107"><text:s/></text:span><text:span text:style-name="T108">Function default parameters</text:span></text:p>
              </text:list-item>
              <text:list-item>
                <text:p><text:span text:style-name="T147"><text:s/></text:span><text:span text:style-name="T108">Pass by value, pass by reference</text:span></text:p>
              </text:list-item>
              <text:list-item>
                <text:p><text:span text:style-name="T19"><text:s/></text:span><text:span text:style-name="T20">Unnamed function parameter</text:span></text:p>
              </text:list-item>
              <text:list-item>
                <text:p><text:span text:style-name="T107"><text:s/></text:span><text:span text:style-name="T108">Variable parameter list</text:span></text:p>
              </text:list-item>
              <text:list-item>
                <text:p><text:span text:style-name="T107"><text:s/></text:span><text:span text:style-name="T108">Static functions</text:span></text:p>
                <text:p><text:span text:style-name="T20"/></text:p>
              </text:list-item>
            </text:list>
            <text:p><text:span text:style-name="T20">Unnamed function parameters are used when a particular parameter is</text:span></text:p>
            <text:p><text:span text:style-name="T20">not required but it is in design.</text:span></text:p>
            <text:p><text:span text:style-name="T148"/></text:p>
            <text:p><text:span text:style-name="T148"><text:s text:c="23"/></text:span><text:span text:style-name="T82">A</text:span></text:p>
            <text:p><text:span text:style-name="T148"><text:s text:c="17"/></text:span><text:span text:style-name="T148">+</text:span><text:span text:style-name="T82">------------+</text:span></text:p>
            <text:p><text:span text:style-name="T148"><text:s text:c="17"/></text:span><text:span text:style-name="T82">| func()=0; <text:s/>|</text:span></text:p>
            <text:p><text:span text:style-name="T148"><text:s text:c="17"/></text:span><text:span text:style-name="T148">+</text:span><text:span text:style-name="T82">------------+</text:span></text:p>
            <text:p><text:span text:style-name="T148"><text:s text:c="23"/></text:span><text:span text:style-name="T82">/ \</text:span></text:p>
            <text:p><text:span text:style-name="T148"><text:s text:c="24"/></text:span><text:span text:style-name="T82">-</text:span></text:p>
            <text:p><text:span text:style-name="T148"><text:s text:c="24"/></text:span><text:span text:style-name="T82">|</text:span></text:p>
            <text:p><text:span text:style-name="T148"><text:s text:c="4"/></text:span><text:span text:style-name="T148">+</text:span><text:span text:style-name="T82">----------------------------------+</text:span></text:p>
            <text:p><text:span text:style-name="T148"><text:s text:c="2"/></text:span><text:span text:style-name="T82">B | <text:s text:c="31"/>C |</text:span></text:p>
            <text:p><text:span text:style-name="T82">+-------------+ <text:s text:c="16"/>+--------------+</text:span></text:p>
            <text:p><text:span text:style-name="T82">| <text:s text:c="2"/>func() <text:s text:c="3"/>| <text:s text:c="16"/>| <text:s text:c="3"/>func() <text:s text:c="3"/>|</text:span></text:p>
            <text:p><text:span text:style-name="T82">+-------------+ <text:s text:c="16"/>+--------------+</text:span></text:p>
            <text:p><text:span text:style-name="T149"/></text:p>
            <text:p><text:span text:style-name="T149"/></text:p>
            <text:p><text:span text:style-name="T150">#include &lt;iostream&gt;</text:span></text:p>
            <text:p><text:span text:style-name="T115">using namespace std;</text:span></text:p>
            <text:p><text:span text:style-name="T115">struct A{</text:span></text:p>
            <text:p><text:span text:style-name="T115">virtual void func(int *)=0;</text:span></text:p>
            <text:p><text:span text:style-name="T115">};</text:span></text:p>
            <text:p><text:span text:style-name="T115">struct B:A{</text:span></text:p>
            <text:p><text:span text:style-name="T115">virtual void func(int *);</text:span></text:p>
            <text:p><text:span text:style-name="T115">};</text:span></text:p>
            <text:p><text:span text:style-name="T115">struct C:A{</text:span></text:p>
            <text:p><text:span text:style-name="T115">virtual void func(int*);</text:span></text:p>
            <text:p><text:span text:style-name="T115">};</text:span></text:p>
            <text:p><text:span text:style-name="T115">void B::func(int *){</text:span></text:p>
            <text:p><text:span text:style-name="T115">cout&lt;&lt;"A::func"&lt;&lt;endl;</text:span></text:p>
            <text:p><text:span text:style-name="T115">}</text:span></text:p>
            <text:p><text:span text:style-name="T115">void C::func(int *i){</text:span></text:p>
            <text:p><text:span text:style-name="T115">cout&lt;&lt;"B::func"&lt;&lt;*i&lt;&lt;endl;</text:span></text:p>
            <text:p><text:span text:style-name="T115">}</text:span></text:p>
            <text:p><text:span text:style-name="T115">void callfunc(A* a){</text:span></text:p>
            <text:p><text:span text:style-name="T115">int i=10;</text:span></text:p>
            <text:p><text:span text:style-name="T115">a-&gt;func(&amp;i);</text:span></text:p>
            <text:p><text:span text:style-name="T115">}</text:span></text:p>
            <text:p><text:span text:style-name="T115"/></text:p>
          </draw:text-box>
        </draw:frame>
        <draw:line draw:style-name="gr22" draw:text-style-name="P11" draw:layer="layout" svg:x1="1cm" svg:y1="25.888cm" svg:x2="20.59cm" svg:y2="25.888cm">
          <text:p/>
        </draw:line>
      </draw:page>
      <draw:page draw:name="page40" draw:style-name="dp1" draw:master-page-name="Default">
        <office:forms form:automatic-focus="false" form:apply-design-mode="false"/>
        <draw:frame draw:style-name="gr34" draw:text-style-name="P23" draw:layer="layout" svg:width="18.32cm" svg:height="24.765cm" svg:x="1.381cm" svg:y="1.914cm">
          <draw:text-box>
            <text:p><text:span text:style-name="T150">int main(int argc, char *argv[]){</text:span></text:p>
            <text:p><text:span text:style-name="T115">B b;</text:span></text:p>
            <text:p><text:span text:style-name="T115">C c;</text:span></text:p>
            <text:p><text:span text:style-name="T115">callfunc(&amp;b);</text:span></text:p>
            <text:p><text:span text:style-name="T115">callfunc(&amp;c);</text:span></text:p>
            <text:p><text:span text:style-name="T115">return 0;</text:span></text:p>
            <text:p><text:span text:style-name="T115">}</text:span></text:p>
            <text:p><text:span text:style-name="T115">$ ./a.out </text:span></text:p>
            <text:p><text:span text:style-name="T115">A::func</text:span></text:p>
            <text:p><text:span text:style-name="T115">B::func10</text:span></text:p>
            <text:p><text:span text:style-name="T115"/></text:p>
            <text:p><text:span text:style-name="T115"/></text:p>
            <text:p><text:span text:style-name="T115"/></text:p>
            <text:p><text:span text:style-name="T146">2. Function</text:span></text:p>
            <text:list text:style-name="L1">
              <text:list-item>
                <text:p><text:span text:style-name="T107"><text:s/></text:span><text:span text:style-name="T108">Function calling convention</text:span></text:p>
              </text:list-item>
              <text:list-item>
                <text:p><text:span text:style-name="T107"><text:s/></text:span><text:span text:style-name="T108">Function naming convention</text:span></text:p>
              </text:list-item>
              <text:list-item>
                <text:p><text:span text:style-name="T107"><text:s/></text:span><text:span text:style-name="T108">Function prototype</text:span></text:p>
              </text:list-item>
              <text:list-item>
                <text:p><text:span text:style-name="T107"><text:s/></text:span><text:span text:style-name="T108">Function stack frame</text:span></text:p>
              </text:list-item>
              <text:list-item>
                <text:p><text:span text:style-name="T107"><text:s/></text:span><text:span text:style-name="T108">Return</text:span></text:p>
              </text:list-item>
              <text:list-item>
                <text:p><text:span text:style-name="T107"><text:s/></text:span><text:span text:style-name="T108">Inline functions</text:span></text:p>
              </text:list-item>
              <text:list-item>
                <text:p><text:span text:style-name="T107"><text:s/></text:span><text:span text:style-name="T108">Virtual function</text:span></text:p>
              </text:list-item>
              <text:list-item>
                <text:p><text:span text:style-name="T107"><text:s/></text:span><text:span text:style-name="T108">Function overloading</text:span></text:p>
              </text:list-item>
              <text:list-item>
                <text:p><text:span text:style-name="T107"><text:s/></text:span><text:span text:style-name="T108">Function default parameters</text:span></text:p>
              </text:list-item>
              <text:list-item>
                <text:p><text:span text:style-name="T147"><text:s/></text:span><text:span text:style-name="T108">Pass by value, pass by reference</text:span></text:p>
              </text:list-item>
              <text:list-item>
                <text:p><text:span text:style-name="T107"><text:s/></text:span><text:span text:style-name="T108">Unnamed function parameter</text:span></text:p>
              </text:list-item>
              <text:list-item>
                <text:p><text:span text:style-name="T20"><text:s/></text:span><text:span text:style-name="T20">Variable parameter list</text:span></text:p>
              </text:list-item>
              <text:list-item>
                <text:p><text:span text:style-name="T107"><text:s/></text:span><text:span text:style-name="T108">Static functions</text:span></text:p>
                <text:p><text:span text:style-name="T108"/></text:p>
              </text:list-item>
            </text:list>
            <text:p><text:span text:style-name="T151"/></text:p>
            <text:p><text:span text:style-name="T151">#include &lt;stdarg.h&gt; </text:span></text:p>
            <text:p><text:span text:style-name="T133">double average(int num,...) </text:span></text:p>
            <text:p><text:span text:style-name="T133">{ </text:span></text:p>
            <text:p><text:span text:style-name="T133">va_list valist; </text:span></text:p>
            <text:p><text:span text:style-name="T133">double sum = 0.0; </text:span></text:p>
            <text:p><text:span text:style-name="T133">int i; </text:span></text:p>
            <text:p><text:span text:style-name="T133">/* initialize valist for num number of arguments */ </text:span></text:p>
            <text:p><text:span text:style-name="T133">va_start(valist, num); </text:span></text:p>
            <text:p><text:span text:style-name="T133"/></text:p>
            <text:p><text:span text:style-name="T133"/></text:p>
            <text:p><text:span text:style-name="T133"/></text:p>
            <text:p><text:span text:style-name="T133">/* access all the arguments assigned to valist */ </text:span></text:p>
            <text:p><text:span text:style-name="T133">for (i = 0; i &lt; num; i++) </text:span></text:p>
            <text:p><text:span text:style-name="T133">{ </text:span></text:p>
            <text:p><text:span text:style-name="T133">sum += va_arg(valist, int); </text:span></text:p>
            <text:p><text:span text:style-name="T133">} </text:span></text:p>
            <text:p><text:span text:style-name="T133">/* clean memory reserved for valist */ </text:span></text:p>
            <text:p><text:span text:style-name="T133">va_end(valist); </text:span></text:p>
            <text:p><text:span text:style-name="T133">return sum/num; </text:span></text:p>
            <text:p><text:span text:style-name="T133">}</text:span><text:span text:style-name="T152"> </text:span></text:p>
            <text:p><text:span text:style-name="T152"/></text:p>
            <text:p><text:span text:style-name="T112">- Define a function with last parameter as ellipses and the one just before</text:span></text:p>
            <text:p><text:span text:style-name="T112"> </text:span><text:span text:style-name="T112">the ellipses is always an int which will represent number of arguments. </text:span></text:p>
            <text:p><text:span text:style-name="T112">- Create a va_list type variable in the function definition. This type is</text:span></text:p>
            <text:p><text:span text:style-name="T112"> </text:span><text:span text:style-name="T112">defined in stdarg.h header file. </text:span></text:p>
          </draw:text-box>
        </draw:frame>
        <draw:line draw:style-name="gr22" draw:text-style-name="P11" draw:layer="layout" svg:x1="1cm" svg:y1="25.888cm" svg:x2="20.59cm" svg:y2="25.888cm">
          <text:p/>
        </draw:line>
      </draw:page>
      <draw:page draw:name="page41" draw:style-name="dp1" draw:master-page-name="Default">
        <office:forms form:automatic-focus="false" form:apply-design-mode="false"/>
        <draw:frame draw:style-name="gr34" draw:text-style-name="P24" draw:layer="layout" svg:width="18.32cm" svg:height="24.765cm" svg:x="1.381cm" svg:y="1.914cm">
          <draw:text-box>
            <text:p><text:span text:style-name="T112">-Use int parameter and va_start macro to initialize the va_list variable to</text:span></text:p>
            <text:p><text:span text:style-name="T112">an argument list. </text:span></text:p>
            <text:p><text:span text:style-name="T112">- The macro va_start is defined in stdarg.h header file. </text:span></text:p>
            <text:p><text:span text:style-name="T112">- Use va_arg macro and va_list variable to access each item in argument list. </text:span></text:p>
            <text:p><text:span text:style-name="T112">- Use a macro va_end to clean up the memory assigned to va_list variable. </text:span></text:p>
            <text:p><text:span text:style-name="T112"/></text:p>
            <text:p><text:span text:style-name="T112"/></text:p>
            <text:p><text:span text:style-name="T146">2. Function</text:span></text:p>
            <text:list text:style-name="L1">
              <text:list-item>
                <text:p><text:span text:style-name="T107"><text:s/></text:span><text:span text:style-name="T108">Function calling convention</text:span></text:p>
              </text:list-item>
              <text:list-item>
                <text:p><text:span text:style-name="T107"><text:s/></text:span><text:span text:style-name="T108">Function naming convention</text:span></text:p>
              </text:list-item>
              <text:list-item>
                <text:p><text:span text:style-name="T107"><text:s/></text:span><text:span text:style-name="T108">Function prototype</text:span></text:p>
              </text:list-item>
              <text:list-item>
                <text:p><text:span text:style-name="T107"><text:s/></text:span><text:span text:style-name="T108">Function stack frame</text:span></text:p>
              </text:list-item>
              <text:list-item>
                <text:p><text:span text:style-name="T107"><text:s/></text:span><text:span text:style-name="T108">Return</text:span></text:p>
              </text:list-item>
              <text:list-item>
                <text:p><text:span text:style-name="T107"><text:s/></text:span><text:span text:style-name="T108">Inline functions</text:span></text:p>
              </text:list-item>
              <text:list-item>
                <text:p><text:span text:style-name="T107"><text:s/></text:span><text:span text:style-name="T108">Virtual function</text:span></text:p>
              </text:list-item>
              <text:list-item>
                <text:p><text:span text:style-name="T107"><text:s/></text:span><text:span text:style-name="T108">Function overloading</text:span></text:p>
              </text:list-item>
              <text:list-item>
                <text:p><text:span text:style-name="T107"><text:s/></text:span><text:span text:style-name="T108">Function default parameters</text:span></text:p>
              </text:list-item>
              <text:list-item>
                <text:p><text:span text:style-name="T147"><text:s/></text:span><text:span text:style-name="T108">Pass by value, pass by reference</text:span></text:p>
              </text:list-item>
              <text:list-item>
                <text:p><text:span text:style-name="T107"><text:s/></text:span><text:span text:style-name="T108">Unnamed function parameter</text:span></text:p>
              </text:list-item>
              <text:list-item>
                <text:p><text:span text:style-name="T108"><text:s/></text:span><text:span text:style-name="T108">Variable parameter list</text:span></text:p>
              </text:list-item>
              <text:list-item>
                <text:p><text:span text:style-name="T19"><text:s/></text:span><text:span text:style-name="T20">Static functions</text:span></text:p>
              </text:list-item>
            </text:list>
            <text:p><text:span text:style-name="T132"/></text:p>
            <text:p><text:span text:style-name="T132"/></text:p>
            <text:p><text:span text:style-name="T112">- static keyword makes variable or function scoped.</text:span></text:p>
            <text:p><text:span text:style-name="T112">- static keyword against global variable or global function makes it scoped</text:span></text:p>
            <text:p><text:span text:style-name="T112">to the file.</text:span></text:p>
            <text:p><text:span text:style-name="T112">- static keyword against class variable or class function makes it scoped to</text:span></text:p>
            <text:p><text:span text:style-name="T112">the class data structure.</text:span></text:p>
            <text:p><text:span text:style-name="T112">- static member function does not receive this pointer as first argument, it</text:span></text:p>
            <text:p><text:span text:style-name="T112">can not be virtual.</text:span></text:p>
            <text:p><text:span text:style-name="T132"/></text:p>
          </draw:text-box>
        </draw:frame>
        <draw:line draw:style-name="gr22" draw:text-style-name="P11" draw:layer="layout" svg:x1="1cm" svg:y1="25.888cm" svg:x2="20.59cm" svg:y2="25.888cm">
          <text:p/>
        </draw:line>
      </draw:page>
      <draw:page draw:name="page42" draw:style-name="dp1" draw:master-page-name="Default">
        <office:forms form:automatic-focus="false" form:apply-design-mode="false"/>
        <draw:frame draw:style-name="gr34" draw:text-style-name="P19" draw:layer="layout" svg:width="18.32cm" svg:height="24.765cm" svg:x="1.381cm" svg:y="1.914cm">
          <draw:text-box>
            <text:p><text:span text:style-name="T146">Day 1 Morning</text:span></text:p>
            <text:p><text:span text:style-name="T146">3. Array Pointers References</text:span></text:p>
            <text:list text:style-name="L1">
              <text:list-item>
                <text:p><text:span text:style-name="T105"><text:s/></text:span><text:span text:style-name="T106">Defining and initializing Array.</text:span></text:p>
              </text:list-item>
              <text:list-item>
                <text:p><text:span text:style-name="T107"><text:s/></text:span><text:span text:style-name="T108">Defining and initializing Pointers.</text:span></text:p>
              </text:list-item>
              <text:list-item>
                <text:p><text:span text:style-name="T107"><text:s/></text:span><text:span text:style-name="T108">Using pointers to access array elements.</text:span></text:p>
              </text:list-item>
              <text:list-item>
                <text:p><text:span text:style-name="T107"><text:s/></text:span><text:span text:style-name="T108">Pointers and const qualifiers.</text:span></text:p>
              </text:list-item>
              <text:list-item>
                <text:p><text:span text:style-name="T107"><text:s/></text:span><text:span text:style-name="T108">Dynamically allocated arrays.</text:span></text:p>
              </text:list-item>
              <text:list-item>
                <text:p><text:span text:style-name="T107"><text:s/></text:span><text:span text:style-name="T108">References.</text:span></text:p>
              </text:list-item>
              <text:list-item>
                <text:p><text:span text:style-name="T107"><text:s/></text:span><text:span text:style-name="T108">Independent references and restrictions.</text:span></text:p>
              </text:list-item>
              <text:list-item>
                <text:p><text:span text:style-name="T107"><text:s/></text:span><text:span text:style-name="T108">Multidimensional array argument to function</text:span></text:p>
                <text:p><text:span text:style-name="T69"/></text:p>
              </text:list-item>
            </text:list>
            <text:p><text:span text:style-name="T69">- Array has to be initialized with constant variable that is qualified at</text:span></text:p>
            <text:p><text:span text:style-name="T69">compile time</text:span></text:p>
            <text:p><text:span text:style-name="T117">int ia[get_size()] <text:s/>// get_size() is function and resolved at run time</text:span></text:p>
            <text:p><text:span text:style-name="T117">const int size=get_size(); // size resolved at run time</text:span></text:p>
            <text:p><text:span text:style-name="T117">int ia[size]; // error</text:span></text:p>
            <text:p><text:span text:style-name="T117">int ia[10*2-10]; // resolved at compile time</text:span></text:p>
            <text:p><text:span text:style-name="T118"/></text:p>
            <text:p><text:span text:style-name="T118"><text:s text:c="2"/></text:span></text:p>
            <text:p><text:span text:style-name="T69">- Local copy are uninitialized where as global copy is initialized to 0.</text:span></text:p>
            <text:p><text:span text:style-name="T69">- Array carrying objects are initialized with default constructor where</text:span></text:p>
            <text:p><text:span text:style-name="T69">ever they are declared. If default constructors are not available then</text:span></text:p>
            <text:p><text:span text:style-name="T69">array has to be initialized explicitly.</text:span></text:p>
            <text:p><text:span text:style-name="T117">#include &lt;iostream&gt;</text:span></text:p>
            <text:p><text:span text:style-name="T117">using namespace std;</text:span></text:p>
            <text:p><text:span text:style-name="T153"/></text:p>
            <text:p><text:span text:style-name="T117">const int array_size=3;</text:span></text:p>
            <text:p><text:span text:style-name="T117">class classA{</text:span></text:p>
            <text:p><text:span text:style-name="T117">public:</text:span></text:p>
            <text:p><text:span text:style-name="T117">classA(){}</text:span></text:p>
            <text:p><text:span text:style-name="T117">classA(const char* name):_name(name){}</text:span></text:p>
            <text:p><text:span text:style-name="T117">const char* name(){return _name.c_str();}</text:span></text:p>
            <text:p><text:span text:style-name="T117">private:</text:span></text:p>
            <text:p><text:span text:style-name="T117">string _name;</text:span></text:p>
            <text:p><text:span text:style-name="T117">};</text:span></text:p>
            <text:p><text:span text:style-name="T117">int main(int argc, char *argv[]) {</text:span></text:p>
            <text:p><text:span text:style-name="T117">classA arrayclA[array_size]={"one","two","three"};</text:span></text:p>
            <text:p><text:span text:style-name="T117">const classA *arrayc2A=new const classA[array_size];</text:span></text:p>
            <text:p><text:span text:style-name="T117">classA *arrayc3A=new classA[array_size]();</text:span></text:p>
            <text:p><text:span text:style-name="T117">const int *pa=new const int[array_size];</text:span></text:p>
            <text:p><text:span text:style-name="T117">//const int *pa=new const int[array_size]();</text:span></text:p>
            <text:p><text:span text:style-name="T117">return 0;</text:span></text:p>
            <text:p><text:span text:style-name="T117">}</text:span></text:p>
            <text:p><text:span text:style-name="T154"/></text:p>
            <text:p><text:span text:style-name="T69">$ g++ main.cpp</text:span></text:p>
            <text:p><text:span text:style-name="T117">main.cpp: In function ‘int main(int, char**)’:</text:span></text:p>
            <text:p><text:span text:style-name="T117">main.cpp:17: error: uninitialized const in ‘new’ of ‘const int’</text:span></text:p>
            <text:p><text:span text:style-name="T117"/></text:p>
            <text:p><text:span text:style-name="T69">- Array can not be copied or assigned</text:span></text:p>
            <text:p><text:span text:style-name="T117">int ia2[](ia); // error</text:span></text:p>
            <text:p><text:span text:style-name="T117">ia2 = ia1; //error</text:span></text:p>
            <text:p><text:span text:style-name="T154"/></text:p>
            <text:p><text:span text:style-name="T69">- Array size can not be known</text:span><text:span text:style-name="T154">.</text:span></text:p>
            <text:p><text:span text:style-name="T117">sizeof(arr)/sizeof(&amp;arr[0])</text:span></text:p>
            <text:p><text:span text:style-name="T154"/></text:p>
            <text:p><text:span text:style-name="T154"/></text:p>
          </draw:text-box>
        </draw:frame>
        <draw:line draw:style-name="gr22" draw:text-style-name="P11" draw:layer="layout" svg:x1="1cm" svg:y1="25.888cm" svg:x2="20.59cm" svg:y2="25.888cm">
          <text:p/>
        </draw:line>
      </draw:page>
      <draw:page draw:name="page43" draw:style-name="dp1" draw:master-page-name="Default">
        <office:forms form:automatic-focus="false" form:apply-design-mode="false"/>
        <draw:frame draw:style-name="gr34" draw:text-style-name="P19" draw:layer="layout" svg:width="18.32cm" svg:height="24.765cm" svg:x="1.381cm" svg:y="1.914cm">
          <draw:text-box>
            <text:p><text:span text:style-name="T111">- Array memory management is in users hand. Chance of memory overwriting</text:span></text:p>
            <text:p><text:span text:style-name="T117">const int array_size = 4;</text:span></text:p>
            <text:p><text:span text:style-name="T116"><text:s/></text:span><text:span text:style-name="T117">int main(int argc, char *argv[]) {</text:span></text:p>
            <text:p><text:span text:style-name="T116"><text:s/></text:span><text:span text:style-name="T117">int ia[] = {0, 1, 2};</text:span></text:p>
            <text:p><text:span text:style-name="T116"><text:s/></text:span><text:span text:style-name="T117">char ca[] = "C++";</text:span></text:p>
            <text:p><text:span text:style-name="T116"><text:s/></text:span><text:span text:style-name="T117">char cal[] = {'C', '+', '+', '\0' };</text:span></text:p>
            <text:p><text:span text:style-name="T115"/></text:p>
            <text:p><text:span text:style-name="T116"><text:s/></text:span><text:span text:style-name="T117">/* array <text:s/>of objects */</text:span></text:p>
            <text:p><text:span text:style-name="T116"><text:s/></text:span><text:span text:style-name="T117">/* equivalent to "hi", "bye", "", ""*/</text:span></text:p>
            <text:p><text:span text:style-name="T116"><text:s/></text:span><text:span text:style-name="T117">string str_arr[array_size] = {"hi", "bye"};</text:span></text:p>
            <text:p><text:span text:style-name="T116"><text:s/></text:span><text:span text:style-name="T117">cout&lt;&lt;ia[0]&lt;&lt;" : "&lt;&lt;ia[1]&lt;&lt;" : "&lt;&lt;ia[2]&lt;&lt;endl;</text:span></text:p>
            <text:p><text:span text:style-name="T116"><text:s/></text:span><text:span text:style-name="T117">cout&lt;&lt;ca&lt;&lt;endl;</text:span></text:p>
            <text:p><text:span text:style-name="T116"><text:s/></text:span><text:span text:style-name="T117">cout&lt;&lt;cal&lt;&lt;endl;</text:span></text:p>
            <text:p><text:span text:style-name="T153"><text:s/></text:span><text:span text:style-name="T117">cout&lt;&lt;str_arr[0]&lt;&lt;" : "&lt;&lt;str_arr[1]&lt;&lt;" : "&lt;&lt;str_arr[2]&lt;&lt;" : "&lt;&lt;str_arr[3]&lt;&lt;endl;</text:span></text:p>
            <text:p><text:span text:style-name="T117"><text:s/></text:span><text:span text:style-name="T117">return 0;</text:span></text:p>
            <text:p><text:span text:style-name="T117"><text:s/></text:span><text:span text:style-name="T117">}</text:span></text:p>
            <text:p><text:span text:style-name="T154"/></text:p>
            <text:p><text:span text:style-name="T69">- In case of character strings use strn, i.e strncpy, strncat.</text:span></text:p>
          </draw:text-box>
        </draw:frame>
        <draw:line draw:style-name="gr22" draw:text-style-name="P11" draw:layer="layout" svg:x1="1cm" svg:y1="25.888cm" svg:x2="20.59cm" svg:y2="25.888cm">
          <text:p/>
        </draw:line>
      </draw:page>
      <draw:page draw:name="page44" draw:style-name="dp1" draw:master-page-name="Default">
        <office:forms form:automatic-focus="false" form:apply-design-mode="false"/>
        <draw:frame draw:style-name="gr34" draw:text-style-name="P19" draw:layer="layout" svg:width="18.32cm" svg:height="24.765cm" svg:x="1.381cm" svg:y="1.914cm">
          <draw:text-box>
            <text:p><text:span text:style-name="T146">3. Array Pointers References</text:span></text:p>
            <text:list text:style-name="L1">
              <text:list-item>
                <text:p><text:span text:style-name="T107"><text:s/></text:span><text:span text:style-name="T108">Defining and initializing Array.</text:span></text:p>
              </text:list-item>
              <text:list-item>
                <text:p><text:span text:style-name="T19"><text:s/></text:span><text:span text:style-name="T20">Defining and initializing Pointers</text:span><text:span text:style-name="T155">.</text:span></text:p>
              </text:list-item>
              <text:list-item>
                <text:p><text:span text:style-name="T107"><text:s/></text:span><text:span text:style-name="T108">Using pointers to access array elements.</text:span></text:p>
              </text:list-item>
              <text:list-item>
                <text:p><text:span text:style-name="T107"><text:s/></text:span><text:span text:style-name="T108">Pointers and const qualifiers.</text:span></text:p>
              </text:list-item>
              <text:list-item>
                <text:p><text:span text:style-name="T107"><text:s/></text:span><text:span text:style-name="T108">Dynamically allocated arrays.</text:span></text:p>
              </text:list-item>
              <text:list-item>
                <text:p><text:span text:style-name="T107"><text:s/></text:span><text:span text:style-name="T108">References.</text:span></text:p>
              </text:list-item>
              <text:list-item>
                <text:p><text:span text:style-name="T107"><text:s/></text:span><text:span text:style-name="T108">Independent references and restrictions.</text:span></text:p>
              </text:list-item>
              <text:list-item>
                <text:p><text:span text:style-name="T107"><text:s/></text:span><text:span text:style-name="T108">Multidimensional array argument to function</text:span></text:p>
                <text:p><text:span text:style-name="T108"/></text:p>
                <text:p><text:span text:style-name="T156"/></text:p>
                <text:p><text:span text:style-name="T156"/></text:p>
              </text:list-item>
            </text:list>
            <text:p><text:span text:style-name="T115">type * pointer_name[,*pointer,name2,..]</text:span><text:span text:style-name="T157">;</text:span></text:p>
            <text:p><text:span text:style-name="T115">char * terry = "hello"; //character string</text:span></text:p>
            <text:p><text:span text:style-name="T115">const char *terry;//pointer to constant char</text:span></text:p>
            <text:p><text:span text:style-name="T115">char *const terry;//const pointer to char</text:span></text:p>
            <text:p><text:span text:style-name="T115">const char *const terry;//const pointer to char const</text:span></text:p>
            <text:p><text:span text:style-name="T115"/></text:p>
            <text:p><text:span text:style-name="T20">Various library function involving char pointer manipulation</text:span></text:p>
            <text:p><text:span text:style-name="T115">str[n]cpy,str[n]cat,str[n]cmp,strdup,bcopy,memccopy,</text:span></text:p>
            <text:p><text:span text:style-name="T115">memcpy,memmove,string,wcscpy,wcsncpy,index, rindex,</text:span></text:p>
            <text:p><text:span text:style-name="T115">strcasecmp, strchr, strcmp, strcoll, strcspn, <text:s/>strfry,</text:span></text:p>
            <text:p><text:span text:style-name="T115">strlen, <text:s/>strncasecmp, <text:s/>strpbrk, strrchr, strsep, strspn,</text:span></text:p>
            <text:p><text:span text:style-name="T115">strstr, strtok, strxfrm</text:span></text:p>
            <text:p><text:span text:style-name="T115"/></text:p>
            <text:p><text:span text:style-name="T20">Dynamically allocating array</text:span></text:p>
            <text:p><text:span text:style-name="T20"><text:s/></text:span><text:span text:style-name="T69">- allocating on heap, size of array can be estimated at run time.</text:span></text:p>
            <text:p><text:span text:style-name="T115"><text:s/></text:span><text:span text:style-name="T117">- int *pia = new int[10]; // uninitialized</text:span></text:p>
            <text:p><text:span text:style-name="T115"><text:s text:c="12"/></text:span><text:span text:style-name="T117">= new int [size_arrary]; // const int size_array=size_of_array();</text:span></text:p>
            <text:p><text:span text:style-name="T115"><text:s text:c="12"/></text:span><text:span text:style-name="T117">= new int[size_of_array()];</text:span></text:p>
            <text:p><text:span text:style-name="T115"><text:s/></text:span><text:span text:style-name="T117">- int *pia2 = new int[10](); // value initialized</text:span></text:p>
            <text:p><text:span text:style-name="T115"><text:s/></text:span><text:span text:style-name="T117">- const int *pci = new int[10]; //error, not initialized</text:span></text:p>
            <text:p><text:span text:style-name="T115"><text:s/></text:span><text:span text:style-name="T117">- const int *pci = new int[10]();// ok, initialized</text:span></text:p>
            <text:p><text:span text:style-name="T115"><text:s/></text:span><text:span text:style-name="T117">- const string *pcs = new string[10]; // empty string</text:span></text:p>
            <text:p><text:span text:style-name="T154"/></text:p>
            <text:p><text:span text:style-name="T154"/></text:p>
            <text:p><text:span text:style-name="T69">Its legal to dynamically allocate empty array unless dereferenced</text:span></text:p>
            <text:p><text:span text:style-name="T117">char arr[0]; // error</text:span></text:p>
            <text:p><text:span text:style-name="T117">char arr = new char[0];// ok</text:span></text:p>
            <text:p><text:span text:style-name="T117">char arr = new char[get_size()];//get_size() can return 0;</text:span></text:p>
            <text:p><text:span text:style-name="T154"/></text:p>
            <text:p><text:span text:style-name="T154"/></text:p>
            <text:p><text:span text:style-name="T69">Dynamically allocated array can be deleted with delete [] pia</text:span><text:span text:style-name="T72">;</text:span></text:p>
          </draw:text-box>
        </draw:frame>
        <draw:line draw:style-name="gr22" draw:text-style-name="P11" draw:layer="layout" svg:x1="1cm" svg:y1="25.888cm" svg:x2="20.59cm" svg:y2="25.888cm">
          <text:p/>
        </draw:line>
      </draw:page>
      <draw:page draw:name="page45" draw:style-name="dp1" draw:master-page-name="Default">
        <office:forms form:automatic-focus="false" form:apply-design-mode="false"/>
        <draw:frame draw:style-name="gr34" draw:text-style-name="P19" draw:layer="layout" svg:width="18.32cm" svg:height="24.765cm" svg:x="1.381cm" svg:y="1.914cm">
          <draw:text-box>
            <text:p><text:span text:style-name="T146">3. Array Pointers References</text:span></text:p>
            <text:list text:style-name="L1">
              <text:list-item>
                <text:p><text:span text:style-name="T107"><text:s/></text:span><text:span text:style-name="T108">Defining and initializing Array.</text:span></text:p>
              </text:list-item>
              <text:list-item>
                <text:p><text:span text:style-name="T147"><text:s/></text:span><text:span text:style-name="T108">Defining and initializing Pointers.</text:span></text:p>
              </text:list-item>
              <text:list-item>
                <text:p><text:span text:style-name="T19"><text:s/></text:span><text:span text:style-name="T20">Using pointers to access array elements.</text:span></text:p>
              </text:list-item>
              <text:list-item>
                <text:p><text:span text:style-name="T107"><text:s/></text:span><text:span text:style-name="T108">Pointers and const qualifiers.</text:span></text:p>
              </text:list-item>
              <text:list-item>
                <text:p><text:span text:style-name="T107"><text:s/></text:span><text:span text:style-name="T108">Dynamically allocated arrays.</text:span></text:p>
              </text:list-item>
              <text:list-item>
                <text:p><text:span text:style-name="T107"><text:s/></text:span><text:span text:style-name="T108">References.</text:span></text:p>
              </text:list-item>
              <text:list-item>
                <text:p><text:span text:style-name="T107"><text:s/></text:span><text:span text:style-name="T108">Independent references and restrictions.</text:span></text:p>
              </text:list-item>
              <text:list-item>
                <text:p><text:span text:style-name="T107"><text:s/></text:span><text:span text:style-name="T108">Multidimensional array argument to function</text:span></text:p>
                <text:p><text:span text:style-name="T113"/></text:p>
              </text:list-item>
            </text:list>
            <text:p><text:span text:style-name="T69">- Pointer works in dynamic allocation</text:span></text:p>
            <text:p><text:span text:style-name="T69">- Array of pointers</text:span></text:p>
            <text:p><text:span text:style-name="T116"><text:s text:c="2"/></text:span><text:span text:style-name="T117">classA *arrp=new classA[10];</text:span></text:p>
            <text:p><text:span text:style-name="T158"/></text:p>
            <text:p><text:span text:style-name="T69">- Pointer to array of size 10</text:span></text:p>
            <text:p><text:span text:style-name="T116"><text:s text:c="2"/></text:span><text:span text:style-name="T117">classA (*ptoarr)=new classA[10];</text:span></text:p>
            <text:p><text:span text:style-name="T116"><text:s text:c="2"/></text:span><text:span text:style-name="T117">classA arryofarry[3][10];</text:span></text:p>
            <text:p><text:span text:style-name="T116"><text:s text:c="2"/></text:span><text:span text:style-name="T117">ptoarr=&amp;arryofarry[2];</text:span></text:p>
            <text:p><text:span text:style-name="T115"/></text:p>
            <text:p><text:span text:style-name="T115">int (*pa)[10]; // pointer to array of size 10</text:span></text:p>
            <text:p><text:span text:style-name="T115"><text:s text:c="15"/></text:span><text:span text:style-name="T115">// array of 10 ints</text:span></text:p>
            <text:p><text:span text:style-name="T115">++pa;// incrementing will increment 10 ints</text:span></text:p>
            <text:p><text:span text:style-name="T115">int </text:span><text:span text:style-name="T159">pi[10];//array of int</text:span><text:span text:style-name="T115">*</text:span></text:p>
            <text:p><text:span text:style-name="T115"/></text:p>
            <text:p><text:span text:style-name="T115">int arr[4][10]</text:span></text:p>
            <text:p><text:span text:style-name="T115">pa=arr;</text:span></text:p>
            <text:p><text:span text:style-name="T115">pa++</text:span></text:p>
            <text:p><text:span text:style-name="T115"/></text:p>
            <text:p><text:span text:style-name="T115">int (*pa)[10];</text:span></text:p>
            <text:p><text:span text:style-name="T115">int arr[4][10];</text:span></text:p>
            <text:p><text:span text:style-name="T115">pa=arr;</text:span></text:p>
            <text:p><text:span text:style-name="T115">i=0;</text:span></text:p>
            <text:p><text:span text:style-name="T115">for(j=0;j&lt;4;j++){</text:span></text:p>
            <text:p><text:span text:style-name="T115">for(k=0;k&lt;10;k++)</text:span></text:p>
            <text:p><text:span text:style-name="T115">arr[j][k]=i;</text:span></text:p>
            <text:p><text:span text:style-name="T115">++i;</text:span></text:p>
            <text:p><text:span text:style-name="T115">}</text:span></text:p>
            <text:p><text:span text:style-name="T115">++pa;</text:span></text:p>
            <text:p><text:span text:style-name="T115">for(j=0;j&lt;10;j++)</text:span></text:p>
            <text:p><text:span text:style-name="T115">cout&lt;&lt;pa[0][j];</text:span></text:p>
            <text:p><text:span text:style-name="T115"/></text:p>
            <text:p><text:span text:style-name="T20">Multi dimensional array</text:span></text:p>
            <text:p><text:span text:style-name="T150">void func(int (*a)[10]);</text:span></text:p>
            <text:p><text:span text:style-name="T150">void func(int a[][10]);</text:span></text:p>
            <text:p><text:span text:style-name="T150">void func(int a[4][10]);</text:span></text:p>
            <text:p><text:span text:style-name="T150">int a[4][10];</text:span></text:p>
            <text:p><text:span text:style-name="T150">func(a); </text:span></text:p>
          </draw:text-box>
        </draw:frame>
        <draw:line draw:style-name="gr22" draw:text-style-name="P11" draw:layer="layout" svg:x1="1cm" svg:y1="25.888cm" svg:x2="20.59cm" svg:y2="25.888cm">
          <text:p/>
        </draw:line>
      </draw:page>
      <draw:page draw:name="page46" draw:style-name="dp1" draw:master-page-name="Default">
        <office:forms form:automatic-focus="false" form:apply-design-mode="false"/>
        <draw:frame draw:style-name="gr34" draw:text-style-name="P19" draw:layer="layout" svg:width="18.32cm" svg:height="24.765cm" svg:x="1.381cm" svg:y="1.914cm">
          <draw:text-box>
            <text:p><text:span text:style-name="T146">3. Array Pointers References</text:span></text:p>
            <text:list text:style-name="L1">
              <text:list-item>
                <text:p><text:span text:style-name="T107"><text:s/></text:span><text:span text:style-name="T108">Defining and initializing Array.</text:span></text:p>
              </text:list-item>
              <text:list-item>
                <text:p><text:span text:style-name="T147"><text:s/></text:span><text:span text:style-name="T108">Defining and initializing Pointers.</text:span></text:p>
              </text:list-item>
              <text:list-item>
                <text:p><text:span text:style-name="T107"><text:s/></text:span><text:span text:style-name="T108">Using pointers to access array elements.</text:span></text:p>
              </text:list-item>
              <text:list-item>
                <text:p><text:span text:style-name="T19"><text:s/></text:span><text:span text:style-name="T20">Pointers and const qualifiers.</text:span></text:p>
              </text:list-item>
              <text:list-item>
                <text:p><text:span text:style-name="T107"><text:s/></text:span><text:span text:style-name="T108">Dynamically allocated arrays.</text:span></text:p>
              </text:list-item>
              <text:list-item>
                <text:p><text:span text:style-name="T107"><text:s/></text:span><text:span text:style-name="T108">References.</text:span></text:p>
              </text:list-item>
              <text:list-item>
                <text:p><text:span text:style-name="T107"><text:s/></text:span><text:span text:style-name="T108">Independent references and restrictions.</text:span></text:p>
              </text:list-item>
              <text:list-item>
                <text:p><text:span text:style-name="T107"><text:s/></text:span><text:span text:style-name="T108">Multidimensional array argument to function</text:span></text:p>
                <text:p><text:span text:style-name="T108"/></text:p>
                <text:p><text:span text:style-name="T108"/></text:p>
              </text:list-item>
            </text:list>
            <text:p><text:span text:style-name="T20">read from the right to left.</text:span></text:p>
            <text:p><text:span text:style-name="T115">const char *terry;//pointer to constant char</text:span></text:p>
            <text:p><text:span text:style-name="T115">char *const terry;//const pointer to char</text:span></text:p>
            <text:p><text:span text:style-name="T115">const char *const terry;//const pointer to char const</text:span></text:p>
            <text:p><text:span text:style-name="T115"/></text:p>
            <text:p><text:span text:style-name="T115">Constant pointers must be initialized at the time of construction</text:span></text:p>
            <text:p><text:span text:style-name="T115">const int *pa=new const int[10]; //error not initialized</text:span></text:p>
            <text:p><text:span text:style-name="T115">const int *pa=new const int[10](); // value initialized</text:span></text:p>
            <text:p><text:span text:style-name="T66"/></text:p>
            <text:p><text:span text:style-name="T66"/></text:p>
            <text:p><text:span text:style-name="T146">3. Array Pointers References</text:span></text:p>
            <text:list text:continue-numbering="true" text:style-name="L1">
              <text:list-item>
                <text:p><text:span text:style-name="T107"><text:s/></text:span><text:span text:style-name="T108">Defining and initializing Array.</text:span></text:p>
              </text:list-item>
              <text:list-item>
                <text:p><text:span text:style-name="T147"><text:s/></text:span><text:span text:style-name="T108">Defining and initializing Pointers.</text:span></text:p>
              </text:list-item>
              <text:list-item>
                <text:p><text:span text:style-name="T107"><text:s/></text:span><text:span text:style-name="T108">Using pointers to access array elements.</text:span></text:p>
              </text:list-item>
              <text:list-item>
                <text:p><text:span text:style-name="T107"><text:s/></text:span><text:span text:style-name="T108">Pointers and const qualifiers.</text:span></text:p>
              </text:list-item>
              <text:list-item>
                <text:p><text:span text:style-name="T19"><text:s/></text:span><text:span text:style-name="T20">Dynamically allocated arrays.</text:span></text:p>
              </text:list-item>
              <text:list-item>
                <text:p><text:span text:style-name="T107"><text:s/></text:span><text:span text:style-name="T108">References.</text:span></text:p>
              </text:list-item>
              <text:list-item>
                <text:p><text:span text:style-name="T107"><text:s/></text:span><text:span text:style-name="T108">Independent references and restrictions.</text:span></text:p>
              </text:list-item>
              <text:list-item>
                <text:p><text:span text:style-name="T107"><text:s/></text:span><text:span text:style-name="T108">Multidimensional array argument to function</text:span></text:p>
              </text:list-item>
            </text:list>
            <text:p><text:span text:style-name="T20"/></text:p>
            <text:p><text:span text:style-name="T20">- new is used for dynamic allocation</text:span></text:p>
            <text:p><text:span text:style-name="T20">- new operator calls operator new to allocate byte memory followed by</text:span></text:p>
            <text:p><text:span text:style-name="T20">calling default constructor to initialize the object.</text:span></text:p>
            <text:p><text:span text:style-name="T72">- new without parentheses does not initialize built in types where as calls</text:span></text:p>
            <text:p><text:span text:style-name="T72">default constructor for class types</text:span></text:p>
            <text:p><text:span text:style-name="T82">int *pi = new int; // uninitialized</text:span></text:p>
            <text:p><text:span text:style-name="T82">string *ps = new string; // initialized to empty string</text:span></text:p>
            <text:p><text:span text:style-name="T66"/></text:p>
            <text:p><text:span text:style-name="T160"/></text:p>
            <text:p><text:span text:style-name="T72">new when unsuccessful throws bad_alloc exception.</text:span></text:p>
            <text:p><text:span text:style-name="T161"><text:s text:c="3"/></text:span><text:span text:style-name="T162"><text:s text:c="24"/></text:span><text:span text:style-name="T163">----------------</text:span></text:p>
            <text:p><text:span text:style-name="T162"><text:s text:c="27"/></text:span><text:span text:style-name="T163">| <text:s/>exception <text:s text:c="2"/>|</text:span></text:p>
            <text:p><text:span text:style-name="T162"><text:s text:c="27"/></text:span><text:span text:style-name="T163">----------------</text:span></text:p>
            <text:p><text:span text:style-name="T163"><text:s text:c="35"/></text:span><text:span text:style-name="T163">|</text:span></text:p>
            <text:p><text:span text:style-name="T162"><text:s text:c="7"/></text:span><text:span text:style-name="T162">+---------------------------------------------------+</text:span></text:p>
            <text:p><text:span text:style-name="T162"><text:s text:c="7"/></text:span><text:span text:style-name="T162">| <text:s text:c="17"/>| <text:s text:c="12"/>|</text:span><text:span text:style-name="T163"> <text:s text:c="17"/>|</text:span></text:p>
            <text:p><text:span text:style-name="T163">-------------- <text:s text:c="3"/>--------------- <text:s/>------------- <text:s text:c="3"/>-------------</text:span></text:p>
            <text:p><text:span text:style-name="T163">| <text:s/>bad_cast <text:s/>| <text:s text:c="3"/>|runtime_error| <text:s/>|logic_error| <text:s text:c="3"/>| bad_alloc |</text:span></text:p>
            <text:p><text:span text:style-name="T163">-------------- <text:s text:c="3"/>--------------- <text:s/>------------- <text:s text:c="3"/>-------------</text:span></text:p>
            <text:p><text:span text:style-name="T164"/></text:p>
            <text:p><text:span text:style-name="T164"><text:s/></text:span></text:p>
            <text:p><text:span text:style-name="T164"/></text:p>
            <text:p><text:span text:style-name="T72">new[] operator can be used to allocate array of values</text:span></text:p>
            <text:p><text:span text:style-name="T72">new[] operator calls operator new[] followed by calling default constructor.</text:span></text:p>
            <text:p><text:span text:style-name="T82">int *pi=new int[100];</text:span></text:p>
            <text:p><text:span text:style-name="T160"/></text:p>
            <text:p><text:span text:style-name="T160"/></text:p>
            <text:p><text:span text:style-name="T160"/></text:p>
          </draw:text-box>
        </draw:frame>
        <draw:line draw:style-name="gr22" draw:text-style-name="P11" draw:layer="layout" svg:x1="1cm" svg:y1="25.888cm" svg:x2="20.59cm" svg:y2="25.888cm">
          <text:p/>
        </draw:line>
      </draw:page>
      <draw:page draw:name="page47" draw:style-name="dp1" draw:master-page-name="Default">
        <office:forms form:automatic-focus="false" form:apply-design-mode="false"/>
        <draw:frame draw:style-name="gr34" draw:text-style-name="P22" draw:layer="layout" svg:width="18.32cm" svg:height="24.765cm" svg:x="1.381cm" svg:y="1.914cm">
          <draw:text-box>
            <text:p><text:span text:style-name="T72">- value initialized then built in types are initialized where as class types as per</text:span></text:p>
            <text:p><text:span text:style-name="T72">the argument. When no argument is passed then default constructor is called.</text:span></text:p>
            <text:p><text:span text:style-name="T72">- value initialized</text:span></text:p>
            <text:p><text:span text:style-name="T82">string *ps = new string() ; // default constructor</text:span></text:p>
            <text:p><text:span text:style-name="T82">int *pi = new int(); // pi points to an int value-initialized to 0</text:span></text:p>
            <text:p><text:span text:style-name="T82">int *pi = new int(210); // pi points to an int value-initialized to 210</text:span></text:p>
            <text:p><text:span text:style-name="T160"/></text:p>
            <text:p><text:span text:style-name="T72">- new calls operator new to allocate the bytes of memory followed by object</text:span></text:p>
            <text:p><text:span text:style-name="T72">creation by calling default constructor.</text:span></text:p>
            <text:p><text:span text:style-name="T82">class classA{</text:span></text:p>
            <text:p><text:span text:style-name="T82">public:</text:span></text:p>
            <text:p><text:span text:style-name="T82">classA(const char* name):_name(name){}</text:span></text:p>
            <text:p><text:span text:style-name="T82">const char* name(){return _name.c_str();}</text:span></text:p>
            <text:p><text:span text:style-name="T82">private:</text:span></text:p>
            <text:p><text:span text:style-name="T82">string _name;</text:span></text:p>
            <text:p><text:span text:style-name="T82">};</text:span></text:p>
            <text:p><text:span text:style-name="T82">int main(int argc, char *argv[]) {</text:span></text:p>
            <text:p><text:span text:style-name="T82">classA *pc=new classA("heapallocation");</text:span></text:p>
            <text:p><text:span text:style-name="T82">cout&lt;&lt;pc-&gt;name()&lt;&lt;endl;</text:span></text:p>
            <text:p><text:span text:style-name="T82">return 0;</text:span></text:p>
            <text:p><text:span text:style-name="T82">}</text:span></text:p>
            <text:p><text:span text:style-name="T165"/></text:p>
            <text:p><text:span text:style-name="T72">- delete can not be used on a pointer that is not allocated through new</text:span></text:p>
            <text:p><text:span text:style-name="T72">- delete can happen on NULL pointers.</text:span></text:p>
            <text:p><text:span text:style-name="T72">- After deletion pointer can still be used but its illegal and undefined.</text:span></text:p>
            <text:p><text:span text:style-name="T72">- Dynamic allocation to const objects uses new const statement</text:span></text:p>
            <text:p><text:span text:style-name="T82">const int *pci = new const int(1024);</text:span></text:p>
            <text:p><text:span text:style-name="T82">delete pci;</text:span></text:p>
            <text:p><text:span text:style-name="T160"/></text:p>
            <text:p><text:span text:style-name="T72">- delete[] operator deletes the array allocated through new[]</text:span></text:p>
            <text:p><text:span text:style-name="T82">int *pa=new int[4];</text:span></text:p>
            <text:p><text:span text:style-name="T82">delete [] pa;</text:span></text:p>
            <text:p><text:span text:style-name="T82"/></text:p>
            <text:p><text:span text:style-name="T82"/></text:p>
            <text:p><text:span text:style-name="T146">3. Array Pointers References</text:span></text:p>
            <text:list text:style-name="L1">
              <text:list-item>
                <text:p><text:span text:style-name="T107"><text:s/></text:span><text:span text:style-name="T108">Defining and initializing Array.</text:span></text:p>
              </text:list-item>
              <text:list-item>
                <text:p><text:span text:style-name="T147"><text:s/></text:span><text:span text:style-name="T108">Defining and initializing Pointers.</text:span></text:p>
              </text:list-item>
              <text:list-item>
                <text:p><text:span text:style-name="T107"><text:s/></text:span><text:span text:style-name="T108">Using pointers to access array elements.</text:span></text:p>
              </text:list-item>
              <text:list-item>
                <text:p><text:span text:style-name="T107"><text:s/></text:span><text:span text:style-name="T108">Pointers and const qualifiers.</text:span></text:p>
              </text:list-item>
              <text:list-item>
                <text:p><text:span text:style-name="T107"><text:s/></text:span><text:span text:style-name="T108">Dynamically allocated arrays.</text:span></text:p>
              </text:list-item>
              <text:list-item>
                <text:p><text:span text:style-name="T19"><text:s/></text:span><text:span text:style-name="T20">References.</text:span></text:p>
              </text:list-item>
              <text:list-item>
                <text:p><text:span text:style-name="T107"><text:s/></text:span><text:span text:style-name="T108">Independent references and restrictions.</text:span></text:p>
              </text:list-item>
              <text:list-item>
                <text:p><text:span text:style-name="T107"><text:s/></text:span><text:span text:style-name="T108">Multidimensional array argument to function</text:span></text:p>
                <text:p><text:span text:style-name="T108"/></text:p>
              </text:list-item>
            </text:list>
            <text:p><text:span text:style-name="T69"/></text:p>
            <text:p><text:span text:style-name="T69">- A reference serves as an alternative name for an object.</text:span></text:p>
            <text:p><text:span text:style-name="T69">- A reference is a compound type that is defined by preceding a variable</text:span></text:p>
            <text:p><text:span text:style-name="T69">name by the &amp; symbol. A compound type is defined in terms of other types.</text:span></text:p>
            <text:p><text:span text:style-name="T69">- Think of a variable name as a label attached to the variables location in the </text:span></text:p>
            <text:p><text:span text:style-name="T69">memory. Think of a reference as a second label attached to that memory</text:span></text:p>
            <text:p><text:span text:style-name="T69">location.</text:span></text:p>
            <text:p><text:span text:style-name="T20"/></text:p>
          </draw:text-box>
        </draw:frame>
        <draw:line draw:style-name="gr22" draw:text-style-name="P11" draw:layer="layout" svg:x1="1cm" svg:y1="25.888cm" svg:x2="20.59cm" svg:y2="25.888cm">
          <text:p/>
        </draw:line>
      </draw:page>
      <draw:page draw:name="page48" draw:style-name="dp1" draw:master-page-name="Default">
        <office:forms form:automatic-focus="false" form:apply-design-mode="false"/>
        <draw:frame draw:style-name="gr35" draw:text-style-name="P19" draw:layer="layout" svg:width="18.32cm" svg:height="25.34cm" svg:x="1.381cm" svg:y="1.914cm">
          <draw:text-box>
            <text:p><text:span text:style-name="T151">int ival = 1024;</text:span></text:p>
            <text:p><text:span text:style-name="T151">int &amp;refVal = ival;</text:span></text:p>
            <text:p><text:span text:style-name="T151">int &amp;refVal2; // error</text:span></text:p>
            <text:p><text:span text:style-name="T151">int &amp;refVal3=10; //error</text:span></text:p>
            <text:p><text:span text:style-name="T151">int &amp;refVal4=refVal;</text:span></text:p>
            <text:p><text:span text:style-name="T151">int &amp;ref[];// array of reference not valid error</text:span></text:p>
            <text:p><text:span text:style-name="T151">int (&amp;ref)[10];//reference to array</text:span></text:p>
            <text:p><text:span text:style-name="T151">void printValuesRef(int (&amp;ref)[10]);</text:span></text:p>
            <text:p><text:span text:style-name="T151">void printValuesArr(int arr[]);</text:span></text:p>
            <text:p><text:span text:style-name="T151">void printValuesArr1(int *arr);</text:span></text:p>
            <text:p><text:span text:style-name="T151">void printValuesArr2(int arr[20]);</text:span></text:p>
            <text:p><text:span text:style-name="T151">int main(int argc, char *argv[]) {</text:span></text:p>
            <text:p><text:span text:style-name="T151">int k[10]={0,1,2,3,4,5,6,7,8,9};</text:span></text:p>
            <text:p><text:span text:style-name="T151">printValuesRef(k);</text:span></text:p>
            <text:p><text:span text:style-name="T151">printValuesArr(k);</text:span></text:p>
            <text:p><text:span text:style-name="T151">printValuesArr1(k);</text:span></text:p>
            <text:p><text:span text:style-name="T151">printValuesArr2(k);</text:span></text:p>
            <text:p><text:span text:style-name="T151">return 0;</text:span></text:p>
            <text:p><text:span text:style-name="T151">}</text:span></text:p>
            <text:p><text:span text:style-name="T151">void printValuesRef(int (&amp;ref)[10]) {</text:span></text:p>
            <text:p><text:span text:style-name="T151">for(size_t i=0; i != 10; ++i)</text:span></text:p>
            <text:p><text:span text:style-name="T151">cout&lt;&lt;ref[i]&lt;&lt;endl;</text:span></text:p>
            <text:p><text:span text:style-name="T151">}</text:span></text:p>
            <text:p><text:span text:style-name="T151">void printValuesArr(int arr[]) {</text:span></text:p>
            <text:p><text:span text:style-name="T151">for(size_t i=0; i != 10; ++i)</text:span></text:p>
            <text:p><text:span text:style-name="T151">cout&lt;&lt;arr[i]&lt;&lt;endl;</text:span></text:p>
            <text:p><text:span text:style-name="T151">}</text:span></text:p>
            <text:p><text:span text:style-name="T151">void printValuesArr1(int *arr){</text:span></text:p>
            <text:p><text:span text:style-name="T151">for(size_t i=0; i != 10; ++i)</text:span></text:p>
            <text:p><text:span text:style-name="T151">cout&lt;&lt;arr[i]&lt;&lt;endl;</text:span></text:p>
            <text:p><text:span text:style-name="T151">}</text:span></text:p>
            <text:p><text:span text:style-name="T151">void printValuesArr2(int arr[20]){</text:span></text:p>
            <text:p><text:span text:style-name="T151">for(size_t i=0; i != 10; ++i)</text:span></text:p>
            <text:p><text:span text:style-name="T151">cout&lt;&lt;arr[i]&lt;&lt;endl;</text:span></text:p>
            <text:p><text:span text:style-name="T151">}</text:span></text:p>
            <text:p><text:span text:style-name="T166"/></text:p>
            <text:p><text:span text:style-name="T111">v Passing references to objects</text:span></text:p>
            <text:p><text:span text:style-name="T167">- Reference to object is important when object is big in size and copy is costly</text:span></text:p>
            <text:p><text:span text:style-name="T167">operation. const reference is also useful when object need not be modified.</text:span></text:p>
            <text:p><text:span text:style-name="T167">- Reference to object is mostly useful in stream objects where single object copy</text:span></text:p>
            <text:p><text:span text:style-name="T167">is maintained.</text:span></text:p>
            <text:p><text:span text:style-name="T151"/></text:p>
            <text:p><text:span text:style-name="T151">ofstream out1, out2;</text:span></text:p>
            <text:p><text:span text:style-name="T151">ofstream print(ofstream);</text:span></text:p>
            <text:p><text:span text:style-name="T151">out2 = print(out2); // error; cannot copy stream objects</text:span></text:p>
            <text:p><text:span text:style-name="T151">ofstream print(ofstream&amp;);//ok</text:span></text:p>
            <text:p><text:span text:style-name="T151">bool isShorter(const string &amp;s1, const string &amp;s2){</text:span></text:p>
            <text:p><text:span text:style-name="T151">return s1.size() &lt; s2.size();</text:span></text:p>
            <text:p><text:span text:style-name="T151">}</text:span></text:p>
            <text:p><text:span text:style-name="T168"/></text:p>
            <text:p><text:span text:style-name="T167">- Its always good to have const reference as parameter.</text:span></text:p>
            <text:p><text:span text:style-name="T169"/></text:p>
            <text:p><text:span text:style-name="T169"/></text:p>
          </draw:text-box>
        </draw:frame>
        <draw:line draw:style-name="gr22" draw:text-style-name="P11" draw:layer="layout" svg:x1="1cm" svg:y1="25.888cm" svg:x2="20.59cm" svg:y2="25.888cm">
          <text:p/>
        </draw:line>
      </draw:page>
      <draw:page draw:name="page49" draw:style-name="dp1" draw:master-page-name="Default">
        <office:forms form:automatic-focus="false" form:apply-design-mode="false"/>
        <draw:frame draw:style-name="gr36" draw:text-style-name="P22" draw:layer="layout" svg:width="18.32cm" svg:height="24.8cm" svg:x="1.381cm" svg:y="1.914cm">
          <draw:text-box>
            <text:p><text:span text:style-name="T111">v Returning references</text:span></text:p>
            <text:p><text:span text:style-name="T167">- When a function returns a reference, it returns an implicit pointer to its</text:span></text:p>
            <text:p><text:span text:style-name="T167">return value. This way, a function can be used on the left side of an</text:span></text:p>
            <text:p><text:span text:style-name="T167">assignment statement.</text:span></text:p>
            <text:p><text:span text:style-name="T167">- When returning a reference, be careful that the object being referred to</text:span></text:p>
            <text:p><text:span text:style-name="T167">does not go out of scope.</text:span></text:p>
            <text:p><text:span text:style-name="T167">- It is not legal to return a reference to local var. But you can always return</text:span></text:p>
            <text:p><text:span text:style-name="T167">a reference on a static variable.</text:span></text:p>
            <text:p><text:span text:style-name="T146"/></text:p>
            <text:p><text:span text:style-name="T146">3. Array Pointers References</text:span></text:p>
            <text:list text:style-name="L1">
              <text:list-item>
                <text:p><text:span text:style-name="T107"><text:s/></text:span><text:span text:style-name="T108">Defining and initializing Array.</text:span></text:p>
              </text:list-item>
              <text:list-item>
                <text:p><text:span text:style-name="T147"><text:s/></text:span><text:span text:style-name="T108">Defining and initializing Pointers.</text:span></text:p>
              </text:list-item>
              <text:list-item>
                <text:p><text:span text:style-name="T107"><text:s/></text:span><text:span text:style-name="T108">Using pointers to access array elements.</text:span></text:p>
              </text:list-item>
              <text:list-item>
                <text:p><text:span text:style-name="T107"><text:s/></text:span><text:span text:style-name="T108">Pointers and const qualifiers.</text:span></text:p>
              </text:list-item>
              <text:list-item>
                <text:p><text:span text:style-name="T107"><text:s/></text:span><text:span text:style-name="T108">Dynamically allocated arrays.</text:span></text:p>
              </text:list-item>
              <text:list-item>
                <text:p><text:span text:style-name="T107"><text:s/></text:span><text:span text:style-name="T108">References.</text:span></text:p>
              </text:list-item>
              <text:list-item>
                <text:p><text:span text:style-name="T19"><text:s/></text:span><text:span text:style-name="T20">Independent references and restrictions.</text:span></text:p>
              </text:list-item>
              <text:list-item>
                <text:p><text:span text:style-name="T107"><text:s/></text:span><text:span text:style-name="T108">Multidimensional array argument to function</text:span></text:p>
                <text:p><text:span text:style-name="T108"/></text:p>
              </text:list-item>
            </text:list>
            <text:p><text:span text:style-name="T170"/></text:p>
            <text:p><text:span text:style-name="T170"/></text:p>
            <text:p><text:span text:style-name="T170"/></text:p>
            <text:p><text:span text:style-name="T170"><text:s/></text:span><text:span text:style-name="T171">- Independent reference can not exist. Its only possible as class member variable</text:span></text:p>
            <text:p><text:span text:style-name="T171"><text:s/></text:span><text:span text:style-name="T171">then it has to be initialized in constructor.</text:span></text:p>
            <text:p><text:span text:style-name="T108"/></text:p>
            <text:p><text:span text:style-name="T108"/></text:p>
            <text:p><text:span text:style-name="T146"/></text:p>
            <text:p><text:span text:style-name="T146">3. Array Pointers References</text:span></text:p>
            <text:list text:continue-numbering="true" text:style-name="L1">
              <text:list-item>
                <text:p><text:span text:style-name="T107"><text:s/></text:span><text:span text:style-name="T108">Defining and initializing Array.</text:span></text:p>
              </text:list-item>
              <text:list-item>
                <text:p><text:span text:style-name="T147"><text:s/></text:span><text:span text:style-name="T108">Defining and initializing Pointers.</text:span></text:p>
              </text:list-item>
              <text:list-item>
                <text:p><text:span text:style-name="T107"><text:s/></text:span><text:span text:style-name="T108">Using pointers to access array elements.</text:span></text:p>
              </text:list-item>
              <text:list-item>
                <text:p><text:span text:style-name="T107"><text:s/></text:span><text:span text:style-name="T108">Pointers and const qualifiers.</text:span></text:p>
              </text:list-item>
              <text:list-item>
                <text:p><text:span text:style-name="T107"><text:s/></text:span><text:span text:style-name="T108">Dynamically allocated arrays.</text:span></text:p>
              </text:list-item>
              <text:list-item>
                <text:p><text:span text:style-name="T107"><text:s/></text:span><text:span text:style-name="T108">References.</text:span></text:p>
              </text:list-item>
              <text:list-item>
                <text:p><text:span text:style-name="T107"><text:s/></text:span><text:span text:style-name="T108">Independent references and restrictions.</text:span></text:p>
              </text:list-item>
              <text:list-item>
                <text:p><text:span text:style-name="T19"><text:s/></text:span><text:span text:style-name="T20">Multidimensional array argument to function</text:span></text:p>
                <text:p><text:span text:style-name="T108"/></text:p>
              </text:list-item>
              <text:list-item>
                <text:p><text:span text:style-name="T108"/></text:p>
                <text:p><text:span text:style-name="T156"/></text:p>
              </text:list-item>
            </text:list>
            <text:p><text:span text:style-name="T115">#include &lt;iostream&gt;</text:span></text:p>
            <text:p><text:span text:style-name="T115">using namespace std;</text:span></text:p>
            <text:p><text:span text:style-name="T115"/></text:p>
            <text:p><text:span text:style-name="T115">void printarray(int (&amp;arr)[4][4]){</text:span></text:p>
            <text:p><text:span text:style-name="T115">int i=0,j=0;</text:span></text:p>
            <text:p><text:span text:style-name="T115">for (i=0;i&lt;4;i++){</text:span></text:p>
            <text:p><text:span text:style-name="T115">for (j=0;j&lt;4;j++)</text:span></text:p>
            <text:p><text:span text:style-name="T115">cout&lt;&lt;arr[i][j]&lt;&lt;" ";</text:span></text:p>
            <text:p><text:span text:style-name="T115">cout&lt;&lt;endl;</text:span></text:p>
            <text:p><text:span text:style-name="T115">}</text:span></text:p>
            <text:p><text:span text:style-name="T115">}</text:span></text:p>
            <text:p><text:span text:style-name="T115">void preparearray(int (&amp;arr)[4][4]){</text:span></text:p>
            <text:p><text:span text:style-name="T115">int i=0,j=0;</text:span></text:p>
            <text:p><text:span text:style-name="T115">for (i=0;i&lt;4;i++)</text:span></text:p>
            <text:p><text:span text:style-name="T115">for (j=0;j&lt;4;j++)</text:span></text:p>
            <text:p><text:span text:style-name="T115">arr[i][j]=i;</text:span></text:p>
            <text:p><text:span text:style-name="T115">}</text:span></text:p>
            <text:p><text:span text:style-name="T115"/></text:p>
          </draw:text-box>
        </draw:frame>
        <draw:line draw:style-name="gr22" draw:text-style-name="P11" draw:layer="layout" svg:x1="1cm" svg:y1="25.888cm" svg:x2="20.59cm" svg:y2="25.888cm">
          <text:p/>
        </draw:line>
      </draw:page>
      <draw:page draw:name="page50" draw:style-name="dp1" draw:master-page-name="Default">
        <office:forms form:automatic-focus="false" form:apply-design-mode="false"/>
        <draw:frame draw:style-name="gr36" draw:text-style-name="P22" draw:layer="layout" svg:width="18.32cm" svg:height="24.8cm" svg:x="1.381cm" svg:y="1.914cm">
          <draw:text-box>
            <text:p><text:span text:style-name="T150">int main(int argc,char *argv[]){</text:span></text:p>
            <text:p><text:span text:style-name="T115">int arr[4][4];</text:span></text:p>
            <text:p><text:span text:style-name="T115">preparearray(arr);</text:span></text:p>
            <text:p><text:span text:style-name="T115">printarray(arr);</text:span></text:p>
            <text:p><text:span text:style-name="T115">return 0;</text:span></text:p>
            <text:p><text:span text:style-name="T115">}</text:span></text:p>
            <text:p><text:span text:style-name="T118">$ g++ valueref.cpp </text:span></text:p>
            <text:p><text:span text:style-name="T118">$ ./a.out </text:span></text:p>
            <text:p><text:span text:style-name="T115">0 0 0 0 </text:span></text:p>
            <text:p><text:span text:style-name="T115">1 1 1 1 </text:span></text:p>
            <text:p><text:span text:style-name="T115">2 2 2 2 </text:span></text:p>
            <text:p><text:span text:style-name="T115">3 3 3 3 </text:span></text:p>
            <text:p><text:span text:style-name="T115"/></text:p>
          </draw:text-box>
        </draw:frame>
        <draw:line draw:style-name="gr22" draw:text-style-name="P11" draw:layer="layout" svg:x1="1cm" svg:y1="25.888cm" svg:x2="20.59cm" svg:y2="25.888cm">
          <text:p/>
        </draw:line>
      </draw:page>
      <draw:page draw:name="page51" draw:style-name="dp1" draw:master-page-name="Default">
        <office:forms form:automatic-focus="false" form:apply-design-mode="false"/>
        <draw:frame draw:style-name="gr36" draw:text-style-name="P19" draw:layer="layout" svg:width="18.32cm" svg:height="24.8cm" svg:x="1.381cm" svg:y="1.914cm">
          <draw:text-box>
            <text:p><text:span text:style-name="T146">Day 1 Afternoon</text:span></text:p>
            <text:p><text:span text:style-name="T34">4. Namespaces</text:span></text:p>
            <text:list text:style-name="L1">
              <text:list-item>
                <text:p><text:span text:style-name="T105"><text:s/></text:span><text:span text:style-name="T106">What is namespace</text:span></text:p>
              </text:list-item>
              <text:list-item>
                <text:p><text:span text:style-name="T107"><text:s/></text:span><text:span text:style-name="T108">Scope resolution</text:span></text:p>
              </text:list-item>
              <text:list-item>
                <text:p><text:span text:style-name="T107"><text:s/></text:span><text:span text:style-name="T108">Using declaration</text:span></text:p>
              </text:list-item>
              <text:list-item>
                <text:p><text:span text:style-name="T107"><text:s/></text:span><text:span text:style-name="T108">Aliases</text:span></text:p>
              </text:list-item>
              <text:list-item>
                <text:p><text:span text:style-name="T107"><text:s/></text:span><text:span text:style-name="T108">Unnamed namespace</text:span></text:p>
              </text:list-item>
              <text:list-item>
                <text:p><text:span text:style-name="T107"><text:s/></text:span><text:span text:style-name="T108">Overloading and namespaces</text:span></text:p>
              </text:list-item>
              <text:list-item>
                <text:p><text:span text:style-name="T107"><text:s/></text:span><text:span text:style-name="T108">Namespace and templates</text:span></text:p>
                <text:p><text:span text:style-name="T108"/></text:p>
                <text:p><text:span text:style-name="T108"/></text:p>
                <text:p><text:span text:style-name="T108"/></text:p>
              </text:list-item>
            </text:list>
            <text:p><text:span text:style-name="T20">- There can be chance of same name collision. Ex. library function xyz() can</text:span></text:p>
            <text:p><text:span text:style-name="T20">collide </text:span><text:span text:style-name="T69">with user function xyz(). This is called namespace collision.</text:span></text:p>
            <text:p><text:span text:style-name="T20">- Namespace provide a controlled mechanism for preventing name collision.</text:span></text:p>
            <text:p><text:span text:style-name="T20">It provide </text:span><text:span text:style-name="T69">a separate scope in which functions and variable can be defined.</text:span></text:p>
            <text:p><text:span text:style-name="T20">- Namespaces partition the global namespace, making it easier to use</text:span></text:p>
            <text:p><text:span text:style-name="T20">independently </text:span><text:span text:style-name="T69">produced libraries.</text:span></text:p>
            <text:p><text:span text:style-name="T20"><text:s/></text:span></text:p>
            <text:p><text:span text:style-name="T172">- Namespace definition</text:span></text:p>
            <text:p><text:span text:style-name="T117">namespace namespace_one {</text:span></text:p>
            <text:p><text:span text:style-name="T117">}</text:span></text:p>
            <text:p><text:span text:style-name="T115"/></text:p>
            <text:p><text:span text:style-name="T115">#include &lt;iostream&gt;</text:span></text:p>
            <text:p><text:span text:style-name="T115">using namespace std;</text:span></text:p>
            <text:p><text:span text:style-name="T115">class classA {</text:span></text:p>
            <text:p><text:span text:style-name="T115">public:</text:span></text:p>
            <text:p><text:span text:style-name="T115">const char* name() {</text:span></text:p>
            <text:p><text:span text:style-name="T115">return "Global class A";</text:span></text:p>
            <text:p><text:span text:style-name="T115">}</text:span></text:p>
            <text:p><text:span text:style-name="T115">};</text:span></text:p>
            <text:p><text:span text:style-name="T115">// first name space</text:span></text:p>
            <text:p><text:span text:style-name="T115">namespace first_space{</text:span></text:p>
            <text:p><text:span text:style-name="T115">void func(){</text:span></text:p>
            <text:p><text:span text:style-name="T115">cout&lt;&lt;"Inside first_space" &lt;&lt;endl;</text:span></text:p>
            <text:p><text:span text:style-name="T115">}</text:span></text:p>
            <text:p><text:span text:style-name="T115">class classA {</text:span></text:p>
            <text:p><text:span text:style-name="T115">public:</text:span></text:p>
            <text:p><text:span text:style-name="T115">const char* name() {</text:span></text:p>
            <text:p><text:span text:style-name="T115">return "first_space::classA";</text:span></text:p>
            <text:p><text:span text:style-name="T115">}</text:span></text:p>
            <text:p><text:span text:style-name="T115">};</text:span></text:p>
            <text:p><text:span text:style-name="T115">}</text:span></text:p>
            <text:p><text:span text:style-name="T115">// second name space</text:span></text:p>
            <text:p><text:span text:style-name="T115">namespace second_space{</text:span></text:p>
            <text:p><text:span text:style-name="T115">void func(){</text:span></text:p>
            <text:p><text:span text:style-name="T115">cout &lt;&lt; "Inside second_space" &lt;&lt; endl;</text:span></text:p>
            <text:p><text:span text:style-name="T115">}</text:span></text:p>
            <text:p><text:span text:style-name="T115">class classA {</text:span></text:p>
            <text:p><text:span text:style-name="T115">public:</text:span></text:p>
            <text:p><text:span text:style-name="T115">const char* name() {</text:span></text:p>
            <text:p><text:span text:style-name="T115">return "second_space::classA";</text:span></text:p>
            <text:p><text:span text:style-name="T115">}</text:span></text:p>
            <text:p><text:span text:style-name="T115">};</text:span></text:p>
            <text:p><text:span text:style-name="T115">}</text:span></text:p>
            <text:p><text:span text:style-name="T115"/></text:p>
          </draw:text-box>
        </draw:frame>
        <draw:line draw:style-name="gr22" draw:text-style-name="P11" draw:layer="layout" svg:x1="1cm" svg:y1="25.888cm" svg:x2="20.59cm" svg:y2="25.888cm">
          <text:p/>
        </draw:line>
      </draw:page>
      <draw:page draw:name="page52" draw:style-name="dp1" draw:master-page-name="Default">
        <office:forms form:automatic-focus="false" form:apply-design-mode="false"/>
        <draw:frame draw:style-name="gr36" draw:text-style-name="P22" draw:layer="layout" svg:width="18.32cm" svg:height="24.8cm" svg:x="1.381cm" svg:y="1.914cm">
          <draw:text-box>
            <text:p><text:span text:style-name="T150">int main ()</text:span></text:p>
            <text:p><text:span text:style-name="T150">{</text:span></text:p>
            <text:p><text:span text:style-name="T150"/></text:p>
            <text:p><text:span text:style-name="T150">// Calls function from first name space.</text:span></text:p>
            <text:p><text:span text:style-name="T150">first_space::func();</text:span></text:p>
            <text:p><text:span text:style-name="T150">classA clsA_g;</text:span></text:p>
            <text:p><text:span text:style-name="T150">first_space::classA clsA_f;</text:span></text:p>
            <text:p><text:span text:style-name="T150">second_space::classA clsA_s;</text:span></text:p>
            <text:p><text:span text:style-name="T150">cout&lt;&lt;clsA_g.name()&lt;&lt;endl;</text:span></text:p>
            <text:p><text:span text:style-name="T150">cout&lt;&lt;clsA_f.name()&lt;&lt;endl;</text:span></text:p>
            <text:p><text:span text:style-name="T150">cout&lt;&lt;clsA_s.name()&lt;&lt;endl;</text:span></text:p>
            <text:p><text:span text:style-name="T150">// Calls function from second name space.</text:span></text:p>
            <text:p><text:span text:style-name="T150">second_space::func();</text:span></text:p>
            <text:p><text:span text:style-name="T150"/></text:p>
            <text:p><text:span text:style-name="T150">return 0;</text:span></text:p>
            <text:p><text:span text:style-name="T150">}</text:span></text:p>
            <text:p><text:span text:style-name="T150"/></text:p>
            <text:p><text:span text:style-name="T150"/></text:p>
            <text:p><text:span text:style-name="T111">- Namespace can be discontiguous. Writing namespace {} either defines a</text:span></text:p>
            <text:p><text:span text:style-name="T111">new namespace or adds to an existing one.</text:span></text:p>
            <text:p><text:span text:style-name="T111">- Discontiguous namespace can be used for declaration and definition</text:span></text:p>
            <text:p><text:span text:style-name="T111">separation, where class definition, function declaration can go in</text:span></text:p>
            <text:p><text:span text:style-name="T111">namespace that is defined in a header file where as class implementation</text:span></text:p>
            <text:p><text:span text:style-name="T111">and function definition can go in cpp file.</text:span></text:p>
            <text:p><text:span text:style-name="T111">- When class is implemented in the discontiguous namespace class name</text:span></text:p>
            <text:p><text:span text:style-name="T111">would not prepend the namespace name.</text:span></text:p>
            <text:p><text:span text:style-name="T111">- To fetch global namespace functions :: can be used. i.e ::member_name</text:span></text:p>
            <text:p><text:span text:style-name="T111"/></text:p>
            <text:p><text:span text:style-name="T111"/></text:p>
            <text:p><text:span text:style-name="T111">- Nestested Namespace</text:span></text:p>
            <text:p><text:span text:style-name="T111">- Namespaces can be nested where you can define one namespace inside</text:span></text:p>
            <text:p><text:span text:style-name="T111">another name space as follows:</text:span></text:p>
            <text:p><text:span text:style-name="T150">namespace namespace_name1 {</text:span></text:p>
            <text:p><text:span text:style-name="T150">// code declarations</text:span></text:p>
            <text:p><text:span text:style-name="T150">namespace namespace_name2 {</text:span></text:p>
            <text:p><text:span text:style-name="T150">class classA{</text:span></text:p>
            <text:p><text:span text:style-name="T150">};</text:span></text:p>
            <text:p><text:span text:style-name="T150">}</text:span></text:p>
            <text:p><text:span text:style-name="T150">}</text:span></text:p>
            <text:p><text:span text:style-name="T150"/></text:p>
            <text:p><text:span text:style-name="T150"/></text:p>
            <text:p><text:span text:style-name="T111">- Code in the outer parts of the enclosing namespace may refer to a name</text:span></text:p>
            <text:p><text:span text:style-name="T111">in a nested namespaces only through its qualified name.</text:span></text:p>
            <text:p><text:span text:style-name="T111">- Inner namespace variables can be used with full qualification, </text:span></text:p>
            <text:p><text:span text:style-name="T111">i.e. namespace_name1::namespace_name2::classA;</text:span></text:p>
            <text:p><text:span text:style-name="T111"/></text:p>
            <text:p><text:span text:style-name="T173"/></text:p>
          </draw:text-box>
        </draw:frame>
        <draw:line draw:style-name="gr22" draw:text-style-name="P11" draw:layer="layout" svg:x1="1cm" svg:y1="25.888cm" svg:x2="20.59cm" svg:y2="25.888cm">
          <text:p/>
        </draw:line>
      </draw:page>
      <draw:page draw:name="page53" draw:style-name="dp1" draw:master-page-name="Default">
        <office:forms form:automatic-focus="false" form:apply-design-mode="false"/>
        <draw:frame draw:style-name="gr36" draw:text-style-name="P19" draw:layer="layout" svg:width="18.32cm" svg:height="24.8cm" svg:x="1.381cm" svg:y="1.914cm">
          <draw:text-box>
            <text:p><text:span text:style-name="T146">4. Namespaces</text:span></text:p>
            <text:list text:style-name="L1">
              <text:list-item>
                <text:p><text:span text:style-name="T107"><text:s/></text:span><text:span text:style-name="T108">What is namespace</text:span></text:p>
              </text:list-item>
              <text:list-item>
                <text:p><text:span text:style-name="T19"><text:s/></text:span><text:span text:style-name="T20">Scope resolution</text:span></text:p>
              </text:list-item>
              <text:list-item>
                <text:p><text:span text:style-name="T107"><text:s/></text:span><text:span text:style-name="T108">Using declaration</text:span></text:p>
              </text:list-item>
              <text:list-item>
                <text:p><text:span text:style-name="T107"><text:s/></text:span><text:span text:style-name="T108">Aliases</text:span></text:p>
              </text:list-item>
              <text:list-item>
                <text:p><text:span text:style-name="T107"><text:s/></text:span><text:span text:style-name="T108">Unnamed namespace</text:span></text:p>
              </text:list-item>
              <text:list-item>
                <text:p><text:span text:style-name="T107"><text:s/></text:span><text:span text:style-name="T108">Overloading and namespaces</text:span></text:p>
              </text:list-item>
              <text:list-item>
                <text:p><text:span text:style-name="T107"><text:s/></text:span><text:span text:style-name="T108">Namespace and templates</text:span></text:p>
                <text:p><text:span text:style-name="T108"/></text:p>
                <text:p><text:span text:style-name="T108"/></text:p>
              </text:list-item>
            </text:list>
            <text:p><text:span text:style-name="T20">Each namespace is a scope and members are accessed with scope</text:span></text:p>
            <text:p><text:span text:style-name="T20">resolution operator ::</text:span></text:p>
            <text:p><text:span text:style-name="T69">To fetch global namespace functions :: can be used. i.e ::member_name</text:span></text:p>
            <text:p><text:span text:style-name="T146"/></text:p>
            <text:p><text:span text:style-name="T146"/></text:p>
            <text:p><text:span text:style-name="T146">4. Namespaces</text:span></text:p>
            <text:list text:continue-numbering="true" text:style-name="L1">
              <text:list-item>
                <text:p><text:span text:style-name="T107"><text:s/></text:span><text:span text:style-name="T108">What is namespace</text:span></text:p>
              </text:list-item>
              <text:list-item>
                <text:p><text:span text:style-name="T107"><text:s/></text:span><text:span text:style-name="T108">Scope resolution</text:span></text:p>
              </text:list-item>
              <text:list-item>
                <text:p><text:span text:style-name="T19"><text:s/></text:span><text:span text:style-name="T20">Using declaration</text:span></text:p>
              </text:list-item>
              <text:list-item>
                <text:p><text:span text:style-name="T107"><text:s/></text:span><text:span text:style-name="T108">Aliases</text:span></text:p>
              </text:list-item>
              <text:list-item>
                <text:p><text:span text:style-name="T107"><text:s/></text:span><text:span text:style-name="T108">Unnamed namespace</text:span></text:p>
              </text:list-item>
              <text:list-item>
                <text:p><text:span text:style-name="T107"><text:s/></text:span><text:span text:style-name="T108">Overloading and namespaces</text:span></text:p>
              </text:list-item>
              <text:list-item>
                <text:p><text:span text:style-name="T107"><text:s/></text:span><text:span text:style-name="T108">Namespace and templates</text:span></text:p>
                <text:p><text:span text:style-name="T108"/></text:p>
                <text:p><text:span text:style-name="T108"/></text:p>
              </text:list-item>
            </text:list>
            <text:p><text:span text:style-name="T69">- using declaration introduces only one namespace member at a time.</text:span></text:p>
            <text:p><text:span text:style-name="T117">map&lt;string, vector &lt; pair&lt;size_t, size_t&gt; &gt; &gt; word_map;</text:span></text:p>
            <text:p><text:span text:style-name="T117">using std::map;</text:span></text:p>
            <text:p><text:span text:style-name="T117">using std::vector;</text:span></text:p>
            <text:p><text:span text:style-name="T117">using std::pair;</text:span></text:p>
            <text:p><text:span text:style-name="T117">using std::string;</text:span></text:p>
            <text:p><text:span text:style-name="T117">using std::size_t;</text:span></text:p>
            <text:p><text:span text:style-name="T115"/></text:p>
            <text:p><text:span text:style-name="T20">- using resolution operator</text:span></text:p>
            <text:p><text:span text:style-name="T69">whole namespace can be visible in the current scope with using</text:span></text:p>
            <text:p><text:span text:style-name="T69">namespace statement</text:span></text:p>
            <text:p><text:span text:style-name="T118"><text:s text:c="2"/></text:span></text:p>
            <text:p><text:span text:style-name="T117">using namespace std;</text:span></text:p>
            <text:p><text:span text:style-name="T115">// using namespace example</text:span></text:p>
            <text:p><text:span text:style-name="T115">#include &lt;iostream.h&gt;</text:span></text:p>
            <text:p><text:span text:style-name="T115">namespace first</text:span></text:p>
            <text:p><text:span text:style-name="T115">{</text:span></text:p>
            <text:p><text:span text:style-name="T115">int var = 5;</text:span></text:p>
            <text:p><text:span text:style-name="T115">}</text:span></text:p>
            <text:p><text:span text:style-name="T115">namespace second</text:span></text:p>
            <text:p><text:span text:style-name="T115">{</text:span></text:p>
            <text:p><text:span text:style-name="T115">double var = 3.1416;</text:span></text:p>
            <text:p><text:span text:style-name="T115">}</text:span></text:p>
            <text:p><text:span text:style-name="T115">int main () {</text:span></text:p>
            <text:p><text:span text:style-name="T115">using namespace second;</text:span></text:p>
            <text:p><text:span text:style-name="T115">cout &lt;&lt; var &lt;&lt; endl;</text:span></text:p>
            <text:p><text:span text:style-name="T115">cout &lt;&lt; (var*2) &lt;&lt; endl;</text:span></text:p>
            <text:p><text:span text:style-name="T115">return 0;</text:span></text:p>
            <text:p><text:span text:style-name="T115">}</text:span></text:p>
            <text:p><text:span text:style-name="T115"/></text:p>
          </draw:text-box>
        </draw:frame>
        <draw:line draw:style-name="gr22" draw:text-style-name="P11" draw:layer="layout" svg:x1="1cm" svg:y1="25.888cm" svg:x2="20.59cm" svg:y2="25.888cm">
          <text:p/>
        </draw:line>
      </draw:page>
      <draw:page draw:name="page54" draw:style-name="dp1" draw:master-page-name="Default">
        <office:forms form:automatic-focus="false" form:apply-design-mode="false"/>
        <draw:frame draw:style-name="gr36" draw:text-style-name="P22" draw:layer="layout" svg:width="18.32cm" svg:height="24.8cm" svg:x="1.381cm" svg:y="1.914cm">
          <draw:text-box>
            <text:p><text:span text:style-name="T125">Using both</text:span></text:p>
            <text:p><text:span text:style-name="T174"/></text:p>
            <text:p><text:span text:style-name="T174">// using namespace example</text:span></text:p>
            <text:p><text:span text:style-name="T174">#include &lt;iostream.h&gt;</text:span></text:p>
            <text:p><text:span text:style-name="T174">namespace first</text:span></text:p>
            <text:p><text:span text:style-name="T174">{</text:span></text:p>
            <text:p><text:span text:style-name="T174">int var = 5;</text:span></text:p>
            <text:p><text:span text:style-name="T174">}</text:span></text:p>
            <text:p><text:span text:style-name="T174">namespace second</text:span></text:p>
            <text:p><text:span text:style-name="T174">{</text:span></text:p>
            <text:p><text:span text:style-name="T174">double var = 3.1416;</text:span></text:p>
            <text:p><text:span text:style-name="T174">}</text:span></text:p>
            <text:p><text:span text:style-name="T174">int main () {</text:span></text:p>
            <text:p><text:span text:style-name="T174">{</text:span></text:p>
            <text:p><text:span text:style-name="T174">using namespace first;</text:span></text:p>
            <text:p><text:span text:style-name="T174">cout &lt;&lt; var &lt;&lt; endl;</text:span></text:p>
            <text:p><text:span text:style-name="T174">}</text:span></text:p>
            <text:p><text:span text:style-name="T174">{</text:span></text:p>
            <text:p><text:span text:style-name="T174">using namespace second;</text:span></text:p>
            <text:p><text:span text:style-name="T174">cout &lt;&lt; var &lt;&lt; endl;</text:span></text:p>
            <text:p><text:span text:style-name="T174">}</text:span></text:p>
            <text:p><text:span text:style-name="T174">return 0;</text:span></text:p>
            <text:p><text:span text:style-name="T174">}</text:span></text:p>
            <text:p><text:span text:style-name="T175"/></text:p>
            <text:p><text:span text:style-name="T169"/></text:p>
            <text:p><text:span text:style-name="T146">4. Namespaces</text:span></text:p>
            <text:list text:style-name="L1">
              <text:list-item>
                <text:p><text:span text:style-name="T107"><text:s/></text:span><text:span text:style-name="T108">What is namespace</text:span></text:p>
              </text:list-item>
              <text:list-item>
                <text:p><text:span text:style-name="T107"><text:s/></text:span><text:span text:style-name="T108">Scope resolution</text:span></text:p>
              </text:list-item>
              <text:list-item>
                <text:p><text:span text:style-name="T107"><text:s/></text:span><text:span text:style-name="T108">Using declaration</text:span></text:p>
              </text:list-item>
              <text:list-item>
                <text:p><text:span text:style-name="T19"><text:s/></text:span><text:span text:style-name="T20">Aliases</text:span></text:p>
              </text:list-item>
              <text:list-item>
                <text:p><text:span text:style-name="T107"><text:s/></text:span><text:span text:style-name="T108">Unnamed namespace</text:span></text:p>
              </text:list-item>
              <text:list-item>
                <text:p><text:span text:style-name="T107"><text:s/></text:span><text:span text:style-name="T108">Overloading and namespaces</text:span></text:p>
              </text:list-item>
              <text:list-item>
                <text:p><text:span text:style-name="T107"><text:s/></text:span><text:span text:style-name="T108">Namespace and templates</text:span></text:p>
              </text:list-item>
              <text:list-item>
                <text:p><text:span text:style-name="T108"/></text:p>
              </text:list-item>
            </text:list>
            <text:p><text:span text:style-name="T20">- An alias to long namespace name can be created. i.e</text:span></text:p>
            <text:p><text:span text:style-name="T69">namespace name = namespace_name1::namespace_name2;</text:span></text:p>
            <text:p><text:span text:style-name="T146"/></text:p>
            <text:p><text:span text:style-name="T169"/></text:p>
            <text:p><text:span text:style-name="T146">4. Namespaces</text:span></text:p>
            <text:list text:continue-numbering="true" text:style-name="L1">
              <text:list-item>
                <text:p><text:span text:style-name="T107"><text:s/></text:span><text:span text:style-name="T108">What is namespace</text:span></text:p>
              </text:list-item>
              <text:list-item>
                <text:p><text:span text:style-name="T107"><text:s/></text:span><text:span text:style-name="T108">Scope resolution</text:span></text:p>
              </text:list-item>
              <text:list-item>
                <text:p><text:span text:style-name="T107"><text:s/></text:span><text:span text:style-name="T108">Using declaration</text:span></text:p>
              </text:list-item>
              <text:list-item>
                <text:p><text:span text:style-name="T107"><text:s/></text:span><text:span text:style-name="T108">Aliases</text:span></text:p>
              </text:list-item>
              <text:list-item>
                <text:p><text:span text:style-name="T19"><text:s/></text:span><text:span text:style-name="T20">Unnamed namespace</text:span></text:p>
              </text:list-item>
              <text:list-item>
                <text:p><text:span text:style-name="T107"><text:s/></text:span><text:span text:style-name="T108">Overloading and namespaces</text:span></text:p>
              </text:list-item>
              <text:list-item>
                <text:p><text:span text:style-name="T107"><text:s/></text:span><text:span text:style-name="T108">Namespace and templates</text:span></text:p>
                <text:p><text:span text:style-name="T72"/></text:p>
                <text:p><text:span text:style-name="T72">- Unnamed Namesapces</text:span></text:p>
              </text:list-item>
            </text:list>
            <text:p><text:span text:style-name="T72">- An unnamed namespace is a namespace that is defined without a</text:span></text:p>
            <text:p><text:span text:style-name="T72">name. i.e namespace {}</text:span></text:p>
            <text:p><text:span text:style-name="T72">- Unnammed namespace can not span over files.</text:span></text:p>
            <text:p><text:span text:style-name="T72">- Variable in global namespace can collide with unnamed namespace</text:span></text:p>
            <text:p><text:span text:style-name="T82">int i;</text:span></text:p>
            <text:p><text:span text:style-name="T82">namespace {</text:span></text:p>
            <text:p><text:span text:style-name="T82">int i;</text:span></text:p>
            <text:p><text:span text:style-name="T82">}</text:span></text:p>
            <text:p><text:span text:style-name="T82">i=10; // error</text:span></text:p>
            <text:p><text:span text:style-name="T82"/></text:p>
            <text:p><text:span text:style-name="T80"/></text:p>
          </draw:text-box>
        </draw:frame>
        <draw:line draw:style-name="gr22" draw:text-style-name="P11" draw:layer="layout" svg:x1="1cm" svg:y1="25.888cm" svg:x2="20.59cm" svg:y2="25.888cm">
          <text:p/>
        </draw:line>
      </draw:page>
      <draw:page draw:name="page55" draw:style-name="dp1" draw:master-page-name="Default">
        <office:forms form:automatic-focus="false" form:apply-design-mode="false"/>
        <draw:frame draw:style-name="gr36" draw:text-style-name="P22" draw:layer="layout" svg:width="18.32cm" svg:height="24.8cm" svg:x="1.381cm" svg:y="1.914cm">
          <draw:text-box>
            <text:p><text:span text:style-name="T167">- Since variables unnamed namespace belongs to the file it is</text:span></text:p>
            <text:p><text:span text:style-name="T72">replacement of static variable and functions which also file</text:span></text:p>
            <text:p><text:span text:style-name="T72">visibility. static is deprecated</text:span><text:span text:style-name="T106"> </text:span><text:span text:style-name="T72">in c++ against unnamed namespace.</text:span></text:p>
            <text:p><text:span text:style-name="T72">- If unnamed namespace is nested, then names in it are accessed in the</text:span></text:p>
            <text:p><text:span text:style-name="T72">normal way, using the enclosing namespace name(s).</text:span></text:p>
            <text:p><text:span text:style-name="T176"/></text:p>
            <text:p><text:span text:style-name="T151">namespace local {</text:span></text:p>
            <text:p><text:span text:style-name="T82">namespace {</text:span></text:p>
            <text:p><text:span text:style-name="T82">int i;</text:span></text:p>
            <text:p><text:span text:style-name="T82">}</text:span></text:p>
            <text:p><text:span text:style-name="T82">}</text:span></text:p>
            <text:p><text:span text:style-name="T82">local::i=42; //ok</text:span></text:p>
            <text:p><text:span text:style-name="T169"/></text:p>
            <text:p><text:span text:style-name="T169"/></text:p>
            <text:p><text:span text:style-name="T146">4. Namespaces</text:span></text:p>
            <text:list text:style-name="L1">
              <text:list-item>
                <text:p><text:span text:style-name="T107"><text:s/></text:span><text:span text:style-name="T108">What is namespace</text:span></text:p>
              </text:list-item>
              <text:list-item>
                <text:p><text:span text:style-name="T107"><text:s/></text:span><text:span text:style-name="T108">Scope resolution</text:span></text:p>
              </text:list-item>
              <text:list-item>
                <text:p><text:span text:style-name="T107"><text:s/></text:span><text:span text:style-name="T108">Using declaration</text:span></text:p>
              </text:list-item>
              <text:list-item>
                <text:p><text:span text:style-name="T107"><text:s/></text:span><text:span text:style-name="T108">Aliases</text:span></text:p>
              </text:list-item>
              <text:list-item>
                <text:p><text:span text:style-name="T107"><text:s/></text:span><text:span text:style-name="T108">Unnamed namespace</text:span></text:p>
              </text:list-item>
              <text:list-item>
                <text:p><text:span text:style-name="T19"><text:s/></text:span><text:span text:style-name="T20">Overloading and namespaces</text:span></text:p>
              </text:list-item>
              <text:list-item>
                <text:p><text:span text:style-name="T107"><text:s/></text:span><text:span text:style-name="T108">Namespace and templates</text:span></text:p>
                <text:p><text:span text:style-name="T108"/></text:p>
              </text:list-item>
            </text:list>
            <text:p><text:span text:style-name="T20"/></text:p>
            <text:p><text:span text:style-name="T20">A given namespace can contain a set of overload member functions.</text:span></text:p>
            <text:p><text:span text:style-name="T20">1. Find the set of candidate functions. A function is a candidate if a </text:span></text:p>
            <text:p><text:span text:style-name="T20">declaration for it is </text:span><text:span text:style-name="T69">visible at the time of the call and it has the same </text:span></text:p>
            <text:p><text:span text:style-name="T69">name as the called function.</text:span></text:p>
            <text:p><text:span text:style-name="T69"/></text:p>
            <text:p><text:span text:style-name="T69">2. Select the viable functions from the set of candidates. A function is </text:span></text:p>
            <text:p><text:span text:style-name="T69">viable if it has same number of parameters as the call has arguments and </text:span></text:p>
            <text:p><text:span text:style-name="T69">if each parameter could be matched by the corresponding argument.</text:span></text:p>
            <text:p><text:span text:style-name="T69"/></text:p>
            <text:p><text:span text:style-name="T20">3. Select the single best match from the viable set and generate code to </text:span></text:p>
            <text:p><text:span text:style-name="T20">call that function.</text:span></text:p>
            <text:p><text:span text:style-name="T69">If the viable set is empty, then the call is in error, having no match</text:span></text:p>
            <text:p><text:span text:style-name="T69">If the viable set is nonempty and there is no best match, then the call </text:span></text:p>
            <text:p><text:span text:style-name="T69">is ambiguous.</text:span></text:p>
          </draw:text-box>
        </draw:frame>
        <draw:line draw:style-name="gr22" draw:text-style-name="P11" draw:layer="layout" svg:x1="1cm" svg:y1="25.888cm" svg:x2="20.59cm" svg:y2="25.888cm">
          <text:p/>
        </draw:line>
      </draw:page>
      <draw:page draw:name="page56" draw:style-name="dp1" draw:master-page-name="Default">
        <office:forms form:automatic-focus="false" form:apply-design-mode="false"/>
        <draw:frame draw:style-name="gr36" draw:text-style-name="P19" draw:layer="layout" svg:width="18.32cm" svg:height="24.8cm" svg:x="1.381cm" svg:y="1.914cm">
          <draw:text-box>
            <text:p><text:span text:style-name="T115">#include &lt;iostream&gt;</text:span></text:p>
            <text:p><text:span text:style-name="T115">using namespace std;</text:span></text:p>
            <text:p><text:span text:style-name="T115">int i=10;</text:span></text:p>
            <text:p><text:span text:style-name="T115">namespace A{</text:span></text:p>
            <text:p><text:span text:style-name="T115">void print(const char* a){</text:span></text:p>
            <text:p><text:span text:style-name="T115">cout&lt;&lt;"A::print"&lt;&lt;a&lt;&lt;endl;</text:span></text:p>
            <text:p><text:span text:style-name="T115">}</text:span></text:p>
            <text:p><text:span text:style-name="T115">}</text:span></text:p>
            <text:p><text:span text:style-name="T115">void print(string &amp;str){</text:span></text:p>
            <text:p><text:span text:style-name="T115">cout&lt;&lt;"::print"&lt;&lt;str&lt;&lt;endl;</text:span></text:p>
            <text:p><text:span text:style-name="T115">}</text:span></text:p>
            <text:p><text:span text:style-name="T115">int main(){</text:span></text:p>
            <text:p><text:span text:style-name="T115">cout&lt;&lt;"i"&lt;&lt;::i&lt;&lt;endl;</text:span></text:p>
            <text:p><text:span text:style-name="T115">using namespace A;</text:span></text:p>
            <text:p><text:span text:style-name="T115">print("abc");</text:span></text:p>
            <text:p><text:span text:style-name="T115">return 0;</text:span></text:p>
            <text:p><text:span text:style-name="T115">}</text:span></text:p>
            <text:p><text:span text:style-name="T20"/></text:p>
            <text:p><text:span text:style-name="T20">$ g++ namespace.cpp </text:span></text:p>
            <text:p><text:span text:style-name="T20">$ ./a.out </text:span></text:p>
            <text:p><text:span text:style-name="T115">i10</text:span></text:p>
            <text:p><text:span text:style-name="T115">A::printabc</text:span></text:p>
            <text:p><text:span text:style-name="T115"/></text:p>
            <text:p><text:span text:style-name="T175"/></text:p>
            <text:p><text:span text:style-name="T146">4. Namespaces</text:span></text:p>
            <text:list text:style-name="L1">
              <text:list-item>
                <text:p><text:span text:style-name="T107"><text:s/></text:span><text:span text:style-name="T108">What is namespace</text:span></text:p>
              </text:list-item>
              <text:list-item>
                <text:p><text:span text:style-name="T107"><text:s/></text:span><text:span text:style-name="T108">Scope resolution</text:span></text:p>
              </text:list-item>
              <text:list-item>
                <text:p><text:span text:style-name="T107"><text:s/></text:span><text:span text:style-name="T108">Using declaration</text:span></text:p>
              </text:list-item>
              <text:list-item>
                <text:p><text:span text:style-name="T107"><text:s/></text:span><text:span text:style-name="T108">Aliases</text:span></text:p>
              </text:list-item>
              <text:list-item>
                <text:p><text:span text:style-name="T107"><text:s/></text:span><text:span text:style-name="T108">Unnamed namespace</text:span></text:p>
              </text:list-item>
              <text:list-item>
                <text:p><text:span text:style-name="T107"><text:s/></text:span><text:span text:style-name="T108">Overloading and namespaces</text:span></text:p>
              </text:list-item>
              <text:list-item>
                <text:p><text:span text:style-name="T19"><text:s/></text:span><text:span text:style-name="T20">Namespace and templates</text:span></text:p>
                <text:p><text:span text:style-name="T108"/></text:p>
              </text:list-item>
            </text:list>
            <text:p><text:span text:style-name="T20"/></text:p>
            <text:p><text:span text:style-name="T20">To provide our own specializations of templates defined in a namespace, </text:span></text:p>
            <text:p><text:span text:style-name="T20">we must ensure that the specialization definition is defined as being in</text:span></text:p>
            <text:p><text:span text:style-name="T20">the namespace containing the original template definition.</text:span></text:p>
            <text:p><text:span text:style-name="T20"/></text:p>
          </draw:text-box>
        </draw:frame>
        <draw:line draw:style-name="gr22" draw:text-style-name="P11" draw:layer="layout" svg:x1="1cm" svg:y1="25.888cm" svg:x2="20.59cm" svg:y2="25.888cm">
          <text:p/>
        </draw:line>
      </draw:page>
      <draw:page draw:name="page57" draw:style-name="dp1" draw:master-page-name="Default">
        <office:forms form:automatic-focus="false" form:apply-design-mode="false"/>
        <draw:frame draw:style-name="gr37" draw:text-style-name="P24" draw:layer="layout" svg:width="18.32cm" svg:height="24.897cm" svg:x="1.381cm" svg:y="1.914cm">
          <draw:text-box>
            <text:p><text:span text:style-name="T146">Day 2 Morning</text:span></text:p>
            <text:p><text:span text:style-name="T34">5. Overview of C++ Class</text:span></text:p>
            <text:list text:style-name="L1">
              <text:list-item>
                <text:p><text:span text:style-name="T105"><text:s/></text:span><text:span text:style-name="T106">Object oriented programming</text:span></text:p>
              </text:list-item>
              <text:list-item>
                <text:p><text:span text:style-name="T107"><text:s/></text:span><text:span text:style-name="T108">C++ class</text:span></text:p>
              </text:list-item>
              <text:list-item>
                <text:p><text:span text:style-name="T107"><text:s/></text:span><text:span text:style-name="T108">Attribute and method</text:span></text:p>
              </text:list-item>
              <text:list-item>
                <text:p><text:span text:style-name="T107"><text:s/></text:span><text:span text:style-name="T108">Private, protected and public access controls</text:span></text:p>
              </text:list-item>
              <text:list-item>
                <text:p><text:span text:style-name="T107"><text:s/></text:span><text:span text:style-name="T108">Constructor, synthesized default constructor</text:span></text:p>
              </text:list-item>
              <text:list-item>
                <text:p><text:span text:style-name="T107"><text:s/></text:span><text:span text:style-name="T108">Copy Control</text:span></text:p>
              </text:list-item>
              <text:list-item>
                <text:p><text:span text:style-name="T107"><text:s/></text:span><text:span text:style-name="T108">Object</text:span></text:p>
              </text:list-item>
              <text:list-item>
                <text:p><text:span text:style-name="T107"><text:s/></text:span><text:span text:style-name="T108">Array of objects</text:span></text:p>
              </text:list-item>
              <text:list-item>
                <text:p><text:span text:style-name="T107"><text:s/></text:span><text:span text:style-name="T108">Virtual methods</text:span></text:p>
              </text:list-item>
              <text:list-item>
                <text:p><text:span text:style-name="T107"><text:s/></text:span><text:span text:style-name="T108">Mutable data members and const methods</text:span></text:p>
              </text:list-item>
              <text:list-item>
                <text:p><text:span text:style-name="T107"><text:s/></text:span><text:span text:style-name="T108">Class relationships, inheritance and containment.</text:span></text:p>
              </text:list-item>
              <text:list-item>
                <text:p><text:span text:style-name="T107"><text:s/></text:span><text:span text:style-name="T108">Static attributes and static methods</text:span></text:p>
              </text:list-item>
              <text:list-item>
                <text:p><text:span text:style-name="T107"><text:s/></text:span><text:span text:style-name="T108">Friend function and class</text:span></text:p>
                <text:p text:style-name="P7"><text:span text:style-name="T107"/></text:p>
              </text:list-item>
            </text:list>
            <text:p><text:span text:style-name="T63"/></text:p>
            <text:p><text:span text:style-name="T63">A programming language that provides</text:span></text:p>
            <text:p><text:span text:style-name="T177"><text:s/></text:span><text:span text:style-name="T63">- Class</text:span></text:p>
            <text:p><text:span text:style-name="T63">A mechanism for defining our own abstract data types. Class may have</text:span></text:p>
            <text:p><text:span text:style-name="T63">properties, methods and type members. A class defines a new type and</text:span></text:p>
            <text:p><text:span text:style-name="T63">a new scope.</text:span></text:p>
            <text:p><text:span text:style-name="T63">- Object</text:span></text:p>
            <text:p><text:span text:style-name="T63">An object is a region in the memory that has a type. Evaluating an</text:span></text:p>
            <text:p><text:span text:style-name="T63">expression that is an lvalue yields an object. A variable is an object</text:span></text:p>
            <text:p><text:span text:style-name="T63">that has a name.</text:span></text:p>
            <text:p><text:span text:style-name="T63">- Encapsulation</text:span></text:p>
            <text:p><text:span text:style-name="T63">It describes the technique of combining lower-level elements to form</text:span></text:p>
            <text:p><text:span text:style-name="T63">a new high-level identity. <text:s/>Function and structures are examples of</text:span></text:p>
            <text:p><text:span text:style-name="T63">encapsulation.</text:span></text:p>
            <text:p><text:span text:style-name="T63">- Abstraction</text:span></text:p>
            <text:p><text:span text:style-name="T63">Separation of implementation from interface; Abstraction hides the</text:span></text:p>
            <text:p><text:span text:style-name="T63">implementation details of a type. Programmers worry about internal data</text:span></text:p>
            <text:p><text:span text:style-name="T63">structure and users worry about interfaces provided. Private data</text:span></text:p>
            <text:p><text:span text:style-name="T63">member are used for encapsulation.</text:span></text:p>
            <text:p><text:span text:style-name="T63">- Inheritance</text:span></text:p>
            <text:p><text:span text:style-name="T63">A derived class inherits properties from its base class. Types that are</text:span></text:p>
            <text:p><text:span text:style-name="T63">related by inheritance share a common inheritance.</text:span></text:p>
            <text:p><text:span text:style-name="T63">- Polymorphism</text:span></text:p>
            <text:p><text:span text:style-name="T63">Derived from a Greek word, " many forms". It is ability to obtain type</text:span></text:p>
            <text:p><text:span text:style-name="T63">specific behaviour based on the dynamic type of a reference or pointer.</text:span></text:p>
            <text:p><text:span text:style-name="T34"/></text:p>
            <text:p><text:span text:style-name="T34"/></text:p>
            <text:p><text:span text:style-name="T178">5</text:span><text:span text:style-name="T34">. Overview of C++ Class</text:span></text:p>
            <text:list text:continue-numbering="true" text:style-name="L1">
              <text:list-item>
                <text:p><text:span text:style-name="T107"><text:s/></text:span><text:span text:style-name="T108">Object oriented programming</text:span></text:p>
              </text:list-item>
              <text:list-item>
                <text:p><text:span text:style-name="T19"><text:s/></text:span><text:span text:style-name="T20">C++ class</text:span></text:p>
              </text:list-item>
              <text:list-item>
                <text:p><text:span text:style-name="T107"><text:s/></text:span><text:span text:style-name="T108">Attribute and method</text:span></text:p>
              </text:list-item>
              <text:list-item>
                <text:p><text:span text:style-name="T107"><text:s/></text:span><text:span text:style-name="T108">Private, protected and public access controls</text:span></text:p>
              </text:list-item>
              <text:list-item>
                <text:p><text:span text:style-name="T107"><text:s/></text:span><text:span text:style-name="T108">Constructor, synthesized default constructor</text:span></text:p>
              </text:list-item>
              <text:list-item>
                <text:p><text:span text:style-name="T107"><text:s/></text:span><text:span text:style-name="T108">Copy Control</text:span></text:p>
              </text:list-item>
              <text:list-item>
                <text:p><text:span text:style-name="T107"><text:s/></text:span><text:span text:style-name="T108">Object</text:span></text:p>
              </text:list-item>
              <text:list-item>
                <text:p><text:span text:style-name="T107"><text:s/></text:span><text:span text:style-name="T108">Array of objects</text:span></text:p>
              </text:list-item>
              <text:list-item>
                <text:p><text:span text:style-name="T107"><text:s/></text:span><text:span text:style-name="T108">Virtual methods</text:span></text:p>
              </text:list-item>
              <text:list-item>
                <text:p><text:span text:style-name="T107"><text:s/></text:span><text:span text:style-name="T108">Mutable data members and const methods</text:span></text:p>
              </text:list-item>
              <text:list-item>
                <text:p><text:span text:style-name="T107"><text:s/></text:span><text:span text:style-name="T108">Class relationships, inheritance and containment.</text:span></text:p>
              </text:list-item>
              <text:list-item>
                <text:p><text:span text:style-name="T107"><text:s/></text:span><text:span text:style-name="T108">Static attributes and static methods</text:span></text:p>
              </text:list-item>
              <text:list-item>
                <text:p><text:span text:style-name="T107"><text:s/></text:span><text:span text:style-name="T108">Friend function and class</text:span></text:p>
                <text:p text:style-name="P7"><text:span text:style-name="T107"/></text:p>
              </text:list-item>
            </text:list>
          </draw:text-box>
        </draw:frame>
        <draw:line draw:style-name="gr22" draw:text-style-name="P11" draw:layer="layout" svg:x1="1cm" svg:y1="25.888cm" svg:x2="20.59cm" svg:y2="25.888cm">
          <text:p/>
        </draw:line>
      </draw:page>
      <draw:page draw:name="page58" draw:style-name="dp1" draw:master-page-name="Default">
        <office:forms form:automatic-focus="false" form:apply-design-mode="false"/>
        <draw:frame draw:style-name="gr38" draw:text-style-name="P22" draw:layer="layout" svg:width="18.32cm" svg:height="24.506cm" svg:x="1.381cm" svg:y="1.914cm">
          <draw:text-box>
            <text:p><text:span text:style-name="T111">- Class</text:span></text:p>
            <text:p><text:span text:style-name="T167">A mechanism for defining our own abstract data types. Class may have</text:span></text:p>
            <text:p><text:span text:style-name="T167">properties, methods and type members. A class defines a new type and a</text:span></text:p>
            <text:p><text:span text:style-name="T167">new scope. Class itself is a structure and consume 1 byte if not</text:span></text:p>
            <text:p><text:span text:style-name="T167">attributes are defined. Static members to classes belongs to class data</text:span></text:p>
            <text:p><text:span text:style-name="T167">structure.</text:span></text:p>
            <text:p><text:span text:style-name="T111"/></text:p>
            <text:p><text:span text:style-name="T151">class A{</text:span></text:p>
            <text:p><text:span text:style-name="T151">};</text:span></text:p>
            <text:p><text:span text:style-name="T168"/></text:p>
            <text:p><text:span text:style-name="T167">- Class declaration</text:span></text:p>
            <text:p><text:span text:style-name="T167">A class may be declared before it is defined.</text:span></text:p>
            <text:p><text:span text:style-name="T151">class B; <text:s/>// declaration</text:span></text:p>
            <text:p><text:span text:style-name="T151">class A{ // definition</text:span></text:p>
            <text:p><text:span text:style-name="T151">B* b;</text:span></text:p>
            <text:p><text:span text:style-name="T151">};</text:span></text:p>
            <text:p><text:span text:style-name="T150"/></text:p>
            <text:p><text:span text:style-name="T168"/></text:p>
            <text:p><text:span text:style-name="T167">- Class definition</text:span></text:p>
            <text:p><text:span text:style-name="T167">A class body</text:span></text:p>
            <text:p><text:span text:style-name="T167">- Abstract class</text:span></text:p>
            <text:p><text:span text:style-name="T167">A class structure that uses encapsulation to hide its implementation,</text:span></text:p>
            <text:p><text:span text:style-name="T167">allowing programmers using the type to think abstractly about what the</text:span></text:p>
            <text:p><text:span text:style-name="T167">type does rather than concretely about how the type is represented.</text:span></text:p>
            <text:p><text:span text:style-name="T141"/></text:p>
            <text:p><text:span text:style-name="T167">- Concrete class</text:span></text:p>
            <text:p><text:span text:style-name="T167">A class that exposes its implementation. i.e std::pair. All attributes</text:span></text:p>
            <text:p><text:span text:style-name="T167">are public</text:span></text:p>
            <text:p><text:span text:style-name="T146"/></text:p>
            <text:p><text:span text:style-name="T146"/></text:p>
            <text:p><text:span text:style-name="T146">5. Overview of C++ Class</text:span></text:p>
            <text:list text:style-name="L1">
              <text:list-item>
                <text:p><text:span text:style-name="T107"><text:s/></text:span><text:span text:style-name="T108">Object oriented programming</text:span></text:p>
              </text:list-item>
              <text:list-item>
                <text:p><text:span text:style-name="T107"><text:s/></text:span><text:span text:style-name="T108">C++ class</text:span></text:p>
              </text:list-item>
              <text:list-item>
                <text:p><text:span text:style-name="T19"><text:s/></text:span><text:span text:style-name="T20">Attribute and method</text:span></text:p>
              </text:list-item>
              <text:list-item>
                <text:p><text:span text:style-name="T107"><text:s/></text:span><text:span text:style-name="T108">Private, protected and public access controls</text:span></text:p>
              </text:list-item>
              <text:list-item>
                <text:p><text:span text:style-name="T107"><text:s/></text:span><text:span text:style-name="T108">Constructor, synthesized default constructor</text:span></text:p>
              </text:list-item>
              <text:list-item>
                <text:p><text:span text:style-name="T107"><text:s/></text:span><text:span text:style-name="T108">Copy Control</text:span></text:p>
              </text:list-item>
              <text:list-item>
                <text:p><text:span text:style-name="T107"><text:s/></text:span><text:span text:style-name="T108">Object</text:span></text:p>
              </text:list-item>
              <text:list-item>
                <text:p><text:span text:style-name="T107"><text:s/></text:span><text:span text:style-name="T108">Array of objects</text:span></text:p>
              </text:list-item>
              <text:list-item>
                <text:p><text:span text:style-name="T107"><text:s/></text:span><text:span text:style-name="T108">Virtual methods</text:span></text:p>
              </text:list-item>
              <text:list-item>
                <text:p><text:span text:style-name="T107"><text:s/></text:span><text:span text:style-name="T108">Mutable data members and const methods</text:span></text:p>
              </text:list-item>
              <text:list-item>
                <text:p><text:span text:style-name="T107"><text:s/></text:span><text:span text:style-name="T108">Class relationships, inheritance and containment.</text:span></text:p>
              </text:list-item>
              <text:list-item>
                <text:p><text:span text:style-name="T107"><text:s/></text:span><text:span text:style-name="T108">Static attributes and static methods</text:span></text:p>
              </text:list-item>
              <text:list-item>
                <text:p><text:span text:style-name="T107"><text:s/></text:span><text:span text:style-name="T108">Friend function and class</text:span></text:p>
              </text:list-item>
            </text:list>
            <text:p><text:span text:style-name="T179"/></text:p>
            <text:p><text:span text:style-name="T179"><text:s text:c="2"/></text:span></text:p>
            <text:p><text:span text:style-name="T63">- Attributes are non function member fields in class. It can built in</text:span><text:span text:style-name="T177"> </text:span><text:span text:style-name="T63">types</text:span></text:p>
            <text:p><text:span text:style-name="T63">or user defined types. It can volatile, const, static const,</text:span><text:span text:style-name="T177"> <text:s/></text:span><text:span text:style-name="T63">reference, const</text:span></text:p>
            <text:p><text:span text:style-name="T63">reference, pointer or const pointer types.</text:span></text:p>
            <text:p><text:span text:style-name="T63">- Methods are function member variable., Methods does not contribute</text:span><text:span text:style-name="T177"> </text:span><text:span text:style-name="T63">in</text:span></text:p>
            <text:p><text:span text:style-name="T63">size of the class and they get first parameter as pointer to object</text:span><text:span text:style-name="T177"> </text:span><text:span text:style-name="T63">of the</text:span></text:p>
            <text:p><text:span text:style-name="T63">class also called this pointer. Methods can be static, virtual</text:span><text:span text:style-name="T177"> </text:span><text:span text:style-name="T63">or const. Static</text:span></text:p>
            <text:p><text:span text:style-name="T63">methods belongs to class data structure where as non</text:span><text:span text:style-name="T177"> <text:s/></text:span><text:span text:style-name="T63">static belongs to</text:span></text:p>
            <text:p><text:span text:style-name="T63">object., const member function does not allow</text:span><text:span text:style-name="T177"> </text:span><text:span text:style-name="T63">attributes to be changed.</text:span></text:p>
            <text:p><text:span text:style-name="T178"/></text:p>
          </draw:text-box>
        </draw:frame>
        <draw:line draw:style-name="gr22" draw:text-style-name="P11" draw:layer="layout" svg:x1="1cm" svg:y1="25.888cm" svg:x2="20.59cm" svg:y2="25.888cm">
          <text:p/>
        </draw:line>
      </draw:page>
      <draw:page draw:name="page59" draw:style-name="dp1" draw:master-page-name="Default">
        <office:forms form:automatic-focus="false" form:apply-design-mode="false"/>
        <draw:frame draw:style-name="gr38" draw:text-style-name="P24" draw:layer="layout" svg:width="18.32cm" svg:height="24.154cm" svg:x="1.381cm" svg:y="1.914cm">
          <draw:text-box>
            <text:p><text:span text:style-name="T146">5. Overview of C++ Class</text:span></text:p>
            <text:list text:style-name="L1">
              <text:list-item>
                <text:p><text:span text:style-name="T107"><text:s/></text:span><text:span text:style-name="T108">Object oriented programming</text:span></text:p>
              </text:list-item>
              <text:list-item>
                <text:p><text:span text:style-name="T107"><text:s/></text:span><text:span text:style-name="T108">C++ class</text:span></text:p>
              </text:list-item>
              <text:list-item>
                <text:p><text:span text:style-name="T107"><text:s/></text:span><text:span text:style-name="T108">Attribute and method</text:span></text:p>
              </text:list-item>
              <text:list-item>
                <text:p><text:span text:style-name="T19"><text:s/></text:span><text:span text:style-name="T20">Private, protected and public access controls</text:span></text:p>
              </text:list-item>
              <text:list-item>
                <text:p><text:span text:style-name="T107"><text:s/></text:span><text:span text:style-name="T108">Constructor, synthesized default constructor</text:span></text:p>
              </text:list-item>
              <text:list-item>
                <text:p><text:span text:style-name="T107"><text:s/></text:span><text:span text:style-name="T108">Copy Control</text:span></text:p>
              </text:list-item>
              <text:list-item>
                <text:p><text:span text:style-name="T107"><text:s/></text:span><text:span text:style-name="T108">Object</text:span></text:p>
              </text:list-item>
              <text:list-item>
                <text:p><text:span text:style-name="T107"><text:s/></text:span><text:span text:style-name="T108">Array of objects</text:span></text:p>
              </text:list-item>
              <text:list-item>
                <text:p><text:span text:style-name="T107"><text:s/></text:span><text:span text:style-name="T108">Virtual methods</text:span></text:p>
              </text:list-item>
              <text:list-item>
                <text:p><text:span text:style-name="T107"><text:s/></text:span><text:span text:style-name="T108">Mutable data members and const methods</text:span></text:p>
              </text:list-item>
              <text:list-item>
                <text:p><text:span text:style-name="T107"><text:s/></text:span><text:span text:style-name="T108">Class relationships, inheritance and containment.</text:span></text:p>
              </text:list-item>
              <text:list-item>
                <text:p><text:span text:style-name="T107"><text:s/></text:span><text:span text:style-name="T108">Static attributes and static methods</text:span></text:p>
              </text:list-item>
              <text:list-item>
                <text:p><text:span text:style-name="T107"><text:s/></text:span><text:span text:style-name="T108">Friend function and class</text:span></text:p>
              </text:list-item>
            </text:list>
            <text:p><text:span text:style-name="T19"/></text:p>
            <text:p><text:span text:style-name="T35">- Private members accessible to friends and other class members. Private</text:span></text:p>
            <text:p><text:span text:style-name="T35">members are used as implementation library. If a class is derived private</text:span></text:p>
            <text:p><text:span text:style-name="T35">or protected it is implementation based inheritance.</text:span></text:p>
            <text:p><text:span text:style-name="T35">- Protected members are accessible to friends, other class members and</text:span></text:p>
            <text:p><text:span text:style-name="T35">derived class classes. It different from protected in order that derive class</text:span></text:p>
            <text:p><text:span text:style-name="T35">(public or protected inheritance) can also use it. It comes under</text:span></text:p>
            <text:p><text:span text:style-name="T35">implementation based inheritance.</text:span></text:p>
            <text:p><text:span text:style-name="T35">- Public members are accessible to everyone. It is mostly used as interface</text:span></text:p>
            <text:p><text:span text:style-name="T35">to the user of class. public inheritance is also a interface</text:span><text:span text:style-name="T180"> </text:span><text:span text:style-name="T35">base inheritance.</text:span></text:p>
            <text:list text:continue-numbering="true" text:style-name="L1">
              <text:list-header>
                <text:p><text:span text:style-name="T146"/></text:p>
              </text:list-header>
            </text:list>
            <text:p><text:span text:style-name="T146">5. Overview of C++ Class</text:span></text:p>
            <text:list text:continue-numbering="true" text:style-name="L1">
              <text:list-item>
                <text:p><text:span text:style-name="T107"><text:s/></text:span><text:span text:style-name="T108">Object oriented programming</text:span></text:p>
              </text:list-item>
              <text:list-item>
                <text:p><text:span text:style-name="T107"><text:s/></text:span><text:span text:style-name="T108">C++ class</text:span></text:p>
              </text:list-item>
              <text:list-item>
                <text:p><text:span text:style-name="T107"><text:s/></text:span><text:span text:style-name="T108">Attribute and method</text:span></text:p>
              </text:list-item>
              <text:list-item>
                <text:p><text:span text:style-name="T107"><text:s/></text:span><text:span text:style-name="T108">Private, protected and public access controls</text:span></text:p>
              </text:list-item>
              <text:list-item>
                <text:p><text:span text:style-name="T19"><text:s/></text:span><text:span text:style-name="T20">Constructor, synthesized default constructor</text:span></text:p>
              </text:list-item>
              <text:list-item>
                <text:p><text:span text:style-name="T107"><text:s/></text:span><text:span text:style-name="T108">Copy Control</text:span></text:p>
              </text:list-item>
              <text:list-item>
                <text:p><text:span text:style-name="T107"><text:s/></text:span><text:span text:style-name="T108">Object</text:span></text:p>
              </text:list-item>
              <text:list-item>
                <text:p><text:span text:style-name="T107"><text:s/></text:span><text:span text:style-name="T108">Array of objects</text:span></text:p>
              </text:list-item>
              <text:list-item>
                <text:p><text:span text:style-name="T107"><text:s/></text:span><text:span text:style-name="T108">Virtual methods</text:span></text:p>
              </text:list-item>
              <text:list-item>
                <text:p><text:span text:style-name="T107"><text:s/></text:span><text:span text:style-name="T108">Mutable data members and const methods</text:span></text:p>
              </text:list-item>
              <text:list-item>
                <text:p><text:span text:style-name="T107"><text:s/></text:span><text:span text:style-name="T108">Class relationships, inheritance and containment.</text:span></text:p>
              </text:list-item>
              <text:list-item>
                <text:p><text:span text:style-name="T107"><text:s/></text:span><text:span text:style-name="T108">Static attributes and static methods</text:span></text:p>
              </text:list-item>
              <text:list-item>
                <text:p><text:span text:style-name="T107"><text:s/></text:span><text:span text:style-name="T108">Friend function and class</text:span></text:p>
              </text:list-item>
            </text:list>
            <text:p><text:span text:style-name="T63"/></text:p>
            <text:p><text:span text:style-name="T63">- Constructor is a member function with name same as class name with</text:span></text:p>
            <text:p><text:span text:style-name="T63">no</text:span><text:span text:style-name="T177"> </text:span><text:span text:style-name="T63">return type. It has special privilege as it is called implicitly an class is</text:span></text:p>
            <text:p><text:span text:style-name="T63">instantiated. Constructor can have arguments. when no argument is</text:span></text:p>
            <text:p><text:span text:style-name="T63">specified constructor is called default constructor. Explicit</text:span><text:span text:style-name="T177"> <text:s/></text:span><text:span text:style-name="T63">default</text:span></text:p>
            <text:p><text:span text:style-name="T63">constructor does not implicit type conversion.</text:span></text:p>
            <text:p><text:span text:style-name="T63">- Copy Constructor takes const reference to same class type as an</text:span></text:p>
            <text:p><text:span text:style-name="T63">argument to the function. It is used to copy one object to other of</text:span></text:p>
            <text:p><text:span text:style-name="T63">same type.</text:span></text:p>
            <text:p><text:span text:style-name="T63">- Synthesized constructor are constructors generated through compiler</text:span></text:p>
            <text:p><text:span text:style-name="T63">when it is not provided by the programmer. If no constructor is provided</text:span></text:p>
            <text:p><text:span text:style-name="T63">then default constructor, copy constructor, assignment operator and</text:span></text:p>
            <text:p><text:span text:style-name="T63">destructor is provided through the compiler. If any of the constructor</text:span></text:p>
            <text:p><text:span text:style-name="T63">is provided then default constructor is not provided through the</text:span></text:p>
            <text:p><text:span text:style-name="T63">compiler though other copy control can be synthesized if not available.</text:span></text:p>
            <text:p><text:span text:style-name="T63">- Parametrized Constructor</text:span></text:p>
            <text:p><text:span text:style-name="T63">A constructor can have parameters. This helps to assign initial value</text:span><text:span text:style-name="T177"> </text:span><text:span text:style-name="T63">to</text:span></text:p>
            <text:p><text:span text:style-name="T63">an object at the time of its creation.</text:span></text:p>
            <text:p><text:span text:style-name="T23"/></text:p>
            <text:p><text:span text:style-name="T177"><text:s/></text:span><text:span text:style-name="T181"><text:s/></text:span></text:p>
          </draw:text-box>
        </draw:frame>
        <draw:line draw:style-name="gr22" draw:text-style-name="P11" draw:layer="layout" svg:x1="1cm" svg:y1="25.888cm" svg:x2="20.59cm" svg:y2="25.888cm">
          <text:p/>
        </draw:line>
      </draw:page>
      <draw:page draw:name="page60" draw:style-name="dp1" draw:master-page-name="Default">
        <office:forms form:automatic-focus="false" form:apply-design-mode="false"/>
        <draw:frame draw:style-name="gr38" draw:text-style-name="P22" draw:layer="layout" svg:width="18.32cm" svg:height="24.219cm" svg:x="1.381cm" svg:y="1.914cm">
          <draw:text-box>
            <text:p><text:span text:style-name="T151">#include &lt;iostream&gt;</text:span></text:p>
            <text:p><text:span text:style-name="T65">using namespace std;</text:span></text:p>
            <text:p><text:span text:style-name="T65">class Line{</text:span></text:p>
            <text:p><text:span text:style-name="T65">public:</text:span></text:p>
            <text:p><text:span text:style-name="T65">double length( void );</text:span></text:p>
            <text:p><text:span text:style-name="T65">Line(double); <text:s text:c="2"/>// This is the constructor declaration</text:span></text:p>
            <text:p><text:span text:style-name="T65">~Line(); <text:s/>// This is the destructor: declaration</text:span></text:p>
            <text:p><text:span text:style-name="T65">private:</text:span></text:p>
            <text:p><text:span text:style-name="T65">double _length;</text:span></text:p>
            <text:p><text:span text:style-name="T65">};</text:span></text:p>
            <text:p><text:span text:style-name="T65">// Member functions definitions including constructor</text:span></text:p>
            <text:p><text:span text:style-name="T65">Line::Line(double length) {</text:span></text:p>
            <text:p><text:span text:style-name="T65">cout &lt;&lt; "Object is being created" &lt;&lt; endl;</text:span></text:p>
            <text:p><text:span text:style-name="T65">_length=length;</text:span></text:p>
            <text:p><text:span text:style-name="T65">}</text:span></text:p>
            <text:p><text:span text:style-name="T65">Line::~Line(void){</text:span></text:p>
            <text:p><text:span text:style-name="T65">cout &lt;&lt; "Object is being deleted" &lt;&lt; endl;</text:span></text:p>
            <text:p><text:span text:style-name="T65">}</text:span></text:p>
            <text:p><text:span text:style-name="T65">double Line::length( void ){</text:span></text:p>
            <text:p><text:span text:style-name="T65">return _length;</text:span></text:p>
            <text:p><text:span text:style-name="T65">}</text:span></text:p>
            <text:p><text:span text:style-name="T65">// Main function for the program</text:span></text:p>
            <text:p><text:span text:style-name="T65">int main( ){</text:span></text:p>
            <text:p><text:span text:style-name="T65">Line line(10);</text:span></text:p>
            <text:p><text:span text:style-name="T65">cout &lt;&lt; "Length of line : " &lt;&lt; line.length() &lt;&lt;endl;</text:span></text:p>
            <text:p><text:span text:style-name="T65">return 0;</text:span></text:p>
            <text:p><text:span text:style-name="T65">}</text:span></text:p>
            <text:p><text:span text:style-name="T175"/></text:p>
            <text:p><text:span text:style-name="T175"/></text:p>
            <text:p><text:span text:style-name="T146">5. Overview of C++ Class</text:span></text:p>
            <text:list text:style-name="L1">
              <text:list-item>
                <text:p><text:span text:style-name="T107"><text:s/></text:span><text:span text:style-name="T108">Object oriented programming</text:span></text:p>
              </text:list-item>
              <text:list-item>
                <text:p><text:span text:style-name="T107"><text:s/></text:span><text:span text:style-name="T108">C++ class</text:span></text:p>
              </text:list-item>
              <text:list-item>
                <text:p><text:span text:style-name="T107"><text:s/></text:span><text:span text:style-name="T108">Attribute and method</text:span></text:p>
              </text:list-item>
              <text:list-item>
                <text:p><text:span text:style-name="T107"><text:s/></text:span><text:span text:style-name="T108">Private, protected and public access controls</text:span></text:p>
              </text:list-item>
              <text:list-item>
                <text:p><text:span text:style-name="T107"><text:s/></text:span><text:span text:style-name="T108">Constructor, synthesized default constructor</text:span></text:p>
              </text:list-item>
              <text:list-item>
                <text:p><text:span text:style-name="T19"><text:s/></text:span><text:span text:style-name="T20">Copy Control</text:span></text:p>
              </text:list-item>
              <text:list-item>
                <text:p><text:span text:style-name="T107"><text:s/></text:span><text:span text:style-name="T108">Object</text:span></text:p>
              </text:list-item>
              <text:list-item>
                <text:p><text:span text:style-name="T107"><text:s/></text:span><text:span text:style-name="T108">Array of objects</text:span></text:p>
              </text:list-item>
              <text:list-item>
                <text:p><text:span text:style-name="T107"><text:s/></text:span><text:span text:style-name="T108">Virtual methods</text:span></text:p>
              </text:list-item>
              <text:list-item>
                <text:p><text:span text:style-name="T107"><text:s/></text:span><text:span text:style-name="T108">Mutable data members and const methods</text:span></text:p>
              </text:list-item>
              <text:list-item>
                <text:p><text:span text:style-name="T107"><text:s/></text:span><text:span text:style-name="T108">Class relationships, inheritance and containment.</text:span></text:p>
              </text:list-item>
              <text:list-item>
                <text:p><text:span text:style-name="T107"><text:s/></text:span><text:span text:style-name="T108">Static attributes and static methods</text:span></text:p>
              </text:list-item>
              <text:list-item>
                <text:p><text:span text:style-name="T107"><text:s/></text:span><text:span text:style-name="T108">Friend function and class</text:span></text:p>
              </text:list-item>
            </text:list>
            <text:p><text:span text:style-name="T182"/></text:p>
            <text:p><text:span text:style-name="T182"/></text:p>
            <text:p><text:span text:style-name="T177">- Copy Constructor,Assignment operator and destructor are copy control.</text:span></text:p>
            <text:p><text:span text:style-name="T63">- Copy constructor is used <text:s/>at following places</text:span></text:p>
            <text:p><text:span text:style-name="T63">&gt;The constructor that takes single parameter (const reference) as</text:span><text:span text:style-name="T177"> </text:span><text:span text:style-name="T63">argument</text:span></text:p>
            <text:p><text:span text:style-name="T63">to class type itself.</text:span></text:p>
            <text:p><text:span text:style-name="T63">&gt;Explicitly or implicitly initialize one object from another of the</text:span><text:span text:style-name="T177"> </text:span><text:span text:style-name="T63">same type.</text:span></text:p>
            <text:p><text:span text:style-name="T65">string securityId="99999-99999-99999";</text:span></text:p>
            <text:p><text:span text:style-name="T65">string securityId2=securityId;</text:span></text:p>
            <text:p><text:span text:style-name="T65">string securityId2(securityId);</text:span></text:p>
            <text:p><text:span text:style-name="T183"/></text:p>
            <text:p><text:span text:style-name="T63">&gt;Copy an object to pass it as an argument to a function.</text:span></text:p>
            <text:p><text:span text:style-name="T65">string secuirtyId="123-123-123";</text:span></text:p>
            <text:p><text:span text:style-name="T65">void func(const string secid);</text:span></text:p>
            <text:p><text:span text:style-name="T65">func(secuirtyid);</text:span></text:p>
            <text:p><text:span text:style-name="T183"/></text:p>
            <text:p><text:span text:style-name="T183"/></text:p>
          </draw:text-box>
        </draw:frame>
        <draw:line draw:style-name="gr22" draw:text-style-name="P11" draw:layer="layout" svg:x1="1cm" svg:y1="25.888cm" svg:x2="20.59cm" svg:y2="25.888cm">
          <text:p/>
        </draw:line>
      </draw:page>
      <draw:page draw:name="page61" draw:style-name="dp1" draw:master-page-name="Default">
        <office:forms form:automatic-focus="false" form:apply-design-mode="false"/>
        <draw:frame draw:style-name="gr38" draw:text-style-name="P19" draw:layer="layout" svg:width="18.32cm" svg:height="23.038cm" svg:x="1.381cm" svg:y="1.914cm">
          <draw:text-box>
            <text:p><text:span text:style-name="T167">&gt;Copy an object to return it from a function.</text:span></text:p>
            <text:p><text:span text:style-name="T65">string make_plural(size_t s, const string&amp; str, const string&amp; end) {</text:span></text:p>
            <text:p><text:span text:style-name="T65">return (size == 1?str:str+end);</text:span></text:p>
            <text:p><text:span text:style-name="T65">}</text:span></text:p>
            <text:p><text:span text:style-name="T184"/></text:p>
            <text:p><text:span text:style-name="T167">&gt;Initialize the elements in a sequential container.</text:span></text:p>
            <text:p><text:span text:style-name="T148"><text:s text:c="2"/></text:span><text:span text:style-name="T65">vector&lt;string&gt; stringvec(5);</text:span></text:p>
            <text:p><text:span text:style-name="T63"/></text:p>
            <text:p><text:span text:style-name="T63">This creates five temporary string object with default constructor</text:span></text:p>
            <text:p><text:span text:style-name="T63">and then <text:s/>creates five vector strings <text:s/>calling its copy constructor</text:span></text:p>
            <text:p><text:span text:style-name="T63">on five temporary objects.</text:span></text:p>
            <text:p><text:span text:style-name="T63">&gt;Initialize elements in an array from a list of element initializers</text:span></text:p>
            <text:p><text:span text:style-name="T65">string stringarry[] = { "one", "two", "three"}</text:span></text:p>
            <text:p><text:span text:style-name="T65">#include &lt;iostream&gt;</text:span></text:p>
            <text:p><text:span text:style-name="T65">using namespace std;</text:span></text:p>
            <text:p><text:span text:style-name="T65">void func(string str) {</text:span></text:p>
            <text:p><text:span text:style-name="T65">cout&lt;&lt;"string : "&lt;&lt;str&lt;&lt;endl;</text:span></text:p>
            <text:p><text:span text:style-name="T65">}</text:span></text:p>
            <text:p><text:span text:style-name="T65">class classA {</text:span></text:p>
            <text:p><text:span text:style-name="T65">public:</text:span></text:p>
            <text:p><text:span text:style-name="T65">classA() {</text:span></text:p>
            <text:p><text:span text:style-name="T65">cout&lt;&lt;"default constructor"&lt;&lt;endl;</text:span></text:p>
            <text:p><text:span text:style-name="T65">}</text:span></text:p>
            <text:p><text:span text:style-name="T65">classA(const classA&amp; cls) {</text:span></text:p>
            <text:p><text:span text:style-name="T65">cout&lt;&lt;"copy constructor"&lt;&lt;endl;</text:span></text:p>
            <text:p><text:span text:style-name="T65">}</text:span></text:p>
            <text:p><text:span text:style-name="T65">explicit classA(const string&amp; str) {</text:span></text:p>
            <text:p><text:span text:style-name="T65">cout&lt;&lt;"overloaded constructor : "&lt;&lt;str&lt;&lt;endl;</text:span></text:p>
            <text:p><text:span text:style-name="T65">}</text:span></text:p>
            <text:p><text:span text:style-name="T65">classA(const char *cp) {</text:span></text:p>
            <text:p><text:span text:style-name="T65">cout&lt;&lt;"overload const char constructor :"&lt;&lt;cp&lt;&lt;endl;</text:span></text:p>
            <text:p><text:span text:style-name="T65">}</text:span></text:p>
            <text:p><text:span text:style-name="T65">classA&amp; operator=(const string&amp; str) {</text:span></text:p>
            <text:p><text:span text:style-name="T65">cout&lt;&lt;"assignment operator "&lt;&lt;str&lt;&lt;endl;</text:span></text:p>
            <text:p><text:span text:style-name="T65">return *this;</text:span></text:p>
            <text:p><text:span text:style-name="T65">}</text:span></text:p>
            <text:p><text:span text:style-name="T65">};</text:span></text:p>
            <text:p><text:span text:style-name="T65">int main(int argc, char *argv[]) {</text:span></text:p>
            <text:p><text:span text:style-name="T65">classA clsarr[] = { classA(string("one")),</text:span></text:p>
            <text:p><text:span text:style-name="T148"><text:s text:c="4"/></text:span><text:span text:style-name="T65">classA(string("two")),</text:span></text:p>
            <text:p><text:span text:style-name="T148"><text:s text:c="4"/></text:span><text:span text:style-name="T65">classA(string("three"))</text:span></text:p>
            <text:p><text:span text:style-name="T65">};</text:span></text:p>
            <text:p><text:span text:style-name="T65">func(string());</text:span></text:p>
            <text:p><text:span text:style-name="T65">return 0;</text:span></text:p>
            <text:p><text:span text:style-name="T65">}</text:span></text:p>
            <text:p><text:span text:style-name="T183"/></text:p>
            <text:p><text:span text:style-name="T63">- More on copy constructor</text:span></text:p>
            <text:p><text:span text:style-name="T63">&gt;Copy constructor should be declared private if copy need to be</text:span></text:p>
            <text:p><text:span text:style-name="T63">disabled, i.e. ostream.</text:span></text:p>
            <text:p><text:span text:style-name="T63">&gt;private copy constructor may need to declared but not defined if copy</text:span></text:p>
            <text:p><text:span text:style-name="T63">needs to be disabled from friends and member functions.</text:span></text:p>
            <text:p><text:span text:style-name="T185"/></text:p>
          </draw:text-box>
        </draw:frame>
        <draw:line draw:style-name="gr22" draw:text-style-name="P11" draw:layer="layout" svg:x1="1cm" svg:y1="25.888cm" svg:x2="20.59cm" svg:y2="25.888cm">
          <text:p/>
        </draw:line>
      </draw:page>
      <draw:page draw:name="page62" draw:style-name="dp1" draw:master-page-name="Default">
        <office:forms form:automatic-focus="false" form:apply-design-mode="false"/>
        <draw:frame draw:style-name="gr38" draw:text-style-name="P19" draw:layer="layout" svg:width="18.32cm" svg:height="23.344cm" svg:x="1.381cm" svg:y="1.914cm">
          <draw:text-box>
            <text:p><text:span text:style-name="T167">&gt;Default behaviour of synthesized copy constructor is to do member</text:span></text:p>
            <text:p><text:span text:style-name="T63">wise copy. Shallow copy.</text:span></text:p>
            <text:p><text:span text:style-name="T63">- Synthesized Copy Constructor</text:span></text:p>
            <text:p><text:span text:style-name="T63">&gt;When copy constructor is synthesized through compiler.</text:span></text:p>
            <text:p><text:span text:style-name="T63">&gt;Unlike default constructor it is synthesized even though other</text:span></text:p>
            <text:p><text:span text:style-name="T63">constructors we define.</text:span></text:p>
            <text:p><text:span text:style-name="T23"/></text:p>
            <text:p><text:span text:style-name="T63">- Parametrized constructor</text:span></text:p>
            <text:p><text:span text:style-name="T63">- Other overloaded constructor can be declared as per the need.</text:span></text:p>
            <text:p><text:span text:style-name="T186"/></text:p>
            <text:p><text:span text:style-name="T167">- Assignment operator can be overloaded to define what it means to</text:span></text:p>
            <text:p><text:span text:style-name="T63">assign one object of a class type to another of the same type. The</text:span></text:p>
            <text:p><text:span text:style-name="T63">assignment operator must be a member of its class and should return a</text:span></text:p>
            <text:p><text:span text:style-name="T63">reference to its object. The compiler synthesizes the assignment</text:span></text:p>
            <text:p><text:span text:style-name="T63">operator if the class does not explicitly define one.</text:span></text:p>
            <text:p><text:span text:style-name="T63">- Assignment operator can be of non class type.</text:span></text:p>
            <text:p><text:span text:style-name="T63">- Assignment operator can be compound type.</text:span></text:p>
            <text:p><text:span text:style-name="T65">#include &lt;iostream&gt;</text:span></text:p>
            <text:p><text:span text:style-name="T65">using namespace std;</text:span></text:p>
            <text:p><text:span text:style-name="T65">class classA {</text:span></text:p>
            <text:p><text:span text:style-name="T65">public:</text:span></text:p>
            <text:p><text:span text:style-name="T65">classA(){</text:span></text:p>
            <text:p><text:span text:style-name="T65">_data="";</text:span></text:p>
            <text:p><text:span text:style-name="T65">}</text:span></text:p>
            <text:p><text:span text:style-name="T65">classA(const classA&amp; c) {</text:span></text:p>
            <text:p><text:span text:style-name="T65">cout&lt;&lt;"copy constructor"&lt;&lt;endl;</text:span></text:p>
            <text:p><text:span text:style-name="T65">}</text:span></text:p>
            <text:p><text:span text:style-name="T65">classA&amp; operator=(const char* cp) {</text:span></text:p>
            <text:p><text:span text:style-name="T65">cout&lt;&lt;"char pointer"&lt;&lt;endl;</text:span></text:p>
            <text:p><text:span text:style-name="T65">_data+=cp;</text:span></text:p>
            <text:p><text:span text:style-name="T65">return *this;</text:span></text:p>
            <text:p><text:span text:style-name="T65">}</text:span></text:p>
            <text:p><text:span text:style-name="T65">classA&amp; operator=(const string&amp; cs) {</text:span></text:p>
            <text:p><text:span text:style-name="T65">cout&lt;&lt;"constant string"&lt;&lt;endl;</text:span></text:p>
            <text:p><text:span text:style-name="T65">_data+=cs;</text:span></text:p>
            <text:p><text:span text:style-name="T65">return *this;</text:span></text:p>
            <text:p><text:span text:style-name="T65">}</text:span></text:p>
            <text:p><text:span text:style-name="T65">classA&amp; operator=(char c) {</text:span></text:p>
            <text:p><text:span text:style-name="T65">cout&lt;&lt;"char"&lt;&lt;endl;</text:span></text:p>
            <text:p><text:span text:style-name="T65">_data+=c;</text:span></text:p>
            <text:p><text:span text:style-name="T65">return *this;</text:span></text:p>
            <text:p><text:span text:style-name="T65">}</text:span></text:p>
            <text:p><text:span text:style-name="T65">classA&amp; operator+=(const classA&amp; rhs) {</text:span></text:p>
            <text:p><text:span text:style-name="T65">_data+=rhs._data;</text:span></text:p>
            <text:p><text:span text:style-name="T65">return *this;</text:span></text:p>
            <text:p><text:span text:style-name="T65">}</text:span></text:p>
            <text:p><text:span text:style-name="T65">string&amp; data() {</text:span></text:p>
            <text:p><text:span text:style-name="T65">return _data;</text:span></text:p>
            <text:p><text:span text:style-name="T65">}</text:span></text:p>
            <text:p><text:span text:style-name="T65">private:</text:span></text:p>
            <text:p><text:span text:style-name="T65">string _data;</text:span></text:p>
            <text:p><text:span text:style-name="T65">};</text:span></text:p>
          </draw:text-box>
        </draw:frame>
        <draw:line draw:style-name="gr22" draw:text-style-name="P11" draw:layer="layout" svg:x1="1cm" svg:y1="25.888cm" svg:x2="20.59cm" svg:y2="25.888cm">
          <text:p/>
        </draw:line>
      </draw:page>
      <draw:page draw:name="page63" draw:style-name="dp1" draw:master-page-name="Default">
        <office:forms form:automatic-focus="false" form:apply-design-mode="false"/>
        <draw:frame draw:style-name="gr39" draw:text-style-name="P19" draw:layer="layout" svg:width="18.32cm" svg:height="25.305cm" svg:x="1.381cm" svg:y="1.914cm">
          <draw:text-box>
            <text:p><text:span text:style-name="T65">int main() {</text:span></text:p>
            <text:p><text:span text:style-name="T65">classA cls;</text:span></text:p>
            <text:p><text:span text:style-name="T65">cls = "one";</text:span></text:p>
            <text:p><text:span text:style-name="T65">cls = string(":two");</text:span></text:p>
            <text:p><text:span text:style-name="T65">cls=':';</text:span></text:p>
            <text:p><text:span text:style-name="T65">classA rhs;</text:span></text:p>
            <text:p><text:span text:style-name="T65">rhs="three";</text:span></text:p>
            <text:p><text:span text:style-name="T65">cls+=rhs;</text:span></text:p>
            <text:p><text:span text:style-name="T65">cout&lt;&lt;"cls data : "&lt;&lt;cls.data()&lt;&lt;endl;</text:span></text:p>
            <text:p><text:span text:style-name="T65">return 0;</text:span></text:p>
            <text:p><text:span text:style-name="T65">}</text:span></text:p>
            <text:p><text:span text:style-name="T66"/></text:p>
            <text:p><text:span text:style-name="T66"/></text:p>
            <text:p><text:span text:style-name="T66"/></text:p>
            <text:p><text:span text:style-name="T63">- Destructor</text:span></text:p>
            <text:p><text:span text:style-name="T63">A destructor is a special member function of a class that is executed</text:span></text:p>
            <text:p><text:span text:style-name="T63">whenever an object of it's class goes out of scope or whenever the</text:span></text:p>
            <text:p><text:span text:style-name="T63">delete expression is applied to a pointer to the object of that class.</text:span></text:p>
            <text:p><text:span text:style-name="T105"/></text:p>
            <text:p><text:span text:style-name="T105"/></text:p>
            <text:p><text:span text:style-name="T167">- A destructor will have exact same name as the class prefixed with a</text:span></text:p>
            <text:p><text:span text:style-name="T63">tilde (~) and it can neither return a value nor can it take any</text:span></text:p>
            <text:p><text:span text:style-name="T63">parameters.</text:span></text:p>
            <text:p><text:span text:style-name="T63">- Destructor can be very useful for releasing resources before coming</text:span></text:p>
            <text:p><text:span text:style-name="T63">out of the program like closing files, releasing memories etc.</text:span></text:p>
            <text:p><text:span text:style-name="T151">#include &lt;iostream&gt;</text:span></text:p>
            <text:p><text:span text:style-name="T151">using namespace std;</text:span></text:p>
            <text:p><text:span text:style-name="T151">class Line{</text:span></text:p>
            <text:p><text:span text:style-name="T151">public:</text:span></text:p>
            <text:p><text:span text:style-name="T151">double length( void );</text:span></text:p>
            <text:p><text:span text:style-name="T151">Line(); <text:s text:c="2"/>// This is the constructor declaration</text:span></text:p>
            <text:p><text:span text:style-name="T151">~Line(); <text:s/>// This is the destructor: declaration</text:span></text:p>
            <text:p><text:span text:style-name="T151">private:</text:span></text:p>
            <text:p><text:span text:style-name="T151">double _length;</text:span></text:p>
            <text:p><text:span text:style-name="T151">};</text:span></text:p>
            <text:p><text:span text:style-name="T151">// Member functions definitions including constructor</text:span></text:p>
            <text:p><text:span text:style-name="T151">Line::Line(void){</text:span></text:p>
            <text:p><text:span text:style-name="T151">cout &lt;&lt; "Object is being created" &lt;&lt; endl;</text:span></text:p>
            <text:p><text:span text:style-name="T151">_length=0;</text:span></text:p>
            <text:p><text:span text:style-name="T151">}</text:span></text:p>
            <text:p><text:span text:style-name="T151">Line::~Line(void){</text:span></text:p>
            <text:p><text:span text:style-name="T151">cout &lt;&lt; "Object is being deleted" &lt;&lt; endl;</text:span></text:p>
            <text:p><text:span text:style-name="T151">}</text:span></text:p>
            <text:p><text:span text:style-name="T151">double Line::length( void ){</text:span></text:p>
            <text:p><text:span text:style-name="T151">return _length;</text:span></text:p>
            <text:p><text:span text:style-name="T151">}</text:span></text:p>
            <text:p><text:span text:style-name="T151">// Main function for the program</text:span></text:p>
            <text:p><text:span text:style-name="T151">int main( ){</text:span></text:p>
            <text:p><text:span text:style-name="T151">Line line;</text:span></text:p>
            <text:p><text:span text:style-name="T151">cout &lt;&lt; "Length of line : " &lt;&lt; line.length() &lt;&lt;endl;</text:span></text:p>
            <text:p><text:span text:style-name="T151">return 0;</text:span></text:p>
            <text:p><text:span text:style-name="T151">}</text:span></text:p>
            <text:p><text:span text:style-name="T169"/></text:p>
          </draw:text-box>
        </draw:frame>
        <draw:line draw:style-name="gr22" draw:text-style-name="P11" draw:layer="layout" svg:x1="1cm" svg:y1="25.888cm" svg:x2="20.59cm" svg:y2="25.888cm">
          <text:p/>
        </draw:line>
      </draw:page>
      <draw:page draw:name="page64" draw:style-name="dp1" draw:master-page-name="Default">
        <office:forms form:automatic-focus="false" form:apply-design-mode="false"/>
        <draw:frame draw:style-name="gr38" draw:text-style-name="P25" draw:layer="layout" svg:width="18.32cm" svg:height="22.992cm" svg:x="1.381cm" svg:y="1.914cm">
          <draw:text-box>
            <text:p><text:span text:style-name="T146">5. Overview of C++ Class</text:span></text:p>
            <text:list text:style-name="L1">
              <text:list-item>
                <text:p><text:span text:style-name="T107"><text:s/></text:span><text:span text:style-name="T108">Object oriented programming</text:span></text:p>
              </text:list-item>
              <text:list-item>
                <text:p><text:span text:style-name="T107"><text:s/></text:span><text:span text:style-name="T108">C++ class</text:span></text:p>
              </text:list-item>
              <text:list-item>
                <text:p><text:span text:style-name="T107"><text:s/></text:span><text:span text:style-name="T108">Attribute and method</text:span></text:p>
              </text:list-item>
              <text:list-item>
                <text:p><text:span text:style-name="T107"><text:s/></text:span><text:span text:style-name="T108">Private, protected and public access controls</text:span></text:p>
              </text:list-item>
              <text:list-item>
                <text:p><text:span text:style-name="T107"><text:s/></text:span><text:span text:style-name="T108">Constructor, synthesized default constructor</text:span></text:p>
              </text:list-item>
              <text:list-item>
                <text:p><text:span text:style-name="T107"><text:s/></text:span><text:span text:style-name="T108">Copy Control</text:span></text:p>
              </text:list-item>
              <text:list-item>
                <text:p><text:span text:style-name="T19"><text:s/></text:span><text:span text:style-name="T20">Object</text:span></text:p>
              </text:list-item>
              <text:list-item>
                <text:p><text:span text:style-name="T107"><text:s/></text:span><text:span text:style-name="T108">Array of objects</text:span></text:p>
              </text:list-item>
              <text:list-item>
                <text:p><text:span text:style-name="T107"><text:s/></text:span><text:span text:style-name="T108">Virtual methods</text:span></text:p>
              </text:list-item>
              <text:list-item>
                <text:p><text:span text:style-name="T107"><text:s/></text:span><text:span text:style-name="T108">Mutable data members and const methods</text:span></text:p>
              </text:list-item>
              <text:list-item>
                <text:p><text:span text:style-name="T107"><text:s/></text:span><text:span text:style-name="T108">Class relationships, inheritance and containment.</text:span></text:p>
              </text:list-item>
              <text:list-item>
                <text:p><text:span text:style-name="T107"><text:s/></text:span><text:span text:style-name="T108">Static attributes and static methods</text:span></text:p>
              </text:list-item>
              <text:list-item>
                <text:p><text:span text:style-name="T107"><text:s/></text:span><text:span text:style-name="T108">Friend function and class</text:span></text:p>
              </text:list-item>
            </text:list>
            <text:p><text:span text:style-name="T177"/></text:p>
            <text:p><text:span text:style-name="T177"/></text:p>
            <text:p><text:span text:style-name="T177">- An object is region in memory that has a type. A value is object that </text:span><text:span text:style-name="T63">has</text:span></text:p>
            <text:p><text:span text:style-name="T63">a name.</text:span></text:p>
            <text:p><text:span text:style-name="T65">int i(0);</text:span></text:p>
            <text:p><text:span text:style-name="T65">struct A a;</text:span></text:p>
            <text:p><text:span text:style-name="T65">struct A a[4]={1,2,3,4}</text:span></text:p>
            <text:p><text:span text:style-name="T66"/></text:p>
            <text:p><text:span text:style-name="T146">5. Overview of C++ Class</text:span></text:p>
            <text:list text:continue-numbering="true" text:style-name="L1">
              <text:list-item>
                <text:p><text:span text:style-name="T107"><text:s/></text:span><text:span text:style-name="T108">Object oriented programming</text:span></text:p>
              </text:list-item>
              <text:list-item>
                <text:p><text:span text:style-name="T107"><text:s/></text:span><text:span text:style-name="T108">C++ class</text:span></text:p>
              </text:list-item>
              <text:list-item>
                <text:p><text:span text:style-name="T107"><text:s/></text:span><text:span text:style-name="T108">Attribute and method</text:span></text:p>
              </text:list-item>
              <text:list-item>
                <text:p><text:span text:style-name="T107"><text:s/></text:span><text:span text:style-name="T108">Private, protected and public access controls</text:span></text:p>
              </text:list-item>
              <text:list-item>
                <text:p><text:span text:style-name="T107"><text:s/></text:span><text:span text:style-name="T108">Constructor, synthesized default constructor</text:span></text:p>
              </text:list-item>
              <text:list-item>
                <text:p><text:span text:style-name="T107"><text:s/></text:span><text:span text:style-name="T108">Copy Control</text:span></text:p>
              </text:list-item>
              <text:list-item>
                <text:p><text:span text:style-name="T107"><text:s/></text:span><text:span text:style-name="T108">Object</text:span></text:p>
              </text:list-item>
              <text:list-item>
                <text:p><text:span text:style-name="T187"><text:s/></text:span><text:span text:style-name="T20">Array of objects</text:span></text:p>
              </text:list-item>
              <text:list-item>
                <text:p><text:span text:style-name="T107"><text:s/></text:span><text:span text:style-name="T108">Virtual methods</text:span></text:p>
              </text:list-item>
              <text:list-item>
                <text:p><text:span text:style-name="T107"><text:s/></text:span><text:span text:style-name="T108">Mutable data members and const methods</text:span></text:p>
              </text:list-item>
              <text:list-item>
                <text:p><text:span text:style-name="T107"><text:s/></text:span><text:span text:style-name="T108">Class relationships, inheritance and containment.</text:span></text:p>
              </text:list-item>
              <text:list-item>
                <text:p><text:span text:style-name="T107"><text:s/></text:span><text:span text:style-name="T108">Static attributes and static methods</text:span></text:p>
              </text:list-item>
              <text:list-item>
                <text:p><text:span text:style-name="T107"><text:s/></text:span><text:span text:style-name="T108">Friend function and class</text:span></text:p>
              </text:list-item>
            </text:list>
            <text:p><text:span text:style-name="T188"/></text:p>
            <text:p><text:span text:style-name="T189">- Define and initialize static array</text:span></text:p>
            <text:p><text:span text:style-name="T167">- Array has to be initialized with constant variable that is qualified</text:span></text:p>
            <text:p><text:span text:style-name="T63">at compile time</text:span></text:p>
            <text:p><text:span text:style-name="T65">int ia[get_size()]// get_size() is function and resolved at run time</text:span></text:p>
            <text:p><text:span text:style-name="T65">const int size=get_size(); // size resolved at run time</text:span></text:p>
            <text:p><text:span text:style-name="T65">int ia[size]; // error</text:span></text:p>
            <text:p><text:span text:style-name="T65">int ia[10*2-10]; // resolved at compile time</text:span></text:p>
            <text:p><text:span text:style-name="T190"/></text:p>
            <text:p><text:span text:style-name="T63">- Local copy are uninitialized where as global copy is initialized to 0.</text:span></text:p>
            <text:p><text:span text:style-name="T63">- Array carrying objects are initialized with default constructor where</text:span></text:p>
            <text:p><text:span text:style-name="T63">ever they are declared.</text:span></text:p>
            <text:p><text:span text:style-name="T63">If default constructors are not available then array has to be</text:span><text:span text:style-name="T177"> </text:span><text:span text:style-name="T63">initialized</text:span></text:p>
            <text:p><text:span text:style-name="T63">explicitly</text:span></text:p>
            <text:p><text:span text:style-name="T65">const int array_size=3;</text:span></text:p>
            <text:p><text:span text:style-name="T65">class classA{</text:span></text:p>
            <text:p><text:span text:style-name="T65">public:</text:span></text:p>
            <text:p><text:span text:style-name="T65">classA(const char* name):_name(name){}</text:span></text:p>
            <text:p><text:span text:style-name="T65">const char* name(){return _name.c_str();}</text:span></text:p>
            <text:p><text:span text:style-name="T65">private:</text:span></text:p>
            <text:p><text:span text:style-name="T65">string _name;</text:span></text:p>
            <text:p><text:span text:style-name="T65">};</text:span></text:p>
            <text:p><text:span text:style-name="T65"/></text:p>
          </draw:text-box>
        </draw:frame>
        <draw:line draw:style-name="gr22" draw:text-style-name="P11" draw:layer="layout" svg:x1="1cm" svg:y1="25.888cm" svg:x2="20.59cm" svg:y2="25.888cm">
          <text:p/>
        </draw:line>
      </draw:page>
      <draw:page draw:name="page65" draw:style-name="dp1" draw:master-page-name="Default">
        <office:forms form:automatic-focus="false" form:apply-design-mode="false"/>
        <draw:frame draw:style-name="gr38" draw:text-style-name="P21" draw:layer="layout" svg:width="18.32cm" svg:height="22.992cm" svg:x="1.381cm" svg:y="1.914cm">
          <draw:text-box>
            <text:p><text:span text:style-name="T135">int main(int argc, char *argv[]) {</text:span></text:p>
            <text:p><text:span text:style-name="T65">classA arrayclA[array_size]={"one","two","three"};</text:span></text:p>
            <text:p><text:span text:style-name="T65">cout&lt;&lt;arrayclA[0].name()&lt;&lt;" : "&lt;&lt;arrayclA[1].name()&lt;&lt;" : "&lt;&lt;arrayclA[2].name()&lt;&lt;endl;</text:span></text:p>
            <text:p><text:span text:style-name="T65">return 0;</text:span></text:p>
            <text:p><text:span text:style-name="T65">}</text:span></text:p>
            <text:p><text:span text:style-name="T183"/></text:p>
            <text:p><text:span text:style-name="T63">- Array can not be copied or assigned</text:span></text:p>
            <text:p><text:span text:style-name="T65">int ia2[](ia); // error</text:span></text:p>
            <text:p><text:span text:style-name="T65">ia2 = ia1; //error</text:span></text:p>
            <text:p><text:span text:style-name="T183"/></text:p>
            <text:p><text:span text:style-name="T63">- Array size can not be known.</text:span></text:p>
            <text:p><text:span text:style-name="T63">- sizeof(arr)/sizeof(&amp;arr[0])</text:span></text:p>
            <text:p><text:span text:style-name="T63">- Array memory management is in users hand. Chance of memory overriding</text:span></text:p>
            <text:p><text:span text:style-name="T63">- const int array_size = 4;</text:span></text:p>
            <text:p><text:span text:style-name="T65">int main(int argc, char *argv[]) {</text:span></text:p>
            <text:p><text:span text:style-name="T65">int ia[] = {0, 1, 2};</text:span></text:p>
            <text:p><text:span text:style-name="T65">char ca[] = "C++";</text:span></text:p>
            <text:p><text:span text:style-name="T65">char cal[] = {'C', '+', '+', '\0' };</text:span></text:p>
            <text:p><text:span text:style-name="T66"/></text:p>
            <text:p><text:span text:style-name="T65">/* array <text:s/>of objects */</text:span></text:p>
            <text:p><text:span text:style-name="T65">/* equivalent to "hi", "bye", "", ""*/</text:span></text:p>
            <text:p><text:span text:style-name="T65">string str_arr[array_size] = {"hi", "bye"};</text:span></text:p>
            <text:p><text:span text:style-name="T65">cout&lt;&lt;ia[0]&lt;&lt;" : "&lt;&lt;ia[1]&lt;&lt;" : "&lt;&lt;ia[2]&lt;&lt;endl;</text:span></text:p>
            <text:p><text:span text:style-name="T65">cout&lt;&lt;ca&lt;&lt;endl;</text:span></text:p>
            <text:p><text:span text:style-name="T65">cout&lt;&lt;cal&lt;&lt;endl;</text:span></text:p>
            <text:p><text:span text:style-name="T65">cout&lt;&lt;str_arr[0]&lt;&lt;" : "&lt;&lt;str_arr[1]&lt;&lt;" : "&lt;&lt;str_arr[2]&lt;&lt;" : "&lt;&lt;str_arr[3]&lt;&lt;endl;</text:span></text:p>
            <text:p><text:span text:style-name="T65">return 0;</text:span></text:p>
            <text:p><text:span text:style-name="T65">}</text:span></text:p>
            <text:p><text:span text:style-name="T63"/></text:p>
            <text:p><text:span text:style-name="T63">- In case of character strings use strn, i.e strncpy, strncat.</text:span></text:p>
            <text:p><text:span text:style-name="T168"/></text:p>
            <text:p><text:span text:style-name="T168"/></text:p>
            <text:p><text:span text:style-name="T167">- Dynamic Allocating arrays</text:span></text:p>
            <text:p><text:span text:style-name="T63">allocating on heap, size of array can be estimated at run time.</text:span></text:p>
            <text:p><text:span text:style-name="T65">int *pia = new int[10]; // uninitialized</text:span></text:p>
            <text:p><text:span text:style-name="T148"><text:s text:c="9"/></text:span><text:span text:style-name="T65">= new int [size_arrary]; // const int size_array=size_of_array();</text:span></text:p>
            <text:p><text:span text:style-name="T148"><text:s text:c="9"/></text:span><text:span text:style-name="T65">= new int[size_of_array()];</text:span></text:p>
            <text:p><text:span text:style-name="T65">int *pia2 = new int[10](); // value initialized</text:span></text:p>
            <text:p><text:span text:style-name="T65">const int *pci = new int[10]; //error, not initialized</text:span></text:p>
            <text:p><text:span text:style-name="T65">const int *pci = new int[10]();// ok, initialized</text:span></text:p>
            <text:p><text:span text:style-name="T65">const string *pcs = new string[10]; // empty string</text:span></text:p>
          </draw:text-box>
        </draw:frame>
        <draw:line draw:style-name="gr22" draw:text-style-name="P11" draw:layer="layout" svg:x1="1cm" svg:y1="25.888cm" svg:x2="20.59cm" svg:y2="25.888cm">
          <text:p/>
        </draw:line>
      </draw:page>
      <draw:page draw:name="page66" draw:style-name="dp1" draw:master-page-name="Default">
        <office:forms form:automatic-focus="false" form:apply-design-mode="false"/>
        <draw:frame draw:style-name="gr38" draw:text-style-name="P22" draw:layer="layout" svg:width="18.32cm" svg:height="22.992cm" svg:x="1.381cm" svg:y="1.914cm">
          <draw:text-box>
            <text:p><text:span text:style-name="T63">Its legal to dynamically allocate empty array unless dereferenced</text:span></text:p>
            <text:p><text:span text:style-name="T65">char arr[0]; // error</text:span></text:p>
            <text:p><text:span text:style-name="T65">char arr = new char[0];// ok</text:span></text:p>
            <text:p><text:span text:style-name="T65">char arr = new char[get_size()];//get_size() can return 0;</text:span></text:p>
            <text:p><text:span text:style-name="T183"/></text:p>
            <text:p><text:span text:style-name="T63">- Dynamically allocated array can be deleted with delete [] pia;</text:span></text:p>
            <text:p><text:span text:style-name="T191"/></text:p>
            <text:p><text:span text:style-name="T169"/></text:p>
            <text:p><text:span text:style-name="T146">5. Overview of C++ Class</text:span></text:p>
            <text:list text:style-name="L1">
              <text:list-item>
                <text:p><text:span text:style-name="T107"><text:s/></text:span><text:span text:style-name="T108">Object oriented programming</text:span></text:p>
              </text:list-item>
              <text:list-item>
                <text:p><text:span text:style-name="T107"><text:s/></text:span><text:span text:style-name="T108">C++ class</text:span></text:p>
              </text:list-item>
              <text:list-item>
                <text:p><text:span text:style-name="T107"><text:s/></text:span><text:span text:style-name="T108">Attribute and method</text:span></text:p>
              </text:list-item>
              <text:list-item>
                <text:p><text:span text:style-name="T107"><text:s/></text:span><text:span text:style-name="T108">Private, protected and public access controls</text:span></text:p>
              </text:list-item>
              <text:list-item>
                <text:p><text:span text:style-name="T107"><text:s/></text:span><text:span text:style-name="T108">Constructor, synthesized default constructor</text:span></text:p>
              </text:list-item>
              <text:list-item>
                <text:p><text:span text:style-name="T107"><text:s/></text:span><text:span text:style-name="T108">Copy Control</text:span></text:p>
              </text:list-item>
              <text:list-item>
                <text:p><text:span text:style-name="T107"><text:s/></text:span><text:span text:style-name="T108">Object</text:span></text:p>
              </text:list-item>
              <text:list-item>
                <text:p><text:span text:style-name="T147"><text:s/></text:span><text:span text:style-name="T108">Array of objects</text:span></text:p>
              </text:list-item>
              <text:list-item>
                <text:p><text:span text:style-name="T19"><text:s/></text:span><text:span text:style-name="T20">Virtual methods</text:span></text:p>
              </text:list-item>
              <text:list-item>
                <text:p><text:span text:style-name="T107"><text:s/></text:span><text:span text:style-name="T108">Mutable data members and const methods</text:span></text:p>
              </text:list-item>
              <text:list-item>
                <text:p><text:span text:style-name="T107"><text:s/></text:span><text:span text:style-name="T108">Class relationships, inheritance and containment.</text:span></text:p>
              </text:list-item>
              <text:list-item>
                <text:p><text:span text:style-name="T107"><text:s/></text:span><text:span text:style-name="T108">Static attributes and static methods</text:span></text:p>
              </text:list-item>
              <text:list-item>
                <text:p><text:span text:style-name="T107"><text:s/></text:span><text:span text:style-name="T108">Friend function and class</text:span></text:p>
              </text:list-item>
            </text:list>
            <text:p><text:span text:style-name="T179"/></text:p>
            <text:p><text:span text:style-name="T179"/></text:p>
            <text:p><text:span text:style-name="T63">- Virtual function can belong to a class where it supports polymorphism</text:span></text:p>
            <text:p><text:span text:style-name="T63">- Virtual function makes entry in vtable.</text:span></text:p>
            <text:p><text:span text:style-name="T63">- Virtual function do not support function overloading in polymorphism.</text:span></text:p>
            <text:p><text:span text:style-name="T63">- When data abstraction is required then virtual function is declared as pure</text:span></text:p>
            <text:p><text:span text:style-name="T63">virtual.</text:span></text:p>
            <text:p><text:span text:style-name="T63">- Data abstraction refers to, providing only essential information to</text:span></text:p>
            <text:p><text:span text:style-name="T63">the outside world and hiding their background details, <text:s/>i.e., to</text:span></text:p>
            <text:p><text:span text:style-name="T63">represent the needed information in program without presenting the details.</text:span></text:p>
            <text:p><text:span text:style-name="T63">- Data abstraction is a programming (and design) technique that relies</text:span></text:p>
            <text:p><text:span text:style-name="T63">on the separation of interface and implementation.</text:span></text:p>
            <text:p><text:span text:style-name="T63">- Data abstraction layer also known as interfaces must not contain any</text:span></text:p>
            <text:p><text:span text:style-name="T63">attributes and only operations should be supported either pure virtual or </text:span></text:p>
            <text:p><text:span text:style-name="T63">default implementation implemented.</text:span></text:p>
            <text:p><text:span text:style-name="T23"/></text:p>
            <text:p><text:span text:style-name="T105"/></text:p>
          </draw:text-box>
        </draw:frame>
        <draw:line draw:style-name="gr22" draw:text-style-name="P11" draw:layer="layout" svg:x1="1cm" svg:y1="25.888cm" svg:x2="20.59cm" svg:y2="25.888cm">
          <text:p/>
        </draw:line>
      </draw:page>
      <draw:page draw:name="page67" draw:style-name="dp1" draw:master-page-name="Default">
        <office:forms form:automatic-focus="false" form:apply-design-mode="false"/>
        <draw:frame draw:style-name="gr38" draw:text-style-name="P26" draw:layer="layout" svg:width="18.32cm" svg:height="22.992cm" svg:x="1.381cm" svg:y="1.914cm">
          <draw:text-box>
            <text:p><text:span text:style-name="T151">class ITelevision {</text:span></text:p>
            <text:p><text:span text:style-name="T65">public:</text:span></text:p>
            <text:p><text:span text:style-name="T65">virtual void switchto(bool onoff=0) = 0;</text:span></text:p>
            <text:p><text:span text:style-name="T65">virtual void volume(int level) = 0;</text:span></text:p>
            <text:p><text:span text:style-name="T65">virtual void channel(int number) = 0;</text:span></text:p>
            <text:p><text:span text:style-name="T65">};</text:span></text:p>
            <text:p><text:span text:style-name="T65">class modeltelevision: public ITelevision {</text:span></text:p>
            <text:p><text:span text:style-name="T65">public:</text:span></text:p>
            <text:p><text:span text:style-name="T65">virtual void switchto(bool onoff) {</text:span></text:p>
            <text:p><text:span text:style-name="T65">cout&lt;&lt;"Tv is switched "&lt;&lt;(onoff?" ON ": " OFF ")&lt;&lt;endl;</text:span></text:p>
            <text:p><text:span text:style-name="T65">}</text:span></text:p>
            <text:p><text:span text:style-name="T65">virtual void volume(int level) {</text:span></text:p>
            <text:p><text:span text:style-name="T65">cout&lt;&lt;"Volume raised to : "&lt;&lt;level&lt;&lt;endl;</text:span></text:p>
            <text:p><text:span text:style-name="T65">}</text:span></text:p>
            <text:p><text:span text:style-name="T65">virtual void channel(int number) {</text:span></text:p>
            <text:p><text:span text:style-name="T65">cout&lt;&lt;"channel number : "&lt;&lt;number&lt;&lt;endl;</text:span></text:p>
            <text:p><text:span text:style-name="T65">}</text:span></text:p>
            <text:p><text:span text:style-name="T65">};</text:span></text:p>
            <text:p><text:span text:style-name="T65">int main(int argc, char *argv[]) {</text:span></text:p>
            <text:p><text:span text:style-name="T65">ITelevision *tv=new modeltelevision;</text:span></text:p>
            <text:p><text:span text:style-name="T65">tv-&gt;switchto(true);</text:span></text:p>
            <text:p><text:span text:style-name="T65">tv-&gt;channel(5);</text:span></text:p>
            <text:p><text:span text:style-name="T65">tv-&gt;volume(8);</text:span></text:p>
            <text:p><text:span text:style-name="T65">tv-&gt;switchto(false);</text:span></text:p>
            <text:p><text:span text:style-name="T65">return 0;</text:span></text:p>
            <text:p><text:span text:style-name="T65">}</text:span></text:p>
            <text:p><text:span text:style-name="T66"/></text:p>
            <text:p><text:span text:style-name="T66"/></text:p>
            <text:p><text:span text:style-name="T66"/></text:p>
            <text:p><text:span text:style-name="T146">5. Overview of C++ Class</text:span></text:p>
            <text:list text:style-name="L1">
              <text:list-item>
                <text:p><text:span text:style-name="T107"><text:s/></text:span><text:span text:style-name="T108">Object oriented programming</text:span></text:p>
              </text:list-item>
              <text:list-item>
                <text:p><text:span text:style-name="T107"><text:s/></text:span><text:span text:style-name="T108">C++ class</text:span></text:p>
              </text:list-item>
              <text:list-item>
                <text:p><text:span text:style-name="T107"><text:s/></text:span><text:span text:style-name="T108">Attribute and method</text:span></text:p>
              </text:list-item>
              <text:list-item>
                <text:p><text:span text:style-name="T107"><text:s/></text:span><text:span text:style-name="T108">Private, protected and public access controls</text:span></text:p>
              </text:list-item>
              <text:list-item>
                <text:p><text:span text:style-name="T107"><text:s/></text:span><text:span text:style-name="T108">Constructor, synthesized default constructor</text:span></text:p>
              </text:list-item>
              <text:list-item>
                <text:p><text:span text:style-name="T107"><text:s/></text:span><text:span text:style-name="T108">Copy Control</text:span></text:p>
              </text:list-item>
              <text:list-item>
                <text:p><text:span text:style-name="T107"><text:s/></text:span><text:span text:style-name="T108">Object</text:span></text:p>
              </text:list-item>
              <text:list-item>
                <text:p><text:span text:style-name="T147"><text:s/></text:span><text:span text:style-name="T108">Array of objects</text:span></text:p>
              </text:list-item>
              <text:list-item>
                <text:p><text:span text:style-name="T147"><text:s/></text:span><text:span text:style-name="T108">Virtual methods</text:span></text:p>
              </text:list-item>
              <text:list-item>
                <text:p><text:span text:style-name="T19"><text:s/></text:span><text:span text:style-name="T20">Mutable data members and const methods</text:span></text:p>
              </text:list-item>
              <text:list-item>
                <text:p><text:span text:style-name="T107"><text:s/></text:span><text:span text:style-name="T108">Class relationships, inheritance and containment.</text:span></text:p>
              </text:list-item>
              <text:list-item>
                <text:p><text:span text:style-name="T107"><text:s/></text:span><text:span text:style-name="T108">Static attributes and static methods</text:span></text:p>
              </text:list-item>
              <text:list-item>
                <text:p><text:span text:style-name="T107"><text:s/></text:span><text:span text:style-name="T108">Friend function and class</text:span></text:p>
              </text:list-item>
            </text:list>
            <text:p><text:span text:style-name="T179"/></text:p>
            <text:p><text:span text:style-name="T177"/></text:p>
            <text:p><text:span text:style-name="T177">- A mutable data member that in never a const can be modified even in</text:span></text:p>
            <text:p><text:span text:style-name="T63">const member function. A const member function can not modify attribute.</text:span></text:p>
            <text:p><text:span text:style-name="T65">class widget:QWidget{</text:span></text:p>
            <text:p><text:span text:style-name="T65">mutable int sizehintcont;</text:span></text:p>
            <text:p><text:span text:style-name="T65">QSize sizeHint() const;</text:span></text:p>
            <text:p><text:span text:style-name="T65">};</text:span></text:p>
            <text:p><text:span text:style-name="T65">QSize widget::sizeHint()const{</text:span></text:p>
            <text:p><text:span text:style-name="T65">++sizehintcount;</text:span></text:p>
            <text:p><text:span text:style-name="T65">return QSize(10,10);</text:span></text:p>
            <text:p><text:span text:style-name="T65">}</text:span></text:p>
            <text:p text:style-name="P7"><text:span text:style-name="T66"/></text:p>
          </draw:text-box>
        </draw:frame>
        <draw:line draw:style-name="gr22" draw:text-style-name="P11" draw:layer="layout" svg:x1="1cm" svg:y1="25.888cm" svg:x2="20.59cm" svg:y2="25.888cm">
          <text:p/>
        </draw:line>
      </draw:page>
      <draw:page draw:name="page68" draw:style-name="dp1" draw:master-page-name="Default">
        <office:forms form:automatic-focus="false" form:apply-design-mode="false"/>
        <draw:frame draw:style-name="gr38" draw:text-style-name="P22" draw:layer="layout" svg:width="18.32cm" svg:height="22.992cm" svg:x="1.381cm" svg:y="1.914cm">
          <draw:text-box>
            <text:p><text:span text:style-name="T146">5. Overview of C++ Class</text:span></text:p>
            <text:list text:style-name="L1">
              <text:list-item>
                <text:p><text:span text:style-name="T107"><text:s/></text:span><text:span text:style-name="T108">Object oriented programming</text:span></text:p>
              </text:list-item>
              <text:list-item>
                <text:p><text:span text:style-name="T107"><text:s/></text:span><text:span text:style-name="T108">C++ class</text:span></text:p>
              </text:list-item>
              <text:list-item>
                <text:p><text:span text:style-name="T107"><text:s/></text:span><text:span text:style-name="T108">Attribute and method</text:span></text:p>
              </text:list-item>
              <text:list-item>
                <text:p><text:span text:style-name="T107"><text:s/></text:span><text:span text:style-name="T108">Private, protected and public access controls</text:span></text:p>
              </text:list-item>
              <text:list-item>
                <text:p><text:span text:style-name="T107"><text:s/></text:span><text:span text:style-name="T108">Constructor, synthesized default constructor</text:span></text:p>
              </text:list-item>
              <text:list-item>
                <text:p><text:span text:style-name="T107"><text:s/></text:span><text:span text:style-name="T108">Copy Control</text:span></text:p>
              </text:list-item>
              <text:list-item>
                <text:p><text:span text:style-name="T107"><text:s/></text:span><text:span text:style-name="T108">Object</text:span></text:p>
              </text:list-item>
              <text:list-item>
                <text:p><text:span text:style-name="T147"><text:s/></text:span><text:span text:style-name="T108">Array of objects</text:span></text:p>
              </text:list-item>
              <text:list-item>
                <text:p><text:span text:style-name="T147"><text:s/></text:span><text:span text:style-name="T108">Virtual methods</text:span></text:p>
              </text:list-item>
              <text:list-item>
                <text:p><text:span text:style-name="T107"><text:s/></text:span><text:span text:style-name="T108">Mutable data members and const methods</text:span></text:p>
              </text:list-item>
              <text:list-item>
                <text:p><text:span text:style-name="T19"><text:s/></text:span><text:span text:style-name="T20">Class relationships, inheritance and containment.</text:span></text:p>
              </text:list-item>
              <text:list-item>
                <text:p><text:span text:style-name="T107"><text:s/></text:span><text:span text:style-name="T108">Static attributes and static methods</text:span></text:p>
              </text:list-item>
              <text:list-item>
                <text:p><text:span text:style-name="T107"><text:s/></text:span><text:span text:style-name="T108">Friend function and class</text:span></text:p>
                <text:p><text:span text:style-name="T108"/></text:p>
              </text:list-item>
            </text:list>
            <text:p><text:span text:style-name="T177"/></text:p>
            <text:p><text:span text:style-name="T177">- Classes can be interrelated by means of inheritance and containment.</text:span></text:p>
            <text:p><text:span text:style-name="T72">If a class derives other then it is inheritance. Class carries all</text:span></text:p>
            <text:p><text:span text:style-name="T72">parent attributes and methods. Parent attributes and methods can be</text:span></text:p>
            <text:p><text:span text:style-name="T72">called in Derived class context. Base class object comes inside of</text:span></text:p>
            <text:p><text:span text:style-name="T72">derive class object. Template method.</text:span></text:p>
            <text:p><text:span text:style-name="T113"/></text:p>
            <text:p><text:span text:style-name="T82"/></text:p>
            <text:p><text:span text:style-name="T82">struct A:B{</text:span></text:p>
            <text:p><text:span text:style-name="T82">};</text:span></text:p>
            <text:p><text:span text:style-name="T82">A *, B* --&gt; +-------------+</text:span></text:p>
            <text:p><text:span text:style-name="T148"><text:s text:c="12"/></text:span><text:span text:style-name="T82">| <text:s text:c="2"/>B::b:int <text:s/>|</text:span></text:p>
            <text:p><text:span text:style-name="T148"><text:s text:c="12"/></text:span><text:span text:style-name="T82">---------------</text:span></text:p>
            <text:p><text:span text:style-name="T148"><text:s text:c="12"/></text:span><text:span text:style-name="T82">| <text:s text:c="2"/>A::a:int <text:s/>|</text:span></text:p>
            <text:p><text:span text:style-name="T148"><text:s text:c="12"/></text:span><text:span text:style-name="T82">+-------------+</text:span></text:p>
            <text:p><text:span text:style-name="T192"/></text:p>
            <text:p><text:span text:style-name="T160"/></text:p>
            <text:p><text:span text:style-name="T72">- A class can keep other class as attributes known as containment. Here</text:span></text:p>
            <text:p><text:span text:style-name="T72">container class can keep or throw the contained class as per need.</text:span></text:p>
            <text:p><text:span text:style-name="T72">- Container is important in strategy pattern.</text:span></text:p>
            <text:p text:style-name="P7"><text:span text:style-name="T113"/></text:p>
            <text:p><text:span text:style-name="T146"/></text:p>
            <text:p><text:span text:style-name="T146">5. Overview of C++ Class</text:span></text:p>
            <text:list text:continue-numbering="true" text:style-name="L1">
              <text:list-item>
                <text:p><text:span text:style-name="T107"><text:s/></text:span><text:span text:style-name="T108">Object oriented programming</text:span></text:p>
              </text:list-item>
              <text:list-item>
                <text:p><text:span text:style-name="T107"><text:s/></text:span><text:span text:style-name="T108">C++ class</text:span></text:p>
              </text:list-item>
              <text:list-item>
                <text:p><text:span text:style-name="T107"><text:s/></text:span><text:span text:style-name="T108">Attribute and method</text:span></text:p>
              </text:list-item>
              <text:list-item>
                <text:p><text:span text:style-name="T107"><text:s/></text:span><text:span text:style-name="T108">Private, protected and public access controls</text:span></text:p>
              </text:list-item>
              <text:list-item>
                <text:p><text:span text:style-name="T107"><text:s/></text:span><text:span text:style-name="T108">Constructor, synthesized default constructor</text:span></text:p>
              </text:list-item>
              <text:list-item>
                <text:p><text:span text:style-name="T107"><text:s/></text:span><text:span text:style-name="T108">Copy Control</text:span></text:p>
              </text:list-item>
              <text:list-item>
                <text:p><text:span text:style-name="T107"><text:s/></text:span><text:span text:style-name="T108">Object</text:span></text:p>
              </text:list-item>
              <text:list-item>
                <text:p><text:span text:style-name="T147"><text:s/></text:span><text:span text:style-name="T108">Array of objects</text:span></text:p>
              </text:list-item>
              <text:list-item>
                <text:p><text:span text:style-name="T147"><text:s/></text:span><text:span text:style-name="T108">Virtual methods</text:span></text:p>
              </text:list-item>
              <text:list-item>
                <text:p><text:span text:style-name="T107"><text:s/></text:span><text:span text:style-name="T108">Mutable data members and const methods</text:span></text:p>
              </text:list-item>
              <text:list-item>
                <text:p><text:span text:style-name="T107"><text:s/></text:span><text:span text:style-name="T108">Class relationships, inheritance and containment.</text:span></text:p>
              </text:list-item>
              <text:list-item>
                <text:p><text:span text:style-name="T187"><text:s/></text:span><text:span text:style-name="T20">Static attributes and static methods</text:span></text:p>
              </text:list-item>
              <text:list-item>
                <text:p><text:span text:style-name="T107"><text:s/></text:span><text:span text:style-name="T108">Friend function and class</text:span></text:p>
              </text:list-item>
            </text:list>
            <text:p><text:span text:style-name="T170"/></text:p>
            <text:p><text:span text:style-name="T170"/></text:p>
            <text:p><text:span text:style-name="T72"/></text:p>
            <text:p><text:span text:style-name="T72">- Data or function member that is not a part of any object but is shared</text:span></text:p>
            <text:p><text:span text:style-name="T72">by all objects of a given class. Static is part class structure.</text:span></text:p>
            <text:p><text:span text:style-name="T113"/></text:p>
          </draw:text-box>
        </draw:frame>
        <draw:line draw:style-name="gr22" draw:text-style-name="P11" draw:layer="layout" svg:x1="1cm" svg:y1="25.888cm" svg:x2="20.59cm" svg:y2="25.888cm">
          <text:p/>
        </draw:line>
      </draw:page>
      <draw:page draw:name="page69" draw:style-name="dp1" draw:master-page-name="Default">
        <office:forms form:automatic-focus="false" form:apply-design-mode="false"/>
        <draw:frame draw:style-name="gr38" draw:text-style-name="P19" draw:layer="layout" svg:width="18.32cm" svg:height="22.992cm" svg:x="1.635cm" svg:y="2.403cm">
          <draw:text-box>
            <text:p><text:span text:style-name="T193"/></text:p>
            <text:p><text:span text:style-name="T194"/></text:p>
            <text:list text:style-name="L1">
              <text:list-header>
                <text:p><text:span text:style-name="T193"/></text:p>
              </text:list-header>
            </text:list>
            <text:p><text:span text:style-name="T193"/></text:p>
            <text:p><text:span text:style-name="T195"><text:s text:c="115"/></text:span></text:p>
          </draw:text-box>
        </draw:frame>
        <draw:frame draw:style-name="gr40" draw:layer="layout" svg:width="18.415cm" svg:height="24.316cm" svg:x="1.381cm" svg:y="1.914cm">
          <draw:text-box>
            <text:p><text:span text:style-name="T196">- Static methods can not call member variables not static as they are</text:span></text:p>
            <text:p><text:span text:style-name="T196">part of object structure.</text:span></text:p>
            <text:p><text:span text:style-name="T196">- Static methods does not contain this pointer.</text:span></text:p>
            <text:p><text:span text:style-name="T196">- No polymorphism on static methods. It can not be virtual.</text:span></text:p>
            <text:p><text:span text:style-name="T196">- We can define class members static using static keyword. When we</text:span></text:p>
            <text:p><text:span text:style-name="T196">declare a member of a class as static it means no matter how many</text:span></text:p>
            <text:p><text:span text:style-name="T196">objects of the class are created, there is only one copy of the static</text:span></text:p>
            <text:p><text:span text:style-name="T196">member.</text:span></text:p>
            <text:p><text:span text:style-name="T196">- A static member is shared by all objects of the class. All static</text:span></text:p>
            <text:p><text:span text:style-name="T196">data is initialized to zero when the first object is created, if no</text:span></text:p>
            <text:p><text:span text:style-name="T196">other initialization is present.</text:span></text:p>
            <text:p><text:span text:style-name="T197"/></text:p>
            <text:p><text:span text:style-name="T196">- By declaring a function member as static, you make it independent</text:span></text:p>
            <text:p><text:span text:style-name="T196">of</text:span><text:span text:style-name="T198"> </text:span><text:span text:style-name="T196">any particular object of the class. A static member function can be</text:span></text:p>
            <text:p><text:span text:style-name="T196">called even if no objects of the class exist.</text:span></text:p>
            <text:p><text:span text:style-name="T196">- A static member function can only access static data member, other</text:span></text:p>
            <text:p><text:span text:style-name="T196">static member functions and any other functions from outside the class.</text:span></text:p>
            <text:p><text:span text:style-name="T196">- Static member functions have a class scope and they do not have</text:span></text:p>
            <text:p><text:span text:style-name="T196">access to the this pointer of the class.</text:span></text:p>
            <text:p><text:span text:style-name="T197"/></text:p>
            <text:p><text:span text:style-name="T199">#include &lt;iostream&gt;</text:span></text:p>
            <text:p><text:span text:style-name="T199">using namespace std;</text:span></text:p>
            <text:p><text:span text:style-name="T199">class Box{</text:span></text:p>
            <text:p><text:span text:style-name="T199">public:</text:span></text:p>
            <text:p><text:span text:style-name="T199">static int objectCount;</text:span></text:p>
            <text:p><text:span text:style-name="T199">Box(double l=2.0, double b=2.0, double h=2.0){</text:span></text:p>
            <text:p><text:span text:style-name="T199">cout &lt;&lt;"Constructor called." &lt;&lt; endl;</text:span></text:p>
            <text:p><text:span text:style-name="T199">length = l;</text:span></text:p>
            <text:p><text:span text:style-name="T199">breadth = b;</text:span></text:p>
            <text:p><text:span text:style-name="T199">height = h;</text:span></text:p>
            <text:p><text:span text:style-name="T199">objectCount++;</text:span></text:p>
            <text:p><text:span text:style-name="T199">}</text:span></text:p>
            <text:p><text:span text:style-name="T199">double Volume(){</text:span></text:p>
            <text:p><text:span text:style-name="T199">return length * breadth * height;</text:span></text:p>
            <text:p><text:span text:style-name="T199">}</text:span></text:p>
            <text:p><text:span text:style-name="T199">static int getCount(){</text:span></text:p>
            <text:p><text:span text:style-name="T199">return objectCount;</text:span></text:p>
            <text:p><text:span text:style-name="T199">}</text:span></text:p>
            <text:p><text:span text:style-name="T199">private:</text:span></text:p>
            <text:p><text:span text:style-name="T199">double length; <text:s text:c="4"/>// Length of a box</text:span></text:p>
            <text:p><text:span text:style-name="T199">double breadth; <text:s text:c="3"/>// Breadth of a box</text:span></text:p>
            <text:p><text:span text:style-name="T199">double height; <text:s text:c="4"/>// Height of a box</text:span></text:p>
            <text:p><text:span text:style-name="T199">};</text:span></text:p>
            <text:p><text:span text:style-name="T199">int Box::objectCount = 0;</text:span></text:p>
            <text:p><text:span text:style-name="T199">int main(void){</text:span></text:p>
            <text:p><text:span text:style-name="T199">cout &lt;&lt; "Inital Stage Count: " &lt;&lt; Box::getCount() &lt;&lt; endl;</text:span></text:p>
            <text:p><text:span text:style-name="T199">Box Box1(3.3, 1.2, 1.5); <text:s text:c="3"/>// Declare box1</text:span></text:p>
            <text:p><text:span text:style-name="T199">Box Box2(8.5, 6.0, 2.0); <text:s text:c="3"/>// Declare box2</text:span></text:p>
            <text:p><text:span text:style-name="T199">cout &lt;&lt; "Final Stage Count: " &lt;&lt; Box::getCount() &lt;&lt; endl;</text:span></text:p>
            <text:p><text:span text:style-name="T199">return 0;</text:span></text:p>
            <text:p><text:span text:style-name="T199">}</text:span></text:p>
            <text:p><text:span text:style-name="T200"/></text:p>
          </draw:text-box>
        </draw:frame>
        <draw:frame draw:style-name="gr40" draw:layer="layout" svg:width="18.415cm" svg:height="24.316cm" svg:x="34.481cm" svg:y="32.958cm">
          <draw:text-box>
            <text:p><text:span text:style-name="T194">Day3 </text:span></text:p>
            <text:p><text:span text:style-name="T194">8. Storage class specifier</text:span></text:p>
            <text:list text:style-name="L1">
              <text:list-item>
                <text:p><text:span text:style-name="T201"><text:s/></text:span><text:span text:style-name="T201">Automatic</text:span></text:p>
              </text:list-item>
              <text:list-item>
                <text:p><text:span text:style-name="T201"><text:s/></text:span><text:span text:style-name="T201">Const</text:span></text:p>
              </text:list-item>
              <text:list-item>
                <text:p><text:span text:style-name="T201"><text:s/></text:span><text:span text:style-name="T201">Global</text:span></text:p>
              </text:list-item>
              <text:list-item>
                <text:p><text:span text:style-name="T201"><text:s/></text:span><text:span text:style-name="T201">Extern</text:span></text:p>
              </text:list-item>
              <text:list-item>
                <text:p><text:span text:style-name="T201"><text:s/></text:span><text:span text:style-name="T201">Register</text:span></text:p>
              </text:list-item>
              <text:list-item>
                <text:p><text:span text:style-name="T201"><text:s/></text:span><text:span text:style-name="T201">Static</text:span></text:p>
              </text:list-item>
              <text:list-item>
                <text:p><text:span text:style-name="T202"><text:s/></text:span><text:span text:style-name="T202">Volatile</text:span></text:p>
              </text:list-item>
            </text:list>
            <text:p><text:span text:style-name="T203">The auto storage class is the default storage class for all local variables. </text:span></text:p>
            <text:p><text:span text:style-name="T203">{ </text:span></text:p>
            <text:p><text:span text:style-name="T203">int mount; </text:span></text:p>
            <text:p><text:span text:style-name="T203">auto int month; </text:span></text:p>
            <text:p><text:span text:style-name="T203">} </text:span></text:p>
            <text:p><text:span text:style-name="T203">The example above defines two variables with the same storage class, auto can only be used</text:span></text:p>
            <text:p><text:span text:style-name="T203"><text:s/></text:span><text:span text:style-name="T203">within functions, i.e., local variables. </text:span></text:p>
            <text:p><text:span text:style-name="T203"/></text:p>
            <text:p><text:span text:style-name="T203"/></text:p>
            <text:p><text:span text:style-name="T203">Variable defined in global scope of the file.</text:span></text:p>
            <text:p><text:span text:style-name="T203">Global variables are visible across the program.</text:span></text:p>
            <text:p><text:span text:style-name="T203">File using the global variable need to declare it as extern in order to that file compiled.</text:span></text:p>
            <text:p><text:span text:style-name="T203"/></text:p>
          </draw:text-box>
        </draw:frame>
        <draw:line draw:style-name="gr22" draw:text-style-name="P11" draw:layer="layout" svg:x1="1cm" svg:y1="25.888cm" svg:x2="20.59cm" svg:y2="25.888cm">
          <text:p/>
        </draw:line>
      </draw:page>
      <draw:page draw:name="page70" draw:style-name="dp1" draw:master-page-name="Default">
        <office:forms form:automatic-focus="false" form:apply-design-mode="false"/>
        <draw:frame draw:style-name="gr38" draw:text-style-name="P19" draw:layer="layout" svg:width="18.32cm" svg:height="22.992cm" svg:x="1.635cm" svg:y="2.403cm">
          <draw:text-box>
            <text:p><text:span text:style-name="T193"/></text:p>
            <text:p><text:span text:style-name="T194"/></text:p>
            <text:list text:style-name="L1">
              <text:list-header>
                <text:p><text:span text:style-name="T193"/></text:p>
              </text:list-header>
            </text:list>
            <text:p><text:span text:style-name="T193"/></text:p>
            <text:p><text:span text:style-name="T195"><text:s text:c="115"/></text:span></text:p>
          </draw:text-box>
        </draw:frame>
        <draw:frame draw:style-name="gr41" draw:text-style-name="P27" draw:layer="layout" svg:width="18.415cm" svg:height="23.681cm" svg:x="1.381cm" svg:y="1.914cm">
          <draw:text-box>
            <text:p><text:span text:style-name="T204">5. Overview of C++ Class</text:span></text:p>
            <text:list text:style-name="L1">
              <text:list-item>
                <text:p><text:span text:style-name="T107"><text:s/></text:span><text:span text:style-name="T108">Object oriented programming</text:span></text:p>
              </text:list-item>
              <text:list-item>
                <text:p><text:span text:style-name="T107"><text:s/></text:span><text:span text:style-name="T108">C++ class</text:span></text:p>
              </text:list-item>
              <text:list-item>
                <text:p><text:span text:style-name="T107"><text:s/></text:span><text:span text:style-name="T108">Attribute and method</text:span></text:p>
              </text:list-item>
              <text:list-item>
                <text:p><text:span text:style-name="T107"><text:s/></text:span><text:span text:style-name="T108">Private, protected and public access controls</text:span></text:p>
              </text:list-item>
              <text:list-item>
                <text:p><text:span text:style-name="T107"><text:s/></text:span><text:span text:style-name="T108">Constructor, synthesized default constructor</text:span></text:p>
              </text:list-item>
              <text:list-item>
                <text:p><text:span text:style-name="T107"><text:s/></text:span><text:span text:style-name="T108">Copy Control</text:span></text:p>
              </text:list-item>
              <text:list-item>
                <text:p><text:span text:style-name="T107"><text:s/></text:span><text:span text:style-name="T108">Object</text:span></text:p>
              </text:list-item>
              <text:list-item>
                <text:p><text:span text:style-name="T147"><text:s/></text:span><text:span text:style-name="T108">Array of objects</text:span></text:p>
              </text:list-item>
              <text:list-item>
                <text:p><text:span text:style-name="T147"><text:s/></text:span><text:span text:style-name="T108">Virtual methods</text:span></text:p>
              </text:list-item>
              <text:list-item>
                <text:p><text:span text:style-name="T107"><text:s/></text:span><text:span text:style-name="T108">Mutable data members and const methods</text:span></text:p>
              </text:list-item>
              <text:list-item>
                <text:p><text:span text:style-name="T107"><text:s/></text:span><text:span text:style-name="T108">Class relationships, inheritance and containment.</text:span></text:p>
              </text:list-item>
              <text:list-item>
                <text:p><text:span text:style-name="T107"><text:s/></text:span><text:span text:style-name="T108">Static attributes and static methods</text:span></text:p>
              </text:list-item>
              <text:list-item>
                <text:p><text:span text:style-name="T19"><text:s/></text:span><text:span text:style-name="T20">Friend function and class</text:span></text:p>
              </text:list-item>
            </text:list>
            <text:p><text:span text:style-name="T106"/></text:p>
            <text:p><text:span text:style-name="T106"/></text:p>
            <text:p><text:span text:style-name="T72">- A friend function of a class is defined outside that class scope but</text:span></text:p>
            <text:p><text:span text:style-name="T72">it has the right to access all private and protected members of the class.</text:span></text:p>
            <text:p><text:span text:style-name="T72">- Even though the prototypes for friend functions appear in the class</text:span></text:p>
            <text:p><text:span text:style-name="T72">definition, friends are not member functions.</text:span></text:p>
            <text:p><text:span text:style-name="T72">- A friend can be a function, function template, or member function,</text:span></text:p>
            <text:p><text:span text:style-name="T72">or a class or class template, in which case the entire class and all of</text:span></text:p>
            <text:p><text:span text:style-name="T72">its members are friends.</text:span></text:p>
            <text:p><text:span text:style-name="T72">- To declare a function as a friend of a class, precede the function </text:span></text:p>
            <text:p><text:span text:style-name="T177">P</text:span><text:span text:style-name="T72">rototype in the class definition with keyword friend as follows:</text:span></text:p>
            <text:p><text:span text:style-name="T106"/></text:p>
            <text:p><text:span text:style-name="T82">#include &lt;iostream&gt;</text:span></text:p>
            <text:p><text:span text:style-name="T82">using namespace std;</text:span></text:p>
            <text:p><text:span text:style-name="T82">class Box {</text:span></text:p>
            <text:p><text:span text:style-name="T82">double width;</text:span></text:p>
            <text:p><text:span text:style-name="T82">public:</text:span></text:p>
            <text:p><text:span text:style-name="T82">friend void printWidth( Box box );</text:span></text:p>
            <text:p><text:span text:style-name="T82">void setWidth( double wid );</text:span></text:p>
            <text:p><text:span text:style-name="T82">};</text:span></text:p>
            <text:p><text:span text:style-name="T82">void Box::setWidth( double wid ) {</text:span></text:p>
            <text:p><text:span text:style-name="T82">width = wid;</text:span></text:p>
            <text:p><text:span text:style-name="T82">}</text:span></text:p>
            <text:p><text:span text:style-name="T82">void printWidth( Box box ) {</text:span></text:p>
            <text:p><text:span text:style-name="T82">cout &lt;&lt; "Width of box : " &lt;&lt; box.width &lt;&lt;endl;</text:span></text:p>
            <text:p><text:span text:style-name="T82">}</text:span></text:p>
            <text:p><text:span text:style-name="T82"/></text:p>
            <text:p><text:span text:style-name="T82">int main( ) {</text:span></text:p>
            <text:p><text:span text:style-name="T82">Box box;</text:span></text:p>
            <text:p><text:span text:style-name="T82">box.setWidth(10.0);</text:span></text:p>
            <text:p><text:span text:style-name="T82">printWidth( box );</text:span></text:p>
            <text:p><text:span text:style-name="T82">return 0;</text:span></text:p>
            <text:p><text:span text:style-name="T82">}</text:span></text:p>
            <text:p><text:span text:style-name="T205"/></text:p>
            <text:p><text:span text:style-name="T201"/></text:p>
            <text:p><text:span text:style-name="T206">- </text:span><text:span text:style-name="T72">Friend class similar to friend function gets access to friends all</text:span></text:p>
            <text:p><text:span text:style-name="T72">attributes and methods. A friend class though have no special access</text:span></text:p>
            <text:p><text:span text:style-name="T72">to</text:span><text:span text:style-name="T177"> </text:span><text:span text:style-name="T72">base or derived class of the class to which it friend with.</text:span></text:p>
            <text:p><text:span text:style-name="T106"/></text:p>
            <text:p><text:span text:style-name="T201"/></text:p>
          </draw:text-box>
        </draw:frame>
        <draw:frame draw:style-name="gr40" draw:layer="layout" svg:width="18.415cm" svg:height="24.316cm" svg:x="34.481cm" svg:y="32.958cm">
          <draw:text-box>
            <text:p><text:span text:style-name="T194">Day3 </text:span></text:p>
            <text:p><text:span text:style-name="T194">8. Storage class specifier</text:span></text:p>
            <text:list text:style-name="L1">
              <text:list-item>
                <text:p><text:span text:style-name="T201"><text:s/></text:span><text:span text:style-name="T201">Automatic</text:span></text:p>
              </text:list-item>
              <text:list-item>
                <text:p><text:span text:style-name="T201"><text:s/></text:span><text:span text:style-name="T201">Const</text:span></text:p>
              </text:list-item>
              <text:list-item>
                <text:p><text:span text:style-name="T201"><text:s/></text:span><text:span text:style-name="T201">Global</text:span></text:p>
              </text:list-item>
              <text:list-item>
                <text:p><text:span text:style-name="T201"><text:s/></text:span><text:span text:style-name="T201">Extern</text:span></text:p>
              </text:list-item>
              <text:list-item>
                <text:p><text:span text:style-name="T201"><text:s/></text:span><text:span text:style-name="T201">Register</text:span></text:p>
              </text:list-item>
              <text:list-item>
                <text:p><text:span text:style-name="T201"><text:s/></text:span><text:span text:style-name="T201">Static</text:span></text:p>
              </text:list-item>
              <text:list-item>
                <text:p><text:span text:style-name="T202"><text:s/></text:span><text:span text:style-name="T202">Volatile</text:span></text:p>
              </text:list-item>
            </text:list>
            <text:p><text:span text:style-name="T203">The auto storage class is the default storage class for all local variables. </text:span></text:p>
            <text:p><text:span text:style-name="T203">{ </text:span></text:p>
            <text:p><text:span text:style-name="T203">int mount; </text:span></text:p>
            <text:p><text:span text:style-name="T203">auto int month; </text:span></text:p>
            <text:p><text:span text:style-name="T203">} </text:span></text:p>
            <text:p><text:span text:style-name="T203">The example above defines two variables with the same storage class, auto can only be used</text:span></text:p>
            <text:p><text:span text:style-name="T203"><text:s/></text:span><text:span text:style-name="T203">within functions, i.e., local variables. </text:span></text:p>
            <text:p><text:span text:style-name="T203"/></text:p>
            <text:p><text:span text:style-name="T203"/></text:p>
            <text:p><text:span text:style-name="T203">Variable defined in global scope of the file.</text:span></text:p>
            <text:p><text:span text:style-name="T203">Global variables are visible across the program.</text:span></text:p>
            <text:p><text:span text:style-name="T203">File using the global variable need to declare it as extern in order to that file compiled.</text:span></text:p>
            <text:p><text:span text:style-name="T203"/></text:p>
          </draw:text-box>
        </draw:frame>
        <draw:line draw:style-name="gr22" draw:text-style-name="P11" draw:layer="layout" svg:x1="1cm" svg:y1="25.888cm" svg:x2="20.59cm" svg:y2="25.888cm">
          <text:p/>
        </draw:line>
      </draw:page>
      <draw:page draw:name="page71" draw:style-name="dp1" draw:master-page-name="Default">
        <office:forms form:automatic-focus="false" form:apply-design-mode="false"/>
        <draw:frame draw:style-name="gr38" draw:text-style-name="P19" draw:layer="layout" svg:width="18.32cm" svg:height="22.992cm" svg:x="1.635cm" svg:y="2.403cm">
          <draw:text-box>
            <text:p><text:span text:style-name="T193"/></text:p>
            <text:p><text:span text:style-name="T194"/></text:p>
            <text:list text:style-name="L1">
              <text:list-header>
                <text:p><text:span text:style-name="T193"/></text:p>
              </text:list-header>
            </text:list>
            <text:p><text:span text:style-name="T193"/></text:p>
            <text:p><text:span text:style-name="T195"><text:s text:c="115"/></text:span></text:p>
          </draw:text-box>
        </draw:frame>
        <draw:frame draw:style-name="gr41" draw:layer="layout" svg:width="18.415cm" svg:height="23.681cm" svg:x="1.381cm" svg:y="1.914cm">
          <draw:text-box>
            <text:p><text:span text:style-name="T199">class A{</text:span></text:p>
            <text:p><text:span text:style-name="T82">protected int a;</text:span></text:p>
            <text:p><text:span text:style-name="T82">};</text:span></text:p>
            <text:p><text:span text:style-name="T82">class B:publlic A{</text:span></text:p>
            <text:p><text:span text:style-name="T82">private int b;</text:span></text:p>
            <text:p><text:span text:style-name="T82">friend class D;</text:span></text:p>
            <text:p><text:span text:style-name="T82">};</text:span></text:p>
            <text:p><text:span text:style-name="T82">class D{</text:span></text:p>
            <text:p><text:span text:style-name="T82">public:</text:span></text:p>
            <text:p><text:span text:style-name="T82">void print(A apar){</text:span></text:p>
            <text:p><text:span text:style-name="T82">cout&lt;&lt;apar.b;</text:span></text:p>
            <text:p><text:span text:style-name="T82">}</text:span></text:p>
            <text:p><text:span text:style-name="T82">};</text:span></text:p>
            <text:p><text:span text:style-name="T207"/></text:p>
            <text:p><text:span text:style-name="T207"/></text:p>
            <text:p><text:span text:style-name="T207"/></text:p>
            <text:p text:style-name="P7"><text:span text:style-name="T208">Day 2 Morning</text:span></text:p>
            <text:p text:style-name="P7"><text:span text:style-name="T208">6. Virtual concepts</text:span></text:p>
            <text:list text:style-name="L2">
              <text:list-header>
                <text:p><text:span text:style-name="T106">Object slicing</text:span></text:p>
                <text:p><text:span text:style-name="T108"><text:s/></text:span><text:span text:style-name="T108">Calling virtual function for constructor</text:span></text:p>
              </text:list-header>
              <text:list-item>
                <text:p><text:span text:style-name="T107"><text:s/></text:span><text:span text:style-name="T108">Calling virtual function from non virtual function.</text:span></text:p>
              </text:list-item>
              <text:list-item>
                <text:p><text:span text:style-name="T107"><text:s/></text:span><text:span text:style-name="T108">Non member virtual function.</text:span></text:p>
              </text:list-item>
            </text:list>
            <text:list text:style-name="L1">
              <text:list-item>
                <text:p><text:span text:style-name="T107"><text:s/></text:span><text:span text:style-name="T108">Dual dispatching</text:span></text:p>
                <text:p><text:span text:style-name="T177">- Unexpected object slicing can happen in which assignment by value</text:span></text:p>
              </text:list-item>
            </text:list>
            <text:p><text:span text:style-name="T177">is not polymorphic.</text:span></text:p>
            <text:p><text:span text:style-name="T65"/></text:p>
            <text:p><text:span text:style-name="T65"/></text:p>
            <text:p><text:span text:style-name="T65">struct A</text:span></text:p>
            <text:p><text:span text:style-name="T65">{</text:span></text:p>
            <text:p><text:span text:style-name="T65">A(int a) : a_var(a) {}</text:span></text:p>
            <text:p><text:span text:style-name="T65">int a_var;</text:span></text:p>
            <text:p><text:span text:style-name="T65">};</text:span></text:p>
            <text:p><text:span text:style-name="T65">struct B : public A</text:span></text:p>
            <text:p><text:span text:style-name="T65">{</text:span></text:p>
            <text:p><text:span text:style-name="T65">B(int a, int b) : A(a), b_var(b) {}</text:span></text:p>
            <text:p><text:span text:style-name="T65">int b_var;</text:span></text:p>
            <text:p><text:span text:style-name="T65">};</text:span></text:p>
            <text:p><text:span text:style-name="T65">B &amp;getB()</text:span></text:p>
            <text:p><text:span text:style-name="T65">{</text:span></text:p>
            <text:p><text:span text:style-name="T65">static B b(1, 2);</text:span></text:p>
            <text:p><text:span text:style-name="T65">return b;</text:span></text:p>
            <text:p><text:span text:style-name="T65">}</text:span></text:p>
            <text:p><text:span text:style-name="T65">int main()</text:span></text:p>
            <text:p><text:span text:style-name="T65">{</text:span></text:p>
            <text:p><text:span text:style-name="T65">// Normal assignment by value to a</text:span></text:p>
            <text:p><text:span text:style-name="T65">A a(3);</text:span></text:p>
            <text:p><text:span text:style-name="T65">a = getB();</text:span></text:p>
            <text:p><text:span text:style-name="T65">// a.a_var == 1, b.b_var not copied to a</text:span></text:p>
            <text:p><text:span text:style-name="T65">B b2(3, 4);</text:span></text:p>
            <text:p><text:span text:style-name="T65">A &amp;a2 = b2;</text:span></text:p>
            <text:p><text:span text:style-name="T65">// Partial assignment by value through reference to b2</text:span></text:p>
            <text:p><text:span text:style-name="T65">a2 = getB();</text:span></text:p>
            <text:p><text:span text:style-name="T65">// b2.a_var == 1, b2.b_var == 4!</text:span></text:p>
            <text:p><text:span text:style-name="T65">return 0;</text:span></text:p>
            <text:p><text:span text:style-name="T65">}</text:span></text:p>
            <text:p text:style-name="P7"><text:span text:style-name="T209"/></text:p>
          </draw:text-box>
        </draw:frame>
        <draw:frame draw:style-name="gr40" draw:layer="layout" svg:width="18.415cm" svg:height="24.316cm" svg:x="34.481cm" svg:y="32.958cm">
          <draw:text-box>
            <text:p><text:span text:style-name="T194">Day3 </text:span></text:p>
            <text:p><text:span text:style-name="T194">8. Storage class specifier</text:span></text:p>
            <text:list text:style-name="L1">
              <text:list-item>
                <text:p><text:span text:style-name="T201"><text:s/></text:span><text:span text:style-name="T201">Automatic</text:span></text:p>
              </text:list-item>
              <text:list-item>
                <text:p><text:span text:style-name="T201"><text:s/></text:span><text:span text:style-name="T201">Const</text:span></text:p>
              </text:list-item>
              <text:list-item>
                <text:p><text:span text:style-name="T201"><text:s/></text:span><text:span text:style-name="T201">Global</text:span></text:p>
              </text:list-item>
              <text:list-item>
                <text:p><text:span text:style-name="T201"><text:s/></text:span><text:span text:style-name="T201">Extern</text:span></text:p>
              </text:list-item>
              <text:list-item>
                <text:p><text:span text:style-name="T201"><text:s/></text:span><text:span text:style-name="T201">Register</text:span></text:p>
              </text:list-item>
              <text:list-item>
                <text:p><text:span text:style-name="T201"><text:s/></text:span><text:span text:style-name="T201">Static</text:span></text:p>
              </text:list-item>
              <text:list-item>
                <text:p><text:span text:style-name="T202"><text:s/></text:span><text:span text:style-name="T202">Volatile</text:span></text:p>
              </text:list-item>
            </text:list>
            <text:p><text:span text:style-name="T203">The auto storage class is the default storage class for all local variables. </text:span></text:p>
            <text:p><text:span text:style-name="T203">{ </text:span></text:p>
            <text:p><text:span text:style-name="T203">int mount; </text:span></text:p>
            <text:p><text:span text:style-name="T203">auto int month; </text:span></text:p>
            <text:p><text:span text:style-name="T203">} </text:span></text:p>
            <text:p><text:span text:style-name="T203">The example above defines two variables with the same storage class, auto can only be used</text:span></text:p>
            <text:p><text:span text:style-name="T203"><text:s/></text:span><text:span text:style-name="T203">within functions, i.e., local variables. </text:span></text:p>
            <text:p><text:span text:style-name="T203"/></text:p>
            <text:p><text:span text:style-name="T203"/></text:p>
            <text:p><text:span text:style-name="T203">Variable defined in global scope of the file.</text:span></text:p>
            <text:p><text:span text:style-name="T203">Global variables are visible across the program.</text:span></text:p>
            <text:p><text:span text:style-name="T203">File using the global variable need to declare it as extern in order to that file compiled.</text:span></text:p>
            <text:p><text:span text:style-name="T203"/></text:p>
          </draw:text-box>
        </draw:frame>
        <draw:line draw:style-name="gr22" draw:text-style-name="P11" draw:layer="layout" svg:x1="1cm" svg:y1="25.888cm" svg:x2="20.59cm" svg:y2="25.888cm">
          <text:p/>
        </draw:line>
      </draw:page>
      <draw:page draw:name="page72" draw:style-name="dp1" draw:master-page-name="Default">
        <office:forms form:automatic-focus="false" form:apply-design-mode="false"/>
        <draw:frame draw:style-name="gr38" draw:text-style-name="P19" draw:layer="layout" svg:width="18.32cm" svg:height="22.992cm" svg:x="1.635cm" svg:y="2.403cm">
          <draw:text-box>
            <text:p><text:span text:style-name="T193"/></text:p>
            <text:p><text:span text:style-name="T194"/></text:p>
            <text:list text:style-name="L1">
              <text:list-header>
                <text:p><text:span text:style-name="T193"/></text:p>
              </text:list-header>
            </text:list>
            <text:p><text:span text:style-name="T193"/></text:p>
            <text:p><text:span text:style-name="T195"><text:s text:c="115"/></text:span></text:p>
          </draw:text-box>
        </draw:frame>
        <draw:frame draw:style-name="gr41" draw:layer="layout" svg:width="18.415cm" svg:height="23.681cm" svg:x="1.381cm" svg:y="1.914cm">
          <draw:text-box>
            <text:p text:style-name="P7"><text:span text:style-name="T197">6. Virtual concepts</text:span></text:p>
            <text:list text:style-name="L1">
              <text:list-item>
                <text:p><text:span text:style-name="T210"><text:s/></text:span><text:span text:style-name="T108">Object slicing</text:span></text:p>
              </text:list-item>
              <text:list-item>
                <text:p><text:span text:style-name="T19"><text:s/></text:span><text:span text:style-name="T20">Calling virtual function for constructor</text:span></text:p>
              </text:list-item>
              <text:list-item>
                <text:p><text:span text:style-name="T107"><text:s/></text:span><text:span text:style-name="T108">Calling virtual function from non virtual function.</text:span></text:p>
              </text:list-item>
              <text:list-item>
                <text:p><text:span text:style-name="T107"><text:s/></text:span><text:span text:style-name="T108">Non member virtual function.</text:span></text:p>
              </text:list-item>
              <text:list-item>
                <text:p><text:span text:style-name="T107"><text:s/></text:span><text:span text:style-name="T108">Dual dispatching</text:span></text:p>
              </text:list-item>
            </text:list>
            <text:p><text:span text:style-name="T179"/></text:p>
            <text:p><text:span text:style-name="T179"/></text:p>
            <text:p><text:span text:style-name="T63">- A constructor can not resolve virtual functions and function would</text:span></text:p>
            <text:p><text:span text:style-name="T63">resolved at compile time.</text:span></text:p>
            <text:p><text:span text:style-name="T65">class A{</text:span></text:p>
            <text:p><text:span text:style-name="T65">public:</text:span></text:p>
            <text:p><text:span text:style-name="T65">A(){</text:span></text:p>
            <text:p><text:span text:style-name="T65">func();</text:span></text:p>
            <text:p><text:span text:style-name="T65">}</text:span></text:p>
            <text:p><text:span text:style-name="T65">virtual void func(){</text:span></text:p>
            <text:p><text:span text:style-name="T65">cout&lt;&lt;"A::func"&lt;&lt;endl;</text:span></text:p>
            <text:p><text:span text:style-name="T65">}</text:span></text:p>
            <text:p><text:span text:style-name="T65">};</text:span></text:p>
            <text:p><text:span text:style-name="T65">class B:public A{</text:span></text:p>
            <text:p><text:span text:style-name="T65">public:</text:span></text:p>
            <text:p><text:span text:style-name="T65">void func(){</text:span></text:p>
            <text:p><text:span text:style-name="T65">cout&lt;&lt;"B::func"&lt;&lt;endl;</text:span></text:p>
            <text:p><text:span text:style-name="T65">}</text:span></text:p>
            <text:p><text:span text:style-name="T65">};</text:span></text:p>
            <text:p><text:span text:style-name="T66"/></text:p>
            <text:p><text:span text:style-name="T65">int main(int argc, char *argv[]){</text:span></text:p>
            <text:p><text:span text:style-name="T65">A* b=new B;</text:span></text:p>
            <text:p><text:span text:style-name="T65">return 0;</text:span></text:p>
            <text:p><text:span text:style-name="T65">}</text:span></text:p>
            <text:list text:continue-numbering="true" text:style-name="L1">
              <text:list-header>
                <text:p text:style-name="P7"><text:span text:style-name="T200"/></text:p>
                <text:p text:style-name="P7"><text:span text:style-name="T200"/></text:p>
              </text:list-header>
            </text:list>
            <text:p text:style-name="P7"><text:span text:style-name="T197">6. Virtual concepts</text:span></text:p>
            <text:list text:continue-numbering="true" text:style-name="L1">
              <text:list-item>
                <text:p><text:span text:style-name="T210"><text:s/></text:span><text:span text:style-name="T108">Object slicing</text:span></text:p>
              </text:list-item>
              <text:list-item>
                <text:p><text:span text:style-name="T107"><text:s/></text:span><text:span text:style-name="T108">Calling virtual function for constructor</text:span></text:p>
              </text:list-item>
              <text:list-item>
                <text:p><text:span text:style-name="T19"><text:s/></text:span><text:span text:style-name="T20">Calling virtual function from non virtual function.</text:span></text:p>
              </text:list-item>
              <text:list-item>
                <text:p><text:span text:style-name="T107"><text:s/></text:span><text:span text:style-name="T108">Non member virtual function.</text:span></text:p>
              </text:list-item>
              <text:list-item>
                <text:p><text:span text:style-name="T107"><text:s/></text:span><text:span text:style-name="T108">Dual dispatching</text:span></text:p>
              </text:list-item>
            </text:list>
            <text:p><text:span text:style-name="T179"><text:s/></text:span></text:p>
            <text:p><text:span text:style-name="T63">- Calling virtual function from non virtual function supports</text:span></text:p>
            <text:p><text:span text:style-name="T63">polymorphism. Template method.</text:span></text:p>
            <text:p><text:span text:style-name="T23"/></text:p>
          </draw:text-box>
        </draw:frame>
        <draw:frame draw:style-name="gr40" draw:layer="layout" svg:width="18.415cm" svg:height="24.316cm" svg:x="34.481cm" svg:y="32.958cm">
          <draw:text-box>
            <text:p><text:span text:style-name="T194">Day3 </text:span></text:p>
            <text:p><text:span text:style-name="T194">8. Storage class specifier</text:span></text:p>
            <text:list text:style-name="L1">
              <text:list-item>
                <text:p><text:span text:style-name="T201"><text:s/></text:span><text:span text:style-name="T201">Automatic</text:span></text:p>
              </text:list-item>
              <text:list-item>
                <text:p><text:span text:style-name="T201"><text:s/></text:span><text:span text:style-name="T201">Const</text:span></text:p>
              </text:list-item>
              <text:list-item>
                <text:p><text:span text:style-name="T201"><text:s/></text:span><text:span text:style-name="T201">Global</text:span></text:p>
              </text:list-item>
              <text:list-item>
                <text:p><text:span text:style-name="T201"><text:s/></text:span><text:span text:style-name="T201">Extern</text:span></text:p>
              </text:list-item>
              <text:list-item>
                <text:p><text:span text:style-name="T201"><text:s/></text:span><text:span text:style-name="T201">Register</text:span></text:p>
              </text:list-item>
              <text:list-item>
                <text:p><text:span text:style-name="T201"><text:s/></text:span><text:span text:style-name="T201">Static</text:span></text:p>
              </text:list-item>
              <text:list-item>
                <text:p><text:span text:style-name="T202"><text:s/></text:span><text:span text:style-name="T202">Volatile</text:span></text:p>
              </text:list-item>
            </text:list>
            <text:p><text:span text:style-name="T203">The auto storage class is the default storage class for all local variables. </text:span></text:p>
            <text:p><text:span text:style-name="T203">{ </text:span></text:p>
            <text:p><text:span text:style-name="T203">int mount; </text:span></text:p>
            <text:p><text:span text:style-name="T203">auto int month; </text:span></text:p>
            <text:p><text:span text:style-name="T203">} </text:span></text:p>
            <text:p><text:span text:style-name="T203">The example above defines two variables with the same storage class, auto can only be used</text:span></text:p>
            <text:p><text:span text:style-name="T203"><text:s/></text:span><text:span text:style-name="T203">within functions, i.e., local variables. </text:span></text:p>
            <text:p><text:span text:style-name="T203"/></text:p>
            <text:p><text:span text:style-name="T203"/></text:p>
            <text:p><text:span text:style-name="T203">Variable defined in global scope of the file.</text:span></text:p>
            <text:p><text:span text:style-name="T203">Global variables are visible across the program.</text:span></text:p>
            <text:p><text:span text:style-name="T203">File using the global variable need to declare it as extern in order to that file compiled.</text:span></text:p>
            <text:p><text:span text:style-name="T203"/></text:p>
          </draw:text-box>
        </draw:frame>
        <draw:line draw:style-name="gr22" draw:text-style-name="P11" draw:layer="layout" svg:x1="1cm" svg:y1="25.888cm" svg:x2="20.59cm" svg:y2="25.888cm">
          <text:p/>
        </draw:line>
      </draw:page>
      <draw:page draw:name="page73" draw:style-name="dp1" draw:master-page-name="Default">
        <office:forms form:automatic-focus="false" form:apply-design-mode="false"/>
        <draw:frame draw:style-name="gr38" draw:text-style-name="P19" draw:layer="layout" svg:width="18.32cm" svg:height="22.992cm" svg:x="1.635cm" svg:y="2.403cm">
          <draw:text-box>
            <text:p><text:span text:style-name="T193"/></text:p>
            <text:p><text:span text:style-name="T194"/></text:p>
            <text:list text:style-name="L1">
              <text:list-header>
                <text:p><text:span text:style-name="T193"/></text:p>
              </text:list-header>
            </text:list>
            <text:p><text:span text:style-name="T193"/></text:p>
            <text:p><text:span text:style-name="T195"><text:s text:c="115"/></text:span></text:p>
          </draw:text-box>
        </draw:frame>
        <draw:frame draw:style-name="gr41" draw:text-style-name="P7" draw:layer="layout" svg:width="18.415cm" svg:height="23.681cm" svg:x="1.381cm" svg:y="1.914cm">
          <draw:text-box>
            <text:p text:style-name="P7"><text:span text:style-name="T197">6. Virtual concepts</text:span></text:p>
            <text:list text:style-name="L1">
              <text:list-item>
                <text:p><text:span text:style-name="T210"><text:s/></text:span><text:span text:style-name="T108">Object slicing</text:span></text:p>
              </text:list-item>
              <text:list-item>
                <text:p><text:span text:style-name="T107"><text:s/></text:span><text:span text:style-name="T108">Calling virtual function for constructor</text:span></text:p>
              </text:list-item>
              <text:list-item>
                <text:p><text:span text:style-name="T107"><text:s/></text:span><text:span text:style-name="T108">Calling virtual function from non virtual function.</text:span></text:p>
              </text:list-item>
              <text:list-item>
                <text:p><text:span text:style-name="T19"><text:s/></text:span><text:span text:style-name="T20">Non member virtual function.</text:span></text:p>
              </text:list-item>
              <text:list-item>
                <text:p><text:span text:style-name="T107"><text:s/></text:span><text:span text:style-name="T108">Dual dispatching</text:span></text:p>
              </text:list-item>
            </text:list>
            <text:p><text:span text:style-name="T177"/></text:p>
            <text:p><text:span text:style-name="T177">- No non member virtual function can exist as vptr does not exist in file</text:span></text:p>
            <text:p><text:span text:style-name="T63">context.</text:span></text:p>
            <text:p text:style-name="P7"><text:span text:style-name="T105"/></text:p>
            <text:p text:style-name="P7"><text:span text:style-name="T105"/></text:p>
            <text:p text:style-name="P7"><text:span text:style-name="T197">6. Virtual concepts</text:span></text:p>
            <text:list text:continue-numbering="true" text:style-name="L1">
              <text:list-item>
                <text:p><text:span text:style-name="T210"><text:s/></text:span><text:span text:style-name="T108">Object slicing</text:span></text:p>
              </text:list-item>
              <text:list-item>
                <text:p><text:span text:style-name="T107"><text:s/></text:span><text:span text:style-name="T108">Calling virtual function for constructor</text:span></text:p>
              </text:list-item>
              <text:list-item>
                <text:p><text:span text:style-name="T107"><text:s/></text:span><text:span text:style-name="T108">Calling virtual function from non virtual function.</text:span></text:p>
              </text:list-item>
              <text:list-item>
                <text:p><text:span text:style-name="T147"><text:s/></text:span><text:span text:style-name="T108">Non member virtual function.</text:span></text:p>
              </text:list-item>
              <text:list-item>
                <text:p><text:span text:style-name="T19"><text:s/></text:span><text:span text:style-name="T20">Dual dispatching</text:span></text:p>
              </text:list-item>
            </text:list>
            <text:p><text:span text:style-name="T211"/></text:p>
            <text:p><text:span text:style-name="T177">- In dual dispatching a function dispatches the request to other concrete</text:span></text:p>
            <text:p><text:span text:style-name="T177">function depending on the run time types of two objects involved in the call.</text:span></text:p>
            <text:p><text:span text:style-name="T23"/></text:p>
            <text:p><text:span text:style-name="T65">struct Figure {</text:span></text:p>
            <text:p><text:span text:style-name="T65"><text:s/></text:span><text:span text:style-name="T65">void printOn( Printer *printer );</text:span></text:p>
            <text:p><text:span text:style-name="T65">}</text:span></text:p>
            <text:p><text:span text:style-name="T65">struct Printer {</text:span></text:p>
            <text:p><text:span text:style-name="T65"><text:s/></text:span><text:span text:style-name="T65">void printCircle( Circle *circle );</text:span></text:p>
            <text:p><text:span text:style-name="T65"><text:s/></text:span><text:span text:style-name="T65">void printRectangle( Rectangle *rectangle );</text:span></text:p>
            <text:p><text:span text:style-name="T65">}</text:span></text:p>
            <text:p><text:span text:style-name="T66"/></text:p>
            <text:p><text:span text:style-name="T23">Next, we write our two printers:</text:span></text:p>
            <text:p><text:span text:style-name="T212"/></text:p>
            <text:p><text:span text:style-name="T65">struct InkjetPrinter :Printer {</text:span></text:p>
            <text:p><text:span text:style-name="T65"><text:s/></text:span><text:span text:style-name="T65">void printCircle( Circle *circle ) {</text:span></text:p>
            <text:p><text:span text:style-name="T65"><text:s/></text:span><text:span text:style-name="T65">cout&lt;&lt;"Inkjet printer prints a cirlce.";</text:span></text:p>
            <text:p><text:span text:style-name="T65"><text:s/></text:span><text:span text:style-name="T65">}</text:span></text:p>
            <text:p><text:span text:style-name="T148"><text:s/></text:span><text:span text:style-name="T65">void printRectangle( Rectangle *rectangle ) {</text:span></text:p>
            <text:p><text:span text:style-name="T148"><text:s/></text:span><text:span text:style-name="T65">cout&lt;&lt;"Inkjet printer prints a rectangle.";</text:span></text:p>
            <text:p><text:span text:style-name="T148"><text:s/></text:span><text:span text:style-name="T65">}</text:span></text:p>
            <text:p><text:span text:style-name="T65">}</text:span></text:p>
            <text:p><text:span text:style-name="T65">struct PostscriptPrinter : Printer {</text:span></text:p>
            <text:p><text:span text:style-name="T148"><text:s/></text:span><text:span text:style-name="T65">void printCircle( Circle *circle ) {</text:span></text:p>
            <text:p><text:span text:style-name="T148"><text:s/></text:span><text:span text:style-name="T65">cout&lt;&lt;"PostScript printer prints a cirlce.";</text:span></text:p>
            <text:p><text:span text:style-name="T148"><text:s/></text:span><text:span text:style-name="T65">}</text:span></text:p>
            <text:p><text:span text:style-name="T148"><text:s/></text:span><text:span text:style-name="T65">void printRectangle( Rectangle *rectangle ) {</text:span></text:p>
            <text:p><text:span text:style-name="T148"><text:s/></text:span><text:span text:style-name="T65">cout&lt;&lt;"PostScript printer prints a rectangle.";</text:span></text:p>
            <text:p><text:span text:style-name="T148"><text:s/></text:span><text:span text:style-name="T65">}</text:span></text:p>
            <text:p><text:span text:style-name="T65">}</text:span></text:p>
            <text:p><text:span text:style-name="T66"/></text:p>
            <text:p><text:span text:style-name="T65">struct Circle :Figure {</text:span></text:p>
            <text:p><text:span text:style-name="T148"><text:s/></text:span><text:span text:style-name="T65">void printOn( Printer *printer ) {</text:span></text:p>
            <text:p><text:span text:style-name="T148"><text:s/></text:span><text:span text:style-name="T65">printer-&gt;printCircle( this );</text:span></text:p>
            <text:p><text:span text:style-name="T148"><text:s/></text:span><text:span text:style-name="T65">}</text:span></text:p>
            <text:p><text:span text:style-name="T65">}</text:span></text:p>
            <text:p><text:span text:style-name="T65"/></text:p>
          </draw:text-box>
        </draw:frame>
        <draw:frame draw:style-name="gr40" draw:layer="layout" svg:width="18.415cm" svg:height="24.316cm" svg:x="34.481cm" svg:y="32.958cm">
          <draw:text-box>
            <text:p><text:span text:style-name="T194">Day3 </text:span></text:p>
            <text:p><text:span text:style-name="T194">8. Storage class specifier</text:span></text:p>
            <text:list text:style-name="L1">
              <text:list-item>
                <text:p><text:span text:style-name="T201"><text:s/></text:span><text:span text:style-name="T201">Automatic</text:span></text:p>
              </text:list-item>
              <text:list-item>
                <text:p><text:span text:style-name="T201"><text:s/></text:span><text:span text:style-name="T201">Const</text:span></text:p>
              </text:list-item>
              <text:list-item>
                <text:p><text:span text:style-name="T201"><text:s/></text:span><text:span text:style-name="T201">Global</text:span></text:p>
              </text:list-item>
              <text:list-item>
                <text:p><text:span text:style-name="T201"><text:s/></text:span><text:span text:style-name="T201">Extern</text:span></text:p>
              </text:list-item>
              <text:list-item>
                <text:p><text:span text:style-name="T201"><text:s/></text:span><text:span text:style-name="T201">Register</text:span></text:p>
              </text:list-item>
              <text:list-item>
                <text:p><text:span text:style-name="T201"><text:s/></text:span><text:span text:style-name="T201">Static</text:span></text:p>
              </text:list-item>
              <text:list-item>
                <text:p><text:span text:style-name="T202"><text:s/></text:span><text:span text:style-name="T202">Volatile</text:span></text:p>
              </text:list-item>
            </text:list>
            <text:p><text:span text:style-name="T203">The auto storage class is the default storage class for all local variables. </text:span></text:p>
            <text:p><text:span text:style-name="T203">{ </text:span></text:p>
            <text:p><text:span text:style-name="T203">int mount; </text:span></text:p>
            <text:p><text:span text:style-name="T203">auto int month; </text:span></text:p>
            <text:p><text:span text:style-name="T203">} </text:span></text:p>
            <text:p><text:span text:style-name="T203">The example above defines two variables with the same storage class, auto can only be used</text:span></text:p>
            <text:p><text:span text:style-name="T203"><text:s/></text:span><text:span text:style-name="T203">within functions, i.e., local variables. </text:span></text:p>
            <text:p><text:span text:style-name="T203"/></text:p>
            <text:p><text:span text:style-name="T203"/></text:p>
            <text:p><text:span text:style-name="T203">Variable defined in global scope of the file.</text:span></text:p>
            <text:p><text:span text:style-name="T203">Global variables are visible across the program.</text:span></text:p>
            <text:p><text:span text:style-name="T203">File using the global variable need to declare it as extern in order to that file compiled.</text:span></text:p>
            <text:p><text:span text:style-name="T203"/></text:p>
          </draw:text-box>
        </draw:frame>
        <draw:line draw:style-name="gr22" draw:text-style-name="P11" draw:layer="layout" svg:x1="1cm" svg:y1="25.888cm" svg:x2="20.59cm" svg:y2="25.888cm">
          <text:p/>
        </draw:line>
      </draw:page>
      <draw:page draw:name="page74" draw:style-name="dp1" draw:master-page-name="Default">
        <office:forms form:automatic-focus="false" form:apply-design-mode="false"/>
        <draw:frame draw:style-name="gr38" draw:text-style-name="P19" draw:layer="layout" svg:width="18.32cm" svg:height="22.992cm" svg:x="1.635cm" svg:y="2.403cm">
          <draw:text-box>
            <text:p><text:span text:style-name="T193"/></text:p>
            <text:p><text:span text:style-name="T194"/></text:p>
            <text:list text:style-name="L1">
              <text:list-header>
                <text:p><text:span text:style-name="T193"/></text:p>
              </text:list-header>
            </text:list>
            <text:p><text:span text:style-name="T193"/></text:p>
            <text:p><text:span text:style-name="T195"><text:s text:c="115"/></text:span></text:p>
          </draw:text-box>
        </draw:frame>
        <draw:frame draw:style-name="gr41" draw:text-style-name="P19" draw:layer="layout" svg:width="18.415cm" svg:height="23.681cm" svg:x="1.381cm" svg:y="1.914cm">
          <draw:text-box>
            <text:p><text:span text:style-name="T65">struct Rectangle : Figure {</text:span></text:p>
            <text:p><text:span text:style-name="T148"><text:s/></text:span><text:span text:style-name="T65">void printOn( Printer *printer ) {</text:span></text:p>
            <text:p><text:span text:style-name="T148"><text:s text:c="2"/></text:span><text:span text:style-name="T65">printer-&gt;printRectangle( this );</text:span></text:p>
            <text:p><text:span text:style-name="T65">}</text:span></text:p>
            <text:p><text:span text:style-name="T65">}</text:span></text:p>
            <text:p><text:span text:style-name="T66"/></text:p>
            <text:p><text:span text:style-name="T65">int main (int argc, char *argv[]){</text:span></text:p>
            <text:p><text:span text:style-name="T65">const int FIGURECOUNT=2;</text:span></text:p>
            <text:p><text:span text:style-name="T65">const int PRINTERCOUNT=2;</text:span></text:p>
            <text:p><text:span text:style-name="T65">Figure *figures[]{ new Circle, new Rectangle };</text:span></text:p>
            <text:p><text:span text:style-name="T65">Printer *printers[] { new PostscriptPrinter, new InkjetPrinter };</text:span></text:p>
            <text:p><text:span text:style-name="T65">for(int i=0;i&lt;FIGURECOUNT;++i){</text:span></text:p>
            <text:p><text:span text:style-name="T148"><text:s/></text:span><text:span text:style-name="T65">for(int j=0;j&lt;PRINTERCOUNT;++j){</text:span></text:p>
            <text:p><text:span text:style-name="T148"><text:s text:c="2"/></text:span><text:span text:style-name="T65">figures[i]-&gt;printOn(printers[j]);</text:span></text:p>
            <text:p><text:span text:style-name="T65"><text:s/></text:span><text:span text:style-name="T65">}</text:span></text:p>
            <text:p><text:span text:style-name="T65">}</text:span></text:p>
            <text:p><text:span text:style-name="T65">return 0;</text:span></text:p>
            <text:p><text:span text:style-name="T65">}</text:span></text:p>
            <text:p><text:span text:style-name="T66"/></text:p>
            <text:p><text:span text:style-name="T66"/></text:p>
            <text:p><text:span text:style-name="T66"/></text:p>
            <text:p><text:span text:style-name="T34">Day 2 Afternoon</text:span></text:p>
            <text:p><text:span text:style-name="T34">7. Copy Control</text:span></text:p>
            <text:list text:style-name="L1">
              <text:list-item>
                <text:p><text:span text:style-name="T105"><text:s/></text:span><text:span text:style-name="T106">Copy Constructor</text:span></text:p>
              </text:list-item>
              <text:list-item>
                <text:p><text:span text:style-name="T107"><text:s/></text:span><text:span text:style-name="T108">Synthesized copy constructor</text:span></text:p>
              </text:list-item>
              <text:list-item>
                <text:p><text:span text:style-name="T107"><text:s/></text:span><text:span text:style-name="T108">Explicit qualifier</text:span></text:p>
              </text:list-item>
              <text:list-item>
                <text:p><text:span text:style-name="T107"><text:s/></text:span><text:span text:style-name="T108">Preventing copies</text:span></text:p>
              </text:list-item>
              <text:list-item>
                <text:p><text:span text:style-name="T107"><text:s/></text:span><text:span text:style-name="T108">Assignment operator</text:span></text:p>
              </text:list-item>
              <text:list-item>
                <text:p><text:span text:style-name="T107"><text:s/></text:span><text:span text:style-name="T108">Destructor</text:span></text:p>
                <text:p><text:span text:style-name="T108"/></text:p>
              </text:list-item>
            </text:list>
            <text:p><text:span text:style-name="T69"/></text:p>
            <text:p><text:span text:style-name="T69">- Default Constructor</text:span></text:p>
            <text:p><text:span text:style-name="T20"><text:s/></text:span><text:span text:style-name="T69">- Constructor having no parameter is default constructor. Default</text:span></text:p>
            <text:p><text:span text:style-name="T69">in the sense if object is</text:span><text:span text:style-name="T20"> </text:span><text:span text:style-name="T69">constructed with any argument passed</text:span></text:p>
            <text:p><text:span text:style-name="T69">then this constructed gets called.</text:span></text:p>
            <text:p><text:span text:style-name="T20"><text:s/></text:span><text:span text:style-name="T69">- A synthesized default constructor is provided by the compiler in</text:span></text:p>
            <text:p><text:span text:style-name="T69">case there is no other</text:span><text:span text:style-name="T20"> </text:span><text:span text:style-name="T69">constructor available for the class.</text:span></text:p>
            <text:p><text:span text:style-name="T20"/></text:p>
            <text:p><text:span text:style-name="T20"><text:s/></text:span><text:span text:style-name="T20">- Default constructor can be overloaded in fashion that other</text:span></text:p>
            <text:p><text:span text:style-name="T20">functions are overloaded in c++. </text:span><text:span text:style-name="T69">It can have default parameter</text:span></text:p>
            <text:p><text:span text:style-name="T69">values also. Overloaded functions comes under two categories</text:span></text:p>
            <text:p><text:span text:style-name="T20"/></text:p>
            <text:p><text:span text:style-name="T69">- Copy Constructor</text:span></text:p>
            <text:p><text:span text:style-name="T69">- Parametrized constructor</text:span></text:p>
            <text:p><text:span text:style-name="T20"/></text:p>
            <text:p><text:span text:style-name="T69">- Copy Constructor</text:span></text:p>
            <text:p><text:span text:style-name="T69">- Copy constructor falls in a category called Copy Control. Copy</text:span></text:p>
            <text:p><text:span text:style-name="T69">constructor is used at following places</text:span></text:p>
            <text:p><text:span text:style-name="T69">- The constructor that takes single parameter (const reference) as</text:span></text:p>
            <text:p><text:span text:style-name="T69">argument to class type itself.</text:span></text:p>
          </draw:text-box>
        </draw:frame>
        <draw:frame draw:style-name="gr40" draw:layer="layout" svg:width="18.415cm" svg:height="24.316cm" svg:x="34.481cm" svg:y="32.958cm">
          <draw:text-box>
            <text:p><text:span text:style-name="T194">Day3 </text:span></text:p>
            <text:p><text:span text:style-name="T194">8. Storage class specifier</text:span></text:p>
            <text:list text:style-name="L1">
              <text:list-item>
                <text:p><text:span text:style-name="T201"><text:s/></text:span><text:span text:style-name="T201">Automatic</text:span></text:p>
              </text:list-item>
              <text:list-item>
                <text:p><text:span text:style-name="T201"><text:s/></text:span><text:span text:style-name="T201">Const</text:span></text:p>
              </text:list-item>
              <text:list-item>
                <text:p><text:span text:style-name="T201"><text:s/></text:span><text:span text:style-name="T201">Global</text:span></text:p>
              </text:list-item>
              <text:list-item>
                <text:p><text:span text:style-name="T201"><text:s/></text:span><text:span text:style-name="T201">Extern</text:span></text:p>
              </text:list-item>
              <text:list-item>
                <text:p><text:span text:style-name="T201"><text:s/></text:span><text:span text:style-name="T201">Register</text:span></text:p>
              </text:list-item>
              <text:list-item>
                <text:p><text:span text:style-name="T201"><text:s/></text:span><text:span text:style-name="T201">Static</text:span></text:p>
              </text:list-item>
              <text:list-item>
                <text:p><text:span text:style-name="T202"><text:s/></text:span><text:span text:style-name="T202">Volatile</text:span></text:p>
              </text:list-item>
            </text:list>
            <text:p><text:span text:style-name="T203">The auto storage class is the default storage class for all local variables. </text:span></text:p>
            <text:p><text:span text:style-name="T203">{ </text:span></text:p>
            <text:p><text:span text:style-name="T203">int mount; </text:span></text:p>
            <text:p><text:span text:style-name="T203">auto int month; </text:span></text:p>
            <text:p><text:span text:style-name="T203">} </text:span></text:p>
            <text:p><text:span text:style-name="T203">The example above defines two variables with the same storage class, auto can only be used</text:span></text:p>
            <text:p><text:span text:style-name="T203"><text:s/></text:span><text:span text:style-name="T203">within functions, i.e., local variables. </text:span></text:p>
            <text:p><text:span text:style-name="T203"/></text:p>
            <text:p><text:span text:style-name="T203"/></text:p>
            <text:p><text:span text:style-name="T203">Variable defined in global scope of the file.</text:span></text:p>
            <text:p><text:span text:style-name="T203">Global variables are visible across the program.</text:span></text:p>
            <text:p><text:span text:style-name="T203">File using the global variable need to declare it as extern in order to that file compiled.</text:span></text:p>
            <text:p><text:span text:style-name="T203"/></text:p>
          </draw:text-box>
        </draw:frame>
        <draw:line draw:style-name="gr22" draw:text-style-name="P11" draw:layer="layout" svg:x1="1cm" svg:y1="25.888cm" svg:x2="20.59cm" svg:y2="25.888cm">
          <text:p/>
        </draw:line>
      </draw:page>
      <draw:page draw:name="page75" draw:style-name="dp1" draw:master-page-name="Default">
        <office:forms form:automatic-focus="false" form:apply-design-mode="false"/>
        <draw:frame draw:style-name="gr38" draw:text-style-name="P19" draw:layer="layout" svg:width="18.32cm" svg:height="22.992cm" svg:x="1.635cm" svg:y="2.403cm">
          <draw:text-box>
            <text:p><text:span text:style-name="T193"/></text:p>
            <text:p><text:span text:style-name="T194"/></text:p>
            <text:list text:style-name="L1">
              <text:list-header>
                <text:p><text:span text:style-name="T193"/></text:p>
              </text:list-header>
            </text:list>
            <text:p><text:span text:style-name="T193"/></text:p>
            <text:p><text:span text:style-name="T195"><text:s text:c="115"/></text:span></text:p>
          </draw:text-box>
        </draw:frame>
        <draw:frame draw:style-name="gr41" draw:text-style-name="P28" draw:layer="layout" svg:width="18.415cm" svg:height="23.681cm" svg:x="1.381cm" svg:y="1.914cm">
          <draw:text-box>
            <text:p><text:span text:style-name="T69">- Explicity or implicitly initialize one object from another of the same type.</text:span></text:p>
            <text:p><text:span text:style-name="T117">string securityId="99999-99999-99999";</text:span></text:p>
            <text:p><text:span text:style-name="T117">string securityId2=securityId;</text:span></text:p>
            <text:p><text:span text:style-name="T117">string securityId2(securityId);</text:span></text:p>
            <text:p><text:span text:style-name="T154"/></text:p>
            <text:p><text:span text:style-name="T69">- Copy an object to pass it as an argument to a function.</text:span></text:p>
            <text:p><text:span text:style-name="T117">string secuirtyId="123-123-123";</text:span></text:p>
            <text:p><text:span text:style-name="T117">void func(const string secid);</text:span></text:p>
            <text:p><text:span text:style-name="T117">func(secuirtyid);</text:span></text:p>
            <text:p><text:span text:style-name="T154"/></text:p>
            <text:p><text:span text:style-name="T69">- Copy an object to return it from a function.</text:span></text:p>
            <text:p><text:span text:style-name="T117">string make_plural(size_t s, const string&amp; str, const string&amp; end) {</text:span></text:p>
            <text:p><text:span text:style-name="T117">return (size == 1?str:str+end);</text:span></text:p>
            <text:p><text:span text:style-name="T117">}</text:span></text:p>
            <text:p><text:span text:style-name="T69"/></text:p>
            <text:p><text:span text:style-name="T69">- Initialize the elements in a sequential container.</text:span></text:p>
            <text:p><text:span text:style-name="T117">vector&lt;string&gt; stringvec(5);</text:span></text:p>
            <text:p><text:span text:style-name="T154"/></text:p>
            <text:p><text:span text:style-name="T69">This creates five temporary string object with default constructor</text:span></text:p>
            <text:p><text:span text:style-name="T69">and then creates five vector strings calling its copy constructor on</text:span></text:p>
            <text:p><text:span text:style-name="T69">five temporary objects.</text:span></text:p>
            <text:p><text:span text:style-name="T69">- Initialize elements in an array from a list of element initializers</text:span></text:p>
            <text:p><text:span text:style-name="T117">string stringarry[] = { "one", "two", "three"}</text:span></text:p>
            <text:p><text:span text:style-name="T115"/></text:p>
            <text:p><text:span text:style-name="T115">#include &lt;iostream&gt;</text:span></text:p>
            <text:p><text:span text:style-name="T115">using namespace std;</text:span></text:p>
            <text:p><text:span text:style-name="T115">void func(string str) {</text:span></text:p>
            <text:p><text:span text:style-name="T115">cout&lt;&lt;"string : "&lt;&lt;str&lt;&lt;endl;</text:span></text:p>
            <text:p><text:span text:style-name="T115">}</text:span></text:p>
            <text:p><text:span text:style-name="T115">class classA {</text:span></text:p>
            <text:p><text:span text:style-name="T115">public:</text:span></text:p>
            <text:p><text:span text:style-name="T115">classA() {</text:span></text:p>
            <text:p><text:span text:style-name="T115">cout&lt;&lt;"default constructor"&lt;&lt;endl;</text:span></text:p>
            <text:p><text:span text:style-name="T115">}</text:span></text:p>
            <text:p><text:span text:style-name="T115">classA(const classA&amp; cls) {</text:span></text:p>
            <text:p><text:span text:style-name="T115">cout&lt;&lt;"copy constructor"&lt;&lt;endl;</text:span></text:p>
            <text:p><text:span text:style-name="T115">}</text:span></text:p>
            <text:p><text:span text:style-name="T115">explicit classA(const string&amp; str) {</text:span></text:p>
            <text:p><text:span text:style-name="T115">cout&lt;&lt;"overloaded constructor : "&lt;&lt;str&lt;&lt;endl;</text:span></text:p>
            <text:p><text:span text:style-name="T115">}</text:span></text:p>
            <text:p><text:span text:style-name="T115">classA(const char *cp) {</text:span></text:p>
            <text:p><text:span text:style-name="T115">cout&lt;&lt;"overload const char constructor :"&lt;&lt;cp&lt;&lt;endl;</text:span></text:p>
            <text:p><text:span text:style-name="T115">}</text:span></text:p>
            <text:p><text:span text:style-name="T115">classA&amp; operator=(const string&amp; str) {</text:span></text:p>
            <text:p><text:span text:style-name="T115">cout&lt;&lt;"assignment operator "&lt;&lt;str&lt;&lt;endl;</text:span></text:p>
            <text:p><text:span text:style-name="T115">return *this;</text:span></text:p>
            <text:p><text:span text:style-name="T115">}</text:span></text:p>
            <text:p><text:span text:style-name="T115">};</text:span></text:p>
            <text:p><text:span text:style-name="T115"/></text:p>
          </draw:text-box>
        </draw:frame>
        <draw:frame draw:style-name="gr40" draw:layer="layout" svg:width="18.415cm" svg:height="24.316cm" svg:x="34.481cm" svg:y="32.958cm">
          <draw:text-box>
            <text:p><text:span text:style-name="T194">Day3 </text:span></text:p>
            <text:p><text:span text:style-name="T194">8. Storage class specifier</text:span></text:p>
            <text:list text:style-name="L1">
              <text:list-item>
                <text:p><text:span text:style-name="T201"><text:s/></text:span><text:span text:style-name="T201">Automatic</text:span></text:p>
              </text:list-item>
              <text:list-item>
                <text:p><text:span text:style-name="T201"><text:s/></text:span><text:span text:style-name="T201">Const</text:span></text:p>
              </text:list-item>
              <text:list-item>
                <text:p><text:span text:style-name="T201"><text:s/></text:span><text:span text:style-name="T201">Global</text:span></text:p>
              </text:list-item>
              <text:list-item>
                <text:p><text:span text:style-name="T201"><text:s/></text:span><text:span text:style-name="T201">Extern</text:span></text:p>
              </text:list-item>
              <text:list-item>
                <text:p><text:span text:style-name="T201"><text:s/></text:span><text:span text:style-name="T201">Register</text:span></text:p>
              </text:list-item>
              <text:list-item>
                <text:p><text:span text:style-name="T201"><text:s/></text:span><text:span text:style-name="T201">Static</text:span></text:p>
              </text:list-item>
              <text:list-item>
                <text:p><text:span text:style-name="T202"><text:s/></text:span><text:span text:style-name="T202">Volatile</text:span></text:p>
              </text:list-item>
            </text:list>
            <text:p><text:span text:style-name="T203">The auto storage class is the default storage class for all local variables. </text:span></text:p>
            <text:p><text:span text:style-name="T203">{ </text:span></text:p>
            <text:p><text:span text:style-name="T203">int mount; </text:span></text:p>
            <text:p><text:span text:style-name="T203">auto int month; </text:span></text:p>
            <text:p><text:span text:style-name="T203">} </text:span></text:p>
            <text:p><text:span text:style-name="T203">The example above defines two variables with the same storage class, auto can only be used</text:span></text:p>
            <text:p><text:span text:style-name="T203"><text:s/></text:span><text:span text:style-name="T203">within functions, i.e., local variables. </text:span></text:p>
            <text:p><text:span text:style-name="T203"/></text:p>
            <text:p><text:span text:style-name="T203"/></text:p>
            <text:p><text:span text:style-name="T203">Variable defined in global scope of the file.</text:span></text:p>
            <text:p><text:span text:style-name="T203">Global variables are visible across the program.</text:span></text:p>
            <text:p><text:span text:style-name="T203">File using the global variable need to declare it as extern in order to that file compiled.</text:span></text:p>
            <text:p><text:span text:style-name="T203"/></text:p>
          </draw:text-box>
        </draw:frame>
        <draw:line draw:style-name="gr22" draw:text-style-name="P11" draw:layer="layout" svg:x1="1cm" svg:y1="25.888cm" svg:x2="20.59cm" svg:y2="25.888cm">
          <text:p/>
        </draw:line>
      </draw:page>
      <draw:page draw:name="page76" draw:style-name="dp1" draw:master-page-name="Default">
        <office:forms form:automatic-focus="false" form:apply-design-mode="false"/>
        <draw:frame draw:style-name="gr38" draw:text-style-name="P19" draw:layer="layout" svg:width="18.32cm" svg:height="22.992cm" svg:x="1.635cm" svg:y="2.403cm">
          <draw:text-box>
            <text:p><text:span text:style-name="T193"/></text:p>
            <text:p><text:span text:style-name="T194"/></text:p>
            <text:list text:style-name="L1">
              <text:list-header>
                <text:p><text:span text:style-name="T193"/></text:p>
              </text:list-header>
            </text:list>
            <text:p><text:span text:style-name="T193"/></text:p>
            <text:p><text:span text:style-name="T195"><text:s text:c="115"/></text:span></text:p>
          </draw:text-box>
        </draw:frame>
        <draw:frame draw:style-name="gr41" draw:text-style-name="P19" draw:layer="layout" svg:width="18.415cm" svg:height="23.681cm" svg:x="1.381cm" svg:y="1.914cm">
          <draw:text-box>
            <text:p><text:span text:style-name="T115">int main(int argc, char *argv[]) {</text:span></text:p>
            <text:p><text:span text:style-name="T115">classA clsarr[] = { classA(string("one")),</text:span></text:p>
            <text:p><text:span text:style-name="T116"><text:s text:c="20"/></text:span><text:span text:style-name="T117">classA(string("two")),</text:span></text:p>
            <text:p><text:span text:style-name="T116"><text:s text:c="20"/></text:span><text:span text:style-name="T117">classA(string("three"))</text:span></text:p>
            <text:p><text:span text:style-name="T116"><text:s text:c="18"/></text:span><text:span text:style-name="T117">};</text:span></text:p>
            <text:p><text:span text:style-name="T115">func(string());</text:span></text:p>
            <text:p><text:span text:style-name="T115">return 0;</text:span></text:p>
            <text:p><text:span text:style-name="T115">}</text:span></text:p>
            <text:p><text:span text:style-name="T115"/></text:p>
            <text:p><text:span text:style-name="T115"/></text:p>
            <text:p><text:span text:style-name="T20">v Creating and using a copy constructor</text:span></text:p>
            <text:p><text:span text:style-name="T69">- The copy constructor is a constructor which creates an object by initializing </text:span></text:p>
            <text:p><text:span text:style-name="T69">it with an object</text:span><text:span text:style-name="T20"> </text:span><text:span text:style-name="T69">of the same class, which has been created previously. <text:s/>The </text:span></text:p>
            <text:p><text:span text:style-name="T69">copy constructor is used to:</text:span></text:p>
            <text:p><text:span text:style-name="T20">- </text:span><text:span text:style-name="T69">Initialize one object from another of the same type.</text:span></text:p>
            <text:p><text:span text:style-name="T20">- </text:span><text:span text:style-name="T69">Copy an object to pass it as an argument to a function.</text:span></text:p>
            <text:p><text:span text:style-name="T20">- </text:span><text:span text:style-name="T69">Copy an object to return it from a function.</text:span></text:p>
            <text:p><text:span text:style-name="T69">- If a copy constructor is not defined in a class, the compiler itself defines one, </text:span></text:p>
            <text:p><text:span text:style-name="T69">irrespective of other constructor</text:span><text:span text:style-name="T213"> </text:span><text:span text:style-name="T69">defined by user and makes shallow copy.</text:span></text:p>
            <text:p><text:span text:style-name="T214"/></text:p>
            <text:p><text:span text:style-name="T115">classname (const classname &amp;obj) {</text:span></text:p>
            <text:p><text:span text:style-name="T115"><text:s text:c="3"/></text:span><text:span text:style-name="T117">// body of constructor</text:span></text:p>
            <text:p><text:span text:style-name="T115">}</text:span></text:p>
            <text:p><text:span text:style-name="T118"/></text:p>
            <text:p><text:span text:style-name="T20">Here, obj is a reference to an object that is being used to initialize another</text:span></text:p>
            <text:p><text:span text:style-name="T20">object.</text:span></text:p>
            <text:p><text:span text:style-name="T155"/></text:p>
            <text:p><text:span text:style-name="T34">6. Copy Control</text:span></text:p>
            <text:list text:style-name="L1">
              <text:list-item>
                <text:p><text:span text:style-name="T107"><text:s/></text:span><text:span text:style-name="T108">Copy Constructor</text:span></text:p>
              </text:list-item>
              <text:list-item>
                <text:p><text:span text:style-name="T19"><text:s/></text:span><text:span text:style-name="T20">Synthesized copy constructor</text:span></text:p>
              </text:list-item>
              <text:list-item>
                <text:p><text:span text:style-name="T107"><text:s/></text:span><text:span text:style-name="T108">Explicit qualifier</text:span></text:p>
              </text:list-item>
              <text:list-item>
                <text:p><text:span text:style-name="T107"><text:s/></text:span><text:span text:style-name="T108">Preventing copies</text:span></text:p>
              </text:list-item>
              <text:list-item>
                <text:p><text:span text:style-name="T107"><text:s/></text:span><text:span text:style-name="T108">Assignment operator</text:span></text:p>
              </text:list-item>
              <text:list-item>
                <text:p><text:span text:style-name="T107"><text:s/></text:span><text:span text:style-name="T108">Destructor</text:span></text:p>
                <text:p><text:span text:style-name="T108"/></text:p>
                <text:p><text:span text:style-name="T108"/></text:p>
              </text:list-item>
            </text:list>
            <text:p><text:span text:style-name="T20"/></text:p>
            <text:p><text:span text:style-name="T20">When copy constructor is synthesized through compiler.</text:span></text:p>
            <text:p><text:span text:style-name="T20">Unlike default constructor it is synthesized even though other constructors</text:span></text:p>
            <text:p><text:span text:style-name="T20">we define.</text:span></text:p>
            <text:p><text:span text:style-name="T20">- More on copy constructor</text:span></text:p>
            <text:p><text:span text:style-name="T69">Copy constructor should be declared private if copy need to be disabled,</text:span></text:p>
            <text:p><text:span text:style-name="T69">i.e. ostream.</text:span></text:p>
            <text:p><text:span text:style-name="T69">private copy constructor may need to declared but not defined if copy</text:span></text:p>
            <text:p><text:span text:style-name="T69">needs to be disabled</text:span><text:span text:style-name="T20"> </text:span><text:span text:style-name="T69">from friends and member functions</text:span></text:p>
            <text:p><text:span text:style-name="T20">Default behaviour of synthesized copy constructor is to do member wise</text:span></text:p>
            <text:p><text:span text:style-name="T20">copy. Shallow copy.</text:span></text:p>
            <text:p><text:span text:style-name="T20"/></text:p>
            <text:p><text:span text:style-name="T155"/></text:p>
            <text:p><text:span text:style-name="T115"/></text:p>
          </draw:text-box>
        </draw:frame>
        <draw:frame draw:style-name="gr40" draw:layer="layout" svg:width="18.415cm" svg:height="24.316cm" svg:x="34.481cm" svg:y="32.958cm">
          <draw:text-box>
            <text:p><text:span text:style-name="T194">Day3 </text:span></text:p>
            <text:p><text:span text:style-name="T194">8. Storage class specifier</text:span></text:p>
            <text:list text:style-name="L1">
              <text:list-item>
                <text:p><text:span text:style-name="T201"><text:s/></text:span><text:span text:style-name="T201">Automatic</text:span></text:p>
              </text:list-item>
              <text:list-item>
                <text:p><text:span text:style-name="T201"><text:s/></text:span><text:span text:style-name="T201">Const</text:span></text:p>
              </text:list-item>
              <text:list-item>
                <text:p><text:span text:style-name="T201"><text:s/></text:span><text:span text:style-name="T201">Global</text:span></text:p>
              </text:list-item>
              <text:list-item>
                <text:p><text:span text:style-name="T201"><text:s/></text:span><text:span text:style-name="T201">Extern</text:span></text:p>
              </text:list-item>
              <text:list-item>
                <text:p><text:span text:style-name="T201"><text:s/></text:span><text:span text:style-name="T201">Register</text:span></text:p>
              </text:list-item>
              <text:list-item>
                <text:p><text:span text:style-name="T201"><text:s/></text:span><text:span text:style-name="T201">Static</text:span></text:p>
              </text:list-item>
              <text:list-item>
                <text:p><text:span text:style-name="T202"><text:s/></text:span><text:span text:style-name="T202">Volatile</text:span></text:p>
              </text:list-item>
            </text:list>
            <text:p><text:span text:style-name="T203">The auto storage class is the default storage class for all local variables. </text:span></text:p>
            <text:p><text:span text:style-name="T203">{ </text:span></text:p>
            <text:p><text:span text:style-name="T203">int mount; </text:span></text:p>
            <text:p><text:span text:style-name="T203">auto int month; </text:span></text:p>
            <text:p><text:span text:style-name="T203">} </text:span></text:p>
            <text:p><text:span text:style-name="T203">The example above defines two variables with the same storage class, auto can only be used</text:span></text:p>
            <text:p><text:span text:style-name="T203"><text:s/></text:span><text:span text:style-name="T203">within functions, i.e., local variables. </text:span></text:p>
            <text:p><text:span text:style-name="T203"/></text:p>
            <text:p><text:span text:style-name="T203"/></text:p>
            <text:p><text:span text:style-name="T203">Variable defined in global scope of the file.</text:span></text:p>
            <text:p><text:span text:style-name="T203">Global variables are visible across the program.</text:span></text:p>
            <text:p><text:span text:style-name="T203">File using the global variable need to declare it as extern in order to that file compiled.</text:span></text:p>
            <text:p><text:span text:style-name="T203"/></text:p>
          </draw:text-box>
        </draw:frame>
        <draw:line draw:style-name="gr22" draw:text-style-name="P11" draw:layer="layout" svg:x1="1cm" svg:y1="25.888cm" svg:x2="20.59cm" svg:y2="25.888cm">
          <text:p/>
        </draw:line>
      </draw:page>
      <draw:page draw:name="page77" draw:style-name="dp1" draw:master-page-name="Default">
        <office:forms form:automatic-focus="false" form:apply-design-mode="false"/>
        <draw:frame draw:style-name="gr38" draw:text-style-name="P19" draw:layer="layout" svg:width="18.32cm" svg:height="22.992cm" svg:x="1.635cm" svg:y="2.403cm">
          <draw:text-box>
            <text:p><text:span text:style-name="T193"/></text:p>
            <text:p><text:span text:style-name="T194"/></text:p>
            <text:list text:style-name="L1">
              <text:list-header>
                <text:p><text:span text:style-name="T193"/></text:p>
              </text:list-header>
            </text:list>
            <text:p><text:span text:style-name="T193"/></text:p>
            <text:p><text:span text:style-name="T195"><text:s text:c="115"/></text:span></text:p>
          </draw:text-box>
        </draw:frame>
        <draw:frame draw:style-name="gr41" draw:text-style-name="P19" draw:layer="layout" svg:width="18.415cm" svg:height="23.681cm" svg:x="1.381cm" svg:y="1.914cm">
          <draw:text-box>
            <text:p><text:span text:style-name="T208">7. Copy Control</text:span></text:p>
            <text:list text:style-name="L1">
              <text:list-item>
                <text:p><text:span text:style-name="T107"><text:s/></text:span><text:span text:style-name="T108">Copy Constructor</text:span></text:p>
              </text:list-item>
              <text:list-item>
                <text:p><text:span text:style-name="T107"><text:s/></text:span><text:span text:style-name="T108">Synthesized copy constructor</text:span></text:p>
              </text:list-item>
              <text:list-item>
                <text:p><text:span text:style-name="T19"><text:s/></text:span><text:span text:style-name="T20">Explicit qualifier</text:span></text:p>
              </text:list-item>
              <text:list-item>
                <text:p><text:span text:style-name="T107"><text:s/></text:span><text:span text:style-name="T108">Preventing copies</text:span></text:p>
              </text:list-item>
              <text:list-item>
                <text:p><text:span text:style-name="T107"><text:s/></text:span><text:span text:style-name="T108">Assignment operator</text:span></text:p>
              </text:list-item>
              <text:list-item>
                <text:p><text:span text:style-name="T107"><text:s/></text:span><text:span text:style-name="T108">Destructor</text:span></text:p>
                <text:p><text:span text:style-name="T108"/></text:p>
              </text:list-item>
            </text:list>
            <text:p><text:span text:style-name="T20"/></text:p>
            <text:p><text:span text:style-name="T20">- constructor's implicit conversion can be prevented by declaring the</text:span></text:p>
            <text:p><text:span text:style-name="T20">constructor explicit.</text:span></text:p>
            <text:p><text:span text:style-name="T117">class A{</text:span></text:p>
            <text:p><text:span text:style-name="T117">public:</text:span></text:p>
            <text:p><text:span text:style-name="T117">explicit A(const std::string &amp;str="");</text:span></text:p>
            <text:p><text:span text:style-name="T117">};</text:span></text:p>
            <text:p><text:span text:style-name="T117">string lstr="abc-def";</text:span></text:p>
            <text:p><text:span text:style-name="T117">void func(A a){</text:span></text:p>
            <text:p><text:span text:style-name="T117">}</text:span></text:p>
            <text:p><text:span text:style-name="T117">func("abc-def");//wrong</text:span></text:p>
            <text:p><text:span text:style-name="T117">func(A(lstr));</text:span></text:p>
            <text:p><text:span text:style-name="T115"/></text:p>
            <text:list text:continue-numbering="true" text:style-name="L1">
              <text:list-header>
                <text:p><text:span text:style-name="T149"/></text:p>
              </text:list-header>
            </text:list>
            <text:p><text:span text:style-name="T208">7. Copy Control</text:span></text:p>
            <text:list text:continue-numbering="true" text:style-name="L1">
              <text:list-item>
                <text:p><text:span text:style-name="T107"><text:s/></text:span><text:span text:style-name="T108">Copy Constructor</text:span></text:p>
              </text:list-item>
              <text:list-item>
                <text:p><text:span text:style-name="T107"><text:s/></text:span><text:span text:style-name="T108">Synthesized copy constructor</text:span></text:p>
              </text:list-item>
              <text:list-item>
                <text:p><text:span text:style-name="T107"><text:s/></text:span><text:span text:style-name="T108">Explicit qualifier</text:span></text:p>
              </text:list-item>
              <text:list-item>
                <text:p><text:span text:style-name="T19"><text:s/></text:span><text:span text:style-name="T20">Preventing copies</text:span></text:p>
              </text:list-item>
              <text:list-item>
                <text:p><text:span text:style-name="T107"><text:s/></text:span><text:span text:style-name="T108">Assignment operator</text:span></text:p>
              </text:list-item>
              <text:list-item>
                <text:p><text:span text:style-name="T107"><text:s/></text:span><text:span text:style-name="T108">Destructor</text:span></text:p>
                <text:p><text:span text:style-name="T211"/></text:p>
              </text:list-item>
            </text:list>
            <text:p><text:span text:style-name="T72">- declaration copy constructor and equal operator private</text:span></text:p>
            <text:p><text:span text:style-name="T72">- do not define</text:span></text:p>
            <text:p><text:span text:style-name="T72">- example ostream</text:span></text:p>
            <text:p><text:span text:style-name="T23"/></text:p>
            <text:p><text:span text:style-name="T208">7. Copy Control</text:span></text:p>
            <text:list text:continue-numbering="true" text:style-name="L1">
              <text:list-item>
                <text:p><text:span text:style-name="T107"><text:s/></text:span><text:span text:style-name="T108">Copy Constructor</text:span></text:p>
              </text:list-item>
              <text:list-item>
                <text:p><text:span text:style-name="T107"><text:s/></text:span><text:span text:style-name="T108">Synthesized copy constructor</text:span></text:p>
              </text:list-item>
              <text:list-item>
                <text:p><text:span text:style-name="T107"><text:s/></text:span><text:span text:style-name="T108">Explicit qualifier</text:span></text:p>
              </text:list-item>
              <text:list-item>
                <text:p><text:span text:style-name="T107"><text:s/></text:span><text:span text:style-name="T108">Preventing copies</text:span></text:p>
              </text:list-item>
              <text:list-item>
                <text:p><text:span text:style-name="T19"><text:s/></text:span><text:span text:style-name="T20">Assignment operato</text:span><text:span text:style-name="T155">r</text:span></text:p>
              </text:list-item>
              <text:list-item>
                <text:p><text:span text:style-name="T107"><text:s/></text:span><text:span text:style-name="T108">Destructor</text:span></text:p>
                <text:p><text:span text:style-name="T211"/></text:p>
              </text:list-item>
            </text:list>
            <text:p><text:span text:style-name="T20">Assignment operator can be member or non member functions.</text:span></text:p>
            <text:p><text:span text:style-name="T20">for member function first member of the function is bound to 'this' pointer.</text:span></text:p>
            <text:p><text:span text:style-name="T115">struct A{</text:span></text:p>
            <text:p><text:span text:style-name="T115">A&amp; operator=(const A&amp;);</text:span></text:p>
            <text:p><text:span text:style-name="T115">}</text:span></text:p>
            <text:p><text:span text:style-name="T115">void operator=(const A&amp;,const A&amp;);</text:span></text:p>
            <text:p><text:span text:style-name="T115">- synthesized assignment operator</text:span></text:p>
            <text:p><text:span text:style-name="T115">if assignment operator is not available compiler pushes a synthesized.</text:span></text:p>
            <text:p><text:span text:style-name="T117">- does member wise copy (shallow for pointer)</text:span></text:p>
            <text:p><text:span text:style-name="T117">- does array member index wise copy</text:span></text:p>
            <text:p><text:span text:style-name="T115">A a;</text:span></text:p>
            <text:p><text:span text:style-name="T115">A b=a; // copy constructor</text:span></text:p>
            <text:p><text:span text:style-name="T115"/></text:p>
          </draw:text-box>
        </draw:frame>
        <draw:frame draw:style-name="gr40" draw:layer="layout" svg:width="18.415cm" svg:height="24.316cm" svg:x="34.481cm" svg:y="32.958cm">
          <draw:text-box>
            <text:p><text:span text:style-name="T194">Day3 </text:span></text:p>
            <text:p><text:span text:style-name="T194">8. Storage class specifier</text:span></text:p>
            <text:list text:style-name="L1">
              <text:list-item>
                <text:p><text:span text:style-name="T201"><text:s/></text:span><text:span text:style-name="T201">Automatic</text:span></text:p>
              </text:list-item>
              <text:list-item>
                <text:p><text:span text:style-name="T201"><text:s/></text:span><text:span text:style-name="T201">Const</text:span></text:p>
              </text:list-item>
              <text:list-item>
                <text:p><text:span text:style-name="T201"><text:s/></text:span><text:span text:style-name="T201">Global</text:span></text:p>
              </text:list-item>
              <text:list-item>
                <text:p><text:span text:style-name="T201"><text:s/></text:span><text:span text:style-name="T201">Extern</text:span></text:p>
              </text:list-item>
              <text:list-item>
                <text:p><text:span text:style-name="T201"><text:s/></text:span><text:span text:style-name="T201">Register</text:span></text:p>
              </text:list-item>
              <text:list-item>
                <text:p><text:span text:style-name="T201"><text:s/></text:span><text:span text:style-name="T201">Static</text:span></text:p>
              </text:list-item>
              <text:list-item>
                <text:p><text:span text:style-name="T202"><text:s/></text:span><text:span text:style-name="T202">Volatile</text:span></text:p>
              </text:list-item>
            </text:list>
            <text:p><text:span text:style-name="T203">The auto storage class is the default storage class for all local variables. </text:span></text:p>
            <text:p><text:span text:style-name="T203">{ </text:span></text:p>
            <text:p><text:span text:style-name="T203">int mount; </text:span></text:p>
            <text:p><text:span text:style-name="T203">auto int month; </text:span></text:p>
            <text:p><text:span text:style-name="T203">} </text:span></text:p>
            <text:p><text:span text:style-name="T203">The example above defines two variables with the same storage class, auto can only be used</text:span></text:p>
            <text:p><text:span text:style-name="T203"><text:s/></text:span><text:span text:style-name="T203">within functions, i.e., local variables. </text:span></text:p>
            <text:p><text:span text:style-name="T203"/></text:p>
            <text:p><text:span text:style-name="T203"/></text:p>
            <text:p><text:span text:style-name="T203">Variable defined in global scope of the file.</text:span></text:p>
            <text:p><text:span text:style-name="T203">Global variables are visible across the program.</text:span></text:p>
            <text:p><text:span text:style-name="T203">File using the global variable need to declare it as extern in order to that file compiled.</text:span></text:p>
            <text:p><text:span text:style-name="T203"/></text:p>
          </draw:text-box>
        </draw:frame>
        <draw:line draw:style-name="gr22" draw:text-style-name="P11" draw:layer="layout" svg:x1="1cm" svg:y1="25.888cm" svg:x2="20.59cm" svg:y2="25.888cm">
          <text:p/>
        </draw:line>
      </draw:page>
      <draw:page draw:name="page78" draw:style-name="dp1" draw:master-page-name="Default">
        <office:forms form:automatic-focus="false" form:apply-design-mode="false"/>
        <draw:frame draw:style-name="gr38" draw:text-style-name="P19" draw:layer="layout" svg:width="18.32cm" svg:height="22.992cm" svg:x="1.635cm" svg:y="2.403cm">
          <draw:text-box>
            <text:p><text:span text:style-name="T193"/></text:p>
            <text:p><text:span text:style-name="T194"/></text:p>
            <text:list text:style-name="L1">
              <text:list-header>
                <text:p><text:span text:style-name="T193"/></text:p>
              </text:list-header>
            </text:list>
            <text:p><text:span text:style-name="T193"/></text:p>
            <text:p><text:span text:style-name="T195"><text:s text:c="115"/></text:span></text:p>
          </draw:text-box>
        </draw:frame>
        <draw:frame draw:style-name="gr41" draw:text-style-name="P19" draw:layer="layout" svg:width="18.415cm" svg:height="23.681cm" svg:x="1.381cm" svg:y="1.914cm">
          <draw:text-box>
            <text:p><text:span text:style-name="T115"/></text:p>
            <text:p><text:span text:style-name="T115">#include &lt;iostream&gt;</text:span></text:p>
            <text:p><text:span text:style-name="T115">using namespace std;</text:span></text:p>
            <text:p><text:span text:style-name="T115">class classA {</text:span></text:p>
            <text:p><text:span text:style-name="T115">public:</text:span></text:p>
            <text:p><text:span text:style-name="T115">classA(){</text:span></text:p>
            <text:p><text:span text:style-name="T115">_data="";</text:span></text:p>
            <text:p><text:span text:style-name="T115">}</text:span></text:p>
            <text:p><text:span text:style-name="T115">classA(const classA&amp; c) {</text:span></text:p>
            <text:p><text:span text:style-name="T115">cout&lt;&lt;"copy constructor"&lt;&lt;endl;</text:span></text:p>
            <text:p><text:span text:style-name="T115">}</text:span></text:p>
            <text:p><text:span text:style-name="T115">classA&amp; operator=(const char* cp) {</text:span></text:p>
            <text:p><text:span text:style-name="T115">cout&lt;&lt;"char pointer"&lt;&lt;endl;</text:span></text:p>
            <text:p><text:span text:style-name="T115">_data+=cp;</text:span></text:p>
            <text:p><text:span text:style-name="T115">return *this;</text:span></text:p>
            <text:p><text:span text:style-name="T115">}</text:span></text:p>
            <text:p><text:span text:style-name="T115">classA&amp; operator=(const string&amp; cs) {</text:span></text:p>
            <text:p><text:span text:style-name="T115">cout&lt;&lt;"constant string"&lt;&lt;endl;</text:span></text:p>
            <text:p><text:span text:style-name="T115">_data+=cs;</text:span></text:p>
            <text:p><text:span text:style-name="T115">return *this;</text:span></text:p>
            <text:p><text:span text:style-name="T115">}</text:span></text:p>
            <text:p><text:span text:style-name="T115"/></text:p>
            <text:p><text:span text:style-name="T115"/></text:p>
            <text:p><text:span text:style-name="T115">classA&amp; operator=(char c) {</text:span></text:p>
            <text:p><text:span text:style-name="T115">cout&lt;&lt;"char"&lt;&lt;endl;</text:span></text:p>
            <text:p><text:span text:style-name="T115">_data+=c;</text:span></text:p>
            <text:p><text:span text:style-name="T115">return *this;</text:span></text:p>
            <text:p><text:span text:style-name="T115">}</text:span></text:p>
            <text:p><text:span text:style-name="T115">classA&amp; operator+=(const classA&amp; rhs) {</text:span></text:p>
            <text:p><text:span text:style-name="T115">_data+=rhs._data;</text:span></text:p>
            <text:p><text:span text:style-name="T115">return *this;</text:span></text:p>
            <text:p><text:span text:style-name="T115">}</text:span></text:p>
            <text:p><text:span text:style-name="T115">string&amp; data() {</text:span></text:p>
            <text:p><text:span text:style-name="T115">return _data;</text:span></text:p>
            <text:p><text:span text:style-name="T115">}</text:span></text:p>
            <text:p><text:span text:style-name="T115">private:</text:span></text:p>
            <text:p><text:span text:style-name="T115">string _data;</text:span></text:p>
            <text:p><text:span text:style-name="T115">};</text:span></text:p>
            <text:p><text:span text:style-name="T115">int main() {</text:span></text:p>
            <text:p><text:span text:style-name="T115">classA cls;</text:span></text:p>
            <text:p><text:span text:style-name="T115">cls = "one";</text:span></text:p>
            <text:p><text:span text:style-name="T115">cls = string(":two");</text:span></text:p>
            <text:p><text:span text:style-name="T115">cls=':';</text:span></text:p>
            <text:p><text:span text:style-name="T115">classA rhs;</text:span></text:p>
            <text:p><text:span text:style-name="T115">rhs="three";</text:span></text:p>
            <text:p><text:span text:style-name="T115">cls+=rhs;</text:span></text:p>
            <text:p><text:span text:style-name="T115">cout&lt;&lt;"cls data : "&lt;&lt;cls.data()&lt;&lt;endl;</text:span></text:p>
            <text:p><text:span text:style-name="T115">return 0;</text:span></text:p>
            <text:p><text:span text:style-name="T115">}</text:span></text:p>
            <text:p><text:span text:style-name="T115"/></text:p>
            <text:p><text:span text:style-name="T215"/></text:p>
            <text:p><text:span text:style-name="T215"/></text:p>
          </draw:text-box>
        </draw:frame>
        <draw:frame draw:style-name="gr40" draw:layer="layout" svg:width="18.415cm" svg:height="24.316cm" svg:x="34.481cm" svg:y="32.958cm">
          <draw:text-box>
            <text:p><text:span text:style-name="T194">Day3 </text:span></text:p>
            <text:p><text:span text:style-name="T194">8. Storage class specifier</text:span></text:p>
            <text:list text:style-name="L1">
              <text:list-item>
                <text:p><text:span text:style-name="T201"><text:s/></text:span><text:span text:style-name="T201">Automatic</text:span></text:p>
              </text:list-item>
              <text:list-item>
                <text:p><text:span text:style-name="T201"><text:s/></text:span><text:span text:style-name="T201">Const</text:span></text:p>
              </text:list-item>
              <text:list-item>
                <text:p><text:span text:style-name="T201"><text:s/></text:span><text:span text:style-name="T201">Global</text:span></text:p>
              </text:list-item>
              <text:list-item>
                <text:p><text:span text:style-name="T201"><text:s/></text:span><text:span text:style-name="T201">Extern</text:span></text:p>
              </text:list-item>
              <text:list-item>
                <text:p><text:span text:style-name="T201"><text:s/></text:span><text:span text:style-name="T201">Register</text:span></text:p>
              </text:list-item>
              <text:list-item>
                <text:p><text:span text:style-name="T201"><text:s/></text:span><text:span text:style-name="T201">Static</text:span></text:p>
              </text:list-item>
              <text:list-item>
                <text:p><text:span text:style-name="T202"><text:s/></text:span><text:span text:style-name="T202">Volatile</text:span></text:p>
              </text:list-item>
            </text:list>
            <text:p><text:span text:style-name="T203">The auto storage class is the default storage class for all local variables. </text:span></text:p>
            <text:p><text:span text:style-name="T203">{ </text:span></text:p>
            <text:p><text:span text:style-name="T203">int mount; </text:span></text:p>
            <text:p><text:span text:style-name="T203">auto int month; </text:span></text:p>
            <text:p><text:span text:style-name="T203">} </text:span></text:p>
            <text:p><text:span text:style-name="T203">The example above defines two variables with the same storage class, auto can only be used</text:span></text:p>
            <text:p><text:span text:style-name="T203"><text:s/></text:span><text:span text:style-name="T203">within functions, i.e., local variables. </text:span></text:p>
            <text:p><text:span text:style-name="T203"/></text:p>
            <text:p><text:span text:style-name="T203"/></text:p>
            <text:p><text:span text:style-name="T203">Variable defined in global scope of the file.</text:span></text:p>
            <text:p><text:span text:style-name="T203">Global variables are visible across the program.</text:span></text:p>
            <text:p><text:span text:style-name="T203">File using the global variable need to declare it as extern in order to that file compiled.</text:span></text:p>
            <text:p><text:span text:style-name="T203"/></text:p>
          </draw:text-box>
        </draw:frame>
        <draw:line draw:style-name="gr22" draw:text-style-name="P11" draw:layer="layout" svg:x1="1cm" svg:y1="25.888cm" svg:x2="20.59cm" svg:y2="25.888cm">
          <text:p/>
        </draw:line>
      </draw:page>
      <draw:page draw:name="page79" draw:style-name="dp1" draw:master-page-name="Default">
        <office:forms form:automatic-focus="false" form:apply-design-mode="false"/>
        <draw:frame draw:style-name="gr38" draw:text-style-name="P19" draw:layer="layout" svg:width="18.32cm" svg:height="22.992cm" svg:x="1.635cm" svg:y="2.403cm">
          <draw:text-box>
            <text:p><text:span text:style-name="T193"/></text:p>
            <text:p><text:span text:style-name="T194"/></text:p>
            <text:list text:style-name="L1">
              <text:list-header>
                <text:p><text:span text:style-name="T193"/></text:p>
              </text:list-header>
            </text:list>
            <text:p><text:span text:style-name="T193"/></text:p>
            <text:p><text:span text:style-name="T195"><text:s text:c="115"/></text:span></text:p>
          </draw:text-box>
        </draw:frame>
        <draw:frame draw:style-name="gr41" draw:text-style-name="P24" draw:layer="layout" svg:width="18.415cm" svg:height="23.681cm" svg:x="1.381cm" svg:y="1.914cm">
          <draw:text-box>
            <text:p><text:span text:style-name="T208">7. Copy Control</text:span></text:p>
            <text:list text:style-name="L1">
              <text:list-item>
                <text:p><text:span text:style-name="T107"><text:s/></text:span><text:span text:style-name="T108">Copy Constructor</text:span></text:p>
              </text:list-item>
              <text:list-item>
                <text:p><text:span text:style-name="T107"><text:s/></text:span><text:span text:style-name="T108">Synthesized copy constructor</text:span></text:p>
              </text:list-item>
              <text:list-item>
                <text:p><text:span text:style-name="T107"><text:s/></text:span><text:span text:style-name="T108">Explicit qualifier</text:span></text:p>
              </text:list-item>
              <text:list-item>
                <text:p><text:span text:style-name="T107"><text:s/></text:span><text:span text:style-name="T108">Preventing copies</text:span></text:p>
              </text:list-item>
              <text:list-item>
                <text:p><text:span text:style-name="T107"><text:s/></text:span><text:span text:style-name="T108">Assignment operator</text:span></text:p>
              </text:list-item>
              <text:list-item>
                <text:p><text:span text:style-name="T19"><text:s/></text:span><text:span text:style-name="T20">Destructor</text:span></text:p>
                <text:p><text:span text:style-name="T108"/></text:p>
              </text:list-item>
              <text:list-item>
                <text:p><text:span text:style-name="T108"/></text:p>
              </text:list-item>
            </text:list>
            <text:p><text:span text:style-name="T214"/></text:p>
            <text:p><text:span text:style-name="T20">Destructor is automatically called when an object is released from the </text:span></text:p>
            <text:p><text:span text:style-name="T20">memory, either because its scope of existence has finished (for example, if </text:span></text:p>
            <text:p><text:span text:style-name="T20">it was defined as a local object within a function and the function ends) or </text:span></text:p>
            <text:p><text:span text:style-name="T20">because</text:span><text:span text:style-name="T106"> </text:span><text:span text:style-name="T72">it is an object dynamically assigned and it is released using operator </text:span></text:p>
            <text:p><text:span text:style-name="T216">delete</text:span><text:span text:style-name="T106">.</text:span></text:p>
            <text:p><text:span text:style-name="T106"/></text:p>
            <text:p><text:span text:style-name="T106">The destructor must have the same name as the class with a tilde (</text:span><text:span text:style-name="T216">~</text:span><text:span text:style-name="T106">) as prefix</text:span></text:p>
            <text:p><text:span text:style-name="T106">and it must </text:span><text:span text:style-name="T20">return no value.</text:span></text:p>
            <text:p><text:span text:style-name="T20">- destructor is synthesised by compiler if not declared</text:span></text:p>
            <text:p><text:span text:style-name="T20">- destructor can be virtual to support polymorphism and get derived class</text:span></text:p>
            <text:p><text:span text:style-name="T20"><text:s text:c="2"/></text:span><text:span text:style-name="T20">destructor called with delete on base class pointer.</text:span></text:p>
            <text:p><text:span text:style-name="T20">- destructor can be called as method.</text:span></text:p>
            <text:p><text:span text:style-name="T20">// example on constructors and destructors</text:span></text:p>
            <text:p><text:span text:style-name="T20"/></text:p>
            <text:p><text:span text:style-name="T20"/></text:p>
            <text:p><text:span text:style-name="T115">#include &lt;iostream.h&gt;</text:span></text:p>
            <text:p><text:span text:style-name="T115">class CRectangle {</text:span></text:p>
            <text:p><text:span text:style-name="T115">int *width, *height;</text:span></text:p>
            <text:p><text:span text:style-name="T115">public:</text:span></text:p>
            <text:p><text:span text:style-name="T115">CRectangle (int,int);</text:span></text:p>
            <text:p><text:span text:style-name="T115">~CRectangle ();</text:span></text:p>
            <text:p><text:span text:style-name="T115">int area (void) {return (*width * *height);}</text:span></text:p>
            <text:p><text:span text:style-name="T115">};</text:span></text:p>
            <text:p><text:span text:style-name="T115">CRectangle::CRectangle (int a, int b) {</text:span></text:p>
            <text:p><text:span text:style-name="T115">width = new int;</text:span></text:p>
            <text:p><text:span text:style-name="T115">height = new int;</text:span></text:p>
            <text:p><text:span text:style-name="T115">*width = a;</text:span></text:p>
            <text:p><text:span text:style-name="T115">*height = b;</text:span></text:p>
            <text:p><text:span text:style-name="T115">}</text:span></text:p>
            <text:p><text:span text:style-name="T115">CRectangle::~CRectangle () {</text:span></text:p>
            <text:p><text:span text:style-name="T115">delete width;</text:span></text:p>
            <text:p><text:span text:style-name="T115">delete height;</text:span></text:p>
            <text:p><text:span text:style-name="T115">}</text:span></text:p>
            <text:p><text:span text:style-name="T115">int main () {</text:span></text:p>
            <text:p><text:span text:style-name="T115">CRectangle rect (3,4), rectb (5,6);</text:span></text:p>
            <text:p><text:span text:style-name="T115">cout &lt;&lt; "rect area: " &lt;&lt; rect.area() &lt;&lt; endl;</text:span></text:p>
            <text:p><text:span text:style-name="T115">cout &lt;&lt; "rectb area: " &lt;&lt; rectb.area() &lt;&lt; endl;</text:span></text:p>
            <text:p><text:span text:style-name="T115">return 0;</text:span></text:p>
            <text:p><text:span text:style-name="T115">}</text:span></text:p>
            <text:p><text:span text:style-name="T115"/></text:p>
          </draw:text-box>
        </draw:frame>
        <draw:frame draw:style-name="gr40" draw:layer="layout" svg:width="18.415cm" svg:height="24.316cm" svg:x="34.481cm" svg:y="32.958cm">
          <draw:text-box>
            <text:p><text:span text:style-name="T194">Day3 </text:span></text:p>
            <text:p><text:span text:style-name="T194">8. Storage class specifier</text:span></text:p>
            <text:list text:style-name="L1">
              <text:list-item>
                <text:p><text:span text:style-name="T201"><text:s/></text:span><text:span text:style-name="T201">Automatic</text:span></text:p>
              </text:list-item>
              <text:list-item>
                <text:p><text:span text:style-name="T201"><text:s/></text:span><text:span text:style-name="T201">Const</text:span></text:p>
              </text:list-item>
              <text:list-item>
                <text:p><text:span text:style-name="T201"><text:s/></text:span><text:span text:style-name="T201">Global</text:span></text:p>
              </text:list-item>
              <text:list-item>
                <text:p><text:span text:style-name="T201"><text:s/></text:span><text:span text:style-name="T201">Extern</text:span></text:p>
              </text:list-item>
              <text:list-item>
                <text:p><text:span text:style-name="T201"><text:s/></text:span><text:span text:style-name="T201">Register</text:span></text:p>
              </text:list-item>
              <text:list-item>
                <text:p><text:span text:style-name="T201"><text:s/></text:span><text:span text:style-name="T201">Static</text:span></text:p>
              </text:list-item>
              <text:list-item>
                <text:p><text:span text:style-name="T202"><text:s/></text:span><text:span text:style-name="T202">Volatile</text:span></text:p>
              </text:list-item>
            </text:list>
            <text:p><text:span text:style-name="T203">The auto storage class is the default storage class for all local variables. </text:span></text:p>
            <text:p><text:span text:style-name="T203">{ </text:span></text:p>
            <text:p><text:span text:style-name="T203">int mount; </text:span></text:p>
            <text:p><text:span text:style-name="T203">auto int month; </text:span></text:p>
            <text:p><text:span text:style-name="T203">} </text:span></text:p>
            <text:p><text:span text:style-name="T203">The example above defines two variables with the same storage class, auto can only be used</text:span></text:p>
            <text:p><text:span text:style-name="T203"><text:s/></text:span><text:span text:style-name="T203">within functions, i.e., local variables. </text:span></text:p>
            <text:p><text:span text:style-name="T203"/></text:p>
            <text:p><text:span text:style-name="T203"/></text:p>
            <text:p><text:span text:style-name="T203">Variable defined in global scope of the file.</text:span></text:p>
            <text:p><text:span text:style-name="T203">Global variables are visible across the program.</text:span></text:p>
            <text:p><text:span text:style-name="T203">File using the global variable need to declare it as extern in order to that file compiled.</text:span></text:p>
            <text:p><text:span text:style-name="T203"/></text:p>
          </draw:text-box>
        </draw:frame>
        <draw:line draw:style-name="gr22" draw:text-style-name="P11" draw:layer="layout" svg:x1="1cm" svg:y1="25.888cm" svg:x2="20.59cm" svg:y2="25.888cm">
          <text:p/>
        </draw:line>
      </draw:page>
      <draw:page draw:name="page80" draw:style-name="dp1" draw:master-page-name="Default">
        <office:forms form:automatic-focus="false" form:apply-design-mode="false"/>
        <draw:frame draw:style-name="gr38" draw:text-style-name="P19" draw:layer="layout" svg:width="18.32cm" svg:height="22.992cm" svg:x="1.635cm" svg:y="2.403cm">
          <draw:text-box>
            <text:p><text:span text:style-name="T193"/></text:p>
            <text:p><text:span text:style-name="T194"/></text:p>
            <text:list text:style-name="L1">
              <text:list-header>
                <text:p><text:span text:style-name="T193"/></text:p>
              </text:list-header>
            </text:list>
            <text:p><text:span text:style-name="T193"/></text:p>
            <text:p><text:span text:style-name="T195"><text:s text:c="115"/></text:span></text:p>
          </draw:text-box>
        </draw:frame>
        <draw:frame draw:style-name="gr41" draw:text-style-name="P29" draw:layer="layout" svg:width="18.415cm" svg:height="23.681cm" svg:x="1.381cm" svg:y="1.914cm">
          <draw:text-box>
            <text:p text:style-name="P7"><text:span text:style-name="T208">Day 3 Morning</text:span></text:p>
            <text:p><text:span text:style-name="T34">8. Object Model and Polymorphism</text:span></text:p>
            <text:list text:style-name="L1">
              <text:list-item>
                <text:p><text:span text:style-name="T105"><text:s/></text:span><text:span text:style-name="T106">C++ object model</text:span></text:p>
              </text:list-item>
              <text:list-item>
                <text:p><text:span text:style-name="T107"><text:s/></text:span><text:span text:style-name="T108">Table driven object model</text:span></text:p>
              </text:list-item>
              <text:list-item>
                <text:p><text:span text:style-name="T107"><text:s/></text:span><text:span text:style-name="T108">Object model with single inheritance(SI)</text:span></text:p>
              </text:list-item>
              <text:list-item>
                <text:p><text:span text:style-name="T107"><text:s/></text:span><text:span text:style-name="T108">Object model with multiple inheritance(MI)</text:span></text:p>
              </text:list-item>
              <text:list-item>
                <text:p><text:span text:style-name="T107"><text:s/></text:span><text:span text:style-name="T108">Vtable</text:span></text:p>
              </text:list-item>
              <text:list-item>
                <text:p><text:span text:style-name="T107"><text:s/></text:span><text:span text:style-name="T108">Vtable with virtual methods with SI and MI</text:span></text:p>
              </text:list-item>
              <text:list-item>
                <text:p><text:span text:style-name="T107"><text:s/></text:span><text:span text:style-name="T108">Virtual base class</text:span></text:p>
              </text:list-item>
              <text:list-item>
                <text:p><text:span text:style-name="T107"><text:s/></text:span><text:span text:style-name="T108">Thunk based and Offset based object model</text:span></text:p>
                <text:p text:style-name="P7"><text:span text:style-name="T107"/></text:p>
                <text:p text:style-name="P7"><text:span text:style-name="T107"/></text:p>
              </text:list-item>
            </text:list>
            <text:p><text:span text:style-name="T63"/></text:p>
            <text:p><text:span text:style-name="T63">- In c++ object model only member attributes and virtual methods occupy </text:span></text:p>
            <text:p><text:span text:style-name="T63">object space. For virtual methods there would be vptr entry in the object </text:span></text:p>
            <text:p><text:span text:style-name="T63">layout which internally points to a vtable.</text:span></text:p>
            <text:p><text:span text:style-name="T217"><text:s text:c="2"/></text:span></text:p>
            <text:p><text:span text:style-name="T65"/></text:p>
            <text:p><text:span text:style-name="T65">class A{</text:span></text:p>
            <text:p><text:span text:style-name="T65">int a;</text:span></text:p>
            <text:p><text:span text:style-name="T65">vitual void f(int);</text:span></text:p>
            <text:p><text:span text:style-name="T65">};</text:span></text:p>
            <text:p><text:span text:style-name="T65"/></text:p>
            <text:p><text:span text:style-name="T65"/></text:p>
            <text:p><text:span text:style-name="T65">---------- vtble <text:s text:c="3"/>----------</text:span></text:p>
            <text:p><text:span text:style-name="T65">| vptr <text:s text:c="2"/>|--------&gt; |&amp;A::f() |</text:span></text:p>
            <text:p><text:span text:style-name="T65">---------- <text:s text:c="9"/>----------</text:span></text:p>
            <text:p><text:span text:style-name="T65">| a:int <text:s/>|</text:span></text:p>
            <text:p><text:span text:style-name="T65">----------</text:span></text:p>
            <text:p text:style-name="P7"><text:span text:style-name="T218"/></text:p>
            <text:p><text:span text:style-name="T56"/></text:p>
            <text:p><text:span text:style-name="T34">8. Object Model and Polymorphism</text:span></text:p>
            <text:list text:continue-numbering="true" text:style-name="L1">
              <text:list-item>
                <text:p><text:span text:style-name="T107"><text:s/></text:span><text:span text:style-name="T108">C++ object model</text:span></text:p>
              </text:list-item>
              <text:list-item>
                <text:p><text:span text:style-name="T19"><text:s/></text:span><text:span text:style-name="T20">Table driven object model</text:span></text:p>
              </text:list-item>
              <text:list-item>
                <text:p><text:span text:style-name="T107"><text:s/></text:span><text:span text:style-name="T108">Object model with single inheritance(SI)</text:span></text:p>
              </text:list-item>
              <text:list-item>
                <text:p><text:span text:style-name="T107"><text:s/></text:span><text:span text:style-name="T108">Object model with multiple inheritance(MI)</text:span></text:p>
              </text:list-item>
              <text:list-item>
                <text:p><text:span text:style-name="T107"><text:s/></text:span><text:span text:style-name="T108">Vtable</text:span></text:p>
              </text:list-item>
              <text:list-item>
                <text:p><text:span text:style-name="T107"><text:s/></text:span><text:span text:style-name="T108">Vtable with virtual methods with SI and MI</text:span></text:p>
              </text:list-item>
              <text:list-item>
                <text:p><text:span text:style-name="T107"><text:s/></text:span><text:span text:style-name="T108">Virtual base class</text:span></text:p>
              </text:list-item>
              <text:list-item>
                <text:p><text:span text:style-name="T107"><text:s/></text:span><text:span text:style-name="T108">Thunk based and Offset based object model</text:span></text:p>
                <text:p text:style-name="P7"><text:span text:style-name="T107"/></text:p>
              </text:list-item>
            </text:list>
            <text:p><text:span text:style-name="T63"/></text:p>
            <text:p><text:span text:style-name="T63"/></text:p>
            <text:p><text:span text:style-name="T63">- In order to maintain uniform representation of objects for all classes table </text:span></text:p>
            <text:p><text:span text:style-name="T63">driven object model places attributes and methods to two different tables. </text:span></text:p>
            <text:p><text:span text:style-name="T63">The class object contains the pointers to the two member tables. The </text:span></text:p>
            <text:p><text:span text:style-name="T63">member function table is a sequence of slots, with each slot addressing a </text:span></text:p>
            <text:p><text:span text:style-name="T63">member. The data member table directly holds the data.</text:span></text:p>
            <text:p><text:span text:style-name="T178"/></text:p>
            <text:p><text:span text:style-name="T218"/></text:p>
          </draw:text-box>
        </draw:frame>
        <draw:frame draw:style-name="gr40" draw:layer="layout" svg:width="18.415cm" svg:height="24.316cm" svg:x="34.481cm" svg:y="32.958cm">
          <draw:text-box>
            <text:p><text:span text:style-name="T194">Day3 </text:span></text:p>
            <text:p><text:span text:style-name="T194">8. Storage class specifier</text:span></text:p>
            <text:list text:style-name="L1">
              <text:list-item>
                <text:p><text:span text:style-name="T201"><text:s/></text:span><text:span text:style-name="T201">Automatic</text:span></text:p>
              </text:list-item>
              <text:list-item>
                <text:p><text:span text:style-name="T201"><text:s/></text:span><text:span text:style-name="T201">Const</text:span></text:p>
              </text:list-item>
              <text:list-item>
                <text:p><text:span text:style-name="T201"><text:s/></text:span><text:span text:style-name="T201">Global</text:span></text:p>
              </text:list-item>
              <text:list-item>
                <text:p><text:span text:style-name="T201"><text:s/></text:span><text:span text:style-name="T201">Extern</text:span></text:p>
              </text:list-item>
              <text:list-item>
                <text:p><text:span text:style-name="T201"><text:s/></text:span><text:span text:style-name="T201">Register</text:span></text:p>
              </text:list-item>
              <text:list-item>
                <text:p><text:span text:style-name="T201"><text:s/></text:span><text:span text:style-name="T201">Static</text:span></text:p>
              </text:list-item>
              <text:list-item>
                <text:p><text:span text:style-name="T202"><text:s/></text:span><text:span text:style-name="T202">Volatile</text:span></text:p>
              </text:list-item>
            </text:list>
            <text:p><text:span text:style-name="T203">The auto storage class is the default storage class for all local variables. </text:span></text:p>
            <text:p><text:span text:style-name="T203">{ </text:span></text:p>
            <text:p><text:span text:style-name="T203">int mount; </text:span></text:p>
            <text:p><text:span text:style-name="T203">auto int month; </text:span></text:p>
            <text:p><text:span text:style-name="T203">} </text:span></text:p>
            <text:p><text:span text:style-name="T203">The example above defines two variables with the same storage class, auto can only be used</text:span></text:p>
            <text:p><text:span text:style-name="T203"><text:s/></text:span><text:span text:style-name="T203">within functions, i.e., local variables. </text:span></text:p>
            <text:p><text:span text:style-name="T203"/></text:p>
            <text:p><text:span text:style-name="T203"/></text:p>
            <text:p><text:span text:style-name="T203">Variable defined in global scope of the file.</text:span></text:p>
            <text:p><text:span text:style-name="T203">Global variables are visible across the program.</text:span></text:p>
            <text:p><text:span text:style-name="T203">File using the global variable need to declare it as extern in order to that file compiled.</text:span></text:p>
            <text:p><text:span text:style-name="T203"/></text:p>
          </draw:text-box>
        </draw:frame>
        <draw:line draw:style-name="gr22" draw:text-style-name="P11" draw:layer="layout" svg:x1="1cm" svg:y1="25.888cm" svg:x2="20.59cm" svg:y2="25.888cm">
          <text:p/>
        </draw:line>
      </draw:page>
      <draw:page draw:name="page81" draw:style-name="dp1" draw:master-page-name="Default">
        <office:forms form:automatic-focus="false" form:apply-design-mode="false"/>
        <draw:frame draw:style-name="gr38" draw:text-style-name="P19" draw:layer="layout" svg:width="18.32cm" svg:height="22.992cm" svg:x="1.635cm" svg:y="2.403cm">
          <draw:text-box>
            <text:p><text:span text:style-name="T193"/></text:p>
            <text:p><text:span text:style-name="T194"/></text:p>
            <text:list text:style-name="L1">
              <text:list-header>
                <text:p><text:span text:style-name="T193"/></text:p>
              </text:list-header>
            </text:list>
            <text:p><text:span text:style-name="T193"/></text:p>
            <text:p><text:span text:style-name="T195"><text:s text:c="115"/></text:span></text:p>
          </draw:text-box>
        </draw:frame>
        <draw:frame draw:style-name="gr41" draw:text-style-name="P29" draw:layer="layout" svg:width="18.415cm" svg:height="23.681cm" svg:x="1.381cm" svg:y="1.914cm">
          <draw:text-box>
            <text:p><text:span text:style-name="T148"><text:s text:c="37"/></text:span><text:span text:style-name="T148">attribute</text:span></text:p>
            <text:p><text:span text:style-name="T148"><text:s text:c="25"/></text:span><text:span text:style-name="T82">|--------&gt; -----------------</text:span></text:p>
            <text:p><text:span text:style-name="T148"><text:s text:c="25"/></text:span><text:span text:style-name="T65">| <text:s text:c="9"/>| <text:s text:c="8"/>x |</text:span></text:p>
            <text:p><text:span text:style-name="T148"><text:s text:c="25"/></text:span><text:span text:style-name="T65">| <text:s text:c="9"/>--------------</text:span></text:p>
            <text:p><text:span text:style-name="T148"><text:s text:c="25"/></text:span><text:span text:style-name="T65">| <text:s text:c="9"/>| <text:s text:c="8"/>y |</text:span></text:p>
            <text:p><text:span text:style-name="T148"><text:s text:c="25"/></text:span><text:span text:style-name="T65">| <text:s text:c="9"/>---------------</text:span></text:p>
            <text:p><text:span text:style-name="T148"><text:s text:c="8"/></text:span><text:span text:style-name="T65">------------- <text:s text:c="3"/>|</text:span></text:p>
            <text:p><text:span text:style-name="T148"><text:s text:c="8"/></text:span><text:span text:style-name="T65">| <text:s text:c="10"/>| <text:s text:c="3"/>|</text:span></text:p>
            <text:p><text:span text:style-name="T148"><text:s text:c="8"/></text:span><text:span text:style-name="T65">| <text:s text:c="6"/>●---------</text:span></text:p>
            <text:p><text:span text:style-name="T148"><text:s text:c="8"/></text:span><text:span text:style-name="T65">-------------</text:span></text:p>
            <text:p><text:span text:style-name="T148"><text:s text:c="8"/></text:span><text:span text:style-name="T65">| <text:s text:c="10"/>|</text:span></text:p>
            <text:p><text:span text:style-name="T148"><text:s text:c="8"/></text:span><text:span text:style-name="T65">| <text:s text:c="6"/>●---------</text:span></text:p>
            <text:p><text:span text:style-name="T148"><text:s text:c="8"/></text:span><text:span text:style-name="T65">------------- <text:s text:c="3"/>|</text:span></text:p>
            <text:p><text:span text:style-name="T148"><text:s text:c="10"/></text:span><text:span text:style-name="T65">Point pt; <text:s text:c="5"/>| <text:s text:c="11"/>method</text:span></text:p>
            <text:p><text:span text:style-name="T148"><text:s text:c="25"/></text:span><text:span text:style-name="T65">|-------&gt; --------------</text:span></text:p>
            <text:p><text:span text:style-name="T148"><text:s text:c="35"/></text:span><text:span text:style-name="T65">| <text:s text:c="8"/>●--|----&gt;</text:span></text:p>
            <text:p><text:span text:style-name="T148"><text:s text:c="35"/></text:span><text:span text:style-name="T65">--------------</text:span></text:p>
            <text:p><text:span text:style-name="T148"><text:s text:c="35"/></text:span><text:span text:style-name="T65">| <text:s text:c="8"/>●--|----&gt;</text:span></text:p>
            <text:p><text:span text:style-name="T148"><text:s text:c="35"/></text:span><text:span text:style-name="T65">--------------</text:span></text:p>
            <text:p><text:span text:style-name="T148"><text:s text:c="35"/></text:span><text:span text:style-name="T65">| <text:s text:c="8"/>●--|----&gt;</text:span></text:p>
            <text:p><text:span text:style-name="T148"><text:s text:c="35"/></text:span><text:span text:style-name="T65">--------------</text:span></text:p>
            <text:p text:style-name="P7"><text:span text:style-name="T218"/></text:p>
            <text:p text:style-name="P7"><text:span text:style-name="T34">8. Object Model and Polymorphism</text:span></text:p>
            <text:list text:style-name="L1">
              <text:list-item>
                <text:p><text:span text:style-name="T107"><text:s/></text:span><text:span text:style-name="T108">C++ object model</text:span></text:p>
              </text:list-item>
              <text:list-item>
                <text:p><text:span text:style-name="T107"><text:s/></text:span><text:span text:style-name="T108">Table driven object model</text:span></text:p>
              </text:list-item>
              <text:list-item>
                <text:p><text:span text:style-name="T19"><text:s/></text:span><text:span text:style-name="T20">Object model with single inheritance(SI)</text:span></text:p>
              </text:list-item>
              <text:list-item>
                <text:p><text:span text:style-name="T107"><text:s/></text:span><text:span text:style-name="T108">Object model with multiple inheritance(MI)</text:span></text:p>
              </text:list-item>
              <text:list-item>
                <text:p><text:span text:style-name="T107"><text:s/></text:span><text:span text:style-name="T108">Vtable</text:span></text:p>
              </text:list-item>
              <text:list-item>
                <text:p><text:span text:style-name="T107"><text:s/></text:span><text:span text:style-name="T108">Vtable with virtual methods with SI and MI</text:span></text:p>
              </text:list-item>
              <text:list-item>
                <text:p><text:span text:style-name="T107"><text:s/></text:span><text:span text:style-name="T108">Virtual base class</text:span></text:p>
              </text:list-item>
              <text:list-item>
                <text:p><text:span text:style-name="T107"><text:s/></text:span><text:span text:style-name="T108">Thunk based and Offset based object model</text:span></text:p>
                <text:p text:style-name="P7"><text:span text:style-name="T219"/></text:p>
                <text:p text:style-name="P7"><text:span text:style-name="T219"/></text:p>
                <text:p text:style-name="P7"><text:span text:style-name="T220"/></text:p>
              </text:list-item>
            </text:list>
            <text:p><text:span text:style-name="T67">- class A{</text:span></text:p>
            <text:p><text:span text:style-name="T67">int a;</text:span></text:p>
            <text:p><text:span text:style-name="T67">void f(int);</text:span></text:p>
            <text:p><text:span text:style-name="T67">void g(int);</text:span></text:p>
            <text:p><text:span text:style-name="T67">void h(int);</text:span></text:p>
            <text:p><text:span text:style-name="T67">};</text:span></text:p>
            <text:p><text:span text:style-name="T52"/></text:p>
            <text:p text:style-name="P7"><text:span text:style-name="T67">class B:A{</text:span></text:p>
            <text:p><text:span text:style-name="T67">int b;</text:span></text:p>
            <text:p><text:span text:style-name="T67">void g();</text:span></text:p>
            <text:p><text:span text:style-name="T67">};</text:span></text:p>
            <text:p><text:span text:style-name="T67"/></text:p>
            <text:p><text:span text:style-name="T67">class C:B{</text:span></text:p>
            <text:p><text:span text:style-name="T67">int c:</text:span></text:p>
            <text:p><text:span text:style-name="T67">void h();</text:span></text:p>
            <text:p><text:span text:style-name="T67">};</text:span></text:p>
            <text:p><text:span text:style-name="T52"/></text:p>
            <text:p><text:span text:style-name="T52">class C:</text:span></text:p>
            <text:p><text:span text:style-name="T67">-------- A*</text:span></text:p>
            <text:p><text:span text:style-name="T67">| a:int|</text:span></text:p>
            <text:p><text:span text:style-name="T67">--------</text:span></text:p>
            <text:p><text:span text:style-name="T52"/></text:p>
            <text:p><text:span text:style-name="T67">-------- A*,B*</text:span></text:p>
            <text:p><text:span text:style-name="T67">| a:int|</text:span></text:p>
            <text:p><text:span text:style-name="T67">| b:int|</text:span></text:p>
            <text:p><text:span text:style-name="T67">---------</text:span></text:p>
          </draw:text-box>
        </draw:frame>
        <draw:frame draw:style-name="gr40" draw:layer="layout" svg:width="18.415cm" svg:height="24.316cm" svg:x="34.481cm" svg:y="32.958cm">
          <draw:text-box>
            <text:p><text:span text:style-name="T194">Day3 </text:span></text:p>
            <text:p><text:span text:style-name="T194">8. Storage class specifier</text:span></text:p>
            <text:list text:style-name="L1">
              <text:list-item>
                <text:p><text:span text:style-name="T201"><text:s/></text:span><text:span text:style-name="T201">Automatic</text:span></text:p>
              </text:list-item>
              <text:list-item>
                <text:p><text:span text:style-name="T201"><text:s/></text:span><text:span text:style-name="T201">Const</text:span></text:p>
              </text:list-item>
              <text:list-item>
                <text:p><text:span text:style-name="T201"><text:s/></text:span><text:span text:style-name="T201">Global</text:span></text:p>
              </text:list-item>
              <text:list-item>
                <text:p><text:span text:style-name="T201"><text:s/></text:span><text:span text:style-name="T201">Extern</text:span></text:p>
              </text:list-item>
              <text:list-item>
                <text:p><text:span text:style-name="T201"><text:s/></text:span><text:span text:style-name="T201">Register</text:span></text:p>
              </text:list-item>
              <text:list-item>
                <text:p><text:span text:style-name="T201"><text:s/></text:span><text:span text:style-name="T201">Static</text:span></text:p>
              </text:list-item>
              <text:list-item>
                <text:p><text:span text:style-name="T202"><text:s/></text:span><text:span text:style-name="T202">Volatile</text:span></text:p>
              </text:list-item>
            </text:list>
            <text:p><text:span text:style-name="T203">The auto storage class is the default storage class for all local variables. </text:span></text:p>
            <text:p><text:span text:style-name="T203">{ </text:span></text:p>
            <text:p><text:span text:style-name="T203">int mount; </text:span></text:p>
            <text:p><text:span text:style-name="T203">auto int month; </text:span></text:p>
            <text:p><text:span text:style-name="T203">} </text:span></text:p>
            <text:p><text:span text:style-name="T203">The example above defines two variables with the same storage class, auto can only be used</text:span></text:p>
            <text:p><text:span text:style-name="T203"><text:s/></text:span><text:span text:style-name="T203">within functions, i.e., local variables. </text:span></text:p>
            <text:p><text:span text:style-name="T203"/></text:p>
            <text:p><text:span text:style-name="T203"/></text:p>
            <text:p><text:span text:style-name="T203">Variable defined in global scope of the file.</text:span></text:p>
            <text:p><text:span text:style-name="T203">Global variables are visible across the program.</text:span></text:p>
            <text:p><text:span text:style-name="T203">File using the global variable need to declare it as extern in order to that file compiled.</text:span></text:p>
            <text:p><text:span text:style-name="T203"/></text:p>
          </draw:text-box>
        </draw:frame>
        <draw:line draw:style-name="gr22" draw:text-style-name="P11" draw:layer="layout" svg:x1="1cm" svg:y1="25.888cm" svg:x2="20.59cm" svg:y2="25.888cm">
          <text:p/>
        </draw:line>
      </draw:page>
      <draw:page draw:name="page82" draw:style-name="dp1" draw:master-page-name="Default">
        <office:forms form:automatic-focus="false" form:apply-design-mode="false"/>
        <draw:frame draw:style-name="gr38" draw:text-style-name="P19" draw:layer="layout" svg:width="18.32cm" svg:height="22.992cm" svg:x="1.635cm" svg:y="2.403cm">
          <draw:text-box>
            <text:p><text:span text:style-name="T193"/></text:p>
            <text:p><text:span text:style-name="T194"/></text:p>
            <text:list text:style-name="L1">
              <text:list-header>
                <text:p><text:span text:style-name="T193"/></text:p>
              </text:list-header>
            </text:list>
            <text:p><text:span text:style-name="T193"/></text:p>
            <text:p><text:span text:style-name="T195"><text:s text:c="115"/></text:span></text:p>
          </draw:text-box>
        </draw:frame>
        <draw:frame draw:style-name="gr41" draw:text-style-name="P29" draw:layer="layout" svg:width="18.415cm" svg:height="23.681cm" svg:x="1.381cm" svg:y="1.914cm">
          <draw:text-box>
            <text:p text:style-name="P7"><text:span text:style-name="T67">C* pc=new C;</text:span></text:p>
            <text:p><text:span text:style-name="T67">B* b=(B*)pc;</text:span></text:p>
            <text:p><text:span text:style-name="T52"/></text:p>
            <text:p><text:span text:style-name="T67">--------- &lt;-- A*,B*,C*</text:span></text:p>
            <text:p><text:span text:style-name="T67">| a:int |</text:span></text:p>
            <text:p><text:span text:style-name="T67">| b:int |</text:span></text:p>
            <text:p><text:span text:style-name="T67">| c:int |</text:span></text:p>
            <text:p><text:span text:style-name="T67">---------</text:span></text:p>
            <text:p text:style-name="P7"><text:span text:style-name="T52"/></text:p>
            <text:p><text:span text:style-name="T52">$ cat main.cpp </text:span></text:p>
            <text:p><text:span text:style-name="T52">#include &lt;iostream&gt;</text:span></text:p>
            <text:p><text:span text:style-name="T52">using namespace std;</text:span></text:p>
            <text:p><text:span text:style-name="T52">struct A{</text:span></text:p>
            <text:p><text:span text:style-name="T52">int a;</text:span></text:p>
            <text:p><text:span text:style-name="T52">void f();</text:span></text:p>
            <text:p><text:span text:style-name="T52">void g();</text:span></text:p>
            <text:p><text:span text:style-name="T52">void h();</text:span></text:p>
            <text:p><text:span text:style-name="T52">};</text:span></text:p>
            <text:p><text:span text:style-name="T52">struct B:A{</text:span></text:p>
            <text:p><text:span text:style-name="T52">int b;</text:span></text:p>
            <text:p><text:span text:style-name="T52">void g();</text:span></text:p>
            <text:p><text:span text:style-name="T52">};</text:span></text:p>
            <text:p><text:span text:style-name="T52">struct C:B{</text:span></text:p>
            <text:p><text:span text:style-name="T52">int c;</text:span></text:p>
            <text:p><text:span text:style-name="T52">void h();</text:span></text:p>
            <text:p><text:span text:style-name="T52">};</text:span></text:p>
            <text:p><text:span text:style-name="T52">int main(){</text:span></text:p>
            <text:p><text:span text:style-name="T52">C* c=new C;</text:span></text:p>
            <text:p><text:span text:style-name="T52">cout&lt;&lt;"C* "&lt;&lt;c&lt;&lt;endl;</text:span></text:p>
            <text:p><text:span text:style-name="T52">cout&lt;&lt;"B* "&lt;&lt;dynamic_cast&lt;B*&gt;(c)&lt;&lt;endl;</text:span></text:p>
            <text:p><text:span text:style-name="T52">cout&lt;&lt;"A* "&lt;&lt;dynamic_cast&lt;A*&gt;(c)&lt;&lt;endl;</text:span></text:p>
            <text:p><text:span text:style-name="T52">cout&lt;&lt;"int a "&lt;&lt;&amp;c-&gt;a&lt;&lt;endl;</text:span></text:p>
            <text:p><text:span text:style-name="T52">cout&lt;&lt;"int b "&lt;&lt;&amp;c-&gt;b&lt;&lt;endl;</text:span></text:p>
            <text:p><text:span text:style-name="T52">cout&lt;&lt;"int c "&lt;&lt;&amp;c-&gt;c&lt;&lt;endl;</text:span></text:p>
            <text:p><text:span text:style-name="T52">return 0;</text:span></text:p>
            <text:p><text:span text:style-name="T52">}</text:span></text:p>
            <text:p><text:span text:style-name="T52"/></text:p>
            <text:p><text:span text:style-name="T52">----------- &lt;----A*,B*,C* (0xc661010)</text:span></text:p>
            <text:p><text:span text:style-name="T52">| a:int <text:s text:c="2"/>| (0xc661010)</text:span></text:p>
            <text:p><text:span text:style-name="T52">-----------</text:span></text:p>
            <text:p><text:span text:style-name="T52">| b:int <text:s text:c="2"/>| (0xc661014)</text:span></text:p>
            <text:p><text:span text:style-name="T52">-----------</text:span></text:p>
            <text:p><text:span text:style-name="T52">| c:int <text:s text:c="2"/>| (0xc661018)</text:span></text:p>
            <text:p><text:span text:style-name="T52">-----------</text:span></text:p>
            <text:p><text:span text:style-name="T67"/></text:p>
            <text:p><text:span text:style-name="T67">$ ./a.out </text:span></text:p>
            <text:p><text:span text:style-name="T52">C* 0xc661010</text:span></text:p>
            <text:p><text:span text:style-name="T52">B* 0xc661010</text:span></text:p>
            <text:p><text:span text:style-name="T52">A* 0xc661010</text:span></text:p>
            <text:p><text:span text:style-name="T52">int a 0xc661010</text:span></text:p>
            <text:p><text:span text:style-name="T52">int b 0xc661014</text:span></text:p>
            <text:p><text:span text:style-name="T52">int c 0xc661018</text:span></text:p>
            <text:p><text:span text:style-name="T52"/></text:p>
            <text:p><text:span text:style-name="T52"/></text:p>
            <text:p><text:span text:style-name="T209"/></text:p>
          </draw:text-box>
        </draw:frame>
        <draw:frame draw:style-name="gr40" draw:layer="layout" svg:width="18.415cm" svg:height="24.316cm" svg:x="34.481cm" svg:y="32.958cm">
          <draw:text-box>
            <text:p><text:span text:style-name="T194">Day3 </text:span></text:p>
            <text:p><text:span text:style-name="T194">8. Storage class specifier</text:span></text:p>
            <text:list text:style-name="L1">
              <text:list-item>
                <text:p><text:span text:style-name="T201"><text:s/></text:span><text:span text:style-name="T201">Automatic</text:span></text:p>
              </text:list-item>
              <text:list-item>
                <text:p><text:span text:style-name="T201"><text:s/></text:span><text:span text:style-name="T201">Const</text:span></text:p>
              </text:list-item>
              <text:list-item>
                <text:p><text:span text:style-name="T201"><text:s/></text:span><text:span text:style-name="T201">Global</text:span></text:p>
              </text:list-item>
              <text:list-item>
                <text:p><text:span text:style-name="T201"><text:s/></text:span><text:span text:style-name="T201">Extern</text:span></text:p>
              </text:list-item>
              <text:list-item>
                <text:p><text:span text:style-name="T201"><text:s/></text:span><text:span text:style-name="T201">Register</text:span></text:p>
              </text:list-item>
              <text:list-item>
                <text:p><text:span text:style-name="T201"><text:s/></text:span><text:span text:style-name="T201">Static</text:span></text:p>
              </text:list-item>
              <text:list-item>
                <text:p><text:span text:style-name="T202"><text:s/></text:span><text:span text:style-name="T202">Volatile</text:span></text:p>
              </text:list-item>
            </text:list>
            <text:p><text:span text:style-name="T203">The auto storage class is the default storage class for all local variables. </text:span></text:p>
            <text:p><text:span text:style-name="T203">{ </text:span></text:p>
            <text:p><text:span text:style-name="T203">int mount; </text:span></text:p>
            <text:p><text:span text:style-name="T203">auto int month; </text:span></text:p>
            <text:p><text:span text:style-name="T203">} </text:span></text:p>
            <text:p><text:span text:style-name="T203">The example above defines two variables with the same storage class, auto can only be used</text:span></text:p>
            <text:p><text:span text:style-name="T203"><text:s/></text:span><text:span text:style-name="T203">within functions, i.e., local variables. </text:span></text:p>
            <text:p><text:span text:style-name="T203"/></text:p>
            <text:p><text:span text:style-name="T203"/></text:p>
            <text:p><text:span text:style-name="T203">Variable defined in global scope of the file.</text:span></text:p>
            <text:p><text:span text:style-name="T203">Global variables are visible across the program.</text:span></text:p>
            <text:p><text:span text:style-name="T203">File using the global variable need to declare it as extern in order to that file compiled.</text:span></text:p>
            <text:p><text:span text:style-name="T203"/></text:p>
          </draw:text-box>
        </draw:frame>
        <draw:line draw:style-name="gr22" draw:text-style-name="P11" draw:layer="layout" svg:x1="1cm" svg:y1="25.888cm" svg:x2="20.59cm" svg:y2="25.888cm">
          <text:p/>
        </draw:line>
      </draw:page>
      <draw:page draw:name="page83" draw:style-name="dp1" draw:master-page-name="Default">
        <office:forms form:automatic-focus="false" form:apply-design-mode="false"/>
        <draw:frame draw:style-name="gr38" draw:text-style-name="P19" draw:layer="layout" svg:width="18.32cm" svg:height="22.992cm" svg:x="1.635cm" svg:y="2.403cm">
          <draw:text-box>
            <text:p><text:span text:style-name="T193"/></text:p>
            <text:p><text:span text:style-name="T194"/></text:p>
            <text:list text:style-name="L1">
              <text:list-header>
                <text:p><text:span text:style-name="T193"/></text:p>
              </text:list-header>
            </text:list>
            <text:p><text:span text:style-name="T193"/></text:p>
            <text:p><text:span text:style-name="T195"><text:s text:c="115"/></text:span></text:p>
          </draw:text-box>
        </draw:frame>
        <draw:frame draw:style-name="gr41" draw:text-style-name="P29" draw:layer="layout" svg:width="18.415cm" svg:height="23.681cm" svg:x="1.381cm" svg:y="1.914cm">
          <draw:text-box>
            <text:p><text:span text:style-name="T76">8. Object Model and Polymorphism</text:span></text:p>
            <text:list text:style-name="L1">
              <text:list-item>
                <text:p><text:span text:style-name="T107"><text:s/></text:span><text:span text:style-name="T108">C++ object model</text:span></text:p>
              </text:list-item>
              <text:list-item>
                <text:p><text:span text:style-name="T107"><text:s/></text:span><text:span text:style-name="T108">Table driven object model</text:span></text:p>
              </text:list-item>
              <text:list-item>
                <text:p><text:span text:style-name="T107"><text:s/></text:span><text:span text:style-name="T108">Object model with single inheritance(SI)</text:span></text:p>
              </text:list-item>
              <text:list-item>
                <text:p><text:span text:style-name="T19"><text:s/></text:span><text:span text:style-name="T20">Object model with multiple inheritance(MI)</text:span></text:p>
              </text:list-item>
              <text:list-item>
                <text:p><text:span text:style-name="T107"><text:s/></text:span><text:span text:style-name="T108">Vtable</text:span></text:p>
              </text:list-item>
              <text:list-item>
                <text:p><text:span text:style-name="T107"><text:s/></text:span><text:span text:style-name="T108">Vtable with virtual methods with SI and MI</text:span></text:p>
              </text:list-item>
              <text:list-item>
                <text:p><text:span text:style-name="T107"><text:s/></text:span><text:span text:style-name="T108">Virtual base class</text:span></text:p>
              </text:list-item>
              <text:list-item>
                <text:p><text:span text:style-name="T107"><text:s/></text:span><text:span text:style-name="T108">Thunk based and Offset based object model</text:span></text:p>
                <text:p text:style-name="P7"><text:span text:style-name="T107"/></text:p>
                <text:p text:style-name="P7"><text:span text:style-name="T107"/></text:p>
              </text:list-item>
            </text:list>
            <text:p><text:span text:style-name="T221"><text:s/></text:span><text:span text:style-name="T148">- class A{</text:span></text:p>
            <text:p><text:span text:style-name="T65">int a;</text:span></text:p>
            <text:p><text:span text:style-name="T65">void f(int);</text:span></text:p>
            <text:p><text:span text:style-name="T65">void g(int);</text:span></text:p>
            <text:p><text:span text:style-name="T65">void h(int);</text:span></text:p>
            <text:p><text:span text:style-name="T65">};</text:span></text:p>
            <text:p><text:span text:style-name="T65"/></text:p>
            <text:p><text:span text:style-name="T65">class B{</text:span></text:p>
            <text:p><text:span text:style-name="T65">int b;</text:span></text:p>
            <text:p><text:span text:style-name="T65">void g();</text:span></text:p>
            <text:p><text:span text:style-name="T65">};</text:span></text:p>
            <text:p><text:span text:style-name="T209"/></text:p>
            <text:p><text:span text:style-name="T65">class C:A,B</text:span></text:p>
            <text:p><text:span text:style-name="T65">{</text:span></text:p>
            <text:p><text:span text:style-name="T65">int c;</text:span></text:p>
            <text:p><text:span text:style-name="T65">void h();</text:span></text:p>
            <text:p><text:span text:style-name="T65">};</text:span></text:p>
            <text:p><text:span text:style-name="T148"/></text:p>
            <text:p><text:span text:style-name="T65">--------- &lt;---A*,C*</text:span></text:p>
            <text:p><text:span text:style-name="T65">| a:int |</text:span></text:p>
            <text:p><text:span text:style-name="T65">--------- &lt;--- B*</text:span></text:p>
            <text:p><text:span text:style-name="T65">| b:int |</text:span></text:p>
            <text:p><text:span text:style-name="T65">---------</text:span></text:p>
            <text:p><text:span text:style-name="T65">| c:int |</text:span></text:p>
            <text:p><text:span text:style-name="T65">---------</text:span></text:p>
            <text:p text:style-name="P7"><text:span text:style-name="T209"/></text:p>
            <text:p text:style-name="P7"><text:span text:style-name="T52">$ cat main.cpp</text:span></text:p>
            <text:p text:style-name="P7"><text:span text:style-name="T52">#include &lt;iostream&gt;</text:span></text:p>
            <text:p text:style-name="P7"><text:span text:style-name="T52">using namespace std;</text:span></text:p>
            <text:p text:style-name="P7"><text:span text:style-name="T52"/></text:p>
            <text:p text:style-name="P7"><text:span text:style-name="T52">struct A{</text:span></text:p>
            <text:p text:style-name="P7"><text:span text:style-name="T52">int a;</text:span></text:p>
            <text:p text:style-name="P7"><text:span text:style-name="T52">void f();</text:span></text:p>
            <text:p text:style-name="P7"><text:span text:style-name="T52">void g();</text:span></text:p>
            <text:p text:style-name="P7"><text:span text:style-name="T52">void h();</text:span></text:p>
            <text:p text:style-name="P7"><text:span text:style-name="T52">};</text:span></text:p>
            <text:p text:style-name="P7"><text:span text:style-name="T52"/></text:p>
            <text:p text:style-name="P7"><text:span text:style-name="T52">struct B{</text:span></text:p>
            <text:p text:style-name="P7"><text:span text:style-name="T52">int b;</text:span></text:p>
            <text:p text:style-name="P7"><text:span text:style-name="T52">void g();</text:span></text:p>
            <text:p text:style-name="P7"><text:span text:style-name="T52">};</text:span></text:p>
            <text:p text:style-name="P7"><text:span text:style-name="T52"/></text:p>
            <text:p text:style-name="P7"><text:span text:style-name="T52">struct C:A,B{</text:span></text:p>
            <text:p text:style-name="P7"><text:span text:style-name="T52">int c;</text:span></text:p>
            <text:p text:style-name="P7"><text:span text:style-name="T52">void h();</text:span></text:p>
            <text:p text:style-name="P7"><text:span text:style-name="T52">};</text:span></text:p>
            <text:p text:style-name="P7"><text:span text:style-name="T52"/></text:p>
          </draw:text-box>
        </draw:frame>
        <draw:frame draw:style-name="gr40" draw:layer="layout" svg:width="18.415cm" svg:height="24.316cm" svg:x="34.481cm" svg:y="32.958cm">
          <draw:text-box>
            <text:p><text:span text:style-name="T194">Day3 </text:span></text:p>
            <text:p><text:span text:style-name="T194">8. Storage class specifier</text:span></text:p>
            <text:list text:style-name="L1">
              <text:list-item>
                <text:p><text:span text:style-name="T201"><text:s/></text:span><text:span text:style-name="T201">Automatic</text:span></text:p>
              </text:list-item>
              <text:list-item>
                <text:p><text:span text:style-name="T201"><text:s/></text:span><text:span text:style-name="T201">Const</text:span></text:p>
              </text:list-item>
              <text:list-item>
                <text:p><text:span text:style-name="T201"><text:s/></text:span><text:span text:style-name="T201">Global</text:span></text:p>
              </text:list-item>
              <text:list-item>
                <text:p><text:span text:style-name="T201"><text:s/></text:span><text:span text:style-name="T201">Extern</text:span></text:p>
              </text:list-item>
              <text:list-item>
                <text:p><text:span text:style-name="T201"><text:s/></text:span><text:span text:style-name="T201">Register</text:span></text:p>
              </text:list-item>
              <text:list-item>
                <text:p><text:span text:style-name="T201"><text:s/></text:span><text:span text:style-name="T201">Static</text:span></text:p>
              </text:list-item>
              <text:list-item>
                <text:p><text:span text:style-name="T202"><text:s/></text:span><text:span text:style-name="T202">Volatile</text:span></text:p>
              </text:list-item>
            </text:list>
            <text:p><text:span text:style-name="T203">The auto storage class is the default storage class for all local variables. </text:span></text:p>
            <text:p><text:span text:style-name="T203">{ </text:span></text:p>
            <text:p><text:span text:style-name="T203">int mount; </text:span></text:p>
            <text:p><text:span text:style-name="T203">auto int month; </text:span></text:p>
            <text:p><text:span text:style-name="T203">} </text:span></text:p>
            <text:p><text:span text:style-name="T203">The example above defines two variables with the same storage class, auto can only be used</text:span></text:p>
            <text:p><text:span text:style-name="T203"><text:s/></text:span><text:span text:style-name="T203">within functions, i.e., local variables. </text:span></text:p>
            <text:p><text:span text:style-name="T203"/></text:p>
            <text:p><text:span text:style-name="T203"/></text:p>
            <text:p><text:span text:style-name="T203">Variable defined in global scope of the file.</text:span></text:p>
            <text:p><text:span text:style-name="T203">Global variables are visible across the program.</text:span></text:p>
            <text:p><text:span text:style-name="T203">File using the global variable need to declare it as extern in order to that file compiled.</text:span></text:p>
            <text:p><text:span text:style-name="T203"/></text:p>
          </draw:text-box>
        </draw:frame>
        <draw:line draw:style-name="gr22" draw:text-style-name="P11" draw:layer="layout" svg:x1="1cm" svg:y1="25.888cm" svg:x2="20.59cm" svg:y2="25.888cm">
          <text:p/>
        </draw:line>
      </draw:page>
      <draw:page draw:name="page84" draw:style-name="dp1" draw:master-page-name="Default">
        <office:forms form:automatic-focus="false" form:apply-design-mode="false"/>
        <draw:frame draw:style-name="gr38" draw:text-style-name="P19" draw:layer="layout" svg:width="18.32cm" svg:height="22.992cm" svg:x="1.635cm" svg:y="2.403cm">
          <draw:text-box>
            <text:p><text:span text:style-name="T193"/></text:p>
            <text:p><text:span text:style-name="T194"/></text:p>
            <text:list text:style-name="L1">
              <text:list-header>
                <text:p><text:span text:style-name="T193"/></text:p>
              </text:list-header>
            </text:list>
            <text:p><text:span text:style-name="T193"/></text:p>
            <text:p><text:span text:style-name="T195"><text:s text:c="115"/></text:span></text:p>
          </draw:text-box>
        </draw:frame>
        <draw:frame draw:style-name="gr41" draw:text-style-name="P19" draw:layer="layout" svg:width="18.415cm" svg:height="23.681cm" svg:x="1.381cm" svg:y="1.914cm">
          <draw:text-box>
            <text:p text:style-name="P7"><text:span text:style-name="T52">int main(){</text:span></text:p>
            <text:p text:style-name="P7"><text:span text:style-name="T52">C* c=new C;</text:span></text:p>
            <text:p text:style-name="P7"><text:span text:style-name="T52">cout&lt;&lt;"C* "&lt;&lt;c&lt;&lt;endl;</text:span></text:p>
            <text:p text:style-name="P7"><text:span text:style-name="T52">cout&lt;&lt;"B* "&lt;&lt;dynamic_cast&lt;B*&gt;(c)&lt;&lt;endl;</text:span></text:p>
            <text:p text:style-name="P7"><text:span text:style-name="T52">cout&lt;&lt;"A* "&lt;&lt;dynamic_cast&lt;A*&gt;(c)&lt;&lt;endl;</text:span></text:p>
            <text:p text:style-name="P7"><text:span text:style-name="T52">cout&lt;&lt;"int a "&lt;&lt;&amp;c-&gt;a&lt;&lt;endl;</text:span></text:p>
            <text:p text:style-name="P7"><text:span text:style-name="T52">cout&lt;&lt;"int b "&lt;&lt;&amp;c-&gt;b&lt;&lt;endl;</text:span></text:p>
            <text:p text:style-name="P7"><text:span text:style-name="T52">cout&lt;&lt;"int c "&lt;&lt;&amp;c-&gt;c&lt;&lt;endl;</text:span></text:p>
            <text:p text:style-name="P7"><text:span text:style-name="T52">return 0;</text:span></text:p>
            <text:p text:style-name="P7"><text:span text:style-name="T52">}</text:span></text:p>
            <text:p text:style-name="P7"><text:span text:style-name="T52">$ ./a.out </text:span></text:p>
            <text:p text:style-name="P7"><text:span text:style-name="T52">C* 0x176fe010</text:span></text:p>
            <text:p text:style-name="P7"><text:span text:style-name="T52">B* 0x176fe014</text:span></text:p>
            <text:p text:style-name="P7"><text:span text:style-name="T52">A* 0x176fe010</text:span></text:p>
            <text:p text:style-name="P7"><text:span text:style-name="T52">int a 0x176fe010</text:span></text:p>
            <text:p text:style-name="P7"><text:span text:style-name="T52">int b 0x176fe014</text:span></text:p>
            <text:p text:style-name="P7"><text:span text:style-name="T52">int c 0x176fe018</text:span></text:p>
            <text:p text:style-name="P7"><text:span text:style-name="T52"/></text:p>
            <text:p><text:span text:style-name="T52">----------- &lt;----A*,C* (0x176fe010)</text:span></text:p>
            <text:p><text:span text:style-name="T52">| a:int <text:s text:c="2"/>| (0x176fe010)</text:span></text:p>
            <text:p><text:span text:style-name="T52">----------- &lt;----B*(0x176fe014)</text:span></text:p>
            <text:p><text:span text:style-name="T52">| b:int <text:s text:c="2"/>| (0x176fe014)</text:span></text:p>
            <text:p><text:span text:style-name="T52">-----------</text:span></text:p>
            <text:p><text:span text:style-name="T52">| c:int <text:s text:c="2"/>| (0x176fe018)</text:span></text:p>
            <text:p><text:span text:style-name="T52">-----------</text:span></text:p>
            <text:p text:style-name="P7"><text:span text:style-name="T52"/></text:p>
            <text:p text:style-name="P7"><text:span text:style-name="T209"/></text:p>
            <text:p><text:span text:style-name="T34">8. Object Model and Polymorphism</text:span></text:p>
            <text:list text:style-name="L1">
              <text:list-item>
                <text:p><text:span text:style-name="T107"><text:s/></text:span><text:span text:style-name="T108">C++ object model</text:span></text:p>
              </text:list-item>
              <text:list-item>
                <text:p><text:span text:style-name="T107"><text:s/></text:span><text:span text:style-name="T108">Table driven object model</text:span></text:p>
              </text:list-item>
              <text:list-item>
                <text:p><text:span text:style-name="T107"><text:s/></text:span><text:span text:style-name="T108">Object model with single inheritance(SI)</text:span></text:p>
              </text:list-item>
              <text:list-item>
                <text:p><text:span text:style-name="T107"><text:s/></text:span><text:span text:style-name="T108">Object model with multiple inheritance(MI)</text:span></text:p>
              </text:list-item>
              <text:list-item>
                <text:p><text:span text:style-name="T178"><text:s/></text:span><text:span text:style-name="T20">Vtable</text:span></text:p>
              </text:list-item>
              <text:list-item>
                <text:p><text:span text:style-name="T107"><text:s/></text:span><text:span text:style-name="T108">Vtable with virtual methods with SI and MI</text:span></text:p>
              </text:list-item>
              <text:list-item>
                <text:p><text:span text:style-name="T107"><text:s/></text:span><text:span text:style-name="T108">Virtual base class</text:span></text:p>
              </text:list-item>
              <text:list-item>
                <text:p text:style-name="P7"><text:span text:style-name="T107"><text:s/></text:span><text:span text:style-name="T108">Thunk based and Offset based object model</text:span></text:p>
                <text:p text:style-name="P7"><text:span text:style-name="T107"/></text:p>
                <text:p text:style-name="P7"><text:span text:style-name="T107"/></text:p>
                <text:p text:style-name="P7"><text:span text:style-name="T222"/></text:p>
              </text:list-item>
            </text:list>
            <text:p><text:span text:style-name="T63">- virtual methods are arranged in a separate table(vtable).</text:span></text:p>
            <text:p><text:span text:style-name="T63">- Object layout carries a vptr to the vtable.</text:span></text:p>
            <text:p><text:span text:style-name="T63">- vptr are first field in object layout</text:span></text:p>
            <text:p><text:span text:style-name="T63"/></text:p>
            <text:p><text:span text:style-name="T65">class A{</text:span></text:p>
            <text:p><text:span text:style-name="T65">virtual func();</text:span></text:p>
            <text:p><text:span text:style-name="T65">int a;</text:span></text:p>
            <text:p><text:span text:style-name="T65">};</text:span></text:p>
            <text:p><text:span text:style-name="T65"/></text:p>
            <text:p><text:span text:style-name="T65">Object layout <text:s text:c="10"/>vtble</text:span></text:p>
            <text:p><text:span text:style-name="T52">------------- <text:s text:c="8"/>---------------</text:span></text:p>
            <text:p><text:span text:style-name="T52">| <text:s/>vptr <text:s text:c="4"/>| -------&gt;| <text:s/>&amp;A::func() |</text:span></text:p>
            <text:p><text:span text:style-name="T52">------------- <text:s text:c="8"/>---------------</text:span></text:p>
            <text:p><text:span text:style-name="T52">| <text:s/>a:int <text:s text:c="3"/>|</text:span></text:p>
            <text:p><text:span text:style-name="T52">-------------</text:span></text:p>
            <text:p><text:span text:style-name="T52"/></text:p>
            <text:p><text:span text:style-name="T184"/></text:p>
          </draw:text-box>
        </draw:frame>
        <draw:frame draw:style-name="gr40" draw:layer="layout" svg:width="18.415cm" svg:height="24.316cm" svg:x="34.481cm" svg:y="32.958cm">
          <draw:text-box>
            <text:p><text:span text:style-name="T194">Day3 </text:span></text:p>
            <text:p><text:span text:style-name="T194">8. Storage class specifier</text:span></text:p>
            <text:list text:style-name="L1">
              <text:list-item>
                <text:p><text:span text:style-name="T201"><text:s/></text:span><text:span text:style-name="T201">Automatic</text:span></text:p>
              </text:list-item>
              <text:list-item>
                <text:p><text:span text:style-name="T201"><text:s/></text:span><text:span text:style-name="T201">Const</text:span></text:p>
              </text:list-item>
              <text:list-item>
                <text:p><text:span text:style-name="T201"><text:s/></text:span><text:span text:style-name="T201">Global</text:span></text:p>
              </text:list-item>
              <text:list-item>
                <text:p><text:span text:style-name="T201"><text:s/></text:span><text:span text:style-name="T201">Extern</text:span></text:p>
              </text:list-item>
              <text:list-item>
                <text:p><text:span text:style-name="T201"><text:s/></text:span><text:span text:style-name="T201">Register</text:span></text:p>
              </text:list-item>
              <text:list-item>
                <text:p><text:span text:style-name="T201"><text:s/></text:span><text:span text:style-name="T201">Static</text:span></text:p>
              </text:list-item>
              <text:list-item>
                <text:p><text:span text:style-name="T202"><text:s/></text:span><text:span text:style-name="T202">Volatile</text:span></text:p>
              </text:list-item>
            </text:list>
            <text:p><text:span text:style-name="T203">The auto storage class is the default storage class for all local variables. </text:span></text:p>
            <text:p><text:span text:style-name="T203">{ </text:span></text:p>
            <text:p><text:span text:style-name="T203">int mount; </text:span></text:p>
            <text:p><text:span text:style-name="T203">auto int month; </text:span></text:p>
            <text:p><text:span text:style-name="T203">} </text:span></text:p>
            <text:p><text:span text:style-name="T203">The example above defines two variables with the same storage class, auto can only be used</text:span></text:p>
            <text:p><text:span text:style-name="T203"><text:s/></text:span><text:span text:style-name="T203">within functions, i.e., local variables. </text:span></text:p>
            <text:p><text:span text:style-name="T203"/></text:p>
            <text:p><text:span text:style-name="T203"/></text:p>
            <text:p><text:span text:style-name="T203">Variable defined in global scope of the file.</text:span></text:p>
            <text:p><text:span text:style-name="T203">Global variables are visible across the program.</text:span></text:p>
            <text:p><text:span text:style-name="T203">File using the global variable need to declare it as extern in order to that file compiled.</text:span></text:p>
            <text:p><text:span text:style-name="T203"/></text:p>
          </draw:text-box>
        </draw:frame>
        <draw:line draw:style-name="gr22" draw:text-style-name="P11" draw:layer="layout" svg:x1="1cm" svg:y1="25.888cm" svg:x2="20.59cm" svg:y2="25.888cm">
          <text:p/>
        </draw:line>
      </draw:page>
      <draw:page draw:name="page85" draw:style-name="dp1" draw:master-page-name="Default">
        <office:forms form:automatic-focus="false" form:apply-design-mode="false"/>
        <draw:frame draw:style-name="gr38" draw:text-style-name="P19" draw:layer="layout" svg:width="18.32cm" svg:height="22.992cm" svg:x="1.635cm" svg:y="2.403cm">
          <draw:text-box>
            <text:p><text:span text:style-name="T193"/></text:p>
            <text:p><text:span text:style-name="T194"/></text:p>
            <text:list text:style-name="L1">
              <text:list-header>
                <text:p><text:span text:style-name="T193"/></text:p>
              </text:list-header>
            </text:list>
            <text:p><text:span text:style-name="T193"/></text:p>
            <text:p><text:span text:style-name="T195"><text:s text:c="115"/></text:span></text:p>
          </draw:text-box>
        </draw:frame>
        <draw:frame draw:style-name="gr41" draw:text-style-name="P19" draw:layer="layout" svg:width="18.415cm" svg:height="23.681cm" svg:x="1.381cm" svg:y="1.914cm">
          <draw:text-box>
            <text:p text:style-name="P7"><text:span text:style-name="T34">8. Object Model and Polymorphism</text:span></text:p>
            <text:list text:style-name="L1">
              <text:list-item>
                <text:p><text:span text:style-name="T107"><text:s/></text:span><text:span text:style-name="T108">C++ object model</text:span></text:p>
              </text:list-item>
              <text:list-item>
                <text:p><text:span text:style-name="T107"><text:s/></text:span><text:span text:style-name="T108">Table driven object model</text:span></text:p>
              </text:list-item>
              <text:list-item>
                <text:p><text:span text:style-name="T107"><text:s/></text:span><text:span text:style-name="T108">Object model with single inheritance(SI)</text:span></text:p>
              </text:list-item>
              <text:list-item>
                <text:p><text:span text:style-name="T107"><text:s/></text:span><text:span text:style-name="T108">Object model with multiple inheritance(MI)</text:span></text:p>
              </text:list-item>
              <text:list-item>
                <text:p><text:span text:style-name="T107"><text:s/></text:span><text:span text:style-name="T108">Vtable</text:span></text:p>
              </text:list-item>
              <text:list-item>
                <text:p><text:span text:style-name="T19"><text:s/></text:span><text:span text:style-name="T20">Vtable with virtual methods with SI and M</text:span><text:span text:style-name="T155">I</text:span></text:p>
              </text:list-item>
              <text:list-item>
                <text:p><text:span text:style-name="T107"><text:s/></text:span><text:span text:style-name="T108">Virtual base class</text:span></text:p>
              </text:list-item>
              <text:list-item>
                <text:p><text:span text:style-name="T107"><text:s/></text:span><text:span text:style-name="T108">Thunk based and Offset based object model</text:span></text:p>
                <text:p text:style-name="P7"><text:span text:style-name="T219"/></text:p>
                <text:p text:style-name="P7"><text:span text:style-name="T219"/></text:p>
              </text:list-item>
            </text:list>
            <text:p text:style-name="P7"><text:span text:style-name="T19">- SI</text:span></text:p>
            <text:p text:style-name="P7"><text:span text:style-name="T19">vtable of base class gets merged to derived class vtable.</text:span></text:p>
            <text:p text:style-name="P7"><text:span text:style-name="T19"/></text:p>
            <text:p text:style-name="P7"><text:span text:style-name="T19">- MI</text:span></text:p>
            <text:p text:style-name="P7"><text:span text:style-name="T19">vtable of secondary base class are different than derived or primary base </text:span></text:p>
            <text:p text:style-name="P7"><text:span text:style-name="T19">class.</text:span></text:p>
            <text:p text:style-name="P7"><text:span text:style-name="T19">Base class functions are called with base class this pointer not the actual </text:span></text:p>
            <text:p text:style-name="P7"><text:span text:style-name="T19">object pointer</text:span></text:p>
            <text:list text:continue-numbering="true" text:style-name="L1">
              <text:list-header>
                <text:p text:style-name="P7"><text:span text:style-name="T178"/></text:p>
              </text:list-header>
            </text:list>
            <text:p><text:span text:style-name="T223">class A{</text:span></text:p>
            <text:p><text:span text:style-name="T65">int a;</text:span></text:p>
            <text:p><text:span text:style-name="T65">virtual void f(int);</text:span></text:p>
            <text:p><text:span text:style-name="T65">virtual void g(int);</text:span></text:p>
            <text:p><text:span text:style-name="T65">virtual void h(int);</text:span></text:p>
            <text:p><text:span text:style-name="T65">};</text:span></text:p>
            <text:p><text:span text:style-name="T65">class B:A{</text:span></text:p>
            <text:p><text:span text:style-name="T65">int b;</text:span></text:p>
            <text:p><text:span text:style-name="T65">void g();</text:span></text:p>
            <text:p><text:span text:style-name="T65">};</text:span></text:p>
            <text:p><text:span text:style-name="T65">class C:B{</text:span></text:p>
            <text:p><text:span text:style-name="T65">int c:</text:span></text:p>
            <text:p><text:span text:style-name="T65">void h();</text:span></text:p>
            <text:p><text:span text:style-name="T65">};</text:span></text:p>
            <text:p><text:span text:style-name="T184"/></text:p>
            <text:p><text:span text:style-name="T184"/></text:p>
            <text:p><text:span text:style-name="T65">--------- &lt;---A*,B*,C*</text:span></text:p>
            <text:p><text:span text:style-name="T65">| a:int | vtble <text:s/>------------</text:span></text:p>
            <text:p><text:span text:style-name="T65">| vptr <text:s/>|--------| <text:s/>A:f(int)|</text:span></text:p>
            <text:p><text:span text:style-name="T65">--------- <text:s text:c="7"/>| <text:s/>B:g(int)|</text:span></text:p>
            <text:p><text:span text:style-name="T65">| b:int | <text:s text:c="7"/>| <text:s/>C:h(int)|</text:span></text:p>
            <text:p><text:span text:style-name="T65">--------- <text:s text:c="7"/>------------</text:span></text:p>
            <text:p><text:span text:style-name="T65">| c:int |</text:span></text:p>
            <text:p><text:span text:style-name="T65">---------</text:span></text:p>
            <text:p><text:span text:style-name="T184"/></text:p>
            <text:p><text:span text:style-name="T65">C *pc;</text:span></text:p>
            <text:p><text:span text:style-name="T65">pc-&gt;g(2);</text:span></text:p>
            <text:p><text:span text:style-name="T65">(*(pc-&gt;vptr[1]))(pc,2);</text:span></text:p>
          </draw:text-box>
        </draw:frame>
        <draw:frame draw:style-name="gr40" draw:layer="layout" svg:width="18.415cm" svg:height="24.316cm" svg:x="34.481cm" svg:y="32.958cm">
          <draw:text-box>
            <text:p><text:span text:style-name="T194">Day3 </text:span></text:p>
            <text:p><text:span text:style-name="T194">8. Storage class specifier</text:span></text:p>
            <text:list text:style-name="L1">
              <text:list-item>
                <text:p><text:span text:style-name="T201"><text:s/></text:span><text:span text:style-name="T201">Automatic</text:span></text:p>
              </text:list-item>
              <text:list-item>
                <text:p><text:span text:style-name="T201"><text:s/></text:span><text:span text:style-name="T201">Const</text:span></text:p>
              </text:list-item>
              <text:list-item>
                <text:p><text:span text:style-name="T201"><text:s/></text:span><text:span text:style-name="T201">Global</text:span></text:p>
              </text:list-item>
              <text:list-item>
                <text:p><text:span text:style-name="T201"><text:s/></text:span><text:span text:style-name="T201">Extern</text:span></text:p>
              </text:list-item>
              <text:list-item>
                <text:p><text:span text:style-name="T201"><text:s/></text:span><text:span text:style-name="T201">Register</text:span></text:p>
              </text:list-item>
              <text:list-item>
                <text:p><text:span text:style-name="T201"><text:s/></text:span><text:span text:style-name="T201">Static</text:span></text:p>
              </text:list-item>
              <text:list-item>
                <text:p><text:span text:style-name="T202"><text:s/></text:span><text:span text:style-name="T202">Volatile</text:span></text:p>
              </text:list-item>
            </text:list>
            <text:p><text:span text:style-name="T203">The auto storage class is the default storage class for all local variables. </text:span></text:p>
            <text:p><text:span text:style-name="T203">{ </text:span></text:p>
            <text:p><text:span text:style-name="T203">int mount; </text:span></text:p>
            <text:p><text:span text:style-name="T203">auto int month; </text:span></text:p>
            <text:p><text:span text:style-name="T203">} </text:span></text:p>
            <text:p><text:span text:style-name="T203">The example above defines two variables with the same storage class, auto can only be used</text:span></text:p>
            <text:p><text:span text:style-name="T203"><text:s/></text:span><text:span text:style-name="T203">within functions, i.e., local variables. </text:span></text:p>
            <text:p><text:span text:style-name="T203"/></text:p>
            <text:p><text:span text:style-name="T203"/></text:p>
            <text:p><text:span text:style-name="T203">Variable defined in global scope of the file.</text:span></text:p>
            <text:p><text:span text:style-name="T203">Global variables are visible across the program.</text:span></text:p>
            <text:p><text:span text:style-name="T203">File using the global variable need to declare it as extern in order to that file compiled.</text:span></text:p>
            <text:p><text:span text:style-name="T203"/></text:p>
          </draw:text-box>
        </draw:frame>
        <draw:line draw:style-name="gr22" draw:text-style-name="P11" draw:layer="layout" svg:x1="1cm" svg:y1="25.888cm" svg:x2="20.59cm" svg:y2="25.888cm">
          <text:p/>
        </draw:line>
      </draw:page>
      <draw:page draw:name="page86" draw:style-name="dp1" draw:master-page-name="Default">
        <office:forms form:automatic-focus="false" form:apply-design-mode="false"/>
        <draw:frame draw:style-name="gr38" draw:text-style-name="P19" draw:layer="layout" svg:width="18.32cm" svg:height="22.992cm" svg:x="1.635cm" svg:y="2.403cm">
          <draw:text-box>
            <text:p><text:span text:style-name="T193"/></text:p>
            <text:p><text:span text:style-name="T194"/></text:p>
            <text:list text:style-name="L1">
              <text:list-header>
                <text:p><text:span text:style-name="T193"/></text:p>
              </text:list-header>
            </text:list>
            <text:p><text:span text:style-name="T193"/></text:p>
            <text:p><text:span text:style-name="T195"><text:s text:c="115"/></text:span></text:p>
          </draw:text-box>
        </draw:frame>
        <draw:frame draw:style-name="gr41" draw:text-style-name="P23" draw:layer="layout" svg:width="18.415cm" svg:height="23.681cm" svg:x="1.381cm" svg:y="1.914cm">
          <draw:text-box>
            <text:p><text:span text:style-name="T65">class C:A,B{int c:void h();};</text:span></text:p>
            <text:p><text:span text:style-name="T184"/></text:p>
            <text:p><text:span text:style-name="T65">--------- &lt;-- A*,C*----------</text:span></text:p>
            <text:p><text:span text:style-name="T65">| a:int | --------| A::f(int);</text:span></text:p>
            <text:p><text:span text:style-name="T65">| vptr <text:s/>| <text:s text:c="8"/>| C::h(int);</text:span></text:p>
            <text:p><text:span text:style-name="T65">--------- &lt;-- B* <text:s/>------------</text:span></text:p>
            <text:p><text:span text:style-name="T65">| b:int |</text:span></text:p>
            <text:p><text:span text:style-name="T65">---------</text:span></text:p>
            <text:p><text:span text:style-name="T65">| c:int |</text:span></text:p>
            <text:p><text:span text:style-name="T65">---------</text:span></text:p>
            <text:p><text:span text:style-name="T184"/></text:p>
            <text:p><text:span text:style-name="T65">C* pc;</text:span></text:p>
            <text:p><text:span text:style-name="T65">B* pb;</text:span></text:p>
            <text:p><text:span text:style-name="T65">pb = (B*)pc; // pb = (B*)((char*)pc+delta(B))</text:span></text:p>
            <text:p><text:span text:style-name="T65">pb = pc; // pb = (B*)((char*)pc+delta(B))</text:span></text:p>
            <text:p><text:span text:style-name="T65">pc = pb; // error: cast needed</text:span></text:p>
            <text:p><text:span text:style-name="T65">pc = (C*)pb; // pc = (C*)((char*)pb-delta(B))</text:span></text:p>
            <text:p><text:span text:style-name="T184"/></text:p>
            <text:p><text:span text:style-name="T184"/></text:p>
            <text:p><text:span text:style-name="T65">-delta storage.</text:span></text:p>
            <text:p><text:span text:style-name="T65">class A{virtual void f();};</text:span></text:p>
            <text:p><text:span text:style-name="T65">class B{virtual void f(); virtual void g();};</text:span></text:p>
            <text:p><text:span text:style-name="T65">class C:A , B{void f();};</text:span></text:p>
            <text:p><text:span text:style-name="T65">A* pa=new C;</text:span></text:p>
            <text:p><text:span text:style-name="T65">B* pb=new C;</text:span></text:p>
            <text:p><text:span text:style-name="T65">C* pc=new C;</text:span></text:p>
            <text:p><text:span text:style-name="T65">pa-&gt;f();</text:span></text:p>
            <text:p><text:span text:style-name="T65">pb-&gt;f();</text:span></text:p>
            <text:p><text:span text:style-name="T65">pc-&gt;f();</text:span></text:p>
            <text:p><text:span text:style-name="T184"/></text:p>
            <text:p><text:span text:style-name="T184"/></text:p>
            <text:p><text:span text:style-name="T184"/></text:p>
            <text:p><text:span text:style-name="T63">In order to fix this pointer when calling the base class function in </text:span></text:p>
            <text:p><text:span text:style-name="T63">context of derived class object detla mechanism is used.</text:span></text:p>
            <text:p><text:span text:style-name="T63"/></text:p>
            <text:p><text:span text:style-name="T63">In order to shift top to pb* place delta(B) is calculated at compile time.</text:span></text:p>
            <text:p><text:span text:style-name="T63"/></text:p>
            <text:p><text:span text:style-name="T63">In order to have it at run time it is stored in vtable where function</text:span></text:p>
            <text:p><text:span text:style-name="T63">entry is a structure itself with first field is a function pointer and</text:span></text:p>
            <text:p><text:span text:style-name="T63">second field as delta(B).</text:span></text:p>
            <text:p><text:span text:style-name="T105"/></text:p>
            <text:p><text:span text:style-name="T65">struct vtbl_entry{</text:span></text:p>
            <text:p><text:span text:style-name="T65">void <text:s/>(*fct)();</text:span></text:p>
            <text:p><text:span text:style-name="T65">int delta;</text:span></text:p>
            <text:p><text:span text:style-name="T65">};</text:span></text:p>
            <text:p><text:span text:style-name="T184"/></text:p>
          </draw:text-box>
        </draw:frame>
        <draw:frame draw:style-name="gr40" draw:layer="layout" svg:width="18.415cm" svg:height="24.316cm" svg:x="34.481cm" svg:y="32.958cm">
          <draw:text-box>
            <text:p><text:span text:style-name="T194">Day3 </text:span></text:p>
            <text:p><text:span text:style-name="T194">8. Storage class specifier</text:span></text:p>
            <text:list text:style-name="L1">
              <text:list-item>
                <text:p><text:span text:style-name="T201"><text:s/></text:span><text:span text:style-name="T201">Automatic</text:span></text:p>
              </text:list-item>
              <text:list-item>
                <text:p><text:span text:style-name="T201"><text:s/></text:span><text:span text:style-name="T201">Const</text:span></text:p>
              </text:list-item>
              <text:list-item>
                <text:p><text:span text:style-name="T201"><text:s/></text:span><text:span text:style-name="T201">Global</text:span></text:p>
              </text:list-item>
              <text:list-item>
                <text:p><text:span text:style-name="T201"><text:s/></text:span><text:span text:style-name="T201">Extern</text:span></text:p>
              </text:list-item>
              <text:list-item>
                <text:p><text:span text:style-name="T201"><text:s/></text:span><text:span text:style-name="T201">Register</text:span></text:p>
              </text:list-item>
              <text:list-item>
                <text:p><text:span text:style-name="T201"><text:s/></text:span><text:span text:style-name="T201">Static</text:span></text:p>
              </text:list-item>
              <text:list-item>
                <text:p><text:span text:style-name="T202"><text:s/></text:span><text:span text:style-name="T202">Volatile</text:span></text:p>
              </text:list-item>
            </text:list>
            <text:p><text:span text:style-name="T203">The auto storage class is the default storage class for all local variables. </text:span></text:p>
            <text:p><text:span text:style-name="T203">{ </text:span></text:p>
            <text:p><text:span text:style-name="T203">int mount; </text:span></text:p>
            <text:p><text:span text:style-name="T203">auto int month; </text:span></text:p>
            <text:p><text:span text:style-name="T203">} </text:span></text:p>
            <text:p><text:span text:style-name="T203">The example above defines two variables with the same storage class, auto can only be used</text:span></text:p>
            <text:p><text:span text:style-name="T203"><text:s/></text:span><text:span text:style-name="T203">within functions, i.e., local variables. </text:span></text:p>
            <text:p><text:span text:style-name="T203"/></text:p>
            <text:p><text:span text:style-name="T203"/></text:p>
            <text:p><text:span text:style-name="T203">Variable defined in global scope of the file.</text:span></text:p>
            <text:p><text:span text:style-name="T203">Global variables are visible across the program.</text:span></text:p>
            <text:p><text:span text:style-name="T203">File using the global variable need to declare it as extern in order to that file compiled.</text:span></text:p>
            <text:p><text:span text:style-name="T203"/></text:p>
          </draw:text-box>
        </draw:frame>
      </draw:page>
      <draw:page draw:name="page87" draw:style-name="dp1" draw:master-page-name="Default">
        <office:forms form:automatic-focus="false" form:apply-design-mode="false"/>
        <draw:frame draw:style-name="gr38" draw:text-style-name="P19" draw:layer="layout" svg:width="18.32cm" svg:height="22.992cm" svg:x="1.635cm" svg:y="2.403cm">
          <draw:text-box>
            <text:p><text:span text:style-name="T193"/></text:p>
            <text:p><text:span text:style-name="T194"/></text:p>
            <text:list text:style-name="L1">
              <text:list-header>
                <text:p><text:span text:style-name="T193"/></text:p>
              </text:list-header>
            </text:list>
            <text:p><text:span text:style-name="T193"/></text:p>
            <text:p><text:span text:style-name="T195"><text:s text:c="115"/></text:span></text:p>
          </draw:text-box>
        </draw:frame>
        <draw:frame draw:style-name="gr41" draw:text-style-name="P30" draw:layer="layout" svg:width="18.415cm" svg:height="23.681cm" svg:x="1.635cm" svg:y="2.719cm">
          <draw:text-box>
            <text:p><text:span text:style-name="T65">------------- <text:s/>vtbl <text:s text:c="3"/>-------------</text:span></text:p>
            <text:p><text:span text:style-name="T65">| <text:s/>vtpr <text:s text:c="4"/>| -------&gt; | &amp;C::f()| 0 |</text:span></text:p>
            <text:p><text:span text:style-name="T65">| A part <text:s text:c="3"/>| <text:s text:c="9"/>-------------</text:span></text:p>
            <text:p><text:span text:style-name="T65">-------------</text:span></text:p>
            <text:p><text:span text:style-name="T65">| <text:s text:c="10"/>| vtbl <text:s text:c="3"/>----------------------</text:span></text:p>
            <text:p><text:span text:style-name="T65">| vptr <text:s text:c="5"/>| ------&gt; | &amp;C::f()| - delta(B)|</text:span></text:p>
            <text:p><text:span text:style-name="T65">| B part <text:s text:c="3"/>| <text:s text:c="8"/>----------------------</text:span></text:p>
            <text:p><text:span text:style-name="T65">------------- <text:s text:c="8"/>| &amp;B::g()| 0 |</text:span></text:p>
            <text:p><text:span text:style-name="T65">| <text:s text:c="10"/>| <text:s text:c="8"/>--------------</text:span></text:p>
            <text:p><text:span text:style-name="T65">| C part <text:s text:c="3"/>|</text:span></text:p>
            <text:p><text:span text:style-name="T65">-------------</text:span></text:p>
            <text:p><text:span text:style-name="T65"/></text:p>
            <text:p><text:span text:style-name="T65"/></text:p>
            <text:p><text:span text:style-name="T65">B* pb=new C;</text:span></text:p>
            <text:p><text:span text:style-name="T65">pb-&gt;f();</text:span></text:p>
            <text:p><text:span text:style-name="T65">// register vtbl_entry* vt=&amp;pb-&gt;vtbl[index(f)];</text:span></text:p>
            <text:p><text:span text:style-name="T65">// (*vt-&gt;fct)((B*)((char*)pb+vt-&gt;delta))</text:span></text:p>
            <text:p><text:span text:style-name="T148"><text:s text:c="20"/></text:span><text:span text:style-name="T65">^</text:span></text:p>
            <text:p><text:span text:style-name="T148"><text:s text:c="20"/></text:span><text:span text:style-name="T65">|</text:span></text:p>
            <text:p><text:span text:style-name="T148"><text:s text:c="20"/></text:span><text:span text:style-name="T65">+--------- New this pointer</text:span></text:p>
            <text:p><text:span text:style-name="T65"/></text:p>
            <text:p><text:span text:style-name="T65"/></text:p>
            <text:p><text:span text:style-name="T65"/></text:p>
            <text:p><text:span text:style-name="T65"/></text:p>
            <text:p><text:span text:style-name="T76">8. Object Model and Polymorphism</text:span></text:p>
            <text:list text:style-name="L1">
              <text:list-item>
                <text:p><text:span text:style-name="T107"><text:s/></text:span><text:span text:style-name="T108">C++ object model</text:span></text:p>
              </text:list-item>
              <text:list-item>
                <text:p><text:span text:style-name="T107"><text:s/></text:span><text:span text:style-name="T108">Table driven object model</text:span></text:p>
              </text:list-item>
              <text:list-item>
                <text:p><text:span text:style-name="T107"><text:s/></text:span><text:span text:style-name="T108">Object model with single inheritance(SI)</text:span></text:p>
              </text:list-item>
              <text:list-item>
                <text:p><text:span text:style-name="T107"><text:s/></text:span><text:span text:style-name="T108">Object model with multiple inheritance(MI)</text:span></text:p>
              </text:list-item>
              <text:list-item>
                <text:p><text:span text:style-name="T107"><text:s/></text:span><text:span text:style-name="T108">Vtable</text:span></text:p>
              </text:list-item>
              <text:list-item>
                <text:p><text:span text:style-name="T107"><text:s/></text:span><text:span text:style-name="T108">Vtable with virtual methods with SI and MI</text:span></text:p>
              </text:list-item>
              <text:list-item>
                <text:p><text:span text:style-name="T19"><text:s/></text:span><text:span text:style-name="T20">Virtual base class</text:span></text:p>
              </text:list-item>
              <text:list-item>
                <text:p><text:span text:style-name="T107"><text:s/></text:span><text:span text:style-name="T108">Thunk based and Offset based object model</text:span></text:p>
                <text:p text:style-name="P7"><text:span text:style-name="T107"/></text:p>
              </text:list-item>
            </text:list>
            <text:p><text:span text:style-name="T65"/></text:p>
            <text:p><text:span text:style-name="T65"/></text:p>
            <text:p><text:span text:style-name="T65">- virtual base</text:span></text:p>
            <text:p><text:span text:style-name="T65">class W {</text:span></text:p>
            <text:p><text:span text:style-name="T148"><text:s/></text:span><text:span text:style-name="T65">virtual void f();</text:span></text:p>
            <text:p><text:span text:style-name="T148"><text:s/></text:span><text:span text:style-name="T65">virtual void g();</text:span></text:p>
            <text:p><text:span text:style-name="T148"><text:s/></text:span><text:span text:style-name="T65">virtual void h();</text:span></text:p>
            <text:p><text:span text:style-name="T148"><text:s/></text:span><text:span text:style-name="T65">virtual void k();</text:span></text:p>
            <text:p><text:span text:style-name="T65">};</text:span></text:p>
            <text:p><text:span text:style-name="T65">class AW:virtual W{ void g();...};</text:span></text:p>
            <text:p><text:span text:style-name="T65">class BW:virtual W{ void f();...};</text:span></text:p>
            <text:p><text:span text:style-name="T65">class CW:AW, BW { void h();....};</text:span></text:p>
            <text:p><text:span text:style-name="T65">CW* pcw=new CW;</text:span></text:p>
            <text:p><text:span text:style-name="T65">pcw-&gt;f(); <text:s/>//BW::f()</text:span></text:p>
            <text:p><text:span text:style-name="T65">pcw-&gt;g(); <text:s/>/AW::g()</text:span></text:p>
            <text:p><text:span text:style-name="T65">pcw-&gt;h(); <text:s/>//CW::h()</text:span></text:p>
            <text:p><text:span text:style-name="T65">((AW*)pcw)-&gt;f(); <text:s text:c="2"/>/BW::f();</text:span></text:p>
            <text:p><text:span text:style-name="T184"/></text:p>
          </draw:text-box>
        </draw:frame>
        <draw:frame draw:style-name="gr40" draw:layer="layout" svg:width="18.415cm" svg:height="24.316cm" svg:x="34.481cm" svg:y="32.958cm">
          <draw:text-box>
            <text:p><text:span text:style-name="T194">Day3 </text:span></text:p>
            <text:p><text:span text:style-name="T194">8. Storage class specifier</text:span></text:p>
            <text:list text:style-name="L1">
              <text:list-item>
                <text:p><text:span text:style-name="T201"><text:s/></text:span><text:span text:style-name="T201">Automatic</text:span></text:p>
              </text:list-item>
              <text:list-item>
                <text:p><text:span text:style-name="T201"><text:s/></text:span><text:span text:style-name="T201">Const</text:span></text:p>
              </text:list-item>
              <text:list-item>
                <text:p><text:span text:style-name="T201"><text:s/></text:span><text:span text:style-name="T201">Global</text:span></text:p>
              </text:list-item>
              <text:list-item>
                <text:p><text:span text:style-name="T201"><text:s/></text:span><text:span text:style-name="T201">Extern</text:span></text:p>
              </text:list-item>
              <text:list-item>
                <text:p><text:span text:style-name="T201"><text:s/></text:span><text:span text:style-name="T201">Register</text:span></text:p>
              </text:list-item>
              <text:list-item>
                <text:p><text:span text:style-name="T201"><text:s/></text:span><text:span text:style-name="T201">Static</text:span></text:p>
              </text:list-item>
              <text:list-item>
                <text:p><text:span text:style-name="T202"><text:s/></text:span><text:span text:style-name="T202">Volatile</text:span></text:p>
              </text:list-item>
            </text:list>
            <text:p><text:span text:style-name="T203">The auto storage class is the default storage class for all local variables. </text:span></text:p>
            <text:p><text:span text:style-name="T203">{ </text:span></text:p>
            <text:p><text:span text:style-name="T203">int mount; </text:span></text:p>
            <text:p><text:span text:style-name="T203">auto int month; </text:span></text:p>
            <text:p><text:span text:style-name="T203">} </text:span></text:p>
            <text:p><text:span text:style-name="T203">The example above defines two variables with the same storage class, auto can only be used</text:span></text:p>
            <text:p><text:span text:style-name="T203"><text:s/></text:span><text:span text:style-name="T203">within functions, i.e., local variables. </text:span></text:p>
            <text:p><text:span text:style-name="T203"/></text:p>
            <text:p><text:span text:style-name="T203"/></text:p>
            <text:p><text:span text:style-name="T203">Variable defined in global scope of the file.</text:span></text:p>
            <text:p><text:span text:style-name="T203">Global variables are visible across the program.</text:span></text:p>
            <text:p><text:span text:style-name="T203">File using the global variable need to declare it as extern in order to that file compiled.</text:span></text:p>
            <text:p><text:span text:style-name="T203"/></text:p>
          </draw:text-box>
        </draw:frame>
        <draw:line draw:style-name="gr22" draw:text-style-name="P11" draw:layer="layout" svg:x1="1cm" svg:y1="25.888cm" svg:x2="20.59cm" svg:y2="25.888cm">
          <text:p/>
        </draw:line>
      </draw:page>
      <draw:page draw:name="page88" draw:style-name="dp1" draw:master-page-name="Default">
        <office:forms form:automatic-focus="false" form:apply-design-mode="false"/>
        <draw:frame draw:style-name="gr38" draw:text-style-name="P19" draw:layer="layout" svg:width="18.32cm" svg:height="22.992cm" svg:x="1.635cm" svg:y="2.403cm">
          <draw:text-box>
            <text:p><text:span text:style-name="T193"/></text:p>
            <text:p><text:span text:style-name="T194"/></text:p>
            <text:list text:style-name="L1">
              <text:list-header>
                <text:p><text:span text:style-name="T193"/></text:p>
              </text:list-header>
            </text:list>
            <text:p><text:span text:style-name="T193"/></text:p>
            <text:p><text:span text:style-name="T195"><text:s text:c="115"/></text:span></text:p>
          </draw:text-box>
        </draw:frame>
        <draw:frame draw:style-name="gr41" draw:text-style-name="P30" draw:layer="layout" svg:width="18.415cm" svg:height="23.681cm" svg:x="1.381cm" svg:y="1.914cm">
          <draw:text-box>
            <text:p><text:span text:style-name="T184"><text:s text:c="10"/></text:span><text:span text:style-name="T65">-----------------</text:span></text:p>
            <text:p><text:span text:style-name="T65">......... |</text:span></text:p>
            <text:p><text:span text:style-name="T65">. <text:s text:c="8"/>| AW part |</text:span></text:p>
            <text:p><text:span text:style-name="T65">v <text:s text:c="8"/>| <text:s text:c="8"/>|</text:span></text:p>
            <text:p><text:span text:style-name="T65">. <text:s text:c="8"/>-----------------</text:span></text:p>
            <text:p><text:span text:style-name="T65">......... |</text:span></text:p>
            <text:p><text:span text:style-name="T65">. <text:s text:c="8"/>| BW part |</text:span></text:p>
            <text:p><text:span text:style-name="T65">v <text:s text:c="8"/>| <text:s text:c="8"/>|</text:span></text:p>
            <text:p><text:span text:style-name="T65">. <text:s text:c="8"/>-----------------</text:span></text:p>
            <text:p><text:span text:style-name="T65">. <text:s text:c="8"/>| <text:s text:c="8"/>|</text:span></text:p>
            <text:p><text:span text:style-name="T65">. <text:s text:c="8"/>| CW part |</text:span></text:p>
            <text:p><text:span text:style-name="T65">v <text:s text:c="8"/>| <text:s text:c="8"/>| <text:s text:c="7"/>vtbl:</text:span></text:p>
            <text:p><text:span text:style-name="T65">. <text:s text:c="8"/>----------------- ------------------------------</text:span></text:p>
            <text:p><text:span text:style-name="T65">...&gt; <text:s text:c="5"/>| vptr ..........&gt;| BW::f | delta(BW)-delta(W) |</text:span></text:p>
            <text:p><text:span text:style-name="T65"><text:s text:c="10"/></text:span><text:span text:style-name="T65">| <text:s text:c="8"/>| <text:s text:c="6"/>| AW::g | -delta(W) |</text:span></text:p>
            <text:p><text:span text:style-name="T65"><text:s text:c="10"/></text:span><text:span text:style-name="T65">| W part <text:s/>| <text:s text:c="6"/>| CW::h | -delta(W) |</text:span></text:p>
            <text:p><text:span text:style-name="T148"><text:s text:c="10"/></text:span><text:span text:style-name="T65">| <text:s text:c="8"/>| <text:s text:c="6"/>| W::k <text:s/>| 0 <text:s text:c="8"/>|</text:span></text:p>
            <text:p><text:span text:style-name="T148"><text:s text:c="10"/></text:span><text:span text:style-name="T65">----------------- ------------------------------</text:span></text:p>
            <text:p><text:span text:style-name="T184"/></text:p>
            <text:p><text:span text:style-name="T184"/></text:p>
            <text:p><text:span text:style-name="T65"/></text:p>
            <text:p><text:span text:style-name="T65">....&gt; W { f g h k } &lt;...</text:span></text:p>
            <text:p><text:span text:style-name="T65">| <text:s text:c="9"/>|</text:span></text:p>
            <text:p><text:span text:style-name="T65">ˆ <text:s text:c="9"/>ˆ</text:span></text:p>
            <text:p><text:span text:style-name="T65">| <text:s text:c="9"/>|</text:span></text:p>
            <text:p><text:span text:style-name="T65">AW { g } <text:s text:c="9"/>BW { f }</text:span></text:p>
            <text:p><text:span text:style-name="T65">| <text:s text:c="9"/>|</text:span></text:p>
            <text:p><text:span text:style-name="T65">ˆ <text:s text:c="9"/>ˆ</text:span></text:p>
            <text:p><text:span text:style-name="T65">| <text:s text:c="9"/>|</text:span></text:p>
            <text:p><text:span text:style-name="T65">...&lt;... CW { h } ...&gt;...</text:span></text:p>
            <text:p><text:span text:style-name="T148"/></text:p>
            <text:p><text:span text:style-name="T183"/></text:p>
            <text:p><text:span text:style-name="T63">Note that a call ‘‘up’’ through one path of the DAG to a virtual</text:span></text:p>
            <text:p><text:span text:style-name="T63">function may result in the call of a function (re-defined) in another</text:span></text:p>
            <text:p><text:span text:style-name="T63">path (as happened in the call ((AW*)pcw)-&gt;f() in the example above).</text:span></text:p>
            <text:p text:style-name="P7"><text:span text:style-name="T105"/></text:p>
            <text:p text:style-name="P7"><text:span text:style-name="T105"/></text:p>
            <text:p><text:span text:style-name="T76">8. Object Model and Polymorphism</text:span></text:p>
            <text:list text:style-name="L1">
              <text:list-item>
                <text:p><text:span text:style-name="T107"><text:s/></text:span><text:span text:style-name="T108">C++ object model</text:span></text:p>
              </text:list-item>
              <text:list-item>
                <text:p><text:span text:style-name="T107"><text:s/></text:span><text:span text:style-name="T108">Table driven object model</text:span></text:p>
              </text:list-item>
              <text:list-item>
                <text:p><text:span text:style-name="T107"><text:s/></text:span><text:span text:style-name="T108">Object model with single inheritance(SI)</text:span></text:p>
              </text:list-item>
              <text:list-item>
                <text:p><text:span text:style-name="T107"><text:s/></text:span><text:span text:style-name="T108">Object model with multiple inheritance(MI)</text:span></text:p>
              </text:list-item>
              <text:list-item>
                <text:p><text:span text:style-name="T107"><text:s/></text:span><text:span text:style-name="T108">Vtable</text:span></text:p>
              </text:list-item>
              <text:list-item>
                <text:p><text:span text:style-name="T107"><text:s/></text:span><text:span text:style-name="T108">Vtable with virtual methods with SI and MI</text:span></text:p>
              </text:list-item>
              <text:list-item>
                <text:p><text:span text:style-name="T107"><text:s/></text:span><text:span text:style-name="T108">Virtual base class</text:span></text:p>
              </text:list-item>
              <text:list-item>
                <text:p><text:span text:style-name="T224"><text:s/></text:span><text:span text:style-name="T225">Thunk based and Offset based object model</text:span></text:p>
                <text:p text:style-name="P7"><text:span text:style-name="T178"/></text:p>
              </text:list-item>
            </text:list>
            <text:p><text:span text:style-name="T63"/></text:p>
            <text:p><text:span text:style-name="T63">-Thunk based object model, vtable entry is not two field structures instead </text:span></text:p>
            <text:p><text:span text:style-name="T63">it is has function pointer to virtual function. vtable of base class contains </text:span></text:p>
            <text:p><text:span text:style-name="T63">thunk entries for functions which is overridden by derived class. Aduster </text:span></text:p>
            <text:p><text:span text:style-name="T63">thunk actually adjust the this pointer first then call the function in unsimilar </text:span></text:p>
            <text:p><text:span text:style-name="T63">to offset based approach where base class function entry from the vtable </text:span></text:p>
            <text:p><text:span text:style-name="T63">was called with adjusted this pointer.</text:span></text:p>
            <text:p><text:span text:style-name="T178"/></text:p>
          </draw:text-box>
        </draw:frame>
        <draw:frame draw:style-name="gr40" draw:layer="layout" svg:width="18.415cm" svg:height="24.316cm" svg:x="34.481cm" svg:y="32.958cm">
          <draw:text-box>
            <text:p><text:span text:style-name="T194">Day3 </text:span></text:p>
            <text:p><text:span text:style-name="T194">8. Storage class specifier</text:span></text:p>
            <text:list text:style-name="L1">
              <text:list-item>
                <text:p><text:span text:style-name="T201"><text:s/></text:span><text:span text:style-name="T201">Automatic</text:span></text:p>
              </text:list-item>
              <text:list-item>
                <text:p><text:span text:style-name="T201"><text:s/></text:span><text:span text:style-name="T201">Const</text:span></text:p>
              </text:list-item>
              <text:list-item>
                <text:p><text:span text:style-name="T201"><text:s/></text:span><text:span text:style-name="T201">Global</text:span></text:p>
              </text:list-item>
              <text:list-item>
                <text:p><text:span text:style-name="T201"><text:s/></text:span><text:span text:style-name="T201">Extern</text:span></text:p>
              </text:list-item>
              <text:list-item>
                <text:p><text:span text:style-name="T201"><text:s/></text:span><text:span text:style-name="T201">Register</text:span></text:p>
              </text:list-item>
              <text:list-item>
                <text:p><text:span text:style-name="T201"><text:s/></text:span><text:span text:style-name="T201">Static</text:span></text:p>
              </text:list-item>
              <text:list-item>
                <text:p><text:span text:style-name="T202"><text:s/></text:span><text:span text:style-name="T202">Volatile</text:span></text:p>
              </text:list-item>
            </text:list>
            <text:p><text:span text:style-name="T203">The auto storage class is the default storage class for all local variables. </text:span></text:p>
            <text:p><text:span text:style-name="T203">{ </text:span></text:p>
            <text:p><text:span text:style-name="T203">int mount; </text:span></text:p>
            <text:p><text:span text:style-name="T203">auto int month; </text:span></text:p>
            <text:p><text:span text:style-name="T203">} </text:span></text:p>
            <text:p><text:span text:style-name="T203">The example above defines two variables with the same storage class, auto can only be used</text:span></text:p>
            <text:p><text:span text:style-name="T203"><text:s/></text:span><text:span text:style-name="T203">within functions, i.e., local variables. </text:span></text:p>
            <text:p><text:span text:style-name="T203"/></text:p>
            <text:p><text:span text:style-name="T203"/></text:p>
            <text:p><text:span text:style-name="T203">Variable defined in global scope of the file.</text:span></text:p>
            <text:p><text:span text:style-name="T203">Global variables are visible across the program.</text:span></text:p>
            <text:p><text:span text:style-name="T203">File using the global variable need to declare it as extern in order to that file compiled.</text:span></text:p>
            <text:p><text:span text:style-name="T203"/></text:p>
          </draw:text-box>
        </draw:frame>
        <draw:line draw:style-name="gr22" draw:text-style-name="P11" draw:layer="layout" svg:x1="1cm" svg:y1="25.888cm" svg:x2="20.59cm" svg:y2="25.888cm">
          <text:p/>
        </draw:line>
      </draw:page>
      <draw:page draw:name="page89" draw:style-name="dp1" draw:master-page-name="Default">
        <office:forms form:automatic-focus="false" form:apply-design-mode="false"/>
        <draw:frame draw:style-name="gr38" draw:text-style-name="P19" draw:layer="layout" svg:width="18.32cm" svg:height="22.992cm" svg:x="1.635cm" svg:y="2.403cm">
          <draw:text-box>
            <text:p><text:span text:style-name="T193"/></text:p>
            <text:p><text:span text:style-name="T194"/></text:p>
            <text:list text:style-name="L1">
              <text:list-header>
                <text:p><text:span text:style-name="T193"/></text:p>
              </text:list-header>
            </text:list>
            <text:p><text:span text:style-name="T193"/></text:p>
            <text:p><text:span text:style-name="T195"><text:s text:c="115"/></text:span></text:p>
          </draw:text-box>
        </draw:frame>
        <draw:frame draw:style-name="gr41" draw:text-style-name="P20" draw:layer="layout" svg:width="18.415cm" svg:height="23.681cm" svg:x="1.381cm" svg:y="1.914cm">
          <draw:text-box>
            <text:p><text:span text:style-name="T67">struct P {</text:span></text:p>
            <text:p><text:span text:style-name="T67">int p1;</text:span></text:p>
            <text:p><text:span text:style-name="T67">virtual void pvf();</text:span></text:p>
            <text:p><text:span text:style-name="T67">};</text:span></text:p>
            <text:p><text:span text:style-name="T67">struct R {</text:span></text:p>
            <text:p><text:span text:style-name="T67">int r1;</text:span></text:p>
            <text:p><text:span text:style-name="T67">virtual void pvf(); // new</text:span></text:p>
            <text:p><text:span text:style-name="T67">virtual void rvf(); // new</text:span></text:p>
            <text:p><text:span text:style-name="T67">};</text:span></text:p>
            <text:p><text:span text:style-name="T67">struct S : P, R {</text:span></text:p>
            <text:p><text:span text:style-name="T67">int s1;</text:span></text:p>
            <text:p><text:span text:style-name="T67">void pvf(); // overrides P::pvf and R::pvf</text:span></text:p>
            <text:p><text:span text:style-name="T67">void rvf(); // overrides R::rvf</text:span></text:p>
            <text:p><text:span text:style-name="T67">void svf(); // new</text:span></text:p>
            <text:p><text:span text:style-name="T67">};</text:span></text:p>
            <text:p><text:span text:style-name="T67"/></text:p>
            <text:p><text:span text:style-name="T67"/></text:p>
            <text:p><text:span text:style-name="T67">R*</text:span></text:p>
            <text:p><text:span text:style-name="T67">-----&gt; <text:s/>-------------- <text:s text:c="5"/>--------------</text:span></text:p>
            <text:p><text:span text:style-name="T116"><text:s text:c="8"/></text:span><text:span text:style-name="T67">| R::vfptr <text:s text:c="2"/>|-----&gt;| &amp;R::pvf <text:s text:c="3"/>|</text:span></text:p>
            <text:p><text:span text:style-name="T116"><text:s text:c="8"/></text:span><text:span text:style-name="T67">-------------- <text:s text:c="5"/>--------------</text:span></text:p>
            <text:p><text:span text:style-name="T116"><text:s text:c="8"/></text:span><text:span text:style-name="T67">| R::r1 <text:s text:c="5"/>| <text:s text:c="5"/>| &amp;R::rvf <text:s text:c="3"/>|</text:span></text:p>
            <text:p><text:span text:style-name="T116"><text:s text:c="8"/></text:span><text:span text:style-name="T67">-------------- <text:s text:c="5"/>--------------</text:span></text:p>
            <text:p><text:span text:style-name="T52"/></text:p>
            <text:p><text:span text:style-name="T67"/></text:p>
            <text:p><text:span text:style-name="T67">P*, S*</text:span></text:p>
            <text:p><text:span text:style-name="T67">-----&gt; -------------- <text:s text:c="5"/>--------------</text:span></text:p>
            <text:p><text:span text:style-name="T116"><text:s text:c="7"/></text:span><text:span text:style-name="T67">| P::vfptr <text:s/>-|-----&gt;| <text:s/>&amp;S::pvf <text:s text:c="2"/>|</text:span></text:p>
            <text:p><text:span text:style-name="T116"><text:s text:c="7"/></text:span><text:span text:style-name="T67">-------------- <text:s text:c="5"/>--------------</text:span></text:p>
            <text:p><text:span text:style-name="T116"><text:s text:c="7"/></text:span><text:span text:style-name="T67">| P::p1 <text:s text:c="5"/>|</text:span></text:p>
            <text:p><text:span text:style-name="T116"><text:s text:c="7"/></text:span><text:span text:style-name="T67">-------------- <text:s text:c="5"/>--------------</text:span></text:p>
            <text:p><text:span text:style-name="T67">R*---&gt; | R::vfptr <text:s text:c="2"/>|----&gt; | &amp;thunk1 <text:s text:c="3"/>|</text:span></text:p>
            <text:p><text:span text:style-name="T116"><text:s text:c="7"/></text:span><text:span text:style-name="T67">-------------- <text:s text:c="5"/>--------------</text:span></text:p>
            <text:p><text:span text:style-name="T116"><text:s text:c="7"/></text:span><text:span text:style-name="T67">| R::r1 <text:s text:c="5"/>| <text:s text:c="5"/>| &amp;S::rvf <text:s text:c="3"/>|</text:span></text:p>
            <text:p><text:span text:style-name="T116"><text:s text:c="7"/></text:span><text:span text:style-name="T67">-------------- <text:s text:c="5"/>--------------</text:span></text:p>
            <text:p><text:span text:style-name="T116"><text:s text:c="7"/></text:span><text:span text:style-name="T67">| S::s1 <text:s text:c="5"/>|</text:span></text:p>
            <text:p><text:span text:style-name="T116"><text:s text:c="7"/></text:span><text:span text:style-name="T67">--------------</text:span></text:p>
            <text:p><text:span text:style-name="T116"/></text:p>
            <text:p><text:span text:style-name="T116"><text:s text:c="7"/></text:span><text:span text:style-name="T67">thunk1: this == SdPR; goto S::pvf</text:span></text:p>
            <text:p><text:span text:style-name="T52"/></text:p>
          </draw:text-box>
        </draw:frame>
        <draw:frame draw:style-name="gr40" draw:layer="layout" svg:width="18.415cm" svg:height="24.316cm" svg:x="34.481cm" svg:y="32.958cm">
          <draw:text-box>
            <text:p><text:span text:style-name="T194">Day3 </text:span></text:p>
            <text:p><text:span text:style-name="T194">8. Storage class specifier</text:span></text:p>
            <text:list text:style-name="L1">
              <text:list-item>
                <text:p><text:span text:style-name="T201"><text:s/></text:span><text:span text:style-name="T201">Automatic</text:span></text:p>
              </text:list-item>
              <text:list-item>
                <text:p><text:span text:style-name="T201"><text:s/></text:span><text:span text:style-name="T201">Const</text:span></text:p>
              </text:list-item>
              <text:list-item>
                <text:p><text:span text:style-name="T201"><text:s/></text:span><text:span text:style-name="T201">Global</text:span></text:p>
              </text:list-item>
              <text:list-item>
                <text:p><text:span text:style-name="T201"><text:s/></text:span><text:span text:style-name="T201">Extern</text:span></text:p>
              </text:list-item>
              <text:list-item>
                <text:p><text:span text:style-name="T201"><text:s/></text:span><text:span text:style-name="T201">Register</text:span></text:p>
              </text:list-item>
              <text:list-item>
                <text:p><text:span text:style-name="T201"><text:s/></text:span><text:span text:style-name="T201">Static</text:span></text:p>
              </text:list-item>
              <text:list-item>
                <text:p><text:span text:style-name="T202"><text:s/></text:span><text:span text:style-name="T202">Volatile</text:span></text:p>
              </text:list-item>
            </text:list>
            <text:p><text:span text:style-name="T203">The auto storage class is the default storage class for all local variables. </text:span></text:p>
            <text:p><text:span text:style-name="T203">{ </text:span></text:p>
            <text:p><text:span text:style-name="T203">int mount; </text:span></text:p>
            <text:p><text:span text:style-name="T203">auto int month; </text:span></text:p>
            <text:p><text:span text:style-name="T203">} </text:span></text:p>
            <text:p><text:span text:style-name="T203">The example above defines two variables with the same storage class, auto can only be used</text:span></text:p>
            <text:p><text:span text:style-name="T203"><text:s/></text:span><text:span text:style-name="T203">within functions, i.e., local variables. </text:span></text:p>
            <text:p><text:span text:style-name="T203"/></text:p>
            <text:p><text:span text:style-name="T203"/></text:p>
            <text:p><text:span text:style-name="T203">Variable defined in global scope of the file.</text:span></text:p>
            <text:p><text:span text:style-name="T203">Global variables are visible across the program.</text:span></text:p>
            <text:p><text:span text:style-name="T203">File using the global variable need to declare it as extern in order to that file compiled.</text:span></text:p>
            <text:p><text:span text:style-name="T203"/></text:p>
          </draw:text-box>
        </draw:frame>
        <draw:line draw:style-name="gr22" draw:text-style-name="P11" draw:layer="layout" svg:x1="1cm" svg:y1="25.888cm" svg:x2="20.59cm" svg:y2="25.888cm">
          <text:p/>
        </draw:line>
      </draw:page>
      <draw:page draw:name="page90" draw:style-name="dp1" draw:master-page-name="Default">
        <office:forms form:automatic-focus="false" form:apply-design-mode="false"/>
        <draw:frame draw:style-name="gr38" draw:text-style-name="P19" draw:layer="layout" svg:width="18.32cm" svg:height="22.992cm" svg:x="1.635cm" svg:y="2.403cm">
          <draw:text-box>
            <text:p><text:span text:style-name="T193"/></text:p>
            <text:p><text:span text:style-name="T194"/></text:p>
            <text:list text:style-name="L1">
              <text:list-header>
                <text:p><text:span text:style-name="T193"/></text:p>
              </text:list-header>
            </text:list>
            <text:p><text:span text:style-name="T193"/></text:p>
            <text:p><text:span text:style-name="T195"><text:s text:c="115"/></text:span></text:p>
          </draw:text-box>
        </draw:frame>
        <draw:frame draw:style-name="gr41" draw:text-style-name="P22" draw:layer="layout" svg:width="18.415cm" svg:height="23.681cm" svg:x="1.381cm" svg:y="1.914cm">
          <draw:text-box>
            <text:p text:style-name="P7"><text:span text:style-name="T34">Day 3</text:span></text:p>
            <text:p text:style-name="P7"><text:span text:style-name="T34">9. Inheritance</text:span></text:p>
            <text:list text:style-name="L1">
              <text:list-item>
                <text:p><text:span text:style-name="T105"><text:s/></text:span><text:span text:style-name="T106">Base class and derive class</text:span></text:p>
              </text:list-item>
              <text:list-item>
                <text:p><text:span text:style-name="T107"><text:s/></text:span><text:span text:style-name="T108">Access control in inheritance</text:span></text:p>
              </text:list-item>
              <text:list-item>
                <text:p><text:span text:style-name="T107"><text:s/></text:span><text:span text:style-name="T108">Virtual methods</text:span></text:p>
              </text:list-item>
              <text:list-item>
                <text:p><text:span text:style-name="T107"><text:s/></text:span><text:span text:style-name="T108">Pure virtual methods</text:span></text:p>
              </text:list-item>
              <text:list-item>
                <text:p><text:span text:style-name="T107"><text:s/></text:span><text:span text:style-name="T108">Changing scope of base member in derived classes</text:span></text:p>
              </text:list-item>
              <text:list-item>
                <text:p><text:span text:style-name="T107"><text:s/></text:span><text:span text:style-name="T108">Multiple inheritance</text:span></text:p>
              </text:list-item>
              <text:list-item>
                <text:p><text:span text:style-name="T107"><text:s/></text:span><text:span text:style-name="T108">Polymorphism</text:span></text:p>
              </text:list-item>
              <text:list-item>
                <text:p><text:span text:style-name="T107"><text:s/></text:span><text:span text:style-name="T108">Friend function and friend class</text:span></text:p>
              </text:list-item>
              <text:list-item>
                <text:p><text:span text:style-name="T107"><text:s/></text:span><text:span text:style-name="T108">Function overriding</text:span></text:p>
              </text:list-item>
              <text:list-item>
                <text:p><text:span text:style-name="T107"><text:s/></text:span><text:span text:style-name="T108">Function overloading and default parameter</text:span></text:p>
              </text:list-item>
              <text:list-item>
                <text:p><text:span text:style-name="T107"><text:s/></text:span><text:span text:style-name="T108">Interface and Implementation inheritance</text:span></text:p>
                <text:p><text:span text:style-name="T107"/></text:p>
              </text:list-item>
            </text:list>
            <text:p><text:span text:style-name="T177"/></text:p>
            <text:p><text:span text:style-name="T177">- Base class</text:span></text:p>
            <text:p><text:span text:style-name="T63">Class from which another class inherits. The members of the base class</text:span></text:p>
            <text:p><text:span text:style-name="T63">become members of the derived class.</text:span></text:p>
            <text:p><text:span text:style-name="T178"/></text:p>
            <text:p><text:span text:style-name="T178"/></text:p>
            <text:p><text:span text:style-name="T63">- Derived class</text:span></text:p>
            <text:p><text:span text:style-name="T63">A class inherits from another class. Member of the base class are also </text:span></text:p>
            <text:p><text:span text:style-name="T63">members of the derived class. Parent attributes and methods can be called </text:span></text:p>
            <text:p><text:span text:style-name="T63">in Derived class context. Base class object comes inside of derive class </text:span></text:p>
            <text:p><text:span text:style-name="T63">object.</text:span></text:p>
            <text:p><text:span text:style-name="T226"/></text:p>
            <text:p><text:span text:style-name="T226"/></text:p>
            <text:p><text:span text:style-name="T65">struct A:B{</text:span></text:p>
            <text:p><text:span text:style-name="T65">};</text:span></text:p>
            <text:p><text:span text:style-name="T65">A *, B* --&gt; +-------------+</text:span></text:p>
            <text:p><text:span text:style-name="T148"><text:s text:c="12"/></text:span><text:span text:style-name="T65">| <text:s text:c="2"/>B::b:int <text:s/>|</text:span></text:p>
            <text:p><text:span text:style-name="T148"><text:s text:c="12"/></text:span><text:span text:style-name="T65">---------------</text:span></text:p>
            <text:p><text:span text:style-name="T148"><text:s text:c="12"/></text:span><text:span text:style-name="T65">| <text:s text:c="2"/>A::a:int <text:s/>|</text:span></text:p>
            <text:p><text:span text:style-name="T148"><text:s text:c="12"/></text:span><text:span text:style-name="T65">+-------------+</text:span></text:p>
            <text:p><text:span text:style-name="T227"/></text:p>
            <text:p><text:span text:style-name="T183"/></text:p>
            <text:p><text:span text:style-name="T183"/></text:p>
            <text:p><text:span text:style-name="T63">A derived class can redefine the members of its base (function overriding) </text:span></text:p>
            <text:p><text:span text:style-name="T63">and can define new members. A derived-class scope is nested in the scope </text:span></text:p>
            <text:p><text:span text:style-name="T63">of its base class, so the derived class can access members of the base class </text:span></text:p>
            <text:p><text:span text:style-name="T63">directly.</text:span></text:p>
            <text:p text:style-name="P7"><text:span text:style-name="T178"/></text:p>
          </draw:text-box>
        </draw:frame>
        <draw:frame draw:style-name="gr40" draw:layer="layout" svg:width="18.415cm" svg:height="24.316cm" svg:x="34.481cm" svg:y="32.958cm">
          <draw:text-box>
            <text:p><text:span text:style-name="T194">Day3 </text:span></text:p>
            <text:p><text:span text:style-name="T194">8. Storage class specifier</text:span></text:p>
            <text:list text:style-name="L1">
              <text:list-item>
                <text:p><text:span text:style-name="T201"><text:s/></text:span><text:span text:style-name="T201">Automatic</text:span></text:p>
              </text:list-item>
              <text:list-item>
                <text:p><text:span text:style-name="T201"><text:s/></text:span><text:span text:style-name="T201">Const</text:span></text:p>
              </text:list-item>
              <text:list-item>
                <text:p><text:span text:style-name="T201"><text:s/></text:span><text:span text:style-name="T201">Global</text:span></text:p>
              </text:list-item>
              <text:list-item>
                <text:p><text:span text:style-name="T201"><text:s/></text:span><text:span text:style-name="T201">Extern</text:span></text:p>
              </text:list-item>
              <text:list-item>
                <text:p><text:span text:style-name="T201"><text:s/></text:span><text:span text:style-name="T201">Register</text:span></text:p>
              </text:list-item>
              <text:list-item>
                <text:p><text:span text:style-name="T201"><text:s/></text:span><text:span text:style-name="T201">Static</text:span></text:p>
              </text:list-item>
              <text:list-item>
                <text:p><text:span text:style-name="T202"><text:s/></text:span><text:span text:style-name="T202">Volatile</text:span></text:p>
              </text:list-item>
            </text:list>
            <text:p><text:span text:style-name="T203">The auto storage class is the default storage class for all local variables. </text:span></text:p>
            <text:p><text:span text:style-name="T203">{ </text:span></text:p>
            <text:p><text:span text:style-name="T203">int mount; </text:span></text:p>
            <text:p><text:span text:style-name="T203">auto int month; </text:span></text:p>
            <text:p><text:span text:style-name="T203">} </text:span></text:p>
            <text:p><text:span text:style-name="T203">The example above defines two variables with the same storage class, auto can only be used</text:span></text:p>
            <text:p><text:span text:style-name="T203"><text:s/></text:span><text:span text:style-name="T203">within functions, i.e., local variables. </text:span></text:p>
            <text:p><text:span text:style-name="T203"/></text:p>
            <text:p><text:span text:style-name="T203"/></text:p>
            <text:p><text:span text:style-name="T203">Variable defined in global scope of the file.</text:span></text:p>
            <text:p><text:span text:style-name="T203">Global variables are visible across the program.</text:span></text:p>
            <text:p><text:span text:style-name="T203">File using the global variable need to declare it as extern in order to that file compiled.</text:span></text:p>
            <text:p><text:span text:style-name="T203"/></text:p>
          </draw:text-box>
        </draw:frame>
        <draw:line draw:style-name="gr22" draw:text-style-name="P11" draw:layer="layout" svg:x1="1cm" svg:y1="25.888cm" svg:x2="20.59cm" svg:y2="25.888cm">
          <text:p/>
        </draw:line>
      </draw:page>
      <draw:page draw:name="page91" draw:style-name="dp1" draw:master-page-name="Default">
        <office:forms form:automatic-focus="false" form:apply-design-mode="false"/>
        <draw:frame draw:style-name="gr38" draw:text-style-name="P19" draw:layer="layout" svg:width="18.32cm" svg:height="22.992cm" svg:x="1.635cm" svg:y="2.403cm">
          <draw:text-box>
            <text:p><text:span text:style-name="T193"/></text:p>
            <text:p><text:span text:style-name="T194"/></text:p>
            <text:list text:style-name="L1">
              <text:list-header>
                <text:p><text:span text:style-name="T193"/></text:p>
              </text:list-header>
            </text:list>
            <text:p><text:span text:style-name="T193"/></text:p>
            <text:p><text:span text:style-name="T195"><text:s text:c="115"/></text:span></text:p>
          </draw:text-box>
        </draw:frame>
        <draw:frame draw:style-name="gr41" draw:text-style-name="P21" draw:layer="layout" svg:width="18.415cm" svg:height="24.084cm" svg:x="1.635cm" svg:y="1.449cm">
          <draw:text-box>
            <text:p text:style-name="P7"><text:span text:style-name="T34">9. Inheritance</text:span></text:p>
            <text:list text:style-name="L1">
              <text:list-item>
                <text:p><text:span text:style-name="T210"><text:s/></text:span><text:span text:style-name="T108">Base class and derive class</text:span></text:p>
              </text:list-item>
              <text:list-item>
                <text:p><text:span text:style-name="T19"><text:s/></text:span><text:span text:style-name="T20">Access control in inheritance</text:span></text:p>
              </text:list-item>
              <text:list-item>
                <text:p><text:span text:style-name="T107"><text:s/></text:span><text:span text:style-name="T108">Virtual methods</text:span></text:p>
              </text:list-item>
              <text:list-item>
                <text:p><text:span text:style-name="T107"><text:s/></text:span><text:span text:style-name="T108">Pure virtual methods</text:span></text:p>
              </text:list-item>
              <text:list-item>
                <text:p><text:span text:style-name="T107"><text:s/></text:span><text:span text:style-name="T108">Changing scope of base member in derived classes</text:span></text:p>
              </text:list-item>
              <text:list-item>
                <text:p><text:span text:style-name="T107"><text:s/></text:span><text:span text:style-name="T108">Multiple inheritance</text:span></text:p>
              </text:list-item>
              <text:list-item>
                <text:p><text:span text:style-name="T107"><text:s/></text:span><text:span text:style-name="T108">Polymorphism</text:span></text:p>
              </text:list-item>
              <text:list-item>
                <text:p><text:span text:style-name="T107"><text:s/></text:span><text:span text:style-name="T108">Friend function and friend class</text:span></text:p>
              </text:list-item>
              <text:list-item>
                <text:p><text:span text:style-name="T107"><text:s/></text:span><text:span text:style-name="T108">Function overriding</text:span></text:p>
              </text:list-item>
              <text:list-item>
                <text:p><text:span text:style-name="T107"><text:s/></text:span><text:span text:style-name="T108">Function overloading and default parameter</text:span></text:p>
              </text:list-item>
              <text:list-item>
                <text:p><text:span text:style-name="T107"><text:s/></text:span><text:span text:style-name="T108">Interface and Implementation inheritance</text:span></text:p>
                <text:p><text:span text:style-name="T178"/></text:p>
              </text:list-item>
            </text:list>
            <text:p><text:span text:style-name="T63">- Inheritance allows us to define a class in terms of another class,</text:span></text:p>
            <text:p><text:span text:style-name="T63">which makes it easier to create and maintain an application.</text:span></text:p>
            <text:p><text:span text:style-name="T63">- This also provides an opportunity to reuse the code functionality and</text:span></text:p>
            <text:p><text:span text:style-name="T63">fast implementation time.</text:span></text:p>
            <text:p><text:span text:style-name="T63">- When creating a class, instead of writing completely new data members</text:span></text:p>
            <text:p><text:span text:style-name="T63">and member functions, the programmer can designate that the new class</text:span></text:p>
            <text:p><text:span text:style-name="T63">should inherit the members of an existing class. This existing class is</text:span></text:p>
            <text:p><text:span text:style-name="T63">called the base class, and the new class is referred to as the derived</text:span></text:p>
            <text:p><text:span text:style-name="T63">class.</text:span></text:p>
            <text:p><text:span text:style-name="T63">- The idea of inheritance implements the is a relationship. For example,</text:span></text:p>
            <text:p><text:span text:style-name="T63">mammal IS-A animal, dog IS-A mammal hence dog IS-A animal.</text:span></text:p>
            <text:p><text:span text:style-name="T105"/></text:p>
            <text:p><text:span text:style-name="T63">- A class can be derived from more than one classes, which means it can</text:span></text:p>
            <text:p><text:span text:style-name="T63">inherit data and functions from multiple base classes.</text:span></text:p>
            <text:p><text:span text:style-name="T63">class derived-class: access-specifier base-class</text:span></text:p>
            <text:p><text:span text:style-name="T228"/></text:p>
            <text:p><text:span text:style-name="T67">Access <text:s text:c="15"/>public <text:s/>protected <text:s/>private</text:span></text:p>
            <text:p><text:span text:style-name="T67">Same class <text:s text:c="11"/>yes <text:s text:c="4"/>yes <text:s text:c="7"/>yes</text:span></text:p>
            <text:p><text:span text:style-name="T67">Derived classes <text:s text:c="6"/>yes <text:s text:c="4"/>yes <text:s text:c="7"/>no</text:span></text:p>
            <text:p><text:span text:style-name="T67">Outside classes <text:s text:c="6"/>yes <text:s text:c="4"/>no <text:s text:c="8"/>no</text:span></text:p>
            <text:p><text:span text:style-name="T52"/></text:p>
            <text:p><text:span text:style-name="T63">- A derived class inherits all base class methods with following exceptions:</text:span></text:p>
            <text:p><text:span text:style-name="T63">Constructors, destructors and copy constructors of the base class.</text:span></text:p>
            <text:p><text:span text:style-name="T63">Overloaded operators of the base class.</text:span></text:p>
            <text:p><text:span text:style-name="T63">The friend functions of the base class.</text:span></text:p>
            <text:p text:style-name="P7"><text:span text:style-name="T105"/></text:p>
            <text:p text:style-name="P7"><text:span text:style-name="T105"/></text:p>
            <text:p text:style-name="P7"><text:span text:style-name="T34">9. Inheritance</text:span></text:p>
            <text:list text:continue-numbering="true" text:style-name="L1">
              <text:list-item>
                <text:p><text:span text:style-name="T210"><text:s/></text:span><text:span text:style-name="T108">Base class and derive class</text:span></text:p>
              </text:list-item>
              <text:list-item>
                <text:p><text:span text:style-name="T107"><text:s/></text:span><text:span text:style-name="T108">Access control in inheritance</text:span></text:p>
              </text:list-item>
              <text:list-item>
                <text:p><text:span text:style-name="T19"><text:s/></text:span><text:span text:style-name="T20">Virtual methods</text:span></text:p>
              </text:list-item>
              <text:list-item>
                <text:p><text:span text:style-name="T107"><text:s/></text:span><text:span text:style-name="T108">Pure virtual methods</text:span></text:p>
              </text:list-item>
              <text:list-item>
                <text:p><text:span text:style-name="T107"><text:s/></text:span><text:span text:style-name="T108">Changing scope of base member in derived classes</text:span></text:p>
              </text:list-item>
              <text:list-item>
                <text:p><text:span text:style-name="T107"><text:s/></text:span><text:span text:style-name="T108">Multiple inheritance</text:span></text:p>
              </text:list-item>
              <text:list-item>
                <text:p><text:span text:style-name="T107"><text:s/></text:span><text:span text:style-name="T108">Polymorphism</text:span></text:p>
              </text:list-item>
              <text:list-item>
                <text:p><text:span text:style-name="T107"><text:s/></text:span><text:span text:style-name="T108">Friend function and friend class</text:span></text:p>
              </text:list-item>
              <text:list-item>
                <text:p><text:span text:style-name="T107"><text:s/></text:span><text:span text:style-name="T108">Function overriding</text:span></text:p>
              </text:list-item>
              <text:list-item>
                <text:p><text:span text:style-name="T107"><text:s/></text:span><text:span text:style-name="T108">Function overloading and default parameter</text:span></text:p>
              </text:list-item>
              <text:list-item>
                <text:p><text:span text:style-name="T107"><text:s/></text:span><text:span text:style-name="T108">Interface and Implementation inheritance</text:span></text:p>
              </text:list-item>
            </text:list>
            <text:p><text:span text:style-name="T105"/></text:p>
            <text:p><text:span text:style-name="T105"/></text:p>
            <text:p><text:span text:style-name="T177">- A member function that defines type-specific behaviour. Calls to a</text:span></text:p>
            <text:p><text:span text:style-name="T63">virtual made through a reference or pointer are resolved at run time,</text:span></text:p>
            <text:p><text:span text:style-name="T63">based on the type of the object to which the reference or pointer is</text:span></text:p>
            <text:p><text:span text:style-name="T63">bound.</text:span></text:p>
          </draw:text-box>
        </draw:frame>
        <draw:frame draw:style-name="gr40" draw:layer="layout" svg:width="18.415cm" svg:height="24.316cm" svg:x="34.481cm" svg:y="32.958cm">
          <draw:text-box>
            <text:p><text:span text:style-name="T194">Day3 </text:span></text:p>
            <text:p><text:span text:style-name="T194">8. Storage class specifier</text:span></text:p>
            <text:list text:style-name="L1">
              <text:list-item>
                <text:p><text:span text:style-name="T201"><text:s/></text:span><text:span text:style-name="T201">Automatic</text:span></text:p>
              </text:list-item>
              <text:list-item>
                <text:p><text:span text:style-name="T201"><text:s/></text:span><text:span text:style-name="T201">Const</text:span></text:p>
              </text:list-item>
              <text:list-item>
                <text:p><text:span text:style-name="T201"><text:s/></text:span><text:span text:style-name="T201">Global</text:span></text:p>
              </text:list-item>
              <text:list-item>
                <text:p><text:span text:style-name="T201"><text:s/></text:span><text:span text:style-name="T201">Extern</text:span></text:p>
              </text:list-item>
              <text:list-item>
                <text:p><text:span text:style-name="T201"><text:s/></text:span><text:span text:style-name="T201">Register</text:span></text:p>
              </text:list-item>
              <text:list-item>
                <text:p><text:span text:style-name="T201"><text:s/></text:span><text:span text:style-name="T201">Static</text:span></text:p>
              </text:list-item>
              <text:list-item>
                <text:p><text:span text:style-name="T202"><text:s/></text:span><text:span text:style-name="T202">Volatile</text:span></text:p>
              </text:list-item>
            </text:list>
            <text:p><text:span text:style-name="T203">The auto storage class is the default storage class for all local variables. </text:span></text:p>
            <text:p><text:span text:style-name="T203">{ </text:span></text:p>
            <text:p><text:span text:style-name="T203">int mount; </text:span></text:p>
            <text:p><text:span text:style-name="T203">auto int month; </text:span></text:p>
            <text:p><text:span text:style-name="T203">} </text:span></text:p>
            <text:p><text:span text:style-name="T203">The example above defines two variables with the same storage class, auto can only be used</text:span></text:p>
            <text:p><text:span text:style-name="T203"><text:s/></text:span><text:span text:style-name="T203">within functions, i.e., local variables. </text:span></text:p>
            <text:p><text:span text:style-name="T203"/></text:p>
            <text:p><text:span text:style-name="T203"/></text:p>
            <text:p><text:span text:style-name="T203">Variable defined in global scope of the file.</text:span></text:p>
            <text:p><text:span text:style-name="T203">Global variables are visible across the program.</text:span></text:p>
            <text:p><text:span text:style-name="T203">File using the global variable need to declare it as extern in order to that file compiled.</text:span></text:p>
            <text:p><text:span text:style-name="T203"/></text:p>
          </draw:text-box>
        </draw:frame>
        <draw:line draw:style-name="gr22" draw:text-style-name="P11" draw:layer="layout" svg:x1="1cm" svg:y1="25.888cm" svg:x2="20.59cm" svg:y2="25.888cm">
          <text:p/>
        </draw:line>
      </draw:page>
      <draw:page draw:name="page92" draw:style-name="dp1" draw:master-page-name="Default">
        <office:forms form:automatic-focus="false" form:apply-design-mode="false"/>
        <draw:frame draw:style-name="gr38" draw:text-style-name="P19" draw:layer="layout" svg:width="18.32cm" svg:height="22.992cm" svg:x="1.635cm" svg:y="2.403cm">
          <draw:text-box>
            <text:p><text:span text:style-name="T193"/></text:p>
            <text:p><text:span text:style-name="T194"/></text:p>
            <text:list text:style-name="L1">
              <text:list-header>
                <text:p><text:span text:style-name="T193"/></text:p>
              </text:list-header>
            </text:list>
            <text:p><text:span text:style-name="T193"/></text:p>
            <text:p><text:span text:style-name="T195"><text:s text:c="115"/></text:span></text:p>
          </draw:text-box>
        </draw:frame>
        <draw:frame draw:style-name="gr41" draw:text-style-name="P31" draw:layer="layout" svg:width="18.415cm" svg:height="23.681cm" svg:x="1.381cm" svg:y="1.914cm">
          <draw:text-box>
            <text:p text:style-name="P7"><text:span text:style-name="T34">9. Inheritance</text:span></text:p>
            <text:list text:style-name="L1">
              <text:list-item>
                <text:p><text:span text:style-name="T210"><text:s/></text:span><text:span text:style-name="T108">Base class and derive class</text:span></text:p>
              </text:list-item>
              <text:list-item>
                <text:p><text:span text:style-name="T107"><text:s/></text:span><text:span text:style-name="T108">Access control in inheritance</text:span></text:p>
              </text:list-item>
              <text:list-item>
                <text:p><text:span text:style-name="T107"><text:s/></text:span><text:span text:style-name="T108">Virtual methods</text:span></text:p>
              </text:list-item>
              <text:list-item>
                <text:p><text:span text:style-name="T19"><text:s/></text:span><text:span text:style-name="T20">Pure virtual methods</text:span></text:p>
              </text:list-item>
              <text:list-item>
                <text:p><text:span text:style-name="T107"><text:s/></text:span><text:span text:style-name="T108">Changing scope of base member in derived classes</text:span></text:p>
              </text:list-item>
              <text:list-item>
                <text:p><text:span text:style-name="T107"><text:s/></text:span><text:span text:style-name="T108">Multiple inheritance</text:span></text:p>
              </text:list-item>
              <text:list-item>
                <text:p><text:span text:style-name="T107"><text:s/></text:span><text:span text:style-name="T108">Polymorphism</text:span></text:p>
              </text:list-item>
              <text:list-item>
                <text:p><text:span text:style-name="T107"><text:s/></text:span><text:span text:style-name="T108">Friend function and friend class</text:span></text:p>
              </text:list-item>
              <text:list-item>
                <text:p><text:span text:style-name="T107"><text:s/></text:span><text:span text:style-name="T108">Function overriding</text:span></text:p>
              </text:list-item>
              <text:list-item>
                <text:p><text:span text:style-name="T107"><text:s/></text:span><text:span text:style-name="T108">Function overloading and default parameter</text:span></text:p>
              </text:list-item>
              <text:list-item>
                <text:p><text:span text:style-name="T107"><text:s/></text:span><text:span text:style-name="T108">Interface and Implementation inheritance</text:span></text:p>
                <text:p><text:span text:style-name="T108"/></text:p>
                <text:p><text:span text:style-name="T108"/></text:p>
                <text:p><text:span text:style-name="T108"/></text:p>
              </text:list-item>
            </text:list>
            <text:p><text:span text:style-name="T72">- A virtual function declared in the class header using =0 at the end</text:span></text:p>
            <text:p><text:span text:style-name="T72">of the function's parameter list. <text:s/>A pure virtual is one that need not</text:span></text:p>
            <text:p><text:span text:style-name="T72">be (but may be) defined by the class. A class with a pure virtual is an</text:span></text:p>
            <text:p><text:span text:style-name="T177">abstract</text:span><text:span text:style-name="T72"> class. If a derived class does not define its own version of</text:span></text:p>
            <text:p><text:span text:style-name="T72">an inherited pure virtual, then the derived class is abstract as well.</text:span></text:p>
            <text:p><text:span text:style-name="T113"/></text:p>
            <text:p><text:span text:style-name="T113"/></text:p>
            <text:p text:style-name="P7"><text:span text:style-name="T208">9. Inheritance</text:span></text:p>
            <text:list text:continue-numbering="true" text:style-name="L1">
              <text:list-item>
                <text:p><text:span text:style-name="T210"><text:s/></text:span><text:span text:style-name="T108">Base class and derive class</text:span></text:p>
              </text:list-item>
              <text:list-item>
                <text:p><text:span text:style-name="T107"><text:s/></text:span><text:span text:style-name="T108">Access control in inheritance</text:span></text:p>
              </text:list-item>
              <text:list-item>
                <text:p><text:span text:style-name="T107"><text:s/></text:span><text:span text:style-name="T108">Virtual methods</text:span></text:p>
              </text:list-item>
              <text:list-item>
                <text:p><text:span text:style-name="T107"><text:s/></text:span><text:span text:style-name="T108">Pure virtual methods</text:span></text:p>
              </text:list-item>
              <text:list-item>
                <text:p><text:span text:style-name="T19"><text:s/></text:span><text:span text:style-name="T20">Changing scope of base member in derived classes</text:span></text:p>
              </text:list-item>
              <text:list-item>
                <text:p><text:span text:style-name="T107"><text:s/></text:span><text:span text:style-name="T108">Multiple inheritance</text:span></text:p>
              </text:list-item>
              <text:list-item>
                <text:p><text:span text:style-name="T107"><text:s/></text:span><text:span text:style-name="T108">Polymorphism</text:span></text:p>
              </text:list-item>
              <text:list-item>
                <text:p><text:span text:style-name="T107"><text:s/></text:span><text:span text:style-name="T108">Friend function and friend class</text:span></text:p>
              </text:list-item>
              <text:list-item>
                <text:p><text:span text:style-name="T107"><text:s/></text:span><text:span text:style-name="T108">Function overriding</text:span></text:p>
              </text:list-item>
              <text:list-item>
                <text:p><text:span text:style-name="T107"><text:s/></text:span><text:span text:style-name="T108">Function overloading and default parameter</text:span></text:p>
              </text:list-item>
              <text:list-item>
                <text:p><text:span text:style-name="T107"><text:s/></text:span><text:span text:style-name="T108">Interface and Implementation inheritance</text:span></text:p>
                <text:p><text:span text:style-name="T192"/></text:p>
                <text:p><text:span text:style-name="T192"/></text:p>
              </text:list-item>
            </text:list>
            <text:p><text:span text:style-name="T82">public <text:s text:c="5"/>protected <text:s text:c="2"/>private (inheritance type)</text:span></text:p>
            <text:p><text:span text:style-name="T149"><text:s/></text:span></text:p>
            <text:p><text:span text:style-name="T199">public <text:s text:c="4"/>public <text:s text:c="5"/>protected <text:s text:c="2"/>private</text:span></text:p>
            <text:p><text:span text:style-name="T82">protected <text:s/>protected <text:s text:c="2"/>protected <text:s text:c="2"/>private</text:span></text:p>
            <text:p><text:span text:style-name="T82">private <text:s text:c="3"/>private <text:s text:c="4"/>private <text:s text:c="4"/>private</text:span></text:p>
            <text:p><text:span text:style-name="T190"><text:s text:c="2"/></text:span><text:span text:style-name="T160">^</text:span></text:p>
            <text:p><text:span text:style-name="T190"><text:s text:c="2"/></text:span><text:span text:style-name="T160">|</text:span></text:p>
            <text:p><text:span text:style-name="T190"><text:s text:c="2"/></text:span><text:span text:style-name="T160">|</text:span></text:p>
            <text:p><text:span text:style-name="T177"><text:s text:c="2"/></text:span><text:span text:style-name="T72">+----dbase class access control</text:span></text:p>
            <text:p><text:span text:style-name="T229"/></text:p>
            <text:p><text:span text:style-name="T229"/></text:p>
            <text:p text:style-name="P7"><text:span text:style-name="T208">9. Inheritance</text:span></text:p>
            <text:list text:continue-numbering="true" text:style-name="L1">
              <text:list-item>
                <text:p><text:span text:style-name="T210"><text:s/></text:span><text:span text:style-name="T108">Base class and derive class</text:span></text:p>
              </text:list-item>
              <text:list-item>
                <text:p><text:span text:style-name="T107"><text:s/></text:span><text:span text:style-name="T108">Access control in inheritance</text:span></text:p>
              </text:list-item>
              <text:list-item>
                <text:p><text:span text:style-name="T107"><text:s/></text:span><text:span text:style-name="T108">Virtual methods</text:span></text:p>
              </text:list-item>
              <text:list-item>
                <text:p><text:span text:style-name="T107"><text:s/></text:span><text:span text:style-name="T108">Pure virtual methods</text:span></text:p>
              </text:list-item>
              <text:list-item>
                <text:p><text:span text:style-name="T107"><text:s/></text:span><text:span text:style-name="T108">Changing scope of base member in derived classes</text:span></text:p>
              </text:list-item>
              <text:list-item>
                <text:p><text:span text:style-name="T187"><text:s/></text:span><text:span text:style-name="T20">Multiple inheritance</text:span></text:p>
              </text:list-item>
              <text:list-item>
                <text:p><text:span text:style-name="T107"><text:s/></text:span><text:span text:style-name="T108">Polymorphism</text:span></text:p>
              </text:list-item>
              <text:list-item>
                <text:p><text:span text:style-name="T107"><text:s/></text:span><text:span text:style-name="T108">Friend function and friend class</text:span></text:p>
              </text:list-item>
              <text:list-item>
                <text:p><text:span text:style-name="T107"><text:s/></text:span><text:span text:style-name="T108">Function overriding</text:span></text:p>
              </text:list-item>
              <text:list-item>
                <text:p><text:span text:style-name="T107"><text:s/></text:span><text:span text:style-name="T108">Function overloading and default parameter</text:span></text:p>
              </text:list-item>
              <text:list-item>
                <text:p><text:span text:style-name="T107"><text:s/></text:span><text:span text:style-name="T108">Interface and Implementation inheritance</text:span></text:p>
                <text:p><text:span text:style-name="T230"/></text:p>
              </text:list-item>
            </text:list>
          </draw:text-box>
        </draw:frame>
        <draw:frame draw:style-name="gr40" draw:layer="layout" svg:width="18.415cm" svg:height="24.316cm" svg:x="34.481cm" svg:y="32.958cm">
          <draw:text-box>
            <text:p><text:span text:style-name="T194">Day3 </text:span></text:p>
            <text:p><text:span text:style-name="T194">8. Storage class specifier</text:span></text:p>
            <text:list text:style-name="L1">
              <text:list-item>
                <text:p><text:span text:style-name="T201"><text:s/></text:span><text:span text:style-name="T201">Automatic</text:span></text:p>
              </text:list-item>
              <text:list-item>
                <text:p><text:span text:style-name="T201"><text:s/></text:span><text:span text:style-name="T201">Const</text:span></text:p>
              </text:list-item>
              <text:list-item>
                <text:p><text:span text:style-name="T201"><text:s/></text:span><text:span text:style-name="T201">Global</text:span></text:p>
              </text:list-item>
              <text:list-item>
                <text:p><text:span text:style-name="T201"><text:s/></text:span><text:span text:style-name="T201">Extern</text:span></text:p>
              </text:list-item>
              <text:list-item>
                <text:p><text:span text:style-name="T201"><text:s/></text:span><text:span text:style-name="T201">Register</text:span></text:p>
              </text:list-item>
              <text:list-item>
                <text:p><text:span text:style-name="T201"><text:s/></text:span><text:span text:style-name="T201">Static</text:span></text:p>
              </text:list-item>
              <text:list-item>
                <text:p><text:span text:style-name="T202"><text:s/></text:span><text:span text:style-name="T202">Volatile</text:span></text:p>
              </text:list-item>
            </text:list>
            <text:p><text:span text:style-name="T203">The auto storage class is the default storage class for all local variables. </text:span></text:p>
            <text:p><text:span text:style-name="T203">{ </text:span></text:p>
            <text:p><text:span text:style-name="T203">int mount; </text:span></text:p>
            <text:p><text:span text:style-name="T203">auto int month; </text:span></text:p>
            <text:p><text:span text:style-name="T203">} </text:span></text:p>
            <text:p><text:span text:style-name="T203">The example above defines two variables with the same storage class, auto can only be used</text:span></text:p>
            <text:p><text:span text:style-name="T203"><text:s/></text:span><text:span text:style-name="T203">within functions, i.e., local variables. </text:span></text:p>
            <text:p><text:span text:style-name="T203"/></text:p>
            <text:p><text:span text:style-name="T203"/></text:p>
            <text:p><text:span text:style-name="T203">Variable defined in global scope of the file.</text:span></text:p>
            <text:p><text:span text:style-name="T203">Global variables are visible across the program.</text:span></text:p>
            <text:p><text:span text:style-name="T203">File using the global variable need to declare it as extern in order to that file compiled.</text:span></text:p>
            <text:p><text:span text:style-name="T203"/></text:p>
          </draw:text-box>
        </draw:frame>
        <draw:line draw:style-name="gr22" draw:text-style-name="P11" draw:layer="layout" svg:x1="1cm" svg:y1="25.888cm" svg:x2="20.59cm" svg:y2="25.888cm">
          <text:p/>
        </draw:line>
      </draw:page>
      <draw:page draw:name="page93" draw:style-name="dp1" draw:master-page-name="Default">
        <office:forms form:automatic-focus="false" form:apply-design-mode="false"/>
        <draw:frame draw:style-name="gr38" draw:text-style-name="P19" draw:layer="layout" svg:width="18.32cm" svg:height="22.992cm" svg:x="1.635cm" svg:y="2.403cm">
          <draw:text-box>
            <text:p><text:span text:style-name="T193"/></text:p>
            <text:p><text:span text:style-name="T194"/></text:p>
            <text:list text:style-name="L1">
              <text:list-header>
                <text:p><text:span text:style-name="T193"/></text:p>
              </text:list-header>
            </text:list>
            <text:p><text:span text:style-name="T193"/></text:p>
            <text:p><text:span text:style-name="T195"><text:s text:c="115"/></text:span></text:p>
          </draw:text-box>
        </draw:frame>
        <draw:frame draw:style-name="gr41" draw:text-style-name="P23" draw:layer="layout" svg:width="18.415cm" svg:height="23.815cm" svg:x="1.381cm" svg:y="1.914cm">
          <draw:text-box>
            <text:p><text:span text:style-name="T72">- Inheritance in which a class has more than one immediate base class.</text:span></text:p>
            <text:p><text:span text:style-name="T72">The derived class inherits the members of all its base classes. Multiple</text:span></text:p>
            <text:p><text:span text:style-name="T72">base classes are defined by naming more than one base class in the class</text:span></text:p>
            <text:p><text:span text:style-name="T72">derivation list. A separate access label is required for each base class.</text:span></text:p>
            <text:p><text:span text:style-name="T72"/></text:p>
            <text:p><text:span text:style-name="T72">- Multiple inheritance is useful when an entity carries multiple identity. </text:span></text:p>
            <text:p><text:span text:style-name="T72">Multiple type of task can be performed on the same object. <text:s/>A multi </text:span></text:p>
            <text:p><text:span text:style-name="T72">homed computer can be a router or a server.</text:span></text:p>
            <text:p><text:span text:style-name="T72"/></text:p>
            <text:p><text:span text:style-name="T148">----------- <text:s text:c="16"/>------------</text:span></text:p>
            <text:p><text:span text:style-name="T148">| <text:s/>server | <text:s text:c="16"/>| router <text:s text:c="2"/>|</text:span></text:p>
            <text:p><text:span text:style-name="T148">----------- <text:s text:c="16"/>------------</text:span></text:p>
            <text:p><text:span text:style-name="T148"><text:s text:c="4"/></text:span><text:span text:style-name="T148">/ \ <text:s text:c="25"/>/ \</text:span></text:p>
            <text:p><text:span text:style-name="T148"><text:s text:c="5"/></text:span><text:span text:style-name="T148">- <text:s text:c="27"/>-</text:span></text:p>
            <text:p><text:span text:style-name="T148"><text:s text:c="5"/></text:span><text:span text:style-name="T148">| <text:s text:c="27"/>|</text:span></text:p>
            <text:p><text:span text:style-name="T148"><text:s text:c="5"/></text:span><text:span text:style-name="T148">+----------------------------+</text:span></text:p>
            <text:p><text:span text:style-name="T148"><text:s text:c="20"/></text:span><text:span text:style-name="T148">|</text:span></text:p>
            <text:p><text:span text:style-name="T148"><text:s text:c="13"/></text:span><text:span text:style-name="T148">--------------</text:span></text:p>
            <text:p><text:span text:style-name="T148"><text:s text:c="13"/></text:span><text:span text:style-name="T148">| machine <text:s text:c="3"/>|</text:span></text:p>
            <text:p><text:span text:style-name="T148"><text:s text:c="13"/></text:span><text:span text:style-name="T148">--------------</text:span></text:p>
            <text:p><text:span text:style-name="T82"/></text:p>
            <text:p><text:span text:style-name="T82">class A{}</text:span></text:p>
            <text:p><text:span text:style-name="T82">class B{}</text:span></text:p>
            <text:p><text:span text:style-name="T82">class C:A,B{};</text:span></text:p>
            <text:p><text:span text:style-name="T82">---------- &lt;-- A*, C*</text:span></text:p>
            <text:p><text:span text:style-name="T82">| A Part |</text:span></text:p>
            <text:p><text:span text:style-name="T82">---------- &lt;-- B*</text:span></text:p>
            <text:p><text:span text:style-name="T82">| B Part |</text:span></text:p>
            <text:p><text:span text:style-name="T82">----------</text:span></text:p>
            <text:p><text:span text:style-name="T82">| C Part |</text:span></text:p>
            <text:p><text:span text:style-name="T82">----------</text:span></text:p>
            <text:p><text:span text:style-name="T82"/></text:p>
            <text:p><text:span text:style-name="T82">C* pc;</text:span></text:p>
            <text:p><text:span text:style-name="T82">pc-&gt;bg(2);//bg is class B function</text:span></text:p>
            <text:p><text:span text:style-name="T82">bg_F1B((B*)((char*)pc+delta(B)),2);</text:span></text:p>
            <text:p><text:span text:style-name="T82"/></text:p>
            <text:p text:style-name="P7"><text:span text:style-name="T207"/></text:p>
            <text:p text:style-name="P7"><text:span text:style-name="T207"/></text:p>
            <text:p text:style-name="P7"><text:span text:style-name="T208">9. Inheritance</text:span></text:p>
            <text:list text:style-name="L1">
              <text:list-item>
                <text:p><text:span text:style-name="T210"><text:s/></text:span><text:span text:style-name="T108">Base class and derive class</text:span></text:p>
              </text:list-item>
              <text:list-item>
                <text:p><text:span text:style-name="T107"><text:s/></text:span><text:span text:style-name="T108">Access control in inheritance</text:span></text:p>
              </text:list-item>
              <text:list-item>
                <text:p><text:span text:style-name="T107"><text:s/></text:span><text:span text:style-name="T108">Virtual methods</text:span></text:p>
              </text:list-item>
              <text:list-item>
                <text:p><text:span text:style-name="T107"><text:s/></text:span><text:span text:style-name="T108">Pure virtual methods</text:span></text:p>
              </text:list-item>
              <text:list-item>
                <text:p><text:span text:style-name="T107"><text:s/></text:span><text:span text:style-name="T108">Changing scope of base member in derived classes</text:span></text:p>
              </text:list-item>
              <text:list-item>
                <text:p><text:span text:style-name="T107"><text:s/></text:span><text:span text:style-name="T108">Multiple inheritance</text:span></text:p>
              </text:list-item>
              <text:list-item>
                <text:p><text:span text:style-name="T19"><text:s/></text:span><text:span text:style-name="T20">Polymorphism</text:span></text:p>
              </text:list-item>
              <text:list-item>
                <text:p><text:span text:style-name="T107"><text:s/></text:span><text:span text:style-name="T108">Friend function and friend class</text:span></text:p>
              </text:list-item>
              <text:list-item>
                <text:p><text:span text:style-name="T107"><text:s/></text:span><text:span text:style-name="T108">Function overriding</text:span></text:p>
              </text:list-item>
              <text:list-item>
                <text:p><text:span text:style-name="T107"><text:s/></text:span><text:span text:style-name="T108">Function overloading and default parameter</text:span></text:p>
              </text:list-item>
              <text:list-item>
                <text:p><text:span text:style-name="T107"><text:s/></text:span><text:span text:style-name="T108">Interface and Implementation inheritance</text:span></text:p>
                <text:p><text:span text:style-name="T230"/></text:p>
              </text:list-item>
            </text:list>
            <text:p><text:span text:style-name="T177">- Polymorphism means "many forms". It refers to obtain type specific</text:span></text:p>
            <text:p><text:span text:style-name="T72">behaviour based on the dynamic type of a reference or pointer.</text:span></text:p>
            <text:p><text:span text:style-name="T72"/></text:p>
            <text:p><text:span text:style-name="T72">In inheritance base class shows polymorphic behaviour. Base class pointer accept down the line derived class concrete objects.</text:span></text:p>
            <text:p><text:span text:style-name="T69"/></text:p>
          </draw:text-box>
        </draw:frame>
        <draw:frame draw:style-name="gr40" draw:layer="layout" svg:width="18.415cm" svg:height="24.316cm" svg:x="34.481cm" svg:y="32.958cm">
          <draw:text-box>
            <text:p><text:span text:style-name="T194">Day3 </text:span></text:p>
            <text:p><text:span text:style-name="T194">8. Storage class specifier</text:span></text:p>
            <text:list text:style-name="L1">
              <text:list-item>
                <text:p><text:span text:style-name="T201"><text:s/></text:span><text:span text:style-name="T201">Automatic</text:span></text:p>
              </text:list-item>
              <text:list-item>
                <text:p><text:span text:style-name="T201"><text:s/></text:span><text:span text:style-name="T201">Const</text:span></text:p>
              </text:list-item>
              <text:list-item>
                <text:p><text:span text:style-name="T201"><text:s/></text:span><text:span text:style-name="T201">Global</text:span></text:p>
              </text:list-item>
              <text:list-item>
                <text:p><text:span text:style-name="T201"><text:s/></text:span><text:span text:style-name="T201">Extern</text:span></text:p>
              </text:list-item>
              <text:list-item>
                <text:p><text:span text:style-name="T201"><text:s/></text:span><text:span text:style-name="T201">Register</text:span></text:p>
              </text:list-item>
              <text:list-item>
                <text:p><text:span text:style-name="T201"><text:s/></text:span><text:span text:style-name="T201">Static</text:span></text:p>
              </text:list-item>
              <text:list-item>
                <text:p><text:span text:style-name="T202"><text:s/></text:span><text:span text:style-name="T202">Volatile</text:span></text:p>
              </text:list-item>
            </text:list>
            <text:p><text:span text:style-name="T203">The auto storage class is the default storage class for all local variables. </text:span></text:p>
            <text:p><text:span text:style-name="T203">{ </text:span></text:p>
            <text:p><text:span text:style-name="T203">int mount; </text:span></text:p>
            <text:p><text:span text:style-name="T203">auto int month; </text:span></text:p>
            <text:p><text:span text:style-name="T203">} </text:span></text:p>
            <text:p><text:span text:style-name="T203">The example above defines two variables with the same storage class, auto can only be used</text:span></text:p>
            <text:p><text:span text:style-name="T203"><text:s/></text:span><text:span text:style-name="T203">within functions, i.e., local variables. </text:span></text:p>
            <text:p><text:span text:style-name="T203"/></text:p>
            <text:p><text:span text:style-name="T203"/></text:p>
            <text:p><text:span text:style-name="T203">Variable defined in global scope of the file.</text:span></text:p>
            <text:p><text:span text:style-name="T203">Global variables are visible across the program.</text:span></text:p>
            <text:p><text:span text:style-name="T203">File using the global variable need to declare it as extern in order to that file compiled.</text:span></text:p>
            <text:p><text:span text:style-name="T203"/></text:p>
          </draw:text-box>
        </draw:frame>
        <draw:line draw:style-name="gr22" draw:text-style-name="P11" draw:layer="layout" svg:x1="1cm" svg:y1="25.888cm" svg:x2="20.59cm" svg:y2="25.888cm">
          <text:p/>
        </draw:line>
      </draw:page>
      <draw:page draw:name="page94" draw:style-name="dp1" draw:master-page-name="Default">
        <office:forms form:automatic-focus="false" form:apply-design-mode="false"/>
        <draw:frame draw:style-name="gr38" draw:text-style-name="P19" draw:layer="layout" svg:width="18.32cm" svg:height="22.992cm" svg:x="1.635cm" svg:y="2.403cm">
          <draw:text-box>
            <text:p><text:span text:style-name="T193"/></text:p>
            <text:p><text:span text:style-name="T194"/></text:p>
            <text:list text:style-name="L1">
              <text:list-header>
                <text:p><text:span text:style-name="T193"/></text:p>
              </text:list-header>
            </text:list>
            <text:p><text:span text:style-name="T193"/></text:p>
            <text:p><text:span text:style-name="T195"><text:s text:c="115"/></text:span></text:p>
          </draw:text-box>
        </draw:frame>
        <draw:frame draw:style-name="gr41" draw:text-style-name="P32" draw:layer="layout" svg:width="18.415cm" svg:height="23.681cm" svg:x="1.381cm" svg:y="1.914cm">
          <draw:text-box>
            <text:p><text:span text:style-name="T72"><text:s text:c="68"/></text:span><text:span text:style-name="T72">f()</text:span></text:p>
            <text:p><text:span text:style-name="T72"><text:s text:c="30"/></text:span><text:span text:style-name="T82"><text:s text:c="19"/></text:span><text:span text:style-name="T82">&lt;|---- B</text:span></text:p>
            <text:p><text:span text:style-name="T82"><text:s text:c="28"/></text:span><text:span text:style-name="T82">A <text:s/>&lt;|----- | <text:s text:c="5"/>&lt;|------ D</text:span></text:p>
            <text:p><text:span text:style-name="T82"><text:s text:c="28"/></text:span><text:span text:style-name="T82">f() <text:s text:c="7"/>&lt;|---- C <text:s text:c="7"/>f(),g()</text:span></text:p>
            <text:p><text:span text:style-name="T82"><text:s text:c="46"/></text:span><text:span text:style-name="T82">g()</text:span></text:p>
            <text:p text:style-name="P7"><text:span text:style-name="T20"/></text:p>
            <text:p text:style-name="P7"><text:span text:style-name="T115">void func(A* pa){</text:span><text:span text:style-name="T20"> <text:s/>&lt;--- A* is polymorphic and accepts object of derived class B,C,D</text:span></text:p>
            <text:p text:style-name="P7"><text:span text:style-name="T115">pa-&gt;f();</text:span><text:span text:style-name="T20">// always bound to base A::f(). A::f() is not polymorphic</text:span></text:p>
            <text:p text:style-name="P7"><text:span text:style-name="T115">func(new B);</text:span></text:p>
            <text:p text:style-name="P7"><text:span text:style-name="T115">func(new C);</text:span></text:p>
            <text:p text:style-name="P7"><text:span text:style-name="T115">func(new D);</text:span></text:p>
            <text:p text:style-name="P7"><text:span text:style-name="T20"/></text:p>
            <text:p text:style-name="P7"><text:span text:style-name="T20">When a function in base class is virtual then function becomes polymorphic</text:span></text:p>
            <text:p><text:span text:style-name="T82"><text:s text:c="38"/></text:span><text:span text:style-name="T82">virtual f()</text:span></text:p>
            <text:p><text:span text:style-name="T82"><text:s text:c="39"/></text:span><text:span text:style-name="T82">&lt;|---- B</text:span></text:p>
            <text:p><text:span text:style-name="T82"><text:s text:c="28"/></text:span><text:span text:style-name="T82">A <text:s/>&lt;|----- | <text:s text:c="5"/>&lt;|------ D</text:span></text:p>
            <text:p><text:span text:style-name="T82"><text:s text:c="20"/></text:span><text:span text:style-name="T82">virtual f() <text:s text:c="7"/>&lt;|---- C <text:s text:c="7"/>f(),g()</text:span></text:p>
            <text:p><text:span text:style-name="T82"><text:s text:c="38"/></text:span><text:span text:style-name="T82">Virtual g()</text:span></text:p>
            <text:p text:style-name="P7"><text:span text:style-name="T115"/></text:p>
            <text:p text:style-name="P7"><text:span text:style-name="T115">void func(A* pa){</text:span></text:p>
            <text:p text:style-name="P7"><text:span text:style-name="T115">ps-&gt;f();// </text:span><text:span text:style-name="T20">polymorphic</text:span></text:p>
            <text:p text:style-name="P7"><text:span text:style-name="T115">}</text:span></text:p>
            <text:p text:style-name="P7"><text:span text:style-name="T115">func(new B);//pa-&gt;f() calls B::f()</text:span></text:p>
            <text:p text:style-name="P7"><text:span text:style-name="T115">func(new D);// pa-&gt;f() calls D::f()</text:span></text:p>
            <text:p text:style-name="P7"><text:span text:style-name="T20"/></text:p>
            <text:p text:style-name="P7"><text:span text:style-name="T20"/></text:p>
            <text:p><text:span text:style-name="T208">9. Inheritance</text:span></text:p>
            <text:list text:style-name="L1">
              <text:list-item>
                <text:p><text:span text:style-name="T210"><text:s/></text:span><text:span text:style-name="T108">Base class and derive class</text:span></text:p>
              </text:list-item>
              <text:list-item>
                <text:p><text:span text:style-name="T107"><text:s/></text:span><text:span text:style-name="T108">Access control in inheritance</text:span></text:p>
              </text:list-item>
              <text:list-item>
                <text:p><text:span text:style-name="T107"><text:s/></text:span><text:span text:style-name="T108">Virtual methods</text:span></text:p>
              </text:list-item>
              <text:list-item>
                <text:p><text:span text:style-name="T107"><text:s/></text:span><text:span text:style-name="T108">Pure virtual methods</text:span></text:p>
              </text:list-item>
              <text:list-item>
                <text:p><text:span text:style-name="T107"><text:s/></text:span><text:span text:style-name="T108">Changing scope of base member in derived classes</text:span></text:p>
              </text:list-item>
              <text:list-item>
                <text:p><text:span text:style-name="T107"><text:s/></text:span><text:span text:style-name="T108">Multiple inheritance</text:span></text:p>
              </text:list-item>
              <text:list-item>
                <text:p><text:span text:style-name="T107"><text:s/></text:span><text:span text:style-name="T108">Polymorphism</text:span></text:p>
              </text:list-item>
              <text:list-item>
                <text:p><text:span text:style-name="T19"><text:s/></text:span><text:span text:style-name="T20">Friend function and friend class</text:span></text:p>
              </text:list-item>
              <text:list-item>
                <text:p><text:span text:style-name="T107"><text:s/></text:span><text:span text:style-name="T108">Function overriding</text:span></text:p>
              </text:list-item>
              <text:list-item>
                <text:p><text:span text:style-name="T107"><text:s/></text:span><text:span text:style-name="T108">Function overloading and default parameter</text:span></text:p>
              </text:list-item>
              <text:list-item>
                <text:p><text:span text:style-name="T107"><text:s/></text:span><text:span text:style-name="T108">Interface and Implementation inheritance</text:span></text:p>
                <text:p><text:span text:style-name="T108"/></text:p>
              </text:list-item>
            </text:list>
            <text:p><text:span text:style-name="T177"/></text:p>
            <text:p><text:span text:style-name="T177">- Friend function and friend class does not follow inheritance rule and</text:span></text:p>
            <text:p><text:span text:style-name="T72">class A friend to class B will not be friend to class C that is either</text:span></text:p>
            <text:p><text:span text:style-name="T72">parent or derived from class B.</text:span></text:p>
            <text:p text:style-name="P7"><text:span text:style-name="T106"/></text:p>
            <text:p><text:span text:style-name="T20"/></text:p>
          </draw:text-box>
        </draw:frame>
        <draw:frame draw:style-name="gr40" draw:layer="layout" svg:width="18.415cm" svg:height="24.316cm" svg:x="34.481cm" svg:y="32.958cm">
          <draw:text-box>
            <text:p><text:span text:style-name="T194">Day3 </text:span></text:p>
            <text:p><text:span text:style-name="T194">8. Storage class specifier</text:span></text:p>
            <text:list text:style-name="L1">
              <text:list-item>
                <text:p><text:span text:style-name="T201"><text:s/></text:span><text:span text:style-name="T201">Automatic</text:span></text:p>
              </text:list-item>
              <text:list-item>
                <text:p><text:span text:style-name="T201"><text:s/></text:span><text:span text:style-name="T201">Const</text:span></text:p>
              </text:list-item>
              <text:list-item>
                <text:p><text:span text:style-name="T201"><text:s/></text:span><text:span text:style-name="T201">Global</text:span></text:p>
              </text:list-item>
              <text:list-item>
                <text:p><text:span text:style-name="T201"><text:s/></text:span><text:span text:style-name="T201">Extern</text:span></text:p>
              </text:list-item>
              <text:list-item>
                <text:p><text:span text:style-name="T201"><text:s/></text:span><text:span text:style-name="T201">Register</text:span></text:p>
              </text:list-item>
              <text:list-item>
                <text:p><text:span text:style-name="T201"><text:s/></text:span><text:span text:style-name="T201">Static</text:span></text:p>
              </text:list-item>
              <text:list-item>
                <text:p><text:span text:style-name="T202"><text:s/></text:span><text:span text:style-name="T202">Volatile</text:span></text:p>
              </text:list-item>
            </text:list>
            <text:p><text:span text:style-name="T203">The auto storage class is the default storage class for all local variables. </text:span></text:p>
            <text:p><text:span text:style-name="T203">{ </text:span></text:p>
            <text:p><text:span text:style-name="T203">int mount; </text:span></text:p>
            <text:p><text:span text:style-name="T203">auto int month; </text:span></text:p>
            <text:p><text:span text:style-name="T203">} </text:span></text:p>
            <text:p><text:span text:style-name="T203">The example above defines two variables with the same storage class, auto can only be used</text:span></text:p>
            <text:p><text:span text:style-name="T203"><text:s/></text:span><text:span text:style-name="T203">within functions, i.e., local variables. </text:span></text:p>
            <text:p><text:span text:style-name="T203"/></text:p>
            <text:p><text:span text:style-name="T203"/></text:p>
            <text:p><text:span text:style-name="T203">Variable defined in global scope of the file.</text:span></text:p>
            <text:p><text:span text:style-name="T203">Global variables are visible across the program.</text:span></text:p>
            <text:p><text:span text:style-name="T203">File using the global variable need to declare it as extern in order to that file compiled.</text:span></text:p>
            <text:p><text:span text:style-name="T203"/></text:p>
          </draw:text-box>
        </draw:frame>
        <draw:line draw:style-name="gr22" draw:text-style-name="P11" draw:layer="layout" svg:x1="1cm" svg:y1="25.888cm" svg:x2="20.59cm" svg:y2="25.888cm">
          <text:p/>
        </draw:line>
      </draw:page>
      <draw:page draw:name="page95" draw:style-name="dp1" draw:master-page-name="Default">
        <office:forms form:automatic-focus="false" form:apply-design-mode="false"/>
        <draw:frame draw:style-name="gr38" draw:text-style-name="P19" draw:layer="layout" svg:width="18.32cm" svg:height="22.992cm" svg:x="1.635cm" svg:y="2.403cm">
          <draw:text-box>
            <text:p><text:span text:style-name="T193"/></text:p>
            <text:p><text:span text:style-name="T194"/></text:p>
            <text:list text:style-name="L1">
              <text:list-header>
                <text:p><text:span text:style-name="T193"/></text:p>
              </text:list-header>
            </text:list>
            <text:p><text:span text:style-name="T193"/></text:p>
            <text:p><text:span text:style-name="T195"><text:s text:c="115"/></text:span></text:p>
          </draw:text-box>
        </draw:frame>
        <draw:frame draw:style-name="gr41" draw:text-style-name="P24" draw:layer="layout" svg:width="18.415cm" svg:height="23.681cm" svg:x="1.381cm" svg:y="1.914cm">
          <draw:text-box>
            <text:p><text:span text:style-name="T208">9. Inheritance</text:span></text:p>
            <text:list text:style-name="L1">
              <text:list-item>
                <text:p><text:span text:style-name="T210"><text:s/></text:span><text:span text:style-name="T108">Base class and derive class</text:span></text:p>
              </text:list-item>
              <text:list-item>
                <text:p><text:span text:style-name="T107"><text:s/></text:span><text:span text:style-name="T108">Access control in inheritance</text:span></text:p>
              </text:list-item>
              <text:list-item>
                <text:p><text:span text:style-name="T107"><text:s/></text:span><text:span text:style-name="T108">Virtual methods</text:span></text:p>
              </text:list-item>
              <text:list-item>
                <text:p><text:span text:style-name="T107"><text:s/></text:span><text:span text:style-name="T108">Pure virtual methods</text:span></text:p>
              </text:list-item>
              <text:list-item>
                <text:p><text:span text:style-name="T107"><text:s/></text:span><text:span text:style-name="T108">Changing scope of base member in derived classes</text:span></text:p>
              </text:list-item>
              <text:list-item>
                <text:p><text:span text:style-name="T107"><text:s/></text:span><text:span text:style-name="T108">Multiple inheritance</text:span></text:p>
              </text:list-item>
              <text:list-item>
                <text:p><text:span text:style-name="T107"><text:s/></text:span><text:span text:style-name="T108">Polymorphism</text:span></text:p>
              </text:list-item>
              <text:list-item>
                <text:p><text:span text:style-name="T107"><text:s/></text:span><text:span text:style-name="T108">Friend function and friend class</text:span></text:p>
              </text:list-item>
              <text:list-item>
                <text:p><text:span text:style-name="T19"><text:s/></text:span><text:span text:style-name="T20">Function overriding</text:span></text:p>
              </text:list-item>
              <text:list-item>
                <text:p><text:span text:style-name="T107"><text:s/></text:span><text:span text:style-name="T108">Function overloading and default parameter</text:span></text:p>
              </text:list-item>
              <text:list-item>
                <text:p><text:span text:style-name="T107"><text:s/></text:span><text:span text:style-name="T108">Interface and Implementation inheritance</text:span></text:p>
                <text:p><text:span text:style-name="T230"/></text:p>
              </text:list-item>
            </text:list>
            <text:p><text:span text:style-name="T20"/></text:p>
            <text:p><text:span text:style-name="T20">- If base class function(non virtual) is also defined in device class,</text:span></text:p>
            <text:p><text:span text:style-name="T69">derive class function override the base class function.</text:span></text:p>
            <text:p><text:span text:style-name="T69"/></text:p>
            <text:p><text:span text:style-name="T69">- No polymorphism in case of overriding. Base class function call through </text:span></text:p>
            <text:p><text:span text:style-name="T69">base class pointer always resolves to base class function only.</text:span></text:p>
            <text:p text:style-name="P7"><text:span text:style-name="T155"/></text:p>
            <text:p text:style-name="P7"><text:span text:style-name="T155"/></text:p>
            <text:p><text:span text:style-name="T208">9. Inheritance</text:span></text:p>
            <text:list text:continue-numbering="true" text:style-name="L1">
              <text:list-item>
                <text:p><text:span text:style-name="T210"><text:s/></text:span><text:span text:style-name="T108">Base class and derive class</text:span></text:p>
              </text:list-item>
              <text:list-item>
                <text:p><text:span text:style-name="T107"><text:s/></text:span><text:span text:style-name="T108">Access control in inheritance</text:span></text:p>
              </text:list-item>
              <text:list-item>
                <text:p><text:span text:style-name="T107"><text:s/></text:span><text:span text:style-name="T108">Virtual methods</text:span></text:p>
              </text:list-item>
              <text:list-item>
                <text:p><text:span text:style-name="T107"><text:s/></text:span><text:span text:style-name="T108">Pure virtual methods</text:span></text:p>
              </text:list-item>
              <text:list-item>
                <text:p><text:span text:style-name="T107"><text:s/></text:span><text:span text:style-name="T108">Changing scope of base member in derived classes</text:span></text:p>
              </text:list-item>
              <text:list-item>
                <text:p><text:span text:style-name="T107"><text:s/></text:span><text:span text:style-name="T108">Multiple inheritance</text:span></text:p>
              </text:list-item>
              <text:list-item>
                <text:p><text:span text:style-name="T107"><text:s/></text:span><text:span text:style-name="T108">Polymorphism</text:span></text:p>
              </text:list-item>
              <text:list-item>
                <text:p><text:span text:style-name="T107"><text:s/></text:span><text:span text:style-name="T108">Friend function and friend class</text:span></text:p>
              </text:list-item>
              <text:list-item>
                <text:p><text:span text:style-name="T107"><text:s/></text:span><text:span text:style-name="T108">Function overriding</text:span></text:p>
              </text:list-item>
              <text:list-item>
                <text:p><text:span text:style-name="T19"><text:s/></text:span><text:span text:style-name="T20">Function overloading and default parameter</text:span></text:p>
              </text:list-item>
              <text:list-item>
                <text:p><text:span text:style-name="T107"><text:s/></text:span><text:span text:style-name="T108">Interface and Implementation inheritance</text:span></text:p>
                <text:p><text:span text:style-name="T230"/></text:p>
              </text:list-item>
            </text:list>
            <text:p text:style-name="P7"><text:span text:style-name="T20">- Function overloading and default parameter does not support polymorphism.</text:span></text:p>
            <text:p text:style-name="P7"><text:span text:style-name="T115">$ cat main.cpp</text:span></text:p>
            <text:p text:style-name="P7"><text:span text:style-name="T115">#include &lt;iostream&gt;</text:span></text:p>
            <text:p text:style-name="P7"><text:span text:style-name="T115">using namespace std;</text:span></text:p>
            <text:p text:style-name="P7"><text:span text:style-name="T115">struct A{</text:span></text:p>
            <text:p text:style-name="P7"><text:span text:style-name="T115">virtual void func(int x){</text:span></text:p>
            <text:p text:style-name="P7"><text:span text:style-name="T115">cout&lt;&lt;"A::func"&lt;&lt;endl;</text:span></text:p>
            <text:p text:style-name="P7"><text:span text:style-name="T115">}</text:span></text:p>
            <text:p text:style-name="P7"><text:span text:style-name="T115">};</text:span></text:p>
            <text:p text:style-name="P7"><text:span text:style-name="T115">struct B:A{</text:span></text:p>
            <text:p text:style-name="P7"><text:span text:style-name="T115">void func(float y){</text:span></text:p>
            <text:p text:style-name="P7"><text:span text:style-name="T115">cout&lt;&lt;"B::func"&lt;&lt;endl;</text:span></text:p>
            <text:p text:style-name="P7"><text:span text:style-name="T115">}</text:span></text:p>
            <text:p text:style-name="P7"><text:span text:style-name="T115">};</text:span></text:p>
            <text:p text:style-name="P7"><text:span text:style-name="T115"/></text:p>
            <text:p text:style-name="P7"><text:span text:style-name="T115">int main(){</text:span></text:p>
            <text:p text:style-name="P7"><text:span text:style-name="T115">A* pa=new B;</text:span></text:p>
            <text:p text:style-name="P7"><text:span text:style-name="T115">pa-&gt;func(10); // resolves to A::func</text:span></text:p>
            <text:p text:style-name="P7"><text:span text:style-name="T115">return 0;</text:span></text:p>
            <text:p text:style-name="P7"><text:span text:style-name="T115">}</text:span></text:p>
            <text:p text:style-name="P7"><text:span text:style-name="T115"/></text:p>
            <text:p text:style-name="P7"><text:span text:style-name="T115">$ ./a.out </text:span></text:p>
            <text:p text:style-name="P7"><text:span text:style-name="T115">A::func</text:span></text:p>
            <text:p text:style-name="P7"><text:span text:style-name="T115"/></text:p>
            <text:p text:style-name="P7"/>
          </draw:text-box>
        </draw:frame>
        <draw:frame draw:style-name="gr40" draw:layer="layout" svg:width="18.415cm" svg:height="24.316cm" svg:x="34.481cm" svg:y="32.958cm">
          <draw:text-box>
            <text:p><text:span text:style-name="T194">Day3 </text:span></text:p>
            <text:p><text:span text:style-name="T194">8. Storage class specifier</text:span></text:p>
            <text:list text:style-name="L1">
              <text:list-item>
                <text:p><text:span text:style-name="T201"><text:s/></text:span><text:span text:style-name="T201">Automatic</text:span></text:p>
              </text:list-item>
              <text:list-item>
                <text:p><text:span text:style-name="T201"><text:s/></text:span><text:span text:style-name="T201">Const</text:span></text:p>
              </text:list-item>
              <text:list-item>
                <text:p><text:span text:style-name="T201"><text:s/></text:span><text:span text:style-name="T201">Global</text:span></text:p>
              </text:list-item>
              <text:list-item>
                <text:p><text:span text:style-name="T201"><text:s/></text:span><text:span text:style-name="T201">Extern</text:span></text:p>
              </text:list-item>
              <text:list-item>
                <text:p><text:span text:style-name="T201"><text:s/></text:span><text:span text:style-name="T201">Register</text:span></text:p>
              </text:list-item>
              <text:list-item>
                <text:p><text:span text:style-name="T201"><text:s/></text:span><text:span text:style-name="T201">Static</text:span></text:p>
              </text:list-item>
              <text:list-item>
                <text:p><text:span text:style-name="T202"><text:s/></text:span><text:span text:style-name="T202">Volatile</text:span></text:p>
              </text:list-item>
            </text:list>
            <text:p><text:span text:style-name="T203">The auto storage class is the default storage class for all local variables. </text:span></text:p>
            <text:p><text:span text:style-name="T203">{ </text:span></text:p>
            <text:p><text:span text:style-name="T203">int mount; </text:span></text:p>
            <text:p><text:span text:style-name="T203">auto int month; </text:span></text:p>
            <text:p><text:span text:style-name="T203">} </text:span></text:p>
            <text:p><text:span text:style-name="T203">The example above defines two variables with the same storage class, auto can only be used</text:span></text:p>
            <text:p><text:span text:style-name="T203"><text:s/></text:span><text:span text:style-name="T203">within functions, i.e., local variables. </text:span></text:p>
            <text:p><text:span text:style-name="T203"/></text:p>
            <text:p><text:span text:style-name="T203"/></text:p>
            <text:p><text:span text:style-name="T203">Variable defined in global scope of the file.</text:span></text:p>
            <text:p><text:span text:style-name="T203">Global variables are visible across the program.</text:span></text:p>
            <text:p><text:span text:style-name="T203">File using the global variable need to declare it as extern in order to that file compiled.</text:span></text:p>
            <text:p><text:span text:style-name="T203"/></text:p>
          </draw:text-box>
        </draw:frame>
        <draw:line draw:style-name="gr22" draw:text-style-name="P11" draw:layer="layout" svg:x1="1cm" svg:y1="25.888cm" svg:x2="20.59cm" svg:y2="25.888cm">
          <text:p/>
        </draw:line>
      </draw:page>
      <draw:page draw:name="page96" draw:style-name="dp1" draw:master-page-name="Default">
        <office:forms form:automatic-focus="false" form:apply-design-mode="false"/>
        <draw:frame draw:style-name="gr38" draw:text-style-name="P19" draw:layer="layout" svg:width="18.32cm" svg:height="22.992cm" svg:x="1.635cm" svg:y="2.403cm">
          <draw:text-box>
            <text:p><text:span text:style-name="T193"/></text:p>
            <text:p><text:span text:style-name="T194"/></text:p>
            <text:list text:style-name="L1">
              <text:list-header>
                <text:p><text:span text:style-name="T193"/></text:p>
              </text:list-header>
            </text:list>
            <text:p><text:span text:style-name="T193"/></text:p>
            <text:p><text:span text:style-name="T195"><text:s text:c="115"/></text:span></text:p>
          </draw:text-box>
        </draw:frame>
        <draw:frame draw:style-name="gr41" draw:text-style-name="P24" draw:layer="layout" svg:width="18.415cm" svg:height="23.681cm" svg:x="1.381cm" svg:y="1.914cm">
          <draw:text-box>
            <text:p><text:span text:style-name="T208">9. Inheritance</text:span></text:p>
            <text:list text:style-name="L1">
              <text:list-item>
                <text:p><text:span text:style-name="T210"><text:s/></text:span><text:span text:style-name="T108">Base class and derive class</text:span></text:p>
              </text:list-item>
              <text:list-item>
                <text:p><text:span text:style-name="T107"><text:s/></text:span><text:span text:style-name="T108">Access control in inheritance</text:span></text:p>
              </text:list-item>
              <text:list-item>
                <text:p><text:span text:style-name="T107"><text:s/></text:span><text:span text:style-name="T108">Virtual methods</text:span></text:p>
              </text:list-item>
              <text:list-item>
                <text:p><text:span text:style-name="T107"><text:s/></text:span><text:span text:style-name="T108">Pure virtual methods</text:span></text:p>
              </text:list-item>
              <text:list-item>
                <text:p><text:span text:style-name="T107"><text:s/></text:span><text:span text:style-name="T108">Changing scope of base member in derived classes</text:span></text:p>
              </text:list-item>
              <text:list-item>
                <text:p><text:span text:style-name="T107"><text:s/></text:span><text:span text:style-name="T108">Multiple inheritance</text:span></text:p>
              </text:list-item>
              <text:list-item>
                <text:p><text:span text:style-name="T107"><text:s/></text:span><text:span text:style-name="T108">Polymorphism</text:span></text:p>
              </text:list-item>
              <text:list-item>
                <text:p><text:span text:style-name="T107"><text:s/></text:span><text:span text:style-name="T108">Friend function and friend class</text:span></text:p>
              </text:list-item>
              <text:list-item>
                <text:p><text:span text:style-name="T107"><text:s/></text:span><text:span text:style-name="T108">Function overriding</text:span></text:p>
              </text:list-item>
              <text:list-item>
                <text:p><text:span text:style-name="T107"><text:s/></text:span><text:span text:style-name="T108">Function overloading and default parameter</text:span></text:p>
              </text:list-item>
              <text:list-item>
                <text:p><text:span text:style-name="T19"><text:s/></text:span><text:span text:style-name="T20">Interface and Implementation inheritance</text:span></text:p>
                <text:p><text:span text:style-name="T155"/></text:p>
              </text:list-item>
            </text:list>
            <text:p><text:span text:style-name="T20">-A publicly derived class inherits the interface of its base class. It has the </text:span></text:p>
            <text:p><text:span text:style-name="T20">same interface as its base class. In well designed class hierarchies object </text:span></text:p>
            <text:p><text:span text:style-name="T20">of a publicly derived class can be used wherever an object of the base </text:span></text:p>
            <text:p><text:span text:style-name="T20">class is expected.</text:span></text:p>
            <text:p><text:span text:style-name="T20">Classes derived using </text:span><text:span text:style-name="T69">protected or private inheritance do not inherit the </text:span></text:p>
            <text:p><text:span text:style-name="T69">base class interface. Instead these derivations are often referred to as </text:span></text:p>
            <text:p><text:span text:style-name="T69">implementation inheritance. The derived class uses the inherited class </text:span></text:p>
            <text:p><text:span text:style-name="T69">in its implementation but does not expose the fact of the inheritance </text:span></text:p>
            <text:p><text:span text:style-name="T69">as part of its interface..</text:span></text:p>
            <text:p><text:span text:style-name="T69"/></text:p>
            <text:p><text:span text:style-name="T117">$ cat main.cpp</text:span></text:p>
            <text:p><text:span text:style-name="T117">#include &lt;iostream&gt;</text:span></text:p>
            <text:p><text:span text:style-name="T117">using namespace std;</text:span></text:p>
            <text:p><text:span text:style-name="T117">class A{</text:span></text:p>
            <text:p><text:span text:style-name="T117">public:</text:span></text:p>
            <text:p><text:span text:style-name="T117">int pl;</text:span></text:p>
            <text:p><text:span text:style-name="T117">private:</text:span></text:p>
            <text:p><text:span text:style-name="T117">int pr;</text:span></text:p>
            <text:p><text:span text:style-name="T117">};</text:span></text:p>
            <text:p><text:span text:style-name="T117">class B:private A{ //implementation inheritance</text:span></text:p>
            <text:p><text:span text:style-name="T117">public:</text:span></text:p>
            <text:p><text:span text:style-name="T117">using A::pl; //still pl can be accessible</text:span></text:p>
            <text:p><text:span text:style-name="T117">B(){pl=20;}</text:span></text:p>
            <text:p><text:span text:style-name="T117">//using A::pr;//error</text:span></text:p>
            <text:p><text:span text:style-name="T117">private:</text:span></text:p>
            <text:p><text:span text:style-name="T117">//using A::pr;//error</text:span></text:p>
            <text:p><text:span text:style-name="T117">};</text:span></text:p>
            <text:p><text:span text:style-name="T117">int main(){</text:span></text:p>
            <text:p><text:span text:style-name="T117">B b;</text:span></text:p>
            <text:p><text:span text:style-name="T117">cout&lt;&lt;"B::pl"&lt;&lt;b.pl&lt;&lt;endl;</text:span></text:p>
            <text:p><text:span text:style-name="T117">return 0;</text:span></text:p>
            <text:p><text:span text:style-name="T117">}</text:span></text:p>
            <text:p><text:span text:style-name="T117"/></text:p>
            <text:p><text:span text:style-name="T117">$ ./a.out </text:span></text:p>
            <text:p><text:span text:style-name="T117">B::pl20</text:span></text:p>
            <text:p><text:span text:style-name="T69"/></text:p>
            <text:p><text:span text:style-name="T155"/></text:p>
          </draw:text-box>
        </draw:frame>
        <draw:frame draw:style-name="gr40" draw:layer="layout" svg:width="18.415cm" svg:height="24.316cm" svg:x="34.481cm" svg:y="32.958cm">
          <draw:text-box>
            <text:p><text:span text:style-name="T194">Day3 </text:span></text:p>
            <text:p><text:span text:style-name="T194">8. Storage class specifier</text:span></text:p>
            <text:list text:style-name="L1">
              <text:list-item>
                <text:p><text:span text:style-name="T201"><text:s/></text:span><text:span text:style-name="T201">Automatic</text:span></text:p>
              </text:list-item>
              <text:list-item>
                <text:p><text:span text:style-name="T201"><text:s/></text:span><text:span text:style-name="T201">Const</text:span></text:p>
              </text:list-item>
              <text:list-item>
                <text:p><text:span text:style-name="T201"><text:s/></text:span><text:span text:style-name="T201">Global</text:span></text:p>
              </text:list-item>
              <text:list-item>
                <text:p><text:span text:style-name="T201"><text:s/></text:span><text:span text:style-name="T201">Extern</text:span></text:p>
              </text:list-item>
              <text:list-item>
                <text:p><text:span text:style-name="T201"><text:s/></text:span><text:span text:style-name="T201">Register</text:span></text:p>
              </text:list-item>
              <text:list-item>
                <text:p><text:span text:style-name="T201"><text:s/></text:span><text:span text:style-name="T201">Static</text:span></text:p>
              </text:list-item>
              <text:list-item>
                <text:p><text:span text:style-name="T202"><text:s/></text:span><text:span text:style-name="T202">Volatile</text:span></text:p>
              </text:list-item>
            </text:list>
            <text:p><text:span text:style-name="T203">The auto storage class is the default storage class for all local variables. </text:span></text:p>
            <text:p><text:span text:style-name="T203">{ </text:span></text:p>
            <text:p><text:span text:style-name="T203">int mount; </text:span></text:p>
            <text:p><text:span text:style-name="T203">auto int month; </text:span></text:p>
            <text:p><text:span text:style-name="T203">} </text:span></text:p>
            <text:p><text:span text:style-name="T203">The example above defines two variables with the same storage class, auto can only be used</text:span></text:p>
            <text:p><text:span text:style-name="T203"><text:s/></text:span><text:span text:style-name="T203">within functions, i.e., local variables. </text:span></text:p>
            <text:p><text:span text:style-name="T203"/></text:p>
            <text:p><text:span text:style-name="T203"/></text:p>
            <text:p><text:span text:style-name="T203">Variable defined in global scope of the file.</text:span></text:p>
            <text:p><text:span text:style-name="T203">Global variables are visible across the program.</text:span></text:p>
            <text:p><text:span text:style-name="T203">File using the global variable need to declare it as extern in order to that file compiled.</text:span></text:p>
            <text:p><text:span text:style-name="T203"/></text:p>
          </draw:text-box>
        </draw:frame>
        <draw:line draw:style-name="gr22" draw:text-style-name="P11" draw:layer="layout" svg:x1="1cm" svg:y1="25.888cm" svg:x2="20.59cm" svg:y2="25.888cm">
          <text:p/>
        </draw:line>
      </draw:page>
      <draw:page draw:name="page97" draw:style-name="dp1" draw:master-page-name="Default">
        <office:forms form:automatic-focus="false" form:apply-design-mode="false"/>
        <draw:frame draw:style-name="gr38" draw:text-style-name="P19" draw:layer="layout" svg:width="18.32cm" svg:height="22.992cm" svg:x="1.635cm" svg:y="2.403cm">
          <draw:text-box>
            <text:p><text:span text:style-name="T193"/></text:p>
            <text:p><text:span text:style-name="T194"/></text:p>
            <text:list text:style-name="L1">
              <text:list-header>
                <text:p><text:span text:style-name="T193"/></text:p>
              </text:list-header>
            </text:list>
            <text:p><text:span text:style-name="T193"/></text:p>
            <text:p><text:span text:style-name="T195"><text:s text:c="115"/></text:span></text:p>
          </draw:text-box>
        </draw:frame>
        <draw:frame draw:style-name="gr41" draw:text-style-name="P22" draw:layer="layout" svg:width="18.415cm" svg:height="23.681cm" svg:x="1.381cm" svg:y="1.914cm">
          <draw:text-box>
            <text:p><text:span text:style-name="T208">Day 3 Afternoon</text:span></text:p>
            <text:p><text:span text:style-name="T34">10. Generic programming</text:span><text:span text:style-name="T34"><text:tab/></text:span></text:p>
            <text:list text:style-name="L1">
              <text:list-item>
                <text:p><text:span text:style-name="T105"><text:s/></text:span><text:span text:style-name="T106">What is generic programming</text:span></text:p>
              </text:list-item>
              <text:list-item>
                <text:p><text:span text:style-name="T107"><text:s/></text:span><text:span text:style-name="T108">Iterator vs pointer</text:span></text:p>
              </text:list-item>
              <text:list-item>
                <text:p><text:span text:style-name="T107"><text:s/></text:span><text:span text:style-name="T108">Readonly and write to container algorithms</text:span></text:p>
              </text:list-item>
              <text:list-item>
                <text:p><text:span text:style-name="T107"><text:s/></text:span><text:span text:style-name="T108">Five iterator categories</text:span></text:p>
              </text:list-item>
              <text:list-item>
                <text:p><text:span text:style-name="T107"><text:s/></text:span><text:span text:style-name="T108">Insert iterators</text:span></text:p>
              </text:list-item>
              <text:list-item>
                <text:p><text:span text:style-name="T107"><text:s/></text:span><text:span text:style-name="T108">Iostream iterator</text:span></text:p>
                <text:p><text:span text:style-name="T107"/></text:p>
              </text:list-item>
            </text:list>
            <text:p><text:span text:style-name="T19"/></text:p>
            <text:p><text:span text:style-name="T19"/></text:p>
            <text:p><text:span text:style-name="T19">Rather than each container class provide methods, a library provide</text:span></text:p>
            <text:p><text:span text:style-name="T19">methods that works on all sequential and associative containers.</text:span></text:p>
            <text:p><text:span text:style-name="T19"/></text:p>
            <text:p><text:span text:style-name="T52">- include &lt;algorithm&gt;</text:span></text:p>
            <text:p><text:span text:style-name="T52">- include &lt;numeric&gt;</text:span></text:p>
            <text:p><text:span text:style-name="T42"><text:s/></text:span></text:p>
            <text:p><text:span text:style-name="T19">Functions available sort, find, accumulate, find_first_of, fill etc.</text:span></text:p>
            <text:p><text:span text:style-name="T42"/></text:p>
            <text:p><text:span text:style-name="T42"/></text:p>
            <text:p><text:span text:style-name="T42"/></text:p>
            <text:p><text:span text:style-name="T34">10. Generic programming</text:span><text:span text:style-name="T34"><text:tab/></text:span></text:p>
            <text:list text:continue-numbering="true" text:style-name="L1">
              <text:list-item>
                <text:p><text:span text:style-name="T210"><text:s/></text:span><text:span text:style-name="T108">What is generic programming</text:span></text:p>
              </text:list-item>
              <text:list-item>
                <text:p><text:span text:style-name="T19"><text:s/></text:span><text:span text:style-name="T20">Iterator vs pointer</text:span></text:p>
              </text:list-item>
              <text:list-item>
                <text:p><text:span text:style-name="T107"><text:s/></text:span><text:span text:style-name="T108">Readonly and write to container algorithms</text:span></text:p>
              </text:list-item>
              <text:list-item>
                <text:p><text:span text:style-name="T107"><text:s/></text:span><text:span text:style-name="T108">Five iterator categories</text:span></text:p>
              </text:list-item>
              <text:list-item>
                <text:p><text:span text:style-name="T107"><text:s/></text:span><text:span text:style-name="T108">Insert iterators</text:span></text:p>
              </text:list-item>
              <text:list-item>
                <text:p><text:span text:style-name="T107"><text:s/></text:span><text:span text:style-name="T108">Iostream iterator</text:span></text:p>
                <text:p><text:span text:style-name="T107"/></text:p>
              </text:list-item>
            </text:list>
            <text:p><text:span text:style-name="T19"/></text:p>
            <text:p><text:span text:style-name="T19"/></text:p>
            <text:p><text:span text:style-name="T19">Generic algorithms function takes both iterator and pointers as argument.</text:span></text:p>
            <text:p><text:span text:style-name="T19">Iterator have pointer operator overloaded.</text:span></text:p>
            <text:p><text:span text:style-name="T50"/></text:p>
            <text:p><text:span text:style-name="T52">int search_value=42;</text:span></text:p>
            <text:p><text:span text:style-name="T52">vector&lt;int&gt;::const_iterator result=find(vec.begin(),vec.end(),search_value);</text:span></text:p>
            <text:p><text:span text:style-name="T52">cout&lt;&lt;"The value" &lt;&lt; search_value</text:span></text:p>
            <text:p><text:span text:style-name="T67">&lt;&lt; (result == vec.end() ? " not present " : " is present ") &lt;&lt; endl;</text:span></text:p>
            <text:p><text:span text:style-name="T52">list&lt;int&gt;::const_iterator result=find(lst.begin((),lst.end(),search_value);</text:span></text:p>
            <text:p><text:span text:style-name="T52"/></text:p>
            <text:p><text:span text:style-name="T52">int ia[6] = {27,210, 12, 47, 109, 83 };</text:span></text:p>
            <text:p><text:span text:style-name="T52">int search_value=83;</text:span></text:p>
            <text:p><text:span text:style-name="T52">int *result=find(ia,ia+6,search_value);</text:span></text:p>
            <text:p><text:span text:style-name="T52">cout&lt;&lt;"The value"&lt;&lt;search_value</text:span></text:p>
            <text:p><text:span text:style-name="T67">&lt;&lt;(result == ia+6</text:span><text:span text:style-name="T115"> <text:s/></text:span><text:span text:style-name="T67">? "is not present" : "is present")&lt;&lt;endl;</text:span></text:p>
            <text:p><text:span text:style-name="T52"/></text:p>
          </draw:text-box>
        </draw:frame>
        <draw:frame draw:style-name="gr40" draw:layer="layout" svg:width="18.415cm" svg:height="24.316cm" svg:x="34.481cm" svg:y="32.958cm">
          <draw:text-box>
            <text:p><text:span text:style-name="T194">Day3 </text:span></text:p>
            <text:p><text:span text:style-name="T194">8. Storage class specifier</text:span></text:p>
            <text:list text:style-name="L1">
              <text:list-item>
                <text:p><text:span text:style-name="T201"><text:s/></text:span><text:span text:style-name="T201">Automatic</text:span></text:p>
              </text:list-item>
              <text:list-item>
                <text:p><text:span text:style-name="T201"><text:s/></text:span><text:span text:style-name="T201">Const</text:span></text:p>
              </text:list-item>
              <text:list-item>
                <text:p><text:span text:style-name="T201"><text:s/></text:span><text:span text:style-name="T201">Global</text:span></text:p>
              </text:list-item>
              <text:list-item>
                <text:p><text:span text:style-name="T201"><text:s/></text:span><text:span text:style-name="T201">Extern</text:span></text:p>
              </text:list-item>
              <text:list-item>
                <text:p><text:span text:style-name="T201"><text:s/></text:span><text:span text:style-name="T201">Register</text:span></text:p>
              </text:list-item>
              <text:list-item>
                <text:p><text:span text:style-name="T201"><text:s/></text:span><text:span text:style-name="T201">Static</text:span></text:p>
              </text:list-item>
              <text:list-item>
                <text:p><text:span text:style-name="T202"><text:s/></text:span><text:span text:style-name="T202">Volatile</text:span></text:p>
              </text:list-item>
            </text:list>
            <text:p><text:span text:style-name="T203">The auto storage class is the default storage class for all local variables. </text:span></text:p>
            <text:p><text:span text:style-name="T203">{ </text:span></text:p>
            <text:p><text:span text:style-name="T203">int mount; </text:span></text:p>
            <text:p><text:span text:style-name="T203">auto int month; </text:span></text:p>
            <text:p><text:span text:style-name="T203">} </text:span></text:p>
            <text:p><text:span text:style-name="T203">The example above defines two variables with the same storage class, auto can only be used</text:span></text:p>
            <text:p><text:span text:style-name="T203"><text:s/></text:span><text:span text:style-name="T203">within functions, i.e., local variables. </text:span></text:p>
            <text:p><text:span text:style-name="T203"/></text:p>
            <text:p><text:span text:style-name="T203"/></text:p>
            <text:p><text:span text:style-name="T203">Variable defined in global scope of the file.</text:span></text:p>
            <text:p><text:span text:style-name="T203">Global variables are visible across the program.</text:span></text:p>
            <text:p><text:span text:style-name="T203">File using the global variable need to declare it as extern in order to that file compiled.</text:span></text:p>
            <text:p><text:span text:style-name="T203"/></text:p>
          </draw:text-box>
        </draw:frame>
        <draw:line draw:style-name="gr22" draw:text-style-name="P11" draw:layer="layout" svg:x1="1cm" svg:y1="25.888cm" svg:x2="20.59cm" svg:y2="25.888cm">
          <text:p/>
        </draw:line>
      </draw:page>
      <draw:page draw:name="page98" draw:style-name="dp1" draw:master-page-name="Default">
        <office:forms form:automatic-focus="false" form:apply-design-mode="false"/>
        <draw:frame draw:style-name="gr38" draw:text-style-name="P19" draw:layer="layout" svg:width="18.32cm" svg:height="22.992cm" svg:x="1.635cm" svg:y="2.403cm">
          <draw:text-box>
            <text:p><text:span text:style-name="T193"/></text:p>
            <text:p><text:span text:style-name="T194"/></text:p>
            <text:list text:style-name="L1">
              <text:list-header>
                <text:p><text:span text:style-name="T193"/></text:p>
              </text:list-header>
            </text:list>
            <text:p><text:span text:style-name="T193"/></text:p>
            <text:p><text:span text:style-name="T195"><text:s text:c="115"/></text:span></text:p>
          </draw:text-box>
        </draw:frame>
        <draw:frame draw:style-name="gr41" draw:text-style-name="P22" draw:layer="layout" svg:width="18.415cm" svg:height="23.681cm" svg:x="1.381cm" svg:y="1.914cm">
          <draw:text-box>
            <text:p><text:span text:style-name="T34">10. Generic programming</text:span><text:span text:style-name="T34"><text:tab/></text:span></text:p>
            <text:list text:style-name="L1">
              <text:list-item>
                <text:p><text:span text:style-name="T107"><text:s/></text:span><text:span text:style-name="T108">What is generic programming</text:span></text:p>
              </text:list-item>
              <text:list-item>
                <text:p><text:span text:style-name="T107"><text:s/></text:span><text:span text:style-name="T108">Iterator vs pointer</text:span></text:p>
              </text:list-item>
              <text:list-item>
                <text:p><text:span text:style-name="T178"><text:s/></text:span><text:span text:style-name="T20">Read only and write to container algorithms</text:span></text:p>
              </text:list-item>
              <text:list-item>
                <text:p><text:span text:style-name="T107"><text:s/></text:span><text:span text:style-name="T108">Five iterator categories</text:span></text:p>
              </text:list-item>
              <text:list-item>
                <text:p><text:span text:style-name="T107"><text:s/></text:span><text:span text:style-name="T108">Insert iterators</text:span></text:p>
              </text:list-item>
              <text:list-item>
                <text:p><text:span text:style-name="T107"><text:s/></text:span><text:span text:style-name="T108">Iostream iterator</text:span></text:p>
                <text:p><text:span text:style-name="T231"/></text:p>
              </text:list-item>
            </text:list>
            <text:p><text:span text:style-name="T19"/></text:p>
            <text:p><text:span text:style-name="T19">read-only algorithms are only to read from the container and can not write</text:span></text:p>
            <text:p><text:span text:style-name="T19">to the container.</text:span></text:p>
            <text:p><text:span text:style-name="T232"><text:s/></text:span></text:p>
            <text:p><text:span text:style-name="T52">find();</text:span></text:p>
            <text:p><text:span text:style-name="T52">accumulate();</text:span></text:p>
            <text:p><text:span text:style-name="T52"/></text:p>
            <text:p><text:span text:style-name="T52">int sum=accumulate(vec.begin(),vec.end(),42); // 42</text:span></text:p>
            <text:p><text:span text:style-name="T52"><text:s text:c="15"/></text:span><text:span text:style-name="T52">specifies initial value and int type</text:span></text:p>
            <text:p><text:span text:style-name="T52">string sum=accumulate(v.begin(),v.end(),string("")); // </text:span></text:p>
            <text:p><text:span text:style-name="T52"><text:s text:c="16"/></text:span><text:span text:style-name="T52">string("") specifies string type</text:span></text:p>
            <text:p><text:span text:style-name="T52"/></text:p>
            <text:p><text:span text:style-name="T19">There are few algorithms which writes to the container.</text:span></text:p>
            <text:p><text:span text:style-name="T187"/></text:p>
            <text:p><text:span text:style-name="T56"/></text:p>
            <text:p><text:span text:style-name="T34">10. Generic programming</text:span><text:span text:style-name="T34"><text:tab/></text:span></text:p>
            <text:list text:continue-numbering="true" text:style-name="L1">
              <text:list-item>
                <text:p><text:span text:style-name="T107"><text:s/></text:span><text:span text:style-name="T108">What is generic programming</text:span></text:p>
              </text:list-item>
              <text:list-item>
                <text:p><text:span text:style-name="T107"><text:s/></text:span><text:span text:style-name="T108">Iterator vs pointer</text:span></text:p>
              </text:list-item>
              <text:list-item>
                <text:p><text:span text:style-name="T107"><text:s/></text:span><text:span text:style-name="T108">Read only and write to container algorithms</text:span></text:p>
              </text:list-item>
              <text:list-item>
                <text:p><text:span text:style-name="T19"><text:s/></text:span><text:span text:style-name="T20">Five iterator categories</text:span></text:p>
              </text:list-item>
              <text:list-item>
                <text:p><text:span text:style-name="T107"><text:s/></text:span><text:span text:style-name="T108">Insert iterators</text:span></text:p>
              </text:list-item>
              <text:list-item>
                <text:p><text:span text:style-name="T107"><text:s/></text:span><text:span text:style-name="T108">Iostream iterator</text:span></text:p>
              </text:list-item>
            </text:list>
            <text:p><text:span text:style-name="T19"/></text:p>
            <text:p><text:span text:style-name="T19"/></text:p>
            <text:p><text:span text:style-name="T19">There are five iterator categories.</text:span></text:p>
            <text:p><text:span text:style-name="T19">1)Input iterator – read, but not write, increment only</text:span></text:p>
            <text:p><text:span text:style-name="T19">2)Output iterator – write but not read; increment only</text:span></text:p>
            <text:p><text:span text:style-name="T19">3)forward iterator – read and write; increment ony</text:span></text:p>
            <text:p><text:span text:style-name="T19">4)bidirectional iterator – read and write; increment and decreament</text:span></text:p>
            <text:p><text:span text:style-name="T19">5)random access iteratot – read and write; full iterarot arithmetic</text:span></text:p>
          </draw:text-box>
        </draw:frame>
        <draw:frame draw:style-name="gr40" draw:layer="layout" svg:width="18.415cm" svg:height="24.316cm" svg:x="34.481cm" svg:y="32.958cm">
          <draw:text-box>
            <text:p><text:span text:style-name="T194">Day3 </text:span></text:p>
            <text:p><text:span text:style-name="T194">8. Storage class specifier</text:span></text:p>
            <text:list text:style-name="L1">
              <text:list-item>
                <text:p><text:span text:style-name="T201"><text:s/></text:span><text:span text:style-name="T201">Automatic</text:span></text:p>
              </text:list-item>
              <text:list-item>
                <text:p><text:span text:style-name="T201"><text:s/></text:span><text:span text:style-name="T201">Const</text:span></text:p>
              </text:list-item>
              <text:list-item>
                <text:p><text:span text:style-name="T201"><text:s/></text:span><text:span text:style-name="T201">Global</text:span></text:p>
              </text:list-item>
              <text:list-item>
                <text:p><text:span text:style-name="T201"><text:s/></text:span><text:span text:style-name="T201">Extern</text:span></text:p>
              </text:list-item>
              <text:list-item>
                <text:p><text:span text:style-name="T201"><text:s/></text:span><text:span text:style-name="T201">Register</text:span></text:p>
              </text:list-item>
              <text:list-item>
                <text:p><text:span text:style-name="T201"><text:s/></text:span><text:span text:style-name="T201">Static</text:span></text:p>
              </text:list-item>
              <text:list-item>
                <text:p><text:span text:style-name="T202"><text:s/></text:span><text:span text:style-name="T202">Volatile</text:span></text:p>
              </text:list-item>
            </text:list>
            <text:p><text:span text:style-name="T203">The auto storage class is the default storage class for all local variables. </text:span></text:p>
            <text:p><text:span text:style-name="T203">{ </text:span></text:p>
            <text:p><text:span text:style-name="T203">int mount; </text:span></text:p>
            <text:p><text:span text:style-name="T203">auto int month; </text:span></text:p>
            <text:p><text:span text:style-name="T203">} </text:span></text:p>
            <text:p><text:span text:style-name="T203">The example above defines two variables with the same storage class, auto can only be used</text:span></text:p>
            <text:p><text:span text:style-name="T203"><text:s/></text:span><text:span text:style-name="T203">within functions, i.e., local variables. </text:span></text:p>
            <text:p><text:span text:style-name="T203"/></text:p>
            <text:p><text:span text:style-name="T203"/></text:p>
            <text:p><text:span text:style-name="T203">Variable defined in global scope of the file.</text:span></text:p>
            <text:p><text:span text:style-name="T203">Global variables are visible across the program.</text:span></text:p>
            <text:p><text:span text:style-name="T203">File using the global variable need to declare it as extern in order to that file compiled.</text:span></text:p>
            <text:p><text:span text:style-name="T203"/></text:p>
          </draw:text-box>
        </draw:frame>
        <draw:line draw:style-name="gr22" draw:text-style-name="P11" draw:layer="layout" svg:x1="1cm" svg:y1="25.888cm" svg:x2="20.59cm" svg:y2="25.888cm">
          <text:p/>
        </draw:line>
      </draw:page>
      <draw:page draw:name="page99" draw:style-name="dp1" draw:master-page-name="Default">
        <office:forms form:automatic-focus="false" form:apply-design-mode="false"/>
        <draw:frame draw:style-name="gr38" draw:text-style-name="P19" draw:layer="layout" svg:width="18.32cm" svg:height="22.992cm" svg:x="1.635cm" svg:y="2.27cm">
          <draw:text-box>
            <text:p><text:span text:style-name="T193"/></text:p>
            <text:p><text:span text:style-name="T194"/></text:p>
            <text:list text:style-name="L1">
              <text:list-header>
                <text:p><text:span text:style-name="T193"/></text:p>
              </text:list-header>
            </text:list>
            <text:p><text:span text:style-name="T193"/></text:p>
            <text:p><text:span text:style-name="T195"><text:s text:c="115"/></text:span></text:p>
          </draw:text-box>
        </draw:frame>
        <draw:frame draw:style-name="gr41" draw:text-style-name="P22" draw:layer="layout" svg:width="18.415cm" svg:height="23.809cm" svg:x="1.381cm" svg:y="1.914cm">
          <draw:text-box>
            <text:p><text:span text:style-name="T34">10. Generic programming</text:span><text:span text:style-name="T34"><text:tab/></text:span></text:p>
            <text:list text:style-name="L1">
              <text:list-item>
                <text:p><text:span text:style-name="T107"><text:s/></text:span><text:span text:style-name="T108">What is generic programming</text:span></text:p>
              </text:list-item>
              <text:list-item>
                <text:p><text:span text:style-name="T107"><text:s/></text:span><text:span text:style-name="T108">Iterator vs pointer</text:span></text:p>
              </text:list-item>
              <text:list-item>
                <text:p><text:span text:style-name="T107"><text:s/></text:span><text:span text:style-name="T108">Read only and write to container algorithms</text:span></text:p>
              </text:list-item>
              <text:list-item>
                <text:p><text:span text:style-name="T107"><text:s/></text:span><text:span text:style-name="T108">Five iterator categories</text:span></text:p>
              </text:list-item>
              <text:list-item>
                <text:p><text:span text:style-name="T19"><text:s/></text:span><text:span text:style-name="T20">Insert iterators</text:span></text:p>
              </text:list-item>
              <text:list-item>
                <text:p><text:span text:style-name="T107"><text:s/></text:span><text:span text:style-name="T108">Iostream iterator</text:span></text:p>
                <text:p><text:span text:style-name="T231"/></text:p>
              </text:list-item>
            </text:list>
            <text:p><text:span text:style-name="T19">Generic algorithms does not change the container size. It is generic in</text:span></text:p>
            <text:p><text:span text:style-name="T19">the sense it takes iterator of any type and then calls generic functions</text:span></text:p>
            <text:p><text:span text:style-name="T19">on the iterator. It is an iterator which modifies the container</text:span></text:p>
            <text:p><text:span text:style-name="T19"/></text:p>
            <text:p><text:span text:style-name="T19">These iterator are bound to a container and can be used to insert elements</text:span></text:p>
            <text:p><text:span text:style-name="T19">to the container.</text:span></text:p>
            <text:p><text:span text:style-name="T19"/></text:p>
            <text:p><text:span text:style-name="T19">Two types of inserter back_inserter and front_inserter. </text:span></text:p>
            <text:p><text:span text:style-name="T48"/></text:p>
            <text:p><text:span text:style-name="T48"/></text:p>
            <text:p><text:span text:style-name="T48">---------------------- <text:s text:c="5"/>----------------- <text:s/>push_back ----------- to -------------</text:span></text:p>
            <text:p><text:span text:style-name="T48">| Generic algoritms | ----&gt; | back_inserter | <text:s text:c="2"/>o------ <text:s/>|iterator |---&gt;| container |</text:span></text:p>
            <text:p><text:span text:style-name="T48">| ex. fill_n <text:s text:c="7"/>| <text:s text:c="6"/>----------------- <text:s text:c="11"/>----------- <text:s text:c="3"/>-------------</text:span></text:p>
            <text:p><text:span text:style-name="T48">----------------------</text:span></text:p>
            <text:p><text:span text:style-name="T48"/></text:p>
            <text:p><text:span text:style-name="T52">vector&lt;int&gt; vec;</text:span></text:p>
            <text:p><text:span text:style-name="T52">fill_n(ack_inserter(vec),10,0); // appends 10 elements to vec</text:span></text:p>
            <text:p><text:span text:style-name="T52"/></text:p>
            <text:p><text:span text:style-name="T52">copy(lst.begin(),lst.end(),back_inserter(vec));</text:span></text:p>
            <text:p><text:span text:style-name="T52"/></text:p>
            <text:p><text:span text:style-name="T50"/></text:p>
            <text:p><text:span text:style-name="T50"/></text:p>
            <text:p><text:span text:style-name="T34">10. Generic programming</text:span><text:span text:style-name="T34"><text:tab/></text:span></text:p>
            <text:list text:continue-numbering="true" text:style-name="L1">
              <text:list-item>
                <text:p><text:span text:style-name="T107"><text:s/></text:span><text:span text:style-name="T108">What is generic programming</text:span></text:p>
              </text:list-item>
              <text:list-item>
                <text:p><text:span text:style-name="T107"><text:s/></text:span><text:span text:style-name="T108">Iterator vs pointer</text:span></text:p>
              </text:list-item>
              <text:list-item>
                <text:p><text:span text:style-name="T107"><text:s/></text:span><text:span text:style-name="T108">Read only and write to container algorithms</text:span></text:p>
              </text:list-item>
              <text:list-item>
                <text:p><text:span text:style-name="T107"><text:s/></text:span><text:span text:style-name="T108">Five iterator categories</text:span></text:p>
              </text:list-item>
              <text:list-item>
                <text:p><text:span text:style-name="T107"><text:s/></text:span><text:span text:style-name="T108">Insert iterators</text:span></text:p>
              </text:list-item>
              <text:list-item>
                <text:p><text:span text:style-name="T19"><text:s/></text:span><text:span text:style-name="T20">Iostream iterator</text:span></text:p>
                <text:p><text:span text:style-name="T19"/></text:p>
              </text:list-item>
            </text:list>
            <text:p><text:span text:style-name="T19"/></text:p>
            <text:p><text:span text:style-name="T19">ostream_iterators are used to write a sequence of value to a stream in</text:span></text:p>
            <text:p><text:span text:style-name="T19">much the same way that we might use and iterator to assign a sequence</text:span></text:p>
            <text:p><text:span text:style-name="T19">of values to the elements of a container.</text:span></text:p>
            <text:p><text:span text:style-name="T19"/></text:p>
            <text:p><text:span text:style-name="T52">ostream_iterator&lt;string&gt; out_iter(cout,”\n”);</text:span></text:p>
            <text:p><text:span text:style-name="T52">istream_iterator&lt;string&gt; in_iter(cin),eof;</text:span></text:p>
            <text:p><text:span text:style-name="T52">while(in_iter != eof)</text:span></text:p>
            <text:p><text:span text:style-name="T52">*out_iter++ = *in_iter++;</text:span></text:p>
            <text:p><text:span text:style-name="T42"/></text:p>
            <text:p><text:span text:style-name="T42"/></text:p>
            <text:p><text:span text:style-name="T19">Limitations of steam iterators</text:span></text:p>
            <text:p><text:span text:style-name="T19">- It is not possible to read from an ostream_iterator and it not possible</text:span></text:p>
            <text:p><text:span text:style-name="T19">to write to an istream_iterator. </text:span></text:p>
            <text:p><text:span text:style-name="T19">- Once we assign a value to an ostream_iterator, the write is committed</text:span></text:p>
            <text:p><text:span text:style-name="T19">- There is no -&gt; operator for ostream-iterator</text:span></text:p>
            <text:p><text:span text:style-name="T19"/></text:p>
            <text:p><text:span text:style-name="T52"/></text:p>
          </draw:text-box>
        </draw:frame>
        <draw:frame draw:style-name="gr40" draw:layer="layout" svg:width="18.415cm" svg:height="24.316cm" svg:x="34.481cm" svg:y="32.958cm">
          <draw:text-box>
            <text:p><text:span text:style-name="T194">Day3 </text:span></text:p>
            <text:p><text:span text:style-name="T194">8. Storage class specifier</text:span></text:p>
            <text:list text:style-name="L1">
              <text:list-item>
                <text:p><text:span text:style-name="T201"><text:s/></text:span><text:span text:style-name="T201">Automatic</text:span></text:p>
              </text:list-item>
              <text:list-item>
                <text:p><text:span text:style-name="T201"><text:s/></text:span><text:span text:style-name="T201">Const</text:span></text:p>
              </text:list-item>
              <text:list-item>
                <text:p><text:span text:style-name="T201"><text:s/></text:span><text:span text:style-name="T201">Global</text:span></text:p>
              </text:list-item>
              <text:list-item>
                <text:p><text:span text:style-name="T201"><text:s/></text:span><text:span text:style-name="T201">Extern</text:span></text:p>
              </text:list-item>
              <text:list-item>
                <text:p><text:span text:style-name="T201"><text:s/></text:span><text:span text:style-name="T201">Register</text:span></text:p>
              </text:list-item>
              <text:list-item>
                <text:p><text:span text:style-name="T201"><text:s/></text:span><text:span text:style-name="T201">Static</text:span></text:p>
              </text:list-item>
              <text:list-item>
                <text:p><text:span text:style-name="T202"><text:s/></text:span><text:span text:style-name="T202">Volatile</text:span></text:p>
              </text:list-item>
            </text:list>
            <text:p><text:span text:style-name="T203">The auto storage class is the default storage class for all local variables. </text:span></text:p>
            <text:p><text:span text:style-name="T203">{ </text:span></text:p>
            <text:p><text:span text:style-name="T203">int mount; </text:span></text:p>
            <text:p><text:span text:style-name="T203">auto int month; </text:span></text:p>
            <text:p><text:span text:style-name="T203">} </text:span></text:p>
            <text:p><text:span text:style-name="T203">The example above defines two variables with the same storage class, auto can only be used</text:span></text:p>
            <text:p><text:span text:style-name="T203"><text:s/></text:span><text:span text:style-name="T203">within functions, i.e., local variables. </text:span></text:p>
            <text:p><text:span text:style-name="T203"/></text:p>
            <text:p><text:span text:style-name="T203"/></text:p>
            <text:p><text:span text:style-name="T203">Variable defined in global scope of the file.</text:span></text:p>
            <text:p><text:span text:style-name="T203">Global variables are visible across the program.</text:span></text:p>
            <text:p><text:span text:style-name="T203">File using the global variable need to declare it as extern in order to that file compiled.</text:span></text:p>
            <text:p><text:span text:style-name="T203"/></text:p>
          </draw:text-box>
        </draw:frame>
        <draw:line draw:style-name="gr22" draw:text-style-name="P11" draw:layer="layout" svg:x1="1cm" svg:y1="25.888cm" svg:x2="20.59cm" svg:y2="25.888cm">
          <text:p/>
        </draw:line>
      </draw:page>
      <draw:page draw:name="page100" draw:style-name="dp1" draw:master-page-name="Default">
        <office:forms form:automatic-focus="false" form:apply-design-mode="false"/>
        <draw:frame draw:style-name="gr38" draw:text-style-name="P19" draw:layer="layout" svg:width="18.32cm" svg:height="22.992cm" svg:x="1.635cm" svg:y="2.403cm">
          <draw:text-box>
            <text:p><text:span text:style-name="T193"/></text:p>
            <text:p><text:span text:style-name="T194"/></text:p>
            <text:list text:style-name="L1">
              <text:list-header>
                <text:p><text:span text:style-name="T193"/></text:p>
              </text:list-header>
            </text:list>
            <text:p><text:span text:style-name="T193"/></text:p>
            <text:p><text:span text:style-name="T195"><text:s text:c="115"/></text:span></text:p>
          </draw:text-box>
        </draw:frame>
        <draw:frame draw:style-name="gr41" draw:text-style-name="P23" draw:layer="layout" svg:width="18.415cm" svg:height="23.681cm" svg:x="1.381cm" svg:y="1.914cm">
          <draw:text-box>
            <text:p><text:span text:style-name="T19">Sorting input from console</text:span></text:p>
            <text:p><text:span text:style-name="T52">istream_iterator&lt;int. cin_it(cin);</text:span></text:p>
            <text:p><text:span text:style-name="T52">istream_iterator&lt;int&gt; end_of_stream;</text:span></text:p>
            <text:p><text:span text:style-name="T52">vector&lt;int&gt;(cin_it,end_of_stream);</text:span></text:p>
            <text:p><text:span text:style-name="T52">sort(vec.begin((),vec.end9));</text:span></text:p>
            <text:p><text:span text:style-name="T52">ostream_iterator&lt;int&gt; output(cout, “ “);</text:span></text:p>
            <text:p><text:span text:style-name="T52">unique_copy(vec.begin(),vec.end(),output);</text:span></text:p>
            <text:p><text:span text:style-name="T52"/></text:p>
            <text:p><text:span text:style-name="T52"/></text:p>
            <text:p><text:span text:style-name="T34">Day 4 Morning</text:span></text:p>
            <text:p><text:span text:style-name="T34">11. Operator overloading</text:span></text:p>
            <text:list text:style-name="L1">
              <text:list-item>
                <text:p><text:span text:style-name="T105"><text:s/></text:span><text:span text:style-name="T63">Basics of operator overloading</text:span></text:p>
              </text:list-item>
              <text:list-item>
                <text:p><text:span text:style-name="T107"><text:s/></text:span><text:span text:style-name="T36">Overloading as method and non member function</text:span></text:p>
              </text:list-item>
              <text:list-item>
                <text:p><text:span text:style-name="T107"><text:s/></text:span><text:span text:style-name="T36">Overloading binary operator</text:span></text:p>
              </text:list-item>
              <text:list-item>
                <text:p><text:span text:style-name="T107"><text:s/></text:span><text:span text:style-name="T36">Overloading relational and logical operator</text:span></text:p>
              </text:list-item>
              <text:list-item>
                <text:p><text:span text:style-name="T107"><text:s/></text:span><text:span text:style-name="T36">Overloading unary operator</text:span></text:p>
              </text:list-item>
              <text:list-item>
                <text:p><text:span text:style-name="T107"><text:s/></text:span><text:span text:style-name="T36">Overloading assignment operator</text:span></text:p>
              </text:list-item>
              <text:list-item>
                <text:p><text:span text:style-name="T107"><text:s/></text:span><text:span text:style-name="T36">Overloading [] operator</text:span></text:p>
              </text:list-item>
              <text:list-item>
                <text:p><text:span text:style-name="T107"><text:s/></text:span><text:span text:style-name="T36">Creating a conversion function</text:span></text:p>
              </text:list-item>
              <text:list-item>
                <text:p><text:span text:style-name="T107"><text:s/></text:span><text:span text:style-name="T36">Conversion &amp; class types</text:span></text:p>
                <text:p><text:span text:style-name="T231"/></text:p>
              </text:list-item>
            </text:list>
            <text:p><text:span text:style-name="T35">- Its possible to overload operator and making it a member function.</text:span></text:p>
            <text:p><text:span text:style-name="T35">- operator can be called in expression way or like a member function</text:span></text:p>
            <text:p><text:span text:style-name="T187"/></text:p>
            <text:p><text:span text:style-name="T148">#include &lt;iostream&gt;</text:span></text:p>
            <text:p><text:span text:style-name="T65">using namespace std;</text:span></text:p>
            <text:p><text:span text:style-name="T65">class mystring {</text:span></text:p>
            <text:p><text:span text:style-name="T65">public:</text:span></text:p>
            <text:p><text:span text:style-name="T65">mystring(const mystring&amp; str) {</text:span></text:p>
            <text:p><text:span text:style-name="T65">_val=str._val;</text:span></text:p>
            <text:p><text:span text:style-name="T65">}</text:span></text:p>
            <text:p><text:span text:style-name="T52">mystring(const char* val) {</text:span></text:p>
            <text:p><text:span text:style-name="T52">_val=val;</text:span></text:p>
            <text:p><text:span text:style-name="T52">}</text:span></text:p>
            <text:p><text:span text:style-name="T52">mystring&amp; operator+=(const mystring&amp; val) {</text:span></text:p>
            <text:p><text:span text:style-name="T52">_val=_val+val._val;</text:span></text:p>
            <text:p><text:span text:style-name="T52">return *this;</text:span></text:p>
            <text:p><text:span text:style-name="T52">}</text:span></text:p>
            <text:p><text:span text:style-name="T52">const string&amp; val() {</text:span></text:p>
            <text:p><text:span text:style-name="T52">return _val;</text:span></text:p>
            <text:p><text:span text:style-name="T52">}</text:span></text:p>
            <text:p><text:span text:style-name="T52">private:</text:span></text:p>
            <text:p><text:span text:style-name="T52">string _val;</text:span></text:p>
            <text:p><text:span text:style-name="T52">};</text:span></text:p>
            <text:p><text:span text:style-name="T52">mystring operator+(const mystring&amp; left, const mystring&amp; right) {</text:span></text:p>
            <text:p><text:span text:style-name="T52">mystring tempstr(left);</text:span></text:p>
            <text:p><text:span text:style-name="T52">tempstr+=right;</text:span></text:p>
            <text:p><text:span text:style-name="T52">return tempstr;</text:span></text:p>
            <text:p><text:span text:style-name="T52">}</text:span></text:p>
            <text:p><text:span text:style-name="T52">int main(int argc, char *argv[]) {</text:span></text:p>
            <text:p><text:span text:style-name="T52">mystring item="one";</text:span></text:p>
            <text:p><text:span text:style-name="T52">item=item+"two";</text:span></text:p>
            <text:p><text:span text:style-name="T52">item.operator+=("three");</text:span></text:p>
            <text:p><text:span text:style-name="T52">cout&lt;&lt;"item : "&lt;&lt;item.val().c_str()&lt;&lt;endl;</text:span></text:p>
            <text:p><text:span text:style-name="T52">return 0;</text:span></text:p>
            <text:p><text:span text:style-name="T52">}</text:span></text:p>
            <text:p><text:span text:style-name="T52"/></text:p>
            <text:p><text:span text:style-name="T233"><text:s/></text:span></text:p>
          </draw:text-box>
        </draw:frame>
        <draw:frame draw:style-name="gr40" draw:layer="layout" svg:width="18.415cm" svg:height="24.316cm" svg:x="34.481cm" svg:y="32.958cm">
          <draw:text-box>
            <text:p><text:span text:style-name="T194">Day3 </text:span></text:p>
            <text:p><text:span text:style-name="T194">8. Storage class specifier</text:span></text:p>
            <text:list text:style-name="L1">
              <text:list-item>
                <text:p><text:span text:style-name="T201"><text:s/></text:span><text:span text:style-name="T201">Automatic</text:span></text:p>
              </text:list-item>
              <text:list-item>
                <text:p><text:span text:style-name="T201"><text:s/></text:span><text:span text:style-name="T201">Const</text:span></text:p>
              </text:list-item>
              <text:list-item>
                <text:p><text:span text:style-name="T201"><text:s/></text:span><text:span text:style-name="T201">Global</text:span></text:p>
              </text:list-item>
              <text:list-item>
                <text:p><text:span text:style-name="T201"><text:s/></text:span><text:span text:style-name="T201">Extern</text:span></text:p>
              </text:list-item>
              <text:list-item>
                <text:p><text:span text:style-name="T201"><text:s/></text:span><text:span text:style-name="T201">Register</text:span></text:p>
              </text:list-item>
              <text:list-item>
                <text:p><text:span text:style-name="T201"><text:s/></text:span><text:span text:style-name="T201">Static</text:span></text:p>
              </text:list-item>
              <text:list-item>
                <text:p><text:span text:style-name="T202"><text:s/></text:span><text:span text:style-name="T202">Volatile</text:span></text:p>
              </text:list-item>
            </text:list>
            <text:p><text:span text:style-name="T203">The auto storage class is the default storage class for all local variables. </text:span></text:p>
            <text:p><text:span text:style-name="T203">{ </text:span></text:p>
            <text:p><text:span text:style-name="T203">int mount; </text:span></text:p>
            <text:p><text:span text:style-name="T203">auto int month; </text:span></text:p>
            <text:p><text:span text:style-name="T203">} </text:span></text:p>
            <text:p><text:span text:style-name="T203">The example above defines two variables with the same storage class, auto can only be used</text:span></text:p>
            <text:p><text:span text:style-name="T203"><text:s/></text:span><text:span text:style-name="T203">within functions, i.e., local variables. </text:span></text:p>
            <text:p><text:span text:style-name="T203"/></text:p>
            <text:p><text:span text:style-name="T203"/></text:p>
            <text:p><text:span text:style-name="T203">Variable defined in global scope of the file.</text:span></text:p>
            <text:p><text:span text:style-name="T203">Global variables are visible across the program.</text:span></text:p>
            <text:p><text:span text:style-name="T203">File using the global variable need to declare it as extern in order to that file compiled.</text:span></text:p>
            <text:p><text:span text:style-name="T203"/></text:p>
          </draw:text-box>
        </draw:frame>
        <draw:line draw:style-name="gr22" draw:text-style-name="P11" draw:layer="layout" svg:x1="1cm" svg:y1="25.888cm" svg:x2="20.59cm" svg:y2="25.888cm">
          <text:p/>
        </draw:line>
      </draw:page>
      <draw:page draw:name="page101" draw:style-name="dp1" draw:master-page-name="Default">
        <office:forms form:automatic-focus="false" form:apply-design-mode="false"/>
        <draw:frame draw:style-name="gr38" draw:text-style-name="P19" draw:layer="layout" svg:width="18.32cm" svg:height="22.992cm" svg:x="1.635cm" svg:y="2.403cm">
          <draw:text-box>
            <text:p><text:span text:style-name="T193"/></text:p>
            <text:p><text:span text:style-name="T194"/></text:p>
            <text:list text:style-name="L1">
              <text:list-header>
                <text:p><text:span text:style-name="T193"/></text:p>
              </text:list-header>
            </text:list>
            <text:p><text:span text:style-name="T193"/></text:p>
            <text:p><text:span text:style-name="T195"><text:s text:c="115"/></text:span></text:p>
          </draw:text-box>
        </draw:frame>
        <draw:frame draw:style-name="gr41" draw:text-style-name="P19" draw:layer="layout" svg:width="18.415cm" svg:height="23.681cm" svg:x="1.381cm" svg:y="1.914cm">
          <draw:text-box>
            <text:p><text:span text:style-name="T69">- It makes classes object support operators and can be used in expression.</text:span></text:p>
            <text:p><text:span text:style-name="T35">- operator to overload</text:span></text:p>
            <text:p><text:span text:style-name="T115"/></text:p>
            <text:p><text:span text:style-name="T67">+</text:span><text:span text:style-name="T67"><text:tab/></text:span><text:span text:style-name="T67">-</text:span><text:span text:style-name="T67"><text:tab/></text:span><text:span text:style-name="T67">*</text:span><text:span text:style-name="T67"><text:tab/></text:span><text:span text:style-name="T67">/</text:span><text:span text:style-name="T67"><text:tab/></text:span><text:span text:style-name="T67">%</text:span><text:span text:style-name="T67"><text:tab/></text:span><text:span text:style-name="T67">^</text:span></text:p>
            <text:p><text:span text:style-name="T67">&amp;</text:span><text:span text:style-name="T67"><text:tab/></text:span><text:span text:style-name="T67">|</text:span><text:span text:style-name="T67"><text:tab/></text:span><text:span text:style-name="T67">~</text:span><text:span text:style-name="T67"><text:tab/></text:span><text:span text:style-name="T67">!</text:span><text:span text:style-name="T67"><text:tab/></text:span><text:span text:style-name="T67">,</text:span><text:span text:style-name="T67"><text:tab/></text:span><text:span text:style-name="T67">=</text:span></text:p>
            <text:p><text:span text:style-name="T67">&lt;</text:span><text:span text:style-name="T67"><text:tab/></text:span><text:span text:style-name="T67">&gt;</text:span><text:span text:style-name="T67"><text:tab/></text:span><text:span text:style-name="T67">&lt;=</text:span><text:span text:style-name="T67"><text:tab/></text:span><text:span text:style-name="T67">&gt;=</text:span><text:span text:style-name="T67"><text:tab/></text:span><text:span text:style-name="T67">++</text:span><text:span text:style-name="T67"><text:tab/></text:span><text:span text:style-name="T67">--</text:span></text:p>
            <text:p><text:span text:style-name="T67">&lt;&lt;</text:span><text:span text:style-name="T67"><text:tab/></text:span><text:span text:style-name="T67">&gt;&gt;</text:span><text:span text:style-name="T67"><text:tab/></text:span><text:span text:style-name="T67">==</text:span><text:span text:style-name="T67"><text:tab/></text:span><text:span text:style-name="T67">!=</text:span><text:span text:style-name="T67"><text:tab/></text:span><text:span text:style-name="T67">&amp;&amp;</text:span><text:span text:style-name="T67"><text:tab/></text:span><text:span text:style-name="T67">||</text:span></text:p>
            <text:p><text:span text:style-name="T67">+=</text:span><text:span text:style-name="T67"><text:tab/></text:span><text:span text:style-name="T67">-=</text:span><text:span text:style-name="T67"><text:tab/></text:span><text:span text:style-name="T67">/=</text:span><text:span text:style-name="T67"><text:tab/></text:span><text:span text:style-name="T67">%=</text:span><text:span text:style-name="T67"><text:tab/></text:span><text:span text:style-name="T67">^=</text:span><text:span text:style-name="T67"><text:tab/></text:span><text:span text:style-name="T67">&amp;=</text:span></text:p>
            <text:p><text:span text:style-name="T67">|=</text:span><text:span text:style-name="T67"><text:tab/></text:span><text:span text:style-name="T67">*=</text:span><text:span text:style-name="T67"><text:tab/></text:span><text:span text:style-name="T67">&lt;&lt;=</text:span><text:span text:style-name="T67"><text:tab/></text:span><text:span text:style-name="T67">&gt;&gt;=</text:span><text:span text:style-name="T67"><text:tab/></text:span><text:span text:style-name="T67">[]</text:span><text:span text:style-name="T67"><text:tab/></text:span><text:span text:style-name="T67">()</text:span></text:p>
            <text:p><text:span text:style-name="T67">-&gt;</text:span><text:span text:style-name="T67"><text:tab/></text:span><text:span text:style-name="T67">-&gt;*</text:span><text:span text:style-name="T67"><text:tab/></text:span><text:span text:style-name="T67">new</text:span><text:span text:style-name="T67"><text:tab/></text:span><text:span text:style-name="T67">new []</text:span><text:span text:style-name="T67"><text:tab/></text:span><text:span text:style-name="T67">delete</text:span><text:span text:style-name="T67"><text:tab/></text:span><text:span text:style-name="T67">delete []</text:span></text:p>
            <text:p><text:span text:style-name="T193"/></text:p>
            <text:p><text:span text:style-name="T35">- operators that cannot be overloaded</text:span></text:p>
            <text:p><text:span text:style-name="T118"><text:s text:c="3"/></text:span><text:span text:style-name="T68">::</text:span><text:span text:style-name="T68"><text:tab/></text:span><text:span text:style-name="T68">.*</text:span><text:span text:style-name="T68"><text:tab/></text:span><text:span text:style-name="T68">.</text:span><text:span text:style-name="T68"><text:tab/></text:span><text:span text:style-name="T68">?:</text:span></text:p>
            <text:p><text:span text:style-name="T42"/></text:p>
            <text:p><text:span text:style-name="T35">- Precautions</text:span></text:p>
            <text:p><text:span text:style-name="T20"><text:s/></text:span><text:span text:style-name="T35">- Overloaded Operators mush have an operand of Class Type</text:span></text:p>
            <text:p><text:span text:style-name="T20"><text:s text:c="4"/></text:span><text:span text:style-name="T35">int operator+(int, int); // error int not class type</text:span></text:p>
            <text:p><text:span text:style-name="T20"><text:s/></text:span><text:span text:style-name="T35">- Precedence and Associativity are Fixed</text:span></text:p>
            <text:p><text:span text:style-name="T20"><text:s text:c="4"/></text:span><text:span text:style-name="T35">x == y+z; // y+z would happen first followed by left to right associativity</text:span></text:p>
            <text:p><text:span text:style-name="T20"><text:s/></text:span><text:span text:style-name="T35">- Take care when overloading short circuit evaluation.</text:span></text:p>
            <text:p><text:span text:style-name="T20"><text:s text:c="4"/></text:span><text:span text:style-name="T35">&amp; | &amp;&amp; || ,</text:span></text:p>
            <text:p><text:span text:style-name="T35">- Operator</text:span></text:p>
            <text:p><text:span text:style-name="T19"/></text:p>
            <text:p><text:span text:style-name="T34">11. Operator overloading</text:span></text:p>
            <text:list text:style-name="L1">
              <text:list-item>
                <text:p><text:span text:style-name="T107"><text:s/></text:span><text:span text:style-name="T36">Basics of operator overloading</text:span></text:p>
              </text:list-item>
              <text:list-item>
                <text:p><text:span text:style-name="T19"><text:s/></text:span><text:span text:style-name="T35">Overloading as method and non member function</text:span></text:p>
              </text:list-item>
              <text:list-item>
                <text:p><text:span text:style-name="T107"><text:s/></text:span><text:span text:style-name="T36">Overloading binary operator</text:span></text:p>
              </text:list-item>
              <text:list-item>
                <text:p><text:span text:style-name="T107"><text:s/></text:span><text:span text:style-name="T36">Overloading relational and logical operator</text:span></text:p>
              </text:list-item>
              <text:list-item>
                <text:p><text:span text:style-name="T107"><text:s/></text:span><text:span text:style-name="T36">Overloading unary operator</text:span></text:p>
              </text:list-item>
              <text:list-item>
                <text:p><text:span text:style-name="T107"><text:s/></text:span><text:span text:style-name="T36">Overloading assignment operator</text:span></text:p>
              </text:list-item>
              <text:list-item>
                <text:p><text:span text:style-name="T107"><text:s/></text:span><text:span text:style-name="T36">Overloading [] operator</text:span></text:p>
              </text:list-item>
              <text:list-item>
                <text:p><text:span text:style-name="T107"><text:s/></text:span><text:span text:style-name="T36">Creating a conversion function</text:span></text:p>
              </text:list-item>
              <text:list-item>
                <text:p><text:span text:style-name="T107"><text:s/></text:span><text:span text:style-name="T36">Conversion &amp; class types</text:span></text:p>
              </text:list-item>
            </text:list>
            <text:p><text:span text:style-name="T187"/></text:p>
            <text:p><text:span text:style-name="T35">- Two kinds of operator overloading</text:span></text:p>
            <text:p><text:span text:style-name="T35">- As member function</text:span></text:p>
            <text:p><text:span text:style-name="T20"><text:s text:c="2"/></text:span><text:span text:style-name="T35">- The assignment(=), subscript ( [] ), call ( () ), and member access arrow (-&gt;)</text:span></text:p>
            <text:p><text:span text:style-name="T35"><text:s text:c="2"/></text:span><text:span text:style-name="T35">operators must be defined as members. Defining any of these operations as a</text:span></text:p>
            <text:p><text:span text:style-name="T35"><text:s text:c="2"/></text:span><text:span text:style-name="T35">nonmember function is flagged at compile time as an error.</text:span></text:p>
            <text:p><text:span text:style-name="T20"><text:s text:c="2"/></text:span><text:span text:style-name="T35">- Like = operator, compound assignment operators (+=, -=, *=, /=) ordinary</text:span></text:p>
            <text:p><text:span text:style-name="T35"><text:s text:c="2"/></text:span><text:span text:style-name="T35">ought to be members of the class. If not there then compiler will not generate</text:span></text:p>
            <text:p><text:span text:style-name="T35"><text:s text:c="2"/></text:span><text:span text:style-name="T35">any error if defined as non members.</text:span></text:p>
            <text:p><text:span text:style-name="T20"><text:s text:c="2"/></text:span><text:span text:style-name="T35">- Other operators that change the state of their object or that are closely tied</text:span></text:p>
            <text:p><text:span text:style-name="T35"><text:s text:c="2"/></text:span><text:span text:style-name="T35">to their given type - such as increment, decrement , and dereference - </text:span></text:p>
            <text:p><text:span text:style-name="T35"><text:s text:c="2"/></text:span><text:span text:style-name="T35">usually should be members of the class.</text:span></text:p>
            <text:p><text:span text:style-name="T20"><text:s text:c="2"/></text:span><text:span text:style-name="T35">- Operator returning lvalue</text:span></text:p>
            <text:p><text:span text:style-name="T35">- As friend function or non member function</text:span></text:p>
            <text:p><text:span text:style-name="T20"><text:s text:c="2"/></text:span><text:span text:style-name="T35">- Symmetric operators, such as the arithmetic, equality, relational , and</text:span></text:p>
            <text:p><text:span text:style-name="T35"><text:s text:c="2"/></text:span><text:span text:style-name="T35">bitwise operators, are better defined as ordinary nonmember functions.</text:span></text:p>
            <text:p><text:span text:style-name="T20"><text:s text:c="2"/></text:span><text:span text:style-name="T35">- Operator return r-value better fits as non member. i.e. + operator.</text:span></text:p>
            <text:p><text:span text:style-name="T19"/></text:p>
          </draw:text-box>
        </draw:frame>
        <draw:frame draw:style-name="gr40" draw:layer="layout" svg:width="18.415cm" svg:height="24.316cm" svg:x="34.481cm" svg:y="32.958cm">
          <draw:text-box>
            <text:p><text:span text:style-name="T194">Day3 </text:span></text:p>
            <text:p><text:span text:style-name="T194">8. Storage class specifier</text:span></text:p>
            <text:list text:style-name="L1">
              <text:list-item>
                <text:p><text:span text:style-name="T201"><text:s/></text:span><text:span text:style-name="T201">Automatic</text:span></text:p>
              </text:list-item>
              <text:list-item>
                <text:p><text:span text:style-name="T201"><text:s/></text:span><text:span text:style-name="T201">Const</text:span></text:p>
              </text:list-item>
              <text:list-item>
                <text:p><text:span text:style-name="T201"><text:s/></text:span><text:span text:style-name="T201">Global</text:span></text:p>
              </text:list-item>
              <text:list-item>
                <text:p><text:span text:style-name="T201"><text:s/></text:span><text:span text:style-name="T201">Extern</text:span></text:p>
              </text:list-item>
              <text:list-item>
                <text:p><text:span text:style-name="T201"><text:s/></text:span><text:span text:style-name="T201">Register</text:span></text:p>
              </text:list-item>
              <text:list-item>
                <text:p><text:span text:style-name="T201"><text:s/></text:span><text:span text:style-name="T201">Static</text:span></text:p>
              </text:list-item>
              <text:list-item>
                <text:p><text:span text:style-name="T202"><text:s/></text:span><text:span text:style-name="T202">Volatile</text:span></text:p>
              </text:list-item>
            </text:list>
            <text:p><text:span text:style-name="T203">The auto storage class is the default storage class for all local variables. </text:span></text:p>
            <text:p><text:span text:style-name="T203">{ </text:span></text:p>
            <text:p><text:span text:style-name="T203">int mount; </text:span></text:p>
            <text:p><text:span text:style-name="T203">auto int month; </text:span></text:p>
            <text:p><text:span text:style-name="T203">} </text:span></text:p>
            <text:p><text:span text:style-name="T203">The example above defines two variables with the same storage class, auto can only be used</text:span></text:p>
            <text:p><text:span text:style-name="T203"><text:s/></text:span><text:span text:style-name="T203">within functions, i.e., local variables. </text:span></text:p>
            <text:p><text:span text:style-name="T203"/></text:p>
            <text:p><text:span text:style-name="T203"/></text:p>
            <text:p><text:span text:style-name="T203">Variable defined in global scope of the file.</text:span></text:p>
            <text:p><text:span text:style-name="T203">Global variables are visible across the program.</text:span></text:p>
            <text:p><text:span text:style-name="T203">File using the global variable need to declare it as extern in order to that file compiled.</text:span></text:p>
            <text:p><text:span text:style-name="T203"/></text:p>
          </draw:text-box>
        </draw:frame>
        <draw:line draw:style-name="gr22" draw:text-style-name="P11" draw:layer="layout" svg:x1="1cm" svg:y1="25.888cm" svg:x2="20.59cm" svg:y2="25.888cm">
          <text:p/>
        </draw:line>
      </draw:page>
      <draw:page draw:name="page102" draw:style-name="dp1" draw:master-page-name="Default">
        <office:forms form:automatic-focus="false" form:apply-design-mode="false"/>
        <draw:frame draw:style-name="gr38" draw:text-style-name="P19" draw:layer="layout" svg:width="18.32cm" svg:height="22.992cm" svg:x="1.635cm" svg:y="2.403cm">
          <draw:text-box>
            <text:p><text:span text:style-name="T193"/></text:p>
            <text:p><text:span text:style-name="T194"/></text:p>
            <text:list text:style-name="L1">
              <text:list-header>
                <text:p><text:span text:style-name="T193"/></text:p>
              </text:list-header>
            </text:list>
            <text:p><text:span text:style-name="T193"/></text:p>
            <text:p><text:span text:style-name="T195"><text:s text:c="115"/></text:span></text:p>
          </draw:text-box>
        </draw:frame>
        <draw:frame draw:style-name="gr41" draw:text-style-name="P20" draw:layer="layout" svg:width="18.415cm" svg:height="23.681cm" svg:x="1.381cm" svg:y="1.914cm">
          <draw:text-box>
            <text:p><text:span text:style-name="T34">11. Operator overloading</text:span></text:p>
            <text:list text:style-name="L1">
              <text:list-item>
                <text:p><text:span text:style-name="T222"><text:s/></text:span><text:span text:style-name="T234">Basics of operator overloading</text:span></text:p>
              </text:list-item>
              <text:list-item>
                <text:p><text:span text:style-name="T222"><text:s/></text:span><text:span text:style-name="T234">Overloading as method and non member function</text:span></text:p>
              </text:list-item>
              <text:list-item>
                <text:p><text:span text:style-name="T19"><text:s/></text:span><text:span text:style-name="T35">Overloading binary operator</text:span></text:p>
              </text:list-item>
              <text:list-item>
                <text:p><text:span text:style-name="T222"><text:s/></text:span><text:span text:style-name="T234">Overloading relational and logical operator</text:span></text:p>
              </text:list-item>
              <text:list-item>
                <text:p><text:span text:style-name="T222"><text:s/></text:span><text:span text:style-name="T234">Overloading unary operator</text:span></text:p>
              </text:list-item>
              <text:list-item>
                <text:p><text:span text:style-name="T222"><text:s/></text:span><text:span text:style-name="T234">Overloading assignment operator</text:span></text:p>
              </text:list-item>
              <text:list-item>
                <text:p><text:span text:style-name="T222"><text:s/></text:span><text:span text:style-name="T234">Overloading [] operator</text:span></text:p>
              </text:list-item>
              <text:list-item>
                <text:p><text:span text:style-name="T222"><text:s/></text:span><text:span text:style-name="T234">Creating a conversion function</text:span></text:p>
              </text:list-item>
              <text:list-item>
                <text:p><text:span text:style-name="T222"><text:s/></text:span><text:span text:style-name="T234">Conversion &amp; class types</text:span></text:p>
              </text:list-item>
            </text:list>
            <text:p><text:span text:style-name="T235"/></text:p>
            <text:p><text:span text:style-name="T42"/></text:p>
            <text:p><text:span text:style-name="T19">- Generally binary operators are non-member functions.</text:span></text:p>
            <text:p><text:span text:style-name="T52">classA operator+(const classA &amp;lhs, const classA &amp;rhs);</text:span></text:p>
            <text:p><text:span text:style-name="T65">classA operator-(const classA &amp;lhs, const classA &amp;rhs);</text:span></text:p>
            <text:p><text:span text:style-name="T65">classA operator*(const classA &amp;lhs, const classA &amp;rhs);</text:span></text:p>
            <text:p><text:span text:style-name="T65">classA operator/(const classA &amp;lhs, const classA &amp;rhs);</text:span></text:p>
            <text:p><text:span text:style-name="T52"/></text:p>
            <text:p><text:span text:style-name="T65">inline bool operator==(const classA &amp;lhs, const classA &amp;rhs);</text:span></text:p>
            <text:p><text:span text:style-name="T65">inline bool operator!=(const classA &amp;lhs, const classA &amp;rhs);</text:span></text:p>
            <text:p><text:span text:style-name="T52"/></text:p>
            <text:p><text:span text:style-name="T52">#include &lt;iostream&gt;</text:span></text:p>
            <text:p><text:span text:style-name="T52">using namespace std;</text:span></text:p>
            <text:p><text:span text:style-name="T52">class Box{</text:span></text:p>
            <text:p><text:span text:style-name="T52">double length;</text:span></text:p>
            <text:p><text:span text:style-name="T52">double breadth;</text:span></text:p>
            <text:p><text:span text:style-name="T52">double height;</text:span></text:p>
            <text:p><text:span text:style-name="T52">public:</text:span></text:p>
            <text:p><text:span text:style-name="T52">Box(int l=0,int b=0, int h=0):length(l),breadth(b),height(h){}</text:span></text:p>
            <text:p><text:span text:style-name="T52">double volume(void){</text:span></text:p>
            <text:p><text:span text:style-name="T52">return length * breadth * height;</text:span></text:p>
            <text:p><text:span text:style-name="T52">}</text:span></text:p>
            <text:p><text:span text:style-name="T52">Box operator+(const Box&amp; b){</text:span></text:p>
            <text:p><text:span text:style-name="T52">Box box;</text:span></text:p>
            <text:p><text:span text:style-name="T52">box.length = this-&gt;length + b.length;</text:span></text:p>
            <text:p><text:span text:style-name="T52">box.breadth = this-&gt;breadth + b.breadth;</text:span></text:p>
            <text:p><text:span text:style-name="T52">box.height = this-&gt;height + b.height;</text:span></text:p>
            <text:p><text:span text:style-name="T52">return box;</text:span></text:p>
            <text:p><text:span text:style-name="T52">}</text:span></text:p>
            <text:p><text:span text:style-name="T52">};</text:span></text:p>
            <text:p><text:span text:style-name="T52">int main( ){</text:span></text:p>
            <text:p><text:span text:style-name="T52">Box box1(10, 5, 2);</text:span></text:p>
            <text:p><text:span text:style-name="T52">Box box2(4, 10, 4);</text:span></text:p>
            <text:p><text:span text:style-name="T52">Box box3;</text:span></text:p>
            <text:p><text:span text:style-name="T52">cout &lt;&lt; "Volume of Box1 : " &lt;&lt; box1.volume() &lt;&lt;endl;</text:span></text:p>
            <text:p><text:span text:style-name="T52">cout &lt;&lt; "Volume of Box2 : " &lt;&lt; box2.volume() &lt;&lt;endl;</text:span></text:p>
            <text:p><text:span text:style-name="T52">box3 = box1 + box2;</text:span></text:p>
            <text:p><text:span text:style-name="T52">cout &lt;&lt; "Volume of Box3 : " &lt;&lt; box3.volume() &lt;&lt;endl;</text:span></text:p>
            <text:p><text:span text:style-name="T52">return 0;</text:span></text:p>
            <text:p><text:span text:style-name="T52">}</text:span></text:p>
            <text:p><text:span text:style-name="T52"/></text:p>
            <text:p><text:span text:style-name="T19">Exercise - implement through += operator.</text:span></text:p>
            <text:p><text:span text:style-name="T52"/></text:p>
            <text:p><text:span text:style-name="T52"/></text:p>
          </draw:text-box>
        </draw:frame>
        <draw:frame draw:style-name="gr40" draw:layer="layout" svg:width="18.415cm" svg:height="24.316cm" svg:x="34.481cm" svg:y="32.958cm">
          <draw:text-box>
            <text:p><text:span text:style-name="T194">Day3 </text:span></text:p>
            <text:p><text:span text:style-name="T194">8. Storage class specifier</text:span></text:p>
            <text:list text:style-name="L1">
              <text:list-item>
                <text:p><text:span text:style-name="T201"><text:s/></text:span><text:span text:style-name="T201">Automatic</text:span></text:p>
              </text:list-item>
              <text:list-item>
                <text:p><text:span text:style-name="T201"><text:s/></text:span><text:span text:style-name="T201">Const</text:span></text:p>
              </text:list-item>
              <text:list-item>
                <text:p><text:span text:style-name="T201"><text:s/></text:span><text:span text:style-name="T201">Global</text:span></text:p>
              </text:list-item>
              <text:list-item>
                <text:p><text:span text:style-name="T201"><text:s/></text:span><text:span text:style-name="T201">Extern</text:span></text:p>
              </text:list-item>
              <text:list-item>
                <text:p><text:span text:style-name="T201"><text:s/></text:span><text:span text:style-name="T201">Register</text:span></text:p>
              </text:list-item>
              <text:list-item>
                <text:p><text:span text:style-name="T201"><text:s/></text:span><text:span text:style-name="T201">Static</text:span></text:p>
              </text:list-item>
              <text:list-item>
                <text:p><text:span text:style-name="T202"><text:s/></text:span><text:span text:style-name="T202">Volatile</text:span></text:p>
              </text:list-item>
            </text:list>
            <text:p><text:span text:style-name="T203">The auto storage class is the default storage class for all local variables. </text:span></text:p>
            <text:p><text:span text:style-name="T203">{ </text:span></text:p>
            <text:p><text:span text:style-name="T203">int mount; </text:span></text:p>
            <text:p><text:span text:style-name="T203">auto int month; </text:span></text:p>
            <text:p><text:span text:style-name="T203">} </text:span></text:p>
            <text:p><text:span text:style-name="T203">The example above defines two variables with the same storage class, auto can only be used</text:span></text:p>
            <text:p><text:span text:style-name="T203"><text:s/></text:span><text:span text:style-name="T203">within functions, i.e., local variables. </text:span></text:p>
            <text:p><text:span text:style-name="T203"/></text:p>
            <text:p><text:span text:style-name="T203"/></text:p>
            <text:p><text:span text:style-name="T203">Variable defined in global scope of the file.</text:span></text:p>
            <text:p><text:span text:style-name="T203">Global variables are visible across the program.</text:span></text:p>
            <text:p><text:span text:style-name="T203">File using the global variable need to declare it as extern in order to that file compiled.</text:span></text:p>
            <text:p><text:span text:style-name="T203"/></text:p>
          </draw:text-box>
        </draw:frame>
        <draw:line draw:style-name="gr22" draw:text-style-name="P11" draw:layer="layout" svg:x1="1cm" svg:y1="25.888cm" svg:x2="20.59cm" svg:y2="25.888cm">
          <text:p/>
        </draw:line>
      </draw:page>
      <draw:page draw:name="page103" draw:style-name="dp1" draw:master-page-name="Default">
        <office:forms form:automatic-focus="false" form:apply-design-mode="false"/>
        <draw:frame draw:style-name="gr38" draw:text-style-name="P19" draw:layer="layout" svg:width="18.32cm" svg:height="22.992cm" svg:x="1.635cm" svg:y="2.403cm">
          <draw:text-box>
            <text:p><text:span text:style-name="T193"/></text:p>
            <text:p><text:span text:style-name="T194"/></text:p>
            <text:list text:style-name="L1">
              <text:list-header>
                <text:p><text:span text:style-name="T193"/></text:p>
              </text:list-header>
            </text:list>
            <text:p><text:span text:style-name="T193"/></text:p>
            <text:p><text:span text:style-name="T195"><text:s text:c="115"/></text:span></text:p>
          </draw:text-box>
        </draw:frame>
        <draw:frame draw:style-name="gr41" draw:text-style-name="P19" draw:layer="layout" svg:width="18.415cm" svg:height="23.681cm" svg:x="1.381cm" svg:y="1.914cm">
          <draw:text-box>
            <text:p><text:span text:style-name="T34">11. Operator overloading</text:span></text:p>
            <text:list text:style-name="L1">
              <text:list-item>
                <text:p><text:span text:style-name="T107"><text:s/></text:span><text:span text:style-name="T36">Basics of operator overloading</text:span></text:p>
              </text:list-item>
              <text:list-item>
                <text:p><text:span text:style-name="T107"><text:s/></text:span><text:span text:style-name="T36">Overloading as method and non member function</text:span></text:p>
              </text:list-item>
              <text:list-item>
                <text:p><text:span text:style-name="T107"><text:s/></text:span><text:span text:style-name="T36">Overloading binary operator</text:span></text:p>
              </text:list-item>
              <text:list-item>
                <text:p><text:span text:style-name="T19"><text:s/></text:span><text:span text:style-name="T35">Overloading relational and logical operator</text:span></text:p>
              </text:list-item>
              <text:list-item>
                <text:p><text:span text:style-name="T107"><text:s/></text:span><text:span text:style-name="T36">Overloading unary operator</text:span></text:p>
              </text:list-item>
              <text:list-item>
                <text:p><text:span text:style-name="T107"><text:s/></text:span><text:span text:style-name="T36">Overloading assignment operator</text:span></text:p>
              </text:list-item>
              <text:list-item>
                <text:p><text:span text:style-name="T107"><text:s/></text:span><text:span text:style-name="T36">Overloading [] operator</text:span></text:p>
              </text:list-item>
              <text:list-item>
                <text:p><text:span text:style-name="T107"><text:s/></text:span><text:span text:style-name="T36">Creating a conversion function</text:span></text:p>
              </text:list-item>
              <text:list-item>
                <text:p><text:span text:style-name="T107"><text:s/></text:span><text:span text:style-name="T36">Conversion &amp; class types</text:span></text:p>
              </text:list-item>
            </text:list>
            <text:p><text:span text:style-name="T147"/></text:p>
            <text:p><text:span text:style-name="T63"/></text:p>
            <text:p><text:span text:style-name="T63">- There are various relational operators supported by C++ language like</text:span></text:p>
            <text:p><text:span text:style-name="T63">(&lt;, &gt;, &lt;=, &gt;=, ==, etc.) which can be used to compare C++ built-in</text:span></text:p>
            <text:p><text:span text:style-name="T63">data types.</text:span></text:p>
            <text:p><text:span text:style-name="T19"/></text:p>
            <text:p><text:span text:style-name="T52">#include &lt;iostream&gt;</text:span></text:p>
            <text:p><text:span text:style-name="T52">using namespace std;</text:span></text:p>
            <text:p><text:span text:style-name="T52">class Distance {</text:span></text:p>
            <text:p><text:span text:style-name="T52">int feet;</text:span></text:p>
            <text:p><text:span text:style-name="T52">int inches;</text:span></text:p>
            <text:p><text:span text:style-name="T52">public:</text:span></text:p>
            <text:p><text:span text:style-name="T52">Distance(int f=0, int i=0) {</text:span></text:p>
            <text:p><text:span text:style-name="T52">feet = f;</text:span></text:p>
            <text:p><text:span text:style-name="T52">inches = f;</text:span></text:p>
            <text:p><text:span text:style-name="T52">}</text:span></text:p>
            <text:p><text:span text:style-name="T52">friend bool operator &lt;(const Distance&amp; dl, const Distance &amp;dr);</text:span></text:p>
            <text:p><text:span text:style-name="T52">};</text:span></text:p>
            <text:p><text:span text:style-name="T52">bool operator &lt;(const Distance&amp; dl, const Distance &amp;dr) {</text:span></text:p>
            <text:p><text:span text:style-name="T52">if(dl.feet &lt; dr.feet) {</text:span></text:p>
            <text:p><text:span text:style-name="T52">return true;</text:span></text:p>
            <text:p><text:span text:style-name="T52">}</text:span></text:p>
            <text:p><text:span text:style-name="T52">if(dl.feet == dr.feet &amp;&amp; dl.inches &lt; dr.inches) {</text:span></text:p>
            <text:p><text:span text:style-name="T52">return true;</text:span></text:p>
            <text:p><text:span text:style-name="T52">}</text:span></text:p>
            <text:p><text:span text:style-name="T52">return false;</text:span></text:p>
            <text:p><text:span text:style-name="T52">}</text:span></text:p>
            <text:p><text:span text:style-name="T52">int main()</text:span></text:p>
            <text:p><text:span text:style-name="T52">{</text:span></text:p>
            <text:p><text:span text:style-name="T52">Distance d1(11, 10), d2(5, 11);</text:span></text:p>
            <text:p><text:span text:style-name="T52">if( d1 &lt; d2 ) <text:s text:c="2"/>{</text:span></text:p>
            <text:p><text:span text:style-name="T52">cout &lt;&lt; "d1 is less than d2 " &lt;&lt; endl;</text:span></text:p>
            <text:p><text:span text:style-name="T52">} <text:s text:c="2"/>else <text:s text:c="2"/>{</text:span></text:p>
            <text:p><text:span text:style-name="T52">cout &lt;&lt; "d2 is less than d1 " &lt;&lt; endl;</text:span></text:p>
            <text:p><text:span text:style-name="T52">}</text:span></text:p>
            <text:p><text:span text:style-name="T52">return 0;</text:span></text:p>
            <text:p><text:span text:style-name="T52">}</text:span></text:p>
            <text:p><text:span text:style-name="T52"/></text:p>
          </draw:text-box>
        </draw:frame>
        <draw:frame draw:style-name="gr40" draw:layer="layout" svg:width="18.415cm" svg:height="24.316cm" svg:x="34.481cm" svg:y="32.958cm">
          <draw:text-box>
            <text:p><text:span text:style-name="T194">Day3 </text:span></text:p>
            <text:p><text:span text:style-name="T194">8. Storage class specifier</text:span></text:p>
            <text:list text:style-name="L1">
              <text:list-item>
                <text:p><text:span text:style-name="T201"><text:s/></text:span><text:span text:style-name="T201">Automatic</text:span></text:p>
              </text:list-item>
              <text:list-item>
                <text:p><text:span text:style-name="T201"><text:s/></text:span><text:span text:style-name="T201">Const</text:span></text:p>
              </text:list-item>
              <text:list-item>
                <text:p><text:span text:style-name="T201"><text:s/></text:span><text:span text:style-name="T201">Global</text:span></text:p>
              </text:list-item>
              <text:list-item>
                <text:p><text:span text:style-name="T201"><text:s/></text:span><text:span text:style-name="T201">Extern</text:span></text:p>
              </text:list-item>
              <text:list-item>
                <text:p><text:span text:style-name="T201"><text:s/></text:span><text:span text:style-name="T201">Register</text:span></text:p>
              </text:list-item>
              <text:list-item>
                <text:p><text:span text:style-name="T201"><text:s/></text:span><text:span text:style-name="T201">Static</text:span></text:p>
              </text:list-item>
              <text:list-item>
                <text:p><text:span text:style-name="T202"><text:s/></text:span><text:span text:style-name="T202">Volatile</text:span></text:p>
              </text:list-item>
            </text:list>
            <text:p><text:span text:style-name="T203">The auto storage class is the default storage class for all local variables. </text:span></text:p>
            <text:p><text:span text:style-name="T203">{ </text:span></text:p>
            <text:p><text:span text:style-name="T203">int mount; </text:span></text:p>
            <text:p><text:span text:style-name="T203">auto int month; </text:span></text:p>
            <text:p><text:span text:style-name="T203">} </text:span></text:p>
            <text:p><text:span text:style-name="T203">The example above defines two variables with the same storage class, auto can only be used</text:span></text:p>
            <text:p><text:span text:style-name="T203"><text:s/></text:span><text:span text:style-name="T203">within functions, i.e., local variables. </text:span></text:p>
            <text:p><text:span text:style-name="T203"/></text:p>
            <text:p><text:span text:style-name="T203"/></text:p>
            <text:p><text:span text:style-name="T203">Variable defined in global scope of the file.</text:span></text:p>
            <text:p><text:span text:style-name="T203">Global variables are visible across the program.</text:span></text:p>
            <text:p><text:span text:style-name="T203">File using the global variable need to declare it as extern in order to that file compiled.</text:span></text:p>
            <text:p><text:span text:style-name="T203"/></text:p>
          </draw:text-box>
        </draw:frame>
        <draw:line draw:style-name="gr22" draw:text-style-name="P11" draw:layer="layout" svg:x1="1cm" svg:y1="25.888cm" svg:x2="20.59cm" svg:y2="25.888cm">
          <text:p/>
        </draw:line>
      </draw:page>
      <draw:page draw:name="page104" draw:style-name="dp1" draw:master-page-name="Default">
        <office:forms form:automatic-focus="false" form:apply-design-mode="false"/>
        <draw:frame draw:style-name="gr38" draw:text-style-name="P19" draw:layer="layout" svg:width="18.32cm" svg:height="22.992cm" svg:x="1.635cm" svg:y="2.403cm">
          <draw:text-box>
            <text:p><text:span text:style-name="T193"/></text:p>
            <text:p><text:span text:style-name="T194"/></text:p>
            <text:list text:style-name="L1">
              <text:list-header>
                <text:p><text:span text:style-name="T193"/></text:p>
              </text:list-header>
            </text:list>
            <text:p><text:span text:style-name="T193"/></text:p>
            <text:p><text:span text:style-name="T195"><text:s text:c="115"/></text:span></text:p>
          </draw:text-box>
        </draw:frame>
        <draw:frame draw:style-name="gr41" draw:text-style-name="P20" draw:layer="layout" svg:width="18.415cm" svg:height="23.839cm" svg:x="1.381cm" svg:y="1.914cm">
          <draw:text-box>
            <text:p><text:span text:style-name="T34">11. Operator overloadig</text:span></text:p>
            <text:list text:style-name="L1">
              <text:list-item>
                <text:p><text:span text:style-name="T178"><text:s/></text:span><text:span text:style-name="T36">Basics of operator overloading</text:span></text:p>
              </text:list-item>
              <text:list-item>
                <text:p><text:span text:style-name="T107"><text:s/></text:span><text:span text:style-name="T36">Overloading as method and non member function</text:span></text:p>
              </text:list-item>
              <text:list-item>
                <text:p><text:span text:style-name="T107"><text:s/></text:span><text:span text:style-name="T36">Overloading binary operator</text:span></text:p>
              </text:list-item>
              <text:list-item>
                <text:p><text:span text:style-name="T107"><text:s/></text:span><text:span text:style-name="T36">Overloading relational and logical operator</text:span></text:p>
              </text:list-item>
              <text:list-item>
                <text:p><text:span text:style-name="T19"><text:s/></text:span><text:span text:style-name="T35">Overloading unary operator</text:span></text:p>
              </text:list-item>
              <text:list-item>
                <text:p><text:span text:style-name="T107"><text:s/></text:span><text:span text:style-name="T36">Overloading assignment operator</text:span></text:p>
              </text:list-item>
              <text:list-item>
                <text:p><text:span text:style-name="T107"><text:s/></text:span><text:span text:style-name="T36">Overloading [] operator</text:span></text:p>
              </text:list-item>
              <text:list-item>
                <text:p><text:span text:style-name="T107"><text:s/></text:span><text:span text:style-name="T36">Creating a conversion function</text:span></text:p>
              </text:list-item>
              <text:list-item>
                <text:p><text:span text:style-name="T107"><text:s/></text:span><text:span text:style-name="T36">Conversion &amp; class types</text:span></text:p>
              </text:list-item>
            </text:list>
            <text:p><text:span text:style-name="T236"><text:s/></text:span></text:p>
            <text:p><text:span text:style-name="T63"/></text:p>
            <text:p><text:span text:style-name="T63">- The unary operators operate on a single operand. </text:span></text:p>
            <text:p><text:span text:style-name="T106"><text:s text:c="2"/></text:span><text:span text:style-name="T63">- The increment (++) and decrement (--) operators.</text:span></text:p>
            <text:p><text:span text:style-name="T106"><text:s text:c="2"/></text:span><text:span text:style-name="T63">- The unary minus (-) operator.</text:span></text:p>
            <text:p><text:span text:style-name="T106"><text:s text:c="2"/></text:span><text:span text:style-name="T63">- The logical not (!) operator.</text:span></text:p>
            <text:p><text:span text:style-name="T19"/></text:p>
            <text:p><text:span text:style-name="T72"/></text:p>
            <text:p><text:span text:style-name="T63">- This operator appears on the left side of the object, as in !obj, -obj,</text:span></text:p>
            <text:p><text:span text:style-name="T63">and ++obj but sometime they can be used as postfix as well like</text:span></text:p>
            <text:p><text:span text:style-name="T63">obj++ or obj--.</text:span></text:p>
            <text:p><text:span text:style-name="T50"/></text:p>
            <text:p><text:span text:style-name="T52">#include&lt;iostream&gt;</text:span></text:p>
            <text:p><text:span text:style-name="T52">using namespace std;</text:span></text:p>
            <text:p><text:span text:style-name="T52">class Distance{</text:span></text:p>
            <text:p><text:span text:style-name="T52">private:</text:span></text:p>
            <text:p><text:span text:style-name="T52">int feet;</text:span></text:p>
            <text:p><text:span text:style-name="T52">int inches;</text:span></text:p>
            <text:p><text:span text:style-name="T52">public:</text:span></text:p>
            <text:p><text:span text:style-name="T52">Distance(int f=0,int i=0){</text:span></text:p>
            <text:p><text:span text:style-name="T52">feet = f;</text:span></text:p>
            <text:p><text:span text:style-name="T52">inches = i;</text:span></text:p>
            <text:p><text:span text:style-name="T52">}</text:span></text:p>
            <text:p><text:span text:style-name="T52">int gfeet() {</text:span></text:p>
            <text:p><text:span text:style-name="T52">return feet;</text:span></text:p>
            <text:p><text:span text:style-name="T52">}</text:span></text:p>
            <text:p><text:span text:style-name="T52">int ginches() {</text:span></text:p>
            <text:p><text:span text:style-name="T52">return inches;</text:span></text:p>
            <text:p><text:span text:style-name="T52">}</text:span></text:p>
            <text:p><text:span text:style-name="T52">Distance(const Distance&amp; d) {</text:span></text:p>
            <text:p><text:span text:style-name="T52">feet=d.feet;</text:span></text:p>
            <text:p><text:span text:style-name="T52">inches=d.inches;</text:span></text:p>
            <text:p><text:span text:style-name="T52">}</text:span></text:p>
            <text:p><text:span text:style-name="T52">Distance operator- ()</text:span></text:p>
            <text:p><text:span text:style-name="T52">{</text:span></text:p>
            <text:p><text:span text:style-name="T52">feet = -feet;</text:span></text:p>
            <text:p><text:span text:style-name="T52">inches = -inches;</text:span></text:p>
            <text:p><text:span text:style-name="T52">return Distance(feet, inches);</text:span></text:p>
            <text:p><text:span text:style-name="T52">}</text:span></text:p>
            <text:p><text:span text:style-name="T52">Distance&amp; operator++() {</text:span></text:p>
            <text:p><text:span text:style-name="T52">if(++inches == 12) {</text:span></text:p>
            <text:p><text:span text:style-name="T52">inches=0;</text:span></text:p>
            <text:p><text:span text:style-name="T52">++feet;</text:span></text:p>
            <text:p><text:span text:style-name="T52">}</text:span></text:p>
            <text:p><text:span text:style-name="T52">return *this;</text:span></text:p>
            <text:p><text:span text:style-name="T52">}</text:span></text:p>
            <text:p><text:span text:style-name="T52"/></text:p>
          </draw:text-box>
        </draw:frame>
        <draw:frame draw:style-name="gr40" draw:layer="layout" svg:width="18.415cm" svg:height="24.316cm" svg:x="34.481cm" svg:y="32.958cm">
          <draw:text-box>
            <text:p><text:span text:style-name="T194">Day3 </text:span></text:p>
            <text:p><text:span text:style-name="T194">8. Storage class specifier</text:span></text:p>
            <text:list text:style-name="L1">
              <text:list-item>
                <text:p><text:span text:style-name="T201"><text:s/></text:span><text:span text:style-name="T201">Automatic</text:span></text:p>
              </text:list-item>
              <text:list-item>
                <text:p><text:span text:style-name="T201"><text:s/></text:span><text:span text:style-name="T201">Const</text:span></text:p>
              </text:list-item>
              <text:list-item>
                <text:p><text:span text:style-name="T201"><text:s/></text:span><text:span text:style-name="T201">Global</text:span></text:p>
              </text:list-item>
              <text:list-item>
                <text:p><text:span text:style-name="T201"><text:s/></text:span><text:span text:style-name="T201">Extern</text:span></text:p>
              </text:list-item>
              <text:list-item>
                <text:p><text:span text:style-name="T201"><text:s/></text:span><text:span text:style-name="T201">Register</text:span></text:p>
              </text:list-item>
              <text:list-item>
                <text:p><text:span text:style-name="T201"><text:s/></text:span><text:span text:style-name="T201">Static</text:span></text:p>
              </text:list-item>
              <text:list-item>
                <text:p><text:span text:style-name="T202"><text:s/></text:span><text:span text:style-name="T202">Volatile</text:span></text:p>
              </text:list-item>
            </text:list>
            <text:p><text:span text:style-name="T203">The auto storage class is the default storage class for all local variables. </text:span></text:p>
            <text:p><text:span text:style-name="T203">{ </text:span></text:p>
            <text:p><text:span text:style-name="T203">int mount; </text:span></text:p>
            <text:p><text:span text:style-name="T203">auto int month; </text:span></text:p>
            <text:p><text:span text:style-name="T203">} </text:span></text:p>
            <text:p><text:span text:style-name="T203">The example above defines two variables with the same storage class, auto can only be used</text:span></text:p>
            <text:p><text:span text:style-name="T203"><text:s/></text:span><text:span text:style-name="T203">within functions, i.e., local variables. </text:span></text:p>
            <text:p><text:span text:style-name="T203"/></text:p>
            <text:p><text:span text:style-name="T203"/></text:p>
            <text:p><text:span text:style-name="T203">Variable defined in global scope of the file.</text:span></text:p>
            <text:p><text:span text:style-name="T203">Global variables are visible across the program.</text:span></text:p>
            <text:p><text:span text:style-name="T203">File using the global variable need to declare it as extern in order to that file compiled.</text:span></text:p>
            <text:p><text:span text:style-name="T203"/></text:p>
          </draw:text-box>
        </draw:frame>
        <draw:line draw:style-name="gr22" draw:text-style-name="P11" draw:layer="layout" svg:x1="1cm" svg:y1="25.888cm" svg:x2="20.59cm" svg:y2="25.888cm">
          <text:p/>
        </draw:line>
      </draw:page>
      <draw:page draw:name="page105" draw:style-name="dp1" draw:master-page-name="Default">
        <office:forms form:automatic-focus="false" form:apply-design-mode="false"/>
        <draw:frame draw:style-name="gr38" draw:text-style-name="P19" draw:layer="layout" svg:width="18.32cm" svg:height="22.992cm" svg:x="1.635cm" svg:y="2.403cm">
          <draw:text-box>
            <text:p><text:span text:style-name="T193"/></text:p>
            <text:p><text:span text:style-name="T194"/></text:p>
            <text:list text:style-name="L1">
              <text:list-header>
                <text:p><text:span text:style-name="T193"/></text:p>
              </text:list-header>
            </text:list>
            <text:p><text:span text:style-name="T193"/></text:p>
            <text:p><text:span text:style-name="T195"><text:s text:c="115"/></text:span></text:p>
          </draw:text-box>
        </draw:frame>
        <draw:frame draw:style-name="gr41" draw:text-style-name="P19" draw:layer="layout" svg:width="18.415cm" svg:height="23.681cm" svg:x="1.381cm" svg:y="1.914cm">
          <draw:text-box>
            <text:p><text:span text:style-name="T67">Distance operator++(int) {</text:span></text:p>
            <text:p><text:span text:style-name="T52">Distance d(*this);</text:span></text:p>
            <text:p><text:span text:style-name="T52">++*this;</text:span></text:p>
            <text:p><text:span text:style-name="T52">return d;</text:span></text:p>
            <text:p><text:span text:style-name="T52">}</text:span></text:p>
            <text:p><text:span text:style-name="T52">};</text:span></text:p>
            <text:p><text:span text:style-name="T52">int main()</text:span></text:p>
            <text:p><text:span text:style-name="T52">{</text:span></text:p>
            <text:p><text:span text:style-name="T52">Distance d1(11, 10), d2(-5, 11);</text:span></text:p>
            <text:p><text:span text:style-name="T52">-d1;</text:span></text:p>
            <text:p><text:span text:style-name="T52">cout&lt;&lt;"feet : inches "&lt;&lt;d1.gfeet()&lt;&lt;" : "&lt;&lt;d1.ginches()&lt;&lt;endl;</text:span></text:p>
            <text:p><text:span text:style-name="T52">-d2;</text:span></text:p>
            <text:p><text:span text:style-name="T52">cout&lt;&lt;"feet : inches "&lt;&lt;d2.gfeet()&lt;&lt;" : "&lt;&lt;d2.ginches()&lt;&lt;endl;</text:span></text:p>
            <text:p><text:span text:style-name="T52">d1.operator++(0);</text:span></text:p>
            <text:p><text:span text:style-name="T52">cout&lt;&lt;"feet : inches "&lt;&lt;d1.gfeet()&lt;&lt;" : "&lt;&lt;d1.ginches()&lt;&lt;endl;</text:span></text:p>
            <text:p><text:span text:style-name="T52">d2.operator++();</text:span></text:p>
            <text:p><text:span text:style-name="T52">cout&lt;&lt;"feet : inches "&lt;&lt;d2.gfeet()&lt;&lt;" : "&lt;&lt;d2.ginches()&lt;&lt;endl;</text:span></text:p>
            <text:p><text:span text:style-name="T52">return 0;</text:span></text:p>
            <text:p><text:span text:style-name="T52">}</text:span></text:p>
            <text:p><text:span text:style-name="T52"/></text:p>
            <text:p><text:span text:style-name="T34"/></text:p>
            <text:p><text:span text:style-name="T34">11. Operator overloading</text:span></text:p>
            <text:list text:style-name="L1">
              <text:list-item>
                <text:p><text:span text:style-name="T107"><text:s/></text:span><text:span text:style-name="T36">Basics of operator overloading</text:span></text:p>
              </text:list-item>
              <text:list-item>
                <text:p><text:span text:style-name="T107"><text:s/></text:span><text:span text:style-name="T36">Overloading as method and non member function</text:span></text:p>
              </text:list-item>
              <text:list-item>
                <text:p><text:span text:style-name="T107"><text:s/></text:span><text:span text:style-name="T36">Overloading binary operator</text:span></text:p>
              </text:list-item>
              <text:list-item>
                <text:p><text:span text:style-name="T107"><text:s/></text:span><text:span text:style-name="T36">Overloading relational and logical operator</text:span></text:p>
              </text:list-item>
              <text:list-item>
                <text:p><text:span text:style-name="T107"><text:s/></text:span><text:span text:style-name="T36">Overloading unary operator</text:span></text:p>
              </text:list-item>
              <text:list-item>
                <text:p><text:span text:style-name="T178"><text:s/></text:span><text:span text:style-name="T35">Overloading assignment operator</text:span></text:p>
              </text:list-item>
              <text:list-item>
                <text:p><text:span text:style-name="T107"><text:s/></text:span><text:span text:style-name="T36">Overloading [] operator</text:span></text:p>
              </text:list-item>
              <text:list-item>
                <text:p><text:span text:style-name="T107"><text:s/></text:span><text:span text:style-name="T36">Creating a conversion function</text:span></text:p>
              </text:list-item>
              <text:list-item>
                <text:p><text:span text:style-name="T107"><text:s/></text:span><text:span text:style-name="T36">Conversion &amp; class types</text:span></text:p>
              </text:list-item>
            </text:list>
            <text:p><text:span text:style-name="T105"><text:s/></text:span></text:p>
            <text:p><text:span text:style-name="T63"/></text:p>
            <text:p><text:span text:style-name="T63">- Assignment operator can be of non class type.</text:span></text:p>
            <text:p><text:span text:style-name="T63">- Assignment operator can be compound type.</text:span></text:p>
            <text:p><text:span text:style-name="T105"/></text:p>
            <text:p><text:span text:style-name="T184">#include &lt;iostream&gt;</text:span></text:p>
            <text:p><text:span text:style-name="T184">using namespace std;</text:span></text:p>
            <text:p><text:span text:style-name="T184">class classA {</text:span></text:p>
            <text:p><text:span text:style-name="T184">public:</text:span></text:p>
            <text:p><text:span text:style-name="T184">classA(){</text:span></text:p>
            <text:p><text:span text:style-name="T184">_data="";</text:span></text:p>
            <text:p><text:span text:style-name="T184">}</text:span></text:p>
            <text:p><text:span text:style-name="T184">classA(const classA&amp; c) {</text:span></text:p>
            <text:p><text:span text:style-name="T184">cout&lt;&lt;"copy constructor"&lt;&lt;endl;</text:span></text:p>
            <text:p><text:span text:style-name="T237">}</text:span></text:p>
          </draw:text-box>
        </draw:frame>
        <draw:frame draw:style-name="gr40" draw:layer="layout" svg:width="18.415cm" svg:height="24.316cm" svg:x="34.481cm" svg:y="32.958cm">
          <draw:text-box>
            <text:p><text:span text:style-name="T194">Day3 </text:span></text:p>
            <text:p><text:span text:style-name="T194">8. Storage class specifier</text:span></text:p>
            <text:list text:style-name="L1">
              <text:list-item>
                <text:p><text:span text:style-name="T201"><text:s/></text:span><text:span text:style-name="T201">Automatic</text:span></text:p>
              </text:list-item>
              <text:list-item>
                <text:p><text:span text:style-name="T201"><text:s/></text:span><text:span text:style-name="T201">Const</text:span></text:p>
              </text:list-item>
              <text:list-item>
                <text:p><text:span text:style-name="T201"><text:s/></text:span><text:span text:style-name="T201">Global</text:span></text:p>
              </text:list-item>
              <text:list-item>
                <text:p><text:span text:style-name="T201"><text:s/></text:span><text:span text:style-name="T201">Extern</text:span></text:p>
              </text:list-item>
              <text:list-item>
                <text:p><text:span text:style-name="T201"><text:s/></text:span><text:span text:style-name="T201">Register</text:span></text:p>
              </text:list-item>
              <text:list-item>
                <text:p><text:span text:style-name="T201"><text:s/></text:span><text:span text:style-name="T201">Static</text:span></text:p>
              </text:list-item>
              <text:list-item>
                <text:p><text:span text:style-name="T202"><text:s/></text:span><text:span text:style-name="T202">Volatile</text:span></text:p>
              </text:list-item>
            </text:list>
            <text:p><text:span text:style-name="T203">The auto storage class is the default storage class for all local variables. </text:span></text:p>
            <text:p><text:span text:style-name="T203">{ </text:span></text:p>
            <text:p><text:span text:style-name="T203">int mount; </text:span></text:p>
            <text:p><text:span text:style-name="T203">auto int month; </text:span></text:p>
            <text:p><text:span text:style-name="T203">} </text:span></text:p>
            <text:p><text:span text:style-name="T203">The example above defines two variables with the same storage class, auto can only be used</text:span></text:p>
            <text:p><text:span text:style-name="T203"><text:s/></text:span><text:span text:style-name="T203">within functions, i.e., local variables. </text:span></text:p>
            <text:p><text:span text:style-name="T203"/></text:p>
            <text:p><text:span text:style-name="T203"/></text:p>
            <text:p><text:span text:style-name="T203">Variable defined in global scope of the file.</text:span></text:p>
            <text:p><text:span text:style-name="T203">Global variables are visible across the program.</text:span></text:p>
            <text:p><text:span text:style-name="T203">File using the global variable need to declare it as extern in order to that file compiled.</text:span></text:p>
            <text:p><text:span text:style-name="T203"/></text:p>
          </draw:text-box>
        </draw:frame>
        <draw:line draw:style-name="gr22" draw:text-style-name="P11" draw:layer="layout" svg:x1="1cm" svg:y1="25.888cm" svg:x2="20.59cm" svg:y2="25.888cm">
          <text:p/>
        </draw:line>
      </draw:page>
      <draw:page draw:name="page106" draw:style-name="dp1" draw:master-page-name="Default">
        <office:forms form:automatic-focus="false" form:apply-design-mode="false"/>
        <draw:frame draw:style-name="gr38" draw:text-style-name="P19" draw:layer="layout" svg:width="18.32cm" svg:height="22.992cm" svg:x="1.635cm" svg:y="2.403cm">
          <draw:text-box>
            <text:p><text:span text:style-name="T193"/></text:p>
            <text:p><text:span text:style-name="T194"/></text:p>
            <text:list text:style-name="L1">
              <text:list-header>
                <text:p><text:span text:style-name="T193"/></text:p>
              </text:list-header>
            </text:list>
            <text:p><text:span text:style-name="T193"/></text:p>
            <text:p><text:span text:style-name="T195"><text:s text:c="115"/></text:span></text:p>
          </draw:text-box>
        </draw:frame>
        <draw:frame draw:style-name="gr41" draw:text-style-name="P23" draw:layer="layout" svg:width="18.415cm" svg:height="23.681cm" svg:x="1.381cm" svg:y="1.914cm">
          <draw:text-box>
            <text:p><text:span text:style-name="T52">classA&amp; operator=(const char* cp) {</text:span></text:p>
            <text:p><text:span text:style-name="T52">cout&lt;&lt;"char pointer"&lt;&lt;endl;</text:span></text:p>
            <text:p><text:span text:style-name="T52">_data+=cp;</text:span></text:p>
            <text:p><text:span text:style-name="T52">return *this;</text:span></text:p>
            <text:p><text:span text:style-name="T52">}</text:span></text:p>
            <text:p><text:span text:style-name="T52">classA&amp; operator=(const string&amp; cs) {</text:span></text:p>
            <text:p><text:span text:style-name="T52">cout&lt;&lt;"constant string"&lt;&lt;endl;</text:span></text:p>
            <text:p><text:span text:style-name="T52">_data+=cs;</text:span></text:p>
            <text:p><text:span text:style-name="T52">return *this;</text:span></text:p>
            <text:p><text:span text:style-name="T52">}</text:span></text:p>
            <text:p><text:span text:style-name="T52">classA&amp; operator=(char c) {</text:span></text:p>
            <text:p><text:span text:style-name="T52">cout&lt;&lt;"char"&lt;&lt;endl;</text:span></text:p>
            <text:p><text:span text:style-name="T52">_data+=c;</text:span></text:p>
            <text:p><text:span text:style-name="T52">return *this;</text:span></text:p>
            <text:p><text:span text:style-name="T52">}</text:span></text:p>
            <text:p><text:span text:style-name="T52">classA&amp; operator+=(const classA&amp; rhs) {</text:span></text:p>
            <text:p><text:span text:style-name="T52">_data+=rhs._data;</text:span></text:p>
            <text:p><text:span text:style-name="T52">return *this;</text:span></text:p>
            <text:p><text:span text:style-name="T52">}</text:span></text:p>
            <text:p><text:span text:style-name="T52">string&amp; data() {</text:span></text:p>
            <text:p><text:span text:style-name="T52">return _data;</text:span></text:p>
            <text:p><text:span text:style-name="T52">}</text:span></text:p>
            <text:p><text:span text:style-name="T52">private:</text:span></text:p>
            <text:p><text:span text:style-name="T52">string _data;</text:span></text:p>
            <text:p><text:span text:style-name="T52">};</text:span></text:p>
            <text:p><text:span text:style-name="T52">int main() {</text:span></text:p>
            <text:p><text:span text:style-name="T52">classA cls;</text:span></text:p>
            <text:p><text:span text:style-name="T52">cls = "one";</text:span></text:p>
            <text:p><text:span text:style-name="T52">cls = string(":two");</text:span></text:p>
            <text:p><text:span text:style-name="T52">cls=':';</text:span></text:p>
            <text:p><text:span text:style-name="T52">classA rhs;</text:span></text:p>
            <text:p><text:span text:style-name="T52">rhs="three";</text:span></text:p>
            <text:p><text:span text:style-name="T52">cls+=rhs;</text:span></text:p>
            <text:p><text:span text:style-name="T52">cout&lt;&lt;"cls data : "&lt;&lt;cls.data()&lt;&lt;endl;</text:span></text:p>
            <text:p><text:span text:style-name="T52">return 0;</text:span></text:p>
            <text:p><text:span text:style-name="T52">}</text:span></text:p>
            <text:p><text:span text:style-name="T52">}</text:span></text:p>
            <text:p><text:span text:style-name="T52"/></text:p>
            <text:p><text:span text:style-name="T238"/></text:p>
          </draw:text-box>
        </draw:frame>
        <draw:frame draw:style-name="gr40" draw:layer="layout" svg:width="18.415cm" svg:height="24.316cm" svg:x="34.481cm" svg:y="32.958cm">
          <draw:text-box>
            <text:p><text:span text:style-name="T194">Day3 </text:span></text:p>
            <text:p><text:span text:style-name="T194">8. Storage class specifier</text:span></text:p>
            <text:list text:style-name="L1">
              <text:list-item>
                <text:p><text:span text:style-name="T201"><text:s/></text:span><text:span text:style-name="T201">Automatic</text:span></text:p>
              </text:list-item>
              <text:list-item>
                <text:p><text:span text:style-name="T201"><text:s/></text:span><text:span text:style-name="T201">Const</text:span></text:p>
              </text:list-item>
              <text:list-item>
                <text:p><text:span text:style-name="T201"><text:s/></text:span><text:span text:style-name="T201">Global</text:span></text:p>
              </text:list-item>
              <text:list-item>
                <text:p><text:span text:style-name="T201"><text:s/></text:span><text:span text:style-name="T201">Extern</text:span></text:p>
              </text:list-item>
              <text:list-item>
                <text:p><text:span text:style-name="T201"><text:s/></text:span><text:span text:style-name="T201">Register</text:span></text:p>
              </text:list-item>
              <text:list-item>
                <text:p><text:span text:style-name="T201"><text:s/></text:span><text:span text:style-name="T201">Static</text:span></text:p>
              </text:list-item>
              <text:list-item>
                <text:p><text:span text:style-name="T202"><text:s/></text:span><text:span text:style-name="T202">Volatile</text:span></text:p>
              </text:list-item>
            </text:list>
            <text:p><text:span text:style-name="T203">The auto storage class is the default storage class for all local variables. </text:span></text:p>
            <text:p><text:span text:style-name="T203">{ </text:span></text:p>
            <text:p><text:span text:style-name="T203">int mount; </text:span></text:p>
            <text:p><text:span text:style-name="T203">auto int month; </text:span></text:p>
            <text:p><text:span text:style-name="T203">} </text:span></text:p>
            <text:p><text:span text:style-name="T203">The example above defines two variables with the same storage class, auto can only be used</text:span></text:p>
            <text:p><text:span text:style-name="T203"><text:s/></text:span><text:span text:style-name="T203">within functions, i.e., local variables. </text:span></text:p>
            <text:p><text:span text:style-name="T203"/></text:p>
            <text:p><text:span text:style-name="T203"/></text:p>
            <text:p><text:span text:style-name="T203">Variable defined in global scope of the file.</text:span></text:p>
            <text:p><text:span text:style-name="T203">Global variables are visible across the program.</text:span></text:p>
            <text:p><text:span text:style-name="T203">File using the global variable need to declare it as extern in order to that file compiled.</text:span></text:p>
            <text:p><text:span text:style-name="T203"/></text:p>
          </draw:text-box>
        </draw:frame>
      </draw:page>
      <draw:page draw:name="page107" draw:style-name="dp1" draw:master-page-name="Default">
        <office:forms form:automatic-focus="false" form:apply-design-mode="false"/>
        <draw:frame draw:style-name="gr38" draw:text-style-name="P19" draw:layer="layout" svg:width="18.32cm" svg:height="22.992cm" svg:x="1.635cm" svg:y="2.403cm">
          <draw:text-box>
            <text:p><text:span text:style-name="T193"/></text:p>
            <text:p><text:span text:style-name="T194"/></text:p>
            <text:list text:style-name="L1">
              <text:list-header>
                <text:p><text:span text:style-name="T193"/></text:p>
              </text:list-header>
            </text:list>
            <text:p><text:span text:style-name="T193"/></text:p>
            <text:p><text:span text:style-name="T195"><text:s text:c="115"/></text:span></text:p>
          </draw:text-box>
        </draw:frame>
        <draw:frame draw:style-name="gr41" draw:text-style-name="P33" draw:layer="layout" svg:width="18.415cm" svg:height="23.681cm" svg:x="1.381cm" svg:y="1.914cm">
          <draw:text-box>
            <text:p><text:span text:style-name="T34">11. Operator overloading</text:span></text:p>
            <text:list text:style-name="L1">
              <text:list-item>
                <text:p><text:span text:style-name="T107"><text:s/></text:span><text:span text:style-name="T36">Basics of operator overloading</text:span></text:p>
              </text:list-item>
              <text:list-item>
                <text:p><text:span text:style-name="T107"><text:s/></text:span><text:span text:style-name="T36">Overloading as method and non member function</text:span></text:p>
              </text:list-item>
              <text:list-item>
                <text:p><text:span text:style-name="T107"><text:s/></text:span><text:span text:style-name="T36">Overloading binary operator</text:span></text:p>
              </text:list-item>
              <text:list-item>
                <text:p><text:span text:style-name="T107"><text:s/></text:span><text:span text:style-name="T36">Overloading relational and logical operator</text:span></text:p>
              </text:list-item>
              <text:list-item>
                <text:p><text:span text:style-name="T107"><text:s/></text:span><text:span text:style-name="T36">Overloading unary operator</text:span></text:p>
              </text:list-item>
              <text:list-item>
                <text:p><text:span text:style-name="T107"><text:s/></text:span><text:span text:style-name="T36">Overloading assignment operator</text:span></text:p>
              </text:list-item>
              <text:list-item>
                <text:p><text:span text:style-name="T19"><text:s/></text:span><text:span text:style-name="T35">Overloading [] operator</text:span></text:p>
              </text:list-item>
              <text:list-item>
                <text:p><text:span text:style-name="T107"><text:s/></text:span><text:span text:style-name="T36">Creating a conversion function</text:span></text:p>
              </text:list-item>
              <text:list-item>
                <text:p><text:span text:style-name="T107"><text:s/></text:span><text:span text:style-name="T36">Conversion &amp; class types</text:span></text:p>
              </text:list-item>
            </text:list>
            <text:p><text:span text:style-name="T63"/></text:p>
            <text:p><text:span text:style-name="T63"/></text:p>
            <text:p><text:span text:style-name="T63">- Classes that represent containers from which individual elements can</text:span></text:p>
            <text:p><text:span text:style-name="T63">be retrieved usually define the subscript operator, operator[];</text:span></text:p>
            <text:p><text:span text:style-name="T63">- Subscript operator can be used to provide lvalue and rvalue;</text:span></text:p>
            <text:p><text:span text:style-name="T239"/></text:p>
            <text:p><text:span text:style-name="T239">int &amp;const[](const size_t);</text:span></text:p>
            <text:p><text:span text:style-name="T239">const int &amp;operator[](const size_t) const;</text:span></text:p>
            <text:p><text:span text:style-name="T240"/></text:p>
            <text:p><text:span text:style-name="T66">#include &lt;iostream&gt;</text:span></text:p>
            <text:p><text:span text:style-name="T66">using namespace std;</text:span></text:p>
            <text:p><text:span text:style-name="T66">class classA {</text:span></text:p>
            <text:p><text:span text:style-name="T66">public:</text:span></text:p>
            <text:p><text:span text:style-name="T66">classA(){</text:span></text:p>
            <text:p><text:span text:style-name="T66">_data="";</text:span></text:p>
            <text:p><text:span text:style-name="T66">}</text:span></text:p>
            <text:p><text:span text:style-name="T66">classA(const classA&amp; c) {</text:span></text:p>
            <text:p><text:span text:style-name="T66">cout&lt;&lt;"copy constructor"&lt;&lt;endl;</text:span></text:p>
            <text:p><text:span text:style-name="T66">}</text:span></text:p>
            <text:p><text:span text:style-name="T66">classA&amp; operator=(const char* cp) {</text:span></text:p>
            <text:p><text:span text:style-name="T66">cout&lt;&lt;"char pointer"&lt;&lt;endl;</text:span></text:p>
            <text:p><text:span text:style-name="T66">_data+=cp;</text:span></text:p>
            <text:p><text:span text:style-name="T66">return *this;</text:span></text:p>
            <text:p><text:span text:style-name="T66">}</text:span></text:p>
            <text:p><text:span text:style-name="T66">classA&amp; operator=(const string&amp; cs) {</text:span></text:p>
            <text:p><text:span text:style-name="T66">cout&lt;&lt;"constant string"&lt;&lt;endl;</text:span></text:p>
            <text:p><text:span text:style-name="T66">_data+=cs;</text:span></text:p>
            <text:p><text:span text:style-name="T66">return *this;</text:span></text:p>
            <text:p><text:span text:style-name="T66">}</text:span></text:p>
            <text:p><text:span text:style-name="T66">classA&amp; operator=(char c) {</text:span></text:p>
            <text:p><text:span text:style-name="T66">cout&lt;&lt;"char"&lt;&lt;endl;</text:span></text:p>
            <text:p><text:span text:style-name="T66">_data+=c;</text:span></text:p>
            <text:p><text:span text:style-name="T66">return *this;</text:span></text:p>
            <text:p><text:span text:style-name="T66">}</text:span></text:p>
            <text:p><text:span text:style-name="T66">classA&amp; operator+=(const classA&amp; rhs) {</text:span></text:p>
            <text:p><text:span text:style-name="T66">_data+=rhs._data;</text:span></text:p>
            <text:p><text:span text:style-name="T66">return *this;</text:span></text:p>
            <text:p><text:span text:style-name="T66">}</text:span></text:p>
            <text:p><text:span text:style-name="T66">string&amp; data() {</text:span></text:p>
            <text:p><text:span text:style-name="T66">return _data;</text:span></text:p>
            <text:p><text:span text:style-name="T66">}</text:span></text:p>
            <text:p><text:span text:style-name="T66">private:</text:span></text:p>
            <text:p><text:span text:style-name="T66">string _data;</text:span></text:p>
            <text:p><text:span text:style-name="T66">};</text:span></text:p>
            <text:p><text:span text:style-name="T66"/></text:p>
          </draw:text-box>
        </draw:frame>
        <draw:frame draw:style-name="gr40" draw:layer="layout" svg:width="18.415cm" svg:height="24.316cm" svg:x="34.481cm" svg:y="32.958cm">
          <draw:text-box>
            <text:p><text:span text:style-name="T194">Day3 </text:span></text:p>
            <text:p><text:span text:style-name="T194">8. Storage class specifier</text:span></text:p>
            <text:list text:style-name="L1">
              <text:list-item>
                <text:p><text:span text:style-name="T201"><text:s/></text:span><text:span text:style-name="T201">Automatic</text:span></text:p>
              </text:list-item>
              <text:list-item>
                <text:p><text:span text:style-name="T201"><text:s/></text:span><text:span text:style-name="T201">Const</text:span></text:p>
              </text:list-item>
              <text:list-item>
                <text:p><text:span text:style-name="T201"><text:s/></text:span><text:span text:style-name="T201">Global</text:span></text:p>
              </text:list-item>
              <text:list-item>
                <text:p><text:span text:style-name="T201"><text:s/></text:span><text:span text:style-name="T201">Extern</text:span></text:p>
              </text:list-item>
              <text:list-item>
                <text:p><text:span text:style-name="T201"><text:s/></text:span><text:span text:style-name="T201">Register</text:span></text:p>
              </text:list-item>
              <text:list-item>
                <text:p><text:span text:style-name="T201"><text:s/></text:span><text:span text:style-name="T201">Static</text:span></text:p>
              </text:list-item>
              <text:list-item>
                <text:p><text:span text:style-name="T202"><text:s/></text:span><text:span text:style-name="T202">Volatile</text:span></text:p>
              </text:list-item>
            </text:list>
            <text:p><text:span text:style-name="T203">The auto storage class is the default storage class for all local variables. </text:span></text:p>
            <text:p><text:span text:style-name="T203">{ </text:span></text:p>
            <text:p><text:span text:style-name="T203">int mount; </text:span></text:p>
            <text:p><text:span text:style-name="T203">auto int month; </text:span></text:p>
            <text:p><text:span text:style-name="T203">} </text:span></text:p>
            <text:p><text:span text:style-name="T203">The example above defines two variables with the same storage class, auto can only be used</text:span></text:p>
            <text:p><text:span text:style-name="T203"><text:s/></text:span><text:span text:style-name="T203">within functions, i.e., local variables. </text:span></text:p>
            <text:p><text:span text:style-name="T203"/></text:p>
            <text:p><text:span text:style-name="T203"/></text:p>
            <text:p><text:span text:style-name="T203">Variable defined in global scope of the file.</text:span></text:p>
            <text:p><text:span text:style-name="T203">Global variables are visible across the program.</text:span></text:p>
            <text:p><text:span text:style-name="T203">File using the global variable need to declare it as extern in order to that file compiled.</text:span></text:p>
            <text:p><text:span text:style-name="T203"/></text:p>
          </draw:text-box>
        </draw:frame>
        <draw:line draw:style-name="gr22" draw:text-style-name="P11" draw:layer="layout" svg:x1="1cm" svg:y1="25.888cm" svg:x2="20.59cm" svg:y2="25.888cm">
          <text:p/>
        </draw:line>
      </draw:page>
      <draw:page draw:name="page108" draw:style-name="dp1" draw:master-page-name="Default">
        <office:forms form:automatic-focus="false" form:apply-design-mode="false"/>
        <draw:frame draw:style-name="gr38" draw:text-style-name="P19" draw:layer="layout" svg:width="18.32cm" svg:height="22.992cm" svg:x="1.635cm" svg:y="2.403cm">
          <draw:text-box>
            <text:p><text:span text:style-name="T193"/></text:p>
            <text:p><text:span text:style-name="T194"/></text:p>
            <text:list text:style-name="L1">
              <text:list-header>
                <text:p><text:span text:style-name="T193"/></text:p>
              </text:list-header>
            </text:list>
            <text:p><text:span text:style-name="T193"/></text:p>
            <text:p><text:span text:style-name="T195"><text:s text:c="115"/></text:span></text:p>
          </draw:text-box>
        </draw:frame>
        <draw:frame draw:style-name="gr41" draw:text-style-name="P23" draw:layer="layout" svg:width="18.415cm" svg:height="23.681cm" svg:x="1.381cm" svg:y="1.914cm">
          <draw:text-box>
            <text:p><text:span text:style-name="T209">int main() {</text:span></text:p>
            <text:p><text:span text:style-name="T66">classA cls;</text:span></text:p>
            <text:p><text:span text:style-name="T66">cls = "one";</text:span></text:p>
            <text:p><text:span text:style-name="T66">cls = string(":two");</text:span></text:p>
            <text:p><text:span text:style-name="T66">cls=':';</text:span></text:p>
            <text:p><text:span text:style-name="T66">classA rhs;</text:span></text:p>
            <text:p><text:span text:style-name="T66">rhs="three";</text:span></text:p>
            <text:p><text:span text:style-name="T66">cls+=rhs;</text:span></text:p>
            <text:p><text:span text:style-name="T66">cout&lt;&lt;"cls data : "&lt;&lt;cls.data()&lt;&lt;endl;</text:span></text:p>
            <text:p><text:span text:style-name="T66">return 0;</text:span></text:p>
            <text:p><text:span text:style-name="T66">}</text:span></text:p>
            <text:p><text:span text:style-name="T66"/></text:p>
            <text:p><text:span text:style-name="T66"/></text:p>
            <text:p><text:span text:style-name="T34">11. Operator overloading</text:span></text:p>
            <text:list text:style-name="L1">
              <text:list-item>
                <text:p><text:span text:style-name="T107"><text:s/></text:span><text:span text:style-name="T36">Basics of operator overloading</text:span></text:p>
              </text:list-item>
              <text:list-item>
                <text:p><text:span text:style-name="T107"><text:s/></text:span><text:span text:style-name="T36">Overloading as method and non member function</text:span></text:p>
              </text:list-item>
              <text:list-item>
                <text:p><text:span text:style-name="T107"><text:s/></text:span><text:span text:style-name="T36">Overloading binary operator</text:span></text:p>
              </text:list-item>
              <text:list-item>
                <text:p><text:span text:style-name="T107"><text:s/></text:span><text:span text:style-name="T36">Overloading relational and logical operator</text:span></text:p>
              </text:list-item>
              <text:list-item>
                <text:p><text:span text:style-name="T107"><text:s/></text:span><text:span text:style-name="T36">Overloading unary operator</text:span></text:p>
              </text:list-item>
              <text:list-item>
                <text:p><text:span text:style-name="T107"><text:s/></text:span><text:span text:style-name="T36">Overloading assignment operator</text:span></text:p>
              </text:list-item>
              <text:list-item>
                <text:p><text:span text:style-name="T107"><text:s/></text:span><text:span text:style-name="T36">Overloading [] operator</text:span></text:p>
              </text:list-item>
              <text:list-item>
                <text:p><text:span text:style-name="T19"><text:s/></text:span><text:span text:style-name="T35">Creating a conversion function</text:span></text:p>
              </text:list-item>
              <text:list-item>
                <text:p><text:span text:style-name="T107"><text:s/></text:span><text:span text:style-name="T36">Conversion &amp; class types</text:span></text:p>
              </text:list-item>
            </text:list>
            <text:p><text:span text:style-name="T210"/></text:p>
            <text:p><text:span text:style-name="T105"/></text:p>
            <text:p><text:span text:style-name="T105"><text:s/></text:span><text:span text:style-name="T63">- A conversion operator defines a conversion that converts a value of a</text:span></text:p>
            <text:p><text:span text:style-name="T63">class type to some other type.</text:span></text:p>
            <text:p><text:span text:style-name="T179"/></text:p>
            <text:p><text:span text:style-name="T184">#include &lt;iostream&gt;</text:span></text:p>
            <text:p><text:span text:style-name="T184">#include &lt;stdexcept&gt;</text:span></text:p>
            <text:p><text:span text:style-name="T184">using namespace std;</text:span></text:p>
            <text:p><text:span text:style-name="T184">class classA {</text:span></text:p>
            <text:p><text:span text:style-name="T184">public:</text:span></text:p>
            <text:p><text:span text:style-name="T184">classA(int i=0):_val(i) {</text:span></text:p>
            <text:p><text:span text:style-name="T184">if(i&lt;0 || i&gt;255)</text:span></text:p>
            <text:p><text:span text:style-name="T184">throw out_of_range("Bad classA initializer");</text:span></text:p>
            <text:p><text:span text:style-name="T184">}</text:span></text:p>
            <text:p><text:span text:style-name="T184">operator int() const {return _val;}</text:span></text:p>
            <text:p><text:span text:style-name="T184">private:</text:span></text:p>
            <text:p><text:span text:style-name="T184">std::size_t _val;</text:span></text:p>
            <text:p><text:span text:style-name="T184">};</text:span></text:p>
            <text:p><text:span text:style-name="T184">int main() {</text:span></text:p>
            <text:p><text:span text:style-name="T184">classA *cls;</text:span></text:p>
            <text:p><text:span text:style-name="T184">try {</text:span></text:p>
            <text:p><text:span text:style-name="T184">cls=new classA(10);</text:span></text:p>
            <text:p><text:span text:style-name="T184">}</text:span></text:p>
            <text:p><text:span text:style-name="T184">catch(const exception&amp; e) {</text:span></text:p>
            <text:p><text:span text:style-name="T184">cout&lt;&lt;"exception cought : "&lt;&lt;e.what()&lt;&lt;endl;</text:span></text:p>
            <text:p><text:span text:style-name="T184">return -1;</text:span></text:p>
            <text:p><text:span text:style-name="T184">}</text:span></text:p>
            <text:p><text:span text:style-name="T184">cout&lt;&lt;" cls value : "&lt;&lt;*cls;</text:span></text:p>
            <text:p><text:span text:style-name="T184">delete cls;</text:span></text:p>
            <text:p><text:span text:style-name="T184">return 0;</text:span></text:p>
            <text:p><text:span text:style-name="T184">}</text:span></text:p>
            <text:p><text:span text:style-name="T66"/></text:p>
            <text:p><text:span text:style-name="T179"/></text:p>
          </draw:text-box>
        </draw:frame>
        <draw:frame draw:style-name="gr40" draw:layer="layout" svg:width="18.415cm" svg:height="24.316cm" svg:x="34.481cm" svg:y="32.958cm">
          <draw:text-box>
            <text:p><text:span text:style-name="T194">Day3 </text:span></text:p>
            <text:p><text:span text:style-name="T194">8. Storage class specifier</text:span></text:p>
            <text:list text:style-name="L1">
              <text:list-item>
                <text:p><text:span text:style-name="T201"><text:s/></text:span><text:span text:style-name="T201">Automatic</text:span></text:p>
              </text:list-item>
              <text:list-item>
                <text:p><text:span text:style-name="T201"><text:s/></text:span><text:span text:style-name="T201">Const</text:span></text:p>
              </text:list-item>
              <text:list-item>
                <text:p><text:span text:style-name="T201"><text:s/></text:span><text:span text:style-name="T201">Global</text:span></text:p>
              </text:list-item>
              <text:list-item>
                <text:p><text:span text:style-name="T201"><text:s/></text:span><text:span text:style-name="T201">Extern</text:span></text:p>
              </text:list-item>
              <text:list-item>
                <text:p><text:span text:style-name="T201"><text:s/></text:span><text:span text:style-name="T201">Register</text:span></text:p>
              </text:list-item>
              <text:list-item>
                <text:p><text:span text:style-name="T201"><text:s/></text:span><text:span text:style-name="T201">Static</text:span></text:p>
              </text:list-item>
              <text:list-item>
                <text:p><text:span text:style-name="T202"><text:s/></text:span><text:span text:style-name="T202">Volatile</text:span></text:p>
              </text:list-item>
            </text:list>
            <text:p><text:span text:style-name="T203">The auto storage class is the default storage class for all local variables. </text:span></text:p>
            <text:p><text:span text:style-name="T203">{ </text:span></text:p>
            <text:p><text:span text:style-name="T203">int mount; </text:span></text:p>
            <text:p><text:span text:style-name="T203">auto int month; </text:span></text:p>
            <text:p><text:span text:style-name="T203">} </text:span></text:p>
            <text:p><text:span text:style-name="T203">The example above defines two variables with the same storage class, auto can only be used</text:span></text:p>
            <text:p><text:span text:style-name="T203"><text:s/></text:span><text:span text:style-name="T203">within functions, i.e., local variables. </text:span></text:p>
            <text:p><text:span text:style-name="T203"/></text:p>
            <text:p><text:span text:style-name="T203"/></text:p>
            <text:p><text:span text:style-name="T203">Variable defined in global scope of the file.</text:span></text:p>
            <text:p><text:span text:style-name="T203">Global variables are visible across the program.</text:span></text:p>
            <text:p><text:span text:style-name="T203">File using the global variable need to declare it as extern in order to that file compiled.</text:span></text:p>
            <text:p><text:span text:style-name="T203"/></text:p>
          </draw:text-box>
        </draw:frame>
        <draw:line draw:style-name="gr22" draw:text-style-name="P11" draw:layer="layout" svg:x1="1cm" svg:y1="25.888cm" svg:x2="20.59cm" svg:y2="25.888cm">
          <text:p/>
        </draw:line>
      </draw:page>
      <draw:page draw:name="page109" draw:style-name="dp1" draw:master-page-name="Default">
        <office:forms form:automatic-focus="false" form:apply-design-mode="false"/>
        <draw:frame draw:style-name="gr38" draw:text-style-name="P19" draw:layer="layout" svg:width="18.32cm" svg:height="22.992cm" svg:x="1.635cm" svg:y="2.403cm">
          <draw:text-box>
            <text:p><text:span text:style-name="T193"/></text:p>
            <text:p><text:span text:style-name="T194"/></text:p>
            <text:list text:style-name="L1">
              <text:list-header>
                <text:p><text:span text:style-name="T193"/></text:p>
              </text:list-header>
            </text:list>
            <text:p><text:span text:style-name="T193"/></text:p>
            <text:p><text:span text:style-name="T195"><text:s text:c="115"/></text:span></text:p>
          </draw:text-box>
        </draw:frame>
        <draw:frame draw:style-name="gr41" draw:text-style-name="P20" draw:layer="layout" svg:width="18.415cm" svg:height="23.681cm" svg:x="1.381cm" svg:y="1.914cm">
          <draw:text-box>
            <text:p><text:span text:style-name="T34">11. Operator overloading</text:span></text:p>
            <text:list text:style-name="L1">
              <text:list-item>
                <text:p><text:span text:style-name="T107"><text:s/></text:span><text:span text:style-name="T36">Basics of operator overloading</text:span></text:p>
              </text:list-item>
              <text:list-item>
                <text:p><text:span text:style-name="T107"><text:s/></text:span><text:span text:style-name="T36">Overloading as method and non member function</text:span></text:p>
              </text:list-item>
              <text:list-item>
                <text:p><text:span text:style-name="T107"><text:s/></text:span><text:span text:style-name="T36">Overloading binary operator</text:span></text:p>
              </text:list-item>
              <text:list-item>
                <text:p><text:span text:style-name="T107"><text:s/></text:span><text:span text:style-name="T36">Overloading relational and logical operator</text:span></text:p>
              </text:list-item>
              <text:list-item>
                <text:p><text:span text:style-name="T107"><text:s/></text:span><text:span text:style-name="T36">Overloading unary operator</text:span></text:p>
              </text:list-item>
              <text:list-item>
                <text:p><text:span text:style-name="T107"><text:s/></text:span><text:span text:style-name="T36">Overloading assignment operator</text:span></text:p>
              </text:list-item>
              <text:list-item>
                <text:p><text:span text:style-name="T107"><text:s/></text:span><text:span text:style-name="T36">Overloading [] operator</text:span></text:p>
              </text:list-item>
              <text:list-item>
                <text:p><text:span text:style-name="T147"><text:s/></text:span><text:span text:style-name="T36">Creating a conversion function</text:span></text:p>
              </text:list-item>
              <text:list-item>
                <text:p><text:span text:style-name="T19"><text:s/></text:span><text:span text:style-name="T35">Conversion &amp; class types</text:span></text:p>
              </text:list-item>
            </text:list>
            <text:p><text:span text:style-name="T179"/></text:p>
            <text:p><text:span text:style-name="T179"/></text:p>
            <text:p><text:span text:style-name="T52">using namespace std;</text:span></text:p>
            <text:p><text:span text:style-name="T52">class classA {</text:span></text:p>
            <text:p><text:span text:style-name="T52">public:</text:span></text:p>
            <text:p><text:span text:style-name="T52">classA(int i=0) {</text:span></text:p>
            <text:p><text:span text:style-name="T52">_val=i;</text:span></text:p>
            <text:p><text:span text:style-name="T52">}</text:span></text:p>
            <text:p><text:span text:style-name="T52">operator int() const {</text:span></text:p>
            <text:p><text:span text:style-name="T52">return _val;</text:span></text:p>
            <text:p><text:span text:style-name="T52">}</text:span></text:p>
            <text:p><text:span text:style-name="T52">private:</text:span></text:p>
            <text:p><text:span text:style-name="T52">size_t _val;</text:span></text:p>
            <text:p><text:span text:style-name="T52">};</text:span></text:p>
            <text:p><text:span text:style-name="T52">class classB {</text:span></text:p>
            <text:p><text:span text:style-name="T52">public:</text:span></text:p>
            <text:p><text:span text:style-name="T52">classB(int i=0) {</text:span></text:p>
            <text:p><text:span text:style-name="T52">_val=i;</text:span></text:p>
            <text:p><text:span text:style-name="T52">}</text:span></text:p>
            <text:p><text:span text:style-name="T52">operator classA() const {return _val%256;}</text:span></text:p>
            <text:p><text:span text:style-name="T52">private:</text:span></text:p>
            <text:p><text:span text:style-name="T52">size_t _val;</text:span></text:p>
            <text:p><text:span text:style-name="T52">};</text:span></text:p>
            <text:p><text:span text:style-name="T52">void calc(int i) {</text:span></text:p>
            <text:p><text:span text:style-name="T52">cout&lt;&lt;"calc(int) : "&lt;&lt;i;</text:span></text:p>
            <text:p><text:span text:style-name="T52">}</text:span></text:p>
            <text:p><text:span text:style-name="T52"/></text:p>
            <text:p><text:span text:style-name="T52">int main() {</text:span></text:p>
            <text:p><text:span text:style-name="T52">classB intval(1);</text:span></text:p>
            <text:p><text:span text:style-name="T52">classA cls(intval);</text:span></text:p>
            <text:p><text:span text:style-name="T52">calc(cls);</text:span></text:p>
            <text:p><text:span text:style-name="T52">//calc(intval);</text:span></text:p>
            <text:p><text:span text:style-name="T52">return 0;</text:span></text:p>
            <text:p><text:span text:style-name="T52">}</text:span></text:p>
          </draw:text-box>
        </draw:frame>
        <draw:frame draw:style-name="gr40" draw:layer="layout" svg:width="18.415cm" svg:height="24.316cm" svg:x="34.481cm" svg:y="32.958cm">
          <draw:text-box>
            <text:p><text:span text:style-name="T194">Day3 </text:span></text:p>
            <text:p><text:span text:style-name="T194">8. Storage class specifier</text:span></text:p>
            <text:list text:style-name="L1">
              <text:list-item>
                <text:p><text:span text:style-name="T201"><text:s/></text:span><text:span text:style-name="T201">Automatic</text:span></text:p>
              </text:list-item>
              <text:list-item>
                <text:p><text:span text:style-name="T201"><text:s/></text:span><text:span text:style-name="T201">Const</text:span></text:p>
              </text:list-item>
              <text:list-item>
                <text:p><text:span text:style-name="T201"><text:s/></text:span><text:span text:style-name="T201">Global</text:span></text:p>
              </text:list-item>
              <text:list-item>
                <text:p><text:span text:style-name="T201"><text:s/></text:span><text:span text:style-name="T201">Extern</text:span></text:p>
              </text:list-item>
              <text:list-item>
                <text:p><text:span text:style-name="T201"><text:s/></text:span><text:span text:style-name="T201">Register</text:span></text:p>
              </text:list-item>
              <text:list-item>
                <text:p><text:span text:style-name="T201"><text:s/></text:span><text:span text:style-name="T201">Static</text:span></text:p>
              </text:list-item>
              <text:list-item>
                <text:p><text:span text:style-name="T202"><text:s/></text:span><text:span text:style-name="T202">Volatile</text:span></text:p>
              </text:list-item>
            </text:list>
            <text:p><text:span text:style-name="T203">The auto storage class is the default storage class for all local variables. </text:span></text:p>
            <text:p><text:span text:style-name="T203">{ </text:span></text:p>
            <text:p><text:span text:style-name="T203">int mount; </text:span></text:p>
            <text:p><text:span text:style-name="T203">auto int month; </text:span></text:p>
            <text:p><text:span text:style-name="T203">} </text:span></text:p>
            <text:p><text:span text:style-name="T203">The example above defines two variables with the same storage class, auto can only be used</text:span></text:p>
            <text:p><text:span text:style-name="T203"><text:s/></text:span><text:span text:style-name="T203">within functions, i.e., local variables. </text:span></text:p>
            <text:p><text:span text:style-name="T203"/></text:p>
            <text:p><text:span text:style-name="T203"/></text:p>
            <text:p><text:span text:style-name="T203">Variable defined in global scope of the file.</text:span></text:p>
            <text:p><text:span text:style-name="T203">Global variables are visible across the program.</text:span></text:p>
            <text:p><text:span text:style-name="T203">File using the global variable need to declare it as extern in order to that file compiled.</text:span></text:p>
            <text:p><text:span text:style-name="T203"/></text:p>
          </draw:text-box>
        </draw:frame>
        <draw:line draw:style-name="gr22" draw:text-style-name="P11" draw:layer="layout" svg:x1="1cm" svg:y1="25.888cm" svg:x2="20.59cm" svg:y2="25.888cm">
          <text:p/>
        </draw:line>
      </draw:page>
      <draw:page draw:name="page110" draw:style-name="dp1" draw:master-page-name="Default">
        <office:forms form:automatic-focus="false" form:apply-design-mode="false"/>
        <draw:frame draw:style-name="gr38" draw:text-style-name="P19" draw:layer="layout" svg:width="18.32cm" svg:height="22.992cm" svg:x="1.635cm" svg:y="2.403cm">
          <draw:text-box>
            <text:p><text:span text:style-name="T193"/></text:p>
            <text:p><text:span text:style-name="T194"/></text:p>
            <text:list text:style-name="L1">
              <text:list-header>
                <text:p><text:span text:style-name="T193"/></text:p>
              </text:list-header>
            </text:list>
            <text:p><text:span text:style-name="T193"/></text:p>
            <text:p><text:span text:style-name="T195"><text:s text:c="115"/></text:span></text:p>
          </draw:text-box>
        </draw:frame>
        <draw:frame draw:style-name="gr41" draw:text-style-name="P34" draw:layer="layout" svg:width="18.415cm" svg:height="23.681cm" svg:x="1.381cm" svg:y="1.914cm">
          <draw:text-box>
            <text:p text:style-name="P7"><text:span text:style-name="T34">12. Templates</text:span></text:p>
            <text:list text:style-name="L1">
              <text:list-item>
                <text:p><text:span text:style-name="T105"><text:s/></text:span><text:span text:style-name="T106">Generic class</text:span></text:p>
              </text:list-item>
              <text:list-item>
                <text:p><text:span text:style-name="T107"><text:s/></text:span><text:span text:style-name="T108">Class template</text:span></text:p>
              </text:list-item>
              <text:list-item>
                <text:p><text:span text:style-name="T107"><text:s/></text:span><text:span text:style-name="T108">Template argument deduction</text:span></text:p>
              </text:list-item>
              <text:list-item>
                <text:p><text:span text:style-name="T107"><text:s/></text:span><text:span text:style-name="T108">Function template explicit arguments</text:span></text:p>
              </text:list-item>
              <text:list-item>
                <text:p><text:span text:style-name="T107"><text:s/></text:span><text:span text:style-name="T108">Function template friend function and class</text:span></text:p>
              </text:list-item>
              <text:list-item>
                <text:p><text:span text:style-name="T107"><text:s/></text:span><text:span text:style-name="T108">Specialization</text:span></text:p>
              </text:list-item>
              <text:list-item>
                <text:p><text:span text:style-name="T107"><text:s/></text:span><text:span text:style-name="T108">Template bloating</text:span></text:p>
              </text:list-item>
              <text:list-item>
                <text:p><text:span text:style-name="T107"><text:s/></text:span><text:span text:style-name="T108">Sequential standard template libraries</text:span></text:p>
              </text:list-item>
              <text:list-item>
                <text:p><text:span text:style-name="T107"><text:s/></text:span><text:span text:style-name="T108">Associative standard template libraries</text:span></text:p>
                <text:p><text:span text:style-name="T108"/></text:p>
              </text:list-item>
            </text:list>
            <text:p><text:span text:style-name="T177">- Templates are the foundations of generic programming, which</text:span></text:p>
            <text:p><text:span text:style-name="T72">involves writing code in a way that is independent of any particular</text:span></text:p>
            <text:p><text:span text:style-name="T72">type.</text:span></text:p>
            <text:p><text:span text:style-name="T72">- A template is a blueprint or formula for creating a generic class or</text:span></text:p>
            <text:p><text:span text:style-name="T72">a function. The library containers like iterators and algorithms are</text:span></text:p>
            <text:p><text:span text:style-name="T72">examples of generic programming and have been developed using template</text:span></text:p>
            <text:p><text:span text:style-name="T72">concept.</text:span></text:p>
            <text:p><text:span text:style-name="T72">- There is a single definition of each container, such as vector, but</text:span></text:p>
            <text:p><text:span text:style-name="T72">we can define many different kinds of vectors for example, vector &lt;int&gt;</text:span></text:p>
            <text:p><text:span text:style-name="T72">or vector &lt;string&gt;.</text:span></text:p>
            <text:p><text:span text:style-name="T72">- Templates can be used to define functions as well as classes</text:span></text:p>
            <text:p text:style-name="P7"><text:span text:style-name="T113"/></text:p>
            <text:p text:style-name="P7"><text:span text:style-name="T113"/></text:p>
            <text:p text:style-name="P7"><text:span text:style-name="T113"/></text:p>
            <text:p text:style-name="P7"><text:span text:style-name="T208">12. Templates</text:span></text:p>
            <text:list text:continue-numbering="true" text:style-name="L1">
              <text:list-item>
                <text:p><text:span text:style-name="T107"><text:s/></text:span><text:span text:style-name="T108">Generic class</text:span></text:p>
              </text:list-item>
              <text:list-item>
                <text:p><text:span text:style-name="T19"><text:s/></text:span><text:span text:style-name="T20">Class template</text:span></text:p>
              </text:list-item>
              <text:list-item>
                <text:p><text:span text:style-name="T107"><text:s/></text:span><text:span text:style-name="T108">Template argument deduction</text:span></text:p>
              </text:list-item>
              <text:list-item>
                <text:p><text:span text:style-name="T107"><text:s/></text:span><text:span text:style-name="T108">Function template explicit arguments</text:span></text:p>
              </text:list-item>
              <text:list-item>
                <text:p><text:span text:style-name="T107"><text:s/></text:span><text:span text:style-name="T108">Function template friend function and class</text:span></text:p>
              </text:list-item>
              <text:list-item>
                <text:p><text:span text:style-name="T107"><text:s/></text:span><text:span text:style-name="T108">Specialization</text:span></text:p>
              </text:list-item>
              <text:list-item>
                <text:p><text:span text:style-name="T107"><text:s/></text:span><text:span text:style-name="T108">Template bloating</text:span></text:p>
              </text:list-item>
              <text:list-item>
                <text:p><text:span text:style-name="T107"><text:s/></text:span><text:span text:style-name="T108">Sequential standard template libraries</text:span></text:p>
              </text:list-item>
              <text:list-item>
                <text:p><text:span text:style-name="T107"><text:s/></text:span><text:span text:style-name="T108">Associative standard template libraries</text:span></text:p>
                <text:p><text:span text:style-name="T108"/></text:p>
              </text:list-item>
            </text:list>
            <text:p><text:span text:style-name="T106"/></text:p>
            <text:p><text:span text:style-name="T106"><text:s/></text:span><text:span text:style-name="T72">- The general form of a generic class declaration is shown here:</text:span></text:p>
            <text:p><text:span text:style-name="T82">template &lt;class type&gt; class class-name {</text:span></text:p>
            <text:p><text:span text:style-name="T82">.</text:span></text:p>
            <text:p><text:span text:style-name="T82">.</text:span></text:p>
            <text:p><text:span text:style-name="T82">.</text:span></text:p>
            <text:p><text:span text:style-name="T82">}</text:span></text:p>
            <text:p><text:span text:style-name="T149"/></text:p>
            <text:p><text:span text:style-name="T72">- Here, type is the placeholder type name, which will be specified when</text:span></text:p>
            <text:p><text:span text:style-name="T72">a class is instantiated. You can define more than one generic data type</text:span></text:p>
            <text:p><text:span text:style-name="T72">by using a comma-separated list.</text:span></text:p>
            <text:p><text:span text:style-name="T113"/></text:p>
            <text:p><text:span text:style-name="T82">#include &lt;iostream&gt;</text:span></text:p>
            <text:p><text:span text:style-name="T82">#include &lt;vector&gt;</text:span></text:p>
            <text:p><text:span text:style-name="T82">#include &lt;cstdlib&gt;</text:span></text:p>
            <text:p><text:span text:style-name="T82">#include &lt;string&gt;</text:span></text:p>
            <text:p><text:span text:style-name="T82">#include &lt;stdexcept&gt;</text:span></text:p>
            <text:p><text:span text:style-name="T82">using namespace std;</text:span></text:p>
            <text:p><text:span text:style-name="T149"/></text:p>
          </draw:text-box>
        </draw:frame>
        <draw:frame draw:style-name="gr40" draw:layer="layout" svg:width="18.415cm" svg:height="24.316cm" svg:x="34.481cm" svg:y="32.958cm">
          <draw:text-box>
            <text:p><text:span text:style-name="T194">Day3 </text:span></text:p>
            <text:p><text:span text:style-name="T194">8. Storage class specifier</text:span></text:p>
            <text:list text:style-name="L1">
              <text:list-item>
                <text:p><text:span text:style-name="T201"><text:s/></text:span><text:span text:style-name="T201">Automatic</text:span></text:p>
              </text:list-item>
              <text:list-item>
                <text:p><text:span text:style-name="T201"><text:s/></text:span><text:span text:style-name="T201">Const</text:span></text:p>
              </text:list-item>
              <text:list-item>
                <text:p><text:span text:style-name="T201"><text:s/></text:span><text:span text:style-name="T201">Global</text:span></text:p>
              </text:list-item>
              <text:list-item>
                <text:p><text:span text:style-name="T201"><text:s/></text:span><text:span text:style-name="T201">Extern</text:span></text:p>
              </text:list-item>
              <text:list-item>
                <text:p><text:span text:style-name="T201"><text:s/></text:span><text:span text:style-name="T201">Register</text:span></text:p>
              </text:list-item>
              <text:list-item>
                <text:p><text:span text:style-name="T201"><text:s/></text:span><text:span text:style-name="T201">Static</text:span></text:p>
              </text:list-item>
              <text:list-item>
                <text:p><text:span text:style-name="T202"><text:s/></text:span><text:span text:style-name="T202">Volatile</text:span></text:p>
              </text:list-item>
            </text:list>
            <text:p><text:span text:style-name="T203">The auto storage class is the default storage class for all local variables. </text:span></text:p>
            <text:p><text:span text:style-name="T203">{ </text:span></text:p>
            <text:p><text:span text:style-name="T203">int mount; </text:span></text:p>
            <text:p><text:span text:style-name="T203">auto int month; </text:span></text:p>
            <text:p><text:span text:style-name="T203">} </text:span></text:p>
            <text:p><text:span text:style-name="T203">The example above defines two variables with the same storage class, auto can only be used</text:span></text:p>
            <text:p><text:span text:style-name="T203"><text:s/></text:span><text:span text:style-name="T203">within functions, i.e., local variables. </text:span></text:p>
            <text:p><text:span text:style-name="T203"/></text:p>
            <text:p><text:span text:style-name="T203"/></text:p>
            <text:p><text:span text:style-name="T203">Variable defined in global scope of the file.</text:span></text:p>
            <text:p><text:span text:style-name="T203">Global variables are visible across the program.</text:span></text:p>
            <text:p><text:span text:style-name="T203">File using the global variable need to declare it as extern in order to that file compiled.</text:span></text:p>
            <text:p><text:span text:style-name="T203"/></text:p>
          </draw:text-box>
        </draw:frame>
        <draw:line draw:style-name="gr22" draw:text-style-name="P11" draw:layer="layout" svg:x1="1cm" svg:y1="25.888cm" svg:x2="20.59cm" svg:y2="25.888cm">
          <text:p/>
        </draw:line>
      </draw:page>
      <draw:page draw:name="page111" draw:style-name="dp1" draw:master-page-name="Default">
        <office:forms form:automatic-focus="false" form:apply-design-mode="false"/>
        <draw:frame draw:style-name="gr38" draw:text-style-name="P19" draw:layer="layout" svg:width="18.32cm" svg:height="22.992cm" svg:x="1.635cm" svg:y="2.403cm">
          <draw:text-box>
            <text:p><text:span text:style-name="T193"/></text:p>
            <text:p><text:span text:style-name="T194"/></text:p>
            <text:list text:style-name="L1">
              <text:list-header>
                <text:p><text:span text:style-name="T193"/></text:p>
              </text:list-header>
            </text:list>
            <text:p><text:span text:style-name="T193"/></text:p>
            <text:p><text:span text:style-name="T195"><text:s text:c="115"/></text:span></text:p>
          </draw:text-box>
        </draw:frame>
        <draw:frame draw:style-name="gr41" draw:text-style-name="P35" draw:layer="layout" svg:width="18.415cm" svg:height="23.681cm" svg:x="1.381cm" svg:y="1.914cm">
          <draw:text-box>
            <text:p text:style-name="P7"><text:span text:style-name="T82">template &lt;class T&gt;</text:span></text:p>
            <text:p><text:span text:style-name="T82">class Stack {</text:span></text:p>
            <text:p><text:span text:style-name="T82">private:</text:span></text:p>
            <text:p><text:span text:style-name="T82">vector&lt;T&gt; elems; <text:s text:c="4"/>// elements</text:span></text:p>
            <text:p><text:span text:style-name="T82">public:</text:span></text:p>
            <text:p><text:span text:style-name="T82">void push(T const&amp;); <text:s/>// push element</text:span></text:p>
            <text:p><text:span text:style-name="T82">void pop(); <text:s text:c="14"/>// pop element</text:span></text:p>
            <text:p><text:span text:style-name="T82">T top() const; <text:s text:c="11"/>// return top element</text:span></text:p>
            <text:p><text:span text:style-name="T82">bool empty() const{ <text:s text:c="6"/>// return true if empty.</text:span></text:p>
            <text:p><text:span text:style-name="T82">return elems.empty();</text:span></text:p>
            <text:p><text:span text:style-name="T82">}</text:span></text:p>
            <text:p><text:span text:style-name="T82">};</text:span></text:p>
            <text:p><text:span text:style-name="T82">template &lt;class T&gt;</text:span></text:p>
            <text:p><text:span text:style-name="T82">void Stack&lt;T&gt;::push (T const&amp; elem) {</text:span></text:p>
            <text:p><text:span text:style-name="T82">elems.push_back(elem);</text:span></text:p>
            <text:p><text:span text:style-name="T82">}</text:span></text:p>
            <text:p><text:span text:style-name="T82">template &lt;class T&gt;</text:span></text:p>
            <text:p><text:span text:style-name="T82">void Stack&lt;T&gt;::pop () {</text:span></text:p>
            <text:p><text:span text:style-name="T82">if (elems.empty()) {</text:span></text:p>
            <text:p><text:span text:style-name="T82">throw out_of_range("Stack&lt;&gt;::pop(): empty stack");</text:span></text:p>
            <text:p><text:span text:style-name="T82">}</text:span></text:p>
            <text:p><text:span text:style-name="T82">elems.pop_back();</text:span></text:p>
            <text:p><text:span text:style-name="T82">}</text:span></text:p>
            <text:p><text:span text:style-name="T82">template &lt;class T&gt;</text:span></text:p>
            <text:p><text:span text:style-name="T82">T Stack&lt;T&gt;::top () const {</text:span></text:p>
            <text:p><text:span text:style-name="T82">if (elems.empty()) {</text:span></text:p>
            <text:p><text:span text:style-name="T82">throw out_of_range("Stack&lt;&gt;::top(): empty stack");</text:span></text:p>
            <text:p><text:span text:style-name="T82">}</text:span></text:p>
            <text:p><text:span text:style-name="T82">return elems.back();</text:span></text:p>
            <text:p><text:span text:style-name="T82">}</text:span></text:p>
            <text:p><text:span text:style-name="T82">int main() {</text:span></text:p>
            <text:p><text:span text:style-name="T82">try {</text:span></text:p>
            <text:p><text:span text:style-name="T82">Stack&lt;int&gt; <text:s text:c="8"/>intStack; <text:s/>// stack of ints</text:span></text:p>
            <text:p><text:span text:style-name="T82">Stack&lt;string&gt; stringStack; <text:s text:c="3"/>// stack of strings</text:span></text:p>
            <text:p><text:span text:style-name="T82">intStack.push(7);</text:span></text:p>
            <text:p><text:span text:style-name="T82">cout &lt;&lt; intStack.top() &lt;&lt;endl;</text:span></text:p>
            <text:p><text:span text:style-name="T82">stringStack.push("hello");</text:span></text:p>
            <text:p><text:span text:style-name="T82">cout &lt;&lt; stringStack.top() &lt;&lt; std::endl;</text:span></text:p>
            <text:p><text:span text:style-name="T82">stringStack.pop();</text:span></text:p>
            <text:p><text:span text:style-name="T82">stringStack.pop();</text:span></text:p>
            <text:p><text:span text:style-name="T82">}</text:span></text:p>
            <text:p><text:span text:style-name="T82">catch (exception const&amp; ex) {</text:span></text:p>
            <text:p><text:span text:style-name="T82">cerr &lt;&lt; "Exception: " &lt;&lt; ex.what() &lt;&lt;endl;</text:span></text:p>
            <text:p><text:span text:style-name="T82">return -1;</text:span></text:p>
            <text:p><text:span text:style-name="T82">}</text:span></text:p>
            <text:p><text:span text:style-name="T82">}</text:span></text:p>
            <text:p><text:span text:style-name="T205"/></text:p>
            <text:p><text:span text:style-name="T205"/></text:p>
            <text:p><text:span text:style-name="T205"/></text:p>
          </draw:text-box>
        </draw:frame>
        <draw:frame draw:style-name="gr40" draw:layer="layout" svg:width="18.415cm" svg:height="24.316cm" svg:x="34.481cm" svg:y="32.958cm">
          <draw:text-box>
            <text:p><text:span text:style-name="T194">Day3 </text:span></text:p>
            <text:p><text:span text:style-name="T194">8. Storage class specifier</text:span></text:p>
            <text:list text:style-name="L1">
              <text:list-item>
                <text:p><text:span text:style-name="T201"><text:s/></text:span><text:span text:style-name="T201">Automatic</text:span></text:p>
              </text:list-item>
              <text:list-item>
                <text:p><text:span text:style-name="T201"><text:s/></text:span><text:span text:style-name="T201">Const</text:span></text:p>
              </text:list-item>
              <text:list-item>
                <text:p><text:span text:style-name="T201"><text:s/></text:span><text:span text:style-name="T201">Global</text:span></text:p>
              </text:list-item>
              <text:list-item>
                <text:p><text:span text:style-name="T201"><text:s/></text:span><text:span text:style-name="T201">Extern</text:span></text:p>
              </text:list-item>
              <text:list-item>
                <text:p><text:span text:style-name="T201"><text:s/></text:span><text:span text:style-name="T201">Register</text:span></text:p>
              </text:list-item>
              <text:list-item>
                <text:p><text:span text:style-name="T201"><text:s/></text:span><text:span text:style-name="T201">Static</text:span></text:p>
              </text:list-item>
              <text:list-item>
                <text:p><text:span text:style-name="T202"><text:s/></text:span><text:span text:style-name="T202">Volatile</text:span></text:p>
              </text:list-item>
            </text:list>
            <text:p><text:span text:style-name="T203">The auto storage class is the default storage class for all local variables. </text:span></text:p>
            <text:p><text:span text:style-name="T203">{ </text:span></text:p>
            <text:p><text:span text:style-name="T203">int mount; </text:span></text:p>
            <text:p><text:span text:style-name="T203">auto int month; </text:span></text:p>
            <text:p><text:span text:style-name="T203">} </text:span></text:p>
            <text:p><text:span text:style-name="T203">The example above defines two variables with the same storage class, auto can only be used</text:span></text:p>
            <text:p><text:span text:style-name="T203"><text:s/></text:span><text:span text:style-name="T203">within functions, i.e., local variables. </text:span></text:p>
            <text:p><text:span text:style-name="T203"/></text:p>
            <text:p><text:span text:style-name="T203"/></text:p>
            <text:p><text:span text:style-name="T203">Variable defined in global scope of the file.</text:span></text:p>
            <text:p><text:span text:style-name="T203">Global variables are visible across the program.</text:span></text:p>
            <text:p><text:span text:style-name="T203">File using the global variable need to declare it as extern in order to that file compiled.</text:span></text:p>
            <text:p><text:span text:style-name="T203"/></text:p>
          </draw:text-box>
        </draw:frame>
        <draw:line draw:style-name="gr22" draw:text-style-name="P11" draw:layer="layout" svg:x1="1cm" svg:y1="25.888cm" svg:x2="20.59cm" svg:y2="25.888cm">
          <text:p/>
        </draw:line>
      </draw:page>
      <draw:page draw:name="page112" draw:style-name="dp1" draw:master-page-name="Default">
        <office:forms form:automatic-focus="false" form:apply-design-mode="false"/>
        <draw:frame draw:style-name="gr38" draw:text-style-name="P19" draw:layer="layout" svg:width="18.32cm" svg:height="22.992cm" svg:x="1.635cm" svg:y="2.403cm">
          <draw:text-box>
            <text:p><text:span text:style-name="T193"/></text:p>
            <text:p><text:span text:style-name="T194"/></text:p>
            <text:list text:style-name="L1">
              <text:list-header>
                <text:p><text:span text:style-name="T193"/></text:p>
              </text:list-header>
            </text:list>
            <text:p><text:span text:style-name="T193"/></text:p>
            <text:p><text:span text:style-name="T195"><text:s text:c="115"/></text:span></text:p>
          </draw:text-box>
        </draw:frame>
        <draw:frame draw:style-name="gr41" draw:text-style-name="P21" draw:layer="layout" svg:width="18.415cm" svg:height="23.681cm" svg:x="1.381cm" svg:y="1.914cm">
          <draw:text-box>
            <text:p><text:span text:style-name="T72">- The general form of a template function definition is as following</text:span></text:p>
            <text:p><text:span text:style-name="T148"/></text:p>
            <text:p><text:span text:style-name="T82">template &lt;class type&gt; ret-type func-name(parameter list)</text:span></text:p>
            <text:p><text:span text:style-name="T82">{</text:span></text:p>
            <text:p><text:span text:style-name="T82">// body of function</text:span></text:p>
            <text:p><text:span text:style-name="T82">}</text:span></text:p>
            <text:p><text:span text:style-name="T82">template &lt;typename T&gt;</text:span></text:p>
            <text:p><text:span text:style-name="T82">inline T const&amp; Max (T const&amp; a, T const&amp; b)</text:span></text:p>
            <text:p><text:span text:style-name="T82">{</text:span></text:p>
            <text:p><text:span text:style-name="T82">return a &lt; b ? b:a;</text:span></text:p>
            <text:p><text:span text:style-name="T82">}</text:span></text:p>
            <text:p><text:span text:style-name="T205"/></text:p>
            <text:p><text:span text:style-name="T72">- Function templates parameters can be type parameter and non type parameter</text:span></text:p>
            <text:p><text:span text:style-name="T72">- Type name string can be typename or class, it can be used interchangeably</text:span></text:p>
            <text:p><text:span text:style-name="T148"/></text:p>
            <text:p><text:span text:style-name="T82">template&lt;class A, class U&gt;</text:span></text:p>
            <text:p><text:span text:style-name="T82">A func(A* array, U value) {</text:span></text:p>
            <text:p><text:span text:style-name="T82">A::size_type *p; // misleading, if typename then p is declaration otherwise multiplication</text:span></text:p>
            <text:p><text:span text:style-name="T82">}</text:span></text:p>
            <text:p><text:span text:style-name="T205"/></text:p>
            <text:p><text:span text:style-name="T82">template&lt;class A, class U&gt;</text:span></text:p>
            <text:p><text:span text:style-name="T82">A func(A *array, U value) {</text:span></text:p>
            <text:p><text:span text:style-name="T82">typename A::size_type *p;</text:span></text:p>
            <text:p><text:span text:style-name="T82">}</text:span></text:p>
            <text:p><text:span text:style-name="T205"/></text:p>
            <text:p><text:span text:style-name="T82">#include &lt;iostream&gt;</text:span></text:p>
            <text:p><text:span text:style-name="T82">#include &lt;string&gt;</text:span></text:p>
            <text:p><text:span text:style-name="T82">using namespace std;</text:span></text:p>
            <text:p><text:span text:style-name="T82">template &lt;typename T&gt;</text:span></text:p>
            <text:p><text:span text:style-name="T82">inline T const&amp; Max (T const&amp; a, T const&amp; b)</text:span></text:p>
            <text:p><text:span text:style-name="T82">{</text:span></text:p>
            <text:p><text:span text:style-name="T82">return a &lt; b ? b:a;</text:span></text:p>
            <text:p><text:span text:style-name="T82">}</text:span></text:p>
            <text:p><text:span text:style-name="T82">int main ()</text:span></text:p>
            <text:p><text:span text:style-name="T82">{</text:span></text:p>
            <text:p><text:span text:style-name="T82">int i = 39;</text:span></text:p>
            <text:p><text:span text:style-name="T82">int j = 20;</text:span></text:p>
            <text:p><text:span text:style-name="T82">cout &lt;&lt; "Max(i, j): " &lt;&lt; Max(i, j) &lt;&lt; endl;</text:span></text:p>
            <text:p><text:span text:style-name="T82">double f1 = 13.5;</text:span></text:p>
            <text:p><text:span text:style-name="T82">double f2 = 20.7;</text:span></text:p>
            <text:p><text:span text:style-name="T82">cout &lt;&lt; "Max(f1, f2): " &lt;&lt; Max(f1, f2) &lt;&lt; endl;</text:span></text:p>
            <text:p><text:span text:style-name="T82">string s1 = "Hello";</text:span></text:p>
            <text:p><text:span text:style-name="T82">string s2 = "World";</text:span></text:p>
            <text:p><text:span text:style-name="T82">cout &lt;&lt; "Max(s1, s2): " &lt;&lt; Max(s1, s2) &lt;&lt; endl;</text:span></text:p>
            <text:p><text:span text:style-name="T82">return 0;</text:span></text:p>
            <text:p><text:span text:style-name="T82">}</text:span></text:p>
            <text:p text:style-name="P7"><text:span text:style-name="T205"/></text:p>
            <text:list text:style-name="L1">
              <text:list-header>
                <text:p text:style-name="P7"><text:span text:style-name="T148"/></text:p>
              </text:list-header>
            </text:list>
            <text:p><text:span text:style-name="T241"><text:s/></text:span></text:p>
          </draw:text-box>
        </draw:frame>
        <draw:frame draw:style-name="gr40" draw:layer="layout" svg:width="18.415cm" svg:height="24.316cm" svg:x="34.481cm" svg:y="32.958cm">
          <draw:text-box>
            <text:p><text:span text:style-name="T194">Day3 </text:span></text:p>
            <text:p><text:span text:style-name="T194">8. Storage class specifier</text:span></text:p>
            <text:list text:style-name="L1">
              <text:list-item>
                <text:p><text:span text:style-name="T201"><text:s/></text:span><text:span text:style-name="T201">Automatic</text:span></text:p>
              </text:list-item>
              <text:list-item>
                <text:p><text:span text:style-name="T201"><text:s/></text:span><text:span text:style-name="T201">Const</text:span></text:p>
              </text:list-item>
              <text:list-item>
                <text:p><text:span text:style-name="T201"><text:s/></text:span><text:span text:style-name="T201">Global</text:span></text:p>
              </text:list-item>
              <text:list-item>
                <text:p><text:span text:style-name="T201"><text:s/></text:span><text:span text:style-name="T201">Extern</text:span></text:p>
              </text:list-item>
              <text:list-item>
                <text:p><text:span text:style-name="T201"><text:s/></text:span><text:span text:style-name="T201">Register</text:span></text:p>
              </text:list-item>
              <text:list-item>
                <text:p><text:span text:style-name="T201"><text:s/></text:span><text:span text:style-name="T201">Static</text:span></text:p>
              </text:list-item>
              <text:list-item>
                <text:p><text:span text:style-name="T202"><text:s/></text:span><text:span text:style-name="T202">Volatile</text:span></text:p>
              </text:list-item>
            </text:list>
            <text:p><text:span text:style-name="T203">The auto storage class is the default storage class for all local variables. </text:span></text:p>
            <text:p><text:span text:style-name="T203">{ </text:span></text:p>
            <text:p><text:span text:style-name="T203">int mount; </text:span></text:p>
            <text:p><text:span text:style-name="T203">auto int month; </text:span></text:p>
            <text:p><text:span text:style-name="T203">} </text:span></text:p>
            <text:p><text:span text:style-name="T203">The example above defines two variables with the same storage class, auto can only be used</text:span></text:p>
            <text:p><text:span text:style-name="T203"><text:s/></text:span><text:span text:style-name="T203">within functions, i.e., local variables. </text:span></text:p>
            <text:p><text:span text:style-name="T203"/></text:p>
            <text:p><text:span text:style-name="T203"/></text:p>
            <text:p><text:span text:style-name="T203">Variable defined in global scope of the file.</text:span></text:p>
            <text:p><text:span text:style-name="T203">Global variables are visible across the program.</text:span></text:p>
            <text:p><text:span text:style-name="T203">File using the global variable need to declare it as extern in order to that file compiled.</text:span></text:p>
            <text:p><text:span text:style-name="T203"/></text:p>
          </draw:text-box>
        </draw:frame>
        <draw:line draw:style-name="gr22" draw:text-style-name="P11" draw:layer="layout" svg:x1="1cm" svg:y1="25.888cm" svg:x2="20.59cm" svg:y2="25.888cm">
          <text:p/>
        </draw:line>
      </draw:page>
      <draw:page draw:name="page113" draw:style-name="dp1" draw:master-page-name="Default">
        <office:forms form:automatic-focus="false" form:apply-design-mode="false"/>
        <draw:frame draw:style-name="gr38" draw:text-style-name="P19" draw:layer="layout" svg:width="18.32cm" svg:height="22.992cm" svg:x="1.635cm" svg:y="2.403cm">
          <draw:text-box>
            <text:p><text:span text:style-name="T193"/></text:p>
            <text:p><text:span text:style-name="T194"/></text:p>
            <text:list text:style-name="L1">
              <text:list-header>
                <text:p><text:span text:style-name="T193"/></text:p>
              </text:list-header>
            </text:list>
            <text:p><text:span text:style-name="T193"/></text:p>
            <text:p><text:span text:style-name="T195"><text:s text:c="115"/></text:span></text:p>
          </draw:text-box>
        </draw:frame>
        <draw:frame draw:style-name="gr41" draw:text-style-name="P37" draw:layer="layout" svg:width="18.415cm" svg:height="23.681cm" svg:x="1.381cm" svg:y="1.914cm">
          <draw:text-box>
            <text:p text:style-name="P7"><text:span text:style-name="T208">12. Templates</text:span></text:p>
            <text:list text:style-name="L1">
              <text:list-item>
                <text:p><text:span text:style-name="T107"><text:s/></text:span><text:span text:style-name="T108">Generic class</text:span></text:p>
              </text:list-item>
              <text:list-item>
                <text:p><text:span text:style-name="T107"><text:s/></text:span><text:span text:style-name="T108">Class template</text:span></text:p>
              </text:list-item>
              <text:list-item>
                <text:p><text:span text:style-name="T19"><text:s/></text:span><text:span text:style-name="T20">Template argument deduction</text:span></text:p>
              </text:list-item>
              <text:list-item>
                <text:p><text:span text:style-name="T107"><text:s/></text:span><text:span text:style-name="T108">Function template explicit arguments</text:span></text:p>
              </text:list-item>
              <text:list-item>
                <text:p><text:span text:style-name="T107"><text:s/></text:span><text:span text:style-name="T108">Function template friend function and class</text:span></text:p>
              </text:list-item>
              <text:list-item>
                <text:p><text:span text:style-name="T107"><text:s/></text:span><text:span text:style-name="T108">Specialization</text:span></text:p>
              </text:list-item>
              <text:list-item>
                <text:p><text:span text:style-name="T107"><text:s/></text:span><text:span text:style-name="T108">Template bloating</text:span></text:p>
              </text:list-item>
              <text:list-item>
                <text:p><text:span text:style-name="T107"><text:s/></text:span><text:span text:style-name="T108">Sequential standard template libraries</text:span></text:p>
              </text:list-item>
              <text:list-item>
                <text:p><text:span text:style-name="T107"><text:s/></text:span><text:span text:style-name="T108">Associative standard template libraries</text:span></text:p>
                <text:p><text:span text:style-name="T108"/></text:p>
              </text:list-item>
            </text:list>
            <text:p><text:span text:style-name="T72">-The process of determining the types and values of the template</text:span></text:p>
            <text:p><text:span text:style-name="T72">arguments from the type of the function argument is called template</text:span></text:p>
            <text:p><text:span text:style-name="T72">argument deduction.</text:span></text:p>
            <text:p><text:span text:style-name="T72">-If a template type is used as the type of more than one function</text:span></text:p>
            <text:p><text:span text:style-name="T72">parameter template type deduction must generate the same template</text:span></text:p>
            <text:p><text:span text:style-name="T72">argument type for each corresponding function argument.</text:span></text:p>
            <text:p><text:span text:style-name="T113"/></text:p>
            <text:p><text:span text:style-name="T82"/></text:p>
            <text:p><text:span text:style-name="T82">template &lt;typenaem T&gt;</text:span></text:p>
            <text:p><text:span text:style-name="T82">int compare (const T&amp; v1, const T&amp; v2){</text:span></text:p>
            <text:p><text:span text:style-name="T82">if(v1 &lt; v2) return -1;</text:span></text:p>
            <text:p><text:span text:style-name="T82">if(v2&lt;v1) retrun 1;</text:span></text:p>
            <text:p><text:span text:style-name="T82">return 0;</text:span></text:p>
            <text:p><text:span text:style-name="T82">}</text:span></text:p>
            <text:p><text:span text:style-name="T82">short si;</text:span></text:p>
            <text:p><text:span text:style-name="T82">compare(si,1024);//error</text:span></text:p>
            <text:p><text:span text:style-name="T149"/></text:p>
            <text:p text:style-name="P36"><text:span text:style-name="T160"/></text:p>
            <text:p text:style-name="P36"><text:span text:style-name="T72">- Limited conversions on type parameter arguments</text:span></text:p>
            <text:p><text:span text:style-name="T72">Arguments are not converted to match an existing instantiations, instead </text:span></text:p>
            <text:p><text:span text:style-name="T72">a new instance is generated.</text:span></text:p>
            <text:p><text:span text:style-name="T177"/></text:p>
            <text:p><text:span text:style-name="T72">- In two cases new instance would not be generated</text:span></text:p>
            <text:p><text:span text:style-name="T72">&gt; const conversion: A function that takes a reference or pointer to a const </text:span></text:p>
            <text:p><text:span text:style-name="T72">can be called with reference or pointer to non const object respectively </text:span></text:p>
            <text:p><text:span text:style-name="T72">with generating a new instantiation.</text:span></text:p>
            <text:p><text:span text:style-name="T72">&gt; array or function to pointer conversions: if the template parameter is not </text:span></text:p>
            <text:p><text:span text:style-name="T72">a reference type then normal pointer conversion will be applied to </text:span></text:p>
            <text:p><text:span text:style-name="T72">argument of array or function type.</text:span></text:p>
            <text:p><text:span text:style-name="T177"/></text:p>
            <text:p><text:span text:style-name="T72">-Template argument deduction and function pointer</text:span></text:p>
            <text:p><text:span text:style-name="T242"/></text:p>
            <text:p><text:span text:style-name="T82">template&lt;typename T&gt;int compare(const T&amp;, const T&amp;);</text:span></text:p>
            <text:p><text:span text:style-name="T82">int (*pf1)(const int&amp;, const int&amp;) = compare;</text:span></text:p>
            <text:p text:style-name="P7"><text:span text:style-name="T149"/></text:p>
          </draw:text-box>
        </draw:frame>
        <draw:frame draw:style-name="gr40" draw:layer="layout" svg:width="18.415cm" svg:height="24.316cm" svg:x="34.481cm" svg:y="32.958cm">
          <draw:text-box>
            <text:p><text:span text:style-name="T194">Day3 </text:span></text:p>
            <text:p><text:span text:style-name="T194">8. Storage class specifier</text:span></text:p>
            <text:list text:style-name="L1">
              <text:list-item>
                <text:p><text:span text:style-name="T201"><text:s/></text:span><text:span text:style-name="T201">Automatic</text:span></text:p>
              </text:list-item>
              <text:list-item>
                <text:p><text:span text:style-name="T201"><text:s/></text:span><text:span text:style-name="T201">Const</text:span></text:p>
              </text:list-item>
              <text:list-item>
                <text:p><text:span text:style-name="T201"><text:s/></text:span><text:span text:style-name="T201">Global</text:span></text:p>
              </text:list-item>
              <text:list-item>
                <text:p><text:span text:style-name="T201"><text:s/></text:span><text:span text:style-name="T201">Extern</text:span></text:p>
              </text:list-item>
              <text:list-item>
                <text:p><text:span text:style-name="T201"><text:s/></text:span><text:span text:style-name="T201">Register</text:span></text:p>
              </text:list-item>
              <text:list-item>
                <text:p><text:span text:style-name="T201"><text:s/></text:span><text:span text:style-name="T201">Static</text:span></text:p>
              </text:list-item>
              <text:list-item>
                <text:p><text:span text:style-name="T202"><text:s/></text:span><text:span text:style-name="T202">Volatile</text:span></text:p>
              </text:list-item>
            </text:list>
            <text:p><text:span text:style-name="T203">The auto storage class is the default storage class for all local variables. </text:span></text:p>
            <text:p><text:span text:style-name="T203">{ </text:span></text:p>
            <text:p><text:span text:style-name="T203">int mount; </text:span></text:p>
            <text:p><text:span text:style-name="T203">auto int month; </text:span></text:p>
            <text:p><text:span text:style-name="T203">} </text:span></text:p>
            <text:p><text:span text:style-name="T203">The example above defines two variables with the same storage class, auto can only be used</text:span></text:p>
            <text:p><text:span text:style-name="T203"><text:s/></text:span><text:span text:style-name="T203">within functions, i.e., local variables. </text:span></text:p>
            <text:p><text:span text:style-name="T203"/></text:p>
            <text:p><text:span text:style-name="T203"/></text:p>
            <text:p><text:span text:style-name="T203">Variable defined in global scope of the file.</text:span></text:p>
            <text:p><text:span text:style-name="T203">Global variables are visible across the program.</text:span></text:p>
            <text:p><text:span text:style-name="T203">File using the global variable need to declare it as extern in order to that file compiled.</text:span></text:p>
            <text:p><text:span text:style-name="T203"/></text:p>
          </draw:text-box>
        </draw:frame>
        <draw:line draw:style-name="gr22" draw:text-style-name="P11" draw:layer="layout" svg:x1="1cm" svg:y1="25.888cm" svg:x2="20.59cm" svg:y2="25.888cm">
          <text:p/>
        </draw:line>
      </draw:page>
      <draw:page draw:name="page114" draw:style-name="dp1" draw:master-page-name="Default">
        <office:forms form:automatic-focus="false" form:apply-design-mode="false"/>
        <draw:frame draw:style-name="gr38" draw:text-style-name="P19" draw:layer="layout" svg:width="18.32cm" svg:height="22.992cm" svg:x="1.635cm" svg:y="2.403cm">
          <draw:text-box>
            <text:p><text:span text:style-name="T193"/></text:p>
            <text:p><text:span text:style-name="T194"/></text:p>
            <text:list text:style-name="L1">
              <text:list-header>
                <text:p><text:span text:style-name="T193"/></text:p>
              </text:list-header>
            </text:list>
            <text:p><text:span text:style-name="T193"/></text:p>
            <text:p><text:span text:style-name="T195"><text:s text:c="115"/></text:span></text:p>
          </draw:text-box>
        </draw:frame>
        <draw:frame draw:style-name="gr41" draw:text-style-name="P37" draw:layer="layout" svg:width="18.415cm" svg:height="23.681cm" svg:x="1.381cm" svg:y="1.914cm">
          <draw:text-box>
            <text:p text:style-name="P7"><text:span text:style-name="T208">12. Templates</text:span></text:p>
            <text:list text:style-name="L1">
              <text:list-item>
                <text:p><text:span text:style-name="T107"><text:s/></text:span><text:span text:style-name="T108">Generic class</text:span></text:p>
              </text:list-item>
              <text:list-item>
                <text:p><text:span text:style-name="T107"><text:s/></text:span><text:span text:style-name="T108">Class template</text:span></text:p>
              </text:list-item>
              <text:list-item>
                <text:p><text:span text:style-name="T107"><text:s/></text:span><text:span text:style-name="T108">Template argument deduction</text:span></text:p>
              </text:list-item>
              <text:list-item>
                <text:p><text:span text:style-name="T224"><text:s/></text:span><text:span text:style-name="T225">Function template explicit arguments</text:span></text:p>
              </text:list-item>
              <text:list-item>
                <text:p><text:span text:style-name="T107"><text:s/></text:span><text:span text:style-name="T108">Function template friend function and class</text:span></text:p>
              </text:list-item>
              <text:list-item>
                <text:p><text:span text:style-name="T107"><text:s/></text:span><text:span text:style-name="T108">Specialization</text:span></text:p>
              </text:list-item>
              <text:list-item>
                <text:p><text:span text:style-name="T107"><text:s/></text:span><text:span text:style-name="T108">Template bloating</text:span></text:p>
              </text:list-item>
              <text:list-item>
                <text:p><text:span text:style-name="T107"><text:s/></text:span><text:span text:style-name="T108">Sequential standard template libraries</text:span></text:p>
              </text:list-item>
              <text:list-item>
                <text:p><text:span text:style-name="T107"><text:s/></text:span><text:span text:style-name="T108">Associative standard template libraries</text:span></text:p>
                <text:p><text:span text:style-name="T108"/></text:p>
              </text:list-item>
            </text:list>
            <text:p><text:span text:style-name="T72"/></text:p>
            <text:p><text:span text:style-name="T72">- When template function returns a type that differs from any used in</text:span></text:p>
            <text:p><text:span text:style-name="T72">the parameter it is required to override the template argument</text:span></text:p>
            <text:p><text:span text:style-name="T72">deduction mechanism and explicitly specify the types or values to be</text:span></text:p>
            <text:p><text:span text:style-name="T72">used for the template parameters.</text:span></text:p>
            <text:p><text:span text:style-name="T243">template&lt;class T1, class T2, class T3&gt; T1 sum(T2,T3);</text:span></text:p>
            <text:p><text:span text:style-name="T243">long val3=sum&lt;long(i,lng);</text:span></text:p>
            <text:p><text:span text:style-name="T243">long val3=sum&lt;long,int,long&gt;(i,lng);</text:span></text:p>
            <text:p text:style-name="P7"><text:span text:style-name="T244"/></text:p>
            <text:p text:style-name="P7"><text:span text:style-name="T201"/></text:p>
            <text:p text:style-name="P7"><text:span text:style-name="T208">12. Templates</text:span></text:p>
            <text:list text:continue-numbering="true" text:style-name="L1">
              <text:list-item>
                <text:p><text:span text:style-name="T107"><text:s/></text:span><text:span text:style-name="T108">Generic class</text:span></text:p>
              </text:list-item>
              <text:list-item>
                <text:p><text:span text:style-name="T107"><text:s/></text:span><text:span text:style-name="T108">Class template</text:span></text:p>
              </text:list-item>
              <text:list-item>
                <text:p><text:span text:style-name="T107"><text:s/></text:span><text:span text:style-name="T108">Template argument deduction</text:span></text:p>
              </text:list-item>
              <text:list-item>
                <text:p><text:span text:style-name="T107"><text:s/></text:span><text:span text:style-name="T108">Function template explicit arguments</text:span></text:p>
              </text:list-item>
              <text:list-item>
                <text:p><text:span text:style-name="T19"><text:s/></text:span><text:span text:style-name="T20">Function template friend function and class</text:span></text:p>
              </text:list-item>
              <text:list-item>
                <text:p><text:span text:style-name="T107"><text:s/></text:span><text:span text:style-name="T108">Specialization</text:span></text:p>
              </text:list-item>
              <text:list-item>
                <text:p><text:span text:style-name="T107"><text:s/></text:span><text:span text:style-name="T108">Template bloating</text:span></text:p>
              </text:list-item>
              <text:list-item>
                <text:p><text:span text:style-name="T107"><text:s/></text:span><text:span text:style-name="T108">Sequential standard template libraries</text:span></text:p>
              </text:list-item>
              <text:list-item>
                <text:p><text:span text:style-name="T107"><text:s/></text:span><text:span text:style-name="T108">Associative standard template libraries</text:span></text:p>
                <text:p><text:span text:style-name="T108"/></text:p>
              </text:list-item>
            </text:list>
            <text:p><text:span text:style-name="T72"/></text:p>
            <text:p><text:span text:style-name="T72">- There are three scenarios when friends appear to a template class or</text:span></text:p>
            <text:p><text:span text:style-name="T72">template function.</text:span></text:p>
            <text:p><text:span text:style-name="T72">&gt; A friend declaration for an ordinary non template class of function,</text:span></text:p>
            <text:p><text:span text:style-name="T72">which grants friendship to the specific named class of function.</text:span></text:p>
            <text:p><text:span text:style-name="T190"><text:s/></text:span><text:span text:style-name="T148"><text:s text:c="2"/></text:span></text:p>
            <text:p><text:span text:style-name="T82">template &lt;class type&gt; class Bar{</text:span></text:p>
            <text:p><text:span text:style-name="T148"><text:s/></text:span><text:span text:style-name="T82">friend class A;</text:span></text:p>
            <text:p><text:span text:style-name="T148"><text:s/></text:span><text:span text:style-name="T82">friend void fcn();</text:span></text:p>
            <text:p><text:span text:style-name="T82">};</text:span></text:p>
            <text:p><text:span text:style-name="T245"><text:s/></text:span></text:p>
            <text:p><text:span text:style-name="T72">&gt; A friend declaration for a class template or function template, which</text:span></text:p>
            <text:p><text:span text:style-name="T72">grants access to all instances of the friend.</text:span></text:p>
            <text:p><text:span text:style-name="T182"/></text:p>
            <text:p><text:span text:style-name="T82">template&lt;class type&gt; class Bar{</text:span></text:p>
            <text:p><text:span text:style-name="T82">template &lt;class T&gt; friend class Fool;</text:span></text:p>
            <text:p><text:span text:style-name="T82">template &lt;class T&gt; friend void templ_frnl(const T&amp;);</text:span></text:p>
            <text:p><text:span text:style-name="T82">};</text:span></text:p>
            <text:p><text:span text:style-name="T245"/></text:p>
            <text:p><text:span text:style-name="T72">&gt; A friend declaration that grants access only to a specific instance of</text:span></text:p>
            <text:p><text:span text:style-name="T72">a class or function template.</text:span></text:p>
            <text:p><text:span text:style-name="T148"><text:s/></text:span></text:p>
            <text:p><text:span text:style-name="T246"/></text:p>
            <text:p text:style-name="P7"><text:span text:style-name="T149"/></text:p>
          </draw:text-box>
        </draw:frame>
        <draw:frame draw:style-name="gr40" draw:layer="layout" svg:width="18.415cm" svg:height="24.316cm" svg:x="34.481cm" svg:y="32.958cm">
          <draw:text-box>
            <text:p><text:span text:style-name="T194">Day3 </text:span></text:p>
            <text:p><text:span text:style-name="T194">8. Storage class specifier</text:span></text:p>
            <text:list text:style-name="L1">
              <text:list-item>
                <text:p><text:span text:style-name="T201"><text:s/></text:span><text:span text:style-name="T201">Automatic</text:span></text:p>
              </text:list-item>
              <text:list-item>
                <text:p><text:span text:style-name="T201"><text:s/></text:span><text:span text:style-name="T201">Const</text:span></text:p>
              </text:list-item>
              <text:list-item>
                <text:p><text:span text:style-name="T201"><text:s/></text:span><text:span text:style-name="T201">Global</text:span></text:p>
              </text:list-item>
              <text:list-item>
                <text:p><text:span text:style-name="T201"><text:s/></text:span><text:span text:style-name="T201">Extern</text:span></text:p>
              </text:list-item>
              <text:list-item>
                <text:p><text:span text:style-name="T201"><text:s/></text:span><text:span text:style-name="T201">Register</text:span></text:p>
              </text:list-item>
              <text:list-item>
                <text:p><text:span text:style-name="T201"><text:s/></text:span><text:span text:style-name="T201">Static</text:span></text:p>
              </text:list-item>
              <text:list-item>
                <text:p><text:span text:style-name="T202"><text:s/></text:span><text:span text:style-name="T202">Volatile</text:span></text:p>
              </text:list-item>
            </text:list>
            <text:p><text:span text:style-name="T203">The auto storage class is the default storage class for all local variables. </text:span></text:p>
            <text:p><text:span text:style-name="T203">{ </text:span></text:p>
            <text:p><text:span text:style-name="T203">int mount; </text:span></text:p>
            <text:p><text:span text:style-name="T203">auto int month; </text:span></text:p>
            <text:p><text:span text:style-name="T203">} </text:span></text:p>
            <text:p><text:span text:style-name="T203">The example above defines two variables with the same storage class, auto can only be used</text:span></text:p>
            <text:p><text:span text:style-name="T203"><text:s/></text:span><text:span text:style-name="T203">within functions, i.e., local variables. </text:span></text:p>
            <text:p><text:span text:style-name="T203"/></text:p>
            <text:p><text:span text:style-name="T203"/></text:p>
            <text:p><text:span text:style-name="T203">Variable defined in global scope of the file.</text:span></text:p>
            <text:p><text:span text:style-name="T203">Global variables are visible across the program.</text:span></text:p>
            <text:p><text:span text:style-name="T203">File using the global variable need to declare it as extern in order to that file compiled.</text:span></text:p>
            <text:p><text:span text:style-name="T203"/></text:p>
          </draw:text-box>
        </draw:frame>
        <draw:line draw:style-name="gr22" draw:text-style-name="P11" draw:layer="layout" svg:x1="1cm" svg:y1="25.888cm" svg:x2="20.59cm" svg:y2="25.888cm">
          <text:p/>
        </draw:line>
      </draw:page>
      <draw:page draw:name="page115" draw:style-name="dp1" draw:master-page-name="Default">
        <office:forms form:automatic-focus="false" form:apply-design-mode="false"/>
        <draw:frame draw:style-name="gr38" draw:text-style-name="P19" draw:layer="layout" svg:width="18.32cm" svg:height="22.992cm" svg:x="1.635cm" svg:y="2.403cm">
          <draw:text-box>
            <text:p><text:span text:style-name="T193"/></text:p>
            <text:p><text:span text:style-name="T194"/></text:p>
            <text:list text:style-name="L1">
              <text:list-header>
                <text:p><text:span text:style-name="T193"/></text:p>
              </text:list-header>
            </text:list>
            <text:p><text:span text:style-name="T193"/></text:p>
            <text:p><text:span text:style-name="T195"><text:s text:c="115"/></text:span></text:p>
          </draw:text-box>
        </draw:frame>
        <draw:frame draw:style-name="gr41" draw:text-style-name="P37" draw:layer="layout" svg:width="18.415cm" svg:height="23.681cm" svg:x="1.381cm" svg:y="1.914cm">
          <draw:text-box>
            <text:p><text:span text:style-name="T82">template &lt;class T&gt; class Foo2;</text:span></text:p>
            <text:p><text:span text:style-name="T82">template &lt;class T&gt; void templ_func2(const T&amp;);</text:span></text:p>
            <text:p><text:span text:style-name="T82">template &lt;class Type&gt; class Bar{</text:span></text:p>
            <text:p><text:span text:style-name="T82">friend class Foo2&lt;char*&gt;;</text:span></text:p>
            <text:p><text:span text:style-name="T82">frind void templ_fnc2&lt;char*&gt;(char* const &amp;);</text:span></text:p>
            <text:p><text:span text:style-name="T82">};</text:span></text:p>
            <text:p text:style-name="P7"><text:span text:style-name="T149"/></text:p>
            <text:p text:style-name="P7"><text:span text:style-name="T208">12. Templates</text:span></text:p>
            <text:list text:style-name="L1">
              <text:list-item>
                <text:p><text:span text:style-name="T107"><text:s/></text:span><text:span text:style-name="T108">Generic class</text:span></text:p>
              </text:list-item>
              <text:list-item>
                <text:p><text:span text:style-name="T107"><text:s/></text:span><text:span text:style-name="T108">Class template</text:span></text:p>
              </text:list-item>
              <text:list-item>
                <text:p><text:span text:style-name="T107"><text:s/></text:span><text:span text:style-name="T108">Template argument deduction</text:span></text:p>
              </text:list-item>
              <text:list-item>
                <text:p><text:span text:style-name="T107"><text:s/></text:span><text:span text:style-name="T108">Function template explicit arguments</text:span></text:p>
              </text:list-item>
              <text:list-item>
                <text:p><text:span text:style-name="T107"><text:s/></text:span><text:span text:style-name="T108">Function template friend function and class</text:span></text:p>
              </text:list-item>
              <text:list-item>
                <text:p><text:span text:style-name="T19"><text:s/></text:span><text:span text:style-name="T20">Specialization</text:span></text:p>
              </text:list-item>
              <text:list-item>
                <text:p><text:span text:style-name="T107"><text:s/></text:span><text:span text:style-name="T108">Template bloating</text:span></text:p>
              </text:list-item>
              <text:list-item>
                <text:p><text:span text:style-name="T107"><text:s/></text:span><text:span text:style-name="T108">Sequential standard template libraries</text:span></text:p>
              </text:list-item>
              <text:list-item>
                <text:p><text:span text:style-name="T107"><text:s/></text:span><text:span text:style-name="T108">Associative standard template libraries</text:span></text:p>
                <text:p><text:span text:style-name="T108"/></text:p>
              </text:list-item>
            </text:list>
            <text:p><text:span text:style-name="T247">- Redefinition of a class template or a member of a class template in</text:span></text:p>
            <text:p><text:span text:style-name="T72">which the template parameters are specified.</text:span></text:p>
            <text:p><text:span text:style-name="T241"/></text:p>
            <text:p><text:span text:style-name="T82">template&lt;&gt; int compare(const char*&gt;(const char* const&amp;, const char* const&amp;);</text:span></text:p>
            <text:p><text:span text:style-name="T190"/></text:p>
            <text:p><text:span text:style-name="T72">- Difference in template specialization and normal function overloading</text:span></text:p>
            <text:p><text:span text:style-name="T72">is template type does not do type conversion (short to int to float etc..),</text:span></text:p>
            <text:p><text:span text:style-name="T72">if different types are there then new template instantiation happens.</text:span></text:p>
            <text:p><text:span text:style-name="T106"/></text:p>
            <text:p><text:span text:style-name="T72">- A program can not have both the explicit specialization and an</text:span></text:p>
            <text:p><text:span text:style-name="T177">instantiation</text:span><text:span text:style-name="T72"> for the same template with the same set of template</text:span></text:p>
            <text:p><text:span text:style-name="T72">arguments.</text:span></text:p>
            <text:p><text:span text:style-name="T106"/></text:p>
            <text:p><text:span text:style-name="T72">class template specialization</text:span></text:p>
            <text:p><text:span text:style-name="T82">template&lt;&gt; class A&lt;const char*&gt; {</text:span></text:p>
            <text:p><text:span text:style-name="T82">public:</text:span></text:p>
            <text:p><text:span text:style-name="T148"><text:s/></text:span><text:span text:style-name="T82">void push(const char*);</text:span></text:p>
            <text:p><text:span text:style-name="T148"><text:s/></text:span><text:span text:style-name="T82">...</text:span></text:p>
            <text:p><text:span text:style-name="T82">};</text:span></text:p>
            <text:p><text:span text:style-name="T205"/></text:p>
            <text:p><text:span text:style-name="T82">void A&lt;const char*&gt;::push(const char* val){</text:span></text:p>
            <text:p><text:span text:style-name="T82">...</text:span></text:p>
            <text:p><text:span text:style-name="T82">}</text:span></text:p>
            <text:p><text:span text:style-name="T82">Specializing members but not the class</text:span></text:p>
            <text:p><text:span text:style-name="T82">template&lt;&gt; void A(const char*&gt;::push(const char *const&amp; val){</text:span></text:p>
            <text:p><text:span text:style-name="T82">...</text:span></text:p>
            <text:p><text:span text:style-name="T82">}</text:span></text:p>
            <text:p text:style-name="P7"><text:span text:style-name="T205"/></text:p>
            <text:p text:style-name="P7"><text:span text:style-name="T205"/></text:p>
            <text:p text:style-name="P7"><text:span text:style-name="T106"/></text:p>
          </draw:text-box>
        </draw:frame>
        <draw:frame draw:style-name="gr40" draw:layer="layout" svg:width="18.415cm" svg:height="24.316cm" svg:x="34.481cm" svg:y="32.958cm">
          <draw:text-box>
            <text:p><text:span text:style-name="T194">Day3 </text:span></text:p>
            <text:p><text:span text:style-name="T194">8. Storage class specifier</text:span></text:p>
            <text:list text:style-name="L1">
              <text:list-item>
                <text:p><text:span text:style-name="T201"><text:s/></text:span><text:span text:style-name="T201">Automatic</text:span></text:p>
              </text:list-item>
              <text:list-item>
                <text:p><text:span text:style-name="T201"><text:s/></text:span><text:span text:style-name="T201">Const</text:span></text:p>
              </text:list-item>
              <text:list-item>
                <text:p><text:span text:style-name="T201"><text:s/></text:span><text:span text:style-name="T201">Global</text:span></text:p>
              </text:list-item>
              <text:list-item>
                <text:p><text:span text:style-name="T201"><text:s/></text:span><text:span text:style-name="T201">Extern</text:span></text:p>
              </text:list-item>
              <text:list-item>
                <text:p><text:span text:style-name="T201"><text:s/></text:span><text:span text:style-name="T201">Register</text:span></text:p>
              </text:list-item>
              <text:list-item>
                <text:p><text:span text:style-name="T201"><text:s/></text:span><text:span text:style-name="T201">Static</text:span></text:p>
              </text:list-item>
              <text:list-item>
                <text:p><text:span text:style-name="T202"><text:s/></text:span><text:span text:style-name="T202">Volatile</text:span></text:p>
              </text:list-item>
            </text:list>
            <text:p><text:span text:style-name="T203">The auto storage class is the default storage class for all local variables. </text:span></text:p>
            <text:p><text:span text:style-name="T203">{ </text:span></text:p>
            <text:p><text:span text:style-name="T203">int mount; </text:span></text:p>
            <text:p><text:span text:style-name="T203">auto int month; </text:span></text:p>
            <text:p><text:span text:style-name="T203">} </text:span></text:p>
            <text:p><text:span text:style-name="T203">The example above defines two variables with the same storage class, auto can only be used</text:span></text:p>
            <text:p><text:span text:style-name="T203"><text:s/></text:span><text:span text:style-name="T203">within functions, i.e., local variables. </text:span></text:p>
            <text:p><text:span text:style-name="T203"/></text:p>
            <text:p><text:span text:style-name="T203"/></text:p>
            <text:p><text:span text:style-name="T203">Variable defined in global scope of the file.</text:span></text:p>
            <text:p><text:span text:style-name="T203">Global variables are visible across the program.</text:span></text:p>
            <text:p><text:span text:style-name="T203">File using the global variable need to declare it as extern in order to that file compiled.</text:span></text:p>
            <text:p><text:span text:style-name="T203"/></text:p>
          </draw:text-box>
        </draw:frame>
        <draw:line draw:style-name="gr22" draw:text-style-name="P11" draw:layer="layout" svg:x1="1cm" svg:y1="25.888cm" svg:x2="20.59cm" svg:y2="25.888cm">
          <text:p/>
        </draw:line>
      </draw:page>
      <draw:page draw:name="page116" draw:style-name="dp1" draw:master-page-name="Default">
        <office:forms form:automatic-focus="false" form:apply-design-mode="false"/>
        <draw:frame draw:style-name="gr38" draw:text-style-name="P19" draw:layer="layout" svg:width="18.32cm" svg:height="22.992cm" svg:x="1.635cm" svg:y="2.403cm">
          <draw:text-box>
            <text:p><text:span text:style-name="T193"/></text:p>
            <text:p><text:span text:style-name="T194"/></text:p>
            <text:list text:style-name="L1">
              <text:list-header>
                <text:p><text:span text:style-name="T193"/></text:p>
              </text:list-header>
            </text:list>
            <text:p><text:span text:style-name="T193"/></text:p>
            <text:p><text:span text:style-name="T195"><text:s text:c="115"/></text:span></text:p>
          </draw:text-box>
        </draw:frame>
        <draw:frame draw:style-name="gr41" draw:text-style-name="P21" draw:layer="layout" svg:width="18.415cm" svg:height="23.681cm" svg:x="1.381cm" svg:y="1.914cm">
          <draw:text-box>
            <text:p text:style-name="P7"><text:span text:style-name="T208">12. Templates</text:span></text:p>
            <text:list text:style-name="L1">
              <text:list-item>
                <text:p><text:span text:style-name="T107"><text:s/></text:span><text:span text:style-name="T108">Generic class</text:span></text:p>
              </text:list-item>
              <text:list-item>
                <text:p><text:span text:style-name="T107"><text:s/></text:span><text:span text:style-name="T108">Class template</text:span></text:p>
              </text:list-item>
              <text:list-item>
                <text:p><text:span text:style-name="T107"><text:s/></text:span><text:span text:style-name="T108">Template argument deduction</text:span></text:p>
              </text:list-item>
              <text:list-item>
                <text:p><text:span text:style-name="T107"><text:s/></text:span><text:span text:style-name="T108">Function template explicit arguments</text:span></text:p>
              </text:list-item>
              <text:list-item>
                <text:p><text:span text:style-name="T107"><text:s/></text:span><text:span text:style-name="T108">Function template friend function and class</text:span></text:p>
              </text:list-item>
              <text:list-item>
                <text:p><text:span text:style-name="T107"><text:s/></text:span><text:span text:style-name="T108">Specialization</text:span></text:p>
              </text:list-item>
              <text:list-item>
                <text:p><text:span text:style-name="T19"><text:s/></text:span><text:span text:style-name="T20">Template bloating</text:span></text:p>
              </text:list-item>
              <text:list-item>
                <text:p><text:span text:style-name="T107"><text:s/></text:span><text:span text:style-name="T108">Sequential standard template libraries</text:span></text:p>
              </text:list-item>
              <text:list-item>
                <text:p><text:span text:style-name="T107"><text:s/></text:span><text:span text:style-name="T108">Associative standard template libraries</text:span></text:p>
                <text:p><text:span text:style-name="T108"/></text:p>
              </text:list-item>
            </text:list>
            <text:p><text:span text:style-name="T72"/></text:p>
            <text:p><text:span text:style-name="T72">- Template bloat occurs when compilers generate code for all templated</text:span></text:p>
            <text:p><text:span text:style-name="T72">function in each translation unit that use them. It should be resolved</text:span></text:p>
            <text:p text:style-name="P7"><text:span text:style-name="T72">at link time though. New compilers does that.</text:span></text:p>
            <text:p text:style-name="P7"><text:span text:style-name="T106"/></text:p>
            <text:p text:style-name="P7"><text:span text:style-name="T208">12. Templates</text:span></text:p>
            <text:list text:continue-numbering="true" text:style-name="L1">
              <text:list-item>
                <text:p><text:span text:style-name="T107"><text:s/></text:span><text:span text:style-name="T108">Generic class</text:span></text:p>
              </text:list-item>
              <text:list-item>
                <text:p><text:span text:style-name="T107"><text:s/></text:span><text:span text:style-name="T108">Class template</text:span></text:p>
              </text:list-item>
              <text:list-item>
                <text:p><text:span text:style-name="T107"><text:s/></text:span><text:span text:style-name="T108">Template argument deduction</text:span></text:p>
              </text:list-item>
              <text:list-item>
                <text:p><text:span text:style-name="T107"><text:s/></text:span><text:span text:style-name="T108">Function template explicit arguments</text:span></text:p>
              </text:list-item>
              <text:list-item>
                <text:p><text:span text:style-name="T107"><text:s/></text:span><text:span text:style-name="T108">Function template friend function and class</text:span></text:p>
              </text:list-item>
              <text:list-item>
                <text:p><text:span text:style-name="T107"><text:s/></text:span><text:span text:style-name="T108">Specialization</text:span></text:p>
              </text:list-item>
              <text:list-item>
                <text:p><text:span text:style-name="T107"><text:s/></text:span><text:span text:style-name="T108">Template bloating</text:span></text:p>
              </text:list-item>
              <text:list-item>
                <text:p><text:span text:style-name="T19"><text:s/></text:span><text:span text:style-name="T20">Sequential standard template libraries</text:span></text:p>
              </text:list-item>
              <text:list-item>
                <text:p><text:span text:style-name="T107"><text:s/></text:span><text:span text:style-name="T108">Associative standard template libraries</text:span></text:p>
                <text:p><text:span text:style-name="T113"/></text:p>
              </text:list-item>
            </text:list>
            <text:p><text:span text:style-name="T72"/></text:p>
            <text:p><text:span text:style-name="T72">- A type that holds an ordered collection of objects of a single type.</text:span></text:p>
            <text:p><text:span text:style-name="T72">Elements in a sequential container are accessed by position. i.e</text:span></text:p>
            <text:p><text:span text:style-name="T72">std::list std::vector std::deque</text:span></text:p>
            <text:p><text:span text:style-name="T208"/></text:p>
            <text:p><text:span text:style-name="T208"/></text:p>
            <text:p><text:span text:style-name="T208">12. Templates</text:span></text:p>
            <text:list text:continue-numbering="true" text:style-name="L1">
              <text:list-item>
                <text:p><text:span text:style-name="T107"><text:s/></text:span><text:span text:style-name="T108">Generic class</text:span></text:p>
              </text:list-item>
              <text:list-item>
                <text:p><text:span text:style-name="T107"><text:s/></text:span><text:span text:style-name="T108">Class template</text:span></text:p>
              </text:list-item>
              <text:list-item>
                <text:p><text:span text:style-name="T107"><text:s/></text:span><text:span text:style-name="T108">Template argument deduction</text:span></text:p>
              </text:list-item>
              <text:list-item>
                <text:p><text:span text:style-name="T107"><text:s/></text:span><text:span text:style-name="T108">Function template explicit arguments</text:span></text:p>
              </text:list-item>
              <text:list-item>
                <text:p><text:span text:style-name="T107"><text:s/></text:span><text:span text:style-name="T108">Function template friend function and class</text:span></text:p>
              </text:list-item>
              <text:list-item>
                <text:p><text:span text:style-name="T107"><text:s/></text:span><text:span text:style-name="T108">Specialization</text:span></text:p>
              </text:list-item>
              <text:list-item>
                <text:p><text:span text:style-name="T107"><text:s/></text:span><text:span text:style-name="T108">Template bloating</text:span></text:p>
              </text:list-item>
              <text:list-item>
                <text:p><text:span text:style-name="T107"><text:s/></text:span><text:span text:style-name="T108">Sequential standard template libraries</text:span></text:p>
              </text:list-item>
              <text:list-item>
                <text:p><text:span text:style-name="T178"><text:s/></text:span><text:span text:style-name="T20">Associative standard template libraries</text:span></text:p>
                <text:p><text:span text:style-name="T113"/></text:p>
              </text:list-item>
            </text:list>
            <text:p><text:span text:style-name="T72">- A type that holds a collection of objects that supports efficient</text:span></text:p>
            <text:p><text:span text:style-name="T72">lookup by key. i.e. std::set, set::map,, std::multiset, std::multimap</text:span></text:p>
            <text:p><text:span text:style-name="T106"/></text:p>
          </draw:text-box>
        </draw:frame>
        <draw:frame draw:style-name="gr40" draw:layer="layout" svg:width="18.415cm" svg:height="24.316cm" svg:x="34.481cm" svg:y="32.958cm">
          <draw:text-box>
            <text:p><text:span text:style-name="T194">Day3 </text:span></text:p>
            <text:p><text:span text:style-name="T194">8. Storage class specifier</text:span></text:p>
            <text:list text:style-name="L1">
              <text:list-item>
                <text:p><text:span text:style-name="T201"><text:s/></text:span><text:span text:style-name="T201">Automatic</text:span></text:p>
              </text:list-item>
              <text:list-item>
                <text:p><text:span text:style-name="T201"><text:s/></text:span><text:span text:style-name="T201">Const</text:span></text:p>
              </text:list-item>
              <text:list-item>
                <text:p><text:span text:style-name="T201"><text:s/></text:span><text:span text:style-name="T201">Global</text:span></text:p>
              </text:list-item>
              <text:list-item>
                <text:p><text:span text:style-name="T201"><text:s/></text:span><text:span text:style-name="T201">Extern</text:span></text:p>
              </text:list-item>
              <text:list-item>
                <text:p><text:span text:style-name="T201"><text:s/></text:span><text:span text:style-name="T201">Register</text:span></text:p>
              </text:list-item>
              <text:list-item>
                <text:p><text:span text:style-name="T201"><text:s/></text:span><text:span text:style-name="T201">Static</text:span></text:p>
              </text:list-item>
              <text:list-item>
                <text:p><text:span text:style-name="T202"><text:s/></text:span><text:span text:style-name="T202">Volatile</text:span></text:p>
              </text:list-item>
            </text:list>
            <text:p><text:span text:style-name="T203">The auto storage class is the default storage class for all local variables. </text:span></text:p>
            <text:p><text:span text:style-name="T203">{ </text:span></text:p>
            <text:p><text:span text:style-name="T203">int mount; </text:span></text:p>
            <text:p><text:span text:style-name="T203">auto int month; </text:span></text:p>
            <text:p><text:span text:style-name="T203">} </text:span></text:p>
            <text:p><text:span text:style-name="T203">The example above defines two variables with the same storage class, auto can only be used</text:span></text:p>
            <text:p><text:span text:style-name="T203"><text:s/></text:span><text:span text:style-name="T203">within functions, i.e., local variables. </text:span></text:p>
            <text:p><text:span text:style-name="T203"/></text:p>
            <text:p><text:span text:style-name="T203"/></text:p>
            <text:p><text:span text:style-name="T203">Variable defined in global scope of the file.</text:span></text:p>
            <text:p><text:span text:style-name="T203">Global variables are visible across the program.</text:span></text:p>
            <text:p><text:span text:style-name="T203">File using the global variable need to declare it as extern in order to that file compiled.</text:span></text:p>
            <text:p><text:span text:style-name="T203"/></text:p>
          </draw:text-box>
        </draw:frame>
        <draw:line draw:style-name="gr22" draw:text-style-name="P11" draw:layer="layout" svg:x1="1cm" svg:y1="25.888cm" svg:x2="20.59cm" svg:y2="25.888cm">
          <text:p/>
        </draw:line>
      </draw:page>
      <draw:page draw:name="page117" draw:style-name="dp1" draw:master-page-name="Default">
        <office:forms form:automatic-focus="false" form:apply-design-mode="false"/>
        <draw:frame draw:style-name="gr38" draw:text-style-name="P19" draw:layer="layout" svg:width="18.32cm" svg:height="22.992cm" svg:x="1.635cm" svg:y="2.403cm">
          <draw:text-box>
            <text:p><text:span text:style-name="T193"/></text:p>
            <text:p><text:span text:style-name="T194"/></text:p>
            <text:list text:style-name="L1">
              <text:list-header>
                <text:p><text:span text:style-name="T193"/></text:p>
              </text:list-header>
            </text:list>
            <text:p><text:span text:style-name="T193"/></text:p>
            <text:p><text:span text:style-name="T195"><text:s text:c="115"/></text:span></text:p>
          </draw:text-box>
        </draw:frame>
        <draw:frame draw:style-name="gr41" draw:text-style-name="P21" draw:layer="layout" svg:width="18.415cm" svg:height="23.681cm" svg:x="1.381cm" svg:y="1.914cm">
          <draw:text-box>
            <text:p><text:span text:style-name="T208">Day 4 Afternoon</text:span></text:p>
            <text:p><text:span text:style-name="T34">13. Exception</text:span></text:p>
            <text:list text:style-name="L1">
              <text:list-item>
                <text:p><text:span text:style-name="T105"><text:s/></text:span><text:span text:style-name="T106">Resumption and termination</text:span></text:p>
              </text:list-item>
              <text:list-item>
                <text:p><text:span text:style-name="T107"><text:s/></text:span><text:span text:style-name="T108">Stack unwinding</text:span></text:p>
              </text:list-item>
              <text:list-item>
                <text:p><text:span text:style-name="T107"><text:s/></text:span><text:span text:style-name="T108">Throwing and catching exception</text:span></text:p>
              </text:list-item>
              <text:list-item>
                <text:p><text:span text:style-name="T107"><text:s/></text:span><text:span text:style-name="T108">Polymorphism</text:span></text:p>
              </text:list-item>
              <text:list-item>
                <text:p><text:span text:style-name="T107"><text:s/></text:span><text:span text:style-name="T108">set_terminate function</text:span></text:p>
              </text:list-item>
              <text:list-item>
                <text:p><text:span text:style-name="T107"><text:s/></text:span><text:span text:style-name="T108">Function try block and exception.</text:span></text:p>
              </text:list-item>
              <text:list-item>
                <text:p><text:span text:style-name="T107"><text:s/></text:span><text:span text:style-name="T108">Exception specification</text:span></text:p>
              </text:list-item>
              <text:list-item>
                <text:p><text:span text:style-name="T107"><text:s/></text:span><text:span text:style-name="T108">Function pointer exception specifications</text:span></text:p>
                <text:p><text:span text:style-name="T107"/></text:p>
              </text:list-item>
            </text:list>
            <text:p><text:span text:style-name="T35">- An exception is a problem that arises during the execution of a program. </text:span></text:p>
            <text:p><text:span text:style-name="T35">A C++ exception is a response to an exceptional circumstance that arises</text:span></text:p>
            <text:p><text:span text:style-name="T35">while a program is running, such as an attempt to divide by zero.</text:span></text:p>
            <text:p><text:span text:style-name="T35">- Exceptions provide a way to transfer control from one part of a program</text:span></text:p>
            <text:p><text:span text:style-name="T35">to another. C++ exception handling is built upon three keywords: try,</text:span></text:p>
            <text:p><text:span text:style-name="T35">catch, and throw.</text:span></text:p>
            <text:p><text:span text:style-name="T20"><text:s/></text:span><text:span text:style-name="T35">- throw: A program throws an exception when a problem shows up. This</text:span></text:p>
            <text:p><text:span text:style-name="T35">is done using a throw keyword.</text:span></text:p>
            <text:p><text:span text:style-name="T20"><text:s/></text:span><text:span text:style-name="T35">- catch: A program catches an exception with an exception handler at the</text:span></text:p>
            <text:p><text:span text:style-name="T35">place in a program where you want to handle the problem. The catch</text:span></text:p>
            <text:p><text:span text:style-name="T35">keyword indicates the catching of an exception.</text:span></text:p>
            <text:p><text:span text:style-name="T20"><text:s/></text:span><text:span text:style-name="T35">- try: A try block identifies a block of code for which particular exceptions</text:span></text:p>
            <text:p><text:span text:style-name="T35">will be activated. It's followed by one or more catch blocks.</text:span></text:p>
            <text:p><text:span text:style-name="T19"/></text:p>
            <text:p><text:span text:style-name="T20"><text:s/></text:span><text:span text:style-name="T35">- Assuming a block will raise an exception, a method catches an exception</text:span></text:p>
            <text:p><text:span text:style-name="T35">using a combination of the try and catch keywords. A try/catch block is</text:span></text:p>
            <text:p><text:span text:style-name="T35">placed around the code that might generate an exception. Code within a</text:span></text:p>
            <text:p><text:span text:style-name="T35">try/catch block is referred to as protected code. </text:span></text:p>
            <text:p><text:span text:style-name="T42"/></text:p>
            <text:p><text:span text:style-name="T52">try</text:span></text:p>
            <text:p><text:span text:style-name="T52">{</text:span></text:p>
            <text:p><text:span text:style-name="T115"><text:s text:c="3"/></text:span><text:span text:style-name="T67">// protected code</text:span></text:p>
            <text:p><text:span text:style-name="T52">}</text:span></text:p>
            <text:p><text:span text:style-name="T52">catch( ExceptionName e1 ) {</text:span></text:p>
            <text:p><text:span text:style-name="T115"><text:s text:c="3"/></text:span><text:span text:style-name="T67">// catch block</text:span></text:p>
            <text:p><text:span text:style-name="T52">}</text:span></text:p>
            <text:p><text:span text:style-name="T52">catch( ExceptionName e2 ) {</text:span></text:p>
            <text:p><text:span text:style-name="T115"><text:s text:c="3"/></text:span><text:span text:style-name="T67">// catch block</text:span></text:p>
            <text:p><text:span text:style-name="T52">}</text:span></text:p>
            <text:p><text:span text:style-name="T52">catch( ExceptionName eN ) {</text:span></text:p>
            <text:p><text:span text:style-name="T115"><text:s text:c="3"/></text:span><text:span text:style-name="T67">// catch block</text:span></text:p>
            <text:p><text:span text:style-name="T52">}</text:span></text:p>
            <text:p><text:span text:style-name="T52"/></text:p>
            <text:p><text:span text:style-name="T248"/></text:p>
            <text:p><text:span text:style-name="T124">If an exception is not caught by any </text:span><text:span text:style-name="T249">catch </text:span><text:span text:style-name="T124">statement because there is no</text:span></text:p>
            <text:p><text:span text:style-name="T124">catch statement with a matching type, the special function </text:span><text:span text:style-name="T249">terminate </text:span><text:span text:style-name="T124">will</text:span></text:p>
            <text:p><text:span text:style-name="T19">be called.</text:span></text:p>
            <text:p><text:span text:style-name="T19"/></text:p>
          </draw:text-box>
        </draw:frame>
        <draw:frame draw:style-name="gr40" draw:layer="layout" svg:width="18.415cm" svg:height="24.316cm" svg:x="34.481cm" svg:y="32.958cm">
          <draw:text-box>
            <text:p><text:span text:style-name="T194">Day3 </text:span></text:p>
            <text:p><text:span text:style-name="T194">8. Storage class specifier</text:span></text:p>
            <text:list text:style-name="L1">
              <text:list-item>
                <text:p><text:span text:style-name="T201"><text:s/></text:span><text:span text:style-name="T201">Automatic</text:span></text:p>
              </text:list-item>
              <text:list-item>
                <text:p><text:span text:style-name="T201"><text:s/></text:span><text:span text:style-name="T201">Const</text:span></text:p>
              </text:list-item>
              <text:list-item>
                <text:p><text:span text:style-name="T201"><text:s/></text:span><text:span text:style-name="T201">Global</text:span></text:p>
              </text:list-item>
              <text:list-item>
                <text:p><text:span text:style-name="T201"><text:s/></text:span><text:span text:style-name="T201">Extern</text:span></text:p>
              </text:list-item>
              <text:list-item>
                <text:p><text:span text:style-name="T201"><text:s/></text:span><text:span text:style-name="T201">Register</text:span></text:p>
              </text:list-item>
              <text:list-item>
                <text:p><text:span text:style-name="T201"><text:s/></text:span><text:span text:style-name="T201">Static</text:span></text:p>
              </text:list-item>
              <text:list-item>
                <text:p><text:span text:style-name="T202"><text:s/></text:span><text:span text:style-name="T202">Volatile</text:span></text:p>
              </text:list-item>
            </text:list>
            <text:p><text:span text:style-name="T203">The auto storage class is the default storage class for all local variables. </text:span></text:p>
            <text:p><text:span text:style-name="T203">{ </text:span></text:p>
            <text:p><text:span text:style-name="T203">int mount; </text:span></text:p>
            <text:p><text:span text:style-name="T203">auto int month; </text:span></text:p>
            <text:p><text:span text:style-name="T203">} </text:span></text:p>
            <text:p><text:span text:style-name="T203">The example above defines two variables with the same storage class, auto can only be used</text:span></text:p>
            <text:p><text:span text:style-name="T203"><text:s/></text:span><text:span text:style-name="T203">within functions, i.e., local variables. </text:span></text:p>
            <text:p><text:span text:style-name="T203"/></text:p>
            <text:p><text:span text:style-name="T203"/></text:p>
            <text:p><text:span text:style-name="T203">Variable defined in global scope of the file.</text:span></text:p>
            <text:p><text:span text:style-name="T203">Global variables are visible across the program.</text:span></text:p>
            <text:p><text:span text:style-name="T203">File using the global variable need to declare it as extern in order to that file compiled.</text:span></text:p>
            <text:p><text:span text:style-name="T203"/></text:p>
          </draw:text-box>
        </draw:frame>
        <draw:line draw:style-name="gr22" draw:text-style-name="P11" draw:layer="layout" svg:x1="1cm" svg:y1="25.888cm" svg:x2="20.59cm" svg:y2="25.888cm">
          <text:p/>
        </draw:line>
      </draw:page>
      <draw:page draw:name="page118" draw:style-name="dp1" draw:master-page-name="Default">
        <office:forms form:automatic-focus="false" form:apply-design-mode="false"/>
        <draw:frame draw:style-name="gr38" draw:text-style-name="P19" draw:layer="layout" svg:width="18.32cm" svg:height="22.992cm" svg:x="1.635cm" svg:y="2.403cm">
          <draw:text-box>
            <text:p><text:span text:style-name="T193"/></text:p>
            <text:p><text:span text:style-name="T194"/></text:p>
            <text:list text:style-name="L1">
              <text:list-header>
                <text:p><text:span text:style-name="T193"/></text:p>
              </text:list-header>
            </text:list>
            <text:p><text:span text:style-name="T193"/></text:p>
            <text:p><text:span text:style-name="T195"><text:s text:c="115"/></text:span></text:p>
          </draw:text-box>
        </draw:frame>
        <draw:frame draw:style-name="gr41" draw:text-style-name="P21" draw:layer="layout" svg:width="18.415cm" svg:height="23.681cm" svg:x="1.381cm" svg:y="1.914cm">
          <draw:text-box>
            <text:p><text:span text:style-name="T208">Day 4 Afternoon</text:span></text:p>
            <text:p><text:span text:style-name="T34">13. Exception</text:span></text:p>
            <text:list text:style-name="L1">
              <text:list-item>
                <text:p><text:span text:style-name="T107"><text:s/></text:span><text:span text:style-name="T108">Resumption and termination</text:span></text:p>
              </text:list-item>
              <text:list-item>
                <text:p><text:span text:style-name="T19"><text:s/></text:span><text:span text:style-name="T20">Stack unwinding</text:span></text:p>
              </text:list-item>
              <text:list-item>
                <text:p><text:span text:style-name="T107"><text:s/></text:span><text:span text:style-name="T108">Throwing and catching exception</text:span></text:p>
              </text:list-item>
              <text:list-item>
                <text:p><text:span text:style-name="T107"><text:s/></text:span><text:span text:style-name="T108">Polymorphism</text:span></text:p>
              </text:list-item>
              <text:list-item>
                <text:p><text:span text:style-name="T107"><text:s/></text:span><text:span text:style-name="T108">set_terminate function</text:span></text:p>
              </text:list-item>
              <text:list-item>
                <text:p><text:span text:style-name="T107"><text:s/></text:span><text:span text:style-name="T108">Function try block and exception.</text:span></text:p>
              </text:list-item>
              <text:list-item>
                <text:p><text:span text:style-name="T107"><text:s/></text:span><text:span text:style-name="T108">Exception specification</text:span></text:p>
              </text:list-item>
              <text:list-item>
                <text:p><text:span text:style-name="T107"><text:s/></text:span><text:span text:style-name="T108">Function pointer exception specifications</text:span></text:p>
                <text:p><text:span text:style-name="T107"/></text:p>
              </text:list-item>
            </text:list>
            <text:p><text:span text:style-name="T19"/></text:p>
            <text:p><text:span text:style-name="T19">- The process known as stack unwinding continues up the chain of</text:span></text:p>
            <text:p><text:span text:style-name="T19">nested function calls until a catch clause for the exception is found.</text:span></text:p>
            <text:p><text:span text:style-name="T19">- During stack unwinding the function containing the throw and</text:span></text:p>
            <text:p><text:span text:style-name="T19">possibly other functions <text:s/>in the call chain are exited prematurely.</text:span></text:p>
            <text:p><text:span text:style-name="T19">- During stack unwinding destructors are called against local objects.</text:span></text:p>
            <text:p><text:span text:style-name="T19">- Do not throw exception in destructor as there would be multiple</text:span></text:p>
            <text:p><text:span text:style-name="T19">throws to catch and would miss the genuine exception raised and</text:span></text:p>
            <text:p><text:span text:style-name="T19">may end in calling terminate function. <text:s/></text:span></text:p>
            <text:p><text:span text:style-name="T19"/></text:p>
            <text:p><text:span text:style-name="T19"/></text:p>
            <text:p><text:span text:style-name="T34">13. Exception</text:span></text:p>
            <text:list text:continue-numbering="true" text:style-name="L1">
              <text:list-item>
                <text:p><text:span text:style-name="T107"><text:s/></text:span><text:span text:style-name="T108">Resumption and termination</text:span></text:p>
              </text:list-item>
              <text:list-item>
                <text:p><text:span text:style-name="T107"><text:s/></text:span><text:span text:style-name="T108">Stack unwinding</text:span></text:p>
              </text:list-item>
              <text:list-item>
                <text:p><text:span text:style-name="T19"><text:s/></text:span><text:span text:style-name="T20">Throwing and catching exception</text:span></text:p>
              </text:list-item>
              <text:list-item>
                <text:p><text:span text:style-name="T107"><text:s/></text:span><text:span text:style-name="T108">Polymorphism</text:span></text:p>
              </text:list-item>
              <text:list-item>
                <text:p><text:span text:style-name="T107"><text:s/></text:span><text:span text:style-name="T108">set_terminate function</text:span></text:p>
              </text:list-item>
              <text:list-item>
                <text:p><text:span text:style-name="T107"><text:s/></text:span><text:span text:style-name="T108">Function try block and exception.</text:span></text:p>
              </text:list-item>
              <text:list-item>
                <text:p><text:span text:style-name="T107"><text:s/></text:span><text:span text:style-name="T108">Exception specification</text:span></text:p>
              </text:list-item>
              <text:list-item>
                <text:p><text:span text:style-name="T107"><text:s/></text:span><text:span text:style-name="T108">Function pointer exception specifications</text:span></text:p>
              </text:list-item>
            </text:list>
            <text:p><text:span text:style-name="T178"/></text:p>
            <text:p><text:span text:style-name="T35"/></text:p>
            <text:p><text:span text:style-name="T35">Throwing Exceptions:</text:span></text:p>
            <text:p><text:span text:style-name="T35">Exceptions can be thrown anywhere within a code block using throw</text:span></text:p>
            <text:p><text:span text:style-name="T35">statements. The operand of the throw statements determines a type for</text:span></text:p>
            <text:p><text:span text:style-name="T35">the exception and can be any expression and the type of the result of the</text:span></text:p>
            <text:p><text:span text:style-name="T35">expression determines the type of exception thrown.</text:span></text:p>
            <text:p><text:span text:style-name="T50"/></text:p>
            <text:p><text:span text:style-name="T52">double division(int a, int b) {</text:span></text:p>
            <text:p><text:span text:style-name="T52">if( b == 0 ) {</text:span></text:p>
            <text:p><text:span text:style-name="T52">throw "Division by zero condition!";</text:span></text:p>
            <text:p><text:span text:style-name="T52">}</text:span></text:p>
            <text:p><text:span text:style-name="T52">return (a/b);</text:span></text:p>
            <text:p><text:span text:style-name="T52">}</text:span></text:p>
            <text:p><text:span text:style-name="T52"/></text:p>
            <text:p><text:span text:style-name="T35">Catching Exceptions</text:span></text:p>
            <text:p><text:span text:style-name="T35">The catch block following the try block catches any exception. </text:span></text:p>
            <text:p><text:span text:style-name="T67">try <text:s/>{</text:span></text:p>
            <text:p><text:span text:style-name="T115"><text:s text:c="2"/></text:span><text:span text:style-name="T67">// protected code</text:span></text:p>
            <text:p><text:span text:style-name="T67">}</text:span></text:p>
            <text:p><text:span text:style-name="T67">catch( ExceptionName e ) <text:s/>{</text:span></text:p>
            <text:p><text:span text:style-name="T67">// code to handle ExceptionName exception</text:span></text:p>
            <text:p><text:span text:style-name="T67">}</text:span></text:p>
            <text:p><text:span text:style-name="T118"/></text:p>
            <text:p><text:span text:style-name="T35"/></text:p>
          </draw:text-box>
        </draw:frame>
        <draw:frame draw:style-name="gr40" draw:layer="layout" svg:width="18.415cm" svg:height="24.316cm" svg:x="34.481cm" svg:y="32.958cm">
          <draw:text-box>
            <text:p><text:span text:style-name="T194">Day3 </text:span></text:p>
            <text:p><text:span text:style-name="T194">8. Storage class specifier</text:span></text:p>
            <text:list text:style-name="L1">
              <text:list-item>
                <text:p><text:span text:style-name="T201"><text:s/></text:span><text:span text:style-name="T201">Automatic</text:span></text:p>
              </text:list-item>
              <text:list-item>
                <text:p><text:span text:style-name="T201"><text:s/></text:span><text:span text:style-name="T201">Const</text:span></text:p>
              </text:list-item>
              <text:list-item>
                <text:p><text:span text:style-name="T201"><text:s/></text:span><text:span text:style-name="T201">Global</text:span></text:p>
              </text:list-item>
              <text:list-item>
                <text:p><text:span text:style-name="T201"><text:s/></text:span><text:span text:style-name="T201">Extern</text:span></text:p>
              </text:list-item>
              <text:list-item>
                <text:p><text:span text:style-name="T201"><text:s/></text:span><text:span text:style-name="T201">Register</text:span></text:p>
              </text:list-item>
              <text:list-item>
                <text:p><text:span text:style-name="T201"><text:s/></text:span><text:span text:style-name="T201">Static</text:span></text:p>
              </text:list-item>
              <text:list-item>
                <text:p><text:span text:style-name="T202"><text:s/></text:span><text:span text:style-name="T202">Volatile</text:span></text:p>
              </text:list-item>
            </text:list>
            <text:p><text:span text:style-name="T203">The auto storage class is the default storage class for all local variables. </text:span></text:p>
            <text:p><text:span text:style-name="T203">{ </text:span></text:p>
            <text:p><text:span text:style-name="T203">int mount; </text:span></text:p>
            <text:p><text:span text:style-name="T203">auto int month; </text:span></text:p>
            <text:p><text:span text:style-name="T203">} </text:span></text:p>
            <text:p><text:span text:style-name="T203">The example above defines two variables with the same storage class, auto can only be used</text:span></text:p>
            <text:p><text:span text:style-name="T203"><text:s/></text:span><text:span text:style-name="T203">within functions, i.e., local variables. </text:span></text:p>
            <text:p><text:span text:style-name="T203"/></text:p>
            <text:p><text:span text:style-name="T203"/></text:p>
            <text:p><text:span text:style-name="T203">Variable defined in global scope of the file.</text:span></text:p>
            <text:p><text:span text:style-name="T203">Global variables are visible across the program.</text:span></text:p>
            <text:p><text:span text:style-name="T203">File using the global variable need to declare it as extern in order to that file compiled.</text:span></text:p>
            <text:p><text:span text:style-name="T203"/></text:p>
          </draw:text-box>
        </draw:frame>
        <draw:line draw:style-name="gr22" draw:text-style-name="P11" draw:layer="layout" svg:x1="1cm" svg:y1="25.888cm" svg:x2="20.59cm" svg:y2="25.888cm">
          <text:p/>
        </draw:line>
      </draw:page>
      <draw:page draw:name="page119" draw:style-name="dp1" draw:master-page-name="Default">
        <office:forms form:automatic-focus="false" form:apply-design-mode="false"/>
        <draw:frame draw:style-name="gr38" draw:text-style-name="P19" draw:layer="layout" svg:width="18.32cm" svg:height="22.992cm" svg:x="1.635cm" svg:y="2.403cm">
          <draw:text-box>
            <text:p><text:span text:style-name="T193"/></text:p>
            <text:p><text:span text:style-name="T194"/></text:p>
            <text:list text:style-name="L1">
              <text:list-header>
                <text:p><text:span text:style-name="T193"/></text:p>
              </text:list-header>
            </text:list>
            <text:p><text:span text:style-name="T193"/></text:p>
            <text:p><text:span text:style-name="T195"><text:s text:c="115"/></text:span></text:p>
          </draw:text-box>
        </draw:frame>
        <draw:frame draw:style-name="gr41" draw:text-style-name="P23" draw:layer="layout" svg:width="18.415cm" svg:height="23.681cm" svg:x="1.635cm" svg:y="1.449cm">
          <draw:text-box>
            <text:p><text:span text:style-name="T35">- Above code will catch an exception of ExceptionName type. </text:span></text:p>
            <text:p><text:span text:style-name="T35">- catch block should handle any type of exception that is thrown in a try block,</text:span></text:p>
            <text:p><text:span text:style-name="T35">an ellipsis, ..., between the parentheses enclosing the exception declaration.</text:span></text:p>
            <text:p><text:span text:style-name="T19"/></text:p>
            <text:p><text:span text:style-name="T52">try</text:span></text:p>
            <text:p><text:span text:style-name="T52">{</text:span></text:p>
            <text:p><text:span text:style-name="T116"><text:s text:c="3"/></text:span><text:span text:style-name="T67">// protected code</text:span></text:p>
            <text:p><text:span text:style-name="T52">}catch(...)</text:span></text:p>
            <text:p><text:span text:style-name="T52">{</text:span></text:p>
            <text:p><text:span text:style-name="T116"><text:s text:c="2"/></text:span><text:span text:style-name="T67">// code to handle any exception</text:span></text:p>
            <text:p><text:span text:style-name="T52">}</text:span></text:p>
            <text:p><text:span text:style-name="T52"/></text:p>
            <text:p><text:span text:style-name="T52">#include &lt;iostream&gt;</text:span></text:p>
            <text:p><text:span text:style-name="T52">using namespace std;</text:span></text:p>
            <text:p><text:span text:style-name="T52"/></text:p>
            <text:p><text:span text:style-name="T52">double division(int a, int b)</text:span></text:p>
            <text:p><text:span text:style-name="T52">{</text:span></text:p>
            <text:p><text:span text:style-name="T67">if( b == 0 )</text:span></text:p>
            <text:p><text:span text:style-name="T67">{</text:span></text:p>
            <text:p><text:span text:style-name="T67">throw "Division by zero condition!";</text:span></text:p>
            <text:p><text:span text:style-name="T67">}</text:span></text:p>
            <text:p><text:span text:style-name="T67">return (a/b);</text:span></text:p>
            <text:p><text:span text:style-name="T52">}</text:span></text:p>
            <text:p><text:span text:style-name="T52"/></text:p>
            <text:p><text:span text:style-name="T52">int main ()</text:span></text:p>
            <text:p><text:span text:style-name="T52">{</text:span></text:p>
            <text:p><text:span text:style-name="T67">int x = 50;</text:span></text:p>
            <text:p><text:span text:style-name="T67">int y = 0;</text:span></text:p>
            <text:p><text:span text:style-name="T67">double z = 0;</text:span></text:p>
            <text:p><text:span text:style-name="T250">try {</text:span></text:p>
            <text:p><text:span text:style-name="T67">z = division(x, y);</text:span></text:p>
            <text:p><text:span text:style-name="T67">cout &lt;&lt; z &lt;&lt; endl;</text:span></text:p>
            <text:p><text:span text:style-name="T67">}catch (const char* msg) {</text:span></text:p>
            <text:p><text:span text:style-name="T67">cerr &lt;&lt; msg &lt;&lt; endl;</text:span></text:p>
            <text:p><text:span text:style-name="T67">}</text:span></text:p>
            <text:p><text:span text:style-name="T52"/></text:p>
            <text:p><text:span text:style-name="T67">return 0;</text:span></text:p>
            <text:p><text:span text:style-name="T52">}</text:span></text:p>
            <text:p><text:span text:style-name="T52"/></text:p>
            <text:p><text:span text:style-name="T56"/></text:p>
            <text:p><text:span text:style-name="T34">13. Exception</text:span></text:p>
            <text:list text:style-name="L1">
              <text:list-item>
                <text:p><text:span text:style-name="T107"><text:s/></text:span><text:span text:style-name="T108">Resumption and termination</text:span></text:p>
              </text:list-item>
              <text:list-item>
                <text:p><text:span text:style-name="T107"><text:s/></text:span><text:span text:style-name="T108">Stack unwinding</text:span></text:p>
              </text:list-item>
              <text:list-item>
                <text:p><text:span text:style-name="T107"><text:s/></text:span><text:span text:style-name="T108">Throwing and catching exception</text:span></text:p>
              </text:list-item>
              <text:list-item>
                <text:p><text:span text:style-name="T19"><text:s/></text:span><text:span text:style-name="T20">Polymorphism</text:span></text:p>
              </text:list-item>
              <text:list-item>
                <text:p><text:span text:style-name="T107"><text:s/></text:span><text:span text:style-name="T108">set_terminate function</text:span></text:p>
              </text:list-item>
              <text:list-item>
                <text:p><text:span text:style-name="T107"><text:s/></text:span><text:span text:style-name="T108">Function try block and exception.</text:span></text:p>
              </text:list-item>
              <text:list-item>
                <text:p><text:span text:style-name="T107"><text:s/></text:span><text:span text:style-name="T108">Exception specification</text:span></text:p>
              </text:list-item>
              <text:list-item>
                <text:p><text:span text:style-name="T107"><text:s/></text:span><text:span text:style-name="T108">Function pointer exception specifications</text:span></text:p>
              </text:list-item>
            </text:list>
            <text:p><text:span text:style-name="T251"/></text:p>
            <text:p><text:span text:style-name="T251"/></text:p>
            <text:p><text:span text:style-name="T251">Exception thrown can be caught through parent class reference.</text:span></text:p>
          </draw:text-box>
        </draw:frame>
        <draw:frame draw:style-name="gr40" draw:layer="layout" svg:width="18.415cm" svg:height="24.316cm" svg:x="34.481cm" svg:y="32.958cm">
          <draw:text-box>
            <text:p><text:span text:style-name="T194">Day3 </text:span></text:p>
            <text:p><text:span text:style-name="T194">8. Storage class specifier</text:span></text:p>
            <text:list text:style-name="L1">
              <text:list-item>
                <text:p><text:span text:style-name="T201"><text:s/></text:span><text:span text:style-name="T201">Automatic</text:span></text:p>
              </text:list-item>
              <text:list-item>
                <text:p><text:span text:style-name="T201"><text:s/></text:span><text:span text:style-name="T201">Const</text:span></text:p>
              </text:list-item>
              <text:list-item>
                <text:p><text:span text:style-name="T201"><text:s/></text:span><text:span text:style-name="T201">Global</text:span></text:p>
              </text:list-item>
              <text:list-item>
                <text:p><text:span text:style-name="T201"><text:s/></text:span><text:span text:style-name="T201">Extern</text:span></text:p>
              </text:list-item>
              <text:list-item>
                <text:p><text:span text:style-name="T201"><text:s/></text:span><text:span text:style-name="T201">Register</text:span></text:p>
              </text:list-item>
              <text:list-item>
                <text:p><text:span text:style-name="T201"><text:s/></text:span><text:span text:style-name="T201">Static</text:span></text:p>
              </text:list-item>
              <text:list-item>
                <text:p><text:span text:style-name="T202"><text:s/></text:span><text:span text:style-name="T202">Volatile</text:span></text:p>
              </text:list-item>
            </text:list>
            <text:p><text:span text:style-name="T203">The auto storage class is the default storage class for all local variables. </text:span></text:p>
            <text:p><text:span text:style-name="T203">{ </text:span></text:p>
            <text:p><text:span text:style-name="T203">int mount; </text:span></text:p>
            <text:p><text:span text:style-name="T203">auto int month; </text:span></text:p>
            <text:p><text:span text:style-name="T203">} </text:span></text:p>
            <text:p><text:span text:style-name="T203">The example above defines two variables with the same storage class, auto can only be used</text:span></text:p>
            <text:p><text:span text:style-name="T203"><text:s/></text:span><text:span text:style-name="T203">within functions, i.e., local variables. </text:span></text:p>
            <text:p><text:span text:style-name="T203"/></text:p>
            <text:p><text:span text:style-name="T203"/></text:p>
            <text:p><text:span text:style-name="T203">Variable defined in global scope of the file.</text:span></text:p>
            <text:p><text:span text:style-name="T203">Global variables are visible across the program.</text:span></text:p>
            <text:p><text:span text:style-name="T203">File using the global variable need to declare it as extern in order to that file compiled.</text:span></text:p>
            <text:p><text:span text:style-name="T203"/></text:p>
          </draw:text-box>
        </draw:frame>
        <draw:line draw:style-name="gr22" draw:text-style-name="P11" draw:layer="layout" svg:x1="1cm" svg:y1="25.888cm" svg:x2="20.59cm" svg:y2="25.888cm">
          <text:p/>
        </draw:line>
      </draw:page>
      <draw:page draw:name="page120" draw:style-name="dp1" draw:master-page-name="Default">
        <office:forms form:automatic-focus="false" form:apply-design-mode="false"/>
        <draw:frame draw:style-name="gr38" draw:text-style-name="P19" draw:layer="layout" svg:width="18.32cm" svg:height="22.992cm" svg:x="1.635cm" svg:y="2.403cm">
          <draw:text-box>
            <text:p><text:span text:style-name="T193"/></text:p>
            <text:p><text:span text:style-name="T194"/></text:p>
            <text:list text:style-name="L1">
              <text:list-header>
                <text:p><text:span text:style-name="T193"/></text:p>
              </text:list-header>
            </text:list>
            <text:p><text:span text:style-name="T193"/></text:p>
            <text:p><text:span text:style-name="T195"><text:s text:c="115"/></text:span></text:p>
          </draw:text-box>
        </draw:frame>
        <draw:frame draw:style-name="gr41" draw:text-style-name="P21" draw:layer="layout" svg:width="18.415cm" svg:height="23.681cm" svg:x="1.381cm" svg:y="1.914cm">
          <draw:text-box>
            <text:p><text:span text:style-name="T34">13. Exception</text:span></text:p>
            <text:list text:style-name="L1">
              <text:list-item>
                <text:p><text:span text:style-name="T107"><text:s/></text:span><text:span text:style-name="T108">Resumption and termination</text:span></text:p>
              </text:list-item>
              <text:list-item>
                <text:p><text:span text:style-name="T107"><text:s/></text:span><text:span text:style-name="T108">Stack unwinding</text:span></text:p>
              </text:list-item>
              <text:list-item>
                <text:p><text:span text:style-name="T107"><text:s/></text:span><text:span text:style-name="T108">Throwing and catching exception</text:span></text:p>
              </text:list-item>
              <text:list-item>
                <text:p><text:span text:style-name="T107"><text:s/></text:span><text:span text:style-name="T108">Polymorphism</text:span></text:p>
              </text:list-item>
              <text:list-item>
                <text:p><text:span text:style-name="T19"><text:s/></text:span><text:span text:style-name="T20">set_terminate function</text:span></text:p>
              </text:list-item>
              <text:list-item>
                <text:p><text:span text:style-name="T107"><text:s/></text:span><text:span text:style-name="T108">Function try block and exception.</text:span></text:p>
              </text:list-item>
              <text:list-item>
                <text:p><text:span text:style-name="T107"><text:s/></text:span><text:span text:style-name="T108">Exception specification</text:span></text:p>
              </text:list-item>
              <text:list-item>
                <text:p><text:span text:style-name="T107"><text:s/></text:span><text:span text:style-name="T108">Function pointer exception specifications</text:span></text:p>
              </text:list-item>
            </text:list>
            <text:p><text:span text:style-name="T252"/></text:p>
            <text:p><text:span text:style-name="T253"/></text:p>
            <text:p><text:span text:style-name="T253">If an exception is not caught by any </text:span><text:span text:style-name="T254">catch </text:span><text:span text:style-name="T253">statement because there is no</text:span></text:p>
            <text:p><text:span text:style-name="T253">catch statement with a matching type, the special function </text:span><text:span text:style-name="T254">terminate </text:span><text:span text:style-name="T253">will</text:span></text:p>
            <text:p><text:span text:style-name="T253">be called.</text:span></text:p>
            <text:p><text:span text:style-name="T255"/></text:p>
            <text:p><text:span text:style-name="T256"/></text:p>
            <text:p><text:span text:style-name="T256">13. Exception</text:span></text:p>
            <text:list text:continue-numbering="true" text:style-name="L1">
              <text:list-item>
                <text:p><text:span text:style-name="T107"><text:s/></text:span><text:span text:style-name="T108">Resumption and termination</text:span></text:p>
              </text:list-item>
              <text:list-item>
                <text:p><text:span text:style-name="T107"><text:s/></text:span><text:span text:style-name="T108">Stack unwinding</text:span></text:p>
              </text:list-item>
              <text:list-item>
                <text:p><text:span text:style-name="T107"><text:s/></text:span><text:span text:style-name="T108">Throwing and catching exception</text:span></text:p>
              </text:list-item>
              <text:list-item>
                <text:p><text:span text:style-name="T107"><text:s/></text:span><text:span text:style-name="T108">Polymorphism</text:span></text:p>
              </text:list-item>
              <text:list-item>
                <text:p><text:span text:style-name="T107"><text:s/></text:span><text:span text:style-name="T108">set_terminate function</text:span></text:p>
              </text:list-item>
              <text:list-item>
                <text:p><text:span text:style-name="T19"><text:s/></text:span><text:span text:style-name="T20">Function try block and exception.</text:span></text:p>
              </text:list-item>
              <text:list-item>
                <text:p><text:span text:style-name="T107"><text:s/></text:span><text:span text:style-name="T108">Exception specification</text:span></text:p>
              </text:list-item>
              <text:list-item>
                <text:p><text:span text:style-name="T107"><text:s/></text:span><text:span text:style-name="T108">Function pointer exception specifications</text:span></text:p>
              </text:list-item>
            </text:list>
            <text:p><text:span text:style-name="T257"/></text:p>
            <text:p><text:span text:style-name="T257"/></text:p>
            <text:p><text:span text:style-name="T257">To handle an exception from the constructor initializer, we must write</text:span></text:p>
            <text:p><text:span text:style-name="T257">the constructor as a function try block.</text:span></text:p>
            <text:p><text:span text:style-name="T258"/></text:p>
            <text:p><text:span text:style-name="T259">template &lt;class T&gt; Handle&lt;T&gt;::Handle(T *p)</text:span></text:p>
            <text:p><text:span text:style-name="T259">try : ptr(p),use(new size_t(1))</text:span></text:p>
            <text:p><text:span text:style-name="T259">{</text:span></text:p>
            <text:p><text:span text:style-name="T259">}catch(const std::bad_alloc &amp;e)</text:span></text:p>
            <text:p><text:span text:style-name="T260">{ handle_out_of_memor(e);}</text:span></text:p>
            <text:p><text:span text:style-name="T261"/></text:p>
            <text:p><text:span text:style-name="T257">- function try precedes the member initialization</text:span></text:p>
            <text:p><text:span text:style-name="T257">- the catch clause can handle exceptions thrown either from within the</text:span></text:p>
            <text:p><text:span text:style-name="T257"><text:s/></text:span><text:span text:style-name="T257">member initialization list or from within the constructor body.</text:span></text:p>
            <text:p><text:span text:style-name="T257"/></text:p>
          </draw:text-box>
        </draw:frame>
        <draw:frame draw:style-name="gr40" draw:layer="layout" svg:width="18.415cm" svg:height="24.316cm" svg:x="34.481cm" svg:y="32.958cm">
          <draw:text-box>
            <text:p><text:span text:style-name="T194">Day3 </text:span></text:p>
            <text:p><text:span text:style-name="T194">8. Storage class specifier</text:span></text:p>
            <text:list text:style-name="L1">
              <text:list-item>
                <text:p><text:span text:style-name="T201"><text:s/></text:span><text:span text:style-name="T201">Automatic</text:span></text:p>
              </text:list-item>
              <text:list-item>
                <text:p><text:span text:style-name="T201"><text:s/></text:span><text:span text:style-name="T201">Const</text:span></text:p>
              </text:list-item>
              <text:list-item>
                <text:p><text:span text:style-name="T201"><text:s/></text:span><text:span text:style-name="T201">Global</text:span></text:p>
              </text:list-item>
              <text:list-item>
                <text:p><text:span text:style-name="T201"><text:s/></text:span><text:span text:style-name="T201">Extern</text:span></text:p>
              </text:list-item>
              <text:list-item>
                <text:p><text:span text:style-name="T201"><text:s/></text:span><text:span text:style-name="T201">Register</text:span></text:p>
              </text:list-item>
              <text:list-item>
                <text:p><text:span text:style-name="T201"><text:s/></text:span><text:span text:style-name="T201">Static</text:span></text:p>
              </text:list-item>
              <text:list-item>
                <text:p><text:span text:style-name="T202"><text:s/></text:span><text:span text:style-name="T202">Volatile</text:span></text:p>
              </text:list-item>
            </text:list>
            <text:p><text:span text:style-name="T203">The auto storage class is the default storage class for all local variables. </text:span></text:p>
            <text:p><text:span text:style-name="T203">{ </text:span></text:p>
            <text:p><text:span text:style-name="T203">int mount; </text:span></text:p>
            <text:p><text:span text:style-name="T203">auto int month; </text:span></text:p>
            <text:p><text:span text:style-name="T203">} </text:span></text:p>
            <text:p><text:span text:style-name="T203">The example above defines two variables with the same storage class, auto can only be used</text:span></text:p>
            <text:p><text:span text:style-name="T203"><text:s/></text:span><text:span text:style-name="T203">within functions, i.e., local variables. </text:span></text:p>
            <text:p><text:span text:style-name="T203"/></text:p>
            <text:p><text:span text:style-name="T203"/></text:p>
            <text:p><text:span text:style-name="T203">Variable defined in global scope of the file.</text:span></text:p>
            <text:p><text:span text:style-name="T203">Global variables are visible across the program.</text:span></text:p>
            <text:p><text:span text:style-name="T203">File using the global variable need to declare it as extern in order to that file compiled.</text:span></text:p>
            <text:p><text:span text:style-name="T203"/></text:p>
          </draw:text-box>
        </draw:frame>
        <draw:line draw:style-name="gr22" draw:text-style-name="P11" draw:layer="layout" svg:x1="1cm" svg:y1="25.888cm" svg:x2="20.59cm" svg:y2="25.888cm">
          <text:p/>
        </draw:line>
      </draw:page>
      <draw:page draw:name="page121" draw:style-name="dp1" draw:master-page-name="Default">
        <office:forms form:automatic-focus="false" form:apply-design-mode="false"/>
        <draw:frame draw:style-name="gr38" draw:text-style-name="P19" draw:layer="layout" svg:width="18.32cm" svg:height="22.992cm" svg:x="1.635cm" svg:y="2.403cm">
          <draw:text-box>
            <text:p><text:span text:style-name="T193"/></text:p>
            <text:p><text:span text:style-name="T194"/></text:p>
            <text:list text:style-name="L1">
              <text:list-header>
                <text:p><text:span text:style-name="T193"/></text:p>
              </text:list-header>
            </text:list>
            <text:p><text:span text:style-name="T193"/></text:p>
            <text:p><text:span text:style-name="T195"><text:s text:c="115"/></text:span></text:p>
          </draw:text-box>
        </draw:frame>
        <draw:frame draw:style-name="gr41" draw:text-style-name="P21" draw:layer="layout" svg:width="18.415cm" svg:height="23.681cm" svg:x="1.381cm" svg:y="1.914cm">
          <draw:text-box>
            <text:p><text:span text:style-name="T34">13. Exception</text:span></text:p>
            <text:list text:style-name="L1">
              <text:list-item>
                <text:p><text:span text:style-name="T107"><text:s/></text:span><text:span text:style-name="T108">Resumption and termination</text:span></text:p>
              </text:list-item>
              <text:list-item>
                <text:p><text:span text:style-name="T107"><text:s/></text:span><text:span text:style-name="T108">Stack unwinding</text:span></text:p>
              </text:list-item>
              <text:list-item>
                <text:p><text:span text:style-name="T107"><text:s/></text:span><text:span text:style-name="T108">Throwing and catching exception</text:span></text:p>
              </text:list-item>
              <text:list-item>
                <text:p><text:span text:style-name="T107"><text:s/></text:span><text:span text:style-name="T108">Polymorphism</text:span></text:p>
              </text:list-item>
              <text:list-item>
                <text:p><text:span text:style-name="T107"><text:s/></text:span><text:span text:style-name="T108">set_terminate function</text:span></text:p>
              </text:list-item>
              <text:list-item>
                <text:p><text:span text:style-name="T107"><text:s/></text:span><text:span text:style-name="T108">Function try block and exception.</text:span></text:p>
              </text:list-item>
              <text:list-item>
                <text:p><text:span text:style-name="T19"><text:s/></text:span><text:span text:style-name="T20">Exception specification</text:span></text:p>
              </text:list-item>
              <text:list-item>
                <text:p><text:span text:style-name="T107"><text:s/></text:span><text:span text:style-name="T108">Function pointer exception specifications</text:span></text:p>
              </text:list-item>
            </text:list>
            <text:p><text:span text:style-name="T257"/></text:p>
            <text:p><text:span text:style-name="T253">Exception specification follows the function parameter list.</text:span></text:p>
            <text:p><text:span text:style-name="T253"/></text:p>
            <text:p><text:span text:style-name="T262">void recoup(int) throw(runtime_error); // throws only runtime_error</text:span></text:p>
            <text:p><text:span text:style-name="T262">void recoup(int) throw(); // does not throw any exception</text:span></text:p>
            <text:p><text:span text:style-name="T262"/></text:p>
            <text:p><text:span text:style-name="T253">- Derive class functions should be more restrictive in specification</text:span></text:p>
            <text:p><text:span text:style-name="T263"/></text:p>
            <text:p><text:span text:style-name="T262">struct base {</text:span></text:p>
            <text:p><text:span text:style-name="T262">virtual std::string f3() throw(std::logic_error,std::runtime_error);</text:span></text:p>
            <text:p><text:span text:style-name="T262">};</text:span></text:p>
            <text:p><text:span text:style-name="T262">struct derived:base{</text:span></text:p>
            <text:p><text:span text:style-name="T262">std::string f3() throw();//more restrictive</text:span></text:p>
            <text:p><text:span text:style-name="T262">};</text:span></text:p>
            <text:p><text:span text:style-name="T262">void compute(base* pb) throw(){</text:span></text:p>
            <text:p><text:span text:style-name="T262">try{</text:span></text:p>
            <text:p><text:span text:style-name="T262">pb-&gt;f3();</text:span></text:p>
            <text:p><text:span text:style-name="T262">}catch(const logic_error &amp;le){}</text:span></text:p>
            <text:p><text:span text:style-name="T262"><text:s text:c="2"/></text:span><text:span text:style-name="T264">catch(const runtime_error &amp;re){}</text:span></text:p>
            <text:p><text:span text:style-name="T262">} </text:span></text:p>
            <text:p><text:span text:style-name="T262"/></text:p>
            <text:p><text:span text:style-name="T262"/></text:p>
            <text:p><text:span text:style-name="T256">13. Exception</text:span></text:p>
            <text:list text:continue-numbering="true" text:style-name="L1">
              <text:list-item>
                <text:p><text:span text:style-name="T107"><text:s/></text:span><text:span text:style-name="T108">Resumption and termination</text:span></text:p>
              </text:list-item>
              <text:list-item>
                <text:p><text:span text:style-name="T107"><text:s/></text:span><text:span text:style-name="T108">Stack unwinding</text:span></text:p>
              </text:list-item>
              <text:list-item>
                <text:p><text:span text:style-name="T107"><text:s/></text:span><text:span text:style-name="T108">Throwing and catching exception</text:span></text:p>
              </text:list-item>
              <text:list-item>
                <text:p><text:span text:style-name="T107"><text:s/></text:span><text:span text:style-name="T108">Polymorphism</text:span></text:p>
              </text:list-item>
              <text:list-item>
                <text:p><text:span text:style-name="T107"><text:s/></text:span><text:span text:style-name="T108">set_terminate function</text:span></text:p>
              </text:list-item>
              <text:list-item>
                <text:p><text:span text:style-name="T107"><text:s/></text:span><text:span text:style-name="T108">Function try block and exception.</text:span></text:p>
              </text:list-item>
              <text:list-item>
                <text:p><text:span text:style-name="T107"><text:s/></text:span><text:span text:style-name="T108">Exception specification</text:span></text:p>
              </text:list-item>
              <text:list-item>
                <text:p><text:span text:style-name="T20">Function pointer exception specifications</text:span></text:p>
              </text:list-item>
            </text:list>
            <text:p><text:span text:style-name="T257"/></text:p>
            <text:p><text:span text:style-name="T259"/></text:p>
            <text:p><text:span text:style-name="T259">void (*pf)(int)throw(runtime_error);</text:span></text:p>
            <text:p><text:span text:style-name="T259">void recoup(int)throw(runtime_error);</text:span></text:p>
            <text:p><text:span text:style-name="T259">void (*pf1)(int)throw()=recoup; // more restrictive</text:span></text:p>
            <text:p><text:span text:style-name="T259"/></text:p>
          </draw:text-box>
        </draw:frame>
        <draw:frame draw:style-name="gr40" draw:layer="layout" svg:width="18.415cm" svg:height="24.316cm" svg:x="34.481cm" svg:y="32.958cm">
          <draw:text-box>
            <text:p><text:span text:style-name="T194">Day3 </text:span></text:p>
            <text:p><text:span text:style-name="T194">8. Storage class specifier</text:span></text:p>
            <text:list text:style-name="L1">
              <text:list-item>
                <text:p><text:span text:style-name="T201"><text:s/></text:span><text:span text:style-name="T201">Automatic</text:span></text:p>
              </text:list-item>
              <text:list-item>
                <text:p><text:span text:style-name="T201"><text:s/></text:span><text:span text:style-name="T201">Const</text:span></text:p>
              </text:list-item>
              <text:list-item>
                <text:p><text:span text:style-name="T201"><text:s/></text:span><text:span text:style-name="T201">Global</text:span></text:p>
              </text:list-item>
              <text:list-item>
                <text:p><text:span text:style-name="T201"><text:s/></text:span><text:span text:style-name="T201">Extern</text:span></text:p>
              </text:list-item>
              <text:list-item>
                <text:p><text:span text:style-name="T201"><text:s/></text:span><text:span text:style-name="T201">Register</text:span></text:p>
              </text:list-item>
              <text:list-item>
                <text:p><text:span text:style-name="T201"><text:s/></text:span><text:span text:style-name="T201">Static</text:span></text:p>
              </text:list-item>
              <text:list-item>
                <text:p><text:span text:style-name="T202"><text:s/></text:span><text:span text:style-name="T202">Volatile</text:span></text:p>
              </text:list-item>
            </text:list>
            <text:p><text:span text:style-name="T203">The auto storage class is the default storage class for all local variables. </text:span></text:p>
            <text:p><text:span text:style-name="T203">{ </text:span></text:p>
            <text:p><text:span text:style-name="T203">int mount; </text:span></text:p>
            <text:p><text:span text:style-name="T203">auto int month; </text:span></text:p>
            <text:p><text:span text:style-name="T203">} </text:span></text:p>
            <text:p><text:span text:style-name="T203">The example above defines two variables with the same storage class, auto can only be used</text:span></text:p>
            <text:p><text:span text:style-name="T203"><text:s/></text:span><text:span text:style-name="T203">within functions, i.e., local variables. </text:span></text:p>
            <text:p><text:span text:style-name="T203"/></text:p>
            <text:p><text:span text:style-name="T203"/></text:p>
            <text:p><text:span text:style-name="T203">Variable defined in global scope of the file.</text:span></text:p>
            <text:p><text:span text:style-name="T203">Global variables are visible across the program.</text:span></text:p>
            <text:p><text:span text:style-name="T203">File using the global variable need to declare it as extern in order to that file compiled.</text:span></text:p>
            <text:p><text:span text:style-name="T203"/></text:p>
          </draw:text-box>
        </draw:frame>
        <draw:line draw:style-name="gr22" draw:text-style-name="P11" draw:layer="layout" svg:x1="1cm" svg:y1="25.888cm" svg:x2="20.59cm" svg:y2="25.888cm">
          <text:p/>
        </draw:line>
      </draw:page>
      <draw:page draw:name="page122" draw:style-name="dp1" draw:master-page-name="Default">
        <office:forms form:automatic-focus="false" form:apply-design-mode="false"/>
        <draw:frame draw:style-name="gr38" draw:text-style-name="P19" draw:layer="layout" svg:width="18.32cm" svg:height="22.992cm" svg:x="1.635cm" svg:y="2.403cm">
          <draw:text-box>
            <text:p><text:span text:style-name="T193"/></text:p>
            <text:p><text:span text:style-name="T194"/></text:p>
            <text:list text:style-name="L1">
              <text:list-header>
                <text:p><text:span text:style-name="T193"/></text:p>
              </text:list-header>
            </text:list>
            <text:p><text:span text:style-name="T193"/></text:p>
            <text:p><text:span text:style-name="T195"><text:s text:c="115"/></text:span></text:p>
          </draw:text-box>
        </draw:frame>
        <draw:frame draw:style-name="gr41" draw:text-style-name="P21" draw:layer="layout" svg:width="18.415cm" svg:height="23.681cm" svg:x="1.381cm" svg:y="1.914cm">
          <draw:text-box>
            <text:p><text:span text:style-name="T34">14 Memory management</text:span></text:p>
            <text:list text:style-name="L1">
              <text:list-item>
                <text:p><text:span text:style-name="T63">New and delete operator</text:span></text:p>
              </text:list-item>
              <text:list-item>
                <text:p><text:span text:style-name="T108"><text:s/></text:span><text:span text:style-name="T36">Exception bad_alloc from new</text:span></text:p>
              </text:list-item>
              <text:list-item>
                <text:p><text:span text:style-name="T108"><text:s/></text:span><text:span text:style-name="T36">Allocator allocate</text:span></text:p>
              </text:list-item>
              <text:list-item>
                <text:p><text:span text:style-name="T108"><text:s/></text:span><text:span text:style-name="T36">Allocator construct</text:span></text:p>
              </text:list-item>
              <text:list-item>
                <text:p><text:span text:style-name="T108"><text:s/></text:span><text:span text:style-name="T36">Operator new</text:span></text:p>
              </text:list-item>
              <text:list-item>
                <text:p><text:span text:style-name="T108"><text:s/></text:span><text:span text:style-name="T36">Placement new</text:span></text:p>
              </text:list-item>
              <text:list-item>
                <text:p><text:span text:style-name="T108"><text:s/></text:span><text:span text:style-name="T36">Array operator new[] and operator delete[]</text:span></text:p>
              </text:list-item>
              <text:list-item>
                <text:p><text:span text:style-name="T108"><text:s/></text:span><text:span text:style-name="T36">Allocator construct vs placement new</text:span></text:p>
              </text:list-item>
              <text:list-item>
                <text:p><text:span text:style-name="T108"><text:s/></text:span><text:span text:style-name="T36">Class new and delete</text:span></text:p>
              </text:list-item>
              <text:list-item>
                <text:p><text:span text:style-name="T108"><text:s/></text:span><text:span text:style-name="T36">Member new and delete</text:span></text:p>
              </text:list-item>
              <text:list-item>
                <text:p><text:span text:style-name="T108"><text:s/></text:span><text:span text:style-name="T36">Singleton pattern</text:span></text:p>
              </text:list-item>
              <text:list-item>
                <text:p><text:span text:style-name="T108"><text:s/></text:span><text:span text:style-name="T36">Identifying object on heap or stack</text:span></text:p>
                <text:p><text:span text:style-name="T265"/></text:p>
              </text:list-item>
            </text:list>
            <text:p><text:span text:style-name="T266">allocator class allocates and deallocates type aware memory.</text:span></text:p>
            <text:p><text:span text:style-name="T264"/></text:p>
            <text:p><text:span text:style-name="T264">allocator&lt;T&gt; a // allocator object named a that can allocate or</text:span></text:p>
            <text:p><text:span text:style-name="T264"><text:s text:c="18"/></text:span><text:span text:style-name="T264">construct objects of type T.</text:span></text:p>
            <text:p><text:span text:style-name="T262">a.allocate(n) <text:s/>// Allocates row, un constructed memory to hold n objects</text:span></text:p>
            <text:p><text:span text:style-name="T262"><text:s text:c="18"/></text:span><text:span text:style-name="T262">of type T.</text:span></text:p>
            <text:p><text:span text:style-name="T264">a.deallocate(p,n) // Deallocates memory that held n objects of type</text:span></text:p>
            <text:p><text:span text:style-name="T264"><text:s text:c="21"/></text:span><text:span text:style-name="T264">T starting at address contained in the T* pointer</text:span></text:p>
            <text:p><text:span text:style-name="T264"><text:s text:c="21"/></text:span><text:span text:style-name="T264">named p. User should run destroy() prior to calling</text:span></text:p>
            <text:p><text:span text:style-name="T264"><text:s text:c="21"/></text:span><text:span text:style-name="T264">deallocate in order to have destructor called.</text:span></text:p>
            <text:p><text:span text:style-name="T262">a.construct(p, t) // constructs a new element in the memory pointed</text:span></text:p>
            <text:p><text:span text:style-name="T262"><text:s text:c="21"/></text:span><text:span text:style-name="T262">to by the T* pointer p. </text:span><text:span text:style-name="T264">The copy constructor of type</text:span></text:p>
            <text:p><text:span text:style-name="T264"><text:s text:c="21"/></text:span><text:span text:style-name="T264">T is run to initialize the object from t.</text:span></text:p>
            <text:p><text:span text:style-name="T262">a.destroy(p) <text:s text:c="5"/>// runs destructor on the object pointed to by the T*</text:span></text:p>
            <text:p><text:span text:style-name="T262"><text:s text:c="21"/></text:span><text:span text:style-name="T262">pointer p.</text:span></text:p>
            <text:p><text:span text:style-name="T262">uninitialized_copy(b,e,b2); // copy source iterator b, e to dest. b2</text:span></text:p>
            <text:p><text:span text:style-name="T262">uninitialized_fill(b,e,t); // copy source iterator t to dest b, e </text:span></text:p>
            <text:p><text:span text:style-name="T262">uninitialized_fill_n(b,e,t,n); // copy source iterator t of size n to dest b,e</text:span></text:p>
            <text:p><text:span text:style-name="T262"/></text:p>
            <text:p><text:span text:style-name="T262">string *sp=new string("initialized");</text:span></text:p>
            <text:p><text:span text:style-name="T263"/></text:p>
            <text:p><text:span text:style-name="T253">new operator calls operator new to allocate the raw byte memory as against to</text:span></text:p>
            <text:p><text:span text:style-name="T253">typed memory in allocator allocate function.</text:span></text:p>
            <text:p><text:span text:style-name="T253"/></text:p>
            <text:p><text:span text:style-name="T253">Calls constructors to initialize the memory.</text:span></text:p>
            <text:p><text:span text:style-name="T253">3) Return the pointer</text:span></text:p>
            <text:p><text:span text:style-name="T262">delete sp;</text:span></text:p>
            <text:p><text:span text:style-name="T263"/></text:p>
            <text:p><text:span text:style-name="T253">1) calls the destructor.</text:span></text:p>
            <text:p><text:span text:style-name="T253">2) calls operator delete to free the memory.</text:span></text:p>
            <text:p><text:span text:style-name="T262">void *operator new(size_t);</text:span></text:p>
            <text:p><text:span text:style-name="T262">void *operator new[](size_t);</text:span></text:p>
            <text:p><text:span text:style-name="T262">void *operator delete(void*);</text:span></text:p>
            <text:p><text:span text:style-name="T262">void *operator delete[](void*);</text:span></text:p>
            <text:p><text:span text:style-name="T262"/></text:p>
          </draw:text-box>
        </draw:frame>
        <draw:frame draw:style-name="gr40" draw:layer="layout" svg:width="18.415cm" svg:height="24.316cm" svg:x="34.481cm" svg:y="32.958cm">
          <draw:text-box>
            <text:p><text:span text:style-name="T194">Day3 </text:span></text:p>
            <text:p><text:span text:style-name="T194">8. Storage class specifier</text:span></text:p>
            <text:list text:style-name="L1">
              <text:list-item>
                <text:p><text:span text:style-name="T201"><text:s/></text:span><text:span text:style-name="T201">Automatic</text:span></text:p>
              </text:list-item>
              <text:list-item>
                <text:p><text:span text:style-name="T201"><text:s/></text:span><text:span text:style-name="T201">Const</text:span></text:p>
              </text:list-item>
              <text:list-item>
                <text:p><text:span text:style-name="T201"><text:s/></text:span><text:span text:style-name="T201">Global</text:span></text:p>
              </text:list-item>
              <text:list-item>
                <text:p><text:span text:style-name="T201"><text:s/></text:span><text:span text:style-name="T201">Extern</text:span></text:p>
              </text:list-item>
              <text:list-item>
                <text:p><text:span text:style-name="T201"><text:s/></text:span><text:span text:style-name="T201">Register</text:span></text:p>
              </text:list-item>
              <text:list-item>
                <text:p><text:span text:style-name="T201"><text:s/></text:span><text:span text:style-name="T201">Static</text:span></text:p>
              </text:list-item>
              <text:list-item>
                <text:p><text:span text:style-name="T202"><text:s/></text:span><text:span text:style-name="T202">Volatile</text:span></text:p>
              </text:list-item>
            </text:list>
            <text:p><text:span text:style-name="T203">The auto storage class is the default storage class for all local variables. </text:span></text:p>
            <text:p><text:span text:style-name="T203">{ </text:span></text:p>
            <text:p><text:span text:style-name="T203">int mount; </text:span></text:p>
            <text:p><text:span text:style-name="T203">auto int month; </text:span></text:p>
            <text:p><text:span text:style-name="T203">} </text:span></text:p>
            <text:p><text:span text:style-name="T203">The example above defines two variables with the same storage class, auto can only be used</text:span></text:p>
            <text:p><text:span text:style-name="T203"><text:s/></text:span><text:span text:style-name="T203">within functions, i.e., local variables. </text:span></text:p>
            <text:p><text:span text:style-name="T203"/></text:p>
            <text:p><text:span text:style-name="T203"/></text:p>
            <text:p><text:span text:style-name="T203">Variable defined in global scope of the file.</text:span></text:p>
            <text:p><text:span text:style-name="T203">Global variables are visible across the program.</text:span></text:p>
            <text:p><text:span text:style-name="T203">File using the global variable need to declare it as extern in order to that file compiled.</text:span></text:p>
            <text:p><text:span text:style-name="T203"/></text:p>
          </draw:text-box>
        </draw:frame>
        <draw:line draw:style-name="gr22" draw:text-style-name="P11" draw:layer="layout" svg:x1="1cm" svg:y1="25.888cm" svg:x2="20.59cm" svg:y2="25.888cm">
          <text:p/>
        </draw:line>
      </draw:page>
      <draw:page draw:name="page123" draw:style-name="dp1" draw:master-page-name="Default">
        <office:forms form:automatic-focus="false" form:apply-design-mode="false"/>
        <draw:frame draw:style-name="gr38" draw:text-style-name="P19" draw:layer="layout" svg:width="18.32cm" svg:height="22.992cm" svg:x="1.635cm" svg:y="2.403cm">
          <draw:text-box>
            <text:p><text:span text:style-name="T193"/></text:p>
            <text:p><text:span text:style-name="T194"/></text:p>
            <text:list text:style-name="L1">
              <text:list-header>
                <text:p><text:span text:style-name="T193"/></text:p>
              </text:list-header>
            </text:list>
            <text:p><text:span text:style-name="T193"/></text:p>
            <text:p><text:span text:style-name="T195"><text:s text:c="115"/></text:span></text:p>
          </draw:text-box>
        </draw:frame>
        <draw:frame draw:style-name="gr41" draw:text-style-name="P23" draw:layer="layout" svg:width="18.415cm" svg:height="23.681cm" svg:x="1.381cm" svg:y="1.914cm">
          <draw:text-box>
            <text:p><text:span text:style-name="T34">14 Memory management</text:span></text:p>
            <text:list text:style-name="L1">
              <text:list-item>
                <text:p><text:span text:style-name="T36">New and delete operator</text:span></text:p>
              </text:list-item>
              <text:list-item>
                <text:p><text:span text:style-name="T20"><text:s/></text:span><text:span text:style-name="T35">Exception bad_alloc from new</text:span></text:p>
              </text:list-item>
              <text:list-item>
                <text:p><text:span text:style-name="T108"><text:s/></text:span><text:span text:style-name="T36">Allocator allocate</text:span></text:p>
              </text:list-item>
              <text:list-item>
                <text:p><text:span text:style-name="T108"><text:s/></text:span><text:span text:style-name="T36">Allocator construct</text:span></text:p>
              </text:list-item>
              <text:list-item>
                <text:p><text:span text:style-name="T108"><text:s/></text:span><text:span text:style-name="T36">Operator new</text:span></text:p>
              </text:list-item>
              <text:list-item>
                <text:p><text:span text:style-name="T108"><text:s/></text:span><text:span text:style-name="T36">Placement new</text:span></text:p>
              </text:list-item>
              <text:list-item>
                <text:p><text:span text:style-name="T108"><text:s/></text:span><text:span text:style-name="T36">Array operator new[] and operator delete[]</text:span></text:p>
              </text:list-item>
              <text:list-item>
                <text:p><text:span text:style-name="T108"><text:s/></text:span><text:span text:style-name="T36">Allocator construct vs placement new</text:span></text:p>
              </text:list-item>
              <text:list-item>
                <text:p><text:span text:style-name="T108"><text:s/></text:span><text:span text:style-name="T36">Class new and delete</text:span></text:p>
              </text:list-item>
              <text:list-item>
                <text:p><text:span text:style-name="T108"><text:s/></text:span><text:span text:style-name="T36">Member new and delete</text:span></text:p>
              </text:list-item>
              <text:list-item>
                <text:p><text:span text:style-name="T108"><text:s/></text:span><text:span text:style-name="T36">Singleton pattern</text:span></text:p>
              </text:list-item>
              <text:list-item>
                <text:p><text:span text:style-name="T108"><text:s/></text:span><text:span text:style-name="T36">Identifying object on heap or stack</text:span></text:p>
                <text:p><text:span text:style-name="T265"/></text:p>
              </text:list-item>
            </text:list>
            <text:p><text:span text:style-name="T266">new when unsuccessful throws bad_alloc exception.</text:span></text:p>
            <text:p><text:span text:style-name="T267"/></text:p>
            <text:p><text:span text:style-name="T267"><text:s text:c="5"/></text:span><text:span text:style-name="T268"><text:s text:c="7"/></text:span><text:span text:style-name="T269"><text:tab/></text:span><text:span text:style-name="T269"> <text:s text:c="4"/></text:span><text:span text:style-name="T269">----------------</text:span></text:p>
            <text:p><text:span text:style-name="T269"><text:s text:c="27"/></text:span><text:span text:style-name="T270">| <text:s/>exception <text:s text:c="2"/>|</text:span></text:p>
            <text:p><text:span text:style-name="T269"><text:s text:c="27"/></text:span><text:span text:style-name="T270">----------------</text:span></text:p>
            <text:p><text:span text:style-name="T269"><text:s text:c="25"/></text:span><text:span text:style-name="T270">/ <text:s text:c="4"/>/ <text:s text:c="5"/>\ <text:s text:c="3"/>\</text:span></text:p>
            <text:p><text:span text:style-name="T269"><text:s text:c="23"/></text:span><text:span text:style-name="T270">/ <text:s text:c="5"/>/ <text:s text:c="7"/>\ <text:s text:c="4"/>\</text:span></text:p>
            <text:p><text:span text:style-name="T269"><text:s text:c="8"/></text:span><text:span text:style-name="T270">-------------- <text:s text:c="5"/>/ <text:s text:c="11"/>\ <text:s text:c="4"/>-------------</text:span></text:p>
            <text:p><text:span text:style-name="T269"><text:s text:c="8"/></text:span><text:span text:style-name="T270">| <text:s/>bad_cast <text:s/>| <text:s text:c="3"/>/ <text:s text:c="15"/>\ <text:s text:c="2"/>| bad_alloc |</text:span></text:p>
            <text:p><text:span text:style-name="T269"><text:s text:c="8"/></text:span><text:span text:style-name="T270">-------------- <text:s/>/ <text:s text:c="19"/>\ -------------</text:span></text:p>
            <text:p><text:span text:style-name="T269"><text:s text:c="22"/></text:span><text:span text:style-name="T270">/ <text:s text:c="23"/>\</text:span></text:p>
            <text:p><text:span text:style-name="T269"><text:s text:c="20"/></text:span><text:span text:style-name="T270">/ <text:s text:c="27"/>\</text:span></text:p>
            <text:p><text:span text:style-name="T269"><text:s text:c="11"/></text:span><text:span text:style-name="T270">----------------- <text:s text:c="15"/>----------------</text:span></text:p>
            <text:p><text:span text:style-name="T269"><text:s text:c="11"/></text:span><text:span text:style-name="T270">| runtime_error | <text:s text:c="15"/>| <text:s/>logic_error |</text:span></text:p>
            <text:p><text:span text:style-name="T269"><text:s text:c="11"/></text:span><text:span text:style-name="T270">----------------- <text:s text:c="15"/>----------------</text:span></text:p>
            <text:p><text:span text:style-name="T269"><text:s text:c="24"/></text:span><text:span text:style-name="T270">| <text:s text:c="20"/>|</text:span></text:p>
            <text:p><text:span text:style-name="T269"><text:s text:c="24"/></text:span><text:span text:style-name="T270">| <text:s text:c="20"/>|</text:span></text:p>
            <text:p><text:span text:style-name="T269"><text:s text:c="3"/></text:span><text:span text:style-name="T270">----------------- <text:s text:c="3"/>| <text:s text:c="20"/>| <text:s text:c="3"/>-----------------</text:span></text:p>
            <text:p><text:span text:style-name="T269"><text:s text:c="3"/></text:span><text:span text:style-name="T270">| overflow_error|----+ <text:s text:c="20"/>+----| <text:s/>domain_error |</text:span></text:p>
            <text:p><text:span text:style-name="T269"><text:s text:c="3"/></text:span><text:span text:style-name="T270">----------------- <text:s text:c="3"/>| <text:s text:c="20"/>| <text:s text:c="4"/>-----------------</text:span></text:p>
            <text:p><text:span text:style-name="T269"><text:s text:c="24"/></text:span><text:span text:style-name="T270">| <text:s text:c="20"/>|</text:span></text:p>
            <text:p><text:span text:style-name="T269"><text:s text:c="24"/></text:span><text:span text:style-name="T270">| <text:s text:c="20"/>|</text:span></text:p>
            <text:p><text:span text:style-name="T269"><text:s text:c="3"/></text:span><text:span text:style-name="T270">----------------- <text:s text:c="3"/>| <text:s text:c="20"/>| <text:s text:c="3"/>--------------------</text:span></text:p>
            <text:p><text:span text:style-name="T269"><text:s text:c="3"/></text:span><text:span text:style-name="T270">|underflow_error|----+ <text:s text:c="20"/>+----| <text:s/>invalid_argument|</text:span></text:p>
            <text:p><text:span text:style-name="T269"><text:s text:c="3"/></text:span><text:span text:style-name="T270">----------------- <text:s text:c="3"/>| <text:s text:c="20"/>| <text:s text:c="3"/>--------------------</text:span></text:p>
            <text:p><text:span text:style-name="T269"><text:s text:c="24"/></text:span><text:span text:style-name="T270">| <text:s text:c="20"/>|</text:span></text:p>
            <text:p><text:span text:style-name="T269"><text:s text:c="24"/></text:span><text:span text:style-name="T270">| <text:s text:c="20"/>|</text:span></text:p>
            <text:p><text:span text:style-name="T269"><text:s text:c="3"/></text:span><text:span text:style-name="T270">-------------- <text:s text:c="6"/>| <text:s text:c="20"/>| <text:s text:c="3"/>-----------------</text:span></text:p>
            <text:p><text:span text:style-name="T269"><text:s text:c="3"/></text:span><text:span text:style-name="T270">| range_error|-------+ <text:s text:c="20"/>+----| <text:s/>out_of_range |</text:span></text:p>
            <text:p><text:span text:style-name="T269"><text:s text:c="3"/></text:span><text:span text:style-name="T270">-------------- <text:s text:c="28"/>| <text:s text:c="3"/>-----------------</text:span></text:p>
            <text:p><text:span text:style-name="T269"><text:s text:c="46"/></text:span><text:span text:style-name="T270">|</text:span></text:p>
            <text:p><text:span text:style-name="T269"><text:s text:c="46"/></text:span><text:span text:style-name="T270">|</text:span></text:p>
            <text:p><text:span text:style-name="T269"><text:s text:c="46"/></text:span><text:span text:style-name="T270">| <text:s text:c="3"/>-----------------</text:span></text:p>
            <text:p><text:span text:style-name="T269"><text:s text:c="46"/></text:span><text:span text:style-name="T270">+----| <text:s/>length_error |</text:span></text:p>
            <text:p><text:span text:style-name="T269"><text:s text:c="51"/></text:span><text:span text:style-name="T270">-----------------</text:span></text:p>
            <text:p><text:span text:style-name="T268"/></text:p>
            <text:p><text:span text:style-name="T266">- new when unsuccessful throws bad_alloc exception.</text:span></text:p>
            <text:p><text:span text:style-name="T266">- Value initialized then built in types are initialized where as class types as </text:span></text:p>
            <text:p><text:span text:style-name="T266">per the argument. When no argument is passed then default constructor </text:span></text:p>
            <text:p><text:span text:style-name="T266">is called.</text:span></text:p>
            <text:p><text:span text:style-name="T271"/></text:p>
            <text:p><text:span text:style-name="T264">string *ps = new string() ; // default constructor</text:span></text:p>
            <text:p><text:span text:style-name="T264">int *pi = new int(); // pi points to an int value-initialized to 0</text:span></text:p>
            <text:p><text:span text:style-name="T264">int *pi = new int(210); // pi points to an int value-initialized to 210</text:span></text:p>
            <text:p><text:span text:style-name="T272">class classA{</text:span></text:p>
            <text:p><text:span text:style-name="T264">public:</text:span></text:p>
            <text:p><text:span text:style-name="T264">classA(const char* name):_name(name){}</text:span></text:p>
            <text:p><text:span text:style-name="T264">const char* name(){return _name.c_str();}</text:span></text:p>
            <text:p><text:span text:style-name="T264">private:</text:span></text:p>
            <text:p><text:span text:style-name="T264">string _name;</text:span></text:p>
            <text:p><text:span text:style-name="T264">};</text:span></text:p>
            <text:p><text:span text:style-name="T264">int main(int argc, char *argv[]) {</text:span></text:p>
            <text:p><text:span text:style-name="T264">classA *pc=new classA("heapallocation");</text:span></text:p>
            <text:p><text:span text:style-name="T264">cout&lt;&lt;pc-&gt;name()&lt;&lt;endl;</text:span></text:p>
            <text:p><text:span text:style-name="T264">return 0;</text:span></text:p>
            <text:p><text:span text:style-name="T264">}</text:span></text:p>
            <text:p><text:span text:style-name="T262"/></text:p>
          </draw:text-box>
        </draw:frame>
        <draw:frame draw:style-name="gr40" draw:layer="layout" svg:width="18.415cm" svg:height="24.316cm" svg:x="34.481cm" svg:y="32.958cm">
          <draw:text-box>
            <text:p><text:span text:style-name="T194">Day3 </text:span></text:p>
            <text:p><text:span text:style-name="T194">8. Storage class specifier</text:span></text:p>
            <text:list text:style-name="L1">
              <text:list-item>
                <text:p><text:span text:style-name="T201"><text:s/></text:span><text:span text:style-name="T201">Automatic</text:span></text:p>
              </text:list-item>
              <text:list-item>
                <text:p><text:span text:style-name="T201"><text:s/></text:span><text:span text:style-name="T201">Const</text:span></text:p>
              </text:list-item>
              <text:list-item>
                <text:p><text:span text:style-name="T201"><text:s/></text:span><text:span text:style-name="T201">Global</text:span></text:p>
              </text:list-item>
              <text:list-item>
                <text:p><text:span text:style-name="T201"><text:s/></text:span><text:span text:style-name="T201">Extern</text:span></text:p>
              </text:list-item>
              <text:list-item>
                <text:p><text:span text:style-name="T201"><text:s/></text:span><text:span text:style-name="T201">Register</text:span></text:p>
              </text:list-item>
              <text:list-item>
                <text:p><text:span text:style-name="T201"><text:s/></text:span><text:span text:style-name="T201">Static</text:span></text:p>
              </text:list-item>
              <text:list-item>
                <text:p><text:span text:style-name="T202"><text:s/></text:span><text:span text:style-name="T202">Volatile</text:span></text:p>
              </text:list-item>
            </text:list>
            <text:p><text:span text:style-name="T203">The auto storage class is the default storage class for all local variables. </text:span></text:p>
            <text:p><text:span text:style-name="T203">{ </text:span></text:p>
            <text:p><text:span text:style-name="T203">int mount; </text:span></text:p>
            <text:p><text:span text:style-name="T203">auto int month; </text:span></text:p>
            <text:p><text:span text:style-name="T203">} </text:span></text:p>
            <text:p><text:span text:style-name="T203">The example above defines two variables with the same storage class, auto can only be used</text:span></text:p>
            <text:p><text:span text:style-name="T203"><text:s/></text:span><text:span text:style-name="T203">within functions, i.e., local variables. </text:span></text:p>
            <text:p><text:span text:style-name="T203"/></text:p>
            <text:p><text:span text:style-name="T203"/></text:p>
            <text:p><text:span text:style-name="T203">Variable defined in global scope of the file.</text:span></text:p>
            <text:p><text:span text:style-name="T203">Global variables are visible across the program.</text:span></text:p>
            <text:p><text:span text:style-name="T203">File using the global variable need to declare it as extern in order to that file compiled.</text:span></text:p>
            <text:p><text:span text:style-name="T203"/></text:p>
          </draw:text-box>
        </draw:frame>
        <draw:line draw:style-name="gr22" draw:text-style-name="P11" draw:layer="layout" svg:x1="1cm" svg:y1="25.888cm" svg:x2="20.59cm" svg:y2="25.888cm">
          <text:p/>
        </draw:line>
      </draw:page>
      <draw:page draw:name="page124" draw:style-name="dp1" draw:master-page-name="Default">
        <office:forms form:automatic-focus="false" form:apply-design-mode="false"/>
        <draw:frame draw:style-name="gr38" draw:text-style-name="P19" draw:layer="layout" svg:width="18.32cm" svg:height="22.992cm" svg:x="1.635cm" svg:y="2.403cm">
          <draw:text-box>
            <text:p><text:span text:style-name="T193"/></text:p>
            <text:p><text:span text:style-name="T194"/></text:p>
            <text:list text:style-name="L1">
              <text:list-header>
                <text:p><text:span text:style-name="T193"/></text:p>
              </text:list-header>
            </text:list>
            <text:p><text:span text:style-name="T193"/></text:p>
            <text:p><text:span text:style-name="T195"><text:s text:c="115"/></text:span></text:p>
          </draw:text-box>
        </draw:frame>
        <draw:frame draw:style-name="gr41" draw:text-style-name="P21" draw:layer="layout" svg:width="18.415cm" svg:height="23.681cm" svg:x="1.381cm" svg:y="1.914cm">
          <draw:text-box>
            <text:p><text:span text:style-name="T266">- delete can not be used on a pointer that is not allocated through new</text:span></text:p>
            <text:p><text:span text:style-name="T266">- delete can happen on NULL pointers.</text:span></text:p>
            <text:p><text:span text:style-name="T266">- After deletion pointer can still be used but its illegal and undefined.</text:span></text:p>
            <text:p><text:span text:style-name="T266">- Dynamic allocation to const objects uses new const statement</text:span></text:p>
            <text:p><text:span text:style-name="T253"><text:s/></text:span><text:span text:style-name="T266">- const int *pci = new const int(1024);</text:span></text:p>
            <text:p><text:span text:style-name="T253"><text:s/></text:span><text:span text:style-name="T266">- delete pci;</text:span></text:p>
            <text:p><text:span text:style-name="T253"/></text:p>
            <text:p><text:span text:style-name="T34">14 Memory management</text:span></text:p>
            <text:list text:style-name="L1">
              <text:list-item>
                <text:p><text:span text:style-name="T36">New and delete operator</text:span></text:p>
              </text:list-item>
              <text:list-item>
                <text:p><text:span text:style-name="T108"><text:s/></text:span><text:span text:style-name="T36">Exception bad_alloc from new</text:span></text:p>
              </text:list-item>
              <text:list-item>
                <text:p><text:span text:style-name="T20"><text:s/></text:span><text:span text:style-name="T35">Allocator allocate</text:span></text:p>
              </text:list-item>
              <text:list-item>
                <text:p><text:span text:style-name="T108"><text:s/></text:span><text:span text:style-name="T36">Allocator construct</text:span></text:p>
              </text:list-item>
              <text:list-item>
                <text:p><text:span text:style-name="T108"><text:s/></text:span><text:span text:style-name="T36">Operator new</text:span></text:p>
              </text:list-item>
              <text:list-item>
                <text:p><text:span text:style-name="T108"><text:s/></text:span><text:span text:style-name="T36">Placement new</text:span></text:p>
              </text:list-item>
              <text:list-item>
                <text:p><text:span text:style-name="T108"><text:s/></text:span><text:span text:style-name="T36">Array operator new[] and operator delete[]</text:span></text:p>
              </text:list-item>
              <text:list-item>
                <text:p><text:span text:style-name="T108"><text:s/></text:span><text:span text:style-name="T36">Allocator construct vs placement new</text:span></text:p>
              </text:list-item>
              <text:list-item>
                <text:p><text:span text:style-name="T108"><text:s/></text:span><text:span text:style-name="T36">Class new and delete</text:span></text:p>
              </text:list-item>
              <text:list-item>
                <text:p><text:span text:style-name="T108"><text:s/></text:span><text:span text:style-name="T36">Member new and delete</text:span></text:p>
              </text:list-item>
              <text:list-item>
                <text:p><text:span text:style-name="T108"><text:s/></text:span><text:span text:style-name="T36">Singleton pattern</text:span></text:p>
              </text:list-item>
              <text:list-item>
                <text:p><text:span text:style-name="T108"><text:s/></text:span><text:span text:style-name="T36">Identifying object on heap or stack</text:span></text:p>
                <text:p><text:span text:style-name="T253"/></text:p>
              </text:list-item>
            </text:list>
            <text:p><text:span text:style-name="T253">Allocate function of allocator&lt;T&gt; class allocate memory of type T.</text:span></text:p>
            <text:p><text:span text:style-name="T273"/></text:p>
            <text:p><text:span text:style-name="T262">template&lt;class T&gt;</text:span></text:p>
            <text:p><text:span text:style-name="T262">struct vector{</text:span></text:p>
            <text:p><text:span text:style-name="T262">vector():front(0),free(0),end(0){}</text:span></text:p>
            <text:p><text:span text:style-name="T262">void push_back(const T&amp;);</text:span></text:p>
            <text:p><text:span text:style-name="T262">static std::allocator&lt;T&gt; alloc;</text:span></text:p>
            <text:p><text:span text:style-name="T262">T* front;</text:span></text:p>
            <text:p><text:span text:style-name="T262">T* free; // free node</text:span></text:p>
            <text:p><text:span text:style-name="T262">T* end; // one past the end</text:span></text:p>
            <text:p><text:span text:style-name="T262">};</text:span></text:p>
            <text:p><text:span text:style-name="T262">template&lt;T&gt;</text:span></text:p>
            <text:p><text:span text:style-name="T262">void push_back(const T&amp; t){</text:span></text:p>
            <text:p><text:span text:style-name="T262">if(free == end) remanage();</text:span></text:p>
            <text:p><text:span text:style-name="T262">alloc.construct(free,t);//construct free from t</text:span></text:p>
            <text:p><text:span text:style-name="T262">++free;</text:span></text:p>
            <text:p><text:span text:style-name="T262">}</text:span></text:p>
            <text:p><text:span text:style-name="T274"/></text:p>
            <text:p><text:span text:style-name="T274"/></text:p>
            <text:p><text:span text:style-name="T262"/></text:p>
          </draw:text-box>
        </draw:frame>
        <draw:frame draw:style-name="gr40" draw:layer="layout" svg:width="18.415cm" svg:height="24.316cm" svg:x="34.481cm" svg:y="32.958cm">
          <draw:text-box>
            <text:p><text:span text:style-name="T194">Day3 </text:span></text:p>
            <text:p><text:span text:style-name="T194">8. Storage class specifier</text:span></text:p>
            <text:list text:style-name="L1">
              <text:list-item>
                <text:p><text:span text:style-name="T201"><text:s/></text:span><text:span text:style-name="T201">Automatic</text:span></text:p>
              </text:list-item>
              <text:list-item>
                <text:p><text:span text:style-name="T201"><text:s/></text:span><text:span text:style-name="T201">Const</text:span></text:p>
              </text:list-item>
              <text:list-item>
                <text:p><text:span text:style-name="T201"><text:s/></text:span><text:span text:style-name="T201">Global</text:span></text:p>
              </text:list-item>
              <text:list-item>
                <text:p><text:span text:style-name="T201"><text:s/></text:span><text:span text:style-name="T201">Extern</text:span></text:p>
              </text:list-item>
              <text:list-item>
                <text:p><text:span text:style-name="T201"><text:s/></text:span><text:span text:style-name="T201">Register</text:span></text:p>
              </text:list-item>
              <text:list-item>
                <text:p><text:span text:style-name="T201"><text:s/></text:span><text:span text:style-name="T201">Static</text:span></text:p>
              </text:list-item>
              <text:list-item>
                <text:p><text:span text:style-name="T202"><text:s/></text:span><text:span text:style-name="T202">Volatile</text:span></text:p>
              </text:list-item>
            </text:list>
            <text:p><text:span text:style-name="T203">The auto storage class is the default storage class for all local variables. </text:span></text:p>
            <text:p><text:span text:style-name="T203">{ </text:span></text:p>
            <text:p><text:span text:style-name="T203">int mount; </text:span></text:p>
            <text:p><text:span text:style-name="T203">auto int month; </text:span></text:p>
            <text:p><text:span text:style-name="T203">} </text:span></text:p>
            <text:p><text:span text:style-name="T203">The example above defines two variables with the same storage class, auto can only be used</text:span></text:p>
            <text:p><text:span text:style-name="T203"><text:s/></text:span><text:span text:style-name="T203">within functions, i.e., local variables. </text:span></text:p>
            <text:p><text:span text:style-name="T203"/></text:p>
            <text:p><text:span text:style-name="T203"/></text:p>
            <text:p><text:span text:style-name="T203">Variable defined in global scope of the file.</text:span></text:p>
            <text:p><text:span text:style-name="T203">Global variables are visible across the program.</text:span></text:p>
            <text:p><text:span text:style-name="T203">File using the global variable need to declare it as extern in order to that file compiled.</text:span></text:p>
            <text:p><text:span text:style-name="T203"/></text:p>
          </draw:text-box>
        </draw:frame>
        <draw:line draw:style-name="gr22" draw:text-style-name="P11" draw:layer="layout" svg:x1="1cm" svg:y1="25.888cm" svg:x2="20.59cm" svg:y2="25.888cm">
          <text:p/>
        </draw:line>
      </draw:page>
      <draw:page draw:name="page125" draw:style-name="dp1" draw:master-page-name="Default">
        <office:forms form:automatic-focus="false" form:apply-design-mode="false"/>
        <draw:frame draw:style-name="gr38" draw:text-style-name="P19" draw:layer="layout" svg:width="18.32cm" svg:height="22.992cm" svg:x="1.635cm" svg:y="2.403cm">
          <draw:text-box>
            <text:p><text:span text:style-name="T193"/></text:p>
            <text:p><text:span text:style-name="T194"/></text:p>
            <text:list text:style-name="L1">
              <text:list-header>
                <text:p><text:span text:style-name="T193"/></text:p>
              </text:list-header>
            </text:list>
            <text:p><text:span text:style-name="T193"/></text:p>
            <text:p><text:span text:style-name="T195"><text:s text:c="115"/></text:span></text:p>
          </draw:text-box>
        </draw:frame>
        <draw:frame draw:style-name="gr41" draw:text-style-name="P21" draw:layer="layout" svg:width="18.415cm" svg:height="24.19cm" svg:x="1.381cm" svg:y="1.914cm">
          <draw:text-box>
            <text:p><text:span text:style-name="T275">14 Memory management</text:span></text:p>
            <text:list text:style-name="L1">
              <text:list-item>
                <text:p><text:span text:style-name="T36">New and delete operator</text:span></text:p>
              </text:list-item>
              <text:list-item>
                <text:p><text:span text:style-name="T108"><text:s/></text:span><text:span text:style-name="T36">Exception bad_alloc from new</text:span></text:p>
              </text:list-item>
              <text:list-item>
                <text:p><text:span text:style-name="T108"><text:s/></text:span><text:span text:style-name="T36">Allocator allocate</text:span></text:p>
              </text:list-item>
              <text:list-item>
                <text:p><text:span text:style-name="T20"><text:s/></text:span><text:span text:style-name="T35">Allocator construct</text:span></text:p>
              </text:list-item>
              <text:list-item>
                <text:p><text:span text:style-name="T108"><text:s/></text:span><text:span text:style-name="T36">Operator new</text:span></text:p>
              </text:list-item>
              <text:list-item>
                <text:p><text:span text:style-name="T108"><text:s/></text:span><text:span text:style-name="T36">Placement new</text:span></text:p>
              </text:list-item>
              <text:list-item>
                <text:p><text:span text:style-name="T108"><text:s/></text:span><text:span text:style-name="T36">Array operator new[] and operator delete[]</text:span></text:p>
              </text:list-item>
              <text:list-item>
                <text:p><text:span text:style-name="T108"><text:s/></text:span><text:span text:style-name="T36">Allocator construct vs placement new</text:span></text:p>
              </text:list-item>
              <text:list-item>
                <text:p><text:span text:style-name="T108"><text:s/></text:span><text:span text:style-name="T36">Class new and delete</text:span></text:p>
              </text:list-item>
              <text:list-item>
                <text:p><text:span text:style-name="T108"><text:s/></text:span><text:span text:style-name="T36">Member new and delete</text:span></text:p>
              </text:list-item>
              <text:list-item>
                <text:p><text:span text:style-name="T108"><text:s/></text:span><text:span text:style-name="T36">Singleton pattern</text:span></text:p>
              </text:list-item>
              <text:list-item>
                <text:p><text:span text:style-name="T108"><text:s/></text:span><text:span text:style-name="T36">Identifying object on heap or stack</text:span></text:p>
                <text:p><text:span text:style-name="T276"/></text:p>
              </text:list-item>
            </text:list>
            <text:p><text:span text:style-name="T262">void vector&lt;T&gt;::remanage(){</text:span></text:p>
            <text:p><text:span text:style-name="T262">std::ptrdifff_t size=free-front;</text:span></text:p>
            <text:p><text:span text:style-name="T262">T* newfront=alloc.allocate(2*max(size,1)); //allocate memory,</text:span></text:p>
            <text:p><text:span text:style-name="T262"><text:s text:c="22"/></text:span><text:span text:style-name="T262">don't construct through calling copy constructor</text:span></text:p>
            <text:p><text:span text:style-name="T262">uninitialize_copy(front,end,newfront);</text:span></text:p>
            <text:p><text:span text:style-name="T262">for(T *p=front;p!=end;p++)</text:span></text:p>
            <text:p><text:span text:style-name="T262">alloc.destry(p);</text:span></text:p>
            <text:p><text:span text:style-name="T262">if(front) alloc.deallocate(front,end-front);</text:span></text:p>
            <text:p><text:span text:style-name="T262">front=newfront;</text:span></text:p>
            <text:p><text:span text:style-name="T262">free=front+size;</text:span></text:p>
            <text:p><text:span text:style-name="T262">end=front+2*max(size,1);</text:span></text:p>
            <text:p><text:span text:style-name="T262"/></text:p>
            <text:p><text:span text:style-name="T262"/></text:p>
            <text:p><text:span text:style-name="T277">14 Memory management</text:span></text:p>
            <text:list text:continue-numbering="true" text:style-name="L1">
              <text:list-item>
                <text:p><text:span text:style-name="T39">New and delete operator</text:span></text:p>
              </text:list-item>
              <text:list-item>
                <text:p><text:span text:style-name="T156"><text:s/></text:span><text:span text:style-name="T39">Exception bad_alloc from new</text:span></text:p>
              </text:list-item>
              <text:list-item>
                <text:p><text:span text:style-name="T156"><text:s/></text:span><text:span text:style-name="T39">Allocator allocate</text:span></text:p>
              </text:list-item>
              <text:list-item>
                <text:p><text:span text:style-name="T156"><text:s/></text:span><text:span text:style-name="T39">Allocator construct</text:span></text:p>
              </text:list-item>
              <text:list-item>
                <text:p><text:span text:style-name="T118"><text:s/></text:span><text:span text:style-name="T68">Operator new, operator delete</text:span></text:p>
              </text:list-item>
              <text:list-item>
                <text:p><text:span text:style-name="T156"><text:s/></text:span><text:span text:style-name="T39">Placement new</text:span></text:p>
              </text:list-item>
              <text:list-item>
                <text:p><text:span text:style-name="T156"><text:s/></text:span><text:span text:style-name="T39">Array operator new[] and operator delete[]</text:span></text:p>
              </text:list-item>
              <text:list-item>
                <text:p><text:span text:style-name="T156"><text:s/></text:span><text:span text:style-name="T39">Allocator construct vs placement new</text:span></text:p>
              </text:list-item>
              <text:list-item>
                <text:p><text:span text:style-name="T156"><text:s/></text:span><text:span text:style-name="T39">Class new and delete</text:span></text:p>
              </text:list-item>
              <text:list-item>
                <text:p><text:span text:style-name="T156"><text:s/></text:span><text:span text:style-name="T39">Member new and delete</text:span></text:p>
              </text:list-item>
              <text:list-item>
                <text:p><text:span text:style-name="T156"><text:s/></text:span><text:span text:style-name="T39">Singleton pattern</text:span></text:p>
              </text:list-item>
              <text:list-item>
                <text:p><text:span text:style-name="T156"><text:s/></text:span><text:span text:style-name="T39">Identifying object on heap or stack</text:span></text:p>
                <text:p><text:span text:style-name="T39"/></text:p>
              </text:list-item>
            </text:list>
            <text:p><text:span text:style-name="T68"/></text:p>
            <text:p><text:span text:style-name="T35">Operator new is an operator which allocates memory in bytes rather</text:span></text:p>
            <text:p><text:span text:style-name="T35">than in object type size. It comes in two variations void *operator new(size_t)</text:span></text:p>
            <text:p><text:span text:style-name="T35">and void *operator new[](size_t)</text:span></text:p>
            <text:p><text:span text:style-name="T35"/></text:p>
            <text:p><text:span text:style-name="T35">void *operator new(size_t) // allocates memory of size_t bytes analogous to malloc</text:span></text:p>
            <text:p><text:span text:style-name="T35">void *operator new[] (size_t) //allocate an array</text:span></text:p>
            <text:p><text:span text:style-name="T35"/></text:p>
            <text:p><text:span text:style-name="T67">T* newelements=alloc.allocate(newcapacity);</text:span></text:p>
            <text:p><text:span text:style-name="T35">or</text:span></text:p>
            <text:p><text:span text:style-name="T67">T* newelements=static_cast&lt;T*&gt;(operator new [] (capacity * sizeof(T)));</text:span></text:p>
            <text:p><text:span text:style-name="T35"/></text:p>
            <text:p><text:span text:style-name="T35">Operator delete deallocates memory.</text:span></text:p>
            <text:p><text:span text:style-name="T94">void operator delete(void*); // free an object</text:span></text:p>
            <text:p><text:span text:style-name="T94">void operator delete[](void*); // free an array allocated through operator new[]</text:span></text:p>
            <text:p><text:span text:style-name="T94"/></text:p>
            <text:p><text:span text:style-name="T94">alloc.deallocate(front,end-front); // argument is size/count</text:span></text:p>
            <text:p><text:span text:style-name="T94">operator delete[](front); // argument is array pointer</text:span></text:p>
            <text:p><text:span text:style-name="T93"/></text:p>
            <text:p><text:span text:style-name="T93">Operator new and Operator delete are analogous to allocate and does not</text:span></text:p>
            <text:p><text:span text:style-name="T93">involve in constructing the free memory.</text:span></text:p>
            <text:p><text:span text:style-name="T93"/></text:p>
          </draw:text-box>
        </draw:frame>
        <draw:frame draw:style-name="gr40" draw:layer="layout" svg:width="18.415cm" svg:height="24.316cm" svg:x="34.481cm" svg:y="32.958cm">
          <draw:text-box>
            <text:p><text:span text:style-name="T194">Day3 </text:span></text:p>
            <text:p><text:span text:style-name="T194">8. Storage class specifier</text:span></text:p>
            <text:list text:style-name="L1">
              <text:list-item>
                <text:p><text:span text:style-name="T201"><text:s/></text:span><text:span text:style-name="T201">Automatic</text:span></text:p>
              </text:list-item>
              <text:list-item>
                <text:p><text:span text:style-name="T201"><text:s/></text:span><text:span text:style-name="T201">Const</text:span></text:p>
              </text:list-item>
              <text:list-item>
                <text:p><text:span text:style-name="T201"><text:s/></text:span><text:span text:style-name="T201">Global</text:span></text:p>
              </text:list-item>
              <text:list-item>
                <text:p><text:span text:style-name="T201"><text:s/></text:span><text:span text:style-name="T201">Extern</text:span></text:p>
              </text:list-item>
              <text:list-item>
                <text:p><text:span text:style-name="T201"><text:s/></text:span><text:span text:style-name="T201">Register</text:span></text:p>
              </text:list-item>
              <text:list-item>
                <text:p><text:span text:style-name="T201"><text:s/></text:span><text:span text:style-name="T201">Static</text:span></text:p>
              </text:list-item>
              <text:list-item>
                <text:p><text:span text:style-name="T202"><text:s/></text:span><text:span text:style-name="T202">Volatile</text:span></text:p>
              </text:list-item>
            </text:list>
            <text:p><text:span text:style-name="T203">The auto storage class is the default storage class for all local variables. </text:span></text:p>
            <text:p><text:span text:style-name="T203">{ </text:span></text:p>
            <text:p><text:span text:style-name="T203">int mount; </text:span></text:p>
            <text:p><text:span text:style-name="T203">auto int month; </text:span></text:p>
            <text:p><text:span text:style-name="T203">} </text:span></text:p>
            <text:p><text:span text:style-name="T203">The example above defines two variables with the same storage class, auto can only be used</text:span></text:p>
            <text:p><text:span text:style-name="T203"><text:s/></text:span><text:span text:style-name="T203">within functions, i.e., local variables. </text:span></text:p>
            <text:p><text:span text:style-name="T203"/></text:p>
            <text:p><text:span text:style-name="T203"/></text:p>
            <text:p><text:span text:style-name="T203">Variable defined in global scope of the file.</text:span></text:p>
            <text:p><text:span text:style-name="T203">Global variables are visible across the program.</text:span></text:p>
            <text:p><text:span text:style-name="T203">File using the global variable need to declare it as extern in order to that file compiled.</text:span></text:p>
            <text:p><text:span text:style-name="T203"/></text:p>
          </draw:text-box>
        </draw:frame>
        <draw:line draw:style-name="gr22" draw:text-style-name="P11" draw:layer="layout" svg:x1="1cm" svg:y1="25.888cm" svg:x2="20.59cm" svg:y2="25.888cm">
          <text:p/>
        </draw:line>
      </draw:page>
      <draw:page draw:name="page126" draw:style-name="dp1" draw:master-page-name="Default">
        <office:forms form:automatic-focus="false" form:apply-design-mode="false"/>
        <draw:frame draw:style-name="gr38" draw:text-style-name="P19" draw:layer="layout" svg:width="18.32cm" svg:height="22.992cm" svg:x="1.635cm" svg:y="2.403cm">
          <draw:text-box>
            <text:p><text:span text:style-name="T193"/></text:p>
            <text:p><text:span text:style-name="T194"/></text:p>
            <text:list text:style-name="L1">
              <text:list-header>
                <text:p><text:span text:style-name="T193"/></text:p>
              </text:list-header>
            </text:list>
            <text:p><text:span text:style-name="T193"/></text:p>
            <text:p><text:span text:style-name="T195"><text:s text:c="115"/></text:span></text:p>
          </draw:text-box>
        </draw:frame>
        <draw:frame draw:style-name="gr41" draw:text-style-name="P21" draw:layer="layout" svg:width="18.415cm" svg:height="23.681cm" svg:x="1.381cm" svg:y="1.914cm">
          <draw:text-box>
            <text:p><text:span text:style-name="T275">14 Memory management</text:span></text:p>
            <text:list text:style-name="L1">
              <text:list-item>
                <text:p><text:span text:style-name="T36">New and delete operator</text:span></text:p>
              </text:list-item>
              <text:list-item>
                <text:p><text:span text:style-name="T108"><text:s/></text:span><text:span text:style-name="T36">Exception bad_alloc from new</text:span></text:p>
              </text:list-item>
              <text:list-item>
                <text:p><text:span text:style-name="T108"><text:s/></text:span><text:span text:style-name="T36">Allocator allocate</text:span></text:p>
              </text:list-item>
              <text:list-item>
                <text:p><text:span text:style-name="T108"><text:s/></text:span><text:span text:style-name="T36">Allocator construct</text:span></text:p>
              </text:list-item>
              <text:list-item>
                <text:p><text:span text:style-name="T108"><text:s/></text:span><text:span text:style-name="T36">Operator new</text:span></text:p>
              </text:list-item>
              <text:list-item>
                <text:p><text:span text:style-name="T20"><text:s/></text:span><text:span text:style-name="T35">Placement new</text:span></text:p>
              </text:list-item>
              <text:list-item>
                <text:p><text:span text:style-name="T108"><text:s/></text:span><text:span text:style-name="T36">Array operator new[] and operator delete[]</text:span></text:p>
              </text:list-item>
              <text:list-item>
                <text:p><text:span text:style-name="T108"><text:s/></text:span><text:span text:style-name="T36">Allocator construct vs placement new</text:span></text:p>
              </text:list-item>
              <text:list-item>
                <text:p><text:span text:style-name="T108"><text:s/></text:span><text:span text:style-name="T36">Class new and delete</text:span></text:p>
              </text:list-item>
              <text:list-item>
                <text:p><text:span text:style-name="T108"><text:s/></text:span><text:span text:style-name="T36">Member new and delete</text:span></text:p>
              </text:list-item>
              <text:list-item>
                <text:p><text:span text:style-name="T108"><text:s/></text:span><text:span text:style-name="T36">Singleton pattern</text:span></text:p>
              </text:list-item>
              <text:list-item>
                <text:p><text:span text:style-name="T108"><text:s/></text:span><text:span text:style-name="T36">Identifying object on heap or stack</text:span></text:p>
              </text:list-item>
            </text:list>
            <text:p><text:span text:style-name="T68"/></text:p>
            <text:p><text:span text:style-name="T68"/></text:p>
            <text:p><text:span text:style-name="T35">Placement new is analogous to allocator construct function. Placement</text:span></text:p>
            <text:p><text:span text:style-name="T35">new initializes the raw memory. </text:span></text:p>
            <text:p><text:span text:style-name="T35">It can be used to initialize memory with default to any kind of constructor,</text:span></text:p>
            <text:p><text:span text:style-name="T35">where as construct from allocator can do only through copy constructor.</text:span></text:p>
            <text:p><text:span text:style-name="T67"/></text:p>
            <text:p><text:span text:style-name="T67"/></text:p>
            <text:p><text:span text:style-name="T67">new (place_address) type</text:span></text:p>
            <text:p><text:span text:style-name="T67">new (place_address) type (nitializer-list)</text:span></text:p>
            <text:p><text:span text:style-name="T67">allocator&lt;string&gt; alloc;</text:span></text:p>
            <text:p><text:span text:style-name="T67">string *sp=alloc.allocate(2);</text:span></text:p>
            <text:p><text:span text:style-name="T35"/></text:p>
            <text:p><text:span text:style-name="T35">b and e are pair of iterators</text:span></text:p>
            <text:p><text:span text:style-name="T67">new(sp) string(,b,e); // construct directly with constructing a temporary object</text:span></text:p>
            <text:p><text:span text:style-name="T67">alloc.construct(sp+1, sting(*b,e)); // first create temporary object of</text:span></text:p>
            <text:p><text:span text:style-name="T67"><text:s text:c="3"/></text:span><text:span text:style-name="T67">// string(b,e) and then call copy constructor to create destred object at sp+1</text:span></text:p>
            <text:p><text:span text:style-name="T67"/></text:p>
            <text:p><text:span text:style-name="T277"/></text:p>
            <text:p><text:span text:style-name="T275">14 Memory management</text:span></text:p>
            <text:list text:continue-numbering="true" text:style-name="L1">
              <text:list-item>
                <text:p><text:span text:style-name="T36">New and delete operator</text:span></text:p>
              </text:list-item>
              <text:list-item>
                <text:p><text:span text:style-name="T108"><text:s/></text:span><text:span text:style-name="T36">Exception bad_alloc from new</text:span></text:p>
              </text:list-item>
              <text:list-item>
                <text:p><text:span text:style-name="T108"><text:s/></text:span><text:span text:style-name="T36">Allocator allocate</text:span></text:p>
              </text:list-item>
              <text:list-item>
                <text:p><text:span text:style-name="T108"><text:s/></text:span><text:span text:style-name="T36">Allocator construct</text:span></text:p>
              </text:list-item>
              <text:list-item>
                <text:p><text:span text:style-name="T108"><text:s/></text:span><text:span text:style-name="T36">Operator new</text:span></text:p>
              </text:list-item>
              <text:list-item>
                <text:p><text:span text:style-name="T108"><text:s/></text:span><text:span text:style-name="T36">Placement new</text:span></text:p>
              </text:list-item>
              <text:list-item>
                <text:p><text:span text:style-name="T20"><text:s/></text:span><text:span text:style-name="T35">Array operator new[] and operator delete[]</text:span></text:p>
              </text:list-item>
              <text:list-item>
                <text:p><text:span text:style-name="T108"><text:s/></text:span><text:span text:style-name="T36">Allocator construct vs placement new</text:span></text:p>
              </text:list-item>
              <text:list-item>
                <text:p><text:span text:style-name="T108"><text:s/></text:span><text:span text:style-name="T36">Class new and delete</text:span></text:p>
              </text:list-item>
              <text:list-item>
                <text:p><text:span text:style-name="T108"><text:s/></text:span><text:span text:style-name="T36">Member new and delete</text:span></text:p>
              </text:list-item>
              <text:list-item>
                <text:p><text:span text:style-name="T108"><text:s/></text:span><text:span text:style-name="T36">Singleton pattern</text:span></text:p>
              </text:list-item>
              <text:list-item>
                <text:p><text:span text:style-name="T108"><text:s/></text:span><text:span text:style-name="T36">Identifying object on heap or stack</text:span></text:p>
                <text:p><text:span text:style-name="T36"/></text:p>
              </text:list-item>
            </text:list>
            <text:p><text:span text:style-name="T94"/></text:p>
            <text:p><text:span text:style-name="T94"/></text:p>
            <text:p><text:span text:style-name="T94">Void *operator new[](size_t);</text:span></text:p>
            <text:p><text:span text:style-name="T94">Void operator delelte[](void0</text:span></text:p>
            <text:p><text:span text:style-name="T109"/></text:p>
            <text:p><text:span text:style-name="T93">operator new[] and operator delete used to allocate memoryf or an array </text:span></text:p>
            <text:p><text:span text:style-name="T93">where as operator</text:span><text:span text:style-name="T278"> delete[] used to deallocate array.</text:span></text:p>
            <text:p><text:span text:style-name="T278"/></text:p>
            <text:p><text:span text:style-name="T94">int *pi=new int[20];</text:span></text:p>
            <text:p><text:span text:style-name="T94">delete[] pi;</text:span></text:p>
            <text:list text:continue-numbering="true" text:style-name="L1">
              <text:list-item>
                <text:p><text:span text:style-name="T279"/></text:p>
              </text:list-item>
            </text:list>
          </draw:text-box>
        </draw:frame>
        <draw:frame draw:style-name="gr40" draw:layer="layout" svg:width="18.415cm" svg:height="24.316cm" svg:x="34.481cm" svg:y="32.958cm">
          <draw:text-box>
            <text:p><text:span text:style-name="T194">Day3 </text:span></text:p>
            <text:p><text:span text:style-name="T194">8. Storage class specifier</text:span></text:p>
            <text:list text:style-name="L1">
              <text:list-item>
                <text:p><text:span text:style-name="T201"><text:s/></text:span><text:span text:style-name="T201">Automatic</text:span></text:p>
              </text:list-item>
              <text:list-item>
                <text:p><text:span text:style-name="T201"><text:s/></text:span><text:span text:style-name="T201">Const</text:span></text:p>
              </text:list-item>
              <text:list-item>
                <text:p><text:span text:style-name="T201"><text:s/></text:span><text:span text:style-name="T201">Global</text:span></text:p>
              </text:list-item>
              <text:list-item>
                <text:p><text:span text:style-name="T201"><text:s/></text:span><text:span text:style-name="T201">Extern</text:span></text:p>
              </text:list-item>
              <text:list-item>
                <text:p><text:span text:style-name="T201"><text:s/></text:span><text:span text:style-name="T201">Register</text:span></text:p>
              </text:list-item>
              <text:list-item>
                <text:p><text:span text:style-name="T201"><text:s/></text:span><text:span text:style-name="T201">Static</text:span></text:p>
              </text:list-item>
              <text:list-item>
                <text:p><text:span text:style-name="T202"><text:s/></text:span><text:span text:style-name="T202">Volatile</text:span></text:p>
              </text:list-item>
            </text:list>
            <text:p><text:span text:style-name="T203">The auto storage class is the default storage class for all local variables. </text:span></text:p>
            <text:p><text:span text:style-name="T203">{ </text:span></text:p>
            <text:p><text:span text:style-name="T203">int mount; </text:span></text:p>
            <text:p><text:span text:style-name="T203">auto int month; </text:span></text:p>
            <text:p><text:span text:style-name="T203">} </text:span></text:p>
            <text:p><text:span text:style-name="T203">The example above defines two variables with the same storage class, auto can only be used</text:span></text:p>
            <text:p><text:span text:style-name="T203"><text:s/></text:span><text:span text:style-name="T203">within functions, i.e., local variables. </text:span></text:p>
            <text:p><text:span text:style-name="T203"/></text:p>
            <text:p><text:span text:style-name="T203"/></text:p>
            <text:p><text:span text:style-name="T203">Variable defined in global scope of the file.</text:span></text:p>
            <text:p><text:span text:style-name="T203">Global variables are visible across the program.</text:span></text:p>
            <text:p><text:span text:style-name="T203">File using the global variable need to declare it as extern in order to that file compiled.</text:span></text:p>
            <text:p><text:span text:style-name="T203"/></text:p>
          </draw:text-box>
        </draw:frame>
        <draw:line draw:style-name="gr22" draw:text-style-name="P11" draw:layer="layout" svg:x1="1cm" svg:y1="25.888cm" svg:x2="20.59cm" svg:y2="25.888cm">
          <text:p/>
        </draw:line>
      </draw:page>
      <draw:page draw:name="page127" draw:style-name="dp1" draw:master-page-name="Default">
        <office:forms form:automatic-focus="false" form:apply-design-mode="false"/>
        <draw:frame draw:style-name="gr38" draw:text-style-name="P19" draw:layer="layout" svg:width="18.32cm" svg:height="22.992cm" svg:x="1.635cm" svg:y="2.403cm">
          <draw:text-box>
            <text:p><text:span text:style-name="T193"/></text:p>
            <text:p><text:span text:style-name="T194"/></text:p>
            <text:list text:style-name="L1">
              <text:list-header>
                <text:p><text:span text:style-name="T193"/></text:p>
              </text:list-header>
            </text:list>
            <text:p><text:span text:style-name="T193"/></text:p>
            <text:p><text:span text:style-name="T195"><text:s text:c="115"/></text:span></text:p>
          </draw:text-box>
        </draw:frame>
        <draw:frame draw:style-name="gr41" draw:text-style-name="P21" draw:layer="layout" svg:width="18.415cm" svg:height="23.681cm" svg:x="1.381cm" svg:y="1.914cm">
          <draw:text-box>
            <text:p><text:span text:style-name="T275">14 Memory management</text:span></text:p>
            <text:list text:style-name="L1">
              <text:list-item>
                <text:p><text:span text:style-name="T36">New and delete operator</text:span></text:p>
              </text:list-item>
              <text:list-item>
                <text:p><text:span text:style-name="T108"><text:s/></text:span><text:span text:style-name="T36">Exception bad_alloc from new</text:span></text:p>
              </text:list-item>
              <text:list-item>
                <text:p><text:span text:style-name="T108"><text:s/></text:span><text:span text:style-name="T36">Allocator allocate</text:span></text:p>
              </text:list-item>
              <text:list-item>
                <text:p><text:span text:style-name="T108"><text:s/></text:span><text:span text:style-name="T36">Allocator construct</text:span></text:p>
              </text:list-item>
              <text:list-item>
                <text:p><text:span text:style-name="T108"><text:s/></text:span><text:span text:style-name="T36">Operator new</text:span></text:p>
              </text:list-item>
              <text:list-item>
                <text:p><text:span text:style-name="T108"><text:s/></text:span><text:span text:style-name="T36">Placement new</text:span></text:p>
              </text:list-item>
              <text:list-item>
                <text:p><text:span text:style-name="T108"><text:s/></text:span><text:span text:style-name="T36">Array operator new[] and operator delete[]</text:span></text:p>
              </text:list-item>
              <text:list-item>
                <text:p><text:span text:style-name="T20"><text:s/></text:span><text:span text:style-name="T35">Allocator construct vs placement new</text:span></text:p>
              </text:list-item>
              <text:list-item>
                <text:p><text:span text:style-name="T108"><text:s/></text:span><text:span text:style-name="T36">Class new and delete</text:span></text:p>
              </text:list-item>
              <text:list-item>
                <text:p><text:span text:style-name="T108"><text:s/></text:span><text:span text:style-name="T36">Member new and delete</text:span></text:p>
              </text:list-item>
              <text:list-item>
                <text:p><text:span text:style-name="T108"><text:s/></text:span><text:span text:style-name="T36">Singleton pattern</text:span></text:p>
              </text:list-item>
              <text:list-item>
                <text:p><text:span text:style-name="T108"><text:s/></text:span><text:span text:style-name="T36">Identifying object on heap or stack</text:span></text:p>
                <text:p><text:span text:style-name="T36"/></text:p>
              </text:list-item>
            </text:list>
            <text:p><text:span text:style-name="T35">It can be used to initialize memory with default to any kind of constructor,</text:span></text:p>
            <text:p><text:span text:style-name="T35">where as construct from allocator can do only through copy constructor.</text:span></text:p>
            <text:p><text:span text:style-name="T67">allocator&lt;string&gt; alloc;</text:span></text:p>
            <text:p><text:span text:style-name="T67">string *sp=alloc.allocate(2);</text:span></text:p>
            <text:p><text:span text:style-name="T67">b and e are pair of iterators</text:span></text:p>
            <text:p><text:span text:style-name="T67">new(sp) string(,b,e); // construct directly with constructing a temporary object</text:span></text:p>
            <text:p><text:span text:style-name="T67">alloc.construct(sp+1, sting(*b,e)); // first create temporary object of</text:span></text:p>
            <text:p><text:span text:style-name="T67"><text:s text:c="9"/></text:span><text:span text:style-name="T67">string(b,e) and then call copy constructor to create destred object at sp+1</text:span></text:p>
            <text:p><text:span text:style-name="T280"/></text:p>
            <text:p><text:span text:style-name="T277"/></text:p>
            <text:p><text:span text:style-name="T277"/></text:p>
            <text:p><text:span text:style-name="T275">14 Memory management</text:span></text:p>
            <text:list text:continue-numbering="true" text:style-name="L1">
              <text:list-item>
                <text:p><text:span text:style-name="T36">New and delete operator</text:span></text:p>
              </text:list-item>
              <text:list-item>
                <text:p><text:span text:style-name="T108"><text:s/></text:span><text:span text:style-name="T36">Exception bad_alloc from new</text:span></text:p>
              </text:list-item>
              <text:list-item>
                <text:p><text:span text:style-name="T108"><text:s/></text:span><text:span text:style-name="T36">Allocator allocate</text:span></text:p>
              </text:list-item>
              <text:list-item>
                <text:p><text:span text:style-name="T108"><text:s/></text:span><text:span text:style-name="T36">Allocator construct</text:span></text:p>
              </text:list-item>
              <text:list-item>
                <text:p><text:span text:style-name="T108"><text:s/></text:span><text:span text:style-name="T36">Operator new</text:span></text:p>
              </text:list-item>
              <text:list-item>
                <text:p><text:span text:style-name="T108"><text:s/></text:span><text:span text:style-name="T36">Placement new</text:span></text:p>
              </text:list-item>
              <text:list-item>
                <text:p><text:span text:style-name="T281"><text:s/></text:span><text:span text:style-name="T36">Array operator new[] and operator delete[]</text:span></text:p>
              </text:list-item>
              <text:list-item>
                <text:p><text:span text:style-name="T108"><text:s/></text:span><text:span text:style-name="T36">Allocator construct vs placement new</text:span></text:p>
              </text:list-item>
              <text:list-item>
                <text:p><text:span text:style-name="T35">Class specific new and delete</text:span></text:p>
              </text:list-item>
              <text:list-item>
                <text:p><text:span text:style-name="T20"><text:s/></text:span><text:span text:style-name="T35">Member new and delete</text:span></text:p>
              </text:list-item>
              <text:list-item>
                <text:p><text:span text:style-name="T108"><text:s/></text:span><text:span text:style-name="T36">Singleton pattern</text:span></text:p>
              </text:list-item>
              <text:list-item>
                <text:p><text:span text:style-name="T108"><text:s/></text:span><text:span text:style-name="T36">Identifying object on heap or stack</text:span></text:p>
              </text:list-item>
            </text:list>
            <text:p><text:span text:style-name="T35"/></text:p>
            <text:p><text:span text:style-name="T35"/></text:p>
            <text:p><text:span text:style-name="T35">A class can overload operator new and operator delete. In this</text:span></text:p>
            <text:p><text:span text:style-name="T35">fashion calling expression new and delete simply calls operator new</text:span></text:p>
            <text:p><text:span text:style-name="T35">and operator delete. operator new has to memory allocation and</text:span></text:p>
            <text:p><text:span text:style-name="T35">initialization and overloaded operator delete has to call destructor</text:span></text:p>
            <text:p><text:span text:style-name="T35">explicitly and then freeing the memory.</text:span></text:p>
            <text:p><text:span text:style-name="T35"/></text:p>
            <text:p><text:span text:style-name="T35">Overloading one of operator new or operator delete is an error. </text:span></text:p>
            <text:p><text:span text:style-name="T35">Must overload both or none.</text:span></text:p>
            <text:p><text:span text:style-name="T35"/></text:p>
            <text:p><text:span text:style-name="T35"/></text:p>
          </draw:text-box>
        </draw:frame>
        <draw:frame draw:style-name="gr40" draw:layer="layout" svg:width="18.415cm" svg:height="24.316cm" svg:x="34.481cm" svg:y="32.958cm">
          <draw:text-box>
            <text:p><text:span text:style-name="T194">Day3 </text:span></text:p>
            <text:p><text:span text:style-name="T194">8. Storage class specifier</text:span></text:p>
            <text:list text:style-name="L1">
              <text:list-item>
                <text:p><text:span text:style-name="T201"><text:s/></text:span><text:span text:style-name="T201">Automatic</text:span></text:p>
              </text:list-item>
              <text:list-item>
                <text:p><text:span text:style-name="T201"><text:s/></text:span><text:span text:style-name="T201">Const</text:span></text:p>
              </text:list-item>
              <text:list-item>
                <text:p><text:span text:style-name="T201"><text:s/></text:span><text:span text:style-name="T201">Global</text:span></text:p>
              </text:list-item>
              <text:list-item>
                <text:p><text:span text:style-name="T201"><text:s/></text:span><text:span text:style-name="T201">Extern</text:span></text:p>
              </text:list-item>
              <text:list-item>
                <text:p><text:span text:style-name="T201"><text:s/></text:span><text:span text:style-name="T201">Register</text:span></text:p>
              </text:list-item>
              <text:list-item>
                <text:p><text:span text:style-name="T201"><text:s/></text:span><text:span text:style-name="T201">Static</text:span></text:p>
              </text:list-item>
              <text:list-item>
                <text:p><text:span text:style-name="T202"><text:s/></text:span><text:span text:style-name="T202">Volatile</text:span></text:p>
              </text:list-item>
            </text:list>
            <text:p><text:span text:style-name="T203">The auto storage class is the default storage class for all local variables. </text:span></text:p>
            <text:p><text:span text:style-name="T203">{ </text:span></text:p>
            <text:p><text:span text:style-name="T203">int mount; </text:span></text:p>
            <text:p><text:span text:style-name="T203">auto int month; </text:span></text:p>
            <text:p><text:span text:style-name="T203">} </text:span></text:p>
            <text:p><text:span text:style-name="T203">The example above defines two variables with the same storage class, auto can only be used</text:span></text:p>
            <text:p><text:span text:style-name="T203"><text:s/></text:span><text:span text:style-name="T203">within functions, i.e., local variables. </text:span></text:p>
            <text:p><text:span text:style-name="T203"/></text:p>
            <text:p><text:span text:style-name="T203"/></text:p>
            <text:p><text:span text:style-name="T203">Variable defined in global scope of the file.</text:span></text:p>
            <text:p><text:span text:style-name="T203">Global variables are visible across the program.</text:span></text:p>
            <text:p><text:span text:style-name="T203">File using the global variable need to declare it as extern in order to that file compiled.</text:span></text:p>
            <text:p><text:span text:style-name="T203"/></text:p>
          </draw:text-box>
        </draw:frame>
        <draw:line draw:style-name="gr22" draw:text-style-name="P11" draw:layer="layout" svg:x1="1cm" svg:y1="25.888cm" svg:x2="20.59cm" svg:y2="25.888cm">
          <text:p/>
        </draw:line>
      </draw:page>
      <draw:page draw:name="page128" draw:style-name="dp1" draw:master-page-name="Default">
        <office:forms form:automatic-focus="false" form:apply-design-mode="false"/>
        <draw:frame draw:style-name="gr38" draw:text-style-name="P19" draw:layer="layout" svg:width="18.32cm" svg:height="22.992cm" svg:x="1.635cm" svg:y="2.403cm">
          <draw:text-box>
            <text:p><text:span text:style-name="T193"/></text:p>
            <text:p><text:span text:style-name="T194"/></text:p>
            <text:list text:style-name="L1">
              <text:list-header>
                <text:p><text:span text:style-name="T193"/></text:p>
              </text:list-header>
            </text:list>
            <text:p><text:span text:style-name="T193"/></text:p>
            <text:p><text:span text:style-name="T195"><text:s text:c="115"/></text:span></text:p>
          </draw:text-box>
        </draw:frame>
        <draw:frame draw:style-name="gr41" draw:text-style-name="P21" draw:layer="layout" svg:width="18.415cm" svg:height="23.681cm" svg:x="1.635cm" svg:y="1.635cm">
          <draw:text-box>
            <text:p><text:span text:style-name="T282">This scenario is used to have own memory manager where pool of</text:span></text:p>
            <text:p><text:span text:style-name="T35">memory is allocated once and then free is just returning to the pool</text:span></text:p>
            <text:p><text:span text:style-name="T35">and allocating is taking from the pool.</text:span></text:p>
            <text:p><text:span text:style-name="T35"/></text:p>
            <text:p><text:span text:style-name="T35">In case of overloading operator new, default new expression can be</text:span></text:p>
            <text:p><text:span text:style-name="T35">called through scope resolution operator.</text:span></text:p>
            <text:p><text:span text:style-name="T101"/></text:p>
            <text:p><text:span text:style-name="T67">Type *p=::new Type;</text:span></text:p>
            <text:p><text:span text:style-name="T67">::delete p;</text:span></text:p>
            <text:p><text:span text:style-name="T67"/></text:p>
            <text:p><text:span text:style-name="T277"/></text:p>
            <text:p><text:span text:style-name="T275"/></text:p>
            <text:p><text:span text:style-name="T275">14 Memory management</text:span></text:p>
            <text:list text:style-name="L1">
              <text:list-item>
                <text:p><text:span text:style-name="T36">New and delete operator</text:span></text:p>
              </text:list-item>
              <text:list-item>
                <text:p><text:span text:style-name="T108"><text:s/></text:span><text:span text:style-name="T36">Exception bad_alloc from new</text:span></text:p>
              </text:list-item>
              <text:list-item>
                <text:p><text:span text:style-name="T108"><text:s/></text:span><text:span text:style-name="T36">Allocator allocate</text:span></text:p>
              </text:list-item>
              <text:list-item>
                <text:p><text:span text:style-name="T108"><text:s/></text:span><text:span text:style-name="T36">Allocator construct</text:span></text:p>
              </text:list-item>
              <text:list-item>
                <text:p><text:span text:style-name="T108"><text:s/></text:span><text:span text:style-name="T36">Operator new</text:span></text:p>
              </text:list-item>
              <text:list-item>
                <text:p><text:span text:style-name="T108"><text:s/></text:span><text:span text:style-name="T36">Placement new</text:span></text:p>
              </text:list-item>
              <text:list-item>
                <text:p><text:span text:style-name="T108"><text:s/></text:span><text:span text:style-name="T36">Array operator new[] and operator delete[]</text:span></text:p>
              </text:list-item>
              <text:list-item>
                <text:p><text:span text:style-name="T108"><text:s/></text:span><text:span text:style-name="T36">Allocator construct vs placement new</text:span></text:p>
              </text:list-item>
              <text:list-item>
                <text:p><text:span text:style-name="T108"><text:s/></text:span><text:span text:style-name="T36">Class specific new and delete</text:span></text:p>
              </text:list-item>
              <text:list-item>
                <text:p><text:span text:style-name="T108"><text:s/></text:span><text:span text:style-name="T36">Member new and delete</text:span></text:p>
              </text:list-item>
              <text:list-item>
                <text:p><text:span text:style-name="T20"><text:s/></text:span><text:span text:style-name="T35">Singleton pattern</text:span></text:p>
              </text:list-item>
              <text:list-item>
                <text:p><text:span text:style-name="T108"><text:s/></text:span><text:span text:style-name="T36">Identifying object on heap or stack</text:span></text:p>
                <text:p><text:span text:style-name="T36"/></text:p>
              </text:list-item>
              <text:list-item>
                <text:p><text:span text:style-name="T36"/></text:p>
              </text:list-item>
            </text:list>
            <text:p><text:span text:style-name="T275"/></text:p>
            <text:p><text:span text:style-name="T275"/></text:p>
            <text:p><text:span text:style-name="T275">14 Memory management</text:span></text:p>
            <text:list text:continue-numbering="true" text:style-name="L1">
              <text:list-item>
                <text:p><text:span text:style-name="T36">New and delete operator</text:span></text:p>
              </text:list-item>
              <text:list-item>
                <text:p><text:span text:style-name="T108"><text:s/></text:span><text:span text:style-name="T36">Exception bad_alloc from new</text:span></text:p>
              </text:list-item>
              <text:list-item>
                <text:p><text:span text:style-name="T108"><text:s/></text:span><text:span text:style-name="T36">Allocator allocate</text:span></text:p>
              </text:list-item>
              <text:list-item>
                <text:p><text:span text:style-name="T108"><text:s/></text:span><text:span text:style-name="T36">Allocator construct</text:span></text:p>
              </text:list-item>
              <text:list-item>
                <text:p><text:span text:style-name="T108"><text:s/></text:span><text:span text:style-name="T36">Operator new</text:span></text:p>
              </text:list-item>
              <text:list-item>
                <text:p><text:span text:style-name="T108"><text:s/></text:span><text:span text:style-name="T36">Placement new</text:span></text:p>
              </text:list-item>
              <text:list-item>
                <text:p><text:span text:style-name="T108"><text:s/></text:span><text:span text:style-name="T36">Array operator new[] and operator delete[]</text:span></text:p>
              </text:list-item>
              <text:list-item>
                <text:p><text:span text:style-name="T108"><text:s/></text:span><text:span text:style-name="T36">Allocator construct vs placement new</text:span></text:p>
              </text:list-item>
              <text:list-item>
                <text:p><text:span text:style-name="T108"><text:s/></text:span><text:span text:style-name="T36">Class specific new and delete</text:span></text:p>
              </text:list-item>
              <text:list-item>
                <text:p><text:span text:style-name="T108"><text:s/></text:span><text:span text:style-name="T36">Member new and delete</text:span></text:p>
              </text:list-item>
              <text:list-item>
                <text:p><text:span text:style-name="T108"><text:s/></text:span><text:span text:style-name="T36">Singleton pattern</text:span></text:p>
              </text:list-item>
              <text:list-item>
                <text:p><text:span text:style-name="T35">Identifying object on heap or stack</text:span></text:p>
              </text:list-item>
            </text:list>
          </draw:text-box>
        </draw:frame>
        <draw:frame draw:style-name="gr40" draw:layer="layout" svg:width="18.415cm" svg:height="24.316cm" svg:x="34.481cm" svg:y="32.958cm">
          <draw:text-box>
            <text:p><text:span text:style-name="T194">Day3 </text:span></text:p>
            <text:p><text:span text:style-name="T194">8. Storage class specifier</text:span></text:p>
            <text:list text:style-name="L1">
              <text:list-item>
                <text:p><text:span text:style-name="T201"><text:s/></text:span><text:span text:style-name="T201">Automatic</text:span></text:p>
              </text:list-item>
              <text:list-item>
                <text:p><text:span text:style-name="T201"><text:s/></text:span><text:span text:style-name="T201">Const</text:span></text:p>
              </text:list-item>
              <text:list-item>
                <text:p><text:span text:style-name="T201"><text:s/></text:span><text:span text:style-name="T201">Global</text:span></text:p>
              </text:list-item>
              <text:list-item>
                <text:p><text:span text:style-name="T201"><text:s/></text:span><text:span text:style-name="T201">Extern</text:span></text:p>
              </text:list-item>
              <text:list-item>
                <text:p><text:span text:style-name="T201"><text:s/></text:span><text:span text:style-name="T201">Register</text:span></text:p>
              </text:list-item>
              <text:list-item>
                <text:p><text:span text:style-name="T201"><text:s/></text:span><text:span text:style-name="T201">Static</text:span></text:p>
              </text:list-item>
              <text:list-item>
                <text:p><text:span text:style-name="T202"><text:s/></text:span><text:span text:style-name="T202">Volatile</text:span></text:p>
              </text:list-item>
            </text:list>
            <text:p><text:span text:style-name="T203">The auto storage class is the default storage class for all local variables. </text:span></text:p>
            <text:p><text:span text:style-name="T203">{ </text:span></text:p>
            <text:p><text:span text:style-name="T203">int mount; </text:span></text:p>
            <text:p><text:span text:style-name="T203">auto int month; </text:span></text:p>
            <text:p><text:span text:style-name="T203">} </text:span></text:p>
            <text:p><text:span text:style-name="T203">The example above defines two variables with the same storage class, auto can only be used</text:span></text:p>
            <text:p><text:span text:style-name="T203"><text:s/></text:span><text:span text:style-name="T203">within functions, i.e., local variables. </text:span></text:p>
            <text:p><text:span text:style-name="T203"/></text:p>
            <text:p><text:span text:style-name="T203"/></text:p>
            <text:p><text:span text:style-name="T203">Variable defined in global scope of the file.</text:span></text:p>
            <text:p><text:span text:style-name="T203">Global variables are visible across the program.</text:span></text:p>
            <text:p><text:span text:style-name="T203">File using the global variable need to declare it as extern in order to that file compiled.</text:span></text:p>
            <text:p><text:span text:style-name="T203"/></text:p>
          </draw:text-box>
        </draw:frame>
        <draw:line draw:style-name="gr22" draw:text-style-name="P11" draw:layer="layout" svg:x1="1cm" svg:y1="25.888cm" svg:x2="20.59cm" svg:y2="25.888cm">
          <text:p/>
        </draw:line>
      </draw:page>
      <draw:page draw:name="page129" draw:style-name="dp1" draw:master-page-name="Default">
        <office:forms form:automatic-focus="false" form:apply-design-mode="false"/>
        <draw:frame draw:style-name="gr38" draw:text-style-name="P19" draw:layer="layout" svg:width="18.32cm" svg:height="22.992cm" svg:x="1.635cm" svg:y="2.403cm">
          <draw:text-box>
            <text:p><text:span text:style-name="T193"/></text:p>
            <text:p><text:span text:style-name="T194"/></text:p>
            <text:list text:style-name="L1">
              <text:list-header>
                <text:p><text:span text:style-name="T193"/></text:p>
              </text:list-header>
            </text:list>
            <text:p><text:span text:style-name="T193"/></text:p>
            <text:p><text:span text:style-name="T195"><text:s text:c="115"/></text:span></text:p>
          </draw:text-box>
        </draw:frame>
        <draw:frame draw:style-name="gr41" draw:text-style-name="P21" draw:layer="layout" svg:width="18.415cm" svg:height="23.681cm" svg:x="1.381cm" svg:y="1.914cm">
          <draw:text-box>
            <text:p><text:span text:style-name="T256">15 RTTI</text:span></text:p>
            <text:list text:style-name="L1">
              <text:list-item>
                <text:p><text:span text:style-name="T282"><text:s/></text:span><text:span text:style-name="T282">typeid operator</text:span></text:p>
              </text:list-item>
              <text:list-item>
                <text:p><text:span text:style-name="T283"><text:s/></text:span><text:span text:style-name="T284">dynamic_cast operator</text:span></text:p>
              </text:list-item>
              <text:list-item>
                <text:p><text:span text:style-name="T283"><text:s/></text:span><text:span text:style-name="T284">type_info class</text:span></text:p>
              </text:list-item>
              <text:list-item>
                <text:p><text:span text:style-name="T283"><text:s/></text:span><text:span text:style-name="T284">dynamic_cast vs static_cast</text:span></text:p>
              </text:list-item>
              <text:list-item>
                <text:p><text:span text:style-name="T283"><text:s/></text:span><text:span text:style-name="T284">reinterpret_cast</text:span></text:p>
              </text:list-item>
            </text:list>
            <text:p><text:span text:style-name="T285"/></text:p>
            <text:p><text:span text:style-name="T282"/></text:p>
            <text:p><text:span text:style-name="T282">- RTTI allows programs that uses pointer or references to base classes to</text:span></text:p>
            <text:p><text:span text:style-name="T282">retrieve the actual derived types of the objects to which these pointers or</text:span></text:p>
            <text:p><text:span text:style-name="T282">references refer.</text:span></text:p>
            <text:p><text:span text:style-name="T282">- It is provided through two operators</text:span></text:p>
            <text:p><text:span text:style-name="T282">1. The typeid operator, which returns the actual type of the object</text:span></text:p>
            <text:p><text:span text:style-name="T282">referred to by a pointer or a reference.</text:span></text:p>
            <text:p><text:span text:style-name="T282">2. The dynamic_cast operator, which safely converts from a pointer or</text:span></text:p>
            <text:p><text:span text:style-name="T282">reference to a base type to a pointer or reference to a derived type.</text:span></text:p>
            <text:p><text:span text:style-name="T282"/></text:p>
            <text:p><text:span text:style-name="T282">- RTTI is computes at run time for classes which has virtual functions</text:span></text:p>
            <text:p><text:span text:style-name="T282">otherwise it compute at compile time.</text:span></text:p>
            <text:p><text:span text:style-name="T255"/></text:p>
            <text:p><text:span text:style-name="T282">- typeid operator</text:span></text:p>
            <text:p><text:span text:style-name="T255"><text:s/></text:span><text:span text:style-name="T282">- Scenario</text:span></text:p>
            <text:p><text:span text:style-name="T255"><text:s text:c="2"/></text:span><text:span text:style-name="T282">- If two objects needs to be compared for equality then what can be solution.</text:span></text:p>
            <text:p><text:span text:style-name="T255"><text:s text:c="2"/></text:span><text:span text:style-name="T282">- provide overloaded function like following</text:span></text:p>
            <text:p><text:span text:style-name="T286"/></text:p>
            <text:p><text:span text:style-name="T286">bool operator==(const Base&amp;, const Base&amp;);</text:span></text:p>
            <text:p><text:span text:style-name="T286">bool operator==(const Derived&amp;, const Derived&amp;);</text:span></text:p>
            <text:p><text:span text:style-name="T286">bool operator==(const Derived&amp;, const Base&amp;);</text:span></text:p>
            <text:p><text:span text:style-name="T286">bool operator==(const Base&amp;, const Derived&amp;);</text:span></text:p>
            <text:p><text:span text:style-name="T287"/></text:p>
            <text:p><text:span text:style-name="T282">This list can grow exponentially if derived classes are more</text:span></text:p>
            <text:p><text:span text:style-name="T282"><text:s/></text:span><text:span text:style-name="T282">- Other solution can be to have equal virtual function and let derived</text:span></text:p>
            <text:p><text:span text:style-name="T282">class override it have have custom implementation. Problem with</text:span></text:p>
            <text:p><text:span text:style-name="T282">virtual equal function is that all derived class must have Base pointer</text:span></text:p>
            <text:p><text:span text:style-name="T282">or reference in the function parameter. This let to compare only Base</text:span></text:p>
            <text:p><text:span text:style-name="T282">class attributes.</text:span></text:p>
            <text:p><text:span text:style-name="T282"/></text:p>
            <text:p><text:span text:style-name="T255"><text:s/></text:span><text:span text:style-name="T282">- The other solution is to have a class provided by the compiler which</text:span></text:p>
            <text:p><text:span text:style-name="T282">actually fetches the information regarding the object's class. This is</text:span></text:p>
            <text:p><text:span text:style-name="T282">type_info class. typeid operator would return object of type_Info class.</text:span></text:p>
            <text:p><text:span text:style-name="T211"/></text:p>
            <text:p><text:span text:style-name="T287"><text:s/></text:span></text:p>
          </draw:text-box>
        </draw:frame>
        <draw:frame draw:style-name="gr40" draw:layer="layout" svg:width="18.415cm" svg:height="24.316cm" svg:x="34.481cm" svg:y="32.958cm">
          <draw:text-box>
            <text:p><text:span text:style-name="T194">Day3 </text:span></text:p>
            <text:p><text:span text:style-name="T194">8. Storage class specifier</text:span></text:p>
            <text:list text:style-name="L1">
              <text:list-item>
                <text:p><text:span text:style-name="T201"><text:s/></text:span><text:span text:style-name="T201">Automatic</text:span></text:p>
              </text:list-item>
              <text:list-item>
                <text:p><text:span text:style-name="T201"><text:s/></text:span><text:span text:style-name="T201">Const</text:span></text:p>
              </text:list-item>
              <text:list-item>
                <text:p><text:span text:style-name="T201"><text:s/></text:span><text:span text:style-name="T201">Global</text:span></text:p>
              </text:list-item>
              <text:list-item>
                <text:p><text:span text:style-name="T201"><text:s/></text:span><text:span text:style-name="T201">Extern</text:span></text:p>
              </text:list-item>
              <text:list-item>
                <text:p><text:span text:style-name="T201"><text:s/></text:span><text:span text:style-name="T201">Register</text:span></text:p>
              </text:list-item>
              <text:list-item>
                <text:p><text:span text:style-name="T201"><text:s/></text:span><text:span text:style-name="T201">Static</text:span></text:p>
              </text:list-item>
              <text:list-item>
                <text:p><text:span text:style-name="T202"><text:s/></text:span><text:span text:style-name="T202">Volatile</text:span></text:p>
              </text:list-item>
            </text:list>
            <text:p><text:span text:style-name="T203">The auto storage class is the default storage class for all local variables. </text:span></text:p>
            <text:p><text:span text:style-name="T203">{ </text:span></text:p>
            <text:p><text:span text:style-name="T203">int mount; </text:span></text:p>
            <text:p><text:span text:style-name="T203">auto int month; </text:span></text:p>
            <text:p><text:span text:style-name="T203">} </text:span></text:p>
            <text:p><text:span text:style-name="T203">The example above defines two variables with the same storage class, auto can only be used</text:span></text:p>
            <text:p><text:span text:style-name="T203"><text:s/></text:span><text:span text:style-name="T203">within functions, i.e., local variables. </text:span></text:p>
            <text:p><text:span text:style-name="T203"/></text:p>
            <text:p><text:span text:style-name="T203"/></text:p>
            <text:p><text:span text:style-name="T203">Variable defined in global scope of the file.</text:span></text:p>
            <text:p><text:span text:style-name="T203">Global variables are visible across the program.</text:span></text:p>
            <text:p><text:span text:style-name="T203">File using the global variable need to declare it as extern in order to that file compiled.</text:span></text:p>
            <text:p><text:span text:style-name="T203"/></text:p>
          </draw:text-box>
        </draw:frame>
        <draw:line draw:style-name="gr22" draw:text-style-name="P11" draw:layer="layout" svg:x1="1cm" svg:y1="25.888cm" svg:x2="20.59cm" svg:y2="25.888cm">
          <text:p/>
        </draw:line>
      </draw:page>
      <draw:page draw:name="page130" draw:style-name="dp1" draw:master-page-name="Default">
        <office:forms form:automatic-focus="false" form:apply-design-mode="false"/>
        <draw:frame draw:style-name="gr38" draw:text-style-name="P19" draw:layer="layout" svg:width="18.32cm" svg:height="22.992cm" svg:x="1.635cm" svg:y="2.403cm">
          <draw:text-box>
            <text:p><text:span text:style-name="T193"/></text:p>
            <text:p><text:span text:style-name="T194"/></text:p>
            <text:list text:style-name="L1">
              <text:list-header>
                <text:p><text:span text:style-name="T193"/></text:p>
              </text:list-header>
            </text:list>
            <text:p><text:span text:style-name="T193"/></text:p>
            <text:p><text:span text:style-name="T195"><text:s text:c="115"/></text:span></text:p>
          </draw:text-box>
        </draw:frame>
        <draw:frame draw:style-name="gr41" draw:text-style-name="P21" draw:layer="layout" svg:width="18.415cm" svg:height="23.681cm" svg:x="1.381cm" svg:y="1.914cm">
          <draw:text-box>
            <text:p><text:span text:style-name="T256">15 RTTI</text:span></text:p>
            <text:list text:style-name="L1">
              <text:list-item>
                <text:p><text:span text:style-name="T284"><text:s/></text:span><text:span text:style-name="T284">typeid operator</text:span></text:p>
              </text:list-item>
              <text:list-item>
                <text:p><text:span text:style-name="T255"><text:s/></text:span><text:span text:style-name="T282">dynamic_cast operator</text:span></text:p>
              </text:list-item>
              <text:list-item>
                <text:p><text:span text:style-name="T283"><text:s/></text:span><text:span text:style-name="T284">type_info class</text:span></text:p>
              </text:list-item>
              <text:list-item>
                <text:p><text:span text:style-name="T283"><text:s/></text:span><text:span text:style-name="T284">dynamic_cast vs static_cast</text:span></text:p>
              </text:list-item>
              <text:list-item>
                <text:p><text:span text:style-name="T283"><text:s/></text:span><text:span text:style-name="T284">reinterpret_cast</text:span></text:p>
                <text:p><text:span text:style-name="T288"/></text:p>
              </text:list-item>
            </text:list>
            <text:p><text:span text:style-name="T289">- dynamic_cast</text:span></text:p>
            <text:p><text:span text:style-name="T290">struct A{};</text:span></text:p>
            <text:p><text:span text:style-name="T290">struct B{};</text:span></text:p>
            <text:p><text:span text:style-name="T290">struct C:A,B{}</text:span></text:p>
            <text:p><text:span text:style-name="T290"/></text:p>
            <text:p><text:span text:style-name="T290"><text:s text:c="42"/></text:span><text:span text:style-name="T290">vtble</text:span></text:p>
            <text:p><text:span text:style-name="T290">A*,C* <text:s/>----&gt; <text:s text:c="2"/>+-----------+ <text:s text:c="9"/>+-----------+</text:span></text:p>
            <text:p><text:span text:style-name="T290"><text:s text:c="15"/></text:span><text:span text:style-name="T290">| <text:s text:c="2"/>vptr <text:s text:c="3"/>| --------&gt;| <text:s text:c="10"/>| </text:span></text:p>
            <text:p><text:span text:style-name="T290"><text:s text:c="15"/></text:span><text:span text:style-name="T290">+-----------+</text:span></text:p>
            <text:p><text:span text:style-name="T290"><text:s text:c="15"/></text:span><text:span text:style-name="T290">|A attribute|</text:span></text:p>
            <text:p><text:span text:style-name="T290"><text:s text:c="15"/></text:span><text:span text:style-name="T290">+-----------+</text:span></text:p>
            <text:p><text:span text:style-name="T290"><text:s text:c="15"/></text:span><text:span text:style-name="T290">|C attribute|</text:span></text:p>
            <text:p><text:span text:style-name="T290">B* ------&gt; <text:s text:c="4"/>+-----------+---------&gt;+-----------+</text:span></text:p>
            <text:p><text:span text:style-name="T290"><text:s text:c="15"/></text:span><text:span text:style-name="T290">| <text:s text:c="2"/>vptr <text:s text:c="3"/>| <text:s text:c="9"/>| <text:s/>thunk <text:s text:c="3"/>|</text:span></text:p>
            <text:p><text:span text:style-name="T290"><text:s text:c="15"/></text:span><text:span text:style-name="T290">+-----------+ <text:s text:c="9"/>+-----------+</text:span></text:p>
            <text:p><text:span text:style-name="T290"><text:s text:c="15"/></text:span><text:span text:style-name="T290">|B attribute|</text:span></text:p>
            <text:p><text:span text:style-name="T290"><text:s text:c="15"/></text:span><text:span text:style-name="T290">+-----------+</text:span></text:p>
            <text:p><text:span text:style-name="T290"/></text:p>
            <text:p><text:span text:style-name="T290">B* b=new C;</text:span></text:p>
            <text:p><text:span text:style-name="T290">C* c=dynamic_cast&lt;C*&gt;(b); // ok</text:span></text:p>
            <text:p><text:span text:style-name="T290">C* c=static_cast&lt;C*&gt;(b);// error</text:span></text:p>
            <text:p><text:span text:style-name="T291"><text:s text:c="22"/></text:span></text:p>
            <text:p><text:span text:style-name="T282">- Dynamic casts are needed when we have a reference or pointer to a</text:span></text:p>
            <text:p><text:span text:style-name="T282">base class but need to perform operations from the derived class that</text:span></text:p>
            <text:p><text:span text:style-name="T282">are not part of the base class.</text:span></text:p>
            <text:p><text:span text:style-name="T282">- To get derived behaviour of a pointer to base is to provide a virtual</text:span></text:p>
            <text:p><text:span text:style-name="T282">function and get it implemented in derived class.</text:span></text:p>
            <text:p><text:span text:style-name="T287"><text:s text:c="2"/></text:span></text:p>
            <text:p><text:span text:style-name="T286">if (Derived *derivedPtr = dynamic_cast&lt;Derived*&gt;(baseptr) ) {</text:span></text:p>
            <text:p><text:span text:style-name="T286">} else {</text:span></text:p>
            <text:p><text:span text:style-name="T286">}</text:span></text:p>
            <text:p><text:span text:style-name="T286">or</text:span></text:p>
            <text:p><text:span text:style-name="T286">void f(const Base &amp;b) {</text:span></text:p>
            <text:p><text:span text:style-name="T286">try {</text:span></text:p>
            <text:p><text:span text:style-name="T286">const Derived &amp;d=dynamic_cast&lt;const Derived&amp;&gt;(b);</text:span></text:p>
            <text:p><text:span text:style-name="T286">} catch (bad_cast) { // throws bad_cast</text:span></text:p>
            <text:p><text:span text:style-name="T286">}</text:span></text:p>
            <text:p><text:span text:style-name="T286">}</text:span></text:p>
            <text:p><text:span text:style-name="T292"/></text:p>
            <text:p/>
            <text:p/>
          </draw:text-box>
        </draw:frame>
        <draw:frame draw:style-name="gr40" draw:layer="layout" svg:width="18.415cm" svg:height="24.316cm" svg:x="34.481cm" svg:y="32.958cm">
          <draw:text-box>
            <text:p><text:span text:style-name="T194">Day3 </text:span></text:p>
            <text:p><text:span text:style-name="T194">8. Storage class specifier</text:span></text:p>
            <text:list text:style-name="L1">
              <text:list-item>
                <text:p><text:span text:style-name="T201"><text:s/></text:span><text:span text:style-name="T201">Automatic</text:span></text:p>
              </text:list-item>
              <text:list-item>
                <text:p><text:span text:style-name="T201"><text:s/></text:span><text:span text:style-name="T201">Const</text:span></text:p>
              </text:list-item>
              <text:list-item>
                <text:p><text:span text:style-name="T201"><text:s/></text:span><text:span text:style-name="T201">Global</text:span></text:p>
              </text:list-item>
              <text:list-item>
                <text:p><text:span text:style-name="T201"><text:s/></text:span><text:span text:style-name="T201">Extern</text:span></text:p>
              </text:list-item>
              <text:list-item>
                <text:p><text:span text:style-name="T201"><text:s/></text:span><text:span text:style-name="T201">Register</text:span></text:p>
              </text:list-item>
              <text:list-item>
                <text:p><text:span text:style-name="T201"><text:s/></text:span><text:span text:style-name="T201">Static</text:span></text:p>
              </text:list-item>
              <text:list-item>
                <text:p><text:span text:style-name="T202"><text:s/></text:span><text:span text:style-name="T202">Volatile</text:span></text:p>
              </text:list-item>
            </text:list>
            <text:p><text:span text:style-name="T203">The auto storage class is the default storage class for all local variables. </text:span></text:p>
            <text:p><text:span text:style-name="T203">{ </text:span></text:p>
            <text:p><text:span text:style-name="T203">int mount; </text:span></text:p>
            <text:p><text:span text:style-name="T203">auto int month; </text:span></text:p>
            <text:p><text:span text:style-name="T203">} </text:span></text:p>
            <text:p><text:span text:style-name="T203">The example above defines two variables with the same storage class, auto can only be used</text:span></text:p>
            <text:p><text:span text:style-name="T203"><text:s/></text:span><text:span text:style-name="T203">within functions, i.e., local variables. </text:span></text:p>
            <text:p><text:span text:style-name="T203"/></text:p>
            <text:p><text:span text:style-name="T203"/></text:p>
            <text:p><text:span text:style-name="T203">Variable defined in global scope of the file.</text:span></text:p>
            <text:p><text:span text:style-name="T203">Global variables are visible across the program.</text:span></text:p>
            <text:p><text:span text:style-name="T203">File using the global variable need to declare it as extern in order to that file compiled.</text:span></text:p>
            <text:p><text:span text:style-name="T203"/></text:p>
          </draw:text-box>
        </draw:frame>
        <draw:line draw:style-name="gr22" draw:text-style-name="P11" draw:layer="layout" svg:x1="1cm" svg:y1="25.888cm" svg:x2="20.59cm" svg:y2="25.888cm">
          <text:p/>
        </draw:line>
      </draw:page>
      <draw:page draw:name="page131" draw:style-name="dp1" draw:master-page-name="Default">
        <office:forms form:automatic-focus="false" form:apply-design-mode="false"/>
        <draw:frame draw:style-name="gr38" draw:text-style-name="P19" draw:layer="layout" svg:width="18.32cm" svg:height="22.992cm" svg:x="1.635cm" svg:y="2.403cm">
          <draw:text-box>
            <text:p><text:span text:style-name="T193"/></text:p>
            <text:p><text:span text:style-name="T194"/></text:p>
            <text:list text:style-name="L1">
              <text:list-header>
                <text:p><text:span text:style-name="T193"/></text:p>
              </text:list-header>
            </text:list>
            <text:p><text:span text:style-name="T193"/></text:p>
            <text:p><text:span text:style-name="T195"><text:s text:c="115"/></text:span></text:p>
          </draw:text-box>
        </draw:frame>
        <draw:frame draw:style-name="gr40" draw:layer="layout" svg:width="18.415cm" svg:height="24.316cm" svg:x="34.481cm" svg:y="32.958cm">
          <draw:text-box>
            <text:p><text:span text:style-name="T194">Day3 </text:span></text:p>
            <text:p><text:span text:style-name="T194">8. Storage class specifier</text:span></text:p>
            <text:list text:style-name="L1">
              <text:list-item>
                <text:p><text:span text:style-name="T201"><text:s/></text:span><text:span text:style-name="T201">Automatic</text:span></text:p>
              </text:list-item>
              <text:list-item>
                <text:p><text:span text:style-name="T201"><text:s/></text:span><text:span text:style-name="T201">Const</text:span></text:p>
              </text:list-item>
              <text:list-item>
                <text:p><text:span text:style-name="T201"><text:s/></text:span><text:span text:style-name="T201">Global</text:span></text:p>
              </text:list-item>
              <text:list-item>
                <text:p><text:span text:style-name="T201"><text:s/></text:span><text:span text:style-name="T201">Extern</text:span></text:p>
              </text:list-item>
              <text:list-item>
                <text:p><text:span text:style-name="T201"><text:s/></text:span><text:span text:style-name="T201">Register</text:span></text:p>
              </text:list-item>
              <text:list-item>
                <text:p><text:span text:style-name="T201"><text:s/></text:span><text:span text:style-name="T201">Static</text:span></text:p>
              </text:list-item>
              <text:list-item>
                <text:p><text:span text:style-name="T202"><text:s/></text:span><text:span text:style-name="T202">Volatile</text:span></text:p>
              </text:list-item>
            </text:list>
            <text:p><text:span text:style-name="T203">The auto storage class is the default storage class for all local variables. </text:span></text:p>
            <text:p><text:span text:style-name="T203">{ </text:span></text:p>
            <text:p><text:span text:style-name="T203">int mount; </text:span></text:p>
            <text:p><text:span text:style-name="T203">auto int month; </text:span></text:p>
            <text:p><text:span text:style-name="T203">} </text:span></text:p>
            <text:p><text:span text:style-name="T203">The example above defines two variables with the same storage class, auto can only be used</text:span></text:p>
            <text:p><text:span text:style-name="T203"><text:s/></text:span><text:span text:style-name="T203">within functions, i.e., local variables. </text:span></text:p>
            <text:p><text:span text:style-name="T203"/></text:p>
            <text:p><text:span text:style-name="T203"/></text:p>
            <text:p><text:span text:style-name="T203">Variable defined in global scope of the file.</text:span></text:p>
            <text:p><text:span text:style-name="T203">Global variables are visible across the program.</text:span></text:p>
            <text:p><text:span text:style-name="T203">File using the global variable need to declare it as extern in order to that file compiled.</text:span></text:p>
            <text:p><text:span text:style-name="T203"/></text:p>
          </draw:text-box>
        </draw:frame>
        <draw:frame draw:style-name="gr42" draw:layer="layout" svg:width="17.78cm" svg:height="24.225cm" svg:x="1.381cm" svg:y="1.914cm">
          <draw:text-box>
            <text:p><text:span text:style-name="T275">15 RTTI</text:span></text:p>
            <text:list text:style-name="L1">
              <text:list-item>
                <text:p><text:span text:style-name="T284"><text:s/></text:span><text:span text:style-name="T284">typeid operator</text:span></text:p>
              </text:list-item>
              <text:list-item>
                <text:p><text:span text:style-name="T283"><text:s/></text:span><text:span text:style-name="T284">dynamic_cast operator</text:span></text:p>
              </text:list-item>
              <text:list-item>
                <text:p><text:span text:style-name="T255"><text:s/></text:span><text:span text:style-name="T282">type_info class</text:span></text:p>
              </text:list-item>
              <text:list-item>
                <text:p><text:span text:style-name="T283"><text:s/></text:span><text:span text:style-name="T284">dynamic_cast vs static_cast</text:span></text:p>
              </text:list-item>
              <text:list-item>
                <text:p><text:span text:style-name="T283"><text:s/></text:span><text:span text:style-name="T284">reinterpret_cast</text:span></text:p>
                <text:p><text:span text:style-name="T284"/></text:p>
              </text:list-item>
            </text:list>
            <text:p><text:span text:style-name="T282">- type_info class provides following operation</text:span></text:p>
            <text:p><text:span text:style-name="T282">t1 == t2 Returns true if the two type_info objects t1 and t2 refer to</text:span></text:p>
            <text:p><text:span text:style-name="T282">the same type; false otherwise.</text:span></text:p>
            <text:p><text:span text:style-name="T282"/></text:p>
            <text:p><text:span text:style-name="T282">t1 != t2 Returns true fi the two type_info objects t1 and t2 refer to</text:span></text:p>
            <text:p><text:span text:style-name="T282">different types; false otherwise</text:span></text:p>
            <text:p><text:span text:style-name="T282"/></text:p>
            <text:p><text:span text:style-name="T282">t.name() Returns a c-style character string that is printable version of</text:span></text:p>
            <text:p><text:span text:style-name="T282">the type name. Type names are generated in a system-dependent way.</text:span></text:p>
            <text:p><text:span text:style-name="T282"/></text:p>
            <text:p><text:span text:style-name="T282">t1.before(t2) Returns a bool that indicates whether t1 comes before t2.</text:span></text:p>
            <text:p><text:span text:style-name="T282"/></text:p>
            <text:p><text:span text:style-name="T282">The ordering imposed by before is compiler-dependent.</text:span></text:p>
            <text:p><text:span text:style-name="T288"/></text:p>
            <text:p><text:span text:style-name="T286">Base *bp;</text:span></text:p>
            <text:p><text:span text:style-name="T286">Derived *dp;</text:span></text:p>
            <text:p><text:span text:style-name="T286">if(typeid(*bp) == typeid(*dp)) {</text:span></text:p>
            <text:p><text:span text:style-name="T286">}</text:span></text:p>
            <text:p><text:span text:style-name="T286">if(typeid(*bp) == typeid(Derived)) {</text:span></text:p>
            <text:p><text:span text:style-name="T286">}</text:span></text:p>
            <text:p><text:span text:style-name="T292"/></text:p>
            <text:p><text:span text:style-name="T286">if pointer type is used then RTTI resolves at compile time</text:span></text:p>
            <text:p><text:span text:style-name="T286">if (typeid(bp) == typeid(Derived)) { // never equal</text:span></text:p>
            <text:p><text:span text:style-name="T286">}</text:span></text:p>
            <text:p><text:span text:style-name="T293"/></text:p>
            <text:p><text:span text:style-name="T282">- If value of pointer p is 0, then typeid(*p) throws a bad_type exception</text:span></text:p>
            <text:p><text:span text:style-name="T282">provided p has virtual functions.</text:span></text:p>
            <text:p><text:span text:style-name="T282">- Combining typeid and dynamic_cast</text:span></text:p>
            <text:p><text:span text:style-name="T286"/></text:p>
            <text:p><text:span text:style-name="T286">class Base {</text:span></text:p>
            <text:p><text:span text:style-name="T286">friend bool operator==(const Base&amp;, const Base&amp;);</text:span></text:p>
            <text:p><text:span text:style-name="T286">public:</text:span></text:p>
            <text:p><text:span text:style-name="T286">protected:</text:span></text:p>
            <text:p><text:span text:style-name="T286">virtual bool equal(const Base&amp;, const Base&amp;);</text:span></text:p>
            <text:p><text:span text:style-name="T286">};</text:span></text:p>
            <text:p><text:span text:style-name="T286">class Derived:public Base {</text:span></text:p>
            <text:p><text:span text:style-name="T286">friend bool operator ==(const Base&amp;, const Base&amp;);</text:span></text:p>
            <text:p><text:span text:style-name="T286">public:</text:span></text:p>
            <text:p><text:span text:style-name="T286">private:</text:span></text:p>
            <text:p><text:span text:style-name="T286">bool equal(const Base&amp;) const;</text:span></text:p>
            <text:p><text:span text:style-name="T286">};</text:span></text:p>
            <text:p><text:span text:style-name="T286">bool operator==(const Base &amp;lhs, const Base &amp;rhs) {</text:span></text:p>
            <text:p><text:span text:style-name="T286">return typeid(lhs) == typeid(rhs) &amp;&amp; lhs.equal(rhs);</text:span></text:p>
            <text:p><text:span text:style-name="T286">}</text:span></text:p>
            <text:p><text:span text:style-name="T286"/></text:p>
          </draw:text-box>
        </draw:frame>
        <draw:line draw:style-name="gr22" draw:text-style-name="P11" draw:layer="layout" svg:x1="1cm" svg:y1="25.888cm" svg:x2="20.59cm" svg:y2="25.888cm">
          <text:p/>
        </draw:line>
      </draw:page>
      <draw:page draw:name="page132" draw:style-name="dp1" draw:master-page-name="Default">
        <office:forms form:automatic-focus="false" form:apply-design-mode="false"/>
        <draw:frame draw:style-name="gr38" draw:text-style-name="P19" draw:layer="layout" svg:width="18.32cm" svg:height="22.992cm" svg:x="1.635cm" svg:y="2.403cm">
          <draw:text-box>
            <text:p><text:span text:style-name="T193"/></text:p>
            <text:p><text:span text:style-name="T194"/></text:p>
            <text:list text:style-name="L1">
              <text:list-header>
                <text:p><text:span text:style-name="T193"/></text:p>
              </text:list-header>
            </text:list>
            <text:p><text:span text:style-name="T193"/></text:p>
            <text:p><text:span text:style-name="T195"><text:s text:c="115"/></text:span></text:p>
          </draw:text-box>
        </draw:frame>
        <draw:frame draw:style-name="gr40" draw:layer="layout" svg:width="18.415cm" svg:height="24.316cm" svg:x="34.481cm" svg:y="32.958cm">
          <draw:text-box>
            <text:p><text:span text:style-name="T194">Day3 </text:span></text:p>
            <text:p><text:span text:style-name="T194">8. Storage class specifier</text:span></text:p>
            <text:list text:style-name="L1">
              <text:list-item>
                <text:p><text:span text:style-name="T201"><text:s/></text:span><text:span text:style-name="T201">Automatic</text:span></text:p>
              </text:list-item>
              <text:list-item>
                <text:p><text:span text:style-name="T201"><text:s/></text:span><text:span text:style-name="T201">Const</text:span></text:p>
              </text:list-item>
              <text:list-item>
                <text:p><text:span text:style-name="T201"><text:s/></text:span><text:span text:style-name="T201">Global</text:span></text:p>
              </text:list-item>
              <text:list-item>
                <text:p><text:span text:style-name="T201"><text:s/></text:span><text:span text:style-name="T201">Extern</text:span></text:p>
              </text:list-item>
              <text:list-item>
                <text:p><text:span text:style-name="T201"><text:s/></text:span><text:span text:style-name="T201">Register</text:span></text:p>
              </text:list-item>
              <text:list-item>
                <text:p><text:span text:style-name="T201"><text:s/></text:span><text:span text:style-name="T201">Static</text:span></text:p>
              </text:list-item>
              <text:list-item>
                <text:p><text:span text:style-name="T202"><text:s/></text:span><text:span text:style-name="T202">Volatile</text:span></text:p>
              </text:list-item>
            </text:list>
            <text:p><text:span text:style-name="T203">The auto storage class is the default storage class for all local variables. </text:span></text:p>
            <text:p><text:span text:style-name="T203">{ </text:span></text:p>
            <text:p><text:span text:style-name="T203">int mount; </text:span></text:p>
            <text:p><text:span text:style-name="T203">auto int month; </text:span></text:p>
            <text:p><text:span text:style-name="T203">} </text:span></text:p>
            <text:p><text:span text:style-name="T203">The example above defines two variables with the same storage class, auto can only be used</text:span></text:p>
            <text:p><text:span text:style-name="T203"><text:s/></text:span><text:span text:style-name="T203">within functions, i.e., local variables. </text:span></text:p>
            <text:p><text:span text:style-name="T203"/></text:p>
            <text:p><text:span text:style-name="T203"/></text:p>
            <text:p><text:span text:style-name="T203">Variable defined in global scope of the file.</text:span></text:p>
            <text:p><text:span text:style-name="T203">Global variables are visible across the program.</text:span></text:p>
            <text:p><text:span text:style-name="T203">File using the global variable need to declare it as extern in order to that file compiled.</text:span></text:p>
            <text:p><text:span text:style-name="T203"/></text:p>
          </draw:text-box>
        </draw:frame>
        <draw:frame draw:style-name="gr42" draw:layer="layout" svg:width="17.78cm" svg:height="24.225cm" svg:x="1.381cm" svg:y="1.914cm">
          <draw:text-box>
            <text:p><text:span text:style-name="T286">bool Derived::equal(const Base &amp;rhs) const {</text:span></text:p>
            <text:p><text:span text:style-name="T286">if(const Derived *dp=dynamic_cast&lt;const Derived*&gt;(&amp;rhs) {</text:span></text:p>
            <text:p><text:span text:style-name="T286">//do more stuff</text:span></text:p>
            <text:p><text:span text:style-name="T286">} else</text:span></text:p>
            <text:p><text:span text:style-name="T286">return false;</text:span></text:p>
            <text:p><text:span text:style-name="T286">}</text:span></text:p>
            <text:p><text:span text:style-name="T286">bool Base::equal(const Base &amp;rhs) const {</text:span></text:p>
            <text:p><text:span text:style-name="T286">//do some base comparision of attributes</text:span></text:p>
            <text:p><text:span text:style-name="T286">}</text:span></text:p>
            <text:p><text:span text:style-name="T292"/></text:p>
            <text:p><text:span text:style-name="T292"/></text:p>
            <text:p><text:span text:style-name="T275">15 RTTI</text:span></text:p>
            <text:list text:style-name="L1">
              <text:list-item>
                <text:p><text:span text:style-name="T284"><text:s/></text:span><text:span text:style-name="T284">typeid operator</text:span></text:p>
              </text:list-item>
              <text:list-item>
                <text:p><text:span text:style-name="T283"><text:s/></text:span><text:span text:style-name="T284">dynamic_cast operator</text:span></text:p>
              </text:list-item>
              <text:list-item>
                <text:p><text:span text:style-name="T283"><text:s/></text:span><text:span text:style-name="T284">type_info class</text:span></text:p>
              </text:list-item>
              <text:list-item>
                <text:p><text:span text:style-name="T255"><text:s/></text:span><text:span text:style-name="T282">dynamic_cast vs static_cast</text:span></text:p>
              </text:list-item>
              <text:list-item>
                <text:p><text:span text:style-name="T283"><text:s/></text:span><text:span text:style-name="T284">reinterpret_cast</text:span></text:p>
                <text:p><text:span text:style-name="T284"/></text:p>
              </text:list-item>
            </text:list>
            <text:p><text:span text:style-name="T288"/></text:p>
            <text:p><text:span text:style-name="T288"/></text:p>
            <text:p><text:span text:style-name="T282">static_cast just change the structure/variable type not changing the </text:span></text:p>
            <text:p><text:span text:style-name="T282">address. It is used mainly for reinterpreting a type to different type. ex.</text:span></text:p>
            <text:p><text:span text:style-name="T286">struct A{}</text:span></text:p>
            <text:p><text:span text:style-name="T286">struct B{}</text:span></text:p>
            <text:p><text:span text:style-name="T286">void func(void *pv,int nump){</text:span></text:p>
            <text:p><text:span text:style-name="T286">if (nump==1)</text:span></text:p>
            <text:p><text:span text:style-name="T286">A* a=static_cast&lt;A*&gt;(pv);</text:span></text:p>
            <text:p><text:span text:style-name="T286">else if(nump==2)</text:span></text:p>
            <text:p><text:span text:style-name="T286">B* b=static_cast&lt;B*&gt;(pv);</text:span></text:p>
            <text:p><text:span text:style-name="T286">}</text:span></text:p>
            <text:p><text:span text:style-name="T293"/></text:p>
            <text:p><text:span text:style-name="T282">So it is mainly used where source type is know in advance.</text:span></text:p>
            <text:p><text:span text:style-name="T282"/></text:p>
            <text:p><text:span text:style-name="T282">dynamic_cast is used only in polymorphism where secondary base class</text:span></text:p>
            <text:p><text:span text:style-name="T282">pointer need to be converted primary base class or derive base class pointer.</text:span></text:p>
            <text:p><text:span text:style-name="T282"/></text:p>
            <text:p><text:span text:style-name="T277"/></text:p>
            <text:p><text:span text:style-name="T275">15 RTTI</text:span></text:p>
            <text:list text:continue-numbering="true" text:style-name="L1">
              <text:list-item>
                <text:p><text:span text:style-name="T284"><text:s/></text:span><text:span text:style-name="T284">typeid operator</text:span></text:p>
              </text:list-item>
              <text:list-item>
                <text:p><text:span text:style-name="T283"><text:s/></text:span><text:span text:style-name="T284">dynamic_cast operator</text:span></text:p>
              </text:list-item>
              <text:list-item>
                <text:p><text:span text:style-name="T283"><text:s/></text:span><text:span text:style-name="T284">type_info class</text:span></text:p>
              </text:list-item>
              <text:list-item>
                <text:p><text:span text:style-name="T283"><text:s/></text:span><text:span text:style-name="T284">dynamic_cast vs static_cast</text:span></text:p>
              </text:list-item>
              <text:list-item>
                <text:p><text:span text:style-name="T255"><text:s/></text:span><text:span text:style-name="T282">reinterpret_cast</text:span></text:p>
              </text:list-item>
            </text:list>
            <text:p><text:span text:style-name="T282"/></text:p>
            <text:p><text:span text:style-name="T282"/></text:p>
            <text:p><text:span text:style-name="T282">reinterpret_cast is used in low level conversions. Little or Big endian</text:span></text:p>
            <text:p><text:span text:style-name="T282">can be known through reinterpret_cast</text:span></text:p>
            <text:p><text:span text:style-name="T282"/></text:p>
            <text:p><text:span text:style-name="T286"/></text:p>
          </draw:text-box>
        </draw:frame>
        <draw:line draw:style-name="gr22" draw:text-style-name="P11" draw:layer="layout" svg:x1="1cm" svg:y1="25.888cm" svg:x2="20.59cm" svg:y2="25.888cm">
          <text:p/>
        </draw:line>
      </draw:page>
      <draw:page draw:name="page133" draw:style-name="dp1" draw:master-page-name="Default">
        <office:forms form:automatic-focus="false" form:apply-design-mode="false"/>
        <draw:frame draw:style-name="gr38" draw:text-style-name="P19" draw:layer="layout" svg:width="18.32cm" svg:height="22.992cm" svg:x="1.635cm" svg:y="2.403cm">
          <draw:text-box>
            <text:p><text:span text:style-name="T193"/></text:p>
            <text:p><text:span text:style-name="T194"/></text:p>
            <text:list text:style-name="L1">
              <text:list-header>
                <text:p><text:span text:style-name="T193"/></text:p>
              </text:list-header>
            </text:list>
            <text:p><text:span text:style-name="T193"/></text:p>
            <text:p><text:span text:style-name="T195"><text:s text:c="115"/></text:span></text:p>
          </draw:text-box>
        </draw:frame>
        <draw:frame draw:style-name="gr40" draw:layer="layout" svg:width="18.415cm" svg:height="24.316cm" svg:x="34.481cm" svg:y="32.958cm">
          <draw:text-box>
            <text:p><text:span text:style-name="T194">Day3 </text:span></text:p>
            <text:p><text:span text:style-name="T194">8. Storage class specifier</text:span></text:p>
            <text:list text:style-name="L1">
              <text:list-item>
                <text:p><text:span text:style-name="T201"><text:s/></text:span><text:span text:style-name="T201">Automatic</text:span></text:p>
              </text:list-item>
              <text:list-item>
                <text:p><text:span text:style-name="T201"><text:s/></text:span><text:span text:style-name="T201">Const</text:span></text:p>
              </text:list-item>
              <text:list-item>
                <text:p><text:span text:style-name="T201"><text:s/></text:span><text:span text:style-name="T201">Global</text:span></text:p>
              </text:list-item>
              <text:list-item>
                <text:p><text:span text:style-name="T201"><text:s/></text:span><text:span text:style-name="T201">Extern</text:span></text:p>
              </text:list-item>
              <text:list-item>
                <text:p><text:span text:style-name="T201"><text:s/></text:span><text:span text:style-name="T201">Register</text:span></text:p>
              </text:list-item>
              <text:list-item>
                <text:p><text:span text:style-name="T201"><text:s/></text:span><text:span text:style-name="T201">Static</text:span></text:p>
              </text:list-item>
              <text:list-item>
                <text:p><text:span text:style-name="T202"><text:s/></text:span><text:span text:style-name="T202">Volatile</text:span></text:p>
              </text:list-item>
            </text:list>
            <text:p><text:span text:style-name="T203">The auto storage class is the default storage class for all local variables. </text:span></text:p>
            <text:p><text:span text:style-name="T203">{ </text:span></text:p>
            <text:p><text:span text:style-name="T203">int mount; </text:span></text:p>
            <text:p><text:span text:style-name="T203">auto int month; </text:span></text:p>
            <text:p><text:span text:style-name="T203">} </text:span></text:p>
            <text:p><text:span text:style-name="T203">The example above defines two variables with the same storage class, auto can only be used</text:span></text:p>
            <text:p><text:span text:style-name="T203"><text:s/></text:span><text:span text:style-name="T203">within functions, i.e., local variables. </text:span></text:p>
            <text:p><text:span text:style-name="T203"/></text:p>
            <text:p><text:span text:style-name="T203"/></text:p>
            <text:p><text:span text:style-name="T203">Variable defined in global scope of the file.</text:span></text:p>
            <text:p><text:span text:style-name="T203">Global variables are visible across the program.</text:span></text:p>
            <text:p><text:span text:style-name="T203">File using the global variable need to declare it as extern in order to that file compiled.</text:span></text:p>
            <text:p><text:span text:style-name="T203"/></text:p>
          </draw:text-box>
        </draw:frame>
        <draw:frame draw:style-name="gr42" draw:layer="layout" svg:width="17.78cm" svg:height="24.225cm" svg:x="1.381cm" svg:y="1.914cm">
          <draw:text-box>
            <text:p><text:span text:style-name="T286">unsigned int i=1; <text:s text:c="27"/></text:span></text:p>
            <text:p><text:span text:style-name="T286">-------- <text:s text:c="24"/>--------</text:span></text:p>
            <text:p><text:span text:style-name="T286">| 0x00 | <text:s text:c="24"/>| 0x10 |</text:span></text:p>
            <text:p><text:span text:style-name="T286">-------- <text:s text:c="24"/>--------</text:span></text:p>
            <text:p><text:span text:style-name="T286">| 0x00 | <text:s text:c="24"/>| 0x00 |</text:span></text:p>
            <text:p><text:span text:style-name="T286">-------- <text:s text:c="24"/>--------</text:span></text:p>
            <text:p><text:span text:style-name="T286">| 0x00 | <text:s text:c="24"/>| 0x00 |</text:span></text:p>
            <text:p><text:span text:style-name="T286">-------- <text:s text:c="24"/>--------</text:span></text:p>
            <text:p><text:span text:style-name="T286">| 0x01 | &lt; -- little endian <text:s text:c="5"/>| 0x00 | <text:s text:c="2"/>&lt; -- big endian</text:span></text:p>
            <text:p><text:span text:style-name="T286">-------- <text:s text:c="24"/>--------</text:span></text:p>
            <text:p><text:span text:style-name="T294"/></text:p>
            <text:p><text:span text:style-name="T295">#include &lt;iostream&gt;</text:span></text:p>
            <text:p><text:span text:style-name="T295">#include &lt;string&gt;</text:span></text:p>
            <text:p><text:span text:style-name="T295">using namespace std;</text:span></text:p>
            <text:p><text:span text:style-name="T295">int main(){</text:span></text:p>
            <text:p><text:span text:style-name="T295">unsigned int i=1;</text:span></text:p>
            <text:p><text:span text:style-name="T295">char *b=reinterpret_cast&lt;char*&gt;(&amp;i); // most of the machine</text:span></text:p>
            <text:p><text:span text:style-name="T295"><text:s text:c="25"/></text:span><text:span text:style-name="T295">// char* represented in little endian</text:span></text:p>
            <text:p><text:span text:style-name="T295">if(b[0])</text:span></text:p>
            <text:p><text:span text:style-name="T295">cout&lt;&lt;"little endian";</text:span></text:p>
            <text:p><text:span text:style-name="T295">else</text:span></text:p>
            <text:p><text:span text:style-name="T295">cout&lt;&lt;"big endian";</text:span></text:p>
            <text:p><text:span text:style-name="T295">return 0;</text:span></text:p>
            <text:p><text:span text:style-name="T295">}</text:span></text:p>
            <text:p><text:span text:style-name="T295"/></text:p>
          </draw:text-box>
        </draw:frame>
        <draw:line draw:style-name="gr22" draw:text-style-name="P11" draw:layer="layout" svg:x1="1cm" svg:y1="25.888cm" svg:x2="20.59cm" svg:y2="25.888cm">
          <text:p/>
        </draw:line>
      </draw:page>
      <draw:page draw:name="page134" draw:style-name="dp1" draw:master-page-name="Default">
        <office:forms form:automatic-focus="false" form:apply-design-mode="false"/>
        <draw:frame draw:style-name="gr38" draw:text-style-name="P19" draw:layer="layout" svg:width="18.32cm" svg:height="22.992cm" svg:x="1.635cm" svg:y="2.403cm">
          <draw:text-box>
            <text:p><text:span text:style-name="T193"/></text:p>
            <text:p><text:span text:style-name="T194"/></text:p>
            <text:list text:style-name="L1">
              <text:list-header>
                <text:p><text:span text:style-name="T193"/></text:p>
              </text:list-header>
            </text:list>
            <text:p><text:span text:style-name="T193"/></text:p>
            <text:p><text:span text:style-name="T195"><text:s text:c="115"/></text:span></text:p>
          </draw:text-box>
        </draw:frame>
        <draw:frame draw:style-name="gr41" draw:text-style-name="P21" draw:layer="layout" svg:width="18.415cm" svg:height="23.681cm" svg:x="1.381cm" svg:y="1.914cm">
          <draw:text-box>
            <text:p><text:span text:style-name="T256">Day 5 Afternoon</text:span></text:p>
            <text:p><text:span text:style-name="T256">16 Modern C++ Quick Tour</text:span></text:p>
            <text:list text:style-name="L1">
              <text:list-item>
                <text:p><text:span text:style-name="T253"><text:s/></text:span><text:span text:style-name="T266">C++11 Intro</text:span></text:p>
              </text:list-item>
              <text:list-item>
                <text:p><text:span text:style-name="T296"><text:s/></text:span><text:span text:style-name="T297">Explicit Virtual Overrides</text:span></text:p>
              </text:list-item>
              <text:list-item>
                <text:p><text:span text:style-name="T283"><text:s/></text:span><text:span text:style-name="T284">Uniform Initialization</text:span></text:p>
              </text:list-item>
              <text:list-item>
                <text:p><text:span text:style-name="T283"><text:s/></text:span><text:span text:style-name="T284">Constructors</text:span></text:p>
              </text:list-item>
              <text:list-item>
                <text:p><text:span text:style-name="T283"><text:s/></text:span><text:span text:style-name="T284">Type Interface</text:span></text:p>
              </text:list-item>
              <text:list-item>
                <text:p><text:span text:style-name="T283"><text:s/></text:span><text:span text:style-name="T284">Range based for loop</text:span></text:p>
              </text:list-item>
              <text:list-item>
                <text:p><text:span text:style-name="T283"><text:s/></text:span><text:span text:style-name="T284">Lambdas</text:span></text:p>
              </text:list-item>
              <text:list-item>
                <text:p><text:span text:style-name="T283"><text:s/></text:span><text:span text:style-name="T284">Functional programming</text:span></text:p>
                <text:p><text:span text:style-name="T283"/></text:p>
              </text:list-item>
            </text:list>
            <text:p><text:span text:style-name="T266"/></text:p>
            <text:p><text:span text:style-name="T266">C++11 is the ISO C++ standard ratified in 2011. The previous standard</text:span></text:p>
            <text:p><text:span text:style-name="T266">is often referred to as C++98 or C++03; the differences between C++98 and</text:span></text:p>
            <text:p><text:span text:style-name="T266">C++03 are so few and so technical that they ought not concern users.</text:span></text:p>
            <text:p><text:span text:style-name="T255"/></text:p>
            <text:p><text:span text:style-name="T256">16 Modern C++ Quick Tour</text:span></text:p>
            <text:list text:continue-numbering="true" text:style-name="L1">
              <text:list-item>
                <text:p><text:span text:style-name="T283"><text:s/></text:span><text:span text:style-name="T284">C++11 Intro</text:span></text:p>
              </text:list-item>
              <text:list-item>
                <text:p><text:span text:style-name="T255"><text:s/></text:span><text:span text:style-name="T282">Explicit Virtual Overrides</text:span></text:p>
              </text:list-item>
              <text:list-item>
                <text:p><text:span text:style-name="T283"><text:s/></text:span><text:span text:style-name="T284">Uniform Initialization</text:span></text:p>
              </text:list-item>
              <text:list-item>
                <text:p><text:span text:style-name="T283"><text:s/></text:span><text:span text:style-name="T284">Constructors</text:span></text:p>
              </text:list-item>
              <text:list-item>
                <text:p><text:span text:style-name="T283"><text:s/></text:span><text:span text:style-name="T284">Type Interface</text:span></text:p>
              </text:list-item>
              <text:list-item>
                <text:p><text:span text:style-name="T283"><text:s/></text:span><text:span text:style-name="T284">Range based for loop</text:span></text:p>
              </text:list-item>
              <text:list-item>
                <text:p><text:span text:style-name="T283"><text:s/></text:span><text:span text:style-name="T284">Lambdas</text:span></text:p>
              </text:list-item>
              <text:list-item>
                <text:p><text:span text:style-name="T283"><text:s/></text:span><text:span text:style-name="T284">Functional programming</text:span></text:p>
                <text:p><text:span text:style-name="T253"/></text:p>
              </text:list-item>
            </text:list>
            <text:p><text:span text:style-name="T63">No special keyword or annotation is needed for a function in a derived</text:span></text:p>
            <text:p><text:span text:style-name="T63">class to override a function in a base class. For example:</text:span></text:p>
            <text:p><text:span text:style-name="T65">struct B {</text:span></text:p>
            <text:p><text:span text:style-name="T65">virtual void f();</text:span></text:p>
            <text:p><text:span text:style-name="T65">virtual void g() const;</text:span></text:p>
            <text:p><text:span text:style-name="T65">virtual void h(char);</text:span></text:p>
            <text:p><text:span text:style-name="T65">void k(); <text:s text:c="6"/>// not virtual</text:span></text:p>
            <text:p><text:span text:style-name="T65">};</text:span></text:p>
            <text:p><text:span text:style-name="T66"/></text:p>
            <text:p><text:span text:style-name="T65">struct D : B {</text:span></text:p>
            <text:p><text:span text:style-name="T65">void f(); <text:s text:c="6"/>// overrides B::f()</text:span></text:p>
            <text:p><text:span text:style-name="T65">void g(); <text:s text:c="6"/>// doesn't override B::g() (wrong type)</text:span></text:p>
            <text:p><text:span text:style-name="T65">virtual void h(char); <text:s text:c="2"/>// overrides B::h()</text:span></text:p>
            <text:p><text:span text:style-name="T65">void k(); <text:s text:c="6"/>// doesn't override B::k() (B::k() is not</text:span></text:p>
            <text:p><text:span text:style-name="T65">virtual)</text:span></text:p>
            <text:p><text:span text:style-name="T65">};</text:span></text:p>
            <text:p><text:span text:style-name="T66"/></text:p>
            <text:p><text:span text:style-name="T63">This can cause confusion (what did the programmer mean?), and problems</text:span></text:p>
            <text:p><text:span text:style-name="T63">if a compiler doesn't warn against suspicious code. For example,</text:span></text:p>
            <text:p><text:span text:style-name="T63">* Did the programmer mean to override B::g()? (almost certainly yes)</text:span></text:p>
            <text:p><text:span text:style-name="T63">* Did the programming mean to override B::h(char)? (probably not </text:span></text:p>
            <text:p><text:span text:style-name="T63"><text:s text:c="3"/></text:span><text:span text:style-name="T63">bec</text:span><text:span text:style-name="T23">ause of the redundant explicit virtual).</text:span></text:p>
            <text:p><text:span text:style-name="T63">* Did the programmer mean to override B::k()? (probably, but that's </text:span><text:span text:style-name="T23">not possible).</text:span></text:p>
            <text:p><text:span text:style-name="T23"/></text:p>
            <text:p><text:span text:style-name="T241"><text:s text:c="4"/></text:span></text:p>
          </draw:text-box>
        </draw:frame>
        <draw:frame draw:style-name="gr40" draw:layer="layout" svg:width="18.415cm" svg:height="24.316cm" svg:x="34.481cm" svg:y="32.958cm">
          <draw:text-box>
            <text:p><text:span text:style-name="T194">Day3 </text:span></text:p>
            <text:p><text:span text:style-name="T194">8. Storage class specifier</text:span></text:p>
            <text:list text:style-name="L1">
              <text:list-item>
                <text:p><text:span text:style-name="T201"><text:s/></text:span><text:span text:style-name="T201">Automatic</text:span></text:p>
              </text:list-item>
              <text:list-item>
                <text:p><text:span text:style-name="T201"><text:s/></text:span><text:span text:style-name="T201">Const</text:span></text:p>
              </text:list-item>
              <text:list-item>
                <text:p><text:span text:style-name="T201"><text:s/></text:span><text:span text:style-name="T201">Global</text:span></text:p>
              </text:list-item>
              <text:list-item>
                <text:p><text:span text:style-name="T201"><text:s/></text:span><text:span text:style-name="T201">Extern</text:span></text:p>
              </text:list-item>
              <text:list-item>
                <text:p><text:span text:style-name="T201"><text:s/></text:span><text:span text:style-name="T201">Register</text:span></text:p>
              </text:list-item>
              <text:list-item>
                <text:p><text:span text:style-name="T201"><text:s/></text:span><text:span text:style-name="T201">Static</text:span></text:p>
              </text:list-item>
              <text:list-item>
                <text:p><text:span text:style-name="T202"><text:s/></text:span><text:span text:style-name="T202">Volatile</text:span></text:p>
              </text:list-item>
            </text:list>
            <text:p><text:span text:style-name="T203">The auto storage class is the default storage class for all local variables. </text:span></text:p>
            <text:p><text:span text:style-name="T203">{ </text:span></text:p>
            <text:p><text:span text:style-name="T203">int mount; </text:span></text:p>
            <text:p><text:span text:style-name="T203">auto int month; </text:span></text:p>
            <text:p><text:span text:style-name="T203">} </text:span></text:p>
            <text:p><text:span text:style-name="T203">The example above defines two variables with the same storage class, auto can only be used</text:span></text:p>
            <text:p><text:span text:style-name="T203"><text:s/></text:span><text:span text:style-name="T203">within functions, i.e., local variables. </text:span></text:p>
            <text:p><text:span text:style-name="T203"/></text:p>
            <text:p><text:span text:style-name="T203"/></text:p>
            <text:p><text:span text:style-name="T203">Variable defined in global scope of the file.</text:span></text:p>
            <text:p><text:span text:style-name="T203">Global variables are visible across the program.</text:span></text:p>
            <text:p><text:span text:style-name="T203">File using the global variable need to declare it as extern in order to that file compiled.</text:span></text:p>
            <text:p><text:span text:style-name="T203"/></text:p>
          </draw:text-box>
        </draw:frame>
        <draw:frame draw:style-name="gr41" draw:text-style-name="P21" draw:layer="layout" svg:width="18.415cm" svg:height="23.681cm" svg:x="42.957cm" svg:y="45.733cm">
          <draw:text-box>
            <text:p><text:span text:style-name="T274">Day 5 Afternoon</text:span></text:p>
            <text:p><text:span text:style-name="T274">16 Modern C++ Quick Tour</text:span></text:p>
            <text:list text:style-name="L1">
              <text:list-item>
                <text:p><text:span text:style-name="T263"><text:s/></text:span><text:span text:style-name="T271">C++11 Intro</text:span></text:p>
              </text:list-item>
              <text:list-item>
                <text:p><text:span text:style-name="T298"><text:s/></text:span><text:span text:style-name="T299">Explicit Virtual Overrides</text:span></text:p>
              </text:list-item>
              <text:list-item>
                <text:p><text:span text:style-name="T300"><text:s/></text:span><text:span text:style-name="T301">Uniform Initialization</text:span></text:p>
              </text:list-item>
              <text:list-item>
                <text:p><text:span text:style-name="T300"><text:s/></text:span><text:span text:style-name="T301">Constructors</text:span></text:p>
              </text:list-item>
              <text:list-item>
                <text:p><text:span text:style-name="T300"><text:s/></text:span><text:span text:style-name="T301">Type Interface</text:span></text:p>
              </text:list-item>
              <text:list-item>
                <text:p><text:span text:style-name="T300"><text:s/></text:span><text:span text:style-name="T301">Range based for loop</text:span></text:p>
              </text:list-item>
              <text:list-item>
                <text:p><text:span text:style-name="T300"><text:s/></text:span><text:span text:style-name="T301">Lambdas</text:span></text:p>
              </text:list-item>
              <text:list-item>
                <text:p><text:span text:style-name="T300"><text:s/></text:span><text:span text:style-name="T301">Functional programming</text:span></text:p>
                <text:p><text:span text:style-name="T300"/></text:p>
              </text:list-item>
            </text:list>
            <text:p><text:span text:style-name="T271">C++11 is the ISO C++ standard ratified in 2011. The previous standard</text:span></text:p>
            <text:p><text:span text:style-name="T271">is often referred to as C++98 or C++03; the differences between C++98 and</text:span></text:p>
            <text:p><text:span text:style-name="T271">C++03 are so few and so technical that they ought not concern users.</text:span></text:p>
            <text:p><text:span text:style-name="T287"/></text:p>
            <text:p><text:span text:style-name="T274">16 Modern C++ Quick Tour</text:span></text:p>
            <text:list text:continue-numbering="true" text:style-name="L1">
              <text:list-item>
                <text:p><text:span text:style-name="T300"><text:s/></text:span><text:span text:style-name="T301">C++11 Intro</text:span></text:p>
              </text:list-item>
              <text:list-item>
                <text:p><text:span text:style-name="T287"><text:s/></text:span><text:span text:style-name="T293">Explicit Virtual Overrides</text:span></text:p>
              </text:list-item>
              <text:list-item>
                <text:p><text:span text:style-name="T300"><text:s/></text:span><text:span text:style-name="T301">Uniform Initialization</text:span></text:p>
              </text:list-item>
              <text:list-item>
                <text:p><text:span text:style-name="T300"><text:s/></text:span><text:span text:style-name="T301">Constructors</text:span></text:p>
              </text:list-item>
              <text:list-item>
                <text:p><text:span text:style-name="T300"><text:s/></text:span><text:span text:style-name="T301">Type Interface</text:span></text:p>
              </text:list-item>
              <text:list-item>
                <text:p><text:span text:style-name="T300"><text:s/></text:span><text:span text:style-name="T301">Range based for loop</text:span></text:p>
              </text:list-item>
              <text:list-item>
                <text:p><text:span text:style-name="T300"><text:s/></text:span><text:span text:style-name="T301">Lambdas</text:span></text:p>
              </text:list-item>
              <text:list-item>
                <text:p><text:span text:style-name="T300"><text:s/></text:span><text:span text:style-name="T301">Functional programming</text:span></text:p>
                <text:p><text:span text:style-name="T263"/></text:p>
              </text:list-item>
            </text:list>
            <text:p><text:span text:style-name="T183">No special keyword or annotation is needed for a function in a derived</text:span></text:p>
            <text:p><text:span text:style-name="T183">class to override a function in a base class. For example:</text:span></text:p>
            <text:p><text:span text:style-name="T65">struct B {</text:span></text:p>
            <text:p><text:span text:style-name="T65">virtual void f();</text:span></text:p>
            <text:p><text:span text:style-name="T65">virtual void g() const;</text:span></text:p>
            <text:p><text:span text:style-name="T65">virtual void h(char);</text:span></text:p>
            <text:p><text:span text:style-name="T65">void k(); <text:s text:c="6"/>// not virtual</text:span></text:p>
            <text:p><text:span text:style-name="T65">};</text:span></text:p>
            <text:p><text:span text:style-name="T66"/></text:p>
            <text:p><text:span text:style-name="T65">struct D : B {</text:span></text:p>
            <text:p><text:span text:style-name="T65">void f(); <text:s text:c="6"/>// overrides B::f()</text:span></text:p>
            <text:p><text:span text:style-name="T65">void g(); <text:s text:c="6"/>// doesn't override B::g() (wrong type)</text:span></text:p>
            <text:p><text:span text:style-name="T65">virtual void h(char); <text:s text:c="2"/>// overrides B::h()</text:span></text:p>
            <text:p><text:span text:style-name="T65">void k(); <text:s text:c="6"/>// doesn't override B::k() (B::k() is not</text:span></text:p>
            <text:p><text:span text:style-name="T65">virtual)</text:span></text:p>
            <text:p><text:span text:style-name="T65">};</text:span></text:p>
            <text:p><text:span text:style-name="T66"/></text:p>
            <text:p><text:span text:style-name="T183">This can cause confusion (what did the programmer mean?), and problems</text:span></text:p>
            <text:p><text:span text:style-name="T183">if a compiler doesn't warn against suspicious code. For example,</text:span></text:p>
            <text:p><text:span text:style-name="T183">* Did the programmer mean to override B::g()? (almost certainly yes)</text:span></text:p>
            <text:p><text:span text:style-name="T183">* Did the programming mean to override B::h(char)? (probably not </text:span></text:p>
            <text:p><text:span text:style-name="T183"><text:s text:c="3"/></text:span><text:span text:style-name="T183">bec</text:span><text:span text:style-name="T57">ause of the redundant explicit virtual).</text:span></text:p>
            <text:p><text:span text:style-name="T183">* Did the programmer mean to override B::k()? (probably, but that's</text:span><text:span text:style-name="T57">not possible).</text:span></text:p>
            <text:p><text:span text:style-name="T57"/></text:p>
            <text:p><text:span text:style-name="T241"><text:s text:c="3"/></text:span></text:p>
          </draw:text-box>
        </draw:frame>
        <draw:line draw:style-name="gr22" draw:text-style-name="P11" draw:layer="layout" svg:x1="1cm" svg:y1="25.888cm" svg:x2="20.59cm" svg:y2="25.888cm">
          <text:p/>
        </draw:line>
      </draw:page>
      <draw:page draw:name="page135" draw:style-name="dp1" draw:master-page-name="Default">
        <office:forms form:automatic-focus="false" form:apply-design-mode="false"/>
        <draw:frame draw:style-name="gr38" draw:text-style-name="P19" draw:layer="layout" svg:width="18.32cm" svg:height="22.992cm" svg:x="1.635cm" svg:y="2.403cm">
          <draw:text-box>
            <text:p><text:span text:style-name="T193"/></text:p>
            <text:p><text:span text:style-name="T194"/></text:p>
            <text:list text:style-name="L1">
              <text:list-header>
                <text:p><text:span text:style-name="T193"/></text:p>
              </text:list-header>
            </text:list>
            <text:p><text:span text:style-name="T193"/></text:p>
            <text:p><text:span text:style-name="T195"><text:s text:c="115"/></text:span></text:p>
          </draw:text-box>
        </draw:frame>
        <draw:frame draw:style-name="gr41" draw:text-style-name="P21" draw:layer="layout" svg:width="18.415cm" svg:height="23.681cm" svg:x="1.381cm" svg:y="1.914cm">
          <draw:text-box>
            <text:p><text:span text:style-name="T266">To allow the programmer to be more explicit about overriding, we now h</text:span></text:p>
            <text:p><text:span text:style-name="T23">ave the "contextual keyword" override:</text:span></text:p>
            <text:p><text:span text:style-name="T65"/></text:p>
            <text:p><text:span text:style-name="T65">struct D : B {</text:span></text:p>
            <text:p><text:span text:style-name="T65">void f() override; <text:s text:c="5"/>// OK: overrides B::f()</text:span></text:p>
            <text:p><text:span text:style-name="T65">void g() override; <text:s text:c="5"/>// error: wrong type</text:span></text:p>
            <text:p><text:span text:style-name="T65">virtual void h(char); <text:s text:c="2"/>// overrides B::h(); likely warni</text:span><text:span text:style-name="T66">ng</text:span></text:p>
            <text:p><text:span text:style-name="T65">void k() override; <text:s text:c="5"/>// error: B::k() is not virtual</text:span></text:p>
            <text:p><text:span text:style-name="T65">};</text:span></text:p>
            <text:p><text:span text:style-name="T160"/></text:p>
            <text:p><text:span text:style-name="T63">A declaration marked override is only valid if there is a function to </text:span><text:span text:style-name="T23">override.</text:span></text:p>
            <text:p><text:span text:style-name="T63">Override is only a contextual keyword, so you can still use it as an i</text:span><text:span text:style-name="T23">dentifier:</text:span></text:p>
            <text:p><text:span text:style-name="T23">int override = 7; <text:s text:c="6"/>// not recommended</text:span></text:p>
            <text:p><text:span text:style-name="T23"/></text:p>
            <text:p><text:span text:style-name="T23"/></text:p>
            <text:p><text:span text:style-name="T23">Override controls: final</text:span></text:p>
            <text:p><text:span text:style-name="T63">Sometimes, a programmer wants to prevent a virtual function from being</text:span></text:p>
            <text:p><text:span text:style-name="T63">overridden. This can be achieved by adding the specifier final. For example:</text:span></text:p>
            <text:p><text:span text:style-name="T65"/></text:p>
            <text:p><text:span text:style-name="T65">struct B {</text:span></text:p>
            <text:p><text:span text:style-name="T65">virtual void f() const final; <text:s text:c="2"/>// do not override</text:span></text:p>
            <text:p><text:span text:style-name="T65">virtual void g();</text:span></text:p>
            <text:p><text:span text:style-name="T65">};</text:span></text:p>
            <text:p><text:span text:style-name="T65">struct D : B {</text:span></text:p>
            <text:p><text:span text:style-name="T65">void f() const; <text:s text:c="8"/>// error: D::f attempts to override final B::f</text:span></text:p>
            <text:p><text:span text:style-name="T65">void g(); <text:s text:c="14"/>// OK</text:span></text:p>
            <text:p><text:span text:style-name="T65">};</text:span></text:p>
            <text:p><text:span text:style-name="T66"/></text:p>
            <text:p><text:span text:style-name="T63">Final can be added for internal purpose and external user should not</text:span></text:p>
            <text:p><text:span text:style-name="T63">override it.</text:span></text:p>
            <text:p><text:span text:style-name="T23"/></text:p>
            <text:p><text:span text:style-name="T63">final is only a contextual keyword, so you can still use it as an iden</text:span><text:span text:style-name="T23">tifier:</text:span></text:p>
            <text:p><text:span text:style-name="T66">int final = 7; <text:s/>// not recommended</text:span></text:p>
            <text:p><text:span text:style-name="T241"><text:s text:c="3"/></text:span></text:p>
          </draw:text-box>
        </draw:frame>
        <draw:frame draw:style-name="gr40" draw:layer="layout" svg:width="18.415cm" svg:height="24.316cm" svg:x="34.481cm" svg:y="32.958cm">
          <draw:text-box>
            <text:p><text:span text:style-name="T194">Day3 </text:span></text:p>
            <text:p><text:span text:style-name="T194">8. Storage class specifier</text:span></text:p>
            <text:list text:style-name="L1">
              <text:list-item>
                <text:p><text:span text:style-name="T201"><text:s/></text:span><text:span text:style-name="T201">Automatic</text:span></text:p>
              </text:list-item>
              <text:list-item>
                <text:p><text:span text:style-name="T201"><text:s/></text:span><text:span text:style-name="T201">Const</text:span></text:p>
              </text:list-item>
              <text:list-item>
                <text:p><text:span text:style-name="T201"><text:s/></text:span><text:span text:style-name="T201">Global</text:span></text:p>
              </text:list-item>
              <text:list-item>
                <text:p><text:span text:style-name="T201"><text:s/></text:span><text:span text:style-name="T201">Extern</text:span></text:p>
              </text:list-item>
              <text:list-item>
                <text:p><text:span text:style-name="T201"><text:s/></text:span><text:span text:style-name="T201">Register</text:span></text:p>
              </text:list-item>
              <text:list-item>
                <text:p><text:span text:style-name="T201"><text:s/></text:span><text:span text:style-name="T201">Static</text:span></text:p>
              </text:list-item>
              <text:list-item>
                <text:p><text:span text:style-name="T202"><text:s/></text:span><text:span text:style-name="T202">Volatile</text:span></text:p>
              </text:list-item>
            </text:list>
            <text:p><text:span text:style-name="T203">The auto storage class is the default storage class for all local variables. </text:span></text:p>
            <text:p><text:span text:style-name="T203">{ </text:span></text:p>
            <text:p><text:span text:style-name="T203">int mount; </text:span></text:p>
            <text:p><text:span text:style-name="T203">auto int month; </text:span></text:p>
            <text:p><text:span text:style-name="T203">} </text:span></text:p>
            <text:p><text:span text:style-name="T203">The example above defines two variables with the same storage class, auto can only be used</text:span></text:p>
            <text:p><text:span text:style-name="T203"><text:s/></text:span><text:span text:style-name="T203">within functions, i.e., local variables. </text:span></text:p>
            <text:p><text:span text:style-name="T203"/></text:p>
            <text:p><text:span text:style-name="T203"/></text:p>
            <text:p><text:span text:style-name="T203">Variable defined in global scope of the file.</text:span></text:p>
            <text:p><text:span text:style-name="T203">Global variables are visible across the program.</text:span></text:p>
            <text:p><text:span text:style-name="T203">File using the global variable need to declare it as extern in order to that file compiled.</text:span></text:p>
            <text:p><text:span text:style-name="T203"/></text:p>
          </draw:text-box>
        </draw:frame>
        <draw:line draw:style-name="gr22" draw:text-style-name="P11" draw:layer="layout" svg:x1="1cm" svg:y1="25.888cm" svg:x2="20.59cm" svg:y2="25.888cm">
          <text:p/>
        </draw:line>
      </draw:page>
      <draw:page draw:name="page136" draw:style-name="dp1" draw:master-page-name="Default">
        <office:forms form:automatic-focus="false" form:apply-design-mode="false"/>
        <draw:frame draw:style-name="gr38" draw:text-style-name="P19" draw:layer="layout" svg:width="18.32cm" svg:height="22.992cm" svg:x="1.635cm" svg:y="2.403cm">
          <draw:text-box>
            <text:p><text:span text:style-name="T193"/></text:p>
            <text:p><text:span text:style-name="T194"/></text:p>
            <text:list text:style-name="L1">
              <text:list-header>
                <text:p><text:span text:style-name="T193"/></text:p>
              </text:list-header>
            </text:list>
            <text:p><text:span text:style-name="T193"/></text:p>
            <text:p><text:span text:style-name="T195"><text:s text:c="115"/></text:span></text:p>
          </draw:text-box>
        </draw:frame>
        <draw:frame draw:style-name="gr41" draw:text-style-name="P21" draw:layer="layout" svg:width="18.415cm" svg:height="23.681cm" svg:x="1.381cm" svg:y="1.914cm">
          <draw:text-box>
            <text:p><text:span text:style-name="T256">16 Modern C++ Quick Tour</text:span></text:p>
            <text:list text:style-name="L1">
              <text:list-item>
                <text:p><text:span text:style-name="T283"><text:s/></text:span><text:span text:style-name="T284">C++11 Intro</text:span></text:p>
              </text:list-item>
              <text:list-item>
                <text:p><text:span text:style-name="T283"><text:s/></text:span><text:span text:style-name="T284">Explicit Virtual Overrides</text:span></text:p>
              </text:list-item>
              <text:list-item>
                <text:p><text:span text:style-name="T255"><text:s/></text:span><text:span text:style-name="T282">Uniform Initialization</text:span></text:p>
              </text:list-item>
              <text:list-item>
                <text:p><text:span text:style-name="T283"><text:s/></text:span><text:span text:style-name="T284">Constructors</text:span></text:p>
              </text:list-item>
              <text:list-item>
                <text:p><text:span text:style-name="T283"><text:s/></text:span><text:span text:style-name="T284">Type Interface</text:span></text:p>
              </text:list-item>
              <text:list-item>
                <text:p><text:span text:style-name="T283"><text:s/></text:span><text:span text:style-name="T284">Range based for loop</text:span></text:p>
              </text:list-item>
              <text:list-item>
                <text:p><text:span text:style-name="T283"><text:s/></text:span><text:span text:style-name="T284">Lambdas</text:span></text:p>
              </text:list-item>
              <text:list-item>
                <text:p><text:span text:style-name="T283"><text:s/></text:span><text:span text:style-name="T284">Functional programming</text:span></text:p>
                <text:p><text:span text:style-name="T302"/></text:p>
              </text:list-item>
            </text:list>
            <text:p><text:span text:style-name="T266">C++ offers several ways of initializing an object depending on its typ</text:span><text:span text:style-name="T253">e</text:span></text:p>
            <text:p><text:span text:style-name="T253">and the initialization context.</text:span></text:p>
            <text:p><text:span text:style-name="T273"/></text:p>
            <text:p><text:span text:style-name="T264">string a[] = { "foo", " bar" }; // ok: initialize array </text:span><text:span text:style-name="T262">variable</text:span></text:p>
            <text:p><text:span text:style-name="T264">vector&lt;string&gt; v = { "foo", " bar" }; // error: initializer li</text:span><text:span text:style-name="T262">st for non-aggregate vector</text:span></text:p>
            <text:p><text:span text:style-name="T264">void f(string a[]);</text:span></text:p>
            <text:p><text:span text:style-name="T264">f( { "foo", " bar" } ); // syntax error: block a</text:span><text:span text:style-name="T262">s argument</text:span></text:p>
            <text:p><text:span text:style-name="T262"/></text:p>
            <text:p><text:span text:style-name="T266">and</text:span></text:p>
            <text:p><text:span text:style-name="T264">int a = 2; <text:s text:c="13"/>// ``assignment style''</text:span></text:p>
            <text:p><text:span text:style-name="T264">int aa[] = { 2, 3 }; <text:s text:c="3"/>// assignment style with list</text:span></text:p>
            <text:p><text:span text:style-name="T264">complex z(1,2); <text:s text:c="8"/>// ``functional style'' initialization</text:span></text:p>
            <text:p><text:span text:style-name="T264">x = Ptr(y); <text:s text:c="12"/>// ``functional style'' for conversion/ca</text:span><text:span text:style-name="T262">st/construction</text:span></text:p>
            <text:p><text:span text:style-name="T262"/></text:p>
            <text:p><text:span text:style-name="T266">and</text:span></text:p>
            <text:p><text:span text:style-name="T264">int a(1); <text:s text:c="6"/>// variable definition</text:span></text:p>
            <text:p><text:span text:style-name="T264">int b(); <text:s text:c="7"/>// function declaration</text:span></text:p>
            <text:p><text:span text:style-name="T264">int b(foo); <text:s text:c="4"/>// variable definition or function declaration</text:span></text:p>
            <text:p><text:span text:style-name="T262"/></text:p>
            <text:p><text:span text:style-name="T266">It can be hard to remember the rules for initialization and to choose</text:span></text:p>
            <text:p><text:span text:style-name="T253">the best way.</text:span></text:p>
            <text:p><text:span text:style-name="T253"/></text:p>
            <text:p><text:span text:style-name="T266">The C++11 solution is to allow {}-initializer lists for all initializa</text:span><text:span text:style-name="T253">tion:</text:span></text:p>
            <text:p><text:span text:style-name="T264">X x1 = X{1,2};</text:span></text:p>
            <text:p><text:span text:style-name="T264">X x2 = {1,2}; <text:s text:c="2"/>// the = is optional</text:span></text:p>
            <text:p><text:span text:style-name="T264">X x3{1,2};</text:span></text:p>
            <text:p><text:span text:style-name="T264">X* p = new X{1,2};</text:span></text:p>
            <text:p><text:span text:style-name="T262"/></text:p>
            <text:p><text:span text:style-name="T264">struct D : X {</text:span></text:p>
            <text:p><text:span text:style-name="T264">D(int x, int y) :X{x,y} { /* ... */ };</text:span></text:p>
            <text:p><text:span text:style-name="T264">};</text:span></text:p>
            <text:p><text:span text:style-name="T262"/></text:p>
            <text:p><text:span text:style-name="T264">struct S {</text:span></text:p>
            <text:p><text:span text:style-name="T264">int a[3];</text:span></text:p>
            <text:p><text:span text:style-name="T264">S(int x, int y, int z) :a{x,y,z} { /* ... */ }; // soluti</text:span><text:span text:style-name="T262">on to old problem</text:span></text:p>
            <text:p><text:span text:style-name="T264">};</text:span></text:p>
            <text:p><text:span text:style-name="T262"/></text:p>
          </draw:text-box>
        </draw:frame>
        <draw:frame draw:style-name="gr40" draw:layer="layout" svg:width="18.415cm" svg:height="24.316cm" svg:x="34.481cm" svg:y="32.958cm">
          <draw:text-box>
            <text:p><text:span text:style-name="T194">Day3 </text:span></text:p>
            <text:p><text:span text:style-name="T194">8. Storage class specifier</text:span></text:p>
            <text:list text:style-name="L1">
              <text:list-item>
                <text:p><text:span text:style-name="T201"><text:s/></text:span><text:span text:style-name="T201">Automatic</text:span></text:p>
              </text:list-item>
              <text:list-item>
                <text:p><text:span text:style-name="T201"><text:s/></text:span><text:span text:style-name="T201">Const</text:span></text:p>
              </text:list-item>
              <text:list-item>
                <text:p><text:span text:style-name="T201"><text:s/></text:span><text:span text:style-name="T201">Global</text:span></text:p>
              </text:list-item>
              <text:list-item>
                <text:p><text:span text:style-name="T201"><text:s/></text:span><text:span text:style-name="T201">Extern</text:span></text:p>
              </text:list-item>
              <text:list-item>
                <text:p><text:span text:style-name="T201"><text:s/></text:span><text:span text:style-name="T201">Register</text:span></text:p>
              </text:list-item>
              <text:list-item>
                <text:p><text:span text:style-name="T201"><text:s/></text:span><text:span text:style-name="T201">Static</text:span></text:p>
              </text:list-item>
              <text:list-item>
                <text:p><text:span text:style-name="T202"><text:s/></text:span><text:span text:style-name="T202">Volatile</text:span></text:p>
              </text:list-item>
            </text:list>
            <text:p><text:span text:style-name="T203">The auto storage class is the default storage class for all local variables. </text:span></text:p>
            <text:p><text:span text:style-name="T203">{ </text:span></text:p>
            <text:p><text:span text:style-name="T203">int mount; </text:span></text:p>
            <text:p><text:span text:style-name="T203">auto int month; </text:span></text:p>
            <text:p><text:span text:style-name="T203">} </text:span></text:p>
            <text:p><text:span text:style-name="T203">The example above defines two variables with the same storage class, auto can only be used</text:span></text:p>
            <text:p><text:span text:style-name="T203"><text:s/></text:span><text:span text:style-name="T203">within functions, i.e., local variables. </text:span></text:p>
            <text:p><text:span text:style-name="T203"/></text:p>
            <text:p><text:span text:style-name="T203"/></text:p>
            <text:p><text:span text:style-name="T203">Variable defined in global scope of the file.</text:span></text:p>
            <text:p><text:span text:style-name="T203">Global variables are visible across the program.</text:span></text:p>
            <text:p><text:span text:style-name="T203">File using the global variable need to declare it as extern in order to that file compiled.</text:span></text:p>
            <text:p><text:span text:style-name="T203"/></text:p>
          </draw:text-box>
        </draw:frame>
        <draw:line draw:style-name="gr22" draw:text-style-name="P11" draw:layer="layout" svg:x1="1cm" svg:y1="25.888cm" svg:x2="20.59cm" svg:y2="25.888cm">
          <text:p/>
        </draw:line>
      </draw:page>
      <draw:page draw:name="page137" draw:style-name="dp1" draw:master-page-name="Default">
        <office:forms form:automatic-focus="false" form:apply-design-mode="false"/>
        <draw:frame draw:style-name="gr38" draw:text-style-name="P19" draw:layer="layout" svg:width="18.32cm" svg:height="22.992cm" svg:x="1.635cm" svg:y="2.403cm">
          <draw:text-box>
            <text:p><text:span text:style-name="T193"/></text:p>
            <text:p><text:span text:style-name="T194"/></text:p>
            <text:list text:style-name="L1">
              <text:list-header>
                <text:p><text:span text:style-name="T193"/></text:p>
              </text:list-header>
            </text:list>
            <text:p><text:span text:style-name="T193"/></text:p>
            <text:p><text:span text:style-name="T195"><text:s text:c="115"/></text:span></text:p>
          </draw:text-box>
        </draw:frame>
        <draw:frame draw:style-name="gr41" draw:text-style-name="P20" draw:layer="layout" svg:width="18.415cm" svg:height="23.681cm" svg:x="1.381cm" svg:y="1.914cm">
          <draw:text-box>
            <text:p><text:span text:style-name="T266">Importantly, X{a} constructs the same value in every context, so that</text:span></text:p>
            <text:p><text:span text:style-name="T253">{}-initialization gives the same result in all places where it is legal.</text:span></text:p>
            <text:p><text:span text:style-name="T253">For example:</text:span></text:p>
            <text:p><text:span text:style-name="T264">X x{a};</text:span></text:p>
            <text:p><text:span text:style-name="T264">X* p = new X{a};</text:span></text:p>
            <text:p><text:span text:style-name="T264">z = X{a}; <text:s text:c="8"/>// use as cast</text:span></text:p>
            <text:p><text:span text:style-name="T264">f({a}); <text:s text:c="10"/>// function argument (of type X)</text:span></text:p>
            <text:p><text:span text:style-name="T264">return {a}; <text:s text:c="6"/>// function return value (function returning X)</text:span></text:p>
            <text:p><text:span text:style-name="T262"/></text:p>
            <text:p><text:span text:style-name="T274"/></text:p>
            <text:p><text:span text:style-name="T256">16 Modern C++ Quick Tour</text:span></text:p>
            <text:list text:style-name="L1">
              <text:list-item>
                <text:p><text:span text:style-name="T283"><text:s/></text:span><text:span text:style-name="T284">C++11 Intro</text:span></text:p>
              </text:list-item>
              <text:list-item>
                <text:p><text:span text:style-name="T283"><text:s/></text:span><text:span text:style-name="T284">Explicit Virtual Overrides</text:span></text:p>
              </text:list-item>
              <text:list-item>
                <text:p><text:span text:style-name="T283"><text:s/></text:span><text:span text:style-name="T284">Uniform Initialization</text:span></text:p>
              </text:list-item>
              <text:list-item>
                <text:p><text:span text:style-name="T255"><text:s/></text:span><text:span text:style-name="T282">Constructors</text:span></text:p>
              </text:list-item>
              <text:list-item>
                <text:p><text:span text:style-name="T283"><text:s/></text:span><text:span text:style-name="T284">Type Interface</text:span></text:p>
              </text:list-item>
              <text:list-item>
                <text:p><text:span text:style-name="T283"><text:s/></text:span><text:span text:style-name="T284">Range based for loop</text:span></text:p>
              </text:list-item>
              <text:list-item>
                <text:p><text:span text:style-name="T283"><text:s/></text:span><text:span text:style-name="T284">Lambdas</text:span></text:p>
              </text:list-item>
              <text:list-item>
                <text:p><text:span text:style-name="T283"><text:s/></text:span><text:span text:style-name="T284">Functional programming</text:span></text:p>
                <text:p><text:span text:style-name="T302"/></text:p>
              </text:list-item>
            </text:list>
            <text:p><text:span text:style-name="T253"/></text:p>
            <text:p><text:span text:style-name="T253">Inherited constructors</text:span></text:p>
            <text:p><text:span text:style-name="T264">struct B {</text:span></text:p>
            <text:p><text:span text:style-name="T264">void f(double);</text:span></text:p>
            <text:p><text:span text:style-name="T264">};</text:span></text:p>
            <text:p><text:span text:style-name="T264">struct D : B {</text:span></text:p>
            <text:p><text:span text:style-name="T264">void f(int);</text:span></text:p>
            <text:p><text:span text:style-name="T264">};</text:span></text:p>
            <text:p><text:span text:style-name="T264">B b; <text:s text:c="2"/>b.f(4.5); <text:s text:c="7"/>// fine</text:span></text:p>
            <text:p><text:span text:style-name="T264">D d; <text:s text:c="2"/>d.f(4.5); <text:s text:c="7"/>// surprise: calls f(int) with argument 4</text:span></text:p>
            <text:p><text:span text:style-name="T262"/></text:p>
            <text:p><text:span text:style-name="T266">In C++98, we can "lift" a set of overloaded functions from a base</text:span></text:p>
            <text:p><text:span text:style-name="T266">clas</text:span><text:span text:style-name="T253">s into a derived class:</text:span></text:p>
            <text:p><text:span text:style-name="T264">struct B {</text:span></text:p>
            <text:p><text:span text:style-name="T264">void f(double);</text:span></text:p>
            <text:p><text:span text:style-name="T264">};</text:span></text:p>
            <text:p><text:span text:style-name="T264">struct D : B {</text:span></text:p>
            <text:p><text:span text:style-name="T264">using B::f; <text:s text:c="4"/>// bring all f()s from B into scope</text:span></text:p>
            <text:p><text:span text:style-name="T264">void f(int); <text:s text:c="3"/>// add a new f()</text:span></text:p>
            <text:p><text:span text:style-name="T264">};</text:span></text:p>
            <text:p><text:span text:style-name="T262"/></text:p>
            <text:p><text:span text:style-name="T264">B b; <text:s text:c="2"/>b.f(4.5); <text:s text:c="7"/>// fine</text:span></text:p>
            <text:p><text:span text:style-name="T264">D d; <text:s text:c="2"/>d.f(4.5); <text:s text:c="7"/>// fine: calls D::f(double) which is B::f</text:span><text:span text:style-name="T262">(double)</text:span></text:p>
            <text:p><text:span text:style-name="T262"/></text:p>
            <text:p><text:span text:style-name="T262"/></text:p>
          </draw:text-box>
        </draw:frame>
        <draw:frame draw:style-name="gr40" draw:layer="layout" svg:width="18.415cm" svg:height="24.316cm" svg:x="34.481cm" svg:y="32.958cm">
          <draw:text-box>
            <text:p><text:span text:style-name="T194">Day3 </text:span></text:p>
            <text:p><text:span text:style-name="T194">8. Storage class specifier</text:span></text:p>
            <text:list text:style-name="L1">
              <text:list-item>
                <text:p><text:span text:style-name="T201"><text:s/></text:span><text:span text:style-name="T201">Automatic</text:span></text:p>
              </text:list-item>
              <text:list-item>
                <text:p><text:span text:style-name="T201"><text:s/></text:span><text:span text:style-name="T201">Const</text:span></text:p>
              </text:list-item>
              <text:list-item>
                <text:p><text:span text:style-name="T201"><text:s/></text:span><text:span text:style-name="T201">Global</text:span></text:p>
              </text:list-item>
              <text:list-item>
                <text:p><text:span text:style-name="T201"><text:s/></text:span><text:span text:style-name="T201">Extern</text:span></text:p>
              </text:list-item>
              <text:list-item>
                <text:p><text:span text:style-name="T201"><text:s/></text:span><text:span text:style-name="T201">Register</text:span></text:p>
              </text:list-item>
              <text:list-item>
                <text:p><text:span text:style-name="T201"><text:s/></text:span><text:span text:style-name="T201">Static</text:span></text:p>
              </text:list-item>
              <text:list-item>
                <text:p><text:span text:style-name="T202"><text:s/></text:span><text:span text:style-name="T202">Volatile</text:span></text:p>
              </text:list-item>
            </text:list>
            <text:p><text:span text:style-name="T203">The auto storage class is the default storage class for all local variables. </text:span></text:p>
            <text:p><text:span text:style-name="T203">{ </text:span></text:p>
            <text:p><text:span text:style-name="T203">int mount; </text:span></text:p>
            <text:p><text:span text:style-name="T203">auto int month; </text:span></text:p>
            <text:p><text:span text:style-name="T203">} </text:span></text:p>
            <text:p><text:span text:style-name="T203">The example above defines two variables with the same storage class, auto can only be used</text:span></text:p>
            <text:p><text:span text:style-name="T203"><text:s/></text:span><text:span text:style-name="T203">within functions, i.e., local variables. </text:span></text:p>
            <text:p><text:span text:style-name="T203"/></text:p>
            <text:p><text:span text:style-name="T203"/></text:p>
            <text:p><text:span text:style-name="T203">Variable defined in global scope of the file.</text:span></text:p>
            <text:p><text:span text:style-name="T203">Global variables are visible across the program.</text:span></text:p>
            <text:p><text:span text:style-name="T203">File using the global variable need to declare it as extern in order to that file compiled.</text:span></text:p>
            <text:p><text:span text:style-name="T203"/></text:p>
          </draw:text-box>
        </draw:frame>
        <draw:line draw:style-name="gr22" draw:text-style-name="P11" draw:layer="layout" svg:x1="1cm" svg:y1="25.888cm" svg:x2="20.59cm" svg:y2="25.888cm">
          <text:p/>
        </draw:line>
      </draw:page>
      <draw:page draw:name="page138" draw:style-name="dp1" draw:master-page-name="Default">
        <office:forms form:automatic-focus="false" form:apply-design-mode="false"/>
        <draw:frame draw:style-name="gr38" draw:text-style-name="P19" draw:layer="layout" svg:width="18.32cm" svg:height="22.992cm" svg:x="1.635cm" svg:y="2.403cm">
          <draw:text-box>
            <text:p><text:span text:style-name="T193"/></text:p>
            <text:p><text:span text:style-name="T194"/></text:p>
            <text:list text:style-name="L1">
              <text:list-header>
                <text:p><text:span text:style-name="T193"/></text:p>
              </text:list-header>
            </text:list>
            <text:p><text:span text:style-name="T193"/></text:p>
            <text:p><text:span text:style-name="T195"><text:s text:c="115"/></text:span></text:p>
          </draw:text-box>
        </draw:frame>
        <draw:frame draw:style-name="gr41" draw:text-style-name="P33" draw:layer="layout" svg:width="18.415cm" svg:height="23.681cm" svg:x="1.381cm" svg:y="1.914cm">
          <draw:text-box>
            <text:p><text:span text:style-name="T264">class Derived : public Base {</text:span></text:p>
            <text:p><text:span text:style-name="T264">public:</text:span></text:p>
            <text:p><text:span text:style-name="T264">using Base::f; <text:s text:c="3"/>// lift Base's f into Derived's scope -</text:span><text:span text:style-name="T262">- works in C++98</text:span></text:p>
            <text:p><text:span text:style-name="T264">void f(char); <text:s text:c="4"/>// provide a new f</text:span></text:p>
            <text:p><text:span text:style-name="T264">void f(int); <text:s text:c="5"/>// prefer this f to Base::f(int)</text:span></text:p>
            <text:p><text:span text:style-name="T262"/></text:p>
            <text:p><text:span text:style-name="T264">using Base::Base; // lift Base constructors Derived's sco</text:span><text:span text:style-name="T262">pe -- C++11 only</text:span></text:p>
            <text:p><text:span text:style-name="T264">Derived(char); <text:s text:c="3"/>// provide a new constructor</text:span></text:p>
            <text:p><text:span text:style-name="T264">Derived(int); <text:s text:c="4"/>// prefer this constructor to Base::Bas</text:span><text:span text:style-name="T262">e(int)</text:span></text:p>
            <text:p><text:span text:style-name="T264">// ...</text:span></text:p>
            <text:p><text:span text:style-name="T264">};</text:span></text:p>
            <text:p><text:span text:style-name="T264"/></text:p>
            <text:p><text:span text:style-name="T264"/></text:p>
            <text:p><text:span text:style-name="T266">If you so choose, you can still shoot yourself in the foot by inheriti</text:span><text:span text:style-name="T253">ng</text:span></text:p>
            <text:p><text:span text:style-name="T253">constructors in a derived class in which you define new member variables</text:span></text:p>
            <text:p><text:span text:style-name="T253">needing initialization:</text:span></text:p>
            <text:p><text:span text:style-name="T264"/></text:p>
            <text:p><text:span text:style-name="T264">struct B1 {</text:span></text:p>
            <text:p><text:span text:style-name="T264">B1(int) { }</text:span></text:p>
            <text:p><text:span text:style-name="T264">};</text:span></text:p>
            <text:p><text:span text:style-name="T264">struct D1 : B1 {</text:span></text:p>
            <text:p><text:span text:style-name="T264">using B1::B1; // implicitly declares D1(int)</text:span></text:p>
            <text:p><text:span text:style-name="T264">int x;</text:span></text:p>
            <text:p><text:span text:style-name="T264">};</text:span></text:p>
            <text:p><text:span text:style-name="T264">void test()</text:span></text:p>
            <text:p><text:span text:style-name="T264">{</text:span></text:p>
            <text:p><text:span text:style-name="T264">D1 d(6); <text:s text:c="7"/>// Oops: d.x is not initialized</text:span></text:p>
            <text:p><text:span text:style-name="T264">D1 e; <text:s text:c="10"/>// error: D1 has no default constructor</text:span></text:p>
            <text:p><text:span text:style-name="T264">}</text:span></text:p>
            <text:p><text:span text:style-name="T271"/></text:p>
            <text:p><text:span text:style-name="T266">You might remove the bullet from your foot by using a member-initializ</text:span><text:span text:style-name="T253">er:</text:span></text:p>
            <text:p><text:span text:style-name="T264">struct D1 : B1 {</text:span></text:p>
            <text:p><text:span text:style-name="T264">using B1::B1; <text:s text:c="2"/>// implicitly declares D1(int)</text:span></text:p>
            <text:p><text:span text:style-name="T264">int x{0}; <text:s text:c="6"/>// note: x is initialized</text:span></text:p>
            <text:p><text:span text:style-name="T264">};</text:span></text:p>
            <text:p><text:span text:style-name="T264">void test()</text:span></text:p>
            <text:p><text:span text:style-name="T264">{</text:span></text:p>
            <text:p><text:span text:style-name="T264">D1 d(6); <text:s text:c="7"/>// d.x is zero</text:span></text:p>
            <text:p><text:span text:style-name="T264">}</text:span></text:p>
            <text:p><text:span text:style-name="T262"/></text:p>
          </draw:text-box>
        </draw:frame>
        <draw:frame draw:style-name="gr40" draw:layer="layout" svg:width="18.415cm" svg:height="24.316cm" svg:x="34.481cm" svg:y="32.958cm">
          <draw:text-box>
            <text:p><text:span text:style-name="T194">Day3 </text:span></text:p>
            <text:p><text:span text:style-name="T194">8. Storage class specifier</text:span></text:p>
            <text:list text:style-name="L1">
              <text:list-item>
                <text:p><text:span text:style-name="T201"><text:s/></text:span><text:span text:style-name="T201">Automatic</text:span></text:p>
              </text:list-item>
              <text:list-item>
                <text:p><text:span text:style-name="T201"><text:s/></text:span><text:span text:style-name="T201">Const</text:span></text:p>
              </text:list-item>
              <text:list-item>
                <text:p><text:span text:style-name="T201"><text:s/></text:span><text:span text:style-name="T201">Global</text:span></text:p>
              </text:list-item>
              <text:list-item>
                <text:p><text:span text:style-name="T201"><text:s/></text:span><text:span text:style-name="T201">Extern</text:span></text:p>
              </text:list-item>
              <text:list-item>
                <text:p><text:span text:style-name="T201"><text:s/></text:span><text:span text:style-name="T201">Register</text:span></text:p>
              </text:list-item>
              <text:list-item>
                <text:p><text:span text:style-name="T201"><text:s/></text:span><text:span text:style-name="T201">Static</text:span></text:p>
              </text:list-item>
              <text:list-item>
                <text:p><text:span text:style-name="T202"><text:s/></text:span><text:span text:style-name="T202">Volatile</text:span></text:p>
              </text:list-item>
            </text:list>
            <text:p><text:span text:style-name="T203">The auto storage class is the default storage class for all local variables. </text:span></text:p>
            <text:p><text:span text:style-name="T203">{ </text:span></text:p>
            <text:p><text:span text:style-name="T203">int mount; </text:span></text:p>
            <text:p><text:span text:style-name="T203">auto int month; </text:span></text:p>
            <text:p><text:span text:style-name="T203">} </text:span></text:p>
            <text:p><text:span text:style-name="T203">The example above defines two variables with the same storage class, auto can only be used</text:span></text:p>
            <text:p><text:span text:style-name="T203"><text:s/></text:span><text:span text:style-name="T203">within functions, i.e., local variables. </text:span></text:p>
            <text:p><text:span text:style-name="T203"/></text:p>
            <text:p><text:span text:style-name="T203"/></text:p>
            <text:p><text:span text:style-name="T203">Variable defined in global scope of the file.</text:span></text:p>
            <text:p><text:span text:style-name="T203">Global variables are visible across the program.</text:span></text:p>
            <text:p><text:span text:style-name="T203">File using the global variable need to declare it as extern in order to that file compiled.</text:span></text:p>
            <text:p><text:span text:style-name="T203"/></text:p>
          </draw:text-box>
        </draw:frame>
        <draw:line draw:style-name="gr22" draw:text-style-name="P11" draw:layer="layout" svg:x1="1cm" svg:y1="25.888cm" svg:x2="20.59cm" svg:y2="25.888cm">
          <text:p/>
        </draw:line>
      </draw:page>
      <draw:page draw:name="page139" draw:style-name="dp1" draw:master-page-name="Default">
        <office:forms form:automatic-focus="false" form:apply-design-mode="false"/>
        <draw:frame draw:style-name="gr38" draw:text-style-name="P19" draw:layer="layout" svg:width="18.32cm" svg:height="22.992cm" svg:x="1.635cm" svg:y="2.403cm">
          <draw:text-box>
            <text:p><text:span text:style-name="T193"/></text:p>
            <text:p><text:span text:style-name="T194"/></text:p>
            <text:list text:style-name="L1">
              <text:list-header>
                <text:p><text:span text:style-name="T193"/></text:p>
              </text:list-header>
            </text:list>
            <text:p><text:span text:style-name="T193"/></text:p>
            <text:p><text:span text:style-name="T195"><text:s text:c="115"/></text:span></text:p>
          </draw:text-box>
        </draw:frame>
        <draw:frame draw:style-name="gr41" draw:text-style-name="P20" draw:layer="layout" svg:width="18.415cm" svg:height="23.681cm" svg:x="1.381cm" svg:y="1.914cm">
          <draw:text-box>
            <text:p><text:span text:style-name="T275">16 Modern C++ Quick Tour</text:span></text:p>
            <text:list text:style-name="L1">
              <text:list-item>
                <text:p><text:span text:style-name="T283"><text:s/></text:span><text:span text:style-name="T284">C++11 Intro</text:span></text:p>
              </text:list-item>
              <text:list-item>
                <text:p><text:span text:style-name="T283"><text:s/></text:span><text:span text:style-name="T284">Explicit Virtual Overrides</text:span></text:p>
              </text:list-item>
              <text:list-item>
                <text:p><text:span text:style-name="T283"><text:s/></text:span><text:span text:style-name="T284">Uniform Initialization</text:span></text:p>
              </text:list-item>
              <text:list-item>
                <text:p><text:span text:style-name="T283"><text:s/></text:span><text:span text:style-name="T284">Constructors</text:span></text:p>
              </text:list-item>
              <text:list-item>
                <text:p><text:span text:style-name="T255"><text:s/></text:span><text:span text:style-name="T282">Type Interfac</text:span><text:span text:style-name="T297">e</text:span></text:p>
              </text:list-item>
              <text:list-item>
                <text:p><text:span text:style-name="T283"><text:s/></text:span><text:span text:style-name="T284">Range based for loop</text:span></text:p>
              </text:list-item>
              <text:list-item>
                <text:p><text:span text:style-name="T283"><text:s/></text:span><text:span text:style-name="T284">Lambdas</text:span></text:p>
              </text:list-item>
              <text:list-item>
                <text:p><text:span text:style-name="T283"><text:s/></text:span><text:span text:style-name="T284">Functional programming</text:span></text:p>
              </text:list-item>
            </text:list>
            <text:p><text:span text:style-name="T253"/></text:p>
            <text:p><text:span text:style-name="T303">Consider:</text:span></text:p>
            <text:p><text:span text:style-name="T264">template&lt;class T, class U&gt;</text:span></text:p>
            <text:p><text:span text:style-name="T262"><text:s text:c="2"/></text:span><text:span text:style-name="T264">??? mul(T x, U y)</text:span></text:p>
            <text:p><text:span text:style-name="T264">{</text:span></text:p>
            <text:p><text:span text:style-name="T264">return x*y;</text:span></text:p>
            <text:p><text:span text:style-name="T264">}</text:span></text:p>
            <text:p><text:span text:style-name="T262"/></text:p>
            <text:p><text:span text:style-name="T266">What can we write as the return type? It's "the type of x*y", of cours</text:span><text:span text:style-name="T253">e, </text:span></text:p>
            <text:p><text:span text:style-name="T253">but how can we say that? First idea, use decltype:</text:span></text:p>
            <text:p><text:span text:style-name="T264">template&lt;class T, class U&gt;</text:span></text:p>
            <text:p><text:span text:style-name="T264">decltype(x*y) mul(T x, U y) // scope problem!</text:span></text:p>
            <text:p><text:span text:style-name="T264">{</text:span></text:p>
            <text:p><text:span text:style-name="T264">return x*y;</text:span></text:p>
            <text:p><text:span text:style-name="T264">}</text:span></text:p>
            <text:p><text:span text:style-name="T262"/></text:p>
            <text:p><text:span text:style-name="T266">The solution is put the return type where it belongs, after the argume</text:span><text:span text:style-name="T253">nts:</text:span></text:p>
            <text:p><text:span text:style-name="T264">template&lt;class T, class U&gt;</text:span></text:p>
            <text:p><text:span text:style-name="T264">auto mul(T x, U y) -&gt; decltype(x*y)</text:span></text:p>
            <text:p><text:span text:style-name="T264">{</text:span></text:p>
            <text:p><text:span text:style-name="T264">return x*y;</text:span></text:p>
            <text:p><text:span text:style-name="T264">}</text:span></text:p>
            <text:p><text:span text:style-name="T262"/></text:p>
            <text:p><text:span text:style-name="T266">We use the notation auto to mean "return type to be deduced or specifi</text:span><text:span text:style-name="T253">ed later."</text:span></text:p>
            <text:p><text:span text:style-name="T273"/></text:p>
            <text:p><text:span text:style-name="T266">The suffix syntax is not primarily about templates and type deduction,</text:span></text:p>
            <text:p><text:span text:style-name="T266">it is really about scope.</text:span></text:p>
            <text:p><text:span text:style-name="T264">struct List {</text:span></text:p>
            <text:p><text:span text:style-name="T264">struct Link { /* ... */ };</text:span></text:p>
            <text:p><text:span text:style-name="T264">Link* erase(Link* p); <text:s text:c="2"/>// remove p and return the link be</text:span><text:span text:style-name="T262">fore p</text:span></text:p>
            <text:p><text:span text:style-name="T264">// ...</text:span></text:p>
            <text:p><text:span text:style-name="T264">};</text:span></text:p>
            <text:p><text:span text:style-name="T264">List::Link* List::erase(Link* p) { /* ... */ }</text:span></text:p>
          </draw:text-box>
        </draw:frame>
        <draw:frame draw:style-name="gr40" draw:layer="layout" svg:width="18.415cm" svg:height="24.316cm" svg:x="34.481cm" svg:y="32.958cm">
          <draw:text-box>
            <text:p><text:span text:style-name="T194">Day3 </text:span></text:p>
            <text:p><text:span text:style-name="T194">8. Storage class specifier</text:span></text:p>
            <text:list text:style-name="L1">
              <text:list-item>
                <text:p><text:span text:style-name="T201"><text:s/></text:span><text:span text:style-name="T201">Automatic</text:span></text:p>
              </text:list-item>
              <text:list-item>
                <text:p><text:span text:style-name="T201"><text:s/></text:span><text:span text:style-name="T201">Const</text:span></text:p>
              </text:list-item>
              <text:list-item>
                <text:p><text:span text:style-name="T201"><text:s/></text:span><text:span text:style-name="T201">Global</text:span></text:p>
              </text:list-item>
              <text:list-item>
                <text:p><text:span text:style-name="T201"><text:s/></text:span><text:span text:style-name="T201">Extern</text:span></text:p>
              </text:list-item>
              <text:list-item>
                <text:p><text:span text:style-name="T201"><text:s/></text:span><text:span text:style-name="T201">Register</text:span></text:p>
              </text:list-item>
              <text:list-item>
                <text:p><text:span text:style-name="T201"><text:s/></text:span><text:span text:style-name="T201">Static</text:span></text:p>
              </text:list-item>
              <text:list-item>
                <text:p><text:span text:style-name="T202"><text:s/></text:span><text:span text:style-name="T202">Volatile</text:span></text:p>
              </text:list-item>
            </text:list>
            <text:p><text:span text:style-name="T203">The auto storage class is the default storage class for all local variables. </text:span></text:p>
            <text:p><text:span text:style-name="T203">{ </text:span></text:p>
            <text:p><text:span text:style-name="T203">int mount; </text:span></text:p>
            <text:p><text:span text:style-name="T203">auto int month; </text:span></text:p>
            <text:p><text:span text:style-name="T203">} </text:span></text:p>
            <text:p><text:span text:style-name="T203">The example above defines two variables with the same storage class, auto can only be used</text:span></text:p>
            <text:p><text:span text:style-name="T203"><text:s/></text:span><text:span text:style-name="T203">within functions, i.e., local variables. </text:span></text:p>
            <text:p><text:span text:style-name="T203"/></text:p>
            <text:p><text:span text:style-name="T203"/></text:p>
            <text:p><text:span text:style-name="T203">Variable defined in global scope of the file.</text:span></text:p>
            <text:p><text:span text:style-name="T203">Global variables are visible across the program.</text:span></text:p>
            <text:p><text:span text:style-name="T203">File using the global variable need to declare it as extern in order to that file compiled.</text:span></text:p>
            <text:p><text:span text:style-name="T203"/></text:p>
          </draw:text-box>
        </draw:frame>
        <draw:line draw:style-name="gr22" draw:text-style-name="P11" draw:layer="layout" svg:x1="1cm" svg:y1="25.888cm" svg:x2="20.59cm" svg:y2="25.888cm">
          <text:p/>
        </draw:line>
      </draw:page>
      <draw:page draw:name="page140" draw:style-name="dp1" draw:master-page-name="Default">
        <office:forms form:automatic-focus="false" form:apply-design-mode="false"/>
        <draw:frame draw:style-name="gr38" draw:text-style-name="P19" draw:layer="layout" svg:width="18.32cm" svg:height="22.992cm" svg:x="1.635cm" svg:y="2.403cm">
          <draw:text-box>
            <text:p><text:span text:style-name="T193"/></text:p>
            <text:p><text:span text:style-name="T194"/></text:p>
            <text:list text:style-name="L1">
              <text:list-header>
                <text:p><text:span text:style-name="T193"/></text:p>
              </text:list-header>
            </text:list>
            <text:p><text:span text:style-name="T193"/></text:p>
            <text:p><text:span text:style-name="T195"><text:s text:c="115"/></text:span></text:p>
          </draw:text-box>
        </draw:frame>
        <draw:frame draw:style-name="gr41" draw:text-style-name="P21" draw:layer="layout" svg:width="18.415cm" svg:height="23.681cm" svg:x="1.381cm" svg:y="1.914cm">
          <draw:text-box>
            <text:p><text:span text:style-name="T266">The first List:: is necessary only because the scope of List isn't ent</text:span><text:span text:style-name="T253">ered</text:span></text:p>
            <text:p><text:span text:style-name="T253">until the second List::. Better:</text:span></text:p>
            <text:p><text:span text:style-name="T303"/></text:p>
            <text:p><text:span text:style-name="T264">auto List::erase(Link* p) -&gt; Link* { /* ... */ }</text:span></text:p>
            <text:p><text:span text:style-name="T263"/></text:p>
            <text:p><text:span text:style-name="T266">Now neither Link needs explicit qualification.</text:span></text:p>
            <text:p><text:span text:style-name="T263"/></text:p>
            <text:p><text:span text:style-name="T277"/></text:p>
            <text:p><text:span text:style-name="T275">16 Modern C++ Quick Tour</text:span></text:p>
            <text:list text:style-name="L1">
              <text:list-item>
                <text:p><text:span text:style-name="T283"><text:s/></text:span><text:span text:style-name="T284">C++11 Intro</text:span></text:p>
              </text:list-item>
              <text:list-item>
                <text:p><text:span text:style-name="T283"><text:s/></text:span><text:span text:style-name="T284">Explicit Virtual Overrides</text:span></text:p>
              </text:list-item>
              <text:list-item>
                <text:p><text:span text:style-name="T283"><text:s/></text:span><text:span text:style-name="T284">Uniform Initialization</text:span></text:p>
              </text:list-item>
              <text:list-item>
                <text:p><text:span text:style-name="T283"><text:s/></text:span><text:span text:style-name="T284">Constructors</text:span></text:p>
              </text:list-item>
              <text:list-item>
                <text:p><text:span text:style-name="T283"><text:s/></text:span><text:span text:style-name="T284">Type Interface</text:span></text:p>
              </text:list-item>
              <text:list-item>
                <text:p><text:span text:style-name="T255"><text:s/></text:span><text:span text:style-name="T282">Range based for loop</text:span></text:p>
              </text:list-item>
              <text:list-item>
                <text:p><text:span text:style-name="T283"><text:s/></text:span><text:span text:style-name="T284">Lambdas</text:span></text:p>
              </text:list-item>
              <text:list-item>
                <text:p><text:span text:style-name="T283"><text:s/></text:span><text:span text:style-name="T284">Functional programming</text:span></text:p>
              </text:list-item>
            </text:list>
            <text:p><text:span text:style-name="T302"/></text:p>
            <text:p><text:span text:style-name="T266"/></text:p>
            <text:p><text:span text:style-name="T266"/></text:p>
            <text:p><text:span text:style-name="T266">A range for statement allows you to iterate through a "range", which i</text:span><text:span text:style-name="T253">s</text:span></text:p>
            <text:p><text:span text:style-name="T253">anything you can iterate through like an STL-sequence defined by a begin() </text:span></text:p>
            <text:p><text:span text:style-name="T253">and end(). All standard containers can be used as a range, as can a std::string,</text:span></text:p>
            <text:p><text:span text:style-name="T253">an initializer list, an array, and anything for which you define begin() and </text:span></text:p>
            <text:p><text:span text:style-name="T253">end(),</text:span></text:p>
            <text:p><text:span text:style-name="T253">e.g. an istream. For <text:s text:c="2"/></text:span><text:span text:style-name="T266">example:</text:span></text:p>
            <text:p><text:span text:style-name="T253"/></text:p>
            <text:p><text:span text:style-name="T262">void f(vector&lt;double&gt;&amp; v)</text:span></text:p>
            <text:p><text:span text:style-name="T262">{</text:span></text:p>
            <text:p><text:span text:style-name="T264">for (auto x : v) cout &lt;&lt; x &lt;&lt; '\n';</text:span></text:p>
            <text:p><text:span text:style-name="T264">for (auto&amp; x : v) ++x; <text:s/>// using a reference to allow us to chang</text:span><text:span text:style-name="T262">e the value</text:span></text:p>
            <text:p><text:span text:style-name="T262">}</text:span></text:p>
            <text:p><text:span text:style-name="T262"/></text:p>
            <text:p><text:span text:style-name="T266"/></text:p>
            <text:p><text:span text:style-name="T266">You can read that as "for all x in v" going through starting with v.be</text:span><text:span text:style-name="T253">gin()</text:span></text:p>
            <text:p><text:span text:style-name="T253">and iterating to v.end(). Another example:</text:span></text:p>
            <text:p><text:span text:style-name="T263"><text:s text:c="2"/></text:span></text:p>
            <text:p><text:span text:style-name="T264">for (const auto x : { 1,2,3,5,8,13,21,34 }) cout &lt;&lt; x &lt;&lt; '\n';</text:span></text:p>
            <text:p><text:span text:style-name="T271"/></text:p>
            <text:p><text:span text:style-name="T266">The begin() (and end()) can be a member to be called x.begin() or a</text:span></text:p>
            <text:p><text:span text:style-name="T266">fr</text:span><text:span text:style-name="T253">ee-standing function to be called begin(x). The member version takes</text:span></text:p>
            <text:p><text:span text:style-name="T253">precedence.</text:span></text:p>
            <text:p><text:span text:style-name="T263"><text:s/></text:span></text:p>
          </draw:text-box>
        </draw:frame>
        <draw:frame draw:style-name="gr40" draw:layer="layout" svg:width="18.415cm" svg:height="24.316cm" svg:x="34.481cm" svg:y="32.958cm">
          <draw:text-box>
            <text:p><text:span text:style-name="T194">Day3 </text:span></text:p>
            <text:p><text:span text:style-name="T194">8. Storage class specifier</text:span></text:p>
            <text:list text:style-name="L1">
              <text:list-item>
                <text:p><text:span text:style-name="T201"><text:s/></text:span><text:span text:style-name="T201">Automatic</text:span></text:p>
              </text:list-item>
              <text:list-item>
                <text:p><text:span text:style-name="T201"><text:s/></text:span><text:span text:style-name="T201">Const</text:span></text:p>
              </text:list-item>
              <text:list-item>
                <text:p><text:span text:style-name="T201"><text:s/></text:span><text:span text:style-name="T201">Global</text:span></text:p>
              </text:list-item>
              <text:list-item>
                <text:p><text:span text:style-name="T201"><text:s/></text:span><text:span text:style-name="T201">Extern</text:span></text:p>
              </text:list-item>
              <text:list-item>
                <text:p><text:span text:style-name="T201"><text:s/></text:span><text:span text:style-name="T201">Register</text:span></text:p>
              </text:list-item>
              <text:list-item>
                <text:p><text:span text:style-name="T201"><text:s/></text:span><text:span text:style-name="T201">Static</text:span></text:p>
              </text:list-item>
              <text:list-item>
                <text:p><text:span text:style-name="T202"><text:s/></text:span><text:span text:style-name="T202">Volatile</text:span></text:p>
              </text:list-item>
            </text:list>
            <text:p><text:span text:style-name="T203">The auto storage class is the default storage class for all local variables. </text:span></text:p>
            <text:p><text:span text:style-name="T203">{ </text:span></text:p>
            <text:p><text:span text:style-name="T203">int mount; </text:span></text:p>
            <text:p><text:span text:style-name="T203">auto int month; </text:span></text:p>
            <text:p><text:span text:style-name="T203">} </text:span></text:p>
            <text:p><text:span text:style-name="T203">The example above defines two variables with the same storage class, auto can only be used</text:span></text:p>
            <text:p><text:span text:style-name="T203"><text:s/></text:span><text:span text:style-name="T203">within functions, i.e., local variables. </text:span></text:p>
            <text:p><text:span text:style-name="T203"/></text:p>
            <text:p><text:span text:style-name="T203"/></text:p>
            <text:p><text:span text:style-name="T203">Variable defined in global scope of the file.</text:span></text:p>
            <text:p><text:span text:style-name="T203">Global variables are visible across the program.</text:span></text:p>
            <text:p><text:span text:style-name="T203">File using the global variable need to declare it as extern in order to that file compiled.</text:span></text:p>
            <text:p><text:span text:style-name="T203"/></text:p>
          </draw:text-box>
        </draw:frame>
        <draw:line draw:style-name="gr22" draw:text-style-name="P11" draw:layer="layout" svg:x1="1cm" svg:y1="25.888cm" svg:x2="20.59cm" svg:y2="25.888cm">
          <text:p/>
        </draw:line>
      </draw:page>
      <draw:page draw:name="page141" draw:style-name="dp1" draw:master-page-name="Default">
        <office:forms form:automatic-focus="false" form:apply-design-mode="false"/>
        <draw:frame draw:style-name="gr38" draw:text-style-name="P19" draw:layer="layout" svg:width="18.32cm" svg:height="22.992cm" svg:x="1.635cm" svg:y="2.403cm">
          <draw:text-box>
            <text:p><text:span text:style-name="T193"/></text:p>
            <text:p><text:span text:style-name="T194"/></text:p>
            <text:list text:style-name="L1">
              <text:list-header>
                <text:p><text:span text:style-name="T193"/></text:p>
              </text:list-header>
            </text:list>
            <text:p><text:span text:style-name="T193"/></text:p>
            <text:p><text:span text:style-name="T195"><text:s text:c="115"/></text:span></text:p>
          </draw:text-box>
        </draw:frame>
        <draw:frame draw:style-name="gr41" draw:text-style-name="P21" draw:layer="layout" svg:width="18.415cm" svg:height="24.321cm" svg:x="1.381cm" svg:y="1.914cm">
          <draw:text-box>
            <text:p><text:span text:style-name="T275">16 Modern C++ Quick Tour</text:span></text:p>
            <text:list text:style-name="L1">
              <text:list-item>
                <text:p><text:span text:style-name="T283"><text:s/></text:span><text:span text:style-name="T284">C++11 Intro</text:span></text:p>
              </text:list-item>
              <text:list-item>
                <text:p><text:span text:style-name="T283"><text:s/></text:span><text:span text:style-name="T284">Explicit Virtual Overrides</text:span></text:p>
              </text:list-item>
              <text:list-item>
                <text:p><text:span text:style-name="T283"><text:s/></text:span><text:span text:style-name="T284">Uniform Initialization</text:span></text:p>
              </text:list-item>
              <text:list-item>
                <text:p><text:span text:style-name="T283"><text:s/></text:span><text:span text:style-name="T284">Constructors</text:span></text:p>
              </text:list-item>
              <text:list-item>
                <text:p><text:span text:style-name="T283"><text:s/></text:span><text:span text:style-name="T284">Type Interface</text:span></text:p>
              </text:list-item>
              <text:list-item>
                <text:p><text:span text:style-name="T283"><text:s/></text:span><text:span text:style-name="T284">Range based for loop</text:span></text:p>
              </text:list-item>
              <text:list-item>
                <text:p><text:span text:style-name="T255"><text:s/></text:span><text:span text:style-name="T282">Lambdas</text:span></text:p>
              </text:list-item>
              <text:list-item>
                <text:p><text:span text:style-name="T283"><text:s/></text:span><text:span text:style-name="T284">Functional programming</text:span></text:p>
              </text:list-item>
            </text:list>
            <text:p><text:span text:style-name="T266">A lambda expression is a mechanism for specifying a function object. T</text:span><text:span text:style-name="T253">he</text:span></text:p>
            <text:p><text:span text:style-name="T253">primary use for a lambda is to specify a simple action to be performed </text:span><text:span text:style-name="T266">by</text:span></text:p>
            <text:p><text:span text:style-name="T266">some function. For example:</text:span></text:p>
            <text:p><text:span text:style-name="T253"/></text:p>
            <text:p><text:span text:style-name="T264">vector&lt;int&gt; v = {50, -10, 20, -30};</text:span></text:p>
            <text:p><text:span text:style-name="T264">std::sort(v.begin(), v.end()); <text:s/>// the default sort</text:span></text:p>
            <text:p><text:span text:style-name="T264">// now v should be { -30, -10, 20, 50 }</text:span></text:p>
            <text:p><text:span text:style-name="T262">/</text:span><text:span text:style-name="T264">/ sort by absolute value:</text:span></text:p>
            <text:p><text:span text:style-name="T264">std::sort(v.begin(), v.end(), [](int a, int b) { return abs(a)&lt;ab</text:span><text:span text:style-name="T262">s(b); });</text:span></text:p>
            <text:p><text:span text:style-name="T264">// now v should be { -10, 20, -30, 50 }</text:span></text:p>
            <text:p><text:span text:style-name="T262"/></text:p>
            <text:p><text:span text:style-name="T266">A lambda expression can access local variables in the scope in which i</text:span><text:span text:style-name="T253">t</text:span></text:p>
            <text:p><text:span text:style-name="T253">is used. For example:</text:span></text:p>
            <text:p><text:span text:style-name="T264">void f(vector&lt;Record&gt;&amp; v)</text:span></text:p>
            <text:p><text:span text:style-name="T264">{</text:span></text:p>
            <text:p><text:span text:style-name="T264">vector&lt;int&gt; indices(v.size());</text:span></text:p>
            <text:p><text:span text:style-name="T264">int count = 0;</text:span></text:p>
            <text:p><text:span text:style-name="T264">generate(indices.begin(),indices.end(),[&amp;count](){</text:span></text:p>
            <text:p><text:span text:style-name="T264">return</text:span><text:span text:style-name="T262"> </text:span><text:span text:style-name="T264">count++; </text:span></text:p>
            <text:p><text:span text:style-name="T264">});</text:span></text:p>
            <text:p><text:span text:style-name="T262"/></text:p>
            <text:p><text:span text:style-name="T264">// sort indices in the order determined by the name field</text:span><text:span text:style-name="T262"> </text:span><text:span text:style-name="T264">of the records:</text:span></text:p>
            <text:p><text:span text:style-name="T264">std::sort(indices.begin(), indices.end(), [&amp;](int a, int </text:span><text:span text:style-name="T262">b) {</text:span></text:p>
            <text:p><text:span text:style-name="T262">return v[a].name&lt;v[b].name; });</text:span></text:p>
            <text:p><text:span text:style-name="T264">// ...</text:span></text:p>
            <text:p><text:span text:style-name="T264">}</text:span></text:p>
            <text:p><text:span text:style-name="T262"/></text:p>
            <text:p><text:span text:style-name="T263"/></text:p>
            <text:p><text:span text:style-name="T253">We could have said that we wanted to "capture" only v, we could have</text:span></text:p>
            <text:p><text:span text:style-name="T253">said so: [&amp;v]. Had we wanted to pass v by value, we could </text:span><text:span text:style-name="T266">have said so:</text:span></text:p>
            <text:p><text:span text:style-name="T266">[=v]. Capture nothing is [], capture all by references is</text:span><text:span text:style-name="T253">[&amp;], and capture</text:span></text:p>
            <text:p><text:span text:style-name="T253">all by value is [=].</text:span></text:p>
            <text:p><text:span text:style-name="T253"/></text:p>
            <text:p><text:span text:style-name="T266">If an action is neither common nor simple, use a named f</text:span><text:span text:style-name="T253">unction</text:span></text:p>
            <text:p><text:span text:style-name="T253">object or function</text:span></text:p>
            <text:p><text:span text:style-name="T264">void f(vector&lt;Record&gt;&amp; v)</text:span></text:p>
            <text:p><text:span text:style-name="T264">{</text:span></text:p>
            <text:p><text:span text:style-name="T264">vector&lt;int&gt; indices(v.size());</text:span></text:p>
            <text:p><text:span text:style-name="T264">int count = 0;</text:span></text:p>
            <text:p><text:span text:style-name="T264">generate(indices.begin(),indices.end(),[&amp;](){ return ++co</text:span><text:span text:style-name="T262">unt; });</text:span></text:p>
            <text:p><text:span text:style-name="T262"/></text:p>
            <text:p><text:span text:style-name="T264">struct Cmp_names {</text:span></text:p>
            <text:p><text:span text:style-name="T264">const vector&lt;Record&gt;&amp; vr;</text:span></text:p>
            <text:p><text:span text:style-name="T264">Cmp_names(const vector&lt;Record&gt;&amp; r) :vr(r) { }</text:span></text:p>
            <text:p><text:span text:style-name="T264">bool operator()(int a, int b) const { return vr[a</text:span><text:span text:style-name="T262">].name&lt;vr[b].name; }</text:span></text:p>
            <text:p><text:span text:style-name="T264">};</text:span></text:p>
            <text:p><text:span text:style-name="T262"/></text:p>
            <text:p><text:span text:style-name="T263"><text:s/></text:span></text:p>
          </draw:text-box>
        </draw:frame>
        <draw:frame draw:style-name="gr40" draw:layer="layout" svg:width="18.415cm" svg:height="24.316cm" svg:x="34.481cm" svg:y="32.958cm">
          <draw:text-box>
            <text:p><text:span text:style-name="T194">Day3 </text:span></text:p>
            <text:p><text:span text:style-name="T194">8. Storage class specifier</text:span></text:p>
            <text:list text:style-name="L1">
              <text:list-item>
                <text:p><text:span text:style-name="T201"><text:s/></text:span><text:span text:style-name="T201">Automatic</text:span></text:p>
              </text:list-item>
              <text:list-item>
                <text:p><text:span text:style-name="T201"><text:s/></text:span><text:span text:style-name="T201">Const</text:span></text:p>
              </text:list-item>
              <text:list-item>
                <text:p><text:span text:style-name="T201"><text:s/></text:span><text:span text:style-name="T201">Global</text:span></text:p>
              </text:list-item>
              <text:list-item>
                <text:p><text:span text:style-name="T201"><text:s/></text:span><text:span text:style-name="T201">Extern</text:span></text:p>
              </text:list-item>
              <text:list-item>
                <text:p><text:span text:style-name="T201"><text:s/></text:span><text:span text:style-name="T201">Register</text:span></text:p>
              </text:list-item>
              <text:list-item>
                <text:p><text:span text:style-name="T201"><text:s/></text:span><text:span text:style-name="T201">Static</text:span></text:p>
              </text:list-item>
              <text:list-item>
                <text:p><text:span text:style-name="T202"><text:s/></text:span><text:span text:style-name="T202">Volatile</text:span></text:p>
              </text:list-item>
            </text:list>
            <text:p><text:span text:style-name="T203">The auto storage class is the default storage class for all local variables. </text:span></text:p>
            <text:p><text:span text:style-name="T203">{ </text:span></text:p>
            <text:p><text:span text:style-name="T203">int mount; </text:span></text:p>
            <text:p><text:span text:style-name="T203">auto int month; </text:span></text:p>
            <text:p><text:span text:style-name="T203">} </text:span></text:p>
            <text:p><text:span text:style-name="T203">The example above defines two variables with the same storage class, auto can only be used</text:span></text:p>
            <text:p><text:span text:style-name="T203"><text:s/></text:span><text:span text:style-name="T203">within functions, i.e., local variables. </text:span></text:p>
            <text:p><text:span text:style-name="T203"/></text:p>
            <text:p><text:span text:style-name="T203"/></text:p>
            <text:p><text:span text:style-name="T203">Variable defined in global scope of the file.</text:span></text:p>
            <text:p><text:span text:style-name="T203">Global variables are visible across the program.</text:span></text:p>
            <text:p><text:span text:style-name="T203">File using the global variable need to declare it as extern in order to that file compiled.</text:span></text:p>
            <text:p><text:span text:style-name="T203"/></text:p>
          </draw:text-box>
        </draw:frame>
        <draw:line draw:style-name="gr22" draw:text-style-name="P11" draw:layer="layout" svg:x1="1cm" svg:y1="25.888cm" svg:x2="20.59cm" svg:y2="25.888cm">
          <text:p/>
        </draw:line>
      </draw:page>
      <draw:page draw:name="page142" draw:style-name="dp1" draw:master-page-name="Default">
        <office:forms form:automatic-focus="false" form:apply-design-mode="false"/>
        <draw:frame draw:style-name="gr38" draw:text-style-name="P19" draw:layer="layout" svg:width="18.32cm" svg:height="22.992cm" svg:x="1.635cm" svg:y="2.403cm">
          <draw:text-box>
            <text:p><text:span text:style-name="T193"/></text:p>
            <text:p><text:span text:style-name="T194"/></text:p>
            <text:list text:style-name="L1">
              <text:list-header>
                <text:p><text:span text:style-name="T193"/></text:p>
              </text:list-header>
            </text:list>
            <text:p><text:span text:style-name="T193"/></text:p>
            <text:p><text:span text:style-name="T195"><text:s text:c="115"/></text:span></text:p>
          </draw:text-box>
        </draw:frame>
        <draw:frame draw:style-name="gr41" draw:text-style-name="P19" draw:layer="layout" svg:width="18.415cm" svg:height="23.681cm" svg:x="1.381cm" svg:y="1.914cm">
          <draw:text-box>
            <text:p><text:span text:style-name="T264">// sort indices in the order determined by the name field</text:span><text:span text:style-name="T262"> </text:span><text:span text:style-name="T264">of the records:</text:span></text:p>
            <text:p><text:span text:style-name="T264">std::sort(indices.begin(), indices.end(), Cmp_names(v));</text:span></text:p>
            <text:p><text:span text:style-name="T264">// ...</text:span></text:p>
            <text:p><text:span text:style-name="T264">}</text:span></text:p>
            <text:p/>
            <text:p><text:span text:style-name="T271"/></text:p>
            <text:p><text:span text:style-name="T275">16 Modern C++ Quick Tour</text:span></text:p>
            <text:list text:style-name="L1">
              <text:list-item>
                <text:p><text:span text:style-name="T283"><text:s/></text:span><text:span text:style-name="T284">C++11 Intro</text:span></text:p>
              </text:list-item>
              <text:list-item>
                <text:p><text:span text:style-name="T283"><text:s/></text:span><text:span text:style-name="T284">Explicit Virtual Overrides</text:span></text:p>
              </text:list-item>
              <text:list-item>
                <text:p><text:span text:style-name="T283"><text:s/></text:span><text:span text:style-name="T284">Uniform Initialization</text:span></text:p>
              </text:list-item>
              <text:list-item>
                <text:p><text:span text:style-name="T283"><text:s/></text:span><text:span text:style-name="T284">Constructors</text:span></text:p>
              </text:list-item>
              <text:list-item>
                <text:p><text:span text:style-name="T283"><text:s/></text:span><text:span text:style-name="T284">Type Interface</text:span></text:p>
              </text:list-item>
              <text:list-item>
                <text:p><text:span text:style-name="T283"><text:s/></text:span><text:span text:style-name="T284">Range based for loop</text:span></text:p>
              </text:list-item>
              <text:list-item>
                <text:p><text:span text:style-name="T283"><text:s/></text:span><text:span text:style-name="T284">Lambdas</text:span></text:p>
              </text:list-item>
              <text:list-item>
                <text:p><text:span text:style-name="T255"><text:s/></text:span><text:span text:style-name="T282">Functional programming</text:span></text:p>
              </text:list-item>
            </text:list>
            <text:p><text:span text:style-name="T253"/></text:p>
            <text:p><text:span text:style-name="T304"><text:s/></text:span></text:p>
          </draw:text-box>
        </draw:frame>
        <draw:frame draw:style-name="gr40" draw:layer="layout" svg:width="18.415cm" svg:height="24.316cm" svg:x="34.481cm" svg:y="32.958cm">
          <draw:text-box>
            <text:p><text:span text:style-name="T194">Day3 </text:span></text:p>
            <text:p><text:span text:style-name="T194">8. Storage class specifier</text:span></text:p>
            <text:list text:style-name="L1">
              <text:list-item>
                <text:p><text:span text:style-name="T201"><text:s/></text:span><text:span text:style-name="T201">Automatic</text:span></text:p>
              </text:list-item>
              <text:list-item>
                <text:p><text:span text:style-name="T201"><text:s/></text:span><text:span text:style-name="T201">Const</text:span></text:p>
              </text:list-item>
              <text:list-item>
                <text:p><text:span text:style-name="T201"><text:s/></text:span><text:span text:style-name="T201">Global</text:span></text:p>
              </text:list-item>
              <text:list-item>
                <text:p><text:span text:style-name="T201"><text:s/></text:span><text:span text:style-name="T201">Extern</text:span></text:p>
              </text:list-item>
              <text:list-item>
                <text:p><text:span text:style-name="T201"><text:s/></text:span><text:span text:style-name="T201">Register</text:span></text:p>
              </text:list-item>
              <text:list-item>
                <text:p><text:span text:style-name="T201"><text:s/></text:span><text:span text:style-name="T201">Static</text:span></text:p>
              </text:list-item>
              <text:list-item>
                <text:p><text:span text:style-name="T202"><text:s/></text:span><text:span text:style-name="T202">Volatile</text:span></text:p>
              </text:list-item>
            </text:list>
            <text:p><text:span text:style-name="T203">The auto storage class is the default storage class for all local variables. </text:span></text:p>
            <text:p><text:span text:style-name="T203">{ </text:span></text:p>
            <text:p><text:span text:style-name="T203">int mount; </text:span></text:p>
            <text:p><text:span text:style-name="T203">auto int month; </text:span></text:p>
            <text:p><text:span text:style-name="T203">} </text:span></text:p>
            <text:p><text:span text:style-name="T203">The example above defines two variables with the same storage class, auto can only be used</text:span></text:p>
            <text:p><text:span text:style-name="T203"><text:s/></text:span><text:span text:style-name="T203">within functions, i.e., local variables. </text:span></text:p>
            <text:p><text:span text:style-name="T203"/></text:p>
            <text:p><text:span text:style-name="T203"/></text:p>
            <text:p><text:span text:style-name="T203">Variable defined in global scope of the file.</text:span></text:p>
            <text:p><text:span text:style-name="T203">Global variables are visible across the program.</text:span></text:p>
            <text:p><text:span text:style-name="T203">File using the global variable need to declare it as extern in order to that file compiled.</text:span></text:p>
            <text:p><text:span text:style-name="T203"/></text:p>
          </draw:text-box>
        </draw:frame>
        <draw:line draw:style-name="gr22" draw:text-style-name="P11" draw:layer="layout" svg:x1="1cm" svg:y1="25.888cm" svg:x2="20.59cm" svg:y2="25.888cm">
          <text:p/>
        </draw:line>
      </draw:page>
      <draw:page draw:name="page143" draw:style-name="dp1" draw:master-page-name="Default">
        <office:forms form:automatic-focus="false" form:apply-design-mode="false"/>
        <draw:frame draw:style-name="gr38" draw:text-style-name="P19" draw:layer="layout" svg:width="18.32cm" svg:height="22.992cm" svg:x="1.635cm" svg:y="2.403cm">
          <draw:text-box>
            <text:p><text:span text:style-name="T193"/></text:p>
            <text:p><text:span text:style-name="T194"/></text:p>
            <text:list text:style-name="L1">
              <text:list-header>
                <text:p><text:span text:style-name="T193"/></text:p>
              </text:list-header>
            </text:list>
            <text:p><text:span text:style-name="T193"/></text:p>
            <text:p><text:span text:style-name="T195"><text:s text:c="115"/></text:span></text:p>
          </draw:text-box>
        </draw:frame>
        <draw:frame draw:style-name="gr41" draw:text-style-name="P20" draw:layer="layout" svg:width="18.415cm" svg:height="23.681cm" svg:x="1.381cm" svg:y="1.914cm">
          <draw:text-box>
            <text:p><text:span text:style-name="T275">Day 5 Afternoon</text:span></text:p>
            <text:p><text:span text:style-name="T34">17. Pointer to class member Lecture</text:span></text:p>
            <text:list text:style-name="L1">
              <text:list-item>
                <text:p><text:span text:style-name="T19"><text:s/></text:span><text:span text:style-name="T20">Declaring pointer to class member</text:span></text:p>
              </text:list-item>
              <text:list-item>
                <text:p><text:span text:style-name="T107"><text:s/></text:span><text:span text:style-name="T108">Using pointer to class member</text:span></text:p>
              </text:list-item>
              <text:list-item>
                <text:p><text:span text:style-name="T107"><text:s/></text:span><text:span text:style-name="T108">Command design pattern</text:span></text:p>
                <text:p><text:span text:style-name="T22"/></text:p>
              </text:list-item>
            </text:list>
            <text:p><text:span text:style-name="T20">Pointer to class member (method or attributes) are important in the</text:span></text:p>
            <text:p><text:span text:style-name="T20">sense it can be used as generic type at many places including function</text:span></text:p>
            <text:p><text:span text:style-name="T20">argument types.</text:span></text:p>
            <text:p><text:span text:style-name="T20"/></text:p>
            <text:p><text:span text:style-name="T20">Pointer to member is applicable only to non-static members.</text:span></text:p>
            <text:p><text:span text:style-name="T22"/></text:p>
            <text:p><text:span text:style-name="T20">Attribute has grammar like</text:span></text:p>
            <text:p><text:span text:style-name="T115">&lt;attribute type&gt; &lt;classname&gt;::*</text:span></text:p>
            <text:p><text:span text:style-name="T118"/></text:p>
            <text:p><text:span text:style-name="T20">Methods has grammar like</text:span></text:p>
            <text:p><text:span text:style-name="T115">&lt;return type&gt; (&lt;classname&gt;::*)(argments)</text:span></text:p>
            <text:p><text:span text:style-name="T305"/></text:p>
            <text:p><text:span text:style-name="T115">class filebuffer{</text:span></text:p>
            <text:p><text:span text:style-name="T115">public:</text:span></text:p>
            <text:p><text:span text:style-name="T115">typedef std::string::size_type index;</text:span></text:p>
            <text:p><text:span text:style-name="T115">char get() const;</text:span></text:p>
            <text:p><text:span text:style-name="T115">char get(index offset) const;</text:span></text:p>
            <text:p><text:span text:style-name="T115">private:</text:span></text:p>
            <text:p><text:span text:style-name="T115">std::string content;</text:span></text:p>
            <text:p><text:span text:style-name="T115">index offsetpos;</text:span></text:p>
            <text:p><text:span text:style-name="T115">index length;</text:span></text:p>
            <text:p><text:span text:style-name="T115">};</text:span></text:p>
            <text:p><text:span text:style-name="T115"/></text:p>
            <text:p><text:span text:style-name="T115">string filebuffer::*pfb_conent=&amp;filebuffer::content;</text:span></text:p>
            <text:p><text:span text:style-name="T115">filebuffer::index filebuffer::*pfb_offset=&amp;filebuffer::offsetpos;</text:span></text:p>
            <text:p><text:span text:style-name="T115">Char (filebuffer::*pfb_get)(filebuffer::index) const=&amp;filebuffer::get;</text:span></text:p>
            <text:p><text:span text:style-name="T115"/></text:p>
            <text:p><text:span text:style-name="T115"/></text:p>
            <text:p><text:span text:style-name="T20">Typedef</text:span></text:p>
            <text:p><text:span text:style-name="T115">typedef char (filebuf::*action)(filebuff::index) const;</text:span></text:p>
            <text:p><text:span text:style-name="T115">filebuf&amp; func(const filebuf&amp;,action=&amp;filebuf::get);</text:span></text:p>
            <text:p><text:span text:style-name="T115"/></text:p>
            <text:p><text:span text:style-name="T115">func(filebuf());</text:span></text:p>
            <text:p><text:span text:style-name="T115">func(filebuf(),&amp;filebuf::get);</text:span></text:p>
            <text:p><text:span text:style-name="T115">action get=&amp;filebuf::get;</text:span></text:p>
            <text:p><text:span text:style-name="T115">func(filebuf(),get);</text:span></text:p>
            <text:p><text:span text:style-name="T52"/></text:p>
            <text:p><text:span text:style-name="T52"/></text:p>
            <text:p><text:span text:style-name="T52"/></text:p>
          </draw:text-box>
        </draw:frame>
        <draw:frame draw:style-name="gr40" draw:layer="layout" svg:width="18.415cm" svg:height="24.316cm" svg:x="34.481cm" svg:y="32.958cm">
          <draw:text-box>
            <text:p><text:span text:style-name="T194">Day3 </text:span></text:p>
            <text:p><text:span text:style-name="T194">8. Storage class specifier</text:span></text:p>
            <text:list text:style-name="L1">
              <text:list-item>
                <text:p><text:span text:style-name="T201"><text:s/></text:span><text:span text:style-name="T201">Automatic</text:span></text:p>
              </text:list-item>
              <text:list-item>
                <text:p><text:span text:style-name="T201"><text:s/></text:span><text:span text:style-name="T201">Const</text:span></text:p>
              </text:list-item>
              <text:list-item>
                <text:p><text:span text:style-name="T201"><text:s/></text:span><text:span text:style-name="T201">Global</text:span></text:p>
              </text:list-item>
              <text:list-item>
                <text:p><text:span text:style-name="T201"><text:s/></text:span><text:span text:style-name="T201">Extern</text:span></text:p>
              </text:list-item>
              <text:list-item>
                <text:p><text:span text:style-name="T201"><text:s/></text:span><text:span text:style-name="T201">Register</text:span></text:p>
              </text:list-item>
              <text:list-item>
                <text:p><text:span text:style-name="T201"><text:s/></text:span><text:span text:style-name="T201">Static</text:span></text:p>
              </text:list-item>
              <text:list-item>
                <text:p><text:span text:style-name="T202"><text:s/></text:span><text:span text:style-name="T202">Volatile</text:span></text:p>
              </text:list-item>
            </text:list>
            <text:p><text:span text:style-name="T203">The auto storage class is the default storage class for all local variables. </text:span></text:p>
            <text:p><text:span text:style-name="T203">{ </text:span></text:p>
            <text:p><text:span text:style-name="T203">int mount; </text:span></text:p>
            <text:p><text:span text:style-name="T203">auto int month; </text:span></text:p>
            <text:p><text:span text:style-name="T203">} </text:span></text:p>
            <text:p><text:span text:style-name="T203">The example above defines two variables with the same storage class, auto can only be used</text:span></text:p>
            <text:p><text:span text:style-name="T203"><text:s/></text:span><text:span text:style-name="T203">within functions, i.e., local variables. </text:span></text:p>
            <text:p><text:span text:style-name="T203"/></text:p>
            <text:p><text:span text:style-name="T203"/></text:p>
            <text:p><text:span text:style-name="T203">Variable defined in global scope of the file.</text:span></text:p>
            <text:p><text:span text:style-name="T203">Global variables are visible across the program.</text:span></text:p>
            <text:p><text:span text:style-name="T203">File using the global variable need to declare it as extern in order to that file compiled.</text:span></text:p>
            <text:p><text:span text:style-name="T203"/></text:p>
          </draw:text-box>
        </draw:frame>
        <draw:line draw:style-name="gr22" draw:text-style-name="P11" draw:layer="layout" svg:x1="1cm" svg:y1="25.888cm" svg:x2="20.59cm" svg:y2="25.888cm">
          <text:p/>
        </draw:line>
      </draw:page>
      <draw:page draw:name="page144" draw:style-name="dp1" draw:master-page-name="Default">
        <office:forms form:automatic-focus="false" form:apply-design-mode="false"/>
        <draw:frame draw:style-name="gr38" draw:text-style-name="P19" draw:layer="layout" svg:width="18.32cm" svg:height="22.992cm" svg:x="1.635cm" svg:y="2.403cm">
          <draw:text-box>
            <text:p><text:span text:style-name="T193"/></text:p>
            <text:p><text:span text:style-name="T194"/></text:p>
            <text:list text:style-name="L1">
              <text:list-header>
                <text:p><text:span text:style-name="T193"/></text:p>
              </text:list-header>
            </text:list>
            <text:p><text:span text:style-name="T193"/></text:p>
            <text:p><text:span text:style-name="T195"><text:s text:c="115"/></text:span></text:p>
          </draw:text-box>
        </draw:frame>
        <draw:frame draw:style-name="gr41" draw:text-style-name="P20" draw:layer="layout" svg:width="18.415cm" svg:height="23.681cm" svg:x="1.381cm" svg:y="1.914cm">
          <draw:text-box>
            <text:p><text:span text:style-name="T275">Day 5 Afternoon</text:span></text:p>
            <text:p><text:span text:style-name="T34">17. Pointer to class member Lecture</text:span></text:p>
            <text:list text:style-name="L1">
              <text:list-item>
                <text:p><text:span text:style-name="T107"><text:s/></text:span><text:span text:style-name="T108">Declaring pointer to class member</text:span></text:p>
              </text:list-item>
              <text:list-item>
                <text:p><text:span text:style-name="T19"><text:s/></text:span><text:span text:style-name="T20">Using pointer to class member</text:span></text:p>
              </text:list-item>
              <text:list-item>
                <text:p><text:span text:style-name="T107"><text:s/></text:span><text:span text:style-name="T108">Command design pattern</text:span></text:p>
                <text:p><text:span text:style-name="T22"/></text:p>
              </text:list-item>
            </text:list>
            <text:p><text:span text:style-name="T20">The pointer-to-member dereference operator (.*) fetches the member</text:span></text:p>
            <text:p><text:span text:style-name="T20">from an object or reference.</text:span></text:p>
            <text:p><text:span text:style-name="T20"/></text:p>
            <text:p><text:span text:style-name="T20">The pointer-to-member arrow operator (-&gt;*) fetches the member</text:span></text:p>
            <text:p><text:span text:style-name="T20">through a pointer to an object.</text:span></text:p>
            <text:p><text:span text:style-name="T20"/></text:p>
            <text:p><text:span text:style-name="T20">Calling methods</text:span></text:p>
            <text:p><text:span text:style-name="T22"/></text:p>
            <text:p><text:span text:style-name="T115">char (filebuffer::*pfbget)() const = &amp;filebuffer::get;</text:span></text:p>
            <text:p><text:span text:style-name="T115">filebuffer filebuf;</text:span></text:p>
            <text:p><text:span text:style-name="T115">char c1=filebuf.get(); // normal call</text:span></text:p>
            <text:p><text:span text:style-name="T115">char c2=(filebur::.*pfbget)(); // through pointer class member</text:span></text:p>
            <text:p><text:span text:style-name="T115"/></text:p>
            <text:p><text:span text:style-name="T115">filebuffer *pfilebuf=&amp;filebuf;</text:span></text:p>
            <text:p><text:span text:style-name="T115">char c3=(filebuf::-&gt;*pfbget)();</text:span></text:p>
            <text:p><text:span text:style-name="T115"/></text:p>
            <text:p><text:span text:style-name="T20">Calling data member</text:span></text:p>
            <text:p><text:span text:style-name="T305"/></text:p>
            <text:p><text:span text:style-name="T115">filebuf::index filebuf::*pindex=&amp;filebuff::offsetpos;</text:span></text:p>
            <text:p><text:span text:style-name="T115">filebuf::index pos1=filebuf.offsetpos;</text:span></text:p>
            <text:p><text:span text:style-name="T115">filebuf::index pos2=filebuf.*pindex;</text:span></text:p>
            <text:p><text:span text:style-name="T115">filebuf::index pos3=pfilebuf-&gt;*pindex;</text:span></text:p>
            <text:p><text:span text:style-name="T115"/></text:p>
            <text:p><text:span text:style-name="T277"/></text:p>
            <text:p><text:span text:style-name="T275">Day 5 Afternoon</text:span></text:p>
            <text:p><text:span text:style-name="T34">17. Pointer to class member Lecture</text:span></text:p>
            <text:list text:continue-numbering="true" text:style-name="L1">
              <text:list-item>
                <text:p><text:span text:style-name="T107"><text:s/></text:span><text:span text:style-name="T108">Declaring pointer to class member</text:span></text:p>
              </text:list-item>
              <text:list-item>
                <text:p><text:span text:style-name="T107"><text:s/></text:span><text:span text:style-name="T108">Using pointer to class member</text:span></text:p>
              </text:list-item>
              <text:list-item>
                <text:p><text:span text:style-name="T19"><text:s/></text:span><text:span text:style-name="T20">Command design pattern</text:span></text:p>
              </text:list-item>
            </text:list>
            <text:p><text:span text:style-name="T118"/></text:p>
            <text:p><text:span text:style-name="T118"/></text:p>
            <text:p><text:span text:style-name="T115">$cat main.cpp</text:span></text:p>
            <text:p><text:span text:style-name="T115">#include &lt;iostream&gt;</text:span></text:p>
            <text:p><text:span text:style-name="T115">struct robot{</text:span></text:p>
            <text:p><text:span text:style-name="T115">void left(int dp){std::cout&lt;&lt;"robot::moved left, distance "&lt;&lt;dp&lt;&lt;std::endl;}</text:span></text:p>
            <text:p><text:span text:style-name="T115">void right(int dp){std::cout&lt;&lt;"robot::moved right, distance "&lt;&lt;dp&lt;&lt;std::endl;}</text:span></text:p>
            <text:p><text:span text:style-name="T115">void front(int dp){std::cout&lt;&lt;"robot::move front distance "&lt;&lt;dp&lt;&lt;std::endl;}</text:span></text:p>
            <text:p><text:span text:style-name="T115">void back(int dp){std::cout&lt;&lt;"robot::moved back distance "&lt;&lt;dp&lt;&lt;std::endl;}</text:span></text:p>
            <text:p><text:span text:style-name="T115">};</text:span></text:p>
            <text:p><text:span text:style-name="T115"/></text:p>
            <text:p><text:span text:style-name="T115"/></text:p>
          </draw:text-box>
        </draw:frame>
        <draw:frame draw:style-name="gr40" draw:layer="layout" svg:width="18.415cm" svg:height="24.316cm" svg:x="34.481cm" svg:y="32.958cm">
          <draw:text-box>
            <text:p><text:span text:style-name="T194">Day3 </text:span></text:p>
            <text:p><text:span text:style-name="T194">8. Storage class specifier</text:span></text:p>
            <text:list text:style-name="L1">
              <text:list-item>
                <text:p><text:span text:style-name="T201"><text:s/></text:span><text:span text:style-name="T201">Automatic</text:span></text:p>
              </text:list-item>
              <text:list-item>
                <text:p><text:span text:style-name="T201"><text:s/></text:span><text:span text:style-name="T201">Const</text:span></text:p>
              </text:list-item>
              <text:list-item>
                <text:p><text:span text:style-name="T201"><text:s/></text:span><text:span text:style-name="T201">Global</text:span></text:p>
              </text:list-item>
              <text:list-item>
                <text:p><text:span text:style-name="T201"><text:s/></text:span><text:span text:style-name="T201">Extern</text:span></text:p>
              </text:list-item>
              <text:list-item>
                <text:p><text:span text:style-name="T201"><text:s/></text:span><text:span text:style-name="T201">Register</text:span></text:p>
              </text:list-item>
              <text:list-item>
                <text:p><text:span text:style-name="T201"><text:s/></text:span><text:span text:style-name="T201">Static</text:span></text:p>
              </text:list-item>
              <text:list-item>
                <text:p><text:span text:style-name="T202"><text:s/></text:span><text:span text:style-name="T202">Volatile</text:span></text:p>
              </text:list-item>
            </text:list>
            <text:p><text:span text:style-name="T203">The auto storage class is the default storage class for all local variables. </text:span></text:p>
            <text:p><text:span text:style-name="T203">{ </text:span></text:p>
            <text:p><text:span text:style-name="T203">int mount; </text:span></text:p>
            <text:p><text:span text:style-name="T203">auto int month; </text:span></text:p>
            <text:p><text:span text:style-name="T203">} </text:span></text:p>
            <text:p><text:span text:style-name="T203">The example above defines two variables with the same storage class, auto can only be used</text:span></text:p>
            <text:p><text:span text:style-name="T203"><text:s/></text:span><text:span text:style-name="T203">within functions, i.e., local variables. </text:span></text:p>
            <text:p><text:span text:style-name="T203"/></text:p>
            <text:p><text:span text:style-name="T203"/></text:p>
            <text:p><text:span text:style-name="T203">Variable defined in global scope of the file.</text:span></text:p>
            <text:p><text:span text:style-name="T203">Global variables are visible across the program.</text:span></text:p>
            <text:p><text:span text:style-name="T203">File using the global variable need to declare it as extern in order to that file compiled.</text:span></text:p>
            <text:p><text:span text:style-name="T203"/></text:p>
          </draw:text-box>
        </draw:frame>
        <draw:line draw:style-name="gr22" draw:text-style-name="P11" draw:layer="layout" svg:x1="1cm" svg:y1="25.888cm" svg:x2="20.59cm" svg:y2="25.888cm">
          <text:p/>
        </draw:line>
      </draw:page>
      <draw:page draw:name="page145" draw:style-name="dp1" draw:master-page-name="Default">
        <office:forms form:automatic-focus="false" form:apply-design-mode="false"/>
        <draw:frame draw:style-name="gr43" draw:layer="layout" svg:width="18.465cm" svg:height="24.807cm" svg:x="1.381cm" svg:y="1.914cm">
          <draw:text-box>
            <text:p><text:span text:style-name="T115">struct command{</text:span></text:p>
            <text:p><text:span text:style-name="T115">typedef void (robot::*actiontype)(int);</text:span></text:p>
            <text:p><text:span text:style-name="T115">command(robot *rp,actiontype actp,int dp);</text:span></text:p>
            <text:p><text:span text:style-name="T115">void move();</text:span></text:p>
            <text:p><text:span text:style-name="T115">robot *rbt;</text:span></text:p>
            <text:p><text:span text:style-name="T115">int dist;</text:span></text:p>
            <text:p><text:span text:style-name="T115">actiontype act;</text:span></text:p>
            <text:p><text:span text:style-name="T115">};</text:span></text:p>
            <text:p><text:span text:style-name="T115">command::command(robot *rp,actiontype actp,int dp){</text:span></text:p>
            <text:p><text:span text:style-name="T115">rbt=rp;</text:span></text:p>
            <text:p><text:span text:style-name="T115">act=actp;</text:span></text:p>
            <text:p><text:span text:style-name="T115">dist=dp;</text:span></text:p>
            <text:p><text:span text:style-name="T115">}</text:span></text:p>
            <text:p><text:span text:style-name="T115"/></text:p>
            <text:p><text:span text:style-name="T115">void command::move(){</text:span></text:p>
            <text:p><text:span text:style-name="T115">(rbt-&gt;*act)(dist);</text:span></text:p>
            <text:p><text:span text:style-name="T115">}</text:span></text:p>
            <text:p><text:span text:style-name="T115">int main(int argc, char *argv[]){</text:span></text:p>
            <text:p><text:span text:style-name="T115">robot *rbt=new robot;</text:span></text:p>
            <text:p><text:span text:style-name="T115">int i=0;</text:span></text:p>
            <text:p><text:span text:style-name="T115">command cmd[2]={command(rbt,&amp;robot::left,4),command(rbt,&amp;robot::right,6)};</text:span></text:p>
            <text:p><text:span text:style-name="T115">for(i=0;i&lt;2;i++)</text:span></text:p>
            <text:p><text:span text:style-name="T115">cmd[i].move();</text:span></text:p>
            <text:p><text:span text:style-name="T115">return 0;</text:span></text:p>
            <text:p><text:span text:style-name="T115">}</text:span></text:p>
            <text:p><text:span text:style-name="T115"/></text:p>
            <text:p><text:span text:style-name="T115">$ g++ -o command main.cpp</text:span></text:p>
            <text:p><text:span text:style-name="T115">$ ./command </text:span></text:p>
            <text:p><text:span text:style-name="T115">robot::moved left, distance 4</text:span></text:p>
            <text:p><text:span text:style-name="T115">robot::moved right, distance 6</text:span></text:p>
            <text:p><text:span text:style-name="T115"/></text:p>
            <text:p><text:span text:style-name="T8"/></text:p>
            <text:p><text:span text:style-name="T8"/></text:p>
            <text:p><text:span text:style-name="T16">18. Nested class and volatile operator</text:span></text:p>
            <text:list text:style-name="L1">
              <text:list-item>
                <text:p><text:span text:style-name="T21"><text:s/></text:span><text:span text:style-name="T22">Defining nested class members</text:span></text:p>
              </text:list-item>
              <text:list-item>
                <text:p><text:span text:style-name="T107"><text:s/></text:span><text:span text:style-name="T108">Defining nested class outside the enclosing class</text:span></text:p>
              </text:list-item>
              <text:list-item>
                <text:p><text:span text:style-name="T107"><text:s/></text:span><text:span text:style-name="T108">Volatile qualifier</text:span></text:p>
              </text:list-item>
            </text:list>
            <text:p><text:span text:style-name="T211"/></text:p>
            <text:p><text:span text:style-name="T19"/></text:p>
            <text:p><text:span text:style-name="T19">Nested Classes</text:span></text:p>
            <text:p><text:span text:style-name="T19">A class defined within another class is a nested class/type.</text:span></text:p>
            <text:p><text:span text:style-name="T19">A nested class is visible only in enclosing class scope and not in scope</text:span></text:p>
            <text:p><text:span text:style-name="T19">where enclosing close is defined.</text:span></text:p>
            <text:p><text:span text:style-name="T19"/></text:p>
            <text:p><text:span text:style-name="T19">Enclosing class and nested class need to access each others member as</text:span></text:p>
            <text:p><text:span text:style-name="T19">independent classes. So nested class just scopes a class other wise there is</text:span></text:p>
            <text:p><text:span text:style-name="T19">other different when it is two different classes.</text:span></text:p>
            <text:p><text:span text:style-name="T19"/></text:p>
            <text:p><text:span text:style-name="T19"/></text:p>
          </draw:text-box>
        </draw:frame>
        <draw:line draw:style-name="gr22" draw:text-style-name="P11" draw:layer="layout" svg:x1="1cm" svg:y1="25.888cm" svg:x2="20.59cm" svg:y2="25.888cm">
          <text:p/>
        </draw:line>
      </draw:page>
      <draw:page draw:name="page146" draw:style-name="dp1" draw:master-page-name="Default">
        <office:forms form:automatic-focus="false" form:apply-design-mode="false"/>
        <draw:frame draw:style-name="gr43" draw:layer="layout" svg:width="18.465cm" svg:height="24.807cm" svg:x="1.381cm" svg:y="1.914cm">
          <draw:text-box>
            <text:p><text:span text:style-name="T115">template&lt;class type&gt;class queue{</text:span></text:p>
            <text:p><text:span text:style-name="T52">private:</text:span></text:p>
            <text:p><text:span text:style-name="T52">struct queueitem{</text:span></text:p>
            <text:p><text:span text:style-name="T52">queueitem(const type &amp;);</text:span></text:p>
            <text:p><text:span text:style-name="T52">type item;</text:span></text:p>
            <text:p><text:span text:style-name="T52">aueueitem *next;</text:span></text:p>
            <text:p><text:span text:style-name="T52">};</text:span></text:p>
            <text:p><text:span text:style-name="T52">aueueitem *head;</text:span></text:p>
            <text:p><text:span text:style-name="T52">aueueitem *tail;</text:span></text:p>
            <text:p><text:span text:style-name="T52">};</text:span></text:p>
            <text:p><text:span text:style-name="T52"/></text:p>
            <text:p><text:span text:style-name="T52">template&lt;class type&gt;</text:span></text:p>
            <text:p><text:span text:style-name="T52">queue&lt;type&gt;::queueitem::queueitem(const type &amp;t):</text:span></text:p>
            <text:p><text:span text:style-name="T52"><text:s text:c="32"/></text:span><text:span text:style-name="T52">item(t),next(0){}</text:span></text:p>
            <text:p><text:span text:style-name="T8"/></text:p>
            <text:p><text:span text:style-name="T34">18. Nested class and volatile operator</text:span></text:p>
            <text:list text:style-name="L1">
              <text:list-item>
                <text:p><text:span text:style-name="T107"><text:s/></text:span><text:span text:style-name="T108">Defining nested class members</text:span></text:p>
              </text:list-item>
              <text:list-item>
                <text:p><text:span text:style-name="T19"><text:s/></text:span><text:span text:style-name="T20">Defining nested class outside the enclosing class</text:span></text:p>
              </text:list-item>
              <text:list-item>
                <text:p><text:span text:style-name="T107"><text:s/></text:span><text:span text:style-name="T108">Volatile qualifier</text:span></text:p>
              </text:list-item>
            </text:list>
            <text:p><text:span text:style-name="T23"/></text:p>
            <text:p><text:span text:style-name="T23">In case user of enclosing class need see the implementation of the nested class.</text:span></text:p>
            <text:p><text:span text:style-name="T23">Forward declare the nested class.</text:span></text:p>
            <text:p><text:span text:style-name="T23"/></text:p>
            <text:p><text:span text:style-name="T115">template &lt;class type&gt; class queue{</text:span></text:p>
            <text:p><text:span text:style-name="T66">private:</text:span></text:p>
            <text:p><text:span text:style-name="T66">struct queueitem;</text:span></text:p>
            <text:p><text:span text:style-name="T66">queueitem *head;</text:span></text:p>
            <text:p><text:span text:style-name="T66">queueitem *tail;</text:span></text:p>
            <text:p><text:span text:style-name="T66">};</text:span></text:p>
            <text:p><text:span text:style-name="T66"/></text:p>
            <text:p><text:span text:style-name="T66">template &lt;class type&gt;</text:span></text:p>
            <text:p><text:span text:style-name="T66">struct queue&lt;type&gt;::queueitem{</text:span></text:p>
            <text:p><text:span text:style-name="T66">queueitem(const type &amp;t):item(t)&lt;next(0){}</text:span></text:p>
            <text:p><text:span text:style-name="T66">type item;</text:span></text:p>
            <text:p><text:span text:style-name="T66">queueitem *next;</text:span></text:p>
            <text:p><text:span text:style-name="T66">};</text:span></text:p>
            <text:p><text:span text:style-name="T66"/></text:p>
          </draw:text-box>
        </draw:frame>
        <draw:line draw:style-name="gr22" draw:text-style-name="P11" draw:layer="layout" svg:x1="1cm" svg:y1="25.888cm" svg:x2="20.59cm" svg:y2="25.888cm">
          <text:p/>
        </draw:line>
      </draw:page>
      <draw:page draw:name="page147" draw:style-name="dp1" draw:master-page-name="Default">
        <office:forms form:automatic-focus="false" form:apply-design-mode="false"/>
        <draw:frame draw:style-name="gr43" draw:text-style-name="P38" draw:layer="layout" svg:width="18.465cm" svg:height="24.807cm" svg:x="1.381cm" svg:y="1.914cm">
          <draw:text-box>
            <text:p><text:span text:style-name="T56">18. Nested class and volatile operator</text:span></text:p>
            <text:list text:style-name="L1">
              <text:list-item>
                <text:p><text:span text:style-name="T219"><text:s/></text:span><text:span text:style-name="T156">Defining nested class members</text:span></text:p>
              </text:list-item>
              <text:list-item>
                <text:p><text:span text:style-name="T219"><text:s/></text:span><text:span text:style-name="T156">Defining nested class outside the enclosing class</text:span></text:p>
              </text:list-item>
              <text:list-item>
                <text:p><text:span text:style-name="T42"><text:s/></text:span><text:span text:style-name="T118">Volatile qualifier</text:span></text:p>
              </text:list-item>
            </text:list>
            <text:p><text:span text:style-name="T57"/></text:p>
            <text:p><text:span text:style-name="T57"/></text:p>
            <text:p><text:span text:style-name="T23">Some variables value depends on hardware and can change externally. This</text:span></text:p>
            <text:p><text:span text:style-name="T23">makes value not to be optimized by the compiler. Volatile operator puts tag</text:span></text:p>
            <text:p><text:span text:style-name="T23">on variable so that compiler would not optimize the variable.</text:span></text:p>
            <text:p><text:span text:style-name="T23"/></text:p>
            <text:p><text:span text:style-name="T106">For example, for a machine with memory-mapped input/output, a pointer to a</text:span></text:p>
            <text:p><text:span text:style-name="T106">device register might be declared as a pointer to volatile, in order to prevent the</text:span></text:p>
            <text:p><text:span text:style-name="T106">compiler from removing apparently redundant references through the pointer.</text:span></text:p>
            <text:p><text:span text:style-name="T106">Except that it should diagnose explicit attempts to change const objects, a </text:span></text:p>
            <text:p><text:span text:style-name="T106">compiler may ignore these qualifiers.</text:span></text:p>
            <text:p><text:span text:style-name="T106"/></text:p>
            <text:p><text:span text:style-name="T205"/></text:p>
            <text:p><text:span text:style-name="T205">Port</text:span></text:p>
            <text:p><text:span text:style-name="T66">---------------------------------------------</text:span></text:p>
            <text:p><text:span text:style-name="T66">| control register | <text:s text:c="4"/>| <text:s/>data register <text:s text:c="2"/>|</text:span></text:p>
            <text:p><text:span text:style-name="T66">---------------------------------------------</text:span></text:p>
            <text:p><text:span text:style-name="T66"/></text:p>
            <text:p><text:span text:style-name="T306"/></text:p>
            <text:p><text:span text:style-name="T205">typedef short int control;</text:span></text:p>
            <text:p><text:span text:style-name="T205">typedef short int data;</text:span></text:p>
            <text:p><text:span text:style-name="T205">#define ENABLE 0x40</text:span></text:p>
            <text:p><text:span text:style-name="T205">#define READY 0x80</text:span></text:p>
            <text:p><text:span text:style-name="T205">typedef struct port port;</text:span></text:p>
            <text:p><text:span text:style-name="T205">struct port</text:span></text:p>
            <text:p><text:span text:style-name="T205">{</text:span></text:p>
            <text:p><text:span text:style-name="T205">control c;</text:span></text:p>
            <text:p><text:span text:style-name="T205">data d;</text:span></text:p>
            <text:p><text:span text:style-name="T205">};</text:span></text:p>
            <text:p><text:span text:style-name="T205">typedef struct ioport ioport;</text:span></text:p>
            <text:p><text:span text:style-name="T205">struct ioport</text:span></text:p>
            <text:p><text:span text:style-name="T205">{</text:span></text:p>
            <text:p><text:span text:style-name="T205">port in, out;</text:span></text:p>
            <text:p><text:span text:style-name="T205">};</text:span></text:p>
            <text:p><text:span text:style-name="T205"/></text:p>
            <text:p><text:span text:style-name="T205"/></text:p>
            <text:p><text:span text:style-name="T106">//Using the declarations above, assign one memory mapped address to it</text:span></text:p>
            <text:p><text:span text:style-name="T205">ioport *const pio = (ioport *)0xFF70;</text:span></text:p>
            <text:p><text:span text:style-name="T205"/></text:p>
            <text:p><text:span text:style-name="T106">// check if control register ready bit is ready for data to be written</text:span></text:p>
            <text:p><text:span text:style-name="T205">while (pio-&gt;out.c &amp; READY == 0)</text:span></text:p>
            <text:p><text:span text:style-name="T205">;</text:span></text:p>
            <text:p><text:span text:style-name="T205"/></text:p>
            <text:p><text:span text:style-name="T307">//write carriage return</text:span></text:p>
            <text:p><text:span text:style-name="T205">pio-&gt;out.d = ‘\r’;</text:span></text:p>
            <text:p><text:span text:style-name="T205">while (pio-&gt;out.c &amp; READY == 0)</text:span></text:p>
            <text:p><text:span text:style-name="T205">;</text:span></text:p>
            <text:p><text:span text:style-name="T205">pio-&gt;out.d = ‘\n’;</text:span></text:p>
            <text:p><text:span text:style-name="T205"/></text:p>
            <text:p><text:span text:style-name="T308"/></text:p>
          </draw:text-box>
        </draw:frame>
        <draw:line draw:style-name="gr22" draw:text-style-name="P11" draw:layer="layout" svg:x1="1cm" svg:y1="25.888cm" svg:x2="20.59cm" svg:y2="25.888cm">
          <text:p/>
        </draw:line>
      </draw:page>
      <draw:page draw:name="page148" draw:style-name="dp1" draw:master-page-name="Default">
        <office:forms form:automatic-focus="false" form:apply-design-mode="false"/>
        <draw:frame draw:style-name="gr43" draw:text-style-name="P38" draw:layer="layout" svg:width="18.465cm" svg:height="24.807cm" svg:x="1.381cm" svg:y="1.914cm">
          <draw:text-box>
            <text:p><text:span text:style-name="T309">//.Compiler start doing the optimization in following ways.</text:span></text:p>
            <text:p><text:span text:style-name="T309">//Optimization</text:span></text:p>
            <text:p><text:span text:style-name="T205"/></text:p>
            <text:p><text:span text:style-name="T205">if (pio-&gt;out.c &amp; READY == 0)</text:span></text:p>
            <text:p><text:span text:style-name="T205">for (;;)</text:span></text:p>
            <text:p><text:span text:style-name="T205">;</text:span></text:p>
            <text:p><text:span text:style-name="T205">pio-&gt;out.d = ‘\r’;</text:span></text:p>
            <text:p><text:span text:style-name="T205">if (pio-&gt;out.c &amp; READY == 0)</text:span></text:p>
            <text:p><text:span text:style-name="T205">for (;;)</text:span></text:p>
            <text:p><text:span text:style-name="T205">;</text:span></text:p>
            <text:p><text:span text:style-name="T205">pio-&gt;out.d = ‘\n’;</text:span></text:p>
            <text:p><text:span text:style-name="T205">Optimization</text:span></text:p>
            <text:p><text:span text:style-name="T205">if (pio-&gt;out.c &amp; READY == 0)</text:span></text:p>
            <text:p><text:span text:style-name="T205">for (;;)</text:span></text:p>
            <text:p><text:span text:style-name="T205">;</text:span></text:p>
            <text:p><text:span text:style-name="T205">pio-&gt;out.d = ‘\r’;</text:span></text:p>
            <text:p><text:span text:style-name="T205">pio-&gt;out.d = ‘\n’;</text:span></text:p>
            <text:p><text:span text:style-name="T106"/></text:p>
            <text:p><text:span text:style-name="T309">//Further Optimization where '\r' is removed as redundant</text:span></text:p>
            <text:p><text:span text:style-name="T205">if (pio-&gt;out.c &amp; READY == 0)</text:span></text:p>
            <text:p><text:span text:style-name="T205">for (;;)</text:span></text:p>
            <text:p><text:span text:style-name="T205">;</text:span></text:p>
            <text:p><text:span text:style-name="T205">pio-&gt;out.d = ‘\n’;</text:span></text:p>
            <text:p><text:span text:style-name="T205"/></text:p>
            <text:p><text:span text:style-name="T205"/></text:p>
            <text:p><text:span text:style-name="T205">Solution</text:span></text:p>
            <text:p><text:span text:style-name="T205">ioport volatile *const pio</text:span></text:p>
            <text:p><text:span text:style-name="T205">= (ioport *)0xFFA0;</text:span></text:p>
            <text:p><text:span text:style-name="T205"/></text:p>
            <text:p><text:span text:style-name="T106">In C+= volatile operator is similar to const where const and non-const</text:span></text:p>
            <text:p><text:span text:style-name="T106">variable can be assigned to a const variable. Volatile &lt;--- const &lt;--- normal</text:span></text:p>
            <text:p><text:span text:style-name="T106">, a non volatile variable can not be assigned to volatile</text:span></text:p>
            <text:p><text:span text:style-name="T106"/></text:p>
            <text:p><text:span text:style-name="T205">volatile int v;</text:span></text:p>
            <text:p><text:span text:style-name="T205">int *ip=&amp;v; // error</text:span></text:p>
            <text:p><text:span text:style-name="T205">volatile int *ip=&amp;v; //ok</text:span></text:p>
            <text:p><text:span text:style-name="T205"/></text:p>
            <text:p><text:span text:style-name="T106">Only volatile member functions may be called on volatile objects.</text:span></text:p>
            <text:p><text:span text:style-name="T106"/></text:p>
            <text:p><text:span text:style-name="T106">Synthesized copy constructor and assignment operator does not include</text:span></text:p>
            <text:p><text:span text:style-name="T106">volatile in the argument type. This makes volatile object not be copied. In</text:span></text:p>
            <text:p><text:span text:style-name="T106">case of volatile objects copy constructor and synthesized operator need to</text:span></text:p>
            <text:p><text:span text:style-name="T106">be declared explicitly.</text:span></text:p>
            <text:p><text:span text:style-name="T106"/></text:p>
            <text:p><text:span text:style-name="T205">Class A{</text:span></text:p>
            <text:p><text:span text:style-name="T205">Public:</text:span></text:p>
            <text:p><text:span text:style-name="T205">A(const volatile A&amp;); // similar to const, copy from volatile object</text:span></text:p>
            <text:p><text:span text:style-name="T205">A&amp; operator=(volatile const A&amp;); // copy from volatile object</text:span></text:p>
            <text:p><text:span text:style-name="T205">A&amp; operator=(volatile const A&amp;) volatile; //copy from volatile to volatile object</text:span></text:p>
            <text:p><text:span text:style-name="T205">};</text:span></text:p>
            <text:p><text:span text:style-name="T205"/></text:p>
          </draw:text-box>
        </draw:frame>
        <draw:line draw:style-name="gr22" draw:text-style-name="P11" draw:layer="layout" svg:x1="1cm" svg:y1="25.888cm" svg:x2="20.59cm" svg:y2="25.88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marker draw:name="Dimension_20_Lines" draw:display-name="Dimension Lines" svg:viewBox="0 0 836 110" svg:d="m0 0h278 278 280v36 36 38h-278-278-280v-36-36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sc </meta:initial-creator>
    <meta:creation-date>2015-06-30T02:48:16</meta:creation-date>
    <dc:date>2015-07-04T13:23:42</dc:date>
    <dc:creator>sc </dc:creator>
    <meta:editing-duration>PT56H09M24S</meta:editing-duration>
    <meta:editing-cycles>223</meta:editing-cycles>
    <meta:generator>OpenOffice.org/3.1$Unix OpenOffice.org_project/310m19$Build-9420</meta:generator>
    <meta:document-statistic meta:object-count="478"/>
  </office:meta>
</office:document-meta>
</file>